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3.98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tes_mae_tstPaperPub_pol_ful_Seq512_32_tensor_sol_AmgX_V-cheby-aggres-L1-trun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vg_er</text:p>
          </table:table-cell>
          <table:table-cell/>
          <table:table-cell table:style-name="Default" office:value-type="string" calcext:value-type="string">
            <text:p>rateleap</text:p>
          </table:table-cell>
          <table:table-cell office:value-type="string" calcext:value-type="string">
            <text:p>mean Seq512_32 V-cheby-aggres-L1-trunc</text:p>
          </table:table-cell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608" calcext:value-type="float">
            <text:p>608</text:p>
          </table:table-cell>
          <table:table-cell office:value-type="float" office:value="640" calcext:value-type="float">
            <text:p>640</text:p>
          </table:table-cell>
          <table:table-cell office:value-type="float" office:value="672" calcext:value-type="float">
            <text:p>672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608" calcext:value-type="float">
            <text:p>608</text:p>
          </table:table-cell>
          <table:table-cell office:value-type="float" office:value="640" calcext:value-type="float">
            <text:p>640</text:p>
          </table:table-cell>
          <table:table-cell office:value-type="float" office:value="672" calcext:value-type="float">
            <text:p>672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1" calcext:value-type="float">
            <text:p>1E-09</text:p>
          </table:table-cell>
          <table:table-cell table:formula="of:=AVERAGE([.E2:.F2])" office:value-type="float" office:value="-0.0827330493254949" calcext:value-type="float">
            <text:p>-0,082733049325495</text:p>
          </table:table-cell>
          <table:table-cell table:style-name="Default" office:value-type="float" office:value="0.18085390134901" calcext:value-type="float">
            <text:p>0,18085390134901</text:p>
          </table:table-cell>
          <table:table-cell office:value-type="float" office:value="-0.34632" calcext:value-type="float">
            <text:p>-0,34632</text:p>
          </table:table-cell>
          <table:table-cell office:value-type="float" office:value="0" calcext:value-type="float">
            <text:p>0</text:p>
          </table:table-cell>
          <table:table-cell office:value-type="float" office:value="0.552493652298" calcext:value-type="float">
            <text:p>0,552493652298</text:p>
          </table:table-cell>
          <table:table-cell office:value-type="float" office:value="1.949261917135" calcext:value-type="float">
            <text:p>1,949261917135</text:p>
          </table:table-cell>
          <table:table-cell office:value-type="float" office:value="-0.734648528359" calcext:value-type="float">
            <text:p>-0,734648528359</text:p>
          </table:table-cell>
          <table:table-cell office:value-type="float" office:value="1.064373924353" calcext:value-type="float">
            <text:p>1,064373924353</text:p>
          </table:table-cell>
          <table:table-cell office:value-type="float" office:value="-1.160479545679" calcext:value-type="float">
            <text:p>-1,160479545679</text:p>
          </table:table-cell>
          <table:table-cell office:value-type="float" office:value="1.214002806949" calcext:value-type="float">
            <text:p>1,214002806949</text:p>
          </table:table-cell>
          <table:table-cell office:value-type="float" office:value="-2.114850813324" calcext:value-type="float">
            <text:p>-2,114850813324</text:p>
          </table:table-cell>
          <table:table-cell table:style-name="ce2" office:value-type="float" office:value="0.00000000128837236482615" calcext:value-type="float">
            <text:p>1,29E-09</text:p>
          </table:table-cell>
          <table:table-cell table:style-name="ce2" office:value-type="float" office:value="0.00000000124593340299754" calcext:value-type="float">
            <text:p>1,25E-09</text:p>
          </table:table-cell>
          <table:table-cell table:style-name="ce2" office:value-type="float" office:value="0.00000000111456952146111" calcext:value-type="float">
            <text:p>1,11E-09</text:p>
          </table:table-cell>
          <table:table-cell table:style-name="ce2" office:value-type="float" office:value="0.00000000115973166547873" calcext:value-type="float">
            <text:p>1,16E-09</text:p>
          </table:table-cell>
          <table:table-cell table:style-name="ce2" office:value-type="float" office:value="0.00000000109811317380247" calcext:value-type="float">
            <text:p>1,10E-09</text:p>
          </table:table-cell>
          <table:table-cell table:style-name="ce2" office:value-type="float" office:value="0.00000000116208220229336" calcext:value-type="float">
            <text:p>1,16E-09</text:p>
          </table:table-cell>
          <table:table-cell table:style-name="ce2" office:value-type="float" office:value="0.00000000109827192630867" calcext:value-type="float">
            <text:p>1,10E-09</text:p>
          </table:table-cell>
          <table:table-cell table:style-name="ce2" office:value-type="float" office:value="0.00000000120652800148652" calcext:value-type="float">
            <text:p>1,21E-09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1" calcext:value-type="float">
            <text:p>1,1</text:p>
          </table:table-cell>
          <table:table-cell office:value-type="float" office:value="0.011363638" calcext:value-type="float">
            <text:p>0,011363638</text:p>
          </table:table-cell>
          <table:table-cell table:formula="of:=AVERAGE([.E3:.F3])" office:value-type="float" office:value="0.0000000192666690514705" calcext:value-type="float">
            <text:p>1,92666690514705E-08</text:p>
          </table:table-cell>
          <table:table-cell office:value-type="float" office:value="0.000000038533338102941" calcext:value-type="float">
            <text:p>3,85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37348" calcext:value-type="float">
            <text:p>3,73E-08</text:p>
          </table:table-cell>
          <table:table-cell table:style-name="ce2" office:value-type="float" office:value="0.000000156458" calcext:value-type="float">
            <text:p>1,56E-07</text:p>
          </table:table-cell>
          <table:table-cell table:style-name="ce2" office:value-type="float" office:value="-0.000000071792" calcext:value-type="float">
            <text:p>-7,18E-08</text:p>
          </table:table-cell>
          <table:table-cell table:style-name="ce2" office:value-type="float" office:value="0.000000079312" calcext:value-type="float">
            <text:p>7,93E-08</text:p>
          </table:table-cell>
          <table:table-cell table:style-name="ce2" office:value-type="float" office:value="-0.000000153408" calcext:value-type="float">
            <text:p>-1,53E-07</text:p>
          </table:table-cell>
          <table:table-cell table:style-name="ce2" office:value-type="float" office:value="0.00000011936" calcext:value-type="float">
            <text:p>1,19E-07</text:p>
          </table:table-cell>
          <table:table-cell table:style-name="ce2" office:value-type="float" office:value="0.000000101739" calcext:value-type="float">
            <text:p>1,02E-07</text:p>
          </table:table-cell>
          <table:table-cell office:value-type="float" office:value="0.0113636375935205" calcext:value-type="float">
            <text:p>0,011363637593521</text:p>
          </table:table-cell>
          <table:table-cell office:value-type="float" office:value="0.0113636375677911" calcext:value-type="float">
            <text:p>0,011363637567791</text:p>
          </table:table-cell>
          <table:table-cell office:value-type="float" office:value="0.0113636374661673" calcext:value-type="float">
            <text:p>0,011363637466167</text:p>
          </table:table-cell>
          <table:table-cell office:value-type="float" office:value="0.0113636375102762" calcext:value-type="float">
            <text:p>0,011363637510276</text:p>
          </table:table-cell>
          <table:table-cell office:value-type="float" office:value="0.0113636374640469" calcext:value-type="float">
            <text:p>0,011363637464047</text:p>
          </table:table-cell>
          <table:table-cell office:value-type="float" office:value="0.0113636375491017" calcext:value-type="float">
            <text:p>0,011363637549102</text:p>
          </table:table-cell>
          <table:table-cell office:value-type="float" office:value="0.0113636374860038" calcext:value-type="float">
            <text:p>0,011363637486004</text:p>
          </table:table-cell>
          <table:table-cell office:value-type="float" office:value="0.0113636374346118" calcext:value-type="float">
            <text:p>0,011363637434612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2" calcext:value-type="float">
            <text:p>1,2</text:p>
          </table:table-cell>
          <table:table-cell office:value-type="float" office:value="0.020833335" calcext:value-type="float">
            <text:p>0,020833335</text:p>
          </table:table-cell>
          <table:table-cell table:formula="of:=AVERAGE([.E4:.F4])" office:value-type="float" office:value="0.0000000110176822684132" calcext:value-type="float">
            <text:p>1,10176822684132E-08</text:p>
          </table:table-cell>
          <table:table-cell office:value-type="float" office:value="0.0000000220353645368265" calcext:value-type="float">
            <text:p>2,20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21758" calcext:value-type="float">
            <text:p>2,18E-08</text:p>
          </table:table-cell>
          <table:table-cell table:style-name="ce2" office:value-type="float" office:value="0.000000090029" calcext:value-type="float">
            <text:p>9,00E-08</text:p>
          </table:table-cell>
          <table:table-cell table:style-name="ce2" office:value-type="float" office:value="0.000000098286" calcext:value-type="float">
            <text:p>9,83E-08</text:p>
          </table:table-cell>
          <table:table-cell table:style-name="ce2" office:value-type="float" office:value="-0.000000100339" calcext:value-type="float">
            <text:p>-1,00E-07</text:p>
          </table:table-cell>
          <table:table-cell table:style-name="ce2" office:value-type="float" office:value="-0.000000090001" calcext:value-type="float">
            <text:p>-9,00E-08</text:p>
          </table:table-cell>
          <table:table-cell table:style-name="ce2" office:value-type="float" office:value="0.000000068839" calcext:value-type="float">
            <text:p>6,88E-08</text:p>
          </table:table-cell>
          <table:table-cell table:style-name="ce2" office:value-type="float" office:value="0.000000057437" calcext:value-type="float">
            <text:p>5,74E-08</text:p>
          </table:table-cell>
          <table:table-cell office:value-type="float" office:value="0.0208333346298145" calcext:value-type="float">
            <text:p>0,020833334629815</text:p>
          </table:table-cell>
          <table:table-cell office:value-type="float" office:value="0.0208333346023339" calcext:value-type="float">
            <text:p>0,020833334602334</text:p>
          </table:table-cell>
          <table:table-cell office:value-type="float" office:value="0.020833334495127" calcext:value-type="float">
            <text:p>0,020833334495127</text:p>
          </table:table-cell>
          <table:table-cell office:value-type="float" office:value="0.020833334384417" calcext:value-type="float">
            <text:p>0,020833334384417</text:p>
          </table:table-cell>
          <table:table-cell office:value-type="float" office:value="0.0208333344916408" calcext:value-type="float">
            <text:p>0,020833334491641</text:p>
          </table:table-cell>
          <table:table-cell office:value-type="float" office:value="0.020833334583123" calcext:value-type="float">
            <text:p>0,020833334583123</text:p>
          </table:table-cell>
          <table:table-cell office:value-type="float" office:value="0.0208333345164065" calcext:value-type="float">
            <text:p>0,020833334516407</text:p>
          </table:table-cell>
          <table:table-cell office:value-type="float" office:value="0.0208333344632155" calcext:value-type="float">
            <text:p>0,020833334463216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25" calcext:value-type="float">
            <text:p>1,25</text:p>
          </table:table-cell>
          <table:table-cell office:value-type="float" office:value="0.025000001" calcext:value-type="float">
            <text:p>0,025000001</text:p>
          </table:table-cell>
          <table:table-cell table:formula="of:=AVERAGE([.E5:.F5])" office:value-type="float" office:value="0.00000000881412390336532" calcext:value-type="float">
            <text:p>8,81412390336532E-09</text:p>
          </table:table-cell>
          <table:table-cell office:value-type="float" office:value="0.0000000176282478067306" calcext:value-type="float">
            <text:p>1,76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17406" calcext:value-type="float">
            <text:p>1,74E-08</text:p>
          </table:table-cell>
          <table:table-cell table:style-name="ce2" office:value-type="float" office:value="0.000000072025" calcext:value-type="float">
            <text:p>7,20E-08</text:p>
          </table:table-cell>
          <table:table-cell table:style-name="ce2" office:value-type="float" office:value="-0.000000032217" calcext:value-type="float">
            <text:p>-3,22E-08</text:p>
          </table:table-cell>
          <table:table-cell table:style-name="ce2" office:value-type="float" office:value="0.000000036569" calcext:value-type="float">
            <text:p>3,66E-08</text:p>
          </table:table-cell>
          <table:table-cell table:style-name="ce2" office:value-type="float" office:value="-0.000000072001" calcext:value-type="float">
            <text:p>-7,20E-08</text:p>
          </table:table-cell>
          <table:table-cell table:style-name="ce2" office:value-type="float" office:value="0.000000055073" calcext:value-type="float">
            <text:p>5,51E-08</text:p>
          </table:table-cell>
          <table:table-cell table:style-name="ce2" office:value-type="float" office:value="0.000000045948" calcext:value-type="float">
            <text:p>4,59E-08</text:p>
          </table:table-cell>
          <table:table-cell office:value-type="float" office:value="0.0250000012446221" calcext:value-type="float">
            <text:p>0,025000001244622</text:p>
          </table:table-cell>
          <table:table-cell office:value-type="float" office:value="0.0250000012182417" calcext:value-type="float">
            <text:p>0,025000001218242</text:p>
          </table:table-cell>
          <table:table-cell office:value-type="float" office:value="0.0250000011153216" calcext:value-type="float">
            <text:p>0,025000001115322</text:p>
          </table:table-cell>
          <table:table-cell office:value-type="float" office:value="0.0250000011588689" calcext:value-type="float">
            <text:p>0,025000001158869</text:p>
          </table:table-cell>
          <table:table-cell office:value-type="float" office:value="0.0250000011119748" calcext:value-type="float">
            <text:p>0,025000001111975</text:p>
          </table:table-cell>
          <table:table-cell office:value-type="float" office:value="0.0250000011997986" calcext:value-type="float">
            <text:p>0,025000001199799</text:p>
          </table:table-cell>
          <table:table-cell office:value-type="float" office:value="0.025000001135749" calcext:value-type="float">
            <text:p>0,025000001135749</text:p>
          </table:table-cell>
          <table:table-cell office:value-type="float" office:value="0.0250000010846874" calcext:value-type="float">
            <text:p>0,025000001084688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3" calcext:value-type="float">
            <text:p>1,3</text:p>
          </table:table-cell>
          <table:table-cell office:value-type="float" office:value="0.028846155" calcext:value-type="float">
            <text:p>0,028846155</text:p>
          </table:table-cell>
          <table:table-cell table:formula="of:=AVERAGE([.E6:.F6])" office:value-type="float" office:value="-0.00000000017583751393753" calcext:value-type="float">
            <text:p>-1,7583751393753E-10</text:p>
          </table:table-cell>
          <table:table-cell office:value-type="float" office:value="-0.00000000035167502787506" calcext:value-type="float">
            <text:p>-3,52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0.000000014505" calcext:value-type="float">
            <text:p>1,45E-08</text:p>
          </table:table-cell>
          <table:table-cell table:style-name="ce2" office:value-type="float" office:value="0.00000006002" calcext:value-type="float">
            <text:p>6,00E-08</text:p>
          </table:table-cell>
          <table:table-cell table:style-name="ce2" office:value-type="float" office:value="-0.000000026847" calcext:value-type="float">
            <text:p>-2,68E-08</text:p>
          </table:table-cell>
          <table:table-cell table:style-name="ce2" office:value-type="float" office:value="0.000000030474" calcext:value-type="float">
            <text:p>3,05E-08</text:p>
          </table:table-cell>
          <table:table-cell table:style-name="ce2" office:value-type="float" office:value="-0.00000006" calcext:value-type="float">
            <text:p>-6,00E-08</text:p>
          </table:table-cell>
          <table:table-cell table:style-name="ce2" office:value-type="float" office:value="0.000000045893" calcext:value-type="float">
            <text:p>4,59E-08</text:p>
          </table:table-cell>
          <table:table-cell table:style-name="ce2" office:value-type="float" office:value="-0.000000084512" calcext:value-type="float">
            <text:p>-8,45E-08</text:p>
          </table:table-cell>
          <table:table-cell office:value-type="float" office:value="0.0288461550429055" calcext:value-type="float">
            <text:p>0,028846155042906</text:p>
          </table:table-cell>
          <table:table-cell office:value-type="float" office:value="0.02884615501754" calcext:value-type="float">
            <text:p>0,02884615501754</text:p>
          </table:table-cell>
          <table:table-cell office:value-type="float" office:value="0.0288461549185788" calcext:value-type="float">
            <text:p>0,028846154918579</text:p>
          </table:table-cell>
          <table:table-cell office:value-type="float" office:value="0.0288461549604508" calcext:value-type="float">
            <text:p>0,028846154960451</text:p>
          </table:table-cell>
          <table:table-cell office:value-type="float" office:value="0.0288461549153605" calcext:value-type="float">
            <text:p>0,028846154915361</text:p>
          </table:table-cell>
          <table:table-cell office:value-type="float" office:value="0.0288461549998054" calcext:value-type="float">
            <text:p>0,028846154999806</text:p>
          </table:table-cell>
          <table:table-cell office:value-type="float" office:value="0.0288461549382202" calcext:value-type="float">
            <text:p>0,02884615493822</text:p>
          </table:table-cell>
          <table:table-cell office:value-type="float" office:value="0.028846155046587" calcext:value-type="float">
            <text:p>0,028846155046587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4" calcext:value-type="float">
            <text:p>1,4</text:p>
          </table:table-cell>
          <table:table-cell office:value-type="float" office:value="0.035714287" calcext:value-type="float">
            <text:p>0,035714287</text:p>
          </table:table-cell>
          <table:table-cell table:formula="of:=AVERAGE([.E7:.F7])" office:value-type="float" office:value="0.00000000629974007456358" calcext:value-type="float">
            <text:p>6,29974007456358E-09</text:p>
          </table:table-cell>
          <table:table-cell office:value-type="float" office:value="0.0000000125994801491272" calcext:value-type="float">
            <text:p>1,26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12678" calcext:value-type="float">
            <text:p>1,27E-08</text:p>
          </table:table-cell>
          <table:table-cell table:style-name="ce2" office:value-type="float" office:value="0.000000051811" calcext:value-type="float">
            <text:p>5,18E-08</text:p>
          </table:table-cell>
          <table:table-cell table:style-name="ce2" office:value-type="float" office:value="0.000000057002" calcext:value-type="float">
            <text:p>5,70E-08</text:p>
          </table:table-cell>
          <table:table-cell table:style-name="ce2" office:value-type="float" office:value="-0.000000057521" calcext:value-type="float">
            <text:p>-5,75E-08</text:p>
          </table:table-cell>
          <table:table-cell table:style-name="ce2" office:value-type="float" office:value="-0.000000052809" calcext:value-type="float">
            <text:p>-5,28E-08</text:p>
          </table:table-cell>
          <table:table-cell table:style-name="ce2" office:value-type="float" office:value="0.000000039706" calcext:value-type="float">
            <text:p>3,97E-08</text:p>
          </table:table-cell>
          <table:table-cell table:style-name="ce2" office:value-type="float" office:value="0.000000032403" calcext:value-type="float">
            <text:p>3,24E-08</text:p>
          </table:table-cell>
          <table:table-cell office:value-type="float" office:value="0.0357142869922734" calcext:value-type="float">
            <text:p>0,035714286992274</text:p>
          </table:table-cell>
          <table:table-cell office:value-type="float" office:value="0.0357142869648239" calcext:value-type="float">
            <text:p>0,035714286964824</text:p>
          </table:table-cell>
          <table:table-cell office:value-type="float" office:value="0.0357142868590581" calcext:value-type="float">
            <text:p>0,035714286859058</text:p>
          </table:table-cell>
          <table:table-cell office:value-type="float" office:value="0.0357142867489895" calcext:value-type="float">
            <text:p>0,03571428674899</text:p>
          </table:table-cell>
          <table:table-cell office:value-type="float" office:value="0.0357142868543624" calcext:value-type="float">
            <text:p>0,035714286854362</text:p>
          </table:table-cell>
          <table:table-cell office:value-type="float" office:value="0.0357142869463825" calcext:value-type="float">
            <text:p>0,035714286946383</text:p>
          </table:table-cell>
          <table:table-cell office:value-type="float" office:value="0.035714286880414" calcext:value-type="float">
            <text:p>0,035714286880414</text:p>
          </table:table-cell>
          <table:table-cell office:value-type="float" office:value="0.0357142868289727" calcext:value-type="float">
            <text:p>0,035714286828973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5" calcext:value-type="float">
            <text:p>1,5</text:p>
          </table:table-cell>
          <table:table-cell office:value-type="float" office:value="0.020937223" calcext:value-type="float">
            <text:p>0,020937223</text:p>
          </table:table-cell>
          <table:table-cell table:formula="of:=AVERAGE([.E8:.F8])" office:value-type="float" office:value="-10.8012033993471" calcext:value-type="float">
            <text:p>-10,8012033993471</text:p>
          </table:table-cell>
          <table:table-cell office:value-type="float" office:value="-0.0000867986941525292" calcext:value-type="float">
            <text:p>-8,68E-05</text:p>
          </table:table-cell>
          <table:table-cell office:value-type="float" office:value="-21.60232" calcext:value-type="float">
            <text:p>-21,60232</text:p>
          </table:table-cell>
          <table:table-cell office:value-type="float" office:value="0" calcext:value-type="float">
            <text:p>0</text:p>
          </table:table-cell>
          <table:table-cell office:value-type="float" office:value="85.818527757386" calcext:value-type="float">
            <text:p>85,818527757386</text:p>
          </table:table-cell>
          <table:table-cell office:value-type="float" office:value="0.997642930479" calcext:value-type="float">
            <text:p>0,997642930479</text:p>
          </table:table-cell>
          <table:table-cell office:value-type="float" office:value="0.997762023431" calcext:value-type="float">
            <text:p>0,997762023431</text:p>
          </table:table-cell>
          <table:table-cell office:value-type="float" office:value="-103.594587515066" calcext:value-type="float">
            <text:p>-103,594587515066</text:p>
          </table:table-cell>
          <table:table-cell office:value-type="float" office:value="110.956454111812" calcext:value-type="float">
            <text:p>110,956454111812</text:p>
          </table:table-cell>
          <table:table-cell office:value-type="float" office:value="-116.371902563897" calcext:value-type="float">
            <text:p>-116,371902563897</text:p>
          </table:table-cell>
          <table:table-cell office:value-type="float" office:value="0.000665707913" calcext:value-type="float">
            <text:p>0,000665707913</text:p>
          </table:table-cell>
          <table:table-cell office:value-type="float" office:value="0.0416641223488618" calcext:value-type="float">
            <text:p>0,041664122348862</text:p>
          </table:table-cell>
          <table:table-cell office:value-type="float" office:value="0.000229219456960419" calcext:value-type="float">
            <text:p>0,00022921945696</text:p>
          </table:table-cell>
          <table:table-cell office:value-type="float" office:value="0.000216514210890399" calcext:value-type="float">
            <text:p>0,00021651421089</text:p>
          </table:table-cell>
          <table:table-cell office:value-type="float" office:value="0.000205143547215098" calcext:value-type="float">
            <text:p>0,000205143547215</text:p>
          </table:table-cell>
          <table:table-cell office:value-type="float" office:value="0.0416650379968284" calcext:value-type="float">
            <text:p>0,041665037996829</text:p>
          </table:table-cell>
          <table:table-cell office:value-type="float" office:value="0.000185644587709308" calcext:value-type="float">
            <text:p>0,000185644587709</text:p>
          </table:table-cell>
          <table:table-cell office:value-type="float" office:value="0.0416666677550531" calcext:value-type="float">
            <text:p>0,041666667755053</text:p>
          </table:table-cell>
          <table:table-cell office:value-type="float" office:value="0.0416654347778433" calcext:value-type="float">
            <text:p>0,041665434777843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6" calcext:value-type="float">
            <text:p>1,6</text:p>
          </table:table-cell>
          <table:table-cell office:value-type="float" office:value="0.031248324" calcext:value-type="float">
            <text:p>0,031248324</text:p>
          </table:table-cell>
          <table:table-cell table:formula="of:=AVERAGE([.E9:.F9])" office:value-type="float" office:value="-0.0000992571471074677" calcext:value-type="float">
            <text:p>-9,92571471074677E-05</text:p>
          </table:table-cell>
          <table:table-cell table:style-name="Default" office:value-type="float" office:value="-0.000108514294214936" calcext:value-type="float">
            <text:p>-0,000108514294215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0" calcext:value-type="float">
            <text:p>0</text:p>
          </table:table-cell>
          <table:table-cell office:value-type="float" office:value="-0.000143724154" calcext:value-type="float">
            <text:p>-0,000143724154</text:p>
          </table:table-cell>
          <table:table-cell office:value-type="float" office:value="-0.000127792247" calcext:value-type="float">
            <text:p>-0,000127792247</text:p>
          </table:table-cell>
          <table:table-cell office:value-type="float" office:value="-0.000114342247" calcext:value-type="float">
            <text:p>-0,000114342247</text:p>
          </table:table-cell>
          <table:table-cell office:value-type="float" office:value="-0.000102780654" calcext:value-type="float">
            <text:p>-0,000102780654</text:p>
          </table:table-cell>
          <table:table-cell table:style-name="ce2" office:value-type="float" office:value="-0.000092991244" calcext:value-type="float">
            <text:p>-9,30E-05</text:p>
          </table:table-cell>
          <table:table-cell table:style-name="ce2" office:value-type="float" office:value="-0.000084629997" calcext:value-type="float">
            <text:p>-8,46E-05</text:p>
          </table:table-cell>
          <table:table-cell table:style-name="ce2" office:value-type="float" office:value="-0.000077266591" calcext:value-type="float">
            <text:p>-7,73E-05</text:p>
          </table:table-cell>
          <table:table-cell office:value-type="float" office:value="0.0312476145353913" calcext:value-type="float">
            <text:p>0,031247614535391</text:p>
          </table:table-cell>
          <table:table-cell office:value-type="float" office:value="0.0312478868039944" calcext:value-type="float">
            <text:p>0,031247886803995</text:p>
          </table:table-cell>
          <table:table-cell office:value-type="float" office:value="0.0312481150519592" calcext:value-type="float">
            <text:p>0,031248115051959</text:p>
          </table:table-cell>
          <table:table-cell office:value-type="float" office:value="0.0312483082336405" calcext:value-type="float">
            <text:p>0,031248308233641</text:p>
          </table:table-cell>
          <table:table-cell office:value-type="float" office:value="0.0312484729738539" calcext:value-type="float">
            <text:p>0,031248472973854</text:p>
          </table:table-cell>
          <table:table-cell office:value-type="float" office:value="0.0312486147503115" calcext:value-type="float">
            <text:p>0,031248614750312</text:p>
          </table:table-cell>
          <table:table-cell office:value-type="float" office:value="0.0312487377759994" calcext:value-type="float">
            <text:p>0,031248737776</text:p>
          </table:table-cell>
          <table:table-cell office:value-type="float" office:value="0.0312488451042281" calcext:value-type="float">
            <text:p>0,031248845104228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7" calcext:value-type="float">
            <text:p>1,7</text:p>
          </table:table-cell>
          <table:table-cell office:value-type="float" office:value="0.022057246" calcext:value-type="float">
            <text:p>0,022057246</text:p>
          </table:table-cell>
          <table:table-cell table:formula="of:=AVERAGE([.E10:.F10])" office:value-type="float" office:value="-0.000137344229046093" calcext:value-type="float">
            <text:p>-0,000137344229046</text:p>
          </table:table-cell>
          <table:table-cell table:style-name="Default" office:value-type="float" office:value="-0.000144688458092186" calcext:value-type="float">
            <text:p>-0,000144688458092</text:p>
          </table:table-cell>
          <table:table-cell office:value-type="float" office:value="-0.00013" calcext:value-type="float">
            <text:p>-0,00013</text:p>
          </table:table-cell>
          <table:table-cell office:value-type="float" office:value="0" calcext:value-type="float">
            <text:p>0</text:p>
          </table:table-cell>
          <table:table-cell office:value-type="float" office:value="-0.000191636804" calcext:value-type="float">
            <text:p>-0,000191636804</text:p>
          </table:table-cell>
          <table:table-cell office:value-type="float" office:value="-0.000170393297" calcext:value-type="float">
            <text:p>-0,000170393297</text:p>
          </table:table-cell>
          <table:table-cell office:value-type="float" office:value="-0.000152337147" calcext:value-type="float">
            <text:p>-0,000152337147</text:p>
          </table:table-cell>
          <table:table-cell office:value-type="float" office:value="-0.000137171917" calcext:value-type="float">
            <text:p>-0,000137171917</text:p>
          </table:table-cell>
          <table:table-cell office:value-type="float" office:value="-0.000123990252" calcext:value-type="float">
            <text:p>-0,000123990252</text:p>
          </table:table-cell>
          <table:table-cell office:value-type="float" office:value="-0.000112841588" calcext:value-type="float">
            <text:p>-0,000112841588</text:p>
          </table:table-cell>
          <table:table-cell office:value-type="float" office:value="-0.000103023451" calcext:value-type="float">
            <text:p>-0,000103023451</text:p>
          </table:table-cell>
          <table:table-cell office:value-type="float" office:value="0.0220565783862495" calcext:value-type="float">
            <text:p>0,02205657838625</text:p>
          </table:table-cell>
          <table:table-cell office:value-type="float" office:value="0.0220568346390538" calcext:value-type="float">
            <text:p>0,022056834639054</text:p>
          </table:table-cell>
          <table:table-cell office:value-type="float" office:value="0.022057049460669" calcext:value-type="float">
            <text:p>0,022057049460669</text:p>
          </table:table-cell>
          <table:table-cell office:value-type="float" office:value="0.0220572311331186" calcext:value-type="float">
            <text:p>0,022057231133119</text:p>
          </table:table-cell>
          <table:table-cell office:value-type="float" office:value="0.0220573863283327" calcext:value-type="float">
            <text:p>0,022057386328333</text:p>
          </table:table-cell>
          <table:table-cell office:value-type="float" office:value="0.0220575197649993" calcext:value-type="float">
            <text:p>0,022057519764999</text:p>
          </table:table-cell>
          <table:table-cell office:value-type="float" office:value="0.022057635553881" calcext:value-type="float">
            <text:p>0,022057635553881</text:p>
          </table:table-cell>
          <table:table-cell office:value-type="float" office:value="0.0220577365686865" calcext:value-type="float">
            <text:p>0,022057736568687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75" calcext:value-type="float">
            <text:p>1,75</text:p>
          </table:table-cell>
          <table:table-cell office:value-type="float" office:value="0.017855611" calcext:value-type="float">
            <text:p>0,017855611</text:p>
          </table:table-cell>
          <table:table-cell table:formula="of:=AVERAGE([.E11:.F11])" office:value-type="float" office:value="-0.000161802557105909" calcext:value-type="float">
            <text:p>-0,000161802557106</text:p>
          </table:table-cell>
          <table:table-cell table:style-name="Default" office:value-type="float" office:value="-0.000173605114211817" calcext:value-type="float">
            <text:p>-0,000173605114212</text:p>
          </table:table-cell>
          <table:table-cell office:value-type="float" office:value="-0.00015" calcext:value-type="float">
            <text:p>-0,00015</text:p>
          </table:table-cell>
          <table:table-cell office:value-type="float" office:value="0" calcext:value-type="float">
            <text:p>0</text:p>
          </table:table-cell>
          <table:table-cell office:value-type="float" office:value="-0.000229968578" calcext:value-type="float">
            <text:p>-0,000229968578</text:p>
          </table:table-cell>
          <table:table-cell office:value-type="float" office:value="-0.000204475442" calcext:value-type="float">
            <text:p>-0,000204475442</text:p>
          </table:table-cell>
          <table:table-cell office:value-type="float" office:value="-0.000182807369" calcext:value-type="float">
            <text:p>-0,000182807369</text:p>
          </table:table-cell>
          <table:table-cell office:value-type="float" office:value="-0.000164608562" calcext:value-type="float">
            <text:p>-0,000164608562</text:p>
          </table:table-cell>
          <table:table-cell office:value-type="float" office:value="-0.000148790149" calcext:value-type="float">
            <text:p>-0,000148790149</text:p>
          </table:table-cell>
          <table:table-cell office:value-type="float" office:value="-0.000135411439" calcext:value-type="float">
            <text:p>-0,000135411439</text:p>
          </table:table-cell>
          <table:table-cell office:value-type="float" office:value="-0.00012343627" calcext:value-type="float">
            <text:p>-0,00012343627</text:p>
          </table:table-cell>
          <table:table-cell office:value-type="float" office:value="0.017854961860931" calcext:value-type="float">
            <text:p>0,017854961860931</text:p>
          </table:table-cell>
          <table:table-cell office:value-type="float" office:value="0.0178552107922249" calcext:value-type="float">
            <text:p>0,017855210792225</text:p>
          </table:table-cell>
          <table:table-cell office:value-type="float" office:value="0.0178554194760762" calcext:value-type="float">
            <text:p>0,017855419476076</text:p>
          </table:table-cell>
          <table:table-cell office:value-type="float" office:value="0.017855595957887" calcext:value-type="float">
            <text:p>0,017855595957887</text:p>
          </table:table-cell>
          <table:table-cell office:value-type="float" office:value="0.0178557467189521" calcext:value-type="float">
            <text:p>0,017855746718952</text:p>
          </table:table-cell>
          <table:table-cell office:value-type="float" office:value="0.0178558763431411" calcext:value-type="float">
            <text:p>0,017855876343141</text:p>
          </table:table-cell>
          <table:table-cell office:value-type="float" office:value="0.0178559888237716" calcext:value-type="float">
            <text:p>0,017855988823772</text:p>
          </table:table-cell>
          <table:table-cell office:value-type="float" office:value="0.0178560867991326" calcext:value-type="float">
            <text:p>0,017856086799133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8" calcext:value-type="float">
            <text:p>1,8</text:p>
          </table:table-cell>
          <table:table-cell office:value-type="float" office:value="0.013887399" calcext:value-type="float">
            <text:p>0,013887399</text:p>
          </table:table-cell>
          <table:table-cell table:formula="of:=AVERAGE([.E12:.F12])" office:value-type="float" office:value="-0.000203522561073122" calcext:value-type="float">
            <text:p>-0,000203522561073</text:p>
          </table:table-cell>
          <table:table-cell table:style-name="Default" office:value-type="float" office:value="-0.000217045122146244" calcext:value-type="float">
            <text:p>-0,000217045122146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0" calcext:value-type="float">
            <text:p>0</text:p>
          </table:table-cell>
          <table:table-cell office:value-type="float" office:value="-0.000287473517" calcext:value-type="float">
            <text:p>-0,000287473517</text:p>
          </table:table-cell>
          <table:table-cell office:value-type="float" office:value="-0.000255618728" calcext:value-type="float">
            <text:p>-0,000255618728</text:p>
          </table:table-cell>
          <table:table-cell office:value-type="float" office:value="-0.000228717416" calcext:value-type="float">
            <text:p>-0,000228717416</text:p>
          </table:table-cell>
          <table:table-cell office:value-type="float" office:value="-0.000205552628" calcext:value-type="float">
            <text:p>-0,000205552628</text:p>
          </table:table-cell>
          <table:table-cell office:value-type="float" office:value="-0.000186214362" calcext:value-type="float">
            <text:p>-0,000186214362</text:p>
          </table:table-cell>
          <table:table-cell office:value-type="float" office:value="-0.000169267167" calcext:value-type="float">
            <text:p>-0,000169267167</text:p>
          </table:table-cell>
          <table:table-cell office:value-type="float" office:value="-0.000154297725" calcext:value-type="float">
            <text:p>-0,000154297725</text:p>
          </table:table-cell>
          <table:table-cell office:value-type="float" office:value="0.0138867683055093" calcext:value-type="float">
            <text:p>0,013886768305509</text:p>
          </table:table-cell>
          <table:table-cell office:value-type="float" office:value="0.0138870103258446" calcext:value-type="float">
            <text:p>0,013887010325845</text:p>
          </table:table-cell>
          <table:table-cell office:value-type="float" office:value="0.0138872132271164" calcext:value-type="float">
            <text:p>0,013887213227116</text:p>
          </table:table-cell>
          <table:table-cell office:value-type="float" office:value="0.0138873849590556" calcext:value-type="float">
            <text:p>0,013887384959056</text:p>
          </table:table-cell>
          <table:table-cell office:value-type="float" office:value="0.0138875313810743" calcext:value-type="float">
            <text:p>0,013887531381074</text:p>
          </table:table-cell>
          <table:table-cell office:value-type="float" office:value="0.0138876575558317" calcext:value-type="float">
            <text:p>0,013887657555832</text:p>
          </table:table-cell>
          <table:table-cell office:value-type="float" office:value="0.0138877669120006" calcext:value-type="float">
            <text:p>0,013887766912001</text:p>
          </table:table-cell>
          <table:table-cell office:value-type="float" office:value="0.0138878621658238" calcext:value-type="float">
            <text:p>0,013887862165824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9" calcext:value-type="float">
            <text:p>1,9</text:p>
          </table:table-cell>
          <table:table-cell office:value-type="float" office:value="0.006577536" calcext:value-type="float">
            <text:p>0,006577536</text:p>
          </table:table-cell>
          <table:table-cell table:formula="of:=AVERAGE([.E13:.F13])" office:value-type="float" office:value="-0.000407069719989281" calcext:value-type="float">
            <text:p>-0,000407069719989</text:p>
          </table:table-cell>
          <table:table-cell table:style-name="Default" office:value-type="float" office:value="-0.000434139439978562" calcext:value-type="float">
            <text:p>-0,000434139439979</text:p>
          </table:table-cell>
          <table:table-cell office:value-type="float" office:value="-0.00038" calcext:value-type="float">
            <text:p>-0,00038</text:p>
          </table:table-cell>
          <table:table-cell office:value-type="float" office:value="0" calcext:value-type="float">
            <text:p>0</text:p>
          </table:table-cell>
          <table:table-cell office:value-type="float" office:value="-0.000575029835" calcext:value-type="float">
            <text:p>-0,000575029835</text:p>
          </table:table-cell>
          <table:table-cell office:value-type="float" office:value="-0.000511302885" calcext:value-type="float">
            <text:p>-0,000511302885</text:p>
          </table:table-cell>
          <table:table-cell office:value-type="float" office:value="-0.000457066487" calcext:value-type="float">
            <text:p>-0,000457066487</text:p>
          </table:table-cell>
          <table:table-cell office:value-type="float" office:value="-0.000411591083" calcext:value-type="float">
            <text:p>-0,000411591083</text:p>
          </table:table-cell>
          <table:table-cell office:value-type="float" office:value="-0.000371978281" calcext:value-type="float">
            <text:p>-0,000371978281</text:p>
          </table:table-cell>
          <table:table-cell office:value-type="float" office:value="-0.000338590648" calcext:value-type="float">
            <text:p>-0,000338590648</text:p>
          </table:table-cell>
          <table:table-cell office:value-type="float" office:value="-0.000309122918" calcext:value-type="float">
            <text:p>-0,000309122918</text:p>
          </table:table-cell>
          <table:table-cell office:value-type="float" office:value="0.00657693839469232" calcext:value-type="float">
            <text:p>0,006576938394692</text:p>
          </table:table-cell>
          <table:table-cell office:value-type="float" office:value="0.0065771676771163" calcext:value-type="float">
            <text:p>0,006577167677116</text:p>
          </table:table-cell>
          <table:table-cell office:value-type="float" office:value="0.00657735989937291" calcext:value-type="float">
            <text:p>0,006577359899373</text:p>
          </table:table-cell>
          <table:table-cell office:value-type="float" office:value="0.00657752244317026" calcext:value-type="float">
            <text:p>0,00657752244317</text:p>
          </table:table-cell>
          <table:table-cell office:value-type="float" office:value="0.00657766130838593" calcext:value-type="float">
            <text:p>0,006577661308386</text:p>
          </table:table-cell>
          <table:table-cell office:value-type="float" office:value="0.00657778068666419" calcext:value-type="float">
            <text:p>0,006577780686664</text:p>
          </table:table-cell>
          <table:table-cell office:value-type="float" office:value="0.00657788429569721" calcext:value-type="float">
            <text:p>0,006577884295697</text:p>
          </table:table-cell>
          <table:table-cell office:value-type="float" office:value="0.00657797468341156" calcext:value-type="float">
            <text:p>0,006577974683412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1.95" calcext:value-type="float">
            <text:p>1,95</text:p>
          </table:table-cell>
          <table:table-cell office:value-type="float" office:value="0.003203753" calcext:value-type="float">
            <text:p>0,003203753</text:p>
          </table:table-cell>
          <table:table-cell table:formula="of:=AVERAGE([.E14:.F14])" office:value-type="float" office:value="-0.000814237866060975" calcext:value-type="float">
            <text:p>-0,000814237866061</text:p>
          </table:table-cell>
          <table:table-cell table:style-name="Default" office:value-type="float" office:value="-0.000868475732121951" calcext:value-type="float">
            <text:p>-0,000868475732122</text:p>
          </table:table-cell>
          <table:table-cell office:value-type="float" office:value="-0.00076" calcext:value-type="float">
            <text:p>-0,00076</text:p>
          </table:table-cell>
          <table:table-cell office:value-type="float" office:value="0" calcext:value-type="float">
            <text:p>0</text:p>
          </table:table-cell>
          <table:table-cell office:value-type="float" office:value="-0.001150391" calcext:value-type="float">
            <text:p>-0,001150391</text:p>
          </table:table-cell>
          <table:table-cell office:value-type="float" office:value="-0.001022867598" calcext:value-type="float">
            <text:p>-0,001022867598</text:p>
          </table:table-cell>
          <table:table-cell office:value-type="float" office:value="-0.000914342364" calcext:value-type="float">
            <text:p>-0,000914342364</text:p>
          </table:table-cell>
          <table:table-cell office:value-type="float" office:value="-0.000823351827" calcext:value-type="float">
            <text:p>-0,000823351827</text:p>
          </table:table-cell>
          <table:table-cell office:value-type="float" office:value="-0.000744095296" calcext:value-type="float">
            <text:p>-0,000744095296</text:p>
          </table:table-cell>
          <table:table-cell office:value-type="float" office:value="-0.000677296085" calcext:value-type="float">
            <text:p>-0,000677296085</text:p>
          </table:table-cell>
          <table:table-cell office:value-type="float" office:value="-0.000618341529" calcext:value-type="float">
            <text:p>-0,000618341529</text:p>
          </table:table-cell>
          <table:table-cell office:value-type="float" office:value="0.00320317074354644" calcext:value-type="float">
            <text:p>0,003203170743546</text:p>
          </table:table-cell>
          <table:table-cell office:value-type="float" office:value="0.00320339414693256" calcext:value-type="float">
            <text:p>0,003203394146933</text:p>
          </table:table-cell>
          <table:table-cell office:value-type="float" office:value="0.00320358144041443" calcext:value-type="float">
            <text:p>0,003203581440414</text:p>
          </table:table-cell>
          <table:table-cell office:value-type="float" office:value="0.00320373981642399" calcext:value-type="float">
            <text:p>0,003203739816424</text:p>
          </table:table-cell>
          <table:table-cell office:value-type="float" office:value="0.00320387512099103" calcext:value-type="float">
            <text:p>0,003203875120991</text:p>
          </table:table-cell>
          <table:table-cell office:value-type="float" office:value="0.00320399143828825" calcext:value-type="float">
            <text:p>0,003203991438288</text:p>
          </table:table-cell>
          <table:table-cell office:value-type="float" office:value="0.00320409239067841" calcext:value-type="float">
            <text:p>0,003204092390678</text:p>
          </table:table-cell>
          <table:table-cell office:value-type="float" office:value="0.00320418046076041" calcext:value-type="float">
            <text:p>0,00320418046076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1341" calcext:value-type="float">
            <text:p>1,341E-06</text:p>
          </table:table-cell>
          <table:table-cell table:formula="of:=AVERAGE([.E15:.F15])" office:value-type="float" office:value="1.99794530874497" calcext:value-type="float">
            <text:p>1,99794530874497</text:p>
          </table:table-cell>
          <table:table-cell table:style-name="ce3" office:value-type="float" office:value="1.99826061748994" calcext:value-type="float">
            <text:p>1,99826061748994</text:p>
          </table:table-cell>
          <table:table-cell table:style-name="ce1" office:value-type="float" office:value="1.99763" calcext:value-type="float">
            <text:p>1,99763</text:p>
          </table:table-cell>
          <table:table-cell office:value-type="float" office:value="0" calcext:value-type="float">
            <text:p>0</text:p>
          </table:table-cell>
          <table:table-cell office:value-type="float" office:value="1.998977470012" calcext:value-type="float">
            <text:p>1,998977470012</text:p>
          </table:table-cell>
          <table:table-cell office:value-type="float" office:value="1.999967021749" calcext:value-type="float">
            <text:p>1,999967021749</text:p>
          </table:table-cell>
          <table:table-cell office:value-type="float" office:value="1.997804588407" calcext:value-type="float">
            <text:p>1,997804588407</text:p>
          </table:table-cell>
          <table:table-cell office:value-type="float" office:value="1.999197022841" calcext:value-type="float">
            <text:p>1,999197022841</text:p>
          </table:table-cell>
          <table:table-cell office:value-type="float" office:value="1.996923388641" calcext:value-type="float">
            <text:p>1,996923388641</text:p>
          </table:table-cell>
          <table:table-cell office:value-type="float" office:value="1.999165682643" calcext:value-type="float">
            <text:p>1,999165682643</text:p>
          </table:table-cell>
          <table:table-cell office:value-type="float" office:value="1.995083479269" calcext:value-type="float">
            <text:p>1,995083479269</text:p>
          </table:table-cell>
          <table:table-cell table:style-name="ce2" office:value-type="float" office:value="0.00000190863692868716" calcext:value-type="float">
            <text:p>1,91E-06</text:p>
          </table:table-cell>
          <table:table-cell table:style-name="ce2" office:value-type="float" office:value="0.00000169080049800438" calcext:value-type="float">
            <text:p>1,69E-06</text:p>
          </table:table-cell>
          <table:table-cell table:style-name="ce2" office:value-type="float" office:value="0.00000150815513890588" calcext:value-type="float">
            <text:p>1,51E-06</text:p>
          </table:table-cell>
          <table:table-cell table:style-name="ce2" office:value-type="float" office:value="0.00000135374036063521" calcext:value-type="float">
            <text:p>1,35E-06</text:p>
          </table:table-cell>
          <table:table-cell table:style-name="ce2" office:value-type="float" office:value="0.00000122180099717469" calcext:value-type="float">
            <text:p>1,22E-06</text:p>
          </table:table-cell>
          <table:table-cell table:style-name="ce2" office:value-type="float" office:value="0.00000110837588526139" calcext:value-type="float">
            <text:p>1,11E-06</text:p>
          </table:table-cell>
          <table:table-cell table:style-name="ce2" office:value-type="float" office:value="0.00000100994367160164" calcext:value-type="float">
            <text:p>1,01E-06</text:p>
          </table:table-cell>
          <table:table-cell table:style-name="ce2" office:value-type="float" office:value="0.000000924233606392634" calcext:value-type="float">
            <text:p>9,24E-07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2.1" calcext:value-type="float">
            <text:p>2,1</text:p>
          </table:table-cell>
          <table:table-cell office:value-type="float" office:value="0.005953658" calcext:value-type="float">
            <text:p>0,005953658</text:p>
          </table:table-cell>
          <table:table-cell table:formula="of:=AVERAGE([.E16:.F16])" office:value-type="float" office:value="0.000406976197441136" calcext:value-type="float">
            <text:p>0,000406976197441</text:p>
          </table:table-cell>
          <table:table-cell table:style-name="Default" office:value-type="float" office:value="0.000433952394882273" calcext:value-type="float">
            <text:p>0,000433952394882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" calcext:value-type="float">
            <text:p>0</text:p>
          </table:table-cell>
          <table:table-cell office:value-type="float" office:value="0.000574709293" calcext:value-type="float">
            <text:p>0,000574709293</text:p>
          </table:table-cell>
          <table:table-cell office:value-type="float" office:value="0.000511082398" calcext:value-type="float">
            <text:p>0,000511082398</text:p>
          </table:table-cell>
          <table:table-cell office:value-type="float" office:value="0.000457323807" calcext:value-type="float">
            <text:p>0,000457323807</text:p>
          </table:table-cell>
          <table:table-cell office:value-type="float" office:value="0.000410934052" calcext:value-type="float">
            <text:p>0,000410934052</text:p>
          </table:table-cell>
          <table:table-cell office:value-type="float" office:value="0.000371794184" calcext:value-type="float">
            <text:p>0,000371794184</text:p>
          </table:table-cell>
          <table:table-cell office:value-type="float" office:value="0.000338507768" calcext:value-type="float">
            <text:p>0,000338507768</text:p>
          </table:table-cell>
          <table:table-cell office:value-type="float" office:value="0.000309050526" calcext:value-type="float">
            <text:p>0,000309050526</text:p>
          </table:table-cell>
          <table:table-cell office:value-type="float" office:value="0.00595419876326821" calcext:value-type="float">
            <text:p>0,005954198763268</text:p>
          </table:table-cell>
          <table:table-cell office:value-type="float" office:value="0.00595399131346616" calcext:value-type="float">
            <text:p>0,005953991313466</text:p>
          </table:table-cell>
          <table:table-cell office:value-type="float" office:value="0.00595381738408753" calcext:value-type="float">
            <text:p>0,005953817384088</text:p>
          </table:table-cell>
          <table:table-cell office:value-type="float" office:value="0.0059536701704646" calcext:value-type="float">
            <text:p>0,005953670170465</text:p>
          </table:table-cell>
          <table:table-cell office:value-type="float" office:value="0.00595354467936694" calcext:value-type="float">
            <text:p>0,005953544679367</text:p>
          </table:table-cell>
          <table:table-cell office:value-type="float" office:value="0.00595343668364562" calcext:value-type="float">
            <text:p>0,005953436683646</text:p>
          </table:table-cell>
          <table:table-cell office:value-type="float" office:value="0.00595334293331426" calcext:value-type="float">
            <text:p>0,005953342933314</text:p>
          </table:table-cell>
          <table:table-cell office:value-type="float" office:value="0.00595326114779971" calcext:value-type="float">
            <text:p>0,0059532611478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2.2" calcext:value-type="float">
            <text:p>2,2</text:p>
          </table:table-cell>
          <table:table-cell office:value-type="float" office:value="0.011364855" calcext:value-type="float">
            <text:p>0,011364855</text:p>
          </table:table-cell>
          <table:table-cell table:formula="of:=AVERAGE([.E17:.F17])" office:value-type="float" office:value="0.000203500390843915" calcext:value-type="float">
            <text:p>0,000203500390844</text:p>
          </table:table-cell>
          <table:table-cell table:style-name="Default" office:value-type="float" office:value="0.00021700078168783" calcext:value-type="float">
            <text:p>0,00021700078168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" calcext:value-type="float">
            <text:p>0</text:p>
          </table:table-cell>
          <table:table-cell office:value-type="float" office:value="0.000287396011" calcext:value-type="float">
            <text:p>0,000287396011</text:p>
          </table:table-cell>
          <table:table-cell office:value-type="float" office:value="0.000255573902" calcext:value-type="float">
            <text:p>0,000255573902</text:p>
          </table:table-cell>
          <table:table-cell office:value-type="float" office:value="0.000228446561" calcext:value-type="float">
            <text:p>0,000228446561</text:p>
          </table:table-cell>
          <table:table-cell office:value-type="float" office:value="0.000205742765" calcext:value-type="float">
            <text:p>0,000205742765</text:p>
          </table:table-cell>
          <table:table-cell office:value-type="float" office:value="0.000185914421" calcext:value-type="float">
            <text:p>0,000185914421</text:p>
          </table:table-cell>
          <table:table-cell office:value-type="float" office:value="0.000169268228" calcext:value-type="float">
            <text:p>0,000169268228</text:p>
          </table:table-cell>
          <table:table-cell office:value-type="float" office:value="0.000154537219" calcext:value-type="float">
            <text:p>0,000154537219</text:p>
          </table:table-cell>
          <table:table-cell office:value-type="float" office:value="0.0113653715467562" calcext:value-type="float">
            <text:p>0,011365371546756</text:p>
          </table:table-cell>
          <table:table-cell office:value-type="float" office:value="0.0113651735264933" calcext:value-type="float">
            <text:p>0,011365173526493</text:p>
          </table:table-cell>
          <table:table-cell office:value-type="float" office:value="0.011365007502991" calcext:value-type="float">
            <text:p>0,011365007502991</text:p>
          </table:table-cell>
          <table:table-cell office:value-type="float" office:value="0.0113648671292999" calcext:value-type="float">
            <text:p>0,0113648671293</text:p>
          </table:table-cell>
          <table:table-cell office:value-type="float" office:value="0.0113647471939418" calcext:value-type="float">
            <text:p>0,011364747193942</text:p>
          </table:table-cell>
          <table:table-cell office:value-type="float" office:value="0.0113646441071159" calcext:value-type="float">
            <text:p>0,011364644107116</text:p>
          </table:table-cell>
          <table:table-cell office:value-type="float" office:value="0.0113645546181625" calcext:value-type="float">
            <text:p>0,011364554618163</text:p>
          </table:table-cell>
          <table:table-cell office:value-type="float" office:value="0.0113644765501708" calcext:value-type="float">
            <text:p>0,011364476550171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2.25" calcext:value-type="float">
            <text:p>2,25</text:p>
          </table:table-cell>
          <table:table-cell office:value-type="float" office:value="0.013890081" calcext:value-type="float">
            <text:p>0,013890081</text:p>
          </table:table-cell>
          <table:table-cell table:formula="of:=AVERAGE([.E18:.F18])" office:value-type="float" office:value="0.000161802279472783" calcext:value-type="float">
            <text:p>0,000161802279473</text:p>
          </table:table-cell>
          <table:table-cell table:style-name="Default" office:value-type="float" office:value="0.000173604558945567" calcext:value-type="float">
            <text:p>0,00017360455894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" calcext:value-type="float">
            <text:p>0</text:p>
          </table:table-cell>
          <table:table-cell office:value-type="float" office:value="0.000229923428" calcext:value-type="float">
            <text:p>0,000229923428</text:p>
          </table:table-cell>
          <table:table-cell office:value-type="float" office:value="0.000204464353" calcext:value-type="float">
            <text:p>0,000204464353</text:p>
          </table:table-cell>
          <table:table-cell office:value-type="float" office:value="0.000182761434" calcext:value-type="float">
            <text:p>0,000182761434</text:p>
          </table:table-cell>
          <table:table-cell office:value-type="float" office:value="0.000164597603" calcext:value-type="float">
            <text:p>0,000164597603</text:p>
          </table:table-cell>
          <table:table-cell office:value-type="float" office:value="0.000148734308" calcext:value-type="float">
            <text:p>0,000148734308</text:p>
          </table:table-cell>
          <table:table-cell office:value-type="float" office:value="0.000135416877" calcext:value-type="float">
            <text:p>0,000135416877</text:p>
          </table:table-cell>
          <table:table-cell office:value-type="float" office:value="0.000123631687" calcext:value-type="float">
            <text:p>0,000123631687</text:p>
          </table:table-cell>
          <table:table-cell office:value-type="float" office:value="0.0138905855123835" calcext:value-type="float">
            <text:p>0,013890585512384</text:p>
          </table:table-cell>
          <table:table-cell office:value-type="float" office:value="0.0138903918925713" calcext:value-type="float">
            <text:p>0,013890391892571</text:p>
          </table:table-cell>
          <table:table-cell office:value-type="float" office:value="0.0138902295584804" calcext:value-type="float">
            <text:p>0,013890229558481</text:p>
          </table:table-cell>
          <table:table-cell office:value-type="float" office:value="0.0138900923042038" calcext:value-type="float">
            <text:p>0,013890092304204</text:p>
          </table:table-cell>
          <table:table-cell office:value-type="float" office:value="0.0138899750340763" calcext:value-type="float">
            <text:p>0,013889975034076</text:p>
          </table:table-cell>
          <table:table-cell office:value-type="float" office:value="0.0138898742380697" calcext:value-type="float">
            <text:p>0,01388987423807</text:p>
          </table:table-cell>
          <table:table-cell office:value-type="float" office:value="0.0138897867377597" calcext:value-type="float">
            <text:p>0,01388978673776</text:p>
          </table:table-cell>
          <table:table-cell office:value-type="float" office:value="0.013889710404613" calcext:value-type="float">
            <text:p>0,013889710404613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2.5" calcext:value-type="float">
            <text:p>2,5</text:p>
          </table:table-cell>
          <table:table-cell office:value-type="float" office:value="0.018800768" calcext:value-type="float">
            <text:p>0,018800768</text:p>
          </table:table-cell>
          <table:table-cell table:formula="of:=AVERAGE([.E19:.F19])" office:value-type="float" office:value="-0.490432232328406" calcext:value-type="float">
            <text:p>-0,490432232328406</text:p>
          </table:table-cell>
          <table:table-cell table:style-name="Default" office:value-type="float" office:value="-0.000754464656811651" calcext:value-type="float">
            <text:p>-0,000754464656812</text:p>
          </table:table-cell>
          <table:table-cell office:value-type="float" office:value="-0.98011" calcext:value-type="float">
            <text:p>-0,98011</text:p>
          </table:table-cell>
          <table:table-cell office:value-type="float" office:value="0" calcext:value-type="float">
            <text:p>0</text:p>
          </table:table-cell>
          <table:table-cell office:value-type="float" office:value="77.324747440725" calcext:value-type="float">
            <text:p>77,324747440725</text:p>
          </table:table-cell>
          <table:table-cell office:value-type="float" office:value="-82.019001997945" calcext:value-type="float">
            <text:p>-82,019001997945</text:p>
          </table:table-cell>
          <table:table-cell table:style-name="ce2" office:value-type="float" office:value="0.000091381246" calcext:value-type="float">
            <text:p>9,14E-05</text:p>
          </table:table-cell>
          <table:table-cell office:value-type="float" office:value="0.003892015276" calcext:value-type="float">
            <text:p>0,003892015276</text:p>
          </table:table-cell>
          <table:table-cell office:value-type="float" office:value="100.419111461496" calcext:value-type="float">
            <text:p>100,419111461496</text:p>
          </table:table-cell>
          <table:table-cell office:value-type="float" office:value="-105.320086160206" calcext:value-type="float">
            <text:p>-105,320086160206</text:p>
          </table:table-cell>
          <table:table-cell office:value-type="float" office:value="-0.003571629018" calcext:value-type="float">
            <text:p>-0,003571629018</text:p>
          </table:table-cell>
          <table:table-cell office:value-type="float" office:value="0.024993895256713" calcext:value-type="float">
            <text:p>0,024993895256713</text:p>
          </table:table-cell>
          <table:table-cell office:value-type="float" office:value="0.000230120552670508" calcext:value-type="float">
            <text:p>0,000230120552671</text:p>
          </table:table-cell>
          <table:table-cell office:value-type="float" office:value="0.0250012067476787" calcext:value-type="float">
            <text:p>0,025001206747679</text:p>
          </table:table-cell>
          <table:table-cell office:value-type="float" office:value="0.0250010832237702" calcext:value-type="float">
            <text:p>0,02500108322377</text:p>
          </table:table-cell>
          <table:table-cell office:value-type="float" office:value="0.0249960926485506" calcext:value-type="float">
            <text:p>0,024996092648551</text:p>
          </table:table-cell>
          <table:table-cell office:value-type="float" office:value="0.00018623510178093" calcext:value-type="float">
            <text:p>0,000186235101781</text:p>
          </table:table-cell>
          <table:table-cell office:value-type="float" office:value="0.0249967705739268" calcext:value-type="float">
            <text:p>0,024996770573927</text:p>
          </table:table-cell>
          <table:table-cell office:value-type="float" office:value="0.0250007395063898" calcext:value-type="float">
            <text:p>0,02500073950639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2.75" calcext:value-type="float">
            <text:p>2,75</text:p>
          </table:table-cell>
          <table:table-cell office:value-type="float" office:value="0.011359738" calcext:value-type="float">
            <text:p>0,011359738</text:p>
          </table:table-cell>
          <table:table-cell table:formula="of:=AVERAGE([.E20:.F20])" office:value-type="float" office:value="-0.00064732509841984" calcext:value-type="float">
            <text:p>-0,00064732509842</text:p>
          </table:table-cell>
          <table:table-cell table:style-name="Default" office:value-type="float" office:value="-0.000694650196839679" calcext:value-type="float">
            <text:p>-0,00069465019684</text:p>
          </table:table-cell>
          <table:table-cell office:value-type="float" office:value="-0.0006" calcext:value-type="float">
            <text:p>-0,0006</text:p>
          </table:table-cell>
          <table:table-cell office:value-type="float" office:value="0" calcext:value-type="float">
            <text:p>0</text:p>
          </table:table-cell>
          <table:table-cell office:value-type="float" office:value="-0.0009201428" calcext:value-type="float">
            <text:p>-0,0009201428</text:p>
          </table:table-cell>
          <table:table-cell office:value-type="float" office:value="-0.000817937288" calcext:value-type="float">
            <text:p>-0,000817937288</text:p>
          </table:table-cell>
          <table:table-cell office:value-type="float" office:value="-0.000731791926" calcext:value-type="float">
            <text:p>-0,000731791926</text:p>
          </table:table-cell>
          <table:table-cell office:value-type="float" office:value="-0.000658218014" calcext:value-type="float">
            <text:p>-0,000658218014</text:p>
          </table:table-cell>
          <table:table-cell office:value-type="float" office:value="-0.000595493785" calcext:value-type="float">
            <text:p>-0,000595493785</text:p>
          </table:table-cell>
          <table:table-cell office:value-type="float" office:value="-0.000541593064" calcext:value-type="float">
            <text:p>-0,000541593064</text:p>
          </table:table-cell>
          <table:table-cell office:value-type="float" office:value="-0.000494463672" calcext:value-type="float">
            <text:p>-0,000494463672</text:p>
          </table:table-cell>
          <table:table-cell office:value-type="float" office:value="0.0113580864297197" calcext:value-type="float">
            <text:p>0,01135808642972</text:p>
          </table:table-cell>
          <table:table-cell office:value-type="float" office:value="0.0113587200390397" calcext:value-type="float">
            <text:p>0,01135872003904</text:p>
          </table:table-cell>
          <table:table-cell office:value-type="float" office:value="0.0113592510943099" calcext:value-type="float">
            <text:p>0,01135925109431</text:p>
          </table:table-cell>
          <table:table-cell office:value-type="float" office:value="0.0113597005428299" calcext:value-type="float">
            <text:p>0,01135970054283</text:p>
          </table:table-cell>
          <table:table-cell office:value-type="float" office:value="0.0113600840774493" calcext:value-type="float">
            <text:p>0,011360084077449</text:p>
          </table:table-cell>
          <table:table-cell office:value-type="float" office:value="0.0113604141408482" calcext:value-type="float">
            <text:p>0,011360414140848</text:p>
          </table:table-cell>
          <table:table-cell office:value-type="float" office:value="0.0113607003691543" calcext:value-type="float">
            <text:p>0,011360700369154</text:p>
          </table:table-cell>
          <table:table-cell office:value-type="float" office:value="0.011360950077613" calcext:value-type="float">
            <text:p>0,011360950077613</text:p>
          </table:table-cell>
        </table:table-row>
        <table:table-row table:style-name="ro1" table:visibility="filter">
          <table:table-cell office:value-type="string" calcext:value-type="string">
            <text:p>adf-0-z0</text:p>
          </table:table-cell>
          <table:table-cell office:value-type="float" office:value="3" calcext:value-type="float">
            <text:p>3</text:p>
          </table:table-cell>
          <table:table-cell office:value-type="float" office:value="0.000003573" calcext:value-type="float">
            <text:p>3,573E-06</text:p>
          </table:table-cell>
          <table:table-cell table:style-name="ce1" table:formula="of:=AVERAGE([.E21:.F21])" office:value-type="float" office:value="1.9992287398375" calcext:value-type="float">
            <text:p>1,9992287398375</text:p>
          </table:table-cell>
          <table:table-cell table:style-name="ce3" office:value-type="float" office:value="1.999347479675" calcext:value-type="float">
            <text:p>1,999347479675</text:p>
          </table:table-cell>
          <table:table-cell table:style-name="ce1" office:value-type="float" office:value="1.99911" calcext:value-type="float">
            <text:p>1,99911</text:p>
          </table:table-cell>
          <table:table-cell office:value-type="float" office:value="0" calcext:value-type="float">
            <text:p>0</text:p>
          </table:table-cell>
          <table:table-cell office:value-type="float" office:value="1.999616572083" calcext:value-type="float">
            <text:p>1,999616572083</text:p>
          </table:table-cell>
          <table:table-cell office:value-type="float" office:value="1.999988018578" calcext:value-type="float">
            <text:p>1,999988018578</text:p>
          </table:table-cell>
          <table:table-cell office:value-type="float" office:value="1.999178431919" calcext:value-type="float">
            <text:p>1,999178431919</text:p>
          </table:table-cell>
          <table:table-cell office:value-type="float" office:value="1.999695351866" calcext:value-type="float">
            <text:p>1,999695351866</text:p>
          </table:table-cell>
          <table:table-cell office:value-type="float" office:value="1.99884356669" calcext:value-type="float">
            <text:p>1,99884356669</text:p>
          </table:table-cell>
          <table:table-cell office:value-type="float" office:value="1.999690078006" calcext:value-type="float">
            <text:p>1,999690078006</text:p>
          </table:table-cell>
          <table:table-cell office:value-type="float" office:value="1.99815560199" calcext:value-type="float">
            <text:p>1,99815560199</text:p>
          </table:table-cell>
          <table:table-cell table:style-name="ce2" office:value-type="float" office:value="0.00000508755132526347" calcext:value-type="float">
            <text:p>5,09E-06</text:p>
          </table:table-cell>
          <table:table-cell table:style-name="ce2" office:value-type="float" office:value="0.00000450672461743037" calcext:value-type="float">
            <text:p>4,51E-06</text:p>
          </table:table-cell>
          <table:table-cell table:style-name="ce2" office:value-type="float" office:value="0.00000401988983457359" calcext:value-type="float">
            <text:p>4,02E-06</text:p>
          </table:table-cell>
          <table:table-cell table:style-name="ce2" office:value-type="float" office:value="0.00000360803923029608" calcext:value-type="float">
            <text:p>3,61E-06</text:p>
          </table:table-cell>
          <table:table-cell table:style-name="ce2" office:value-type="float" office:value="0.00000325630628931009" calcext:value-type="float">
            <text:p>3,26E-06</text:p>
          </table:table-cell>
          <table:table-cell table:style-name="ce2" office:value-type="float" office:value="0.00000295373244776994" calcext:value-type="float">
            <text:p>2,95E-06</text:p>
          </table:table-cell>
          <table:table-cell table:style-name="ce2" office:value-type="float" office:value="0.00000269135287165059" calcext:value-type="float">
            <text:p>2,69E-06</text:p>
          </table:table-cell>
          <table:table-cell table:style-name="ce2" office:value-type="float" office:value="0.00000246261170397024" calcext:value-type="float">
            <text:p>2,46E-06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1" calcext:value-type="float">
            <text:p>1E-09</text:p>
          </table:table-cell>
          <table:table-cell table:formula="of:=AVERAGE([.E22:.F22])" office:value-type="float" office:value="-0.0827330493254949" calcext:value-type="float">
            <text:p>-0,082733049325495</text:p>
          </table:table-cell>
          <table:table-cell table:style-name="Default" office:value-type="float" office:value="0.18085390134901" calcext:value-type="float">
            <text:p>0,18085390134901</text:p>
          </table:table-cell>
          <table:table-cell office:value-type="float" office:value="-0.34632" calcext:value-type="float">
            <text:p>-0,34632</text:p>
          </table:table-cell>
          <table:table-cell office:value-type="float" office:value="0" calcext:value-type="float">
            <text:p>0</text:p>
          </table:table-cell>
          <table:table-cell office:value-type="float" office:value="0.552493652298" calcext:value-type="float">
            <text:p>0,552493652298</text:p>
          </table:table-cell>
          <table:table-cell office:value-type="float" office:value="1.949261917135" calcext:value-type="float">
            <text:p>1,949261917135</text:p>
          </table:table-cell>
          <table:table-cell office:value-type="float" office:value="-0.734648528359" calcext:value-type="float">
            <text:p>-0,734648528359</text:p>
          </table:table-cell>
          <table:table-cell office:value-type="float" office:value="1.064373924353" calcext:value-type="float">
            <text:p>1,064373924353</text:p>
          </table:table-cell>
          <table:table-cell office:value-type="float" office:value="-1.160479545679" calcext:value-type="float">
            <text:p>-1,160479545679</text:p>
          </table:table-cell>
          <table:table-cell office:value-type="float" office:value="1.214002806949" calcext:value-type="float">
            <text:p>1,214002806949</text:p>
          </table:table-cell>
          <table:table-cell office:value-type="float" office:value="-2.114850813324" calcext:value-type="float">
            <text:p>-2,114850813324</text:p>
          </table:table-cell>
          <table:table-cell table:style-name="ce2" office:value-type="float" office:value="0.00000000128837236482615" calcext:value-type="float">
            <text:p>1,29E-09</text:p>
          </table:table-cell>
          <table:table-cell table:style-name="ce2" office:value-type="float" office:value="0.00000000124593340299754" calcext:value-type="float">
            <text:p>1,25E-09</text:p>
          </table:table-cell>
          <table:table-cell table:style-name="ce2" office:value-type="float" office:value="0.00000000111456952146111" calcext:value-type="float">
            <text:p>1,11E-09</text:p>
          </table:table-cell>
          <table:table-cell table:style-name="ce2" office:value-type="float" office:value="0.00000000115973166547873" calcext:value-type="float">
            <text:p>1,16E-09</text:p>
          </table:table-cell>
          <table:table-cell table:style-name="ce2" office:value-type="float" office:value="0.00000000109811317380247" calcext:value-type="float">
            <text:p>1,10E-09</text:p>
          </table:table-cell>
          <table:table-cell table:style-name="ce2" office:value-type="float" office:value="0.00000000116208220229336" calcext:value-type="float">
            <text:p>1,16E-09</text:p>
          </table:table-cell>
          <table:table-cell table:style-name="ce2" office:value-type="float" office:value="0.00000000109827192630867" calcext:value-type="float">
            <text:p>1,10E-09</text:p>
          </table:table-cell>
          <table:table-cell table:style-name="ce2" office:value-type="float" office:value="0.00000000120652800148652" calcext:value-type="float">
            <text:p>1,21E-09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1" calcext:value-type="float">
            <text:p>1,1</text:p>
          </table:table-cell>
          <table:table-cell office:value-type="float" office:value="0.011363638" calcext:value-type="float">
            <text:p>0,011363638</text:p>
          </table:table-cell>
          <table:table-cell table:formula="of:=AVERAGE([.E23:.F23])" office:value-type="float" office:value="0.0000000192666690514705" calcext:value-type="float">
            <text:p>1,92666690514705E-08</text:p>
          </table:table-cell>
          <table:table-cell office:value-type="float" office:value="0.000000038533338102941" calcext:value-type="float">
            <text:p>3,85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37348" calcext:value-type="float">
            <text:p>3,73E-08</text:p>
          </table:table-cell>
          <table:table-cell table:style-name="ce2" office:value-type="float" office:value="0.000000156458" calcext:value-type="float">
            <text:p>1,56E-07</text:p>
          </table:table-cell>
          <table:table-cell table:style-name="ce2" office:value-type="float" office:value="-0.000000071792" calcext:value-type="float">
            <text:p>-7,18E-08</text:p>
          </table:table-cell>
          <table:table-cell table:style-name="ce2" office:value-type="float" office:value="0.000000079312" calcext:value-type="float">
            <text:p>7,93E-08</text:p>
          </table:table-cell>
          <table:table-cell table:style-name="ce2" office:value-type="float" office:value="-0.000000153408" calcext:value-type="float">
            <text:p>-1,53E-07</text:p>
          </table:table-cell>
          <table:table-cell table:style-name="ce2" office:value-type="float" office:value="0.00000011936" calcext:value-type="float">
            <text:p>1,19E-07</text:p>
          </table:table-cell>
          <table:table-cell table:style-name="ce2" office:value-type="float" office:value="0.000000101739" calcext:value-type="float">
            <text:p>1,02E-07</text:p>
          </table:table-cell>
          <table:table-cell office:value-type="float" office:value="0.0113636375935205" calcext:value-type="float">
            <text:p>0,011363637593521</text:p>
          </table:table-cell>
          <table:table-cell office:value-type="float" office:value="0.0113636375677911" calcext:value-type="float">
            <text:p>0,011363637567791</text:p>
          </table:table-cell>
          <table:table-cell office:value-type="float" office:value="0.0113636374661673" calcext:value-type="float">
            <text:p>0,011363637466167</text:p>
          </table:table-cell>
          <table:table-cell office:value-type="float" office:value="0.0113636375102762" calcext:value-type="float">
            <text:p>0,011363637510276</text:p>
          </table:table-cell>
          <table:table-cell office:value-type="float" office:value="0.0113636374640469" calcext:value-type="float">
            <text:p>0,011363637464047</text:p>
          </table:table-cell>
          <table:table-cell office:value-type="float" office:value="0.0113636375491017" calcext:value-type="float">
            <text:p>0,011363637549102</text:p>
          </table:table-cell>
          <table:table-cell office:value-type="float" office:value="0.0113636374860038" calcext:value-type="float">
            <text:p>0,011363637486004</text:p>
          </table:table-cell>
          <table:table-cell office:value-type="float" office:value="0.0113636374346118" calcext:value-type="float">
            <text:p>0,011363637434612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2" calcext:value-type="float">
            <text:p>1,2</text:p>
          </table:table-cell>
          <table:table-cell office:value-type="float" office:value="0.020833335" calcext:value-type="float">
            <text:p>0,020833335</text:p>
          </table:table-cell>
          <table:table-cell table:formula="of:=AVERAGE([.E24:.F24])" office:value-type="float" office:value="0.0000000110176822684132" calcext:value-type="float">
            <text:p>1,10176822684132E-08</text:p>
          </table:table-cell>
          <table:table-cell office:value-type="float" office:value="0.0000000220353645368265" calcext:value-type="float">
            <text:p>2,20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21758" calcext:value-type="float">
            <text:p>2,18E-08</text:p>
          </table:table-cell>
          <table:table-cell table:style-name="ce2" office:value-type="float" office:value="0.000000090029" calcext:value-type="float">
            <text:p>9,00E-08</text:p>
          </table:table-cell>
          <table:table-cell table:style-name="ce2" office:value-type="float" office:value="0.000000098286" calcext:value-type="float">
            <text:p>9,83E-08</text:p>
          </table:table-cell>
          <table:table-cell table:style-name="ce2" office:value-type="float" office:value="-0.000000100339" calcext:value-type="float">
            <text:p>-1,00E-07</text:p>
          </table:table-cell>
          <table:table-cell table:style-name="ce2" office:value-type="float" office:value="-0.000000090001" calcext:value-type="float">
            <text:p>-9,00E-08</text:p>
          </table:table-cell>
          <table:table-cell table:style-name="ce2" office:value-type="float" office:value="0.000000068839" calcext:value-type="float">
            <text:p>6,88E-08</text:p>
          </table:table-cell>
          <table:table-cell table:style-name="ce2" office:value-type="float" office:value="0.000000057437" calcext:value-type="float">
            <text:p>5,74E-08</text:p>
          </table:table-cell>
          <table:table-cell office:value-type="float" office:value="0.0208333346298145" calcext:value-type="float">
            <text:p>0,020833334629815</text:p>
          </table:table-cell>
          <table:table-cell office:value-type="float" office:value="0.0208333346023339" calcext:value-type="float">
            <text:p>0,020833334602334</text:p>
          </table:table-cell>
          <table:table-cell office:value-type="float" office:value="0.020833334495127" calcext:value-type="float">
            <text:p>0,020833334495127</text:p>
          </table:table-cell>
          <table:table-cell office:value-type="float" office:value="0.020833334384417" calcext:value-type="float">
            <text:p>0,020833334384417</text:p>
          </table:table-cell>
          <table:table-cell office:value-type="float" office:value="0.0208333344916408" calcext:value-type="float">
            <text:p>0,020833334491641</text:p>
          </table:table-cell>
          <table:table-cell office:value-type="float" office:value="0.020833334583123" calcext:value-type="float">
            <text:p>0,020833334583123</text:p>
          </table:table-cell>
          <table:table-cell office:value-type="float" office:value="0.0208333345164065" calcext:value-type="float">
            <text:p>0,020833334516407</text:p>
          </table:table-cell>
          <table:table-cell office:value-type="float" office:value="0.0208333344632155" calcext:value-type="float">
            <text:p>0,020833334463216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25" calcext:value-type="float">
            <text:p>1,25</text:p>
          </table:table-cell>
          <table:table-cell office:value-type="float" office:value="0.025000001" calcext:value-type="float">
            <text:p>0,025000001</text:p>
          </table:table-cell>
          <table:table-cell table:formula="of:=AVERAGE([.E25:.F25])" office:value-type="float" office:value="0.00000000881412390336532" calcext:value-type="float">
            <text:p>8,81412390336532E-09</text:p>
          </table:table-cell>
          <table:table-cell office:value-type="float" office:value="0.0000000176282478067306" calcext:value-type="float">
            <text:p>1,76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17406" calcext:value-type="float">
            <text:p>1,74E-08</text:p>
          </table:table-cell>
          <table:table-cell table:style-name="ce2" office:value-type="float" office:value="0.000000072025" calcext:value-type="float">
            <text:p>7,20E-08</text:p>
          </table:table-cell>
          <table:table-cell table:style-name="ce2" office:value-type="float" office:value="-0.000000032217" calcext:value-type="float">
            <text:p>-3,22E-08</text:p>
          </table:table-cell>
          <table:table-cell table:style-name="ce2" office:value-type="float" office:value="0.000000036569" calcext:value-type="float">
            <text:p>3,66E-08</text:p>
          </table:table-cell>
          <table:table-cell table:style-name="ce2" office:value-type="float" office:value="-0.000000072001" calcext:value-type="float">
            <text:p>-7,20E-08</text:p>
          </table:table-cell>
          <table:table-cell table:style-name="ce2" office:value-type="float" office:value="0.000000055073" calcext:value-type="float">
            <text:p>5,51E-08</text:p>
          </table:table-cell>
          <table:table-cell table:style-name="ce2" office:value-type="float" office:value="0.000000045948" calcext:value-type="float">
            <text:p>4,59E-08</text:p>
          </table:table-cell>
          <table:table-cell office:value-type="float" office:value="0.0250000012446221" calcext:value-type="float">
            <text:p>0,025000001244622</text:p>
          </table:table-cell>
          <table:table-cell office:value-type="float" office:value="0.0250000012182417" calcext:value-type="float">
            <text:p>0,025000001218242</text:p>
          </table:table-cell>
          <table:table-cell office:value-type="float" office:value="0.0250000011153216" calcext:value-type="float">
            <text:p>0,025000001115322</text:p>
          </table:table-cell>
          <table:table-cell office:value-type="float" office:value="0.0250000011588689" calcext:value-type="float">
            <text:p>0,025000001158869</text:p>
          </table:table-cell>
          <table:table-cell office:value-type="float" office:value="0.0250000011119748" calcext:value-type="float">
            <text:p>0,025000001111975</text:p>
          </table:table-cell>
          <table:table-cell office:value-type="float" office:value="0.0250000011997986" calcext:value-type="float">
            <text:p>0,025000001199799</text:p>
          </table:table-cell>
          <table:table-cell office:value-type="float" office:value="0.025000001135749" calcext:value-type="float">
            <text:p>0,025000001135749</text:p>
          </table:table-cell>
          <table:table-cell office:value-type="float" office:value="0.0250000010846874" calcext:value-type="float">
            <text:p>0,025000001084688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3" calcext:value-type="float">
            <text:p>1,3</text:p>
          </table:table-cell>
          <table:table-cell office:value-type="float" office:value="0.028846155" calcext:value-type="float">
            <text:p>0,028846155</text:p>
          </table:table-cell>
          <table:table-cell table:formula="of:=AVERAGE([.E26:.F26])" office:value-type="float" office:value="-0.00000000017583751393753" calcext:value-type="float">
            <text:p>-1,7583751393753E-10</text:p>
          </table:table-cell>
          <table:table-cell office:value-type="float" office:value="-0.00000000035167502787506" calcext:value-type="float">
            <text:p>-3,52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0.000000014505" calcext:value-type="float">
            <text:p>1,45E-08</text:p>
          </table:table-cell>
          <table:table-cell table:style-name="ce2" office:value-type="float" office:value="0.00000006002" calcext:value-type="float">
            <text:p>6,00E-08</text:p>
          </table:table-cell>
          <table:table-cell table:style-name="ce2" office:value-type="float" office:value="-0.000000026847" calcext:value-type="float">
            <text:p>-2,68E-08</text:p>
          </table:table-cell>
          <table:table-cell table:style-name="ce2" office:value-type="float" office:value="0.000000030474" calcext:value-type="float">
            <text:p>3,05E-08</text:p>
          </table:table-cell>
          <table:table-cell table:style-name="ce2" office:value-type="float" office:value="-0.00000006" calcext:value-type="float">
            <text:p>-6,00E-08</text:p>
          </table:table-cell>
          <table:table-cell table:style-name="ce2" office:value-type="float" office:value="0.000000045893" calcext:value-type="float">
            <text:p>4,59E-08</text:p>
          </table:table-cell>
          <table:table-cell table:style-name="ce2" office:value-type="float" office:value="-0.000000084512" calcext:value-type="float">
            <text:p>-8,45E-08</text:p>
          </table:table-cell>
          <table:table-cell office:value-type="float" office:value="0.0288461550429055" calcext:value-type="float">
            <text:p>0,028846155042906</text:p>
          </table:table-cell>
          <table:table-cell office:value-type="float" office:value="0.02884615501754" calcext:value-type="float">
            <text:p>0,02884615501754</text:p>
          </table:table-cell>
          <table:table-cell office:value-type="float" office:value="0.0288461549185788" calcext:value-type="float">
            <text:p>0,028846154918579</text:p>
          </table:table-cell>
          <table:table-cell office:value-type="float" office:value="0.0288461549604508" calcext:value-type="float">
            <text:p>0,028846154960451</text:p>
          </table:table-cell>
          <table:table-cell office:value-type="float" office:value="0.0288461549153605" calcext:value-type="float">
            <text:p>0,028846154915361</text:p>
          </table:table-cell>
          <table:table-cell office:value-type="float" office:value="0.0288461549998054" calcext:value-type="float">
            <text:p>0,028846154999806</text:p>
          </table:table-cell>
          <table:table-cell office:value-type="float" office:value="0.0288461549382202" calcext:value-type="float">
            <text:p>0,02884615493822</text:p>
          </table:table-cell>
          <table:table-cell office:value-type="float" office:value="0.028846155046587" calcext:value-type="float">
            <text:p>0,028846155046587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4" calcext:value-type="float">
            <text:p>1,4</text:p>
          </table:table-cell>
          <table:table-cell office:value-type="float" office:value="0.035714287" calcext:value-type="float">
            <text:p>0,035714287</text:p>
          </table:table-cell>
          <table:table-cell table:formula="of:=AVERAGE([.E27:.F27])" office:value-type="float" office:value="0.00000000629974007456358" calcext:value-type="float">
            <text:p>6,29974007456358E-09</text:p>
          </table:table-cell>
          <table:table-cell office:value-type="float" office:value="0.0000000125994801491272" calcext:value-type="float">
            <text:p>1,26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12678" calcext:value-type="float">
            <text:p>1,27E-08</text:p>
          </table:table-cell>
          <table:table-cell table:style-name="ce2" office:value-type="float" office:value="0.000000051811" calcext:value-type="float">
            <text:p>5,18E-08</text:p>
          </table:table-cell>
          <table:table-cell table:style-name="ce2" office:value-type="float" office:value="0.000000057002" calcext:value-type="float">
            <text:p>5,70E-08</text:p>
          </table:table-cell>
          <table:table-cell table:style-name="ce2" office:value-type="float" office:value="-0.000000057521" calcext:value-type="float">
            <text:p>-5,75E-08</text:p>
          </table:table-cell>
          <table:table-cell table:style-name="ce2" office:value-type="float" office:value="-0.000000052809" calcext:value-type="float">
            <text:p>-5,28E-08</text:p>
          </table:table-cell>
          <table:table-cell table:style-name="ce2" office:value-type="float" office:value="0.000000039706" calcext:value-type="float">
            <text:p>3,97E-08</text:p>
          </table:table-cell>
          <table:table-cell table:style-name="ce2" office:value-type="float" office:value="0.000000032403" calcext:value-type="float">
            <text:p>3,24E-08</text:p>
          </table:table-cell>
          <table:table-cell office:value-type="float" office:value="0.0357142869922734" calcext:value-type="float">
            <text:p>0,035714286992274</text:p>
          </table:table-cell>
          <table:table-cell office:value-type="float" office:value="0.0357142869648239" calcext:value-type="float">
            <text:p>0,035714286964824</text:p>
          </table:table-cell>
          <table:table-cell office:value-type="float" office:value="0.0357142868590581" calcext:value-type="float">
            <text:p>0,035714286859058</text:p>
          </table:table-cell>
          <table:table-cell office:value-type="float" office:value="0.0357142867489895" calcext:value-type="float">
            <text:p>0,03571428674899</text:p>
          </table:table-cell>
          <table:table-cell office:value-type="float" office:value="0.0357142868543624" calcext:value-type="float">
            <text:p>0,035714286854362</text:p>
          </table:table-cell>
          <table:table-cell office:value-type="float" office:value="0.0357142869463825" calcext:value-type="float">
            <text:p>0,035714286946383</text:p>
          </table:table-cell>
          <table:table-cell office:value-type="float" office:value="0.035714286880414" calcext:value-type="float">
            <text:p>0,035714286880414</text:p>
          </table:table-cell>
          <table:table-cell office:value-type="float" office:value="0.0357142868289727" calcext:value-type="float">
            <text:p>0,035714286828973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5" calcext:value-type="float">
            <text:p>1,5</text:p>
          </table:table-cell>
          <table:table-cell office:value-type="float" office:value="0.020937223" calcext:value-type="float">
            <text:p>0,020937223</text:p>
          </table:table-cell>
          <table:table-cell table:formula="of:=AVERAGE([.E28:.F28])" office:value-type="float" office:value="-10.8012033993471" calcext:value-type="float">
            <text:p>-10,8012033993471</text:p>
          </table:table-cell>
          <table:table-cell office:value-type="float" office:value="-0.0000867986941525292" calcext:value-type="float">
            <text:p>-8,68E-05</text:p>
          </table:table-cell>
          <table:table-cell office:value-type="float" office:value="-21.60232" calcext:value-type="float">
            <text:p>-21,60232</text:p>
          </table:table-cell>
          <table:table-cell office:value-type="float" office:value="0" calcext:value-type="float">
            <text:p>0</text:p>
          </table:table-cell>
          <table:table-cell office:value-type="float" office:value="85.818527757386" calcext:value-type="float">
            <text:p>85,818527757386</text:p>
          </table:table-cell>
          <table:table-cell office:value-type="float" office:value="0.997642930479" calcext:value-type="float">
            <text:p>0,997642930479</text:p>
          </table:table-cell>
          <table:table-cell office:value-type="float" office:value="0.997762023431" calcext:value-type="float">
            <text:p>0,997762023431</text:p>
          </table:table-cell>
          <table:table-cell office:value-type="float" office:value="-103.594587515066" calcext:value-type="float">
            <text:p>-103,594587515066</text:p>
          </table:table-cell>
          <table:table-cell office:value-type="float" office:value="110.956454111812" calcext:value-type="float">
            <text:p>110,956454111812</text:p>
          </table:table-cell>
          <table:table-cell office:value-type="float" office:value="-116.371902563897" calcext:value-type="float">
            <text:p>-116,371902563897</text:p>
          </table:table-cell>
          <table:table-cell office:value-type="float" office:value="0.000665707913" calcext:value-type="float">
            <text:p>0,000665707913</text:p>
          </table:table-cell>
          <table:table-cell office:value-type="float" office:value="0.0416641223488618" calcext:value-type="float">
            <text:p>0,041664122348862</text:p>
          </table:table-cell>
          <table:table-cell office:value-type="float" office:value="0.000229219456960419" calcext:value-type="float">
            <text:p>0,00022921945696</text:p>
          </table:table-cell>
          <table:table-cell office:value-type="float" office:value="0.000216514210890399" calcext:value-type="float">
            <text:p>0,00021651421089</text:p>
          </table:table-cell>
          <table:table-cell office:value-type="float" office:value="0.000205143547215098" calcext:value-type="float">
            <text:p>0,000205143547215</text:p>
          </table:table-cell>
          <table:table-cell office:value-type="float" office:value="0.0416650379968284" calcext:value-type="float">
            <text:p>0,041665037996829</text:p>
          </table:table-cell>
          <table:table-cell office:value-type="float" office:value="0.000185644587709308" calcext:value-type="float">
            <text:p>0,000185644587709</text:p>
          </table:table-cell>
          <table:table-cell office:value-type="float" office:value="0.0416666677550531" calcext:value-type="float">
            <text:p>0,041666667755053</text:p>
          </table:table-cell>
          <table:table-cell office:value-type="float" office:value="0.0416654347778433" calcext:value-type="float">
            <text:p>0,041665434777843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6" calcext:value-type="float">
            <text:p>1,6</text:p>
          </table:table-cell>
          <table:table-cell office:value-type="float" office:value="0.031248324" calcext:value-type="float">
            <text:p>0,031248324</text:p>
          </table:table-cell>
          <table:table-cell table:formula="of:=AVERAGE([.E29:.F29])" office:value-type="float" office:value="-0.0000992571471074677" calcext:value-type="float">
            <text:p>-9,92571471074677E-05</text:p>
          </table:table-cell>
          <table:table-cell table:style-name="Default" office:value-type="float" office:value="-0.000108514294214936" calcext:value-type="float">
            <text:p>-0,000108514294215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0" calcext:value-type="float">
            <text:p>0</text:p>
          </table:table-cell>
          <table:table-cell office:value-type="float" office:value="-0.000143724154" calcext:value-type="float">
            <text:p>-0,000143724154</text:p>
          </table:table-cell>
          <table:table-cell office:value-type="float" office:value="-0.000127792247" calcext:value-type="float">
            <text:p>-0,000127792247</text:p>
          </table:table-cell>
          <table:table-cell office:value-type="float" office:value="-0.000114342247" calcext:value-type="float">
            <text:p>-0,000114342247</text:p>
          </table:table-cell>
          <table:table-cell office:value-type="float" office:value="-0.000102780654" calcext:value-type="float">
            <text:p>-0,000102780654</text:p>
          </table:table-cell>
          <table:table-cell table:style-name="ce2" office:value-type="float" office:value="-0.000092991244" calcext:value-type="float">
            <text:p>-9,30E-05</text:p>
          </table:table-cell>
          <table:table-cell table:style-name="ce2" office:value-type="float" office:value="-0.000084629997" calcext:value-type="float">
            <text:p>-8,46E-05</text:p>
          </table:table-cell>
          <table:table-cell table:style-name="ce2" office:value-type="float" office:value="-0.000077266591" calcext:value-type="float">
            <text:p>-7,73E-05</text:p>
          </table:table-cell>
          <table:table-cell office:value-type="float" office:value="0.0312476145353913" calcext:value-type="float">
            <text:p>0,031247614535391</text:p>
          </table:table-cell>
          <table:table-cell office:value-type="float" office:value="0.0312478868039944" calcext:value-type="float">
            <text:p>0,031247886803995</text:p>
          </table:table-cell>
          <table:table-cell office:value-type="float" office:value="0.0312481150519592" calcext:value-type="float">
            <text:p>0,031248115051959</text:p>
          </table:table-cell>
          <table:table-cell office:value-type="float" office:value="0.0312483082336405" calcext:value-type="float">
            <text:p>0,031248308233641</text:p>
          </table:table-cell>
          <table:table-cell office:value-type="float" office:value="0.0312484729738539" calcext:value-type="float">
            <text:p>0,031248472973854</text:p>
          </table:table-cell>
          <table:table-cell office:value-type="float" office:value="0.0312486147503115" calcext:value-type="float">
            <text:p>0,031248614750312</text:p>
          </table:table-cell>
          <table:table-cell office:value-type="float" office:value="0.0312487377759994" calcext:value-type="float">
            <text:p>0,031248737776</text:p>
          </table:table-cell>
          <table:table-cell office:value-type="float" office:value="0.0312488451042281" calcext:value-type="float">
            <text:p>0,031248845104228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7" calcext:value-type="float">
            <text:p>1,7</text:p>
          </table:table-cell>
          <table:table-cell office:value-type="float" office:value="0.022057246" calcext:value-type="float">
            <text:p>0,022057246</text:p>
          </table:table-cell>
          <table:table-cell table:formula="of:=AVERAGE([.E30:.F30])" office:value-type="float" office:value="-0.000137344229046093" calcext:value-type="float">
            <text:p>-0,000137344229046</text:p>
          </table:table-cell>
          <table:table-cell table:style-name="Default" office:value-type="float" office:value="-0.000144688458092186" calcext:value-type="float">
            <text:p>-0,000144688458092</text:p>
          </table:table-cell>
          <table:table-cell office:value-type="float" office:value="-0.00013" calcext:value-type="float">
            <text:p>-0,00013</text:p>
          </table:table-cell>
          <table:table-cell office:value-type="float" office:value="0" calcext:value-type="float">
            <text:p>0</text:p>
          </table:table-cell>
          <table:table-cell office:value-type="float" office:value="-0.000191636804" calcext:value-type="float">
            <text:p>-0,000191636804</text:p>
          </table:table-cell>
          <table:table-cell office:value-type="float" office:value="-0.000170393297" calcext:value-type="float">
            <text:p>-0,000170393297</text:p>
          </table:table-cell>
          <table:table-cell office:value-type="float" office:value="-0.000152337147" calcext:value-type="float">
            <text:p>-0,000152337147</text:p>
          </table:table-cell>
          <table:table-cell office:value-type="float" office:value="-0.000137171917" calcext:value-type="float">
            <text:p>-0,000137171917</text:p>
          </table:table-cell>
          <table:table-cell office:value-type="float" office:value="-0.000123990252" calcext:value-type="float">
            <text:p>-0,000123990252</text:p>
          </table:table-cell>
          <table:table-cell office:value-type="float" office:value="-0.000112841588" calcext:value-type="float">
            <text:p>-0,000112841588</text:p>
          </table:table-cell>
          <table:table-cell office:value-type="float" office:value="-0.000103023451" calcext:value-type="float">
            <text:p>-0,000103023451</text:p>
          </table:table-cell>
          <table:table-cell office:value-type="float" office:value="0.0220565783862495" calcext:value-type="float">
            <text:p>0,02205657838625</text:p>
          </table:table-cell>
          <table:table-cell office:value-type="float" office:value="0.0220568346390538" calcext:value-type="float">
            <text:p>0,022056834639054</text:p>
          </table:table-cell>
          <table:table-cell office:value-type="float" office:value="0.022057049460669" calcext:value-type="float">
            <text:p>0,022057049460669</text:p>
          </table:table-cell>
          <table:table-cell office:value-type="float" office:value="0.0220572311331186" calcext:value-type="float">
            <text:p>0,022057231133119</text:p>
          </table:table-cell>
          <table:table-cell office:value-type="float" office:value="0.0220573863283327" calcext:value-type="float">
            <text:p>0,022057386328333</text:p>
          </table:table-cell>
          <table:table-cell office:value-type="float" office:value="0.0220575197649993" calcext:value-type="float">
            <text:p>0,022057519764999</text:p>
          </table:table-cell>
          <table:table-cell office:value-type="float" office:value="0.022057635553881" calcext:value-type="float">
            <text:p>0,022057635553881</text:p>
          </table:table-cell>
          <table:table-cell office:value-type="float" office:value="0.0220577365686865" calcext:value-type="float">
            <text:p>0,022057736568687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75" calcext:value-type="float">
            <text:p>1,75</text:p>
          </table:table-cell>
          <table:table-cell office:value-type="float" office:value="0.017855611" calcext:value-type="float">
            <text:p>0,017855611</text:p>
          </table:table-cell>
          <table:table-cell table:formula="of:=AVERAGE([.E31:.F31])" office:value-type="float" office:value="-0.000161802557105909" calcext:value-type="float">
            <text:p>-0,000161802557106</text:p>
          </table:table-cell>
          <table:table-cell table:style-name="Default" office:value-type="float" office:value="-0.000173605114211817" calcext:value-type="float">
            <text:p>-0,000173605114212</text:p>
          </table:table-cell>
          <table:table-cell office:value-type="float" office:value="-0.00015" calcext:value-type="float">
            <text:p>-0,00015</text:p>
          </table:table-cell>
          <table:table-cell office:value-type="float" office:value="0" calcext:value-type="float">
            <text:p>0</text:p>
          </table:table-cell>
          <table:table-cell office:value-type="float" office:value="-0.000229968578" calcext:value-type="float">
            <text:p>-0,000229968578</text:p>
          </table:table-cell>
          <table:table-cell office:value-type="float" office:value="-0.000204475442" calcext:value-type="float">
            <text:p>-0,000204475442</text:p>
          </table:table-cell>
          <table:table-cell office:value-type="float" office:value="-0.000182807369" calcext:value-type="float">
            <text:p>-0,000182807369</text:p>
          </table:table-cell>
          <table:table-cell office:value-type="float" office:value="-0.000164608562" calcext:value-type="float">
            <text:p>-0,000164608562</text:p>
          </table:table-cell>
          <table:table-cell office:value-type="float" office:value="-0.000148790149" calcext:value-type="float">
            <text:p>-0,000148790149</text:p>
          </table:table-cell>
          <table:table-cell office:value-type="float" office:value="-0.000135411439" calcext:value-type="float">
            <text:p>-0,000135411439</text:p>
          </table:table-cell>
          <table:table-cell office:value-type="float" office:value="-0.00012343627" calcext:value-type="float">
            <text:p>-0,00012343627</text:p>
          </table:table-cell>
          <table:table-cell office:value-type="float" office:value="0.017854961860931" calcext:value-type="float">
            <text:p>0,017854961860931</text:p>
          </table:table-cell>
          <table:table-cell office:value-type="float" office:value="0.0178552107922249" calcext:value-type="float">
            <text:p>0,017855210792225</text:p>
          </table:table-cell>
          <table:table-cell office:value-type="float" office:value="0.0178554194760762" calcext:value-type="float">
            <text:p>0,017855419476076</text:p>
          </table:table-cell>
          <table:table-cell office:value-type="float" office:value="0.017855595957887" calcext:value-type="float">
            <text:p>0,017855595957887</text:p>
          </table:table-cell>
          <table:table-cell office:value-type="float" office:value="0.0178557467189521" calcext:value-type="float">
            <text:p>0,017855746718952</text:p>
          </table:table-cell>
          <table:table-cell office:value-type="float" office:value="0.0178558763431411" calcext:value-type="float">
            <text:p>0,017855876343141</text:p>
          </table:table-cell>
          <table:table-cell office:value-type="float" office:value="0.0178559888237716" calcext:value-type="float">
            <text:p>0,017855988823772</text:p>
          </table:table-cell>
          <table:table-cell office:value-type="float" office:value="0.0178560867991326" calcext:value-type="float">
            <text:p>0,017856086799133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8" calcext:value-type="float">
            <text:p>1,8</text:p>
          </table:table-cell>
          <table:table-cell office:value-type="float" office:value="0.013887399" calcext:value-type="float">
            <text:p>0,013887399</text:p>
          </table:table-cell>
          <table:table-cell table:formula="of:=AVERAGE([.E32:.F32])" office:value-type="float" office:value="-0.000203522561073122" calcext:value-type="float">
            <text:p>-0,000203522561073</text:p>
          </table:table-cell>
          <table:table-cell table:style-name="Default" office:value-type="float" office:value="-0.000217045122146244" calcext:value-type="float">
            <text:p>-0,000217045122146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0" calcext:value-type="float">
            <text:p>0</text:p>
          </table:table-cell>
          <table:table-cell office:value-type="float" office:value="-0.000287473517" calcext:value-type="float">
            <text:p>-0,000287473517</text:p>
          </table:table-cell>
          <table:table-cell office:value-type="float" office:value="-0.000255618728" calcext:value-type="float">
            <text:p>-0,000255618728</text:p>
          </table:table-cell>
          <table:table-cell office:value-type="float" office:value="-0.000228717416" calcext:value-type="float">
            <text:p>-0,000228717416</text:p>
          </table:table-cell>
          <table:table-cell office:value-type="float" office:value="-0.000205552628" calcext:value-type="float">
            <text:p>-0,000205552628</text:p>
          </table:table-cell>
          <table:table-cell office:value-type="float" office:value="-0.000186214362" calcext:value-type="float">
            <text:p>-0,000186214362</text:p>
          </table:table-cell>
          <table:table-cell office:value-type="float" office:value="-0.000169267167" calcext:value-type="float">
            <text:p>-0,000169267167</text:p>
          </table:table-cell>
          <table:table-cell office:value-type="float" office:value="-0.000154297725" calcext:value-type="float">
            <text:p>-0,000154297725</text:p>
          </table:table-cell>
          <table:table-cell office:value-type="float" office:value="0.0138867683055093" calcext:value-type="float">
            <text:p>0,013886768305509</text:p>
          </table:table-cell>
          <table:table-cell office:value-type="float" office:value="0.0138870103258446" calcext:value-type="float">
            <text:p>0,013887010325845</text:p>
          </table:table-cell>
          <table:table-cell office:value-type="float" office:value="0.0138872132271164" calcext:value-type="float">
            <text:p>0,013887213227116</text:p>
          </table:table-cell>
          <table:table-cell office:value-type="float" office:value="0.0138873849590556" calcext:value-type="float">
            <text:p>0,013887384959056</text:p>
          </table:table-cell>
          <table:table-cell office:value-type="float" office:value="0.0138875313810743" calcext:value-type="float">
            <text:p>0,013887531381074</text:p>
          </table:table-cell>
          <table:table-cell office:value-type="float" office:value="0.0138876575558317" calcext:value-type="float">
            <text:p>0,013887657555832</text:p>
          </table:table-cell>
          <table:table-cell office:value-type="float" office:value="0.0138877669120006" calcext:value-type="float">
            <text:p>0,013887766912001</text:p>
          </table:table-cell>
          <table:table-cell office:value-type="float" office:value="0.0138878621658238" calcext:value-type="float">
            <text:p>0,013887862165824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9" calcext:value-type="float">
            <text:p>1,9</text:p>
          </table:table-cell>
          <table:table-cell office:value-type="float" office:value="0.006577536" calcext:value-type="float">
            <text:p>0,006577536</text:p>
          </table:table-cell>
          <table:table-cell table:formula="of:=AVERAGE([.E33:.F33])" office:value-type="float" office:value="-0.000407069719989281" calcext:value-type="float">
            <text:p>-0,000407069719989</text:p>
          </table:table-cell>
          <table:table-cell table:style-name="Default" office:value-type="float" office:value="-0.000434139439978562" calcext:value-type="float">
            <text:p>-0,000434139439979</text:p>
          </table:table-cell>
          <table:table-cell office:value-type="float" office:value="-0.00038" calcext:value-type="float">
            <text:p>-0,00038</text:p>
          </table:table-cell>
          <table:table-cell office:value-type="float" office:value="0" calcext:value-type="float">
            <text:p>0</text:p>
          </table:table-cell>
          <table:table-cell office:value-type="float" office:value="-0.000575029835" calcext:value-type="float">
            <text:p>-0,000575029835</text:p>
          </table:table-cell>
          <table:table-cell office:value-type="float" office:value="-0.000511302885" calcext:value-type="float">
            <text:p>-0,000511302885</text:p>
          </table:table-cell>
          <table:table-cell office:value-type="float" office:value="-0.000457066487" calcext:value-type="float">
            <text:p>-0,000457066487</text:p>
          </table:table-cell>
          <table:table-cell office:value-type="float" office:value="-0.000411591083" calcext:value-type="float">
            <text:p>-0,000411591083</text:p>
          </table:table-cell>
          <table:table-cell office:value-type="float" office:value="-0.000371978281" calcext:value-type="float">
            <text:p>-0,000371978281</text:p>
          </table:table-cell>
          <table:table-cell office:value-type="float" office:value="-0.000338590648" calcext:value-type="float">
            <text:p>-0,000338590648</text:p>
          </table:table-cell>
          <table:table-cell office:value-type="float" office:value="-0.000309122918" calcext:value-type="float">
            <text:p>-0,000309122918</text:p>
          </table:table-cell>
          <table:table-cell office:value-type="float" office:value="0.00657693839469232" calcext:value-type="float">
            <text:p>0,006576938394692</text:p>
          </table:table-cell>
          <table:table-cell office:value-type="float" office:value="0.0065771676771163" calcext:value-type="float">
            <text:p>0,006577167677116</text:p>
          </table:table-cell>
          <table:table-cell office:value-type="float" office:value="0.00657735989937291" calcext:value-type="float">
            <text:p>0,006577359899373</text:p>
          </table:table-cell>
          <table:table-cell office:value-type="float" office:value="0.00657752244317026" calcext:value-type="float">
            <text:p>0,00657752244317</text:p>
          </table:table-cell>
          <table:table-cell office:value-type="float" office:value="0.00657766130838593" calcext:value-type="float">
            <text:p>0,006577661308386</text:p>
          </table:table-cell>
          <table:table-cell office:value-type="float" office:value="0.00657778068666419" calcext:value-type="float">
            <text:p>0,006577780686664</text:p>
          </table:table-cell>
          <table:table-cell office:value-type="float" office:value="0.00657788429569721" calcext:value-type="float">
            <text:p>0,006577884295697</text:p>
          </table:table-cell>
          <table:table-cell office:value-type="float" office:value="0.00657797468341156" calcext:value-type="float">
            <text:p>0,006577974683412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1.95" calcext:value-type="float">
            <text:p>1,95</text:p>
          </table:table-cell>
          <table:table-cell office:value-type="float" office:value="0.003203753" calcext:value-type="float">
            <text:p>0,003203753</text:p>
          </table:table-cell>
          <table:table-cell table:formula="of:=AVERAGE([.E34:.F34])" office:value-type="float" office:value="-0.000814237866060975" calcext:value-type="float">
            <text:p>-0,000814237866061</text:p>
          </table:table-cell>
          <table:table-cell table:style-name="Default" office:value-type="float" office:value="-0.000868475732121951" calcext:value-type="float">
            <text:p>-0,000868475732122</text:p>
          </table:table-cell>
          <table:table-cell office:value-type="float" office:value="-0.00076" calcext:value-type="float">
            <text:p>-0,00076</text:p>
          </table:table-cell>
          <table:table-cell office:value-type="float" office:value="0" calcext:value-type="float">
            <text:p>0</text:p>
          </table:table-cell>
          <table:table-cell office:value-type="float" office:value="-0.001150391" calcext:value-type="float">
            <text:p>-0,001150391</text:p>
          </table:table-cell>
          <table:table-cell office:value-type="float" office:value="-0.001022867598" calcext:value-type="float">
            <text:p>-0,001022867598</text:p>
          </table:table-cell>
          <table:table-cell office:value-type="float" office:value="-0.000914342364" calcext:value-type="float">
            <text:p>-0,000914342364</text:p>
          </table:table-cell>
          <table:table-cell office:value-type="float" office:value="-0.000823351827" calcext:value-type="float">
            <text:p>-0,000823351827</text:p>
          </table:table-cell>
          <table:table-cell office:value-type="float" office:value="-0.000744095296" calcext:value-type="float">
            <text:p>-0,000744095296</text:p>
          </table:table-cell>
          <table:table-cell office:value-type="float" office:value="-0.000677296085" calcext:value-type="float">
            <text:p>-0,000677296085</text:p>
          </table:table-cell>
          <table:table-cell office:value-type="float" office:value="-0.000618341529" calcext:value-type="float">
            <text:p>-0,000618341529</text:p>
          </table:table-cell>
          <table:table-cell office:value-type="float" office:value="0.00320317074354644" calcext:value-type="float">
            <text:p>0,003203170743546</text:p>
          </table:table-cell>
          <table:table-cell office:value-type="float" office:value="0.00320339414693256" calcext:value-type="float">
            <text:p>0,003203394146933</text:p>
          </table:table-cell>
          <table:table-cell office:value-type="float" office:value="0.00320358144041443" calcext:value-type="float">
            <text:p>0,003203581440414</text:p>
          </table:table-cell>
          <table:table-cell office:value-type="float" office:value="0.00320373981642399" calcext:value-type="float">
            <text:p>0,003203739816424</text:p>
          </table:table-cell>
          <table:table-cell office:value-type="float" office:value="0.00320387512099103" calcext:value-type="float">
            <text:p>0,003203875120991</text:p>
          </table:table-cell>
          <table:table-cell office:value-type="float" office:value="0.00320399143828825" calcext:value-type="float">
            <text:p>0,003203991438288</text:p>
          </table:table-cell>
          <table:table-cell office:value-type="float" office:value="0.00320409239067841" calcext:value-type="float">
            <text:p>0,003204092390678</text:p>
          </table:table-cell>
          <table:table-cell office:value-type="float" office:value="0.00320418046076041" calcext:value-type="float">
            <text:p>0,00320418046076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1341" calcext:value-type="float">
            <text:p>1,341E-06</text:p>
          </table:table-cell>
          <table:table-cell table:formula="of:=AVERAGE([.E35:.F35])" office:value-type="float" office:value="1.99794530874497" calcext:value-type="float">
            <text:p>1,99794530874497</text:p>
          </table:table-cell>
          <table:table-cell table:style-name="ce3" office:value-type="float" office:value="1.99826061748994" calcext:value-type="float">
            <text:p>1,99826061748994</text:p>
          </table:table-cell>
          <table:table-cell table:style-name="ce1" office:value-type="float" office:value="1.99763" calcext:value-type="float">
            <text:p>1,99763</text:p>
          </table:table-cell>
          <table:table-cell office:value-type="float" office:value="0" calcext:value-type="float">
            <text:p>0</text:p>
          </table:table-cell>
          <table:table-cell office:value-type="float" office:value="1.998977470012" calcext:value-type="float">
            <text:p>1,998977470012</text:p>
          </table:table-cell>
          <table:table-cell office:value-type="float" office:value="1.999967021749" calcext:value-type="float">
            <text:p>1,999967021749</text:p>
          </table:table-cell>
          <table:table-cell office:value-type="float" office:value="1.997804588407" calcext:value-type="float">
            <text:p>1,997804588407</text:p>
          </table:table-cell>
          <table:table-cell office:value-type="float" office:value="1.999197022841" calcext:value-type="float">
            <text:p>1,999197022841</text:p>
          </table:table-cell>
          <table:table-cell office:value-type="float" office:value="1.996923388641" calcext:value-type="float">
            <text:p>1,996923388641</text:p>
          </table:table-cell>
          <table:table-cell office:value-type="float" office:value="1.999165682643" calcext:value-type="float">
            <text:p>1,999165682643</text:p>
          </table:table-cell>
          <table:table-cell office:value-type="float" office:value="1.995083479269" calcext:value-type="float">
            <text:p>1,995083479269</text:p>
          </table:table-cell>
          <table:table-cell table:style-name="ce2" office:value-type="float" office:value="0.00000190863692868716" calcext:value-type="float">
            <text:p>1,91E-06</text:p>
          </table:table-cell>
          <table:table-cell table:style-name="ce2" office:value-type="float" office:value="0.00000169080049800438" calcext:value-type="float">
            <text:p>1,69E-06</text:p>
          </table:table-cell>
          <table:table-cell table:style-name="ce2" office:value-type="float" office:value="0.00000150815513890588" calcext:value-type="float">
            <text:p>1,51E-06</text:p>
          </table:table-cell>
          <table:table-cell table:style-name="ce2" office:value-type="float" office:value="0.00000135374036063521" calcext:value-type="float">
            <text:p>1,35E-06</text:p>
          </table:table-cell>
          <table:table-cell table:style-name="ce2" office:value-type="float" office:value="0.00000122180099717469" calcext:value-type="float">
            <text:p>1,22E-06</text:p>
          </table:table-cell>
          <table:table-cell table:style-name="ce2" office:value-type="float" office:value="0.00000110837588526139" calcext:value-type="float">
            <text:p>1,11E-06</text:p>
          </table:table-cell>
          <table:table-cell table:style-name="ce2" office:value-type="float" office:value="0.00000100994367160164" calcext:value-type="float">
            <text:p>1,01E-06</text:p>
          </table:table-cell>
          <table:table-cell table:style-name="ce2" office:value-type="float" office:value="0.000000924233606392634" calcext:value-type="float">
            <text:p>9,24E-07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2.1" calcext:value-type="float">
            <text:p>2,1</text:p>
          </table:table-cell>
          <table:table-cell office:value-type="float" office:value="0.005953658" calcext:value-type="float">
            <text:p>0,005953658</text:p>
          </table:table-cell>
          <table:table-cell table:formula="of:=AVERAGE([.E36:.F36])" office:value-type="float" office:value="0.000406976197441136" calcext:value-type="float">
            <text:p>0,000406976197441</text:p>
          </table:table-cell>
          <table:table-cell table:style-name="Default" office:value-type="float" office:value="0.000433952394882273" calcext:value-type="float">
            <text:p>0,000433952394882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" calcext:value-type="float">
            <text:p>0</text:p>
          </table:table-cell>
          <table:table-cell office:value-type="float" office:value="0.000574709293" calcext:value-type="float">
            <text:p>0,000574709293</text:p>
          </table:table-cell>
          <table:table-cell office:value-type="float" office:value="0.000511082398" calcext:value-type="float">
            <text:p>0,000511082398</text:p>
          </table:table-cell>
          <table:table-cell office:value-type="float" office:value="0.000457323807" calcext:value-type="float">
            <text:p>0,000457323807</text:p>
          </table:table-cell>
          <table:table-cell office:value-type="float" office:value="0.000410934052" calcext:value-type="float">
            <text:p>0,000410934052</text:p>
          </table:table-cell>
          <table:table-cell office:value-type="float" office:value="0.000371794184" calcext:value-type="float">
            <text:p>0,000371794184</text:p>
          </table:table-cell>
          <table:table-cell office:value-type="float" office:value="0.000338507768" calcext:value-type="float">
            <text:p>0,000338507768</text:p>
          </table:table-cell>
          <table:table-cell office:value-type="float" office:value="0.000309050526" calcext:value-type="float">
            <text:p>0,000309050526</text:p>
          </table:table-cell>
          <table:table-cell office:value-type="float" office:value="0.00595419876326821" calcext:value-type="float">
            <text:p>0,005954198763268</text:p>
          </table:table-cell>
          <table:table-cell office:value-type="float" office:value="0.00595399131346616" calcext:value-type="float">
            <text:p>0,005953991313466</text:p>
          </table:table-cell>
          <table:table-cell office:value-type="float" office:value="0.00595381738408753" calcext:value-type="float">
            <text:p>0,005953817384088</text:p>
          </table:table-cell>
          <table:table-cell office:value-type="float" office:value="0.0059536701704646" calcext:value-type="float">
            <text:p>0,005953670170465</text:p>
          </table:table-cell>
          <table:table-cell office:value-type="float" office:value="0.00595354467936694" calcext:value-type="float">
            <text:p>0,005953544679367</text:p>
          </table:table-cell>
          <table:table-cell office:value-type="float" office:value="0.00595343668364562" calcext:value-type="float">
            <text:p>0,005953436683646</text:p>
          </table:table-cell>
          <table:table-cell office:value-type="float" office:value="0.00595334293331426" calcext:value-type="float">
            <text:p>0,005953342933314</text:p>
          </table:table-cell>
          <table:table-cell office:value-type="float" office:value="0.00595326114779971" calcext:value-type="float">
            <text:p>0,0059532611478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2.2" calcext:value-type="float">
            <text:p>2,2</text:p>
          </table:table-cell>
          <table:table-cell office:value-type="float" office:value="0.011364855" calcext:value-type="float">
            <text:p>0,011364855</text:p>
          </table:table-cell>
          <table:table-cell table:formula="of:=AVERAGE([.E37:.F37])" office:value-type="float" office:value="0.000203500390843915" calcext:value-type="float">
            <text:p>0,000203500390844</text:p>
          </table:table-cell>
          <table:table-cell table:style-name="Default" office:value-type="float" office:value="0.00021700078168783" calcext:value-type="float">
            <text:p>0,00021700078168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" calcext:value-type="float">
            <text:p>0</text:p>
          </table:table-cell>
          <table:table-cell office:value-type="float" office:value="0.000287396011" calcext:value-type="float">
            <text:p>0,000287396011</text:p>
          </table:table-cell>
          <table:table-cell office:value-type="float" office:value="0.000255573902" calcext:value-type="float">
            <text:p>0,000255573902</text:p>
          </table:table-cell>
          <table:table-cell office:value-type="float" office:value="0.000228446561" calcext:value-type="float">
            <text:p>0,000228446561</text:p>
          </table:table-cell>
          <table:table-cell office:value-type="float" office:value="0.000205742765" calcext:value-type="float">
            <text:p>0,000205742765</text:p>
          </table:table-cell>
          <table:table-cell office:value-type="float" office:value="0.000185914421" calcext:value-type="float">
            <text:p>0,000185914421</text:p>
          </table:table-cell>
          <table:table-cell office:value-type="float" office:value="0.000169268228" calcext:value-type="float">
            <text:p>0,000169268228</text:p>
          </table:table-cell>
          <table:table-cell office:value-type="float" office:value="0.000154537219" calcext:value-type="float">
            <text:p>0,000154537219</text:p>
          </table:table-cell>
          <table:table-cell office:value-type="float" office:value="0.0113653715467562" calcext:value-type="float">
            <text:p>0,011365371546756</text:p>
          </table:table-cell>
          <table:table-cell office:value-type="float" office:value="0.0113651735264933" calcext:value-type="float">
            <text:p>0,011365173526493</text:p>
          </table:table-cell>
          <table:table-cell office:value-type="float" office:value="0.011365007502991" calcext:value-type="float">
            <text:p>0,011365007502991</text:p>
          </table:table-cell>
          <table:table-cell office:value-type="float" office:value="0.0113648671292999" calcext:value-type="float">
            <text:p>0,0113648671293</text:p>
          </table:table-cell>
          <table:table-cell office:value-type="float" office:value="0.0113647471939418" calcext:value-type="float">
            <text:p>0,011364747193942</text:p>
          </table:table-cell>
          <table:table-cell office:value-type="float" office:value="0.0113646441071159" calcext:value-type="float">
            <text:p>0,011364644107116</text:p>
          </table:table-cell>
          <table:table-cell office:value-type="float" office:value="0.0113645546181625" calcext:value-type="float">
            <text:p>0,011364554618163</text:p>
          </table:table-cell>
          <table:table-cell office:value-type="float" office:value="0.0113644765501708" calcext:value-type="float">
            <text:p>0,011364476550171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2.25" calcext:value-type="float">
            <text:p>2,25</text:p>
          </table:table-cell>
          <table:table-cell office:value-type="float" office:value="0.013890081" calcext:value-type="float">
            <text:p>0,013890081</text:p>
          </table:table-cell>
          <table:table-cell table:formula="of:=AVERAGE([.E38:.F38])" office:value-type="float" office:value="0.000161802279472783" calcext:value-type="float">
            <text:p>0,000161802279473</text:p>
          </table:table-cell>
          <table:table-cell table:style-name="Default" office:value-type="float" office:value="0.000173604558945567" calcext:value-type="float">
            <text:p>0,00017360455894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" calcext:value-type="float">
            <text:p>0</text:p>
          </table:table-cell>
          <table:table-cell office:value-type="float" office:value="0.000229923428" calcext:value-type="float">
            <text:p>0,000229923428</text:p>
          </table:table-cell>
          <table:table-cell office:value-type="float" office:value="0.000204464353" calcext:value-type="float">
            <text:p>0,000204464353</text:p>
          </table:table-cell>
          <table:table-cell office:value-type="float" office:value="0.000182761434" calcext:value-type="float">
            <text:p>0,000182761434</text:p>
          </table:table-cell>
          <table:table-cell office:value-type="float" office:value="0.000164597603" calcext:value-type="float">
            <text:p>0,000164597603</text:p>
          </table:table-cell>
          <table:table-cell office:value-type="float" office:value="0.000148734308" calcext:value-type="float">
            <text:p>0,000148734308</text:p>
          </table:table-cell>
          <table:table-cell office:value-type="float" office:value="0.000135416877" calcext:value-type="float">
            <text:p>0,000135416877</text:p>
          </table:table-cell>
          <table:table-cell office:value-type="float" office:value="0.000123631687" calcext:value-type="float">
            <text:p>0,000123631687</text:p>
          </table:table-cell>
          <table:table-cell office:value-type="float" office:value="0.0138905855123835" calcext:value-type="float">
            <text:p>0,013890585512384</text:p>
          </table:table-cell>
          <table:table-cell office:value-type="float" office:value="0.0138903918925713" calcext:value-type="float">
            <text:p>0,013890391892571</text:p>
          </table:table-cell>
          <table:table-cell office:value-type="float" office:value="0.0138902295584804" calcext:value-type="float">
            <text:p>0,013890229558481</text:p>
          </table:table-cell>
          <table:table-cell office:value-type="float" office:value="0.0138900923042038" calcext:value-type="float">
            <text:p>0,013890092304204</text:p>
          </table:table-cell>
          <table:table-cell office:value-type="float" office:value="0.0138899750340763" calcext:value-type="float">
            <text:p>0,013889975034076</text:p>
          </table:table-cell>
          <table:table-cell office:value-type="float" office:value="0.0138898742380697" calcext:value-type="float">
            <text:p>0,01388987423807</text:p>
          </table:table-cell>
          <table:table-cell office:value-type="float" office:value="0.0138897867377597" calcext:value-type="float">
            <text:p>0,01388978673776</text:p>
          </table:table-cell>
          <table:table-cell office:value-type="float" office:value="0.013889710404613" calcext:value-type="float">
            <text:p>0,013889710404613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2.5" calcext:value-type="float">
            <text:p>2,5</text:p>
          </table:table-cell>
          <table:table-cell office:value-type="float" office:value="0.018800768" calcext:value-type="float">
            <text:p>0,018800768</text:p>
          </table:table-cell>
          <table:table-cell table:formula="of:=AVERAGE([.E39:.F39])" office:value-type="float" office:value="-0.490432232328406" calcext:value-type="float">
            <text:p>-0,490432232328406</text:p>
          </table:table-cell>
          <table:table-cell table:style-name="Default" office:value-type="float" office:value="-0.000754464656811651" calcext:value-type="float">
            <text:p>-0,000754464656812</text:p>
          </table:table-cell>
          <table:table-cell office:value-type="float" office:value="-0.98011" calcext:value-type="float">
            <text:p>-0,98011</text:p>
          </table:table-cell>
          <table:table-cell office:value-type="float" office:value="0" calcext:value-type="float">
            <text:p>0</text:p>
          </table:table-cell>
          <table:table-cell office:value-type="float" office:value="77.324747440725" calcext:value-type="float">
            <text:p>77,324747440725</text:p>
          </table:table-cell>
          <table:table-cell office:value-type="float" office:value="-82.019001997945" calcext:value-type="float">
            <text:p>-82,019001997945</text:p>
          </table:table-cell>
          <table:table-cell table:style-name="ce2" office:value-type="float" office:value="0.000091381246" calcext:value-type="float">
            <text:p>9,14E-05</text:p>
          </table:table-cell>
          <table:table-cell office:value-type="float" office:value="0.003892015276" calcext:value-type="float">
            <text:p>0,003892015276</text:p>
          </table:table-cell>
          <table:table-cell office:value-type="float" office:value="100.419111461496" calcext:value-type="float">
            <text:p>100,419111461496</text:p>
          </table:table-cell>
          <table:table-cell office:value-type="float" office:value="-105.320086160206" calcext:value-type="float">
            <text:p>-105,320086160206</text:p>
          </table:table-cell>
          <table:table-cell office:value-type="float" office:value="-0.003571629018" calcext:value-type="float">
            <text:p>-0,003571629018</text:p>
          </table:table-cell>
          <table:table-cell office:value-type="float" office:value="0.024993895256713" calcext:value-type="float">
            <text:p>0,024993895256713</text:p>
          </table:table-cell>
          <table:table-cell office:value-type="float" office:value="0.000230120552670508" calcext:value-type="float">
            <text:p>0,000230120552671</text:p>
          </table:table-cell>
          <table:table-cell office:value-type="float" office:value="0.0250012067476787" calcext:value-type="float">
            <text:p>0,025001206747679</text:p>
          </table:table-cell>
          <table:table-cell office:value-type="float" office:value="0.0250010832237702" calcext:value-type="float">
            <text:p>0,02500108322377</text:p>
          </table:table-cell>
          <table:table-cell office:value-type="float" office:value="0.0249960926485506" calcext:value-type="float">
            <text:p>0,024996092648551</text:p>
          </table:table-cell>
          <table:table-cell office:value-type="float" office:value="0.00018623510178093" calcext:value-type="float">
            <text:p>0,000186235101781</text:p>
          </table:table-cell>
          <table:table-cell office:value-type="float" office:value="0.0249967705739268" calcext:value-type="float">
            <text:p>0,024996770573927</text:p>
          </table:table-cell>
          <table:table-cell office:value-type="float" office:value="0.0250007395063898" calcext:value-type="float">
            <text:p>0,02500073950639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2.75" calcext:value-type="float">
            <text:p>2,75</text:p>
          </table:table-cell>
          <table:table-cell office:value-type="float" office:value="0.011359738" calcext:value-type="float">
            <text:p>0,011359738</text:p>
          </table:table-cell>
          <table:table-cell table:formula="of:=AVERAGE([.E40:.F40])" office:value-type="float" office:value="-0.00064732509841984" calcext:value-type="float">
            <text:p>-0,00064732509842</text:p>
          </table:table-cell>
          <table:table-cell table:style-name="Default" office:value-type="float" office:value="-0.000694650196839679" calcext:value-type="float">
            <text:p>-0,00069465019684</text:p>
          </table:table-cell>
          <table:table-cell office:value-type="float" office:value="-0.0006" calcext:value-type="float">
            <text:p>-0,0006</text:p>
          </table:table-cell>
          <table:table-cell office:value-type="float" office:value="0" calcext:value-type="float">
            <text:p>0</text:p>
          </table:table-cell>
          <table:table-cell office:value-type="float" office:value="-0.0009201428" calcext:value-type="float">
            <text:p>-0,0009201428</text:p>
          </table:table-cell>
          <table:table-cell office:value-type="float" office:value="-0.000817937288" calcext:value-type="float">
            <text:p>-0,000817937288</text:p>
          </table:table-cell>
          <table:table-cell office:value-type="float" office:value="-0.000731791926" calcext:value-type="float">
            <text:p>-0,000731791926</text:p>
          </table:table-cell>
          <table:table-cell office:value-type="float" office:value="-0.000658218014" calcext:value-type="float">
            <text:p>-0,000658218014</text:p>
          </table:table-cell>
          <table:table-cell office:value-type="float" office:value="-0.000595493785" calcext:value-type="float">
            <text:p>-0,000595493785</text:p>
          </table:table-cell>
          <table:table-cell office:value-type="float" office:value="-0.000541593064" calcext:value-type="float">
            <text:p>-0,000541593064</text:p>
          </table:table-cell>
          <table:table-cell office:value-type="float" office:value="-0.000494463672" calcext:value-type="float">
            <text:p>-0,000494463672</text:p>
          </table:table-cell>
          <table:table-cell office:value-type="float" office:value="0.0113580864297197" calcext:value-type="float">
            <text:p>0,01135808642972</text:p>
          </table:table-cell>
          <table:table-cell office:value-type="float" office:value="0.0113587200390397" calcext:value-type="float">
            <text:p>0,01135872003904</text:p>
          </table:table-cell>
          <table:table-cell office:value-type="float" office:value="0.0113592510943099" calcext:value-type="float">
            <text:p>0,01135925109431</text:p>
          </table:table-cell>
          <table:table-cell office:value-type="float" office:value="0.0113597005428299" calcext:value-type="float">
            <text:p>0,01135970054283</text:p>
          </table:table-cell>
          <table:table-cell office:value-type="float" office:value="0.0113600840774493" calcext:value-type="float">
            <text:p>0,011360084077449</text:p>
          </table:table-cell>
          <table:table-cell office:value-type="float" office:value="0.0113604141408482" calcext:value-type="float">
            <text:p>0,011360414140848</text:p>
          </table:table-cell>
          <table:table-cell office:value-type="float" office:value="0.0113607003691543" calcext:value-type="float">
            <text:p>0,011360700369154</text:p>
          </table:table-cell>
          <table:table-cell office:value-type="float" office:value="0.011360950077613" calcext:value-type="float">
            <text:p>0,011360950077613</text:p>
          </table:table-cell>
        </table:table-row>
        <table:table-row table:style-name="ro1" table:visibility="filter">
          <table:table-cell office:value-type="string" calcext:value-type="string">
            <text:p>adf-0-z1</text:p>
          </table:table-cell>
          <table:table-cell office:value-type="float" office:value="3" calcext:value-type="float">
            <text:p>3</text:p>
          </table:table-cell>
          <table:table-cell office:value-type="float" office:value="0.000003573" calcext:value-type="float">
            <text:p>3,573E-06</text:p>
          </table:table-cell>
          <table:table-cell table:style-name="ce1" table:formula="of:=AVERAGE([.E41:.F41])" office:value-type="float" office:value="1.9992287398375" calcext:value-type="float">
            <text:p>1,9992287398375</text:p>
          </table:table-cell>
          <table:table-cell table:style-name="ce3" office:value-type="float" office:value="1.999347479675" calcext:value-type="float">
            <text:p>1,999347479675</text:p>
          </table:table-cell>
          <table:table-cell table:style-name="ce1" office:value-type="float" office:value="1.99911" calcext:value-type="float">
            <text:p>1,99911</text:p>
          </table:table-cell>
          <table:table-cell office:value-type="float" office:value="0" calcext:value-type="float">
            <text:p>0</text:p>
          </table:table-cell>
          <table:table-cell office:value-type="float" office:value="1.999616572083" calcext:value-type="float">
            <text:p>1,999616572083</text:p>
          </table:table-cell>
          <table:table-cell office:value-type="float" office:value="1.999988018578" calcext:value-type="float">
            <text:p>1,999988018578</text:p>
          </table:table-cell>
          <table:table-cell office:value-type="float" office:value="1.999178431919" calcext:value-type="float">
            <text:p>1,999178431919</text:p>
          </table:table-cell>
          <table:table-cell office:value-type="float" office:value="1.999695351866" calcext:value-type="float">
            <text:p>1,999695351866</text:p>
          </table:table-cell>
          <table:table-cell office:value-type="float" office:value="1.99884356669" calcext:value-type="float">
            <text:p>1,99884356669</text:p>
          </table:table-cell>
          <table:table-cell office:value-type="float" office:value="1.999690078006" calcext:value-type="float">
            <text:p>1,999690078006</text:p>
          </table:table-cell>
          <table:table-cell office:value-type="float" office:value="1.99815560199" calcext:value-type="float">
            <text:p>1,99815560199</text:p>
          </table:table-cell>
          <table:table-cell table:style-name="ce2" office:value-type="float" office:value="0.00000508755132526347" calcext:value-type="float">
            <text:p>5,09E-06</text:p>
          </table:table-cell>
          <table:table-cell table:style-name="ce2" office:value-type="float" office:value="0.00000450672461743037" calcext:value-type="float">
            <text:p>4,51E-06</text:p>
          </table:table-cell>
          <table:table-cell table:style-name="ce2" office:value-type="float" office:value="0.00000401988983457359" calcext:value-type="float">
            <text:p>4,02E-06</text:p>
          </table:table-cell>
          <table:table-cell table:style-name="ce2" office:value-type="float" office:value="0.00000360803923029608" calcext:value-type="float">
            <text:p>3,61E-06</text:p>
          </table:table-cell>
          <table:table-cell table:style-name="ce2" office:value-type="float" office:value="0.00000325630628931009" calcext:value-type="float">
            <text:p>3,26E-06</text:p>
          </table:table-cell>
          <table:table-cell table:style-name="ce2" office:value-type="float" office:value="0.00000295373244776994" calcext:value-type="float">
            <text:p>2,95E-06</text:p>
          </table:table-cell>
          <table:table-cell table:style-name="ce2" office:value-type="float" office:value="0.00000269135287165059" calcext:value-type="float">
            <text:p>2,69E-06</text:p>
          </table:table-cell>
          <table:table-cell table:style-name="ce2" office:value-type="float" office:value="0.00000246261170397024" calcext:value-type="float">
            <text:p>2,46E-06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1" calcext:value-type="float">
            <text:p>1E-09</text:p>
          </table:table-cell>
          <table:table-cell table:formula="of:=AVERAGE([.E42:.F42])" office:value-type="float" office:value="-0.0827330493254949" calcext:value-type="float">
            <text:p>-0,082733049325495</text:p>
          </table:table-cell>
          <table:table-cell table:style-name="Default" office:value-type="float" office:value="0.18085390134901" calcext:value-type="float">
            <text:p>0,18085390134901</text:p>
          </table:table-cell>
          <table:table-cell office:value-type="float" office:value="-0.34632" calcext:value-type="float">
            <text:p>-0,34632</text:p>
          </table:table-cell>
          <table:table-cell office:value-type="float" office:value="0" calcext:value-type="float">
            <text:p>0</text:p>
          </table:table-cell>
          <table:table-cell office:value-type="float" office:value="0.552493652298" calcext:value-type="float">
            <text:p>0,552493652298</text:p>
          </table:table-cell>
          <table:table-cell office:value-type="float" office:value="1.949261917135" calcext:value-type="float">
            <text:p>1,949261917135</text:p>
          </table:table-cell>
          <table:table-cell office:value-type="float" office:value="-0.734648528359" calcext:value-type="float">
            <text:p>-0,734648528359</text:p>
          </table:table-cell>
          <table:table-cell office:value-type="float" office:value="1.064373924353" calcext:value-type="float">
            <text:p>1,064373924353</text:p>
          </table:table-cell>
          <table:table-cell office:value-type="float" office:value="-1.160479545679" calcext:value-type="float">
            <text:p>-1,160479545679</text:p>
          </table:table-cell>
          <table:table-cell office:value-type="float" office:value="1.214002806949" calcext:value-type="float">
            <text:p>1,214002806949</text:p>
          </table:table-cell>
          <table:table-cell office:value-type="float" office:value="-2.114850813324" calcext:value-type="float">
            <text:p>-2,114850813324</text:p>
          </table:table-cell>
          <table:table-cell table:style-name="ce2" office:value-type="float" office:value="0.00000000128837236482615" calcext:value-type="float">
            <text:p>1,29E-09</text:p>
          </table:table-cell>
          <table:table-cell table:style-name="ce2" office:value-type="float" office:value="0.00000000124593340299754" calcext:value-type="float">
            <text:p>1,25E-09</text:p>
          </table:table-cell>
          <table:table-cell table:style-name="ce2" office:value-type="float" office:value="0.00000000111456952146111" calcext:value-type="float">
            <text:p>1,11E-09</text:p>
          </table:table-cell>
          <table:table-cell table:style-name="ce2" office:value-type="float" office:value="0.00000000115973166547873" calcext:value-type="float">
            <text:p>1,16E-09</text:p>
          </table:table-cell>
          <table:table-cell table:style-name="ce2" office:value-type="float" office:value="0.00000000109811317380247" calcext:value-type="float">
            <text:p>1,10E-09</text:p>
          </table:table-cell>
          <table:table-cell table:style-name="ce2" office:value-type="float" office:value="0.00000000116208220229336" calcext:value-type="float">
            <text:p>1,16E-09</text:p>
          </table:table-cell>
          <table:table-cell table:style-name="ce2" office:value-type="float" office:value="0.00000000109827192630867" calcext:value-type="float">
            <text:p>1,10E-09</text:p>
          </table:table-cell>
          <table:table-cell table:style-name="ce2" office:value-type="float" office:value="0.00000000120652800148652" calcext:value-type="float">
            <text:p>1,21E-09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1" calcext:value-type="float">
            <text:p>1,1</text:p>
          </table:table-cell>
          <table:table-cell office:value-type="float" office:value="0.011363638" calcext:value-type="float">
            <text:p>0,011363638</text:p>
          </table:table-cell>
          <table:table-cell table:formula="of:=AVERAGE([.E43:.F43])" office:value-type="float" office:value="0.0000000192666690514705" calcext:value-type="float">
            <text:p>1,92666690514705E-08</text:p>
          </table:table-cell>
          <table:table-cell office:value-type="float" office:value="0.000000038533338102941" calcext:value-type="float">
            <text:p>3,85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37348" calcext:value-type="float">
            <text:p>3,73E-08</text:p>
          </table:table-cell>
          <table:table-cell table:style-name="ce2" office:value-type="float" office:value="0.000000156458" calcext:value-type="float">
            <text:p>1,56E-07</text:p>
          </table:table-cell>
          <table:table-cell table:style-name="ce2" office:value-type="float" office:value="-0.000000071792" calcext:value-type="float">
            <text:p>-7,18E-08</text:p>
          </table:table-cell>
          <table:table-cell table:style-name="ce2" office:value-type="float" office:value="0.000000079312" calcext:value-type="float">
            <text:p>7,93E-08</text:p>
          </table:table-cell>
          <table:table-cell table:style-name="ce2" office:value-type="float" office:value="-0.000000153408" calcext:value-type="float">
            <text:p>-1,53E-07</text:p>
          </table:table-cell>
          <table:table-cell table:style-name="ce2" office:value-type="float" office:value="0.00000011936" calcext:value-type="float">
            <text:p>1,19E-07</text:p>
          </table:table-cell>
          <table:table-cell table:style-name="ce2" office:value-type="float" office:value="0.000000101739" calcext:value-type="float">
            <text:p>1,02E-07</text:p>
          </table:table-cell>
          <table:table-cell office:value-type="float" office:value="0.0113636375935205" calcext:value-type="float">
            <text:p>0,011363637593521</text:p>
          </table:table-cell>
          <table:table-cell office:value-type="float" office:value="0.0113636375677911" calcext:value-type="float">
            <text:p>0,011363637567791</text:p>
          </table:table-cell>
          <table:table-cell office:value-type="float" office:value="0.0113636374661673" calcext:value-type="float">
            <text:p>0,011363637466167</text:p>
          </table:table-cell>
          <table:table-cell office:value-type="float" office:value="0.0113636375102762" calcext:value-type="float">
            <text:p>0,011363637510276</text:p>
          </table:table-cell>
          <table:table-cell office:value-type="float" office:value="0.0113636374640469" calcext:value-type="float">
            <text:p>0,011363637464047</text:p>
          </table:table-cell>
          <table:table-cell office:value-type="float" office:value="0.0113636375491017" calcext:value-type="float">
            <text:p>0,011363637549102</text:p>
          </table:table-cell>
          <table:table-cell office:value-type="float" office:value="0.0113636374860038" calcext:value-type="float">
            <text:p>0,011363637486004</text:p>
          </table:table-cell>
          <table:table-cell office:value-type="float" office:value="0.0113636374346118" calcext:value-type="float">
            <text:p>0,011363637434612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2" calcext:value-type="float">
            <text:p>1,2</text:p>
          </table:table-cell>
          <table:table-cell office:value-type="float" office:value="0.020833335" calcext:value-type="float">
            <text:p>0,020833335</text:p>
          </table:table-cell>
          <table:table-cell table:formula="of:=AVERAGE([.E44:.F44])" office:value-type="float" office:value="0.0000000110176822684132" calcext:value-type="float">
            <text:p>1,10176822684132E-08</text:p>
          </table:table-cell>
          <table:table-cell office:value-type="float" office:value="0.0000000220353645368265" calcext:value-type="float">
            <text:p>2,20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21758" calcext:value-type="float">
            <text:p>2,18E-08</text:p>
          </table:table-cell>
          <table:table-cell table:style-name="ce2" office:value-type="float" office:value="0.000000090029" calcext:value-type="float">
            <text:p>9,00E-08</text:p>
          </table:table-cell>
          <table:table-cell table:style-name="ce2" office:value-type="float" office:value="0.000000098286" calcext:value-type="float">
            <text:p>9,83E-08</text:p>
          </table:table-cell>
          <table:table-cell table:style-name="ce2" office:value-type="float" office:value="-0.000000100339" calcext:value-type="float">
            <text:p>-1,00E-07</text:p>
          </table:table-cell>
          <table:table-cell table:style-name="ce2" office:value-type="float" office:value="-0.000000090001" calcext:value-type="float">
            <text:p>-9,00E-08</text:p>
          </table:table-cell>
          <table:table-cell table:style-name="ce2" office:value-type="float" office:value="0.000000068839" calcext:value-type="float">
            <text:p>6,88E-08</text:p>
          </table:table-cell>
          <table:table-cell table:style-name="ce2" office:value-type="float" office:value="0.000000057437" calcext:value-type="float">
            <text:p>5,74E-08</text:p>
          </table:table-cell>
          <table:table-cell office:value-type="float" office:value="0.0208333346298145" calcext:value-type="float">
            <text:p>0,020833334629815</text:p>
          </table:table-cell>
          <table:table-cell office:value-type="float" office:value="0.0208333346023339" calcext:value-type="float">
            <text:p>0,020833334602334</text:p>
          </table:table-cell>
          <table:table-cell office:value-type="float" office:value="0.020833334495127" calcext:value-type="float">
            <text:p>0,020833334495127</text:p>
          </table:table-cell>
          <table:table-cell office:value-type="float" office:value="0.020833334384417" calcext:value-type="float">
            <text:p>0,020833334384417</text:p>
          </table:table-cell>
          <table:table-cell office:value-type="float" office:value="0.0208333344916408" calcext:value-type="float">
            <text:p>0,020833334491641</text:p>
          </table:table-cell>
          <table:table-cell office:value-type="float" office:value="0.020833334583123" calcext:value-type="float">
            <text:p>0,020833334583123</text:p>
          </table:table-cell>
          <table:table-cell office:value-type="float" office:value="0.0208333345164065" calcext:value-type="float">
            <text:p>0,020833334516407</text:p>
          </table:table-cell>
          <table:table-cell office:value-type="float" office:value="0.0208333344632155" calcext:value-type="float">
            <text:p>0,020833334463216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25" calcext:value-type="float">
            <text:p>1,25</text:p>
          </table:table-cell>
          <table:table-cell office:value-type="float" office:value="0.025000001" calcext:value-type="float">
            <text:p>0,025000001</text:p>
          </table:table-cell>
          <table:table-cell table:formula="of:=AVERAGE([.E45:.F45])" office:value-type="float" office:value="0.00000000881412390336532" calcext:value-type="float">
            <text:p>8,81412390336532E-09</text:p>
          </table:table-cell>
          <table:table-cell office:value-type="float" office:value="0.0000000176282478067306" calcext:value-type="float">
            <text:p>1,76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17406" calcext:value-type="float">
            <text:p>1,74E-08</text:p>
          </table:table-cell>
          <table:table-cell table:style-name="ce2" office:value-type="float" office:value="0.000000072025" calcext:value-type="float">
            <text:p>7,20E-08</text:p>
          </table:table-cell>
          <table:table-cell table:style-name="ce2" office:value-type="float" office:value="-0.000000032217" calcext:value-type="float">
            <text:p>-3,22E-08</text:p>
          </table:table-cell>
          <table:table-cell table:style-name="ce2" office:value-type="float" office:value="0.000000036569" calcext:value-type="float">
            <text:p>3,66E-08</text:p>
          </table:table-cell>
          <table:table-cell table:style-name="ce2" office:value-type="float" office:value="-0.000000072001" calcext:value-type="float">
            <text:p>-7,20E-08</text:p>
          </table:table-cell>
          <table:table-cell table:style-name="ce2" office:value-type="float" office:value="0.000000055073" calcext:value-type="float">
            <text:p>5,51E-08</text:p>
          </table:table-cell>
          <table:table-cell table:style-name="ce2" office:value-type="float" office:value="0.000000045948" calcext:value-type="float">
            <text:p>4,59E-08</text:p>
          </table:table-cell>
          <table:table-cell office:value-type="float" office:value="0.0250000012446221" calcext:value-type="float">
            <text:p>0,025000001244622</text:p>
          </table:table-cell>
          <table:table-cell office:value-type="float" office:value="0.0250000012182417" calcext:value-type="float">
            <text:p>0,025000001218242</text:p>
          </table:table-cell>
          <table:table-cell office:value-type="float" office:value="0.0250000011153216" calcext:value-type="float">
            <text:p>0,025000001115322</text:p>
          </table:table-cell>
          <table:table-cell office:value-type="float" office:value="0.0250000011588689" calcext:value-type="float">
            <text:p>0,025000001158869</text:p>
          </table:table-cell>
          <table:table-cell office:value-type="float" office:value="0.0250000011119748" calcext:value-type="float">
            <text:p>0,025000001111975</text:p>
          </table:table-cell>
          <table:table-cell office:value-type="float" office:value="0.0250000011997986" calcext:value-type="float">
            <text:p>0,025000001199799</text:p>
          </table:table-cell>
          <table:table-cell office:value-type="float" office:value="0.025000001135749" calcext:value-type="float">
            <text:p>0,025000001135749</text:p>
          </table:table-cell>
          <table:table-cell office:value-type="float" office:value="0.0250000010846874" calcext:value-type="float">
            <text:p>0,025000001084688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3" calcext:value-type="float">
            <text:p>1,3</text:p>
          </table:table-cell>
          <table:table-cell office:value-type="float" office:value="0.028846155" calcext:value-type="float">
            <text:p>0,028846155</text:p>
          </table:table-cell>
          <table:table-cell table:formula="of:=AVERAGE([.E46:.F46])" office:value-type="float" office:value="-0.00000000017583751393753" calcext:value-type="float">
            <text:p>-1,7583751393753E-10</text:p>
          </table:table-cell>
          <table:table-cell office:value-type="float" office:value="-0.00000000035167502787506" calcext:value-type="float">
            <text:p>-3,52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0.000000014505" calcext:value-type="float">
            <text:p>1,45E-08</text:p>
          </table:table-cell>
          <table:table-cell table:style-name="ce2" office:value-type="float" office:value="0.00000006002" calcext:value-type="float">
            <text:p>6,00E-08</text:p>
          </table:table-cell>
          <table:table-cell table:style-name="ce2" office:value-type="float" office:value="-0.000000026847" calcext:value-type="float">
            <text:p>-2,68E-08</text:p>
          </table:table-cell>
          <table:table-cell table:style-name="ce2" office:value-type="float" office:value="0.000000030474" calcext:value-type="float">
            <text:p>3,05E-08</text:p>
          </table:table-cell>
          <table:table-cell table:style-name="ce2" office:value-type="float" office:value="-0.00000006" calcext:value-type="float">
            <text:p>-6,00E-08</text:p>
          </table:table-cell>
          <table:table-cell table:style-name="ce2" office:value-type="float" office:value="0.000000045893" calcext:value-type="float">
            <text:p>4,59E-08</text:p>
          </table:table-cell>
          <table:table-cell table:style-name="ce2" office:value-type="float" office:value="-0.000000084512" calcext:value-type="float">
            <text:p>-8,45E-08</text:p>
          </table:table-cell>
          <table:table-cell office:value-type="float" office:value="0.0288461550429055" calcext:value-type="float">
            <text:p>0,028846155042906</text:p>
          </table:table-cell>
          <table:table-cell office:value-type="float" office:value="0.02884615501754" calcext:value-type="float">
            <text:p>0,02884615501754</text:p>
          </table:table-cell>
          <table:table-cell office:value-type="float" office:value="0.0288461549185788" calcext:value-type="float">
            <text:p>0,028846154918579</text:p>
          </table:table-cell>
          <table:table-cell office:value-type="float" office:value="0.0288461549604508" calcext:value-type="float">
            <text:p>0,028846154960451</text:p>
          </table:table-cell>
          <table:table-cell office:value-type="float" office:value="0.0288461549153605" calcext:value-type="float">
            <text:p>0,028846154915361</text:p>
          </table:table-cell>
          <table:table-cell office:value-type="float" office:value="0.0288461549998054" calcext:value-type="float">
            <text:p>0,028846154999806</text:p>
          </table:table-cell>
          <table:table-cell office:value-type="float" office:value="0.0288461549382202" calcext:value-type="float">
            <text:p>0,02884615493822</text:p>
          </table:table-cell>
          <table:table-cell office:value-type="float" office:value="0.028846155046587" calcext:value-type="float">
            <text:p>0,028846155046587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4" calcext:value-type="float">
            <text:p>1,4</text:p>
          </table:table-cell>
          <table:table-cell office:value-type="float" office:value="0.035714287" calcext:value-type="float">
            <text:p>0,035714287</text:p>
          </table:table-cell>
          <table:table-cell table:formula="of:=AVERAGE([.E47:.F47])" office:value-type="float" office:value="0.00000000629974007456358" calcext:value-type="float">
            <text:p>6,29974007456358E-09</text:p>
          </table:table-cell>
          <table:table-cell office:value-type="float" office:value="0.0000000125994801491272" calcext:value-type="float">
            <text:p>1,26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12678" calcext:value-type="float">
            <text:p>1,27E-08</text:p>
          </table:table-cell>
          <table:table-cell table:style-name="ce2" office:value-type="float" office:value="0.000000051811" calcext:value-type="float">
            <text:p>5,18E-08</text:p>
          </table:table-cell>
          <table:table-cell table:style-name="ce2" office:value-type="float" office:value="0.000000057002" calcext:value-type="float">
            <text:p>5,70E-08</text:p>
          </table:table-cell>
          <table:table-cell table:style-name="ce2" office:value-type="float" office:value="-0.000000057521" calcext:value-type="float">
            <text:p>-5,75E-08</text:p>
          </table:table-cell>
          <table:table-cell table:style-name="ce2" office:value-type="float" office:value="-0.000000052809" calcext:value-type="float">
            <text:p>-5,28E-08</text:p>
          </table:table-cell>
          <table:table-cell table:style-name="ce2" office:value-type="float" office:value="0.000000039706" calcext:value-type="float">
            <text:p>3,97E-08</text:p>
          </table:table-cell>
          <table:table-cell table:style-name="ce2" office:value-type="float" office:value="0.000000032403" calcext:value-type="float">
            <text:p>3,24E-08</text:p>
          </table:table-cell>
          <table:table-cell office:value-type="float" office:value="0.0357142869922734" calcext:value-type="float">
            <text:p>0,035714286992274</text:p>
          </table:table-cell>
          <table:table-cell office:value-type="float" office:value="0.0357142869648239" calcext:value-type="float">
            <text:p>0,035714286964824</text:p>
          </table:table-cell>
          <table:table-cell office:value-type="float" office:value="0.0357142868590581" calcext:value-type="float">
            <text:p>0,035714286859058</text:p>
          </table:table-cell>
          <table:table-cell office:value-type="float" office:value="0.0357142867489895" calcext:value-type="float">
            <text:p>0,03571428674899</text:p>
          </table:table-cell>
          <table:table-cell office:value-type="float" office:value="0.0357142868543624" calcext:value-type="float">
            <text:p>0,035714286854362</text:p>
          </table:table-cell>
          <table:table-cell office:value-type="float" office:value="0.0357142869463825" calcext:value-type="float">
            <text:p>0,035714286946383</text:p>
          </table:table-cell>
          <table:table-cell office:value-type="float" office:value="0.035714286880414" calcext:value-type="float">
            <text:p>0,035714286880414</text:p>
          </table:table-cell>
          <table:table-cell office:value-type="float" office:value="0.0357142868289727" calcext:value-type="float">
            <text:p>0,035714286828973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5" calcext:value-type="float">
            <text:p>1,5</text:p>
          </table:table-cell>
          <table:table-cell office:value-type="float" office:value="0.020937223" calcext:value-type="float">
            <text:p>0,020937223</text:p>
          </table:table-cell>
          <table:table-cell table:formula="of:=AVERAGE([.E48:.F48])" office:value-type="float" office:value="-10.8012033993471" calcext:value-type="float">
            <text:p>-10,8012033993471</text:p>
          </table:table-cell>
          <table:table-cell office:value-type="float" office:value="-0.0000867986941525292" calcext:value-type="float">
            <text:p>-8,68E-05</text:p>
          </table:table-cell>
          <table:table-cell office:value-type="float" office:value="-21.60232" calcext:value-type="float">
            <text:p>-21,60232</text:p>
          </table:table-cell>
          <table:table-cell office:value-type="float" office:value="0" calcext:value-type="float">
            <text:p>0</text:p>
          </table:table-cell>
          <table:table-cell office:value-type="float" office:value="85.818527757386" calcext:value-type="float">
            <text:p>85,818527757386</text:p>
          </table:table-cell>
          <table:table-cell office:value-type="float" office:value="0.997642930479" calcext:value-type="float">
            <text:p>0,997642930479</text:p>
          </table:table-cell>
          <table:table-cell office:value-type="float" office:value="0.997762023431" calcext:value-type="float">
            <text:p>0,997762023431</text:p>
          </table:table-cell>
          <table:table-cell office:value-type="float" office:value="-103.594587515066" calcext:value-type="float">
            <text:p>-103,594587515066</text:p>
          </table:table-cell>
          <table:table-cell office:value-type="float" office:value="110.956454111812" calcext:value-type="float">
            <text:p>110,956454111812</text:p>
          </table:table-cell>
          <table:table-cell office:value-type="float" office:value="-116.371902563897" calcext:value-type="float">
            <text:p>-116,371902563897</text:p>
          </table:table-cell>
          <table:table-cell office:value-type="float" office:value="0.000665707913" calcext:value-type="float">
            <text:p>0,000665707913</text:p>
          </table:table-cell>
          <table:table-cell office:value-type="float" office:value="0.0416641223488618" calcext:value-type="float">
            <text:p>0,041664122348862</text:p>
          </table:table-cell>
          <table:table-cell office:value-type="float" office:value="0.000229219456960419" calcext:value-type="float">
            <text:p>0,00022921945696</text:p>
          </table:table-cell>
          <table:table-cell office:value-type="float" office:value="0.000216514210890399" calcext:value-type="float">
            <text:p>0,00021651421089</text:p>
          </table:table-cell>
          <table:table-cell office:value-type="float" office:value="0.000205143547215098" calcext:value-type="float">
            <text:p>0,000205143547215</text:p>
          </table:table-cell>
          <table:table-cell office:value-type="float" office:value="0.0416650379968284" calcext:value-type="float">
            <text:p>0,041665037996829</text:p>
          </table:table-cell>
          <table:table-cell office:value-type="float" office:value="0.000185644587709308" calcext:value-type="float">
            <text:p>0,000185644587709</text:p>
          </table:table-cell>
          <table:table-cell office:value-type="float" office:value="0.0416666677550531" calcext:value-type="float">
            <text:p>0,041666667755053</text:p>
          </table:table-cell>
          <table:table-cell office:value-type="float" office:value="0.0416654347778433" calcext:value-type="float">
            <text:p>0,041665434777843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6" calcext:value-type="float">
            <text:p>1,6</text:p>
          </table:table-cell>
          <table:table-cell office:value-type="float" office:value="0.031248324" calcext:value-type="float">
            <text:p>0,031248324</text:p>
          </table:table-cell>
          <table:table-cell table:formula="of:=AVERAGE([.E49:.F49])" office:value-type="float" office:value="-0.0000992571471074677" calcext:value-type="float">
            <text:p>-9,92571471074677E-05</text:p>
          </table:table-cell>
          <table:table-cell table:style-name="Default" office:value-type="float" office:value="-0.000108514294214936" calcext:value-type="float">
            <text:p>-0,000108514294215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0" calcext:value-type="float">
            <text:p>0</text:p>
          </table:table-cell>
          <table:table-cell office:value-type="float" office:value="-0.000143724154" calcext:value-type="float">
            <text:p>-0,000143724154</text:p>
          </table:table-cell>
          <table:table-cell office:value-type="float" office:value="-0.000127792247" calcext:value-type="float">
            <text:p>-0,000127792247</text:p>
          </table:table-cell>
          <table:table-cell office:value-type="float" office:value="-0.000114342247" calcext:value-type="float">
            <text:p>-0,000114342247</text:p>
          </table:table-cell>
          <table:table-cell office:value-type="float" office:value="-0.000102780654" calcext:value-type="float">
            <text:p>-0,000102780654</text:p>
          </table:table-cell>
          <table:table-cell table:style-name="ce2" office:value-type="float" office:value="-0.000092991244" calcext:value-type="float">
            <text:p>-9,30E-05</text:p>
          </table:table-cell>
          <table:table-cell table:style-name="ce2" office:value-type="float" office:value="-0.000084629997" calcext:value-type="float">
            <text:p>-8,46E-05</text:p>
          </table:table-cell>
          <table:table-cell table:style-name="ce2" office:value-type="float" office:value="-0.000077266591" calcext:value-type="float">
            <text:p>-7,73E-05</text:p>
          </table:table-cell>
          <table:table-cell office:value-type="float" office:value="0.0312476145353913" calcext:value-type="float">
            <text:p>0,031247614535391</text:p>
          </table:table-cell>
          <table:table-cell office:value-type="float" office:value="0.0312478868039944" calcext:value-type="float">
            <text:p>0,031247886803995</text:p>
          </table:table-cell>
          <table:table-cell office:value-type="float" office:value="0.0312481150519592" calcext:value-type="float">
            <text:p>0,031248115051959</text:p>
          </table:table-cell>
          <table:table-cell office:value-type="float" office:value="0.0312483082336405" calcext:value-type="float">
            <text:p>0,031248308233641</text:p>
          </table:table-cell>
          <table:table-cell office:value-type="float" office:value="0.0312484729738539" calcext:value-type="float">
            <text:p>0,031248472973854</text:p>
          </table:table-cell>
          <table:table-cell office:value-type="float" office:value="0.0312486147503115" calcext:value-type="float">
            <text:p>0,031248614750312</text:p>
          </table:table-cell>
          <table:table-cell office:value-type="float" office:value="0.0312487377759994" calcext:value-type="float">
            <text:p>0,031248737776</text:p>
          </table:table-cell>
          <table:table-cell office:value-type="float" office:value="0.0312488451042281" calcext:value-type="float">
            <text:p>0,031248845104228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7" calcext:value-type="float">
            <text:p>1,7</text:p>
          </table:table-cell>
          <table:table-cell office:value-type="float" office:value="0.022057246" calcext:value-type="float">
            <text:p>0,022057246</text:p>
          </table:table-cell>
          <table:table-cell table:formula="of:=AVERAGE([.E50:.F50])" office:value-type="float" office:value="-0.000137344229046093" calcext:value-type="float">
            <text:p>-0,000137344229046</text:p>
          </table:table-cell>
          <table:table-cell table:style-name="Default" office:value-type="float" office:value="-0.000144688458092186" calcext:value-type="float">
            <text:p>-0,000144688458092</text:p>
          </table:table-cell>
          <table:table-cell office:value-type="float" office:value="-0.00013" calcext:value-type="float">
            <text:p>-0,00013</text:p>
          </table:table-cell>
          <table:table-cell office:value-type="float" office:value="0" calcext:value-type="float">
            <text:p>0</text:p>
          </table:table-cell>
          <table:table-cell office:value-type="float" office:value="-0.000191636804" calcext:value-type="float">
            <text:p>-0,000191636804</text:p>
          </table:table-cell>
          <table:table-cell office:value-type="float" office:value="-0.000170393297" calcext:value-type="float">
            <text:p>-0,000170393297</text:p>
          </table:table-cell>
          <table:table-cell office:value-type="float" office:value="-0.000152337147" calcext:value-type="float">
            <text:p>-0,000152337147</text:p>
          </table:table-cell>
          <table:table-cell office:value-type="float" office:value="-0.000137171917" calcext:value-type="float">
            <text:p>-0,000137171917</text:p>
          </table:table-cell>
          <table:table-cell office:value-type="float" office:value="-0.000123990252" calcext:value-type="float">
            <text:p>-0,000123990252</text:p>
          </table:table-cell>
          <table:table-cell office:value-type="float" office:value="-0.000112841588" calcext:value-type="float">
            <text:p>-0,000112841588</text:p>
          </table:table-cell>
          <table:table-cell office:value-type="float" office:value="-0.000103023451" calcext:value-type="float">
            <text:p>-0,000103023451</text:p>
          </table:table-cell>
          <table:table-cell office:value-type="float" office:value="0.0220565783862495" calcext:value-type="float">
            <text:p>0,02205657838625</text:p>
          </table:table-cell>
          <table:table-cell office:value-type="float" office:value="0.0220568346390538" calcext:value-type="float">
            <text:p>0,022056834639054</text:p>
          </table:table-cell>
          <table:table-cell office:value-type="float" office:value="0.022057049460669" calcext:value-type="float">
            <text:p>0,022057049460669</text:p>
          </table:table-cell>
          <table:table-cell office:value-type="float" office:value="0.0220572311331186" calcext:value-type="float">
            <text:p>0,022057231133119</text:p>
          </table:table-cell>
          <table:table-cell office:value-type="float" office:value="0.0220573863283327" calcext:value-type="float">
            <text:p>0,022057386328333</text:p>
          </table:table-cell>
          <table:table-cell office:value-type="float" office:value="0.0220575197649993" calcext:value-type="float">
            <text:p>0,022057519764999</text:p>
          </table:table-cell>
          <table:table-cell office:value-type="float" office:value="0.022057635553881" calcext:value-type="float">
            <text:p>0,022057635553881</text:p>
          </table:table-cell>
          <table:table-cell office:value-type="float" office:value="0.0220577365686865" calcext:value-type="float">
            <text:p>0,022057736568687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75" calcext:value-type="float">
            <text:p>1,75</text:p>
          </table:table-cell>
          <table:table-cell office:value-type="float" office:value="0.017855611" calcext:value-type="float">
            <text:p>0,017855611</text:p>
          </table:table-cell>
          <table:table-cell table:formula="of:=AVERAGE([.E51:.F51])" office:value-type="float" office:value="-0.000161802557105909" calcext:value-type="float">
            <text:p>-0,000161802557106</text:p>
          </table:table-cell>
          <table:table-cell table:style-name="Default" office:value-type="float" office:value="-0.000173605114211817" calcext:value-type="float">
            <text:p>-0,000173605114212</text:p>
          </table:table-cell>
          <table:table-cell office:value-type="float" office:value="-0.00015" calcext:value-type="float">
            <text:p>-0,00015</text:p>
          </table:table-cell>
          <table:table-cell office:value-type="float" office:value="0" calcext:value-type="float">
            <text:p>0</text:p>
          </table:table-cell>
          <table:table-cell office:value-type="float" office:value="-0.000229968578" calcext:value-type="float">
            <text:p>-0,000229968578</text:p>
          </table:table-cell>
          <table:table-cell office:value-type="float" office:value="-0.000204475442" calcext:value-type="float">
            <text:p>-0,000204475442</text:p>
          </table:table-cell>
          <table:table-cell office:value-type="float" office:value="-0.000182807369" calcext:value-type="float">
            <text:p>-0,000182807369</text:p>
          </table:table-cell>
          <table:table-cell office:value-type="float" office:value="-0.000164608562" calcext:value-type="float">
            <text:p>-0,000164608562</text:p>
          </table:table-cell>
          <table:table-cell office:value-type="float" office:value="-0.000148790149" calcext:value-type="float">
            <text:p>-0,000148790149</text:p>
          </table:table-cell>
          <table:table-cell office:value-type="float" office:value="-0.000135411439" calcext:value-type="float">
            <text:p>-0,000135411439</text:p>
          </table:table-cell>
          <table:table-cell office:value-type="float" office:value="-0.00012343627" calcext:value-type="float">
            <text:p>-0,00012343627</text:p>
          </table:table-cell>
          <table:table-cell office:value-type="float" office:value="0.017854961860931" calcext:value-type="float">
            <text:p>0,017854961860931</text:p>
          </table:table-cell>
          <table:table-cell office:value-type="float" office:value="0.0178552107922249" calcext:value-type="float">
            <text:p>0,017855210792225</text:p>
          </table:table-cell>
          <table:table-cell office:value-type="float" office:value="0.0178554194760762" calcext:value-type="float">
            <text:p>0,017855419476076</text:p>
          </table:table-cell>
          <table:table-cell office:value-type="float" office:value="0.017855595957887" calcext:value-type="float">
            <text:p>0,017855595957887</text:p>
          </table:table-cell>
          <table:table-cell office:value-type="float" office:value="0.0178557467189521" calcext:value-type="float">
            <text:p>0,017855746718952</text:p>
          </table:table-cell>
          <table:table-cell office:value-type="float" office:value="0.0178558763431411" calcext:value-type="float">
            <text:p>0,017855876343141</text:p>
          </table:table-cell>
          <table:table-cell office:value-type="float" office:value="0.0178559888237716" calcext:value-type="float">
            <text:p>0,017855988823772</text:p>
          </table:table-cell>
          <table:table-cell office:value-type="float" office:value="0.0178560867991326" calcext:value-type="float">
            <text:p>0,017856086799133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8" calcext:value-type="float">
            <text:p>1,8</text:p>
          </table:table-cell>
          <table:table-cell office:value-type="float" office:value="0.013887399" calcext:value-type="float">
            <text:p>0,013887399</text:p>
          </table:table-cell>
          <table:table-cell table:formula="of:=AVERAGE([.E52:.F52])" office:value-type="float" office:value="-0.000203522561073122" calcext:value-type="float">
            <text:p>-0,000203522561073</text:p>
          </table:table-cell>
          <table:table-cell table:style-name="Default" office:value-type="float" office:value="-0.000217045122146244" calcext:value-type="float">
            <text:p>-0,000217045122146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0" calcext:value-type="float">
            <text:p>0</text:p>
          </table:table-cell>
          <table:table-cell office:value-type="float" office:value="-0.000287473517" calcext:value-type="float">
            <text:p>-0,000287473517</text:p>
          </table:table-cell>
          <table:table-cell office:value-type="float" office:value="-0.000255618728" calcext:value-type="float">
            <text:p>-0,000255618728</text:p>
          </table:table-cell>
          <table:table-cell office:value-type="float" office:value="-0.000228717416" calcext:value-type="float">
            <text:p>-0,000228717416</text:p>
          </table:table-cell>
          <table:table-cell office:value-type="float" office:value="-0.000205552628" calcext:value-type="float">
            <text:p>-0,000205552628</text:p>
          </table:table-cell>
          <table:table-cell office:value-type="float" office:value="-0.000186214362" calcext:value-type="float">
            <text:p>-0,000186214362</text:p>
          </table:table-cell>
          <table:table-cell office:value-type="float" office:value="-0.000169267167" calcext:value-type="float">
            <text:p>-0,000169267167</text:p>
          </table:table-cell>
          <table:table-cell office:value-type="float" office:value="-0.000154297725" calcext:value-type="float">
            <text:p>-0,000154297725</text:p>
          </table:table-cell>
          <table:table-cell office:value-type="float" office:value="0.0138867683055093" calcext:value-type="float">
            <text:p>0,013886768305509</text:p>
          </table:table-cell>
          <table:table-cell office:value-type="float" office:value="0.0138870103258446" calcext:value-type="float">
            <text:p>0,013887010325845</text:p>
          </table:table-cell>
          <table:table-cell office:value-type="float" office:value="0.0138872132271164" calcext:value-type="float">
            <text:p>0,013887213227116</text:p>
          </table:table-cell>
          <table:table-cell office:value-type="float" office:value="0.0138873849590556" calcext:value-type="float">
            <text:p>0,013887384959056</text:p>
          </table:table-cell>
          <table:table-cell office:value-type="float" office:value="0.0138875313810743" calcext:value-type="float">
            <text:p>0,013887531381074</text:p>
          </table:table-cell>
          <table:table-cell office:value-type="float" office:value="0.0138876575558317" calcext:value-type="float">
            <text:p>0,013887657555832</text:p>
          </table:table-cell>
          <table:table-cell office:value-type="float" office:value="0.0138877669120006" calcext:value-type="float">
            <text:p>0,013887766912001</text:p>
          </table:table-cell>
          <table:table-cell office:value-type="float" office:value="0.0138878621658238" calcext:value-type="float">
            <text:p>0,013887862165824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9" calcext:value-type="float">
            <text:p>1,9</text:p>
          </table:table-cell>
          <table:table-cell office:value-type="float" office:value="0.006577536" calcext:value-type="float">
            <text:p>0,006577536</text:p>
          </table:table-cell>
          <table:table-cell table:formula="of:=AVERAGE([.E53:.F53])" office:value-type="float" office:value="-0.000407069719989281" calcext:value-type="float">
            <text:p>-0,000407069719989</text:p>
          </table:table-cell>
          <table:table-cell table:style-name="Default" office:value-type="float" office:value="-0.000434139439978562" calcext:value-type="float">
            <text:p>-0,000434139439979</text:p>
          </table:table-cell>
          <table:table-cell office:value-type="float" office:value="-0.00038" calcext:value-type="float">
            <text:p>-0,00038</text:p>
          </table:table-cell>
          <table:table-cell office:value-type="float" office:value="0" calcext:value-type="float">
            <text:p>0</text:p>
          </table:table-cell>
          <table:table-cell office:value-type="float" office:value="-0.000575029835" calcext:value-type="float">
            <text:p>-0,000575029835</text:p>
          </table:table-cell>
          <table:table-cell office:value-type="float" office:value="-0.000511302885" calcext:value-type="float">
            <text:p>-0,000511302885</text:p>
          </table:table-cell>
          <table:table-cell office:value-type="float" office:value="-0.000457066487" calcext:value-type="float">
            <text:p>-0,000457066487</text:p>
          </table:table-cell>
          <table:table-cell office:value-type="float" office:value="-0.000411591083" calcext:value-type="float">
            <text:p>-0,000411591083</text:p>
          </table:table-cell>
          <table:table-cell office:value-type="float" office:value="-0.000371978281" calcext:value-type="float">
            <text:p>-0,000371978281</text:p>
          </table:table-cell>
          <table:table-cell office:value-type="float" office:value="-0.000338590648" calcext:value-type="float">
            <text:p>-0,000338590648</text:p>
          </table:table-cell>
          <table:table-cell office:value-type="float" office:value="-0.000309122918" calcext:value-type="float">
            <text:p>-0,000309122918</text:p>
          </table:table-cell>
          <table:table-cell office:value-type="float" office:value="0.00657693839469232" calcext:value-type="float">
            <text:p>0,006576938394692</text:p>
          </table:table-cell>
          <table:table-cell office:value-type="float" office:value="0.0065771676771163" calcext:value-type="float">
            <text:p>0,006577167677116</text:p>
          </table:table-cell>
          <table:table-cell office:value-type="float" office:value="0.00657735989937291" calcext:value-type="float">
            <text:p>0,006577359899373</text:p>
          </table:table-cell>
          <table:table-cell office:value-type="float" office:value="0.00657752244317026" calcext:value-type="float">
            <text:p>0,00657752244317</text:p>
          </table:table-cell>
          <table:table-cell office:value-type="float" office:value="0.00657766130838593" calcext:value-type="float">
            <text:p>0,006577661308386</text:p>
          </table:table-cell>
          <table:table-cell office:value-type="float" office:value="0.00657778068666419" calcext:value-type="float">
            <text:p>0,006577780686664</text:p>
          </table:table-cell>
          <table:table-cell office:value-type="float" office:value="0.00657788429569721" calcext:value-type="float">
            <text:p>0,006577884295697</text:p>
          </table:table-cell>
          <table:table-cell office:value-type="float" office:value="0.00657797468341156" calcext:value-type="float">
            <text:p>0,006577974683412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1.95" calcext:value-type="float">
            <text:p>1,95</text:p>
          </table:table-cell>
          <table:table-cell office:value-type="float" office:value="0.003203753" calcext:value-type="float">
            <text:p>0,003203753</text:p>
          </table:table-cell>
          <table:table-cell table:formula="of:=AVERAGE([.E54:.F54])" office:value-type="float" office:value="-0.000814237866060975" calcext:value-type="float">
            <text:p>-0,000814237866061</text:p>
          </table:table-cell>
          <table:table-cell table:style-name="Default" office:value-type="float" office:value="-0.000868475732121951" calcext:value-type="float">
            <text:p>-0,000868475732122</text:p>
          </table:table-cell>
          <table:table-cell office:value-type="float" office:value="-0.00076" calcext:value-type="float">
            <text:p>-0,00076</text:p>
          </table:table-cell>
          <table:table-cell office:value-type="float" office:value="0" calcext:value-type="float">
            <text:p>0</text:p>
          </table:table-cell>
          <table:table-cell office:value-type="float" office:value="-0.001150391" calcext:value-type="float">
            <text:p>-0,001150391</text:p>
          </table:table-cell>
          <table:table-cell office:value-type="float" office:value="-0.001022867598" calcext:value-type="float">
            <text:p>-0,001022867598</text:p>
          </table:table-cell>
          <table:table-cell office:value-type="float" office:value="-0.000914342364" calcext:value-type="float">
            <text:p>-0,000914342364</text:p>
          </table:table-cell>
          <table:table-cell office:value-type="float" office:value="-0.000823351827" calcext:value-type="float">
            <text:p>-0,000823351827</text:p>
          </table:table-cell>
          <table:table-cell office:value-type="float" office:value="-0.000744095296" calcext:value-type="float">
            <text:p>-0,000744095296</text:p>
          </table:table-cell>
          <table:table-cell office:value-type="float" office:value="-0.000677296085" calcext:value-type="float">
            <text:p>-0,000677296085</text:p>
          </table:table-cell>
          <table:table-cell office:value-type="float" office:value="-0.000618341529" calcext:value-type="float">
            <text:p>-0,000618341529</text:p>
          </table:table-cell>
          <table:table-cell office:value-type="float" office:value="0.00320317074354644" calcext:value-type="float">
            <text:p>0,003203170743546</text:p>
          </table:table-cell>
          <table:table-cell office:value-type="float" office:value="0.00320339414693256" calcext:value-type="float">
            <text:p>0,003203394146933</text:p>
          </table:table-cell>
          <table:table-cell office:value-type="float" office:value="0.00320358144041443" calcext:value-type="float">
            <text:p>0,003203581440414</text:p>
          </table:table-cell>
          <table:table-cell office:value-type="float" office:value="0.00320373981642399" calcext:value-type="float">
            <text:p>0,003203739816424</text:p>
          </table:table-cell>
          <table:table-cell office:value-type="float" office:value="0.00320387512099103" calcext:value-type="float">
            <text:p>0,003203875120991</text:p>
          </table:table-cell>
          <table:table-cell office:value-type="float" office:value="0.00320399143828825" calcext:value-type="float">
            <text:p>0,003203991438288</text:p>
          </table:table-cell>
          <table:table-cell office:value-type="float" office:value="0.00320409239067841" calcext:value-type="float">
            <text:p>0,003204092390678</text:p>
          </table:table-cell>
          <table:table-cell office:value-type="float" office:value="0.00320418046076041" calcext:value-type="float">
            <text:p>0,00320418046076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1341" calcext:value-type="float">
            <text:p>1,341E-06</text:p>
          </table:table-cell>
          <table:table-cell table:formula="of:=AVERAGE([.E55:.F55])" office:value-type="float" office:value="1.99794530874497" calcext:value-type="float">
            <text:p>1,99794530874497</text:p>
          </table:table-cell>
          <table:table-cell table:style-name="ce3" office:value-type="float" office:value="1.99826061748994" calcext:value-type="float">
            <text:p>1,99826061748994</text:p>
          </table:table-cell>
          <table:table-cell table:style-name="ce1" office:value-type="float" office:value="1.99763" calcext:value-type="float">
            <text:p>1,99763</text:p>
          </table:table-cell>
          <table:table-cell office:value-type="float" office:value="0" calcext:value-type="float">
            <text:p>0</text:p>
          </table:table-cell>
          <table:table-cell office:value-type="float" office:value="1.998977470012" calcext:value-type="float">
            <text:p>1,998977470012</text:p>
          </table:table-cell>
          <table:table-cell office:value-type="float" office:value="1.999967021749" calcext:value-type="float">
            <text:p>1,999967021749</text:p>
          </table:table-cell>
          <table:table-cell office:value-type="float" office:value="1.997804588407" calcext:value-type="float">
            <text:p>1,997804588407</text:p>
          </table:table-cell>
          <table:table-cell office:value-type="float" office:value="1.999197022841" calcext:value-type="float">
            <text:p>1,999197022841</text:p>
          </table:table-cell>
          <table:table-cell office:value-type="float" office:value="1.996923388641" calcext:value-type="float">
            <text:p>1,996923388641</text:p>
          </table:table-cell>
          <table:table-cell office:value-type="float" office:value="1.999165682643" calcext:value-type="float">
            <text:p>1,999165682643</text:p>
          </table:table-cell>
          <table:table-cell office:value-type="float" office:value="1.995083479269" calcext:value-type="float">
            <text:p>1,995083479269</text:p>
          </table:table-cell>
          <table:table-cell table:style-name="ce2" office:value-type="float" office:value="0.00000190863692868716" calcext:value-type="float">
            <text:p>1,91E-06</text:p>
          </table:table-cell>
          <table:table-cell table:style-name="ce2" office:value-type="float" office:value="0.00000169080049800438" calcext:value-type="float">
            <text:p>1,69E-06</text:p>
          </table:table-cell>
          <table:table-cell table:style-name="ce2" office:value-type="float" office:value="0.00000150815513890588" calcext:value-type="float">
            <text:p>1,51E-06</text:p>
          </table:table-cell>
          <table:table-cell table:style-name="ce2" office:value-type="float" office:value="0.00000135374036063521" calcext:value-type="float">
            <text:p>1,35E-06</text:p>
          </table:table-cell>
          <table:table-cell table:style-name="ce2" office:value-type="float" office:value="0.00000122180099717469" calcext:value-type="float">
            <text:p>1,22E-06</text:p>
          </table:table-cell>
          <table:table-cell table:style-name="ce2" office:value-type="float" office:value="0.00000110837588526139" calcext:value-type="float">
            <text:p>1,11E-06</text:p>
          </table:table-cell>
          <table:table-cell table:style-name="ce2" office:value-type="float" office:value="0.00000100994367160164" calcext:value-type="float">
            <text:p>1,01E-06</text:p>
          </table:table-cell>
          <table:table-cell table:style-name="ce2" office:value-type="float" office:value="0.000000924233606392634" calcext:value-type="float">
            <text:p>9,24E-07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2.1" calcext:value-type="float">
            <text:p>2,1</text:p>
          </table:table-cell>
          <table:table-cell office:value-type="float" office:value="0.005953658" calcext:value-type="float">
            <text:p>0,005953658</text:p>
          </table:table-cell>
          <table:table-cell table:formula="of:=AVERAGE([.E56:.F56])" office:value-type="float" office:value="0.000406976197441136" calcext:value-type="float">
            <text:p>0,000406976197441</text:p>
          </table:table-cell>
          <table:table-cell table:style-name="Default" office:value-type="float" office:value="0.000433952394882273" calcext:value-type="float">
            <text:p>0,000433952394882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" calcext:value-type="float">
            <text:p>0</text:p>
          </table:table-cell>
          <table:table-cell office:value-type="float" office:value="0.000574709293" calcext:value-type="float">
            <text:p>0,000574709293</text:p>
          </table:table-cell>
          <table:table-cell office:value-type="float" office:value="0.000511082398" calcext:value-type="float">
            <text:p>0,000511082398</text:p>
          </table:table-cell>
          <table:table-cell office:value-type="float" office:value="0.000457323807" calcext:value-type="float">
            <text:p>0,000457323807</text:p>
          </table:table-cell>
          <table:table-cell office:value-type="float" office:value="0.000410934052" calcext:value-type="float">
            <text:p>0,000410934052</text:p>
          </table:table-cell>
          <table:table-cell office:value-type="float" office:value="0.000371794184" calcext:value-type="float">
            <text:p>0,000371794184</text:p>
          </table:table-cell>
          <table:table-cell office:value-type="float" office:value="0.000338507768" calcext:value-type="float">
            <text:p>0,000338507768</text:p>
          </table:table-cell>
          <table:table-cell office:value-type="float" office:value="0.000309050526" calcext:value-type="float">
            <text:p>0,000309050526</text:p>
          </table:table-cell>
          <table:table-cell office:value-type="float" office:value="0.00595419876326821" calcext:value-type="float">
            <text:p>0,005954198763268</text:p>
          </table:table-cell>
          <table:table-cell office:value-type="float" office:value="0.00595399131346616" calcext:value-type="float">
            <text:p>0,005953991313466</text:p>
          </table:table-cell>
          <table:table-cell office:value-type="float" office:value="0.00595381738408753" calcext:value-type="float">
            <text:p>0,005953817384088</text:p>
          </table:table-cell>
          <table:table-cell office:value-type="float" office:value="0.0059536701704646" calcext:value-type="float">
            <text:p>0,005953670170465</text:p>
          </table:table-cell>
          <table:table-cell office:value-type="float" office:value="0.00595354467936694" calcext:value-type="float">
            <text:p>0,005953544679367</text:p>
          </table:table-cell>
          <table:table-cell office:value-type="float" office:value="0.00595343668364562" calcext:value-type="float">
            <text:p>0,005953436683646</text:p>
          </table:table-cell>
          <table:table-cell office:value-type="float" office:value="0.00595334293331426" calcext:value-type="float">
            <text:p>0,005953342933314</text:p>
          </table:table-cell>
          <table:table-cell office:value-type="float" office:value="0.00595326114779971" calcext:value-type="float">
            <text:p>0,0059532611478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2.2" calcext:value-type="float">
            <text:p>2,2</text:p>
          </table:table-cell>
          <table:table-cell office:value-type="float" office:value="0.011364855" calcext:value-type="float">
            <text:p>0,011364855</text:p>
          </table:table-cell>
          <table:table-cell table:formula="of:=AVERAGE([.E57:.F57])" office:value-type="float" office:value="0.000203500390843915" calcext:value-type="float">
            <text:p>0,000203500390844</text:p>
          </table:table-cell>
          <table:table-cell table:style-name="Default" office:value-type="float" office:value="0.00021700078168783" calcext:value-type="float">
            <text:p>0,000217000781688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" calcext:value-type="float">
            <text:p>0</text:p>
          </table:table-cell>
          <table:table-cell office:value-type="float" office:value="0.000287396011" calcext:value-type="float">
            <text:p>0,000287396011</text:p>
          </table:table-cell>
          <table:table-cell office:value-type="float" office:value="0.000255573902" calcext:value-type="float">
            <text:p>0,000255573902</text:p>
          </table:table-cell>
          <table:table-cell office:value-type="float" office:value="0.000228446561" calcext:value-type="float">
            <text:p>0,000228446561</text:p>
          </table:table-cell>
          <table:table-cell office:value-type="float" office:value="0.000205742765" calcext:value-type="float">
            <text:p>0,000205742765</text:p>
          </table:table-cell>
          <table:table-cell office:value-type="float" office:value="0.000185914421" calcext:value-type="float">
            <text:p>0,000185914421</text:p>
          </table:table-cell>
          <table:table-cell office:value-type="float" office:value="0.000169268228" calcext:value-type="float">
            <text:p>0,000169268228</text:p>
          </table:table-cell>
          <table:table-cell office:value-type="float" office:value="0.000154537219" calcext:value-type="float">
            <text:p>0,000154537219</text:p>
          </table:table-cell>
          <table:table-cell office:value-type="float" office:value="0.0113653715467562" calcext:value-type="float">
            <text:p>0,011365371546756</text:p>
          </table:table-cell>
          <table:table-cell office:value-type="float" office:value="0.0113651735264933" calcext:value-type="float">
            <text:p>0,011365173526493</text:p>
          </table:table-cell>
          <table:table-cell office:value-type="float" office:value="0.011365007502991" calcext:value-type="float">
            <text:p>0,011365007502991</text:p>
          </table:table-cell>
          <table:table-cell office:value-type="float" office:value="0.0113648671292999" calcext:value-type="float">
            <text:p>0,0113648671293</text:p>
          </table:table-cell>
          <table:table-cell office:value-type="float" office:value="0.0113647471939418" calcext:value-type="float">
            <text:p>0,011364747193942</text:p>
          </table:table-cell>
          <table:table-cell office:value-type="float" office:value="0.0113646441071159" calcext:value-type="float">
            <text:p>0,011364644107116</text:p>
          </table:table-cell>
          <table:table-cell office:value-type="float" office:value="0.0113645546181625" calcext:value-type="float">
            <text:p>0,011364554618163</text:p>
          </table:table-cell>
          <table:table-cell office:value-type="float" office:value="0.0113644765501708" calcext:value-type="float">
            <text:p>0,011364476550171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2.25" calcext:value-type="float">
            <text:p>2,25</text:p>
          </table:table-cell>
          <table:table-cell office:value-type="float" office:value="0.013890081" calcext:value-type="float">
            <text:p>0,013890081</text:p>
          </table:table-cell>
          <table:table-cell table:formula="of:=AVERAGE([.E58:.F58])" office:value-type="float" office:value="0.000161802279472783" calcext:value-type="float">
            <text:p>0,000161802279473</text:p>
          </table:table-cell>
          <table:table-cell table:style-name="Default" office:value-type="float" office:value="0.000173604558945567" calcext:value-type="float">
            <text:p>0,000173604558946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" calcext:value-type="float">
            <text:p>0</text:p>
          </table:table-cell>
          <table:table-cell office:value-type="float" office:value="0.000229923428" calcext:value-type="float">
            <text:p>0,000229923428</text:p>
          </table:table-cell>
          <table:table-cell office:value-type="float" office:value="0.000204464353" calcext:value-type="float">
            <text:p>0,000204464353</text:p>
          </table:table-cell>
          <table:table-cell office:value-type="float" office:value="0.000182761434" calcext:value-type="float">
            <text:p>0,000182761434</text:p>
          </table:table-cell>
          <table:table-cell office:value-type="float" office:value="0.000164597603" calcext:value-type="float">
            <text:p>0,000164597603</text:p>
          </table:table-cell>
          <table:table-cell office:value-type="float" office:value="0.000148734308" calcext:value-type="float">
            <text:p>0,000148734308</text:p>
          </table:table-cell>
          <table:table-cell office:value-type="float" office:value="0.000135416877" calcext:value-type="float">
            <text:p>0,000135416877</text:p>
          </table:table-cell>
          <table:table-cell office:value-type="float" office:value="0.000123631687" calcext:value-type="float">
            <text:p>0,000123631687</text:p>
          </table:table-cell>
          <table:table-cell office:value-type="float" office:value="0.0138905855123835" calcext:value-type="float">
            <text:p>0,013890585512384</text:p>
          </table:table-cell>
          <table:table-cell office:value-type="float" office:value="0.0138903918925713" calcext:value-type="float">
            <text:p>0,013890391892571</text:p>
          </table:table-cell>
          <table:table-cell office:value-type="float" office:value="0.0138902295584804" calcext:value-type="float">
            <text:p>0,013890229558481</text:p>
          </table:table-cell>
          <table:table-cell office:value-type="float" office:value="0.0138900923042038" calcext:value-type="float">
            <text:p>0,013890092304204</text:p>
          </table:table-cell>
          <table:table-cell office:value-type="float" office:value="0.0138899750340763" calcext:value-type="float">
            <text:p>0,013889975034076</text:p>
          </table:table-cell>
          <table:table-cell office:value-type="float" office:value="0.0138898742380697" calcext:value-type="float">
            <text:p>0,01388987423807</text:p>
          </table:table-cell>
          <table:table-cell office:value-type="float" office:value="0.0138897867377597" calcext:value-type="float">
            <text:p>0,01388978673776</text:p>
          </table:table-cell>
          <table:table-cell office:value-type="float" office:value="0.013889710404613" calcext:value-type="float">
            <text:p>0,013889710404613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2.5" calcext:value-type="float">
            <text:p>2,5</text:p>
          </table:table-cell>
          <table:table-cell office:value-type="float" office:value="0.018800768" calcext:value-type="float">
            <text:p>0,018800768</text:p>
          </table:table-cell>
          <table:table-cell table:formula="of:=AVERAGE([.E59:.F59])" office:value-type="float" office:value="-0.490432232328406" calcext:value-type="float">
            <text:p>-0,490432232328406</text:p>
          </table:table-cell>
          <table:table-cell table:style-name="Default" office:value-type="float" office:value="-0.000754464656811651" calcext:value-type="float">
            <text:p>-0,000754464656812</text:p>
          </table:table-cell>
          <table:table-cell office:value-type="float" office:value="-0.98011" calcext:value-type="float">
            <text:p>-0,98011</text:p>
          </table:table-cell>
          <table:table-cell office:value-type="float" office:value="0" calcext:value-type="float">
            <text:p>0</text:p>
          </table:table-cell>
          <table:table-cell office:value-type="float" office:value="77.324747440725" calcext:value-type="float">
            <text:p>77,324747440725</text:p>
          </table:table-cell>
          <table:table-cell office:value-type="float" office:value="-82.019001997945" calcext:value-type="float">
            <text:p>-82,019001997945</text:p>
          </table:table-cell>
          <table:table-cell table:style-name="ce2" office:value-type="float" office:value="0.000091381246" calcext:value-type="float">
            <text:p>9,14E-05</text:p>
          </table:table-cell>
          <table:table-cell office:value-type="float" office:value="0.003892015276" calcext:value-type="float">
            <text:p>0,003892015276</text:p>
          </table:table-cell>
          <table:table-cell office:value-type="float" office:value="100.419111461496" calcext:value-type="float">
            <text:p>100,419111461496</text:p>
          </table:table-cell>
          <table:table-cell office:value-type="float" office:value="-105.320086160206" calcext:value-type="float">
            <text:p>-105,320086160206</text:p>
          </table:table-cell>
          <table:table-cell office:value-type="float" office:value="-0.003571629018" calcext:value-type="float">
            <text:p>-0,003571629018</text:p>
          </table:table-cell>
          <table:table-cell office:value-type="float" office:value="0.024993895256713" calcext:value-type="float">
            <text:p>0,024993895256713</text:p>
          </table:table-cell>
          <table:table-cell office:value-type="float" office:value="0.000230120552670508" calcext:value-type="float">
            <text:p>0,000230120552671</text:p>
          </table:table-cell>
          <table:table-cell office:value-type="float" office:value="0.0250012067476787" calcext:value-type="float">
            <text:p>0,025001206747679</text:p>
          </table:table-cell>
          <table:table-cell office:value-type="float" office:value="0.0250010832237702" calcext:value-type="float">
            <text:p>0,02500108322377</text:p>
          </table:table-cell>
          <table:table-cell office:value-type="float" office:value="0.0249960926485506" calcext:value-type="float">
            <text:p>0,024996092648551</text:p>
          </table:table-cell>
          <table:table-cell office:value-type="float" office:value="0.00018623510178093" calcext:value-type="float">
            <text:p>0,000186235101781</text:p>
          </table:table-cell>
          <table:table-cell office:value-type="float" office:value="0.0249967705739268" calcext:value-type="float">
            <text:p>0,024996770573927</text:p>
          </table:table-cell>
          <table:table-cell office:value-type="float" office:value="0.0250007395063898" calcext:value-type="float">
            <text:p>0,02500073950639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2.75" calcext:value-type="float">
            <text:p>2,75</text:p>
          </table:table-cell>
          <table:table-cell office:value-type="float" office:value="0.011359738" calcext:value-type="float">
            <text:p>0,011359738</text:p>
          </table:table-cell>
          <table:table-cell table:formula="of:=AVERAGE([.E60:.F60])" office:value-type="float" office:value="-0.00064732509841984" calcext:value-type="float">
            <text:p>-0,00064732509842</text:p>
          </table:table-cell>
          <table:table-cell table:style-name="Default" office:value-type="float" office:value="-0.000694650196839679" calcext:value-type="float">
            <text:p>-0,00069465019684</text:p>
          </table:table-cell>
          <table:table-cell office:value-type="float" office:value="-0.0006" calcext:value-type="float">
            <text:p>-0,0006</text:p>
          </table:table-cell>
          <table:table-cell office:value-type="float" office:value="0" calcext:value-type="float">
            <text:p>0</text:p>
          </table:table-cell>
          <table:table-cell office:value-type="float" office:value="-0.0009201428" calcext:value-type="float">
            <text:p>-0,0009201428</text:p>
          </table:table-cell>
          <table:table-cell office:value-type="float" office:value="-0.000817937288" calcext:value-type="float">
            <text:p>-0,000817937288</text:p>
          </table:table-cell>
          <table:table-cell office:value-type="float" office:value="-0.000731791926" calcext:value-type="float">
            <text:p>-0,000731791926</text:p>
          </table:table-cell>
          <table:table-cell office:value-type="float" office:value="-0.000658218014" calcext:value-type="float">
            <text:p>-0,000658218014</text:p>
          </table:table-cell>
          <table:table-cell office:value-type="float" office:value="-0.000595493785" calcext:value-type="float">
            <text:p>-0,000595493785</text:p>
          </table:table-cell>
          <table:table-cell office:value-type="float" office:value="-0.000541593064" calcext:value-type="float">
            <text:p>-0,000541593064</text:p>
          </table:table-cell>
          <table:table-cell office:value-type="float" office:value="-0.000494463672" calcext:value-type="float">
            <text:p>-0,000494463672</text:p>
          </table:table-cell>
          <table:table-cell office:value-type="float" office:value="0.0113580864297197" calcext:value-type="float">
            <text:p>0,01135808642972</text:p>
          </table:table-cell>
          <table:table-cell office:value-type="float" office:value="0.0113587200390397" calcext:value-type="float">
            <text:p>0,01135872003904</text:p>
          </table:table-cell>
          <table:table-cell office:value-type="float" office:value="0.0113592510943099" calcext:value-type="float">
            <text:p>0,01135925109431</text:p>
          </table:table-cell>
          <table:table-cell office:value-type="float" office:value="0.0113597005428299" calcext:value-type="float">
            <text:p>0,01135970054283</text:p>
          </table:table-cell>
          <table:table-cell office:value-type="float" office:value="0.0113600840774493" calcext:value-type="float">
            <text:p>0,011360084077449</text:p>
          </table:table-cell>
          <table:table-cell office:value-type="float" office:value="0.0113604141408482" calcext:value-type="float">
            <text:p>0,011360414140848</text:p>
          </table:table-cell>
          <table:table-cell office:value-type="float" office:value="0.0113607003691543" calcext:value-type="float">
            <text:p>0,011360700369154</text:p>
          </table:table-cell>
          <table:table-cell office:value-type="float" office:value="0.011360950077613" calcext:value-type="float">
            <text:p>0,011360950077613</text:p>
          </table:table-cell>
        </table:table-row>
        <table:table-row table:style-name="ro1" table:visibility="filter">
          <table:table-cell office:value-type="string" calcext:value-type="string">
            <text:p>adf-0-z14</text:p>
          </table:table-cell>
          <table:table-cell office:value-type="float" office:value="3" calcext:value-type="float">
            <text:p>3</text:p>
          </table:table-cell>
          <table:table-cell office:value-type="float" office:value="0.000003573" calcext:value-type="float">
            <text:p>3,573E-06</text:p>
          </table:table-cell>
          <table:table-cell table:style-name="ce1" table:formula="of:=AVERAGE([.E61:.F61])" office:value-type="float" office:value="1.9992287398375" calcext:value-type="float">
            <text:p>1,9992287398375</text:p>
          </table:table-cell>
          <table:table-cell table:style-name="ce3" office:value-type="float" office:value="1.999347479675" calcext:value-type="float">
            <text:p>1,999347479675</text:p>
          </table:table-cell>
          <table:table-cell table:style-name="ce1" office:value-type="float" office:value="1.99911" calcext:value-type="float">
            <text:p>1,99911</text:p>
          </table:table-cell>
          <table:table-cell office:value-type="float" office:value="0" calcext:value-type="float">
            <text:p>0</text:p>
          </table:table-cell>
          <table:table-cell office:value-type="float" office:value="1.999616572083" calcext:value-type="float">
            <text:p>1,999616572083</text:p>
          </table:table-cell>
          <table:table-cell office:value-type="float" office:value="1.999988018578" calcext:value-type="float">
            <text:p>1,999988018578</text:p>
          </table:table-cell>
          <table:table-cell office:value-type="float" office:value="1.999178431919" calcext:value-type="float">
            <text:p>1,999178431919</text:p>
          </table:table-cell>
          <table:table-cell office:value-type="float" office:value="1.999695351866" calcext:value-type="float">
            <text:p>1,999695351866</text:p>
          </table:table-cell>
          <table:table-cell office:value-type="float" office:value="1.99884356669" calcext:value-type="float">
            <text:p>1,99884356669</text:p>
          </table:table-cell>
          <table:table-cell office:value-type="float" office:value="1.999690078006" calcext:value-type="float">
            <text:p>1,999690078006</text:p>
          </table:table-cell>
          <table:table-cell office:value-type="float" office:value="1.99815560199" calcext:value-type="float">
            <text:p>1,99815560199</text:p>
          </table:table-cell>
          <table:table-cell table:style-name="ce2" office:value-type="float" office:value="0.00000508755132526347" calcext:value-type="float">
            <text:p>5,09E-06</text:p>
          </table:table-cell>
          <table:table-cell table:style-name="ce2" office:value-type="float" office:value="0.00000450672461743037" calcext:value-type="float">
            <text:p>4,51E-06</text:p>
          </table:table-cell>
          <table:table-cell table:style-name="ce2" office:value-type="float" office:value="0.00000401988983457359" calcext:value-type="float">
            <text:p>4,02E-06</text:p>
          </table:table-cell>
          <table:table-cell table:style-name="ce2" office:value-type="float" office:value="0.00000360803923029608" calcext:value-type="float">
            <text:p>3,61E-06</text:p>
          </table:table-cell>
          <table:table-cell table:style-name="ce2" office:value-type="float" office:value="0.00000325630628931009" calcext:value-type="float">
            <text:p>3,26E-06</text:p>
          </table:table-cell>
          <table:table-cell table:style-name="ce2" office:value-type="float" office:value="0.00000295373244776994" calcext:value-type="float">
            <text:p>2,95E-06</text:p>
          </table:table-cell>
          <table:table-cell table:style-name="ce2" office:value-type="float" office:value="0.00000269135287165059" calcext:value-type="float">
            <text:p>2,69E-06</text:p>
          </table:table-cell>
          <table:table-cell table:style-name="ce2" office:value-type="float" office:value="0.00000246261170397024" calcext:value-type="float">
            <text:p>2,46E-06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" calcext:value-type="float">
            <text:p>1</text:p>
          </table:table-cell>
          <table:table-cell office:value-type="float" office:value="0.187499999" calcext:value-type="float">
            <text:p>0,187499999</text:p>
          </table:table-cell>
          <table:table-cell table:formula="of:=AVERAGE([.E62:.F62])" office:value-type="float" office:value="-0.00000000125004600603125" calcext:value-type="float">
            <text:p>-1,25004600603125E-09</text:p>
          </table:table-cell>
          <table:table-cell office:value-type="float" office:value="-0.00000000250009201206251" calcext:value-type="float">
            <text:p>-2,50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2147" calcext:value-type="float">
            <text:p>-2,15E-09</text:p>
          </table:table-cell>
          <table:table-cell table:style-name="ce2" office:value-type="float" office:value="-0.000000009774" calcext:value-type="float">
            <text:p>-9,77E-09</text:p>
          </table:table-cell>
          <table:table-cell table:style-name="ce2" office:value-type="float" office:value="-0.000000010062" calcext:value-type="float">
            <text:p>-1,01E-08</text:p>
          </table:table-cell>
          <table:table-cell table:style-name="ce2" office:value-type="float" office:value="0.000000011198" calcext:value-type="float">
            <text:p>1,12E-08</text:p>
          </table:table-cell>
          <table:table-cell table:style-name="ce2" office:value-type="float" office:value="0.000000008383" calcext:value-type="float">
            <text:p>8,38E-09</text:p>
          </table:table-cell>
          <table:table-cell table:style-name="ce2" office:value-type="float" office:value="-0.000000007334" calcext:value-type="float">
            <text:p>-7,33E-09</text:p>
          </table:table-cell>
          <table:table-cell table:style-name="ce2" office:value-type="float" office:value="-0.000000007124" calcext:value-type="float">
            <text:p>-7,12E-09</text:p>
          </table:table-cell>
          <table:table-cell office:value-type="float" office:value="0.187499998727155" calcext:value-type="float">
            <text:p>0,187499998727155</text:p>
          </table:table-cell>
          <table:table-cell office:value-type="float" office:value="0.187499998751562" calcext:value-type="float">
            <text:p>0,187499998751562</text:p>
          </table:table-cell>
          <table:table-cell office:value-type="float" office:value="0.187499998856312" calcext:value-type="float">
            <text:p>0,187499998856312</text:p>
          </table:table-cell>
          <table:table-cell office:value-type="float" office:value="0.187499998958317" calcext:value-type="float">
            <text:p>0,187499998958317</text:p>
          </table:table-cell>
          <table:table-cell office:value-type="float" office:value="0.18749999885062" calcext:value-type="float">
            <text:p>0,18749999885062</text:p>
          </table:table-cell>
          <table:table-cell office:value-type="float" office:value="0.18749999877393" calcext:value-type="float">
            <text:p>0,18749999877393</text:p>
          </table:table-cell>
          <table:table-cell office:value-type="float" office:value="0.187499998837901" calcext:value-type="float">
            <text:p>0,187499998837901</text:p>
          </table:table-cell>
          <table:table-cell office:value-type="float" office:value="0.187499998897273" calcext:value-type="float">
            <text:p>0,187499998897273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1" calcext:value-type="float">
            <text:p>1,1</text:p>
          </table:table-cell>
          <table:table-cell office:value-type="float" office:value="0.14359504" calcext:value-type="float">
            <text:p>0,14359504</text:p>
          </table:table-cell>
          <table:table-cell table:formula="of:=AVERAGE([.E63:.F63])" office:value-type="float" office:value="-0.00000000160591497597998" calcext:value-type="float">
            <text:p>-1,60591497597998E-09</text:p>
          </table:table-cell>
          <table:table-cell office:value-type="float" office:value="-0.00000000321182995195997" calcext:value-type="float">
            <text:p>-3,21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2804" calcext:value-type="float">
            <text:p>-2,80E-09</text:p>
          </table:table-cell>
          <table:table-cell table:style-name="ce2" office:value-type="float" office:value="-0.000000012617" calcext:value-type="float">
            <text:p>-1,26E-08</text:p>
          </table:table-cell>
          <table:table-cell table:style-name="ce2" office:value-type="float" office:value="0.000000006587" calcext:value-type="float">
            <text:p>6,59E-09</text:p>
          </table:table-cell>
          <table:table-cell table:style-name="ce2" office:value-type="float" office:value="-0.000000006321" calcext:value-type="float">
            <text:p>-6,32E-09</text:p>
          </table:table-cell>
          <table:table-cell table:style-name="ce2" office:value-type="float" office:value="0.000000011028" calcext:value-type="float">
            <text:p>1,10E-08</text:p>
          </table:table-cell>
          <table:table-cell table:style-name="ce2" office:value-type="float" office:value="-0.000000009491" calcext:value-type="float">
            <text:p>-9,49E-09</text:p>
          </table:table-cell>
          <table:table-cell table:style-name="ce2" office:value-type="float" office:value="-0.000000009064" calcext:value-type="float">
            <text:p>-9,06E-09</text:p>
          </table:table-cell>
          <table:table-cell office:value-type="float" office:value="0.143595040064506" calcext:value-type="float">
            <text:p>0,143595040064506</text:p>
          </table:table-cell>
          <table:table-cell office:value-type="float" office:value="0.143595040088913" calcext:value-type="float">
            <text:p>0,143595040088913</text:p>
          </table:table-cell>
          <table:table-cell office:value-type="float" office:value="0.143595040192472" calcext:value-type="float">
            <text:p>0,143595040192472</text:p>
          </table:table-cell>
          <table:table-cell office:value-type="float" office:value="0.143595040141333" calcext:value-type="float">
            <text:p>0,143595040141333</text:p>
          </table:table-cell>
          <table:table-cell office:value-type="float" office:value="0.143595040187891" calcext:value-type="float">
            <text:p>0,143595040187891</text:p>
          </table:table-cell>
          <table:table-cell office:value-type="float" office:value="0.143595040110627" calcext:value-type="float">
            <text:p>0,143595040110627</text:p>
          </table:table-cell>
          <table:table-cell office:value-type="float" office:value="0.143595040174024" calcext:value-type="float">
            <text:p>0,143595040174024</text:p>
          </table:table-cell>
          <table:table-cell office:value-type="float" office:value="0.143595040231879" calcext:value-type="float">
            <text:p>0,143595040231879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2" calcext:value-type="float">
            <text:p>1,2</text:p>
          </table:table-cell>
          <table:table-cell office:value-type="float" office:value="0.109374999" calcext:value-type="float">
            <text:p>0,109374999</text:p>
          </table:table-cell>
          <table:table-cell table:formula="of:=AVERAGE([.E64:.F64])" office:value-type="float" office:value="-0.00000000210568459875175" calcext:value-type="float">
            <text:p>-2,10568459875175E-09</text:p>
          </table:table-cell>
          <table:table-cell office:value-type="float" office:value="-0.0000000042113691975035" calcext:value-type="float">
            <text:p>-4,21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3738" calcext:value-type="float">
            <text:p>-3,74E-09</text:p>
          </table:table-cell>
          <table:table-cell table:style-name="ce2" office:value-type="float" office:value="-0.000000016627" calcext:value-type="float">
            <text:p>-1,66E-08</text:p>
          </table:table-cell>
          <table:table-cell table:style-name="ce2" office:value-type="float" office:value="0.000000008516" calcext:value-type="float">
            <text:p>8,52E-09</text:p>
          </table:table-cell>
          <table:table-cell table:style-name="ce2" office:value-type="float" office:value="-0.000000008347" calcext:value-type="float">
            <text:p>-8,35E-09</text:p>
          </table:table-cell>
          <table:table-cell table:style-name="ce2" office:value-type="float" office:value="0.000000014812" calcext:value-type="float">
            <text:p>1,48E-08</text:p>
          </table:table-cell>
          <table:table-cell table:style-name="ce2" office:value-type="float" office:value="-0.000000012536" calcext:value-type="float">
            <text:p>-1,25E-08</text:p>
          </table:table-cell>
          <table:table-cell table:style-name="ce2" office:value-type="float" office:value="-0.000000011767" calcext:value-type="float">
            <text:p>-1,18E-08</text:p>
          </table:table-cell>
          <table:table-cell office:value-type="float" office:value="0.109374998738082" calcext:value-type="float">
            <text:p>0,109374998738082</text:p>
          </table:table-cell>
          <table:table-cell office:value-type="float" office:value="0.109374998762866" calcext:value-type="float">
            <text:p>0,109374998762866</text:p>
          </table:table-cell>
          <table:table-cell office:value-type="float" office:value="0.109374998866814" calcext:value-type="float">
            <text:p>0,109374998866814</text:p>
          </table:table-cell>
          <table:table-cell office:value-type="float" office:value="0.109374998816456" calcext:value-type="float">
            <text:p>0,109374998816456</text:p>
          </table:table-cell>
          <table:table-cell office:value-type="float" office:value="0.109374998863286" calcext:value-type="float">
            <text:p>0,109374998863286</text:p>
          </table:table-cell>
          <table:table-cell office:value-type="float" office:value="0.109374998784244" calcext:value-type="float">
            <text:p>0,109374998784244</text:p>
          </table:table-cell>
          <table:table-cell office:value-type="float" office:value="0.10937499884803" calcext:value-type="float">
            <text:p>0,10937499884803</text:p>
          </table:table-cell>
          <table:table-cell office:value-type="float" office:value="0.109374998905243" calcext:value-type="float">
            <text:p>0,109374998905243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25" calcext:value-type="float">
            <text:p>1,25</text:p>
          </table:table-cell>
          <table:table-cell office:value-type="float" office:value="0.094999999" calcext:value-type="float">
            <text:p>0,094999999</text:p>
          </table:table-cell>
          <table:table-cell table:formula="of:=AVERAGE([.E65:.F65])" office:value-type="float" office:value="-0.0000000000311212615437739" calcext:value-type="float">
            <text:p>-3,11212615437739E-11</text:p>
          </table:table-cell>
          <table:table-cell office:value-type="float" office:value="-0.0000000000622425230875479" calcext:value-type="float">
            <text:p>-6,22E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00404" calcext:value-type="float">
            <text:p>-4,04E-09</text:p>
          </table:table-cell>
          <table:table-cell table:style-name="ce2" office:value-type="float" office:value="-0.000000017969" calcext:value-type="float">
            <text:p>-1,80E-08</text:p>
          </table:table-cell>
          <table:table-cell table:style-name="ce2" office:value-type="float" office:value="0.000000009204" calcext:value-type="float">
            <text:p>9,20E-09</text:p>
          </table:table-cell>
          <table:table-cell table:style-name="ce2" office:value-type="float" office:value="-0.000000009022" calcext:value-type="float">
            <text:p>-9,02E-09</text:p>
          </table:table-cell>
          <table:table-cell table:style-name="ce2" office:value-type="float" office:value="0.000000016007" calcext:value-type="float">
            <text:p>1,60E-08</text:p>
          </table:table-cell>
          <table:table-cell table:style-name="ce2" office:value-type="float" office:value="-0.000000013549" calcext:value-type="float">
            <text:p>-1,35E-08</text:p>
          </table:table-cell>
          <table:table-cell table:style-name="ce2" office:value-type="float" office:value="0.000000023933" calcext:value-type="float">
            <text:p>2,39E-08</text:p>
          </table:table-cell>
          <table:table-cell office:value-type="float" office:value="0.0949999988154784" calcext:value-type="float">
            <text:p>0,094999998815478</text:p>
          </table:table-cell>
          <table:table-cell office:value-type="float" office:value="0.0949999988387443" calcext:value-type="float">
            <text:p>0,094999998838744</text:p>
          </table:table-cell>
          <table:table-cell office:value-type="float" office:value="0.0949999989363172" calcext:value-type="float">
            <text:p>0,094999998936317</text:p>
          </table:table-cell>
          <table:table-cell office:value-type="float" office:value="0.0949999988890431" calcext:value-type="float">
            <text:p>0,094999998889043</text:p>
          </table:table-cell>
          <table:table-cell office:value-type="float" office:value="0.0949999989330074" calcext:value-type="float">
            <text:p>0,094999998933008</text:p>
          </table:table-cell>
          <table:table-cell office:value-type="float" office:value="0.0949999988588127" calcext:value-type="float">
            <text:p>0,094999998858813</text:p>
          </table:table-cell>
          <table:table-cell office:value-type="float" office:value="0.0949999989186903" calcext:value-type="float">
            <text:p>0,09499999891869</text:p>
          </table:table-cell>
          <table:table-cell office:value-type="float" office:value="0.0949999988176243" calcext:value-type="float">
            <text:p>0,094999998817624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3" calcext:value-type="float">
            <text:p>1,3</text:p>
          </table:table-cell>
          <table:table-cell office:value-type="float" office:value="0.082100591" calcext:value-type="float">
            <text:p>0,082100591</text:p>
          </table:table-cell>
          <table:table-cell table:formula="of:=AVERAGE([.E66:.F66])" office:value-type="float" office:value="-0.0000000028367760420057" calcext:value-type="float">
            <text:p>-2,8367760420057E-09</text:p>
          </table:table-cell>
          <table:table-cell office:value-type="float" office:value="-0.00000000567355208401139" calcext:value-type="float">
            <text:p>-5,67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5122" calcext:value-type="float">
            <text:p>-5,12E-09</text:p>
          </table:table-cell>
          <table:table-cell table:style-name="ce2" office:value-type="float" office:value="-0.000000022517" calcext:value-type="float">
            <text:p>-2,25E-08</text:p>
          </table:table-cell>
          <table:table-cell table:style-name="ce2" office:value-type="float" office:value="-0.00000002368" calcext:value-type="float">
            <text:p>-2,37E-08</text:p>
          </table:table-cell>
          <table:table-cell table:style-name="ce2" office:value-type="float" office:value="0.000000025548" calcext:value-type="float">
            <text:p>2,55E-08</text:p>
          </table:table-cell>
          <table:table-cell table:style-name="ce2" office:value-type="float" office:value="0.000000020444" calcext:value-type="float">
            <text:p>2,04E-08</text:p>
          </table:table-cell>
          <table:table-cell table:style-name="ce2" office:value-type="float" office:value="-0.000000017018" calcext:value-type="float">
            <text:p>-1,70E-08</text:p>
          </table:table-cell>
          <table:table-cell table:style-name="ce2" office:value-type="float" office:value="-0.000000015687" calcext:value-type="float">
            <text:p>-1,57E-08</text:p>
          </table:table-cell>
          <table:table-cell office:value-type="float" office:value="0.0821005904338864" calcext:value-type="float">
            <text:p>0,082100590433887</text:p>
          </table:table-cell>
          <table:table-cell office:value-type="float" office:value="0.0821005904593784" calcext:value-type="float">
            <text:p>0,082100590459378</text:p>
          </table:table-cell>
          <table:table-cell office:value-type="float" office:value="0.0821005905650447" calcext:value-type="float">
            <text:p>0,082100590565045</text:p>
          </table:table-cell>
          <table:table-cell office:value-type="float" office:value="0.0821005906701599" calcext:value-type="float">
            <text:p>0,08210059067016</text:p>
          </table:table-cell>
          <table:table-cell office:value-type="float" office:value="0.0821005905625726" calcext:value-type="float">
            <text:p>0,082100590562573</text:p>
          </table:table-cell>
          <table:table-cell office:value-type="float" office:value="0.0821005904806797" calcext:value-type="float">
            <text:p>0,08210059048068</text:p>
          </table:table-cell>
          <table:table-cell office:value-type="float" office:value="0.0821005905456782" calcext:value-type="float">
            <text:p>0,082100590545678</text:p>
          </table:table-cell>
          <table:table-cell office:value-type="float" office:value="0.0821005906029285" calcext:value-type="float">
            <text:p>0,082100590602929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4" calcext:value-type="float">
            <text:p>1,4</text:p>
          </table:table-cell>
          <table:table-cell office:value-type="float" office:value="0.059948978" calcext:value-type="float">
            <text:p>0,059948978</text:p>
          </table:table-cell>
          <table:table-cell table:formula="of:=AVERAGE([.E67:.F67])" office:value-type="float" office:value="-0.00000000397001482973369" calcext:value-type="float">
            <text:p>-3,97001482973369E-09</text:p>
          </table:table-cell>
          <table:table-cell office:value-type="float" office:value="-0.00000000794002965946737" calcext:value-type="float">
            <text:p>-7,94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53463" calcext:value-type="float">
            <text:p>-5,35E-08</text:p>
          </table:table-cell>
          <table:table-cell table:style-name="ce2" office:value-type="float" office:value="0.000000017288" calcext:value-type="float">
            <text:p>1,73E-08</text:p>
          </table:table-cell>
          <table:table-cell table:style-name="ce2" office:value-type="float" office:value="-0.000000033563" calcext:value-type="float">
            <text:p>-3,36E-08</text:p>
          </table:table-cell>
          <table:table-cell table:style-name="ce2" office:value-type="float" office:value="-0.000000013856" calcext:value-type="float">
            <text:p>-1,39E-08</text:p>
          </table:table-cell>
          <table:table-cell table:style-name="ce2" office:value-type="float" office:value="0.000000025004" calcext:value-type="float">
            <text:p>2,50E-08</text:p>
          </table:table-cell>
          <table:table-cell table:style-name="ce2" office:value-type="float" office:value="-0.000000020814" calcext:value-type="float">
            <text:p>-2,08E-08</text:p>
          </table:table-cell>
          <table:table-cell table:style-name="ce2" office:value-type="float" office:value="0.000000037012" calcext:value-type="float">
            <text:p>3,70E-08</text:p>
          </table:table-cell>
          <table:table-cell office:value-type="float" office:value="0.0599489782753395" calcext:value-type="float">
            <text:p>0,05994897827534</text:p>
          </table:table-cell>
          <table:table-cell office:value-type="float" office:value="0.0599489784696459" calcext:value-type="float">
            <text:p>0,059948978469646</text:p>
          </table:table-cell>
          <table:table-cell office:value-type="float" office:value="0.0599489784104087" calcext:value-type="float">
            <text:p>0,059948978410409</text:p>
          </table:table-cell>
          <table:table-cell office:value-type="float" office:value="0.0599489785191954" calcext:value-type="float">
            <text:p>0,059948978519195</text:p>
          </table:table-cell>
          <table:table-cell office:value-type="float" office:value="0.059948978561801" calcext:value-type="float">
            <text:p>0,059948978561801</text:p>
          </table:table-cell>
          <table:table-cell office:value-type="float" office:value="0.059948978488667" calcext:value-type="float">
            <text:p>0,059948978488667</text:p>
          </table:table-cell>
          <table:table-cell office:value-type="float" office:value="0.0599489785467124" calcext:value-type="float">
            <text:p>0,059948978546713</text:p>
          </table:table-cell>
          <table:table-cell office:value-type="float" office:value="0.0599489784480813" calcext:value-type="float">
            <text:p>0,059948978448081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5" calcext:value-type="float">
            <text:p>1,5</text:p>
          </table:table-cell>
          <table:table-cell office:value-type="float" office:value="0.249995413" calcext:value-type="float">
            <text:p>0,249995413</text:p>
          </table:table-cell>
          <table:table-cell table:formula="of:=AVERAGE([.E68:.F68])" office:value-type="float" office:value="-1.42451428813598" calcext:value-type="float">
            <text:p>-1,42451428813598</text:p>
          </table:table-cell>
          <table:table-cell office:value-type="float" office:value="-0.0000385762719676836" calcext:value-type="float">
            <text:p>-3,86E-05</text:p>
          </table:table-cell>
          <table:table-cell office:value-type="float" office:value="-2.84899" calcext:value-type="float">
            <text:p>-2,84899</text:p>
          </table:table-cell>
          <table:table-cell office:value-type="float" office:value="0" calcext:value-type="float">
            <text:p>0</text:p>
          </table:table-cell>
          <table:table-cell office:value-type="float" office:value="9.695419932962" calcext:value-type="float">
            <text:p>9,695419932962</text:p>
          </table:table-cell>
          <table:table-cell table:style-name="ce2" office:value-type="float" office:value="-0.00004088119" calcext:value-type="float">
            <text:p>-4,09E-05</text:p>
          </table:table-cell>
          <table:table-cell table:style-name="ce2" office:value-type="float" office:value="-0.000036564445" calcext:value-type="float">
            <text:p>-3,66E-05</text:p>
          </table:table-cell>
          <table:table-cell office:value-type="float" office:value="-11.459326726723" calcext:value-type="float">
            <text:p>-11,459326726723</text:p>
          </table:table-cell>
          <table:table-cell office:value-type="float" office:value="12.047171570456" calcext:value-type="float">
            <text:p>12,047171570456</text:p>
          </table:table-cell>
          <table:table-cell office:value-type="float" office:value="34.596371875169" calcext:value-type="float">
            <text:p>34,596371875169</text:p>
          </table:table-cell>
          <table:table-cell office:value-type="float" office:value="-49.429119242494" calcext:value-type="float">
            <text:p>-49,429119242494</text:p>
          </table:table-cell>
          <table:table-cell office:value-type="float" office:value="0.374989826308191" calcext:value-type="float">
            <text:p>0,374989826308191</text:p>
          </table:table-cell>
          <table:table-cell office:value-type="float" office:value="0.208328826694974" calcext:value-type="float">
            <text:p>0,208328826694974</text:p>
          </table:table-cell>
          <table:table-cell office:value-type="float" office:value="0.208329313498345" calcext:value-type="float">
            <text:p>0,208329313498345</text:p>
          </table:table-cell>
          <table:table-cell office:value-type="float" office:value="0.208329725352874" calcext:value-type="float">
            <text:p>0,208329725352874</text:p>
          </table:table-cell>
          <table:table-cell office:value-type="float" office:value="0.374993488526029" calcext:value-type="float">
            <text:p>0,374993488526029</text:p>
          </table:table-cell>
          <table:table-cell office:value-type="float" office:value="0.208330379629465" calcext:value-type="float">
            <text:p>0,208330379629465</text:p>
          </table:table-cell>
          <table:table-cell office:value-type="float" office:value="0.0416666655838172" calcext:value-type="float">
            <text:p>0,041666665583817</text:p>
          </table:table-cell>
          <table:table-cell office:value-type="float" office:value="0.374995076030395" calcext:value-type="float">
            <text:p>0,374995076030395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6" calcext:value-type="float">
            <text:p>1,6</text:p>
          </table:table-cell>
          <table:table-cell office:value-type="float" office:value="0.324212365" calcext:value-type="float">
            <text:p>0,324212365</text:p>
          </table:table-cell>
          <table:table-cell table:formula="of:=AVERAGE([.E69:.F69])" office:value-type="float" office:value="-0.0000349351422876708" calcext:value-type="float">
            <text:p>-3,49351422876708E-05</text:p>
          </table:table-cell>
          <table:table-cell office:value-type="float" office:value="-0.0000398702845753416" calcext:value-type="float">
            <text:p>-3,99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52807987" calcext:value-type="float">
            <text:p>-5,28E-05</text:p>
          </table:table-cell>
          <table:table-cell table:style-name="ce2" office:value-type="float" office:value="-0.000046941471" calcext:value-type="float">
            <text:p>-4,69E-05</text:p>
          </table:table-cell>
          <table:table-cell table:style-name="ce2" office:value-type="float" office:value="-0.000041989853" calcext:value-type="float">
            <text:p>-4,20E-05</text:p>
          </table:table-cell>
          <table:table-cell table:style-name="ce2" office:value-type="float" office:value="-0.000037794492" calcext:value-type="float">
            <text:p>-3,78E-05</text:p>
          </table:table-cell>
          <table:table-cell table:style-name="ce2" office:value-type="float" office:value="-0.000034186675" calcext:value-type="float">
            <text:p>-3,42E-05</text:p>
          </table:table-cell>
          <table:table-cell table:style-name="ce2" office:value-type="float" office:value="-0.00003108559" calcext:value-type="float">
            <text:p>-3,11E-05</text:p>
          </table:table-cell>
          <table:table-cell table:style-name="ce2" office:value-type="float" office:value="-0.000028381927" calcext:value-type="float">
            <text:p>-2,84E-05</text:p>
          </table:table-cell>
          <table:table-cell office:value-type="float" office:value="0.324209659087617" calcext:value-type="float">
            <text:p>0,324209659087617</text:p>
          </table:table-cell>
          <table:table-cell office:value-type="float" office:value="0.32421069703491" calcext:value-type="float">
            <text:p>0,32421069703491</text:p>
          </table:table-cell>
          <table:table-cell office:value-type="float" office:value="0.324211566925806" calcext:value-type="float">
            <text:p>0,324211566925806</text:p>
          </table:table-cell>
          <table:table-cell office:value-type="float" office:value="0.324212302975957" calcext:value-type="float">
            <text:p>0,324212302975957</text:p>
          </table:table-cell>
          <table:table-cell office:value-type="float" office:value="0.324212931495842" calcext:value-type="float">
            <text:p>0,324212931495842</text:p>
          </table:table-cell>
          <table:table-cell office:value-type="float" office:value="0.324213472274869" calcext:value-type="float">
            <text:p>0,324213472274869</text:p>
          </table:table-cell>
          <table:table-cell office:value-type="float" office:value="0.324213941121009" calcext:value-type="float">
            <text:p>0,324213941121009</text:p>
          </table:table-cell>
          <table:table-cell office:value-type="float" office:value="0.324214350158222" calcext:value-type="float">
            <text:p>0,324214350158222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7" calcext:value-type="float">
            <text:p>1,7</text:p>
          </table:table-cell>
          <table:table-cell office:value-type="float" office:value="0.281568646" calcext:value-type="float">
            <text:p>0,281568646</text:p>
          </table:table-cell>
          <table:table-cell table:formula="of:=AVERAGE([.E70:.F70])" office:value-type="float" office:value="-0.0000406666883898459" calcext:value-type="float">
            <text:p>-4,06666883898459E-05</text:p>
          </table:table-cell>
          <table:table-cell office:value-type="float" office:value="-0.0000413333767796919" calcext:value-type="float">
            <text:p>-4,13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54745767" calcext:value-type="float">
            <text:p>-5,47E-05</text:p>
          </table:table-cell>
          <table:table-cell table:style-name="ce2" office:value-type="float" office:value="-0.000048664668" calcext:value-type="float">
            <text:p>-4,87E-05</text:p>
          </table:table-cell>
          <table:table-cell table:style-name="ce2" office:value-type="float" office:value="-0.000043530054" calcext:value-type="float">
            <text:p>-4,35E-05</text:p>
          </table:table-cell>
          <table:table-cell table:style-name="ce2" office:value-type="float" office:value="-0.000039181656" calcext:value-type="float">
            <text:p>-3,92E-05</text:p>
          </table:table-cell>
          <table:table-cell table:style-name="ce2" office:value-type="float" office:value="-0.000035440208" calcext:value-type="float">
            <text:p>-3,54E-05</text:p>
          </table:table-cell>
          <table:table-cell table:style-name="ce2" office:value-type="float" office:value="-0.000032226801" calcext:value-type="float">
            <text:p>-3,22E-05</text:p>
          </table:table-cell>
          <table:table-cell table:style-name="ce2" office:value-type="float" office:value="-0.000029423865" calcext:value-type="float">
            <text:p>-2,94E-05</text:p>
          </table:table-cell>
          <table:table-cell office:value-type="float" office:value="0.281566209431257" calcext:value-type="float">
            <text:p>0,281566209431257</text:p>
          </table:table-cell>
          <table:table-cell office:value-type="float" office:value="0.281567143934567" calcext:value-type="float">
            <text:p>0,281567143934567</text:p>
          </table:table-cell>
          <table:table-cell office:value-type="float" office:value="0.281567927141489" calcext:value-type="float">
            <text:p>0,281567927141489</text:p>
          </table:table-cell>
          <table:table-cell office:value-type="float" office:value="0.281568589826203" calcext:value-type="float">
            <text:p>0,281568589826203</text:p>
          </table:table-cell>
          <table:table-cell office:value-type="float" office:value="0.281569155710999" calcext:value-type="float">
            <text:p>0,281569155710999</text:p>
          </table:table-cell>
          <table:table-cell office:value-type="float" office:value="0.281569642582093" calcext:value-type="float">
            <text:p>0,281569642582093</text:p>
          </table:table-cell>
          <table:table-cell office:value-type="float" office:value="0.281570064709167" calcext:value-type="float">
            <text:p>0,281570064709167</text:p>
          </table:table-cell>
          <table:table-cell office:value-type="float" office:value="0.281570432986908" calcext:value-type="float">
            <text:p>0,281570432986908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75" calcext:value-type="float">
            <text:p>1,75</text:p>
          </table:table-cell>
          <table:table-cell office:value-type="float" office:value="0.262749633" calcext:value-type="float">
            <text:p>0,262749633</text:p>
          </table:table-cell>
          <table:table-cell table:formula="of:=AVERAGE([.E71:.F71])" office:value-type="float" office:value="-0.00004106799428915" calcext:value-type="float">
            <text:p>-4,106799428915E-05</text:p>
          </table:table-cell>
          <table:table-cell office:value-type="float" office:value="-0.0000421359885783" calcext:value-type="float">
            <text:p>-4,21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55808825" calcext:value-type="float">
            <text:p>-5,58E-05</text:p>
          </table:table-cell>
          <table:table-cell table:style-name="ce2" office:value-type="float" office:value="-0.000049609653" calcext:value-type="float">
            <text:p>-4,96E-05</text:p>
          </table:table-cell>
          <table:table-cell table:style-name="ce2" office:value-type="float" office:value="-0.000044375308" calcext:value-type="float">
            <text:p>-4,44E-05</text:p>
          </table:table-cell>
          <table:table-cell table:style-name="ce2" office:value-type="float" office:value="-0.000039942488" calcext:value-type="float">
            <text:p>-3,99E-05</text:p>
          </table:table-cell>
          <table:table-cell table:style-name="ce2" office:value-type="float" office:value="-0.000036128365" calcext:value-type="float">
            <text:p>-3,61E-05</text:p>
          </table:table-cell>
          <table:table-cell table:style-name="ce2" office:value-type="float" office:value="-0.000032852587" calcext:value-type="float">
            <text:p>-3,29E-05</text:p>
          </table:table-cell>
          <table:table-cell table:style-name="ce2" office:value-type="float" office:value="-0.000029995224" calcext:value-type="float">
            <text:p>-3,00E-05</text:p>
          </table:table-cell>
          <table:table-cell office:value-type="float" office:value="0.262747315749536" calcext:value-type="float">
            <text:p>0,262747315749536</text:p>
          </table:table-cell>
          <table:table-cell office:value-type="float" office:value="0.262748204727393" calcext:value-type="float">
            <text:p>0,262748204727393</text:p>
          </table:table-cell>
          <table:table-cell office:value-type="float" office:value="0.262748949779649" calcext:value-type="float">
            <text:p>0,262748949779649</text:p>
          </table:table-cell>
          <table:table-cell office:value-type="float" office:value="0.262749580180721" calcext:value-type="float">
            <text:p>0,262749580180721</text:p>
          </table:table-cell>
          <table:table-cell office:value-type="float" office:value="0.262750118497834" calcext:value-type="float">
            <text:p>0,262750118497834</text:p>
          </table:table-cell>
          <table:table-cell office:value-type="float" office:value="0.262750581650207" calcext:value-type="float">
            <text:p>0,262750581650207</text:p>
          </table:table-cell>
          <table:table-cell office:value-type="float" office:value="0.262750983212984" calcext:value-type="float">
            <text:p>0,262750983212984</text:p>
          </table:table-cell>
          <table:table-cell office:value-type="float" office:value="0.26275133354976" calcext:value-type="float">
            <text:p>0,26275133354976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8" calcext:value-type="float">
            <text:p>1,8</text:p>
          </table:table-cell>
          <table:table-cell office:value-type="float" office:value="0.24536516" calcext:value-type="float">
            <text:p>0,24536516</text:p>
          </table:table-cell>
          <table:table-cell table:formula="of:=AVERAGE([.E72:.F72])" office:value-type="float" office:value="-0.0000414954535206726" calcext:value-type="float">
            <text:p>-4,14954535206726E-05</text:p>
          </table:table-cell>
          <table:table-cell office:value-type="float" office:value="-0.0000429909070413453" calcext:value-type="float">
            <text:p>-4,30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56952315" calcext:value-type="float">
            <text:p>-5,70E-05</text:p>
          </table:table-cell>
          <table:table-cell table:style-name="ce2" office:value-type="float" office:value="-0.000050605008" calcext:value-type="float">
            <text:p>-5,06E-05</text:p>
          </table:table-cell>
          <table:table-cell table:style-name="ce2" office:value-type="float" office:value="-0.00004528693" calcext:value-type="float">
            <text:p>-4,53E-05</text:p>
          </table:table-cell>
          <table:table-cell table:style-name="ce2" office:value-type="float" office:value="-0.000040752668" calcext:value-type="float">
            <text:p>-4,08E-05</text:p>
          </table:table-cell>
          <table:table-cell table:style-name="ce2" office:value-type="float" office:value="-0.000036861158" calcext:value-type="float">
            <text:p>-3,69E-05</text:p>
          </table:table-cell>
          <table:table-cell table:style-name="ce2" office:value-type="float" office:value="-0.000033518961" calcext:value-type="float">
            <text:p>-3,35E-05</text:p>
          </table:table-cell>
          <table:table-cell table:style-name="ce2" office:value-type="float" office:value="-0.000030590019" calcext:value-type="float">
            <text:p>-3,06E-05</text:p>
          </table:table-cell>
          <table:table-cell office:value-type="float" office:value="0.245362951591414" calcext:value-type="float">
            <text:p>0,245362951591414</text:p>
          </table:table-cell>
          <table:table-cell office:value-type="float" office:value="0.245363798760617" calcext:value-type="float">
            <text:p>0,245363798760617</text:p>
          </table:table-cell>
          <table:table-cell office:value-type="float" office:value="0.245364508476913" calcext:value-type="float">
            <text:p>0,245364508476913</text:p>
          </table:table-cell>
          <table:table-cell office:value-type="float" office:value="0.245365109262089" calcext:value-type="float">
            <text:p>0,245365109262089</text:p>
          </table:table-cell>
          <table:table-cell office:value-type="float" office:value="0.245365622158778" calcext:value-type="float">
            <text:p>0,245365622158778</text:p>
          </table:table-cell>
          <table:table-cell office:value-type="float" office:value="0.245366063439907" calcext:value-type="float">
            <text:p>0,245366063439907</text:p>
          </table:table-cell>
          <table:table-cell office:value-type="float" office:value="0.24536644604014" calcext:value-type="float">
            <text:p>0,24536644604014</text:p>
          </table:table-cell>
          <table:table-cell office:value-type="float" office:value="0.24536677968482" calcext:value-type="float">
            <text:p>0,24536677968482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9" calcext:value-type="float">
            <text:p>1,9</text:p>
          </table:table-cell>
          <table:table-cell office:value-type="float" office:value="0.214330429" calcext:value-type="float">
            <text:p>0,214330429</text:p>
          </table:table-cell>
          <table:table-cell table:formula="of:=AVERAGE([.E73:.F73])" office:value-type="float" office:value="-0.0000424363924405007" calcext:value-type="float">
            <text:p>-4,24363924405007E-05</text:p>
          </table:table-cell>
          <table:table-cell office:value-type="float" office:value="-0.0000448727848810013" calcext:value-type="float">
            <text:p>-4,49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59433606" calcext:value-type="float">
            <text:p>-5,94E-05</text:p>
          </table:table-cell>
          <table:table-cell table:style-name="ce2" office:value-type="float" office:value="-0.000052832672" calcext:value-type="float">
            <text:p>-5,28E-05</text:p>
          </table:table-cell>
          <table:table-cell table:style-name="ce2" office:value-type="float" office:value="-0.000047256706" calcext:value-type="float">
            <text:p>-4,73E-05</text:p>
          </table:table-cell>
          <table:table-cell table:style-name="ce2" office:value-type="float" office:value="-0.000042537127" calcext:value-type="float">
            <text:p>-4,25E-05</text:p>
          </table:table-cell>
          <table:table-cell table:style-name="ce2" office:value-type="float" office:value="-0.000038473668" calcext:value-type="float">
            <text:p>-3,85E-05</text:p>
          </table:table-cell>
          <table:table-cell table:style-name="ce2" office:value-type="float" office:value="-0.000034987029" calcext:value-type="float">
            <text:p>-3,50E-05</text:p>
          </table:table-cell>
          <table:table-cell table:style-name="ce2" office:value-type="float" office:value="-0.00003194399" calcext:value-type="float">
            <text:p>-3,19E-05</text:p>
          </table:table-cell>
          <table:table-cell office:value-type="float" office:value="0.214328415955097" calcext:value-type="float">
            <text:p>0,214328415955097</text:p>
          </table:table-cell>
          <table:table-cell office:value-type="float" office:value="0.214329188211756" calcext:value-type="float">
            <text:p>0,214329188211756</text:p>
          </table:table-cell>
          <table:table-cell office:value-type="float" office:value="0.214329835450815" calcext:value-type="float">
            <text:p>0,214329835450815</text:p>
          </table:table-cell>
          <table:table-cell office:value-type="float" office:value="0.214330383072559" calcext:value-type="float">
            <text:p>0,214330383072559</text:p>
          </table:table-cell>
          <table:table-cell office:value-type="float" office:value="0.214330850713967" calcext:value-type="float">
            <text:p>0,214330850713967</text:p>
          </table:table-cell>
          <table:table-cell office:value-type="float" office:value="0.214331253042623" calcext:value-type="float">
            <text:p>0,214331253042623</text:p>
          </table:table-cell>
          <table:table-cell office:value-type="float" office:value="0.214331601887843" calcext:value-type="float">
            <text:p>0,214331601887843</text:p>
          </table:table-cell>
          <table:table-cell office:value-type="float" office:value="0.214331906231784" calcext:value-type="float">
            <text:p>0,214331906231784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1.95" calcext:value-type="float">
            <text:p>1,95</text:p>
          </table:table-cell>
          <table:table-cell office:value-type="float" office:value="0.200439241" calcext:value-type="float">
            <text:p>0,200439241</text:p>
          </table:table-cell>
          <table:table-cell table:formula="of:=AVERAGE([.E74:.F74])" office:value-type="float" office:value="-0.0000429548680466649" calcext:value-type="float">
            <text:p>-4,29548680466649E-05</text:p>
          </table:table-cell>
          <table:table-cell office:value-type="float" office:value="-0.0000459097360933298" calcext:value-type="float">
            <text:p>-4,59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6082084" calcext:value-type="float">
            <text:p>-6,08E-05</text:p>
          </table:table-cell>
          <table:table-cell table:style-name="ce2" office:value-type="float" office:value="-0.000054039717" calcext:value-type="float">
            <text:p>-5,40E-05</text:p>
          </table:table-cell>
          <table:table-cell table:style-name="ce2" office:value-type="float" office:value="-0.000048362683" calcext:value-type="float">
            <text:p>-4,84E-05</text:p>
          </table:table-cell>
          <table:table-cell table:style-name="ce2" office:value-type="float" office:value="-0.000043519816" calcext:value-type="float">
            <text:p>-4,35E-05</text:p>
          </table:table-cell>
          <table:table-cell table:style-name="ce2" office:value-type="float" office:value="-0.000039362456" calcext:value-type="float">
            <text:p>-3,94E-05</text:p>
          </table:table-cell>
          <table:table-cell table:style-name="ce2" office:value-type="float" office:value="-0.000035795299" calcext:value-type="float">
            <text:p>-3,58E-05</text:p>
          </table:table-cell>
          <table:table-cell table:style-name="ce2" office:value-type="float" office:value="-0.000032665102" calcext:value-type="float">
            <text:p>-3,27E-05</text:p>
          </table:table-cell>
          <table:table-cell office:value-type="float" office:value="0.200437314967139" calcext:value-type="float">
            <text:p>0,200437314967139</text:p>
          </table:table-cell>
          <table:table-cell office:value-type="float" office:value="0.200438054029072" calcext:value-type="float">
            <text:p>0,200438054029072</text:p>
          </table:table-cell>
          <table:table-cell office:value-type="float" office:value="0.200438673148003" calcext:value-type="float">
            <text:p>0,200438673148003</text:p>
          </table:table-cell>
          <table:table-cell office:value-type="float" office:value="0.200439197262919" calcext:value-type="float">
            <text:p>0,200439197262919</text:p>
          </table:table-cell>
          <table:table-cell office:value-type="float" office:value="0.200439644698772" calcext:value-type="float">
            <text:p>0,200439644698772</text:p>
          </table:table-cell>
          <table:table-cell office:value-type="float" office:value="0.200440029643618" calcext:value-type="float">
            <text:p>0,200440029643618</text:p>
          </table:table-cell>
          <table:table-cell office:value-type="float" office:value="0.200440363416209" calcext:value-type="float">
            <text:p>0,200440363416209</text:p>
          </table:table-cell>
          <table:table-cell office:value-type="float" office:value="0.200440654460106" calcext:value-type="float">
            <text:p>0,200440654460106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2" calcext:value-type="float">
            <text:p>2</text:p>
          </table:table-cell>
          <table:table-cell office:value-type="float" office:value="0.187495645" calcext:value-type="float">
            <text:p>0,187495645</text:p>
          </table:table-cell>
          <table:table-cell table:formula="of:=AVERAGE([.E75:.F75])" office:value-type="float" office:value="-0.0000435087374295404" calcext:value-type="float">
            <text:p>-4,35087374295404E-05</text:p>
          </table:table-cell>
          <table:table-cell office:value-type="float" office:value="-0.0000470174748590808" calcext:value-type="float">
            <text:p>-4,70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62274125" calcext:value-type="float">
            <text:p>-6,23E-05</text:p>
          </table:table-cell>
          <table:table-cell table:style-name="ce2" office:value-type="float" office:value="-0.000055358751" calcext:value-type="float">
            <text:p>-5,54E-05</text:p>
          </table:table-cell>
          <table:table-cell table:style-name="ce2" office:value-type="float" office:value="-0.000049529626" calcext:value-type="float">
            <text:p>-4,95E-05</text:p>
          </table:table-cell>
          <table:table-cell table:style-name="ce2" office:value-type="float" office:value="-0.000044554458" calcext:value-type="float">
            <text:p>-4,46E-05</text:p>
          </table:table-cell>
          <table:table-cell table:style-name="ce2" office:value-type="float" office:value="-0.000040310956" calcext:value-type="float">
            <text:p>-4,03E-05</text:p>
          </table:table-cell>
          <table:table-cell table:style-name="ce2" office:value-type="float" office:value="-0.000036659974" calcext:value-type="float">
            <text:p>-3,67E-05</text:p>
          </table:table-cell>
          <table:table-cell table:style-name="ce2" office:value-type="float" office:value="-0.000033471371" calcext:value-type="float">
            <text:p>-3,35E-05</text:p>
          </table:table-cell>
          <table:table-cell office:value-type="float" office:value="0.187493799844194" calcext:value-type="float">
            <text:p>0,187493799844194</text:p>
          </table:table-cell>
          <table:table-cell office:value-type="float" office:value="0.187494507699357" calcext:value-type="float">
            <text:p>0,187494507699357</text:p>
          </table:table-cell>
          <table:table-cell office:value-type="float" office:value="0.187495100973861" calcext:value-type="float">
            <text:p>0,187495100973861</text:p>
          </table:table-cell>
          <table:table-cell office:value-type="float" office:value="0.187495603073145" calcext:value-type="float">
            <text:p>0,187495603073145</text:p>
          </table:table-cell>
          <table:table-cell office:value-type="float" office:value="0.18749603156576" calcext:value-type="float">
            <text:p>0,18749603156576</text:p>
          </table:table-cell>
          <table:table-cell office:value-type="float" office:value="0.187496400329225" calcext:value-type="float">
            <text:p>0,187496400329225</text:p>
          </table:table-cell>
          <table:table-cell office:value-type="float" office:value="0.187496720090087" calcext:value-type="float">
            <text:p>0,187496720090087</text:p>
          </table:table-cell>
          <table:table-cell office:value-type="float" office:value="0.187496999059431" calcext:value-type="float">
            <text:p>0,187496999059431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2.1" calcext:value-type="float">
            <text:p>2,1</text:p>
          </table:table-cell>
          <table:table-cell office:value-type="float" office:value="0.164111636" calcext:value-type="float">
            <text:p>0,164111636</text:p>
          </table:table-cell>
          <table:table-cell table:formula="of:=AVERAGE([.E76:.F76])" office:value-type="float" office:value="-0.0000447349249891008" calcext:value-type="float">
            <text:p>-4,47349249891008E-05</text:p>
          </table:table-cell>
          <table:table-cell office:value-type="float" office:value="-0.0000494698499782016" calcext:value-type="float">
            <text:p>-4,95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655257" calcext:value-type="float">
            <text:p>-6,55E-05</text:p>
          </table:table-cell>
          <table:table-cell table:style-name="ce2" office:value-type="float" office:value="-0.000058249275" calcext:value-type="float">
            <text:p>-5,82E-05</text:p>
          </table:table-cell>
          <table:table-cell table:style-name="ce2" office:value-type="float" office:value="-0.000052099633" calcext:value-type="float">
            <text:p>-5,21E-05</text:p>
          </table:table-cell>
          <table:table-cell table:style-name="ce2" office:value-type="float" office:value="-0.000046897762" calcext:value-type="float">
            <text:p>-4,69E-05</text:p>
          </table:table-cell>
          <table:table-cell table:style-name="ce2" office:value-type="float" office:value="-0.000042415678" calcext:value-type="float">
            <text:p>-4,24E-05</text:p>
          </table:table-cell>
          <table:table-cell table:style-name="ce2" office:value-type="float" office:value="-0.000038574137" calcext:value-type="float">
            <text:p>-3,86E-05</text:p>
          </table:table-cell>
          <table:table-cell table:style-name="ce2" office:value-type="float" office:value="-0.000035197994" calcext:value-type="float">
            <text:p>-3,52E-05</text:p>
          </table:table-cell>
          <table:table-cell office:value-type="float" office:value="0.164109936010254" calcext:value-type="float">
            <text:p>0,164109936010254</text:p>
          </table:table-cell>
          <table:table-cell office:value-type="float" office:value="0.164110587933479" calcext:value-type="float">
            <text:p>0,164110587933479</text:p>
          </table:table-cell>
          <table:table-cell office:value-type="float" office:value="0.164111134330116" calcext:value-type="float">
            <text:p>0,164111134330116</text:p>
          </table:table-cell>
          <table:table-cell office:value-type="float" office:value="0.164111596612534" calcext:value-type="float">
            <text:p>0,164111596612534</text:p>
          </table:table-cell>
          <table:table-cell office:value-type="float" office:value="0.164111991390132" calcext:value-type="float">
            <text:p>0,164111991390132</text:p>
          </table:table-cell>
          <table:table-cell office:value-type="float" office:value="0.164112331014984" calcext:value-type="float">
            <text:p>0,164112331014984</text:p>
          </table:table-cell>
          <table:table-cell office:value-type="float" office:value="0.164112625509816" calcext:value-type="float">
            <text:p>0,164112625509816</text:p>
          </table:table-cell>
          <table:table-cell office:value-type="float" office:value="0.164112882282743" calcext:value-type="float">
            <text:p>0,164112882282743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2.2" calcext:value-type="float">
            <text:p>2,2</text:p>
          </table:table-cell>
          <table:table-cell office:value-type="float" office:value="0.143591332" calcext:value-type="float">
            <text:p>0,143591332</text:p>
          </table:table-cell>
          <table:table-cell table:formula="of:=AVERAGE([.E77:.F77])" office:value-type="float" office:value="-0.0000511500173113008" calcext:value-type="float">
            <text:p>-5,11500173113008E-05</text:p>
          </table:table-cell>
          <table:table-cell office:value-type="float" office:value="-0.0000523000346226016" calcext:value-type="float">
            <text:p>-5,23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69270711" calcext:value-type="float">
            <text:p>-6,93E-05</text:p>
          </table:table-cell>
          <table:table-cell table:style-name="ce2" office:value-type="float" office:value="-0.000061579749" calcext:value-type="float">
            <text:p>-6,16E-05</text:p>
          </table:table-cell>
          <table:table-cell table:style-name="ce2" office:value-type="float" office:value="-0.000055076145" calcext:value-type="float">
            <text:p>-5,51E-05</text:p>
          </table:table-cell>
          <table:table-cell table:style-name="ce2" office:value-type="float" office:value="-0.000049578704" calcext:value-type="float">
            <text:p>-4,96E-05</text:p>
          </table:table-cell>
          <table:table-cell table:style-name="ce2" office:value-type="float" office:value="-0.000044837915" calcext:value-type="float">
            <text:p>-4,48E-05</text:p>
          </table:table-cell>
          <table:table-cell table:style-name="ce2" office:value-type="float" office:value="-0.000040779812" calcext:value-type="float">
            <text:p>-4,08E-05</text:p>
          </table:table-cell>
          <table:table-cell table:style-name="ce2" office:value-type="float" office:value="-0.000037232776" calcext:value-type="float">
            <text:p>-3,72E-05</text:p>
          </table:table-cell>
          <table:table-cell office:value-type="float" office:value="0.143589759388628" calcext:value-type="float">
            <text:p>0,143589759388628</text:p>
          </table:table-cell>
          <table:table-cell office:value-type="float" office:value="0.14359036239662" calcext:value-type="float">
            <text:p>0,14359036239662</text:p>
          </table:table-cell>
          <table:table-cell office:value-type="float" office:value="0.143590867806977" calcext:value-type="float">
            <text:p>0,143590867806977</text:p>
          </table:table-cell>
          <table:table-cell office:value-type="float" office:value="0.143591295394529" calcext:value-type="float">
            <text:p>0,143591295394529</text:p>
          </table:table-cell>
          <table:table-cell office:value-type="float" office:value="0.143591660555563" calcext:value-type="float">
            <text:p>0,143591660555563</text:p>
          </table:table-cell>
          <table:table-cell office:value-type="float" office:value="0.143591974684096" calcext:value-type="float">
            <text:p>0,143591974684096</text:p>
          </table:table-cell>
          <table:table-cell office:value-type="float" office:value="0.143592247089456" calcext:value-type="float">
            <text:p>0,143592247089456</text:p>
          </table:table-cell>
          <table:table-cell office:value-type="float" office:value="0.1435924847438" calcext:value-type="float">
            <text:p>0,1435924847438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2.25" calcext:value-type="float">
            <text:p>2,25</text:p>
          </table:table-cell>
          <table:table-cell office:value-type="float" office:value="0.134255686" calcext:value-type="float">
            <text:p>0,134255686</text:p>
          </table:table-cell>
          <table:table-cell table:formula="of:=AVERAGE([.E78:.F78])" office:value-type="float" office:value="-0.0000519387156892131" calcext:value-type="float">
            <text:p>-5,19387156892131E-05</text:p>
          </table:table-cell>
          <table:table-cell office:value-type="float" office:value="-0.0000538774313784263" calcext:value-type="float">
            <text:p>-5,39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71359965" calcext:value-type="float">
            <text:p>-7,14E-05</text:p>
          </table:table-cell>
          <table:table-cell table:style-name="ce2" office:value-type="float" office:value="-0.000063437053" calcext:value-type="float">
            <text:p>-6,34E-05</text:p>
          </table:table-cell>
          <table:table-cell table:style-name="ce2" office:value-type="float" office:value="-0.000056737249" calcext:value-type="float">
            <text:p>-5,67E-05</text:p>
          </table:table-cell>
          <table:table-cell table:style-name="ce2" office:value-type="float" office:value="-0.000051074028" calcext:value-type="float">
            <text:p>-5,11E-05</text:p>
          </table:table-cell>
          <table:table-cell table:style-name="ce2" office:value-type="float" office:value="-0.000046190214" calcext:value-type="float">
            <text:p>-4,62E-05</text:p>
          </table:table-cell>
          <table:table-cell table:style-name="ce2" office:value-type="float" office:value="-0.000042009758" calcext:value-type="float">
            <text:p>-4,20E-05</text:p>
          </table:table-cell>
          <table:table-cell table:style-name="ce2" office:value-type="float" office:value="-0.000038355742" calcext:value-type="float">
            <text:p>-3,84E-05</text:p>
          </table:table-cell>
          <table:table-cell office:value-type="float" office:value="0.134254171782235" calcext:value-type="float">
            <text:p>0,134254171782235</text:p>
          </table:table-cell>
          <table:table-cell office:value-type="float" office:value="0.134254752589985" calcext:value-type="float">
            <text:p>0,134254752589985</text:p>
          </table:table-cell>
          <table:table-cell office:value-type="float" office:value="0.134255239393406" calcext:value-type="float">
            <text:p>0,134255239393406</text:p>
          </table:table-cell>
          <table:table-cell office:value-type="float" office:value="0.134255651238821" calcext:value-type="float">
            <text:p>0,134255651238821</text:p>
          </table:table-cell>
          <table:table-cell office:value-type="float" office:value="0.134256002956215" calcext:value-type="float">
            <text:p>0,134256002956215</text:p>
          </table:table-cell>
          <table:table-cell office:value-type="float" office:value="0.13425630551966" calcext:value-type="float">
            <text:p>0,13425630551966</text:p>
          </table:table-cell>
          <table:table-cell office:value-type="float" office:value="0.134256567896291" calcext:value-type="float">
            <text:p>0,134256567896291</text:p>
          </table:table-cell>
          <table:table-cell office:value-type="float" office:value="0.134256796801292" calcext:value-type="float">
            <text:p>0,134256796801292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2.5" calcext:value-type="float">
            <text:p>2,5</text:p>
          </table:table-cell>
          <table:table-cell office:value-type="float" office:value="0.194990356" calcext:value-type="float">
            <text:p>0,194990356</text:p>
          </table:table-cell>
          <table:table-cell table:formula="of:=AVERAGE([.E79:.F79])" office:value-type="float" office:value="1.85962765010454" calcext:value-type="float">
            <text:p>1,85962765010454</text:p>
          </table:table-cell>
          <table:table-cell table:style-name="ce3" office:value-type="float" office:value="3.12214530020907" calcext:value-type="float">
            <text:p>3,12214530020907</text:p>
          </table:table-cell>
          <table:table-cell office:value-type="float" office:value="0.59711" calcext:value-type="float">
            <text:p>0,59711</text:p>
          </table:table-cell>
          <table:table-cell office:value-type="float" office:value="0" calcext:value-type="float">
            <text:p>0</text:p>
          </table:table-cell>
          <table:table-cell office:value-type="float" office:value="6.828252798271" calcext:value-type="float">
            <text:p>6,828252798271</text:p>
          </table:table-cell>
          <table:table-cell office:value-type="float" office:value="12.580776114012" calcext:value-type="float">
            <text:p>12,580776114012</text:p>
          </table:table-cell>
          <table:table-cell table:style-name="ce2" office:value-type="float" office:value="-0.000067353926" calcext:value-type="float">
            <text:p>-6,74E-05</text:p>
          </table:table-cell>
          <table:table-cell office:value-type="float" office:value="-22.090243648328" calcext:value-type="float">
            <text:p>-22,090243648328</text:p>
          </table:table-cell>
          <table:table-cell office:value-type="float" office:value="8.484635902471" calcext:value-type="float">
            <text:p>8,484635902471</text:p>
          </table:table-cell>
          <table:table-cell office:value-type="float" office:value="-8.898863786823" calcext:value-type="float">
            <text:p>-8,898863786823</text:p>
          </table:table-cell>
          <table:table-cell office:value-type="float" office:value="25.490097152043" calcext:value-type="float">
            <text:p>25,490097152043</text:p>
          </table:table-cell>
          <table:table-cell office:value-type="float" office:value="0.294977415697996" calcext:value-type="float">
            <text:p>0,294977415697996</text:p>
          </table:table-cell>
          <table:table-cell office:value-type="float" office:value="0.194988104256687" calcext:value-type="float">
            <text:p>0,194988104256687</text:p>
          </table:table-cell>
          <table:table-cell office:value-type="float" office:value="0.0949966231651358" calcext:value-type="float">
            <text:p>0,094996623165136</text:p>
          </table:table-cell>
          <table:table-cell office:value-type="float" office:value="0.0949969691092326" calcext:value-type="float">
            <text:p>0,094996969109233</text:p>
          </table:table-cell>
          <table:table-cell office:value-type="float" office:value="0.294985545703652" calcext:value-type="float">
            <text:p>0,294985545703652</text:p>
          </table:table-cell>
          <table:table-cell office:value-type="float" office:value="0.194992204126335" calcext:value-type="float">
            <text:p>0,194992204126335</text:p>
          </table:table-cell>
          <table:table-cell office:value-type="float" office:value="0.29498805424083" calcext:value-type="float">
            <text:p>0,29498805424083</text:p>
          </table:table-cell>
          <table:table-cell office:value-type="float" office:value="0.0949979312370121" calcext:value-type="float">
            <text:p>0,094997931237012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2.75" calcext:value-type="float">
            <text:p>2,75</text:p>
          </table:table-cell>
          <table:table-cell office:value-type="float" office:value="0.234490669" calcext:value-type="float">
            <text:p>0,234490669</text:p>
          </table:table-cell>
          <table:table-cell table:formula="of:=AVERAGE([.E80:.F80])" office:value-type="float" office:value="-0.000108122604442686" calcext:value-type="float">
            <text:p>-0,000108122604443</text:p>
          </table:table-cell>
          <table:table-cell table:style-name="Default" office:value-type="float" office:value="-0.000116245208885373" calcext:value-type="float">
            <text:p>-0,000116245208885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" calcext:value-type="float">
            <text:p>0</text:p>
          </table:table-cell>
          <table:table-cell office:value-type="float" office:value="-0.000153968927" calcext:value-type="float">
            <text:p>-0,000153968927</text:p>
          </table:table-cell>
          <table:table-cell office:value-type="float" office:value="-0.000136857153" calcext:value-type="float">
            <text:p>-0,000136857153</text:p>
          </table:table-cell>
          <table:table-cell office:value-type="float" office:value="-0.000122444102" calcext:value-type="float">
            <text:p>-0,000122444102</text:p>
          </table:table-cell>
          <table:table-cell office:value-type="float" office:value="-0.000110177594" calcext:value-type="float">
            <text:p>-0,000110177594</text:p>
          </table:table-cell>
          <table:table-cell table:style-name="ce2" office:value-type="float" office:value="-0.000099681245" calcext:value-type="float">
            <text:p>-9,97E-05</text:p>
          </table:table-cell>
          <table:table-cell table:style-name="ce2" office:value-type="float" office:value="-0.000090627623" calcext:value-type="float">
            <text:p>-9,06E-05</text:p>
          </table:table-cell>
          <table:table-cell table:style-name="ce2" office:value-type="float" office:value="-0.000082744352" calcext:value-type="float">
            <text:p>-8,27E-05</text:p>
          </table:table-cell>
          <table:table-cell office:value-type="float" office:value="0.234484962892239" calcext:value-type="float">
            <text:p>0,234484962892239</text:p>
          </table:table-cell>
          <table:table-cell office:value-type="float" office:value="0.234487151657315" calcext:value-type="float">
            <text:p>0,234487151657315</text:p>
          </table:table-cell>
          <table:table-cell office:value-type="float" office:value="0.234488985949099" calcext:value-type="float">
            <text:p>0,234488985949099</text:p>
          </table:table-cell>
          <table:table-cell office:value-type="float" office:value="0.234490538321118" calcext:value-type="float">
            <text:p>0,234490538321118</text:p>
          </table:table-cell>
          <table:table-cell office:value-type="float" office:value="0.23449186351807" calcext:value-type="float">
            <text:p>0,23449186351807</text:p>
          </table:table-cell>
          <table:table-cell office:value-type="float" office:value="0.234493003963653" calcext:value-type="float">
            <text:p>0,234493003963653</text:p>
          </table:table-cell>
          <table:table-cell office:value-type="float" office:value="0.234493992587874" calcext:value-type="float">
            <text:p>0,234493992587874</text:p>
          </table:table-cell>
          <table:table-cell office:value-type="float" office:value="0.234494855089382" calcext:value-type="float">
            <text:p>0,234494855089382</text:p>
          </table:table-cell>
        </table:table-row>
        <table:table-row table:style-name="ro1" table:visibility="filter">
          <table:table-cell office:value-type="string" calcext:value-type="string">
            <text:p>adf-1-z1</text:p>
          </table:table-cell>
          <table:table-cell office:value-type="float" office:value="3" calcext:value-type="float">
            <text:p>3</text:p>
          </table:table-cell>
          <table:table-cell office:value-type="float" office:value="0.187488389" calcext:value-type="float">
            <text:p>0,187488389</text:p>
          </table:table-cell>
          <table:table-cell table:formula="of:=AVERAGE([.E81:.F81])" office:value-type="float" office:value="-0.000117690453031599" calcext:value-type="float">
            <text:p>-0,000117690453032</text:p>
          </table:table-cell>
          <table:table-cell table:style-name="Default" office:value-type="float" office:value="-0.000125380906063197" calcext:value-type="float">
            <text:p>-0,000125380906063</text:p>
          </table:table-cell>
          <table:table-cell office:value-type="float" office:value="-0.00011" calcext:value-type="float">
            <text:p>-0,00011</text:p>
          </table:table-cell>
          <table:table-cell office:value-type="float" office:value="0" calcext:value-type="float">
            <text:p>0</text:p>
          </table:table-cell>
          <table:table-cell office:value-type="float" office:value="-0.000166069414" calcext:value-type="float">
            <text:p>-0,000166069414</text:p>
          </table:table-cell>
          <table:table-cell office:value-type="float" office:value="-0.000147613793" calcext:value-type="float">
            <text:p>-0,000147613793</text:p>
          </table:table-cell>
          <table:table-cell office:value-type="float" office:value="-0.000132068052" calcext:value-type="float">
            <text:p>-0,000132068052</text:p>
          </table:table-cell>
          <table:table-cell office:value-type="float" office:value="-0.000118834569" calcext:value-type="float">
            <text:p>-0,000118834569</text:p>
          </table:table-cell>
          <table:table-cell office:value-type="float" office:value="-0.000107513508" calcext:value-type="float">
            <text:p>-0,000107513508</text:p>
          </table:table-cell>
          <table:table-cell table:style-name="ce2" office:value-type="float" office:value="-0.000097750697" calcext:value-type="float">
            <text:p>-9,78E-05</text:p>
          </table:table-cell>
          <table:table-cell table:style-name="ce2" office:value-type="float" office:value="-0.000089247736" calcext:value-type="float">
            <text:p>-8,92E-05</text:p>
          </table:table-cell>
          <table:table-cell office:value-type="float" office:value="0.187483468372421" calcext:value-type="float">
            <text:p>0,187483468372421</text:p>
          </table:table-cell>
          <table:table-cell office:value-type="float" office:value="0.187485355945873" calcext:value-type="float">
            <text:p>0,187485355945873</text:p>
          </table:table-cell>
          <table:table-cell office:value-type="float" office:value="0.187486937835913" calcext:value-type="float">
            <text:p>0,187486937835913</text:p>
          </table:table-cell>
          <table:table-cell office:value-type="float" office:value="0.187488276601028" calcext:value-type="float">
            <text:p>0,187488276601028</text:p>
          </table:table-cell>
          <table:table-cell office:value-type="float" office:value="0.187489419423655" calcext:value-type="float">
            <text:p>0,187489419423655</text:p>
          </table:table-cell>
          <table:table-cell office:value-type="float" office:value="0.187490402921052" calcext:value-type="float">
            <text:p>0,187490402921052</text:p>
          </table:table-cell>
          <table:table-cell office:value-type="float" office:value="0.187491255510091" calcext:value-type="float">
            <text:p>0,187491255510091</text:p>
          </table:table-cell>
          <table:table-cell office:value-type="float" office:value="0.18749199933047" calcext:value-type="float">
            <text:p>0,18749199933047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" calcext:value-type="float">
            <text:p>1</text:p>
          </table:table-cell>
          <table:table-cell office:value-type="float" office:value="0.046874999" calcext:value-type="float">
            <text:p>0,046874999</text:p>
          </table:table-cell>
          <table:table-cell table:formula="of:=AVERAGE([.E82:.F82])" office:value-type="float" office:value="-0.00000000471835989836047" calcext:value-type="float">
            <text:p>-4,71835989836047E-09</text:p>
          </table:table-cell>
          <table:table-cell office:value-type="float" office:value="-0.00000000943671979672095" calcext:value-type="float">
            <text:p>-9,44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8668" calcext:value-type="float">
            <text:p>-8,67E-09</text:p>
          </table:table-cell>
          <table:table-cell table:style-name="ce2" office:value-type="float" office:value="-0.000000037653" calcext:value-type="float">
            <text:p>-3,77E-08</text:p>
          </table:table-cell>
          <table:table-cell table:style-name="ce2" office:value-type="float" office:value="0.000000018513" calcext:value-type="float">
            <text:p>1,85E-08</text:p>
          </table:table-cell>
          <table:table-cell table:style-name="ce2" office:value-type="float" office:value="-0.000000018983" calcext:value-type="float">
            <text:p>-1,90E-08</text:p>
          </table:table-cell>
          <table:table-cell table:style-name="ce2" office:value-type="float" office:value="0.000000034849" calcext:value-type="float">
            <text:p>3,48E-08</text:p>
          </table:table-cell>
          <table:table-cell table:style-name="ce2" office:value-type="float" office:value="-0.000000028527" calcext:value-type="float">
            <text:p>-2,85E-08</text:p>
          </table:table-cell>
          <table:table-cell table:style-name="ce2" office:value-type="float" office:value="-0.000000025812" calcext:value-type="float">
            <text:p>-2,58E-08</text:p>
          </table:table-cell>
          <table:table-cell office:value-type="float" office:value="0.0468749987765671" calcext:value-type="float">
            <text:p>0,046874998776567</text:p>
          </table:table-cell>
          <table:table-cell office:value-type="float" office:value="0.0468749988012006" calcext:value-type="float">
            <text:p>0,046874998801201</text:p>
          </table:table-cell>
          <table:table-cell office:value-type="float" office:value="0.0468749989020842" calcext:value-type="float">
            <text:p>0,046874998902084</text:p>
          </table:table-cell>
          <table:table-cell office:value-type="float" office:value="0.0468749988551645" calcext:value-type="float">
            <text:p>0,046874998855165</text:p>
          </table:table-cell>
          <table:table-cell office:value-type="float" office:value="0.0468749989008075" calcext:value-type="float">
            <text:p>0,046874998900808</text:p>
          </table:table-cell>
          <table:table-cell office:value-type="float" office:value="0.0468749988211063" calcext:value-type="float">
            <text:p>0,046874998821106</text:p>
          </table:table-cell>
          <table:table-cell office:value-type="float" office:value="0.0468749988833128" calcext:value-type="float">
            <text:p>0,046874998883313</text:p>
          </table:table-cell>
          <table:table-cell office:value-type="float" office:value="0.046874998937097" calcext:value-type="float">
            <text:p>0,046874998937097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1" calcext:value-type="float">
            <text:p>1,1</text:p>
          </table:table-cell>
          <table:table-cell office:value-type="float" office:value="0.027376032" calcext:value-type="float">
            <text:p>0,027376032</text:p>
          </table:table-cell>
          <table:table-cell table:formula="of:=AVERAGE([.E83:.F83])" office:value-type="float" office:value="-0.00000000819502281412053" calcext:value-type="float">
            <text:p>-8,19502281412053E-09</text:p>
          </table:table-cell>
          <table:table-cell office:value-type="float" office:value="-0.0000000163900456282411" calcext:value-type="float">
            <text:p>-1,64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15321" calcext:value-type="float">
            <text:p>-1,53E-08</text:p>
          </table:table-cell>
          <table:table-cell table:style-name="ce2" office:value-type="float" office:value="-0.000000065767" calcext:value-type="float">
            <text:p>-6,58E-08</text:p>
          </table:table-cell>
          <table:table-cell table:style-name="ce2" office:value-type="float" office:value="0.000000031633" calcext:value-type="float">
            <text:p>3,16E-08</text:p>
          </table:table-cell>
          <table:table-cell table:style-name="ce2" office:value-type="float" office:value="-0.000000033219" calcext:value-type="float">
            <text:p>-3,32E-08</text:p>
          </table:table-cell>
          <table:table-cell table:style-name="ce2" office:value-type="float" office:value="0.000000062046" calcext:value-type="float">
            <text:p>6,20E-08</text:p>
          </table:table-cell>
          <table:table-cell table:style-name="ce2" office:value-type="float" office:value="-0.000000049941" calcext:value-type="float">
            <text:p>-4,99E-08</text:p>
          </table:table-cell>
          <table:table-cell table:style-name="ce2" office:value-type="float" office:value="-0.000000044327" calcext:value-type="float">
            <text:p>-4,43E-08</text:p>
          </table:table-cell>
          <table:table-cell office:value-type="float" office:value="0.0273760318106703" calcext:value-type="float">
            <text:p>0,02737603181067</text:p>
          </table:table-cell>
          <table:table-cell office:value-type="float" office:value="0.0273760318360987" calcext:value-type="float">
            <text:p>0,027376031836099</text:p>
          </table:table-cell>
          <table:table-cell office:value-type="float" office:value="0.0273760319390082" calcext:value-type="float">
            <text:p>0,027376031939008</text:p>
          </table:table-cell>
          <table:table-cell office:value-type="float" office:value="0.027376031892187" calcext:value-type="float">
            <text:p>0,027376031892187</text:p>
          </table:table-cell>
          <table:table-cell office:value-type="float" office:value="0.0273760319388332" calcext:value-type="float">
            <text:p>0,027376031938833</text:p>
          </table:table-cell>
          <table:table-cell office:value-type="float" office:value="0.0273760318559599" calcext:value-type="float">
            <text:p>0,02737603185596</text:p>
          </table:table-cell>
          <table:table-cell office:value-type="float" office:value="0.0273760319195616" calcext:value-type="float">
            <text:p>0,027376031919562</text:p>
          </table:table-cell>
          <table:table-cell office:value-type="float" office:value="0.027376031973504" calcext:value-type="float">
            <text:p>0,027376031973504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2" calcext:value-type="float">
            <text:p>1,2</text:p>
          </table:table-cell>
          <table:table-cell office:value-type="float" office:value="0.011718749" calcext:value-type="float">
            <text:p>0,011718749</text:p>
          </table:table-cell>
          <table:table-cell table:formula="of:=AVERAGE([.E84:.F84])" office:value-type="float" office:value="-0.0000000196506551190236" calcext:value-type="float">
            <text:p>-1,96506551190236E-08</text:p>
          </table:table-cell>
          <table:table-cell office:value-type="float" office:value="-0.0000000393013102380472" calcext:value-type="float">
            <text:p>-3,93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37406" calcext:value-type="float">
            <text:p>-3,74E-08</text:p>
          </table:table-cell>
          <table:table-cell table:style-name="ce2" office:value-type="float" office:value="-0.000000158617" calcext:value-type="float">
            <text:p>-1,59E-07</text:p>
          </table:table-cell>
          <table:table-cell table:style-name="ce2" office:value-type="float" office:value="-0.000000170546" calcext:value-type="float">
            <text:p>-1,71E-07</text:p>
          </table:table-cell>
          <table:table-cell table:style-name="ce2" office:value-type="float" office:value="0.000000178098" calcext:value-type="float">
            <text:p>1,78E-07</text:p>
          </table:table-cell>
          <table:table-cell table:style-name="ce2" office:value-type="float" office:value="0.000000152553" calcext:value-type="float">
            <text:p>1,53E-07</text:p>
          </table:table-cell>
          <table:table-cell table:style-name="ce2" office:value-type="float" office:value="-0.000000120726" calcext:value-type="float">
            <text:p>-1,21E-07</text:p>
          </table:table-cell>
          <table:table-cell table:style-name="ce2" office:value-type="float" office:value="-0.000000105054" calcext:value-type="float">
            <text:p>-1,05E-07</text:p>
          </table:table-cell>
          <table:table-cell office:value-type="float" office:value="0.011718748713233" calcext:value-type="float">
            <text:p>0,011718748713233</text:p>
          </table:table-cell>
          <table:table-cell office:value-type="float" office:value="0.0117187487398077" calcext:value-type="float">
            <text:p>0,011718748739808</text:p>
          </table:table-cell>
          <table:table-cell office:value-type="float" office:value="0.0117187488460536" calcext:value-type="float">
            <text:p>0,011718748846054</text:p>
          </table:table-cell>
          <table:table-cell office:value-type="float" office:value="0.0117187489541117" calcext:value-type="float">
            <text:p>0,011718748954112</text:p>
          </table:table-cell>
          <table:table-cell office:value-type="float" office:value="0.011718748847058" calcext:value-type="float">
            <text:p>0,011718748847058</text:p>
          </table:table-cell>
          <table:table-cell office:value-type="float" office:value="0.0117187487598344" calcext:value-type="float">
            <text:p>0,011718748759834</text:p>
          </table:table-cell>
          <table:table-cell office:value-type="float" office:value="0.0117187488256489" calcext:value-type="float">
            <text:p>0,011718748825649</text:p>
          </table:table-cell>
          <table:table-cell office:value-type="float" office:value="0.0117187488803735" calcext:value-type="float">
            <text:p>0,011718748880374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25" calcext:value-type="float">
            <text:p>1,25</text:p>
          </table:table-cell>
          <table:table-cell office:value-type="float" office:value="0.004999999" calcext:value-type="float">
            <text:p>0,004999999</text:p>
          </table:table-cell>
          <table:table-cell table:formula="of:=AVERAGE([.E85:.F85])" office:value-type="float" office:value="-0.0000000437928132066221" calcext:value-type="float">
            <text:p>-4,37928132066221E-08</text:p>
          </table:table-cell>
          <table:table-cell office:value-type="float" office:value="-0.0000000875856264132442" calcext:value-type="float">
            <text:p>-8,76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83357" calcext:value-type="float">
            <text:p>-8,34E-08</text:p>
          </table:table-cell>
          <table:table-cell table:style-name="ce2" office:value-type="float" office:value="-0.000000353498" calcext:value-type="float">
            <text:p>-3,53E-07</text:p>
          </table:table-cell>
          <table:table-cell table:style-name="ce2" office:value-type="float" office:value="0.000000166168" calcext:value-type="float">
            <text:p>1,66E-07</text:p>
          </table:table-cell>
          <table:table-cell table:style-name="ce2" office:value-type="float" office:value="-0.00000017888" calcext:value-type="float">
            <text:p>-1,79E-07</text:p>
          </table:table-cell>
          <table:table-cell table:style-name="ce2" office:value-type="float" office:value="0.000000339983" calcext:value-type="float">
            <text:p>3,40E-07</text:p>
          </table:table-cell>
          <table:table-cell table:style-name="ce2" office:value-type="float" office:value="-0.000000269059" calcext:value-type="float">
            <text:p>-2,69E-07</text:p>
          </table:table-cell>
          <table:table-cell table:style-name="ce2" office:value-type="float" office:value="-0.00000023411" calcext:value-type="float">
            <text:p>-2,34E-07</text:p>
          </table:table-cell>
          <table:table-cell office:value-type="float" office:value="0.00499999877646759" calcext:value-type="float">
            <text:p>0,004999998776468</text:p>
          </table:table-cell>
          <table:table-cell office:value-type="float" office:value="0.00499999880173494" calcext:value-type="float">
            <text:p>0,004999998801735</text:p>
          </table:table-cell>
          <table:table-cell office:value-type="float" office:value="0.00499999890276177" calcext:value-type="float">
            <text:p>0,004999998902762</text:p>
          </table:table-cell>
          <table:table-cell office:value-type="float" office:value="0.00499999885784047" calcext:value-type="float">
            <text:p>0,00499999885784</text:p>
          </table:table-cell>
          <table:table-cell office:value-type="float" office:value="0.00499999890371722" calcext:value-type="float">
            <text:p>0,004999998903717</text:p>
          </table:table-cell>
          <table:table-cell office:value-type="float" office:value="0.00499999882077805" calcext:value-type="float">
            <text:p>0,004999998820778</text:p>
          </table:table-cell>
          <table:table-cell office:value-type="float" office:value="0.00499999888336108" calcext:value-type="float">
            <text:p>0,004999998883361</text:p>
          </table:table-cell>
          <table:table-cell office:value-type="float" office:value="0.00499999893539408" calcext:value-type="float">
            <text:p>0,004999998935394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3" calcext:value-type="float">
            <text:p>1,3</text:p>
          </table:table-cell>
          <table:table-cell office:value-type="float" office:value="0.001109469" calcext:value-type="float">
            <text:p>0,001109469</text:p>
          </table:table-cell>
          <table:table-cell table:formula="of:=AVERAGE([.E86:.F86])" office:value-type="float" office:value="0.000000215143047597136" calcext:value-type="float">
            <text:p>2,15143047597136E-07</text:p>
          </table:table-cell>
          <table:table-cell office:value-type="float" office:value="0.000000430286095194271" calcext:value-type="float">
            <text:p>4,30E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2957312" calcext:value-type="float">
            <text:p>2,96E-06</text:p>
          </table:table-cell>
          <table:table-cell table:style-name="ce2" office:value-type="float" office:value="-0.00000094721" calcext:value-type="float">
            <text:p>-9,47E-07</text:p>
          </table:table-cell>
          <table:table-cell table:style-name="ce2" office:value-type="float" office:value="0.000001892768" calcext:value-type="float">
            <text:p>1,89E-06</text:p>
          </table:table-cell>
          <table:table-cell table:style-name="ce2" office:value-type="float" office:value="0.000000768226" calcext:value-type="float">
            <text:p>7,68E-07</text:p>
          </table:table-cell>
          <table:table-cell table:style-name="ce2" office:value-type="float" office:value="-0.000001460151" calcext:value-type="float">
            <text:p>-1,46E-06</text:p>
          </table:table-cell>
          <table:table-cell table:style-name="ce2" office:value-type="float" office:value="0.00000115556" calcext:value-type="float">
            <text:p>1,16E-06</text:p>
          </table:table-cell>
          <table:table-cell table:style-name="ce2" office:value-type="float" office:value="-0.000002097755" calcext:value-type="float">
            <text:p>-2,10E-06</text:p>
          </table:table-cell>
          <table:table-cell office:value-type="float" office:value="0.00110946879648589" calcext:value-type="float">
            <text:p>0,001109468796486</text:p>
          </table:table-cell>
          <table:table-cell office:value-type="float" office:value="0.00110946859757379" calcext:value-type="float">
            <text:p>0,001109468597574</text:p>
          </table:table-cell>
          <table:table-cell office:value-type="float" office:value="0.00110946865764157" calcext:value-type="float">
            <text:p>0,001109468657642</text:p>
          </table:table-cell>
          <table:table-cell office:value-type="float" office:value="0.00110946854410219" calcext:value-type="float">
            <text:p>0,001109468544102</text:p>
          </table:table-cell>
          <table:table-cell office:value-type="float" office:value="0.00110946850038375" calcext:value-type="float">
            <text:p>0,001109468500384</text:p>
          </table:table-cell>
          <table:table-cell office:value-type="float" office:value="0.0011094685794234" calcext:value-type="float">
            <text:p>0,001109468579423</text:p>
          </table:table-cell>
          <table:table-cell office:value-type="float" office:value="0.00110946851978206" calcext:value-type="float">
            <text:p>0,001109468519782</text:p>
          </table:table-cell>
          <table:table-cell office:value-type="float" office:value="0.00110946862323882" calcext:value-type="float">
            <text:p>0,001109468623239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4" calcext:value-type="float">
            <text:p>1,4</text:p>
          </table:table-cell>
          <table:table-cell office:value-type="float" office:value="0.011798471" calcext:value-type="float">
            <text:p>0,011798471</text:p>
          </table:table-cell>
          <table:table-cell table:formula="of:=AVERAGE([.E87:.F87])" office:value-type="float" office:value="0.0000000184854465388254" calcext:value-type="float">
            <text:p>1,84854465388254E-08</text:p>
          </table:table-cell>
          <table:table-cell office:value-type="float" office:value="0.0000000369708930776508" calcext:value-type="float">
            <text:p>3,70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35833" calcext:value-type="float">
            <text:p>3,58E-08</text:p>
          </table:table-cell>
          <table:table-cell table:style-name="ce2" office:value-type="float" office:value="0.000000150112" calcext:value-type="float">
            <text:p>1,50E-07</text:p>
          </table:table-cell>
          <table:table-cell table:style-name="ce2" office:value-type="float" office:value="-0.000000068874" calcext:value-type="float">
            <text:p>-6,89E-08</text:p>
          </table:table-cell>
          <table:table-cell table:style-name="ce2" office:value-type="float" office:value="0.000000076091" calcext:value-type="float">
            <text:p>7,61E-08</text:p>
          </table:table-cell>
          <table:table-cell table:style-name="ce2" office:value-type="float" office:value="-0.000000147187" calcext:value-type="float">
            <text:p>-1,47E-07</text:p>
          </table:table-cell>
          <table:table-cell table:style-name="ce2" office:value-type="float" office:value="0.00000011452" calcext:value-type="float">
            <text:p>1,15E-07</text:p>
          </table:table-cell>
          <table:table-cell table:style-name="ce2" office:value-type="float" office:value="0.000000097613" calcext:value-type="float">
            <text:p>9,76E-08</text:p>
          </table:table-cell>
          <table:table-cell office:value-type="float" office:value="0.0117984706129326" calcext:value-type="float">
            <text:p>0,011798470612933</text:p>
          </table:table-cell>
          <table:table-cell office:value-type="float" office:value="0.0117984705873019" calcext:value-type="float">
            <text:p>0,011798470587302</text:p>
          </table:table-cell>
          <table:table-cell office:value-type="float" office:value="0.0117984704860688" calcext:value-type="float">
            <text:p>0,011798470486069</text:p>
          </table:table-cell>
          <table:table-cell office:value-type="float" office:value="0.0117984705300044" calcext:value-type="float">
            <text:p>0,011798470530004</text:p>
          </table:table-cell>
          <table:table-cell office:value-type="float" office:value="0.0117984704839556" calcext:value-type="float">
            <text:p>0,011798470483956</text:p>
          </table:table-cell>
          <table:table-cell office:value-type="float" office:value="0.0117984705686838" calcext:value-type="float">
            <text:p>0,011798470568684</text:p>
          </table:table-cell>
          <table:table-cell office:value-type="float" office:value="0.0117984705058278" calcext:value-type="float">
            <text:p>0,011798470505828</text:p>
          </table:table-cell>
          <table:table-cell office:value-type="float" office:value="0.0117984704546333" calcext:value-type="float">
            <text:p>0,011798470454633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5" calcext:value-type="float">
            <text:p>1,5</text:p>
          </table:table-cell>
          <table:table-cell office:value-type="float" office:value="0.075518826" calcext:value-type="float">
            <text:p>0,075518826</text:p>
          </table:table-cell>
          <table:table-cell table:formula="of:=AVERAGE([.E88:.F88])" office:value-type="float" office:value="-1.9736153158358" calcext:value-type="float">
            <text:p>-1,9736153158358</text:p>
          </table:table-cell>
          <table:table-cell office:value-type="float" office:value="-0.0000506316715955397" calcext:value-type="float">
            <text:p>-5,06E-05</text:p>
          </table:table-cell>
          <table:table-cell office:value-type="float" office:value="-3.94718" calcext:value-type="float">
            <text:p>-3,94718</text:p>
          </table:table-cell>
          <table:table-cell office:value-type="float" office:value="0" calcext:value-type="float">
            <text:p>0</text:p>
          </table:table-cell>
          <table:table-cell office:value-type="float" office:value="14.440848746827" calcext:value-type="float">
            <text:p>14,440848746827</text:p>
          </table:table-cell>
          <table:table-cell table:style-name="ce2" office:value-type="float" office:value="-0.000071564308" calcext:value-type="float">
            <text:p>-7,16E-05</text:p>
          </table:table-cell>
          <table:table-cell table:style-name="ce2" office:value-type="float" office:value="-0.000063980426" calcext:value-type="float">
            <text:p>-6,40E-05</text:p>
          </table:table-cell>
          <table:table-cell office:value-type="float" office:value="-17.068045119137" calcext:value-type="float">
            <text:p>-17,068045119137</text:p>
          </table:table-cell>
          <table:table-cell office:value-type="float" office:value="17.943591341658" calcext:value-type="float">
            <text:p>17,943591341658</text:p>
          </table:table-cell>
          <table:table-cell office:value-type="float" office:value="19.696163843104" calcext:value-type="float">
            <text:p>19,696163843104</text:p>
          </table:table-cell>
          <table:table-cell office:value-type="float" office:value="-40.307561938779" calcext:value-type="float">
            <text:p>-40,307561938779</text:p>
          </table:table-cell>
          <table:table-cell office:value-type="float" office:value="0.124995548349204" calcext:value-type="float">
            <text:p>0,124995548349204</text:p>
          </table:table-cell>
          <table:table-cell office:value-type="float" office:value="0.0520813609502973" calcext:value-type="float">
            <text:p>0,052081360950297</text:p>
          </table:table-cell>
          <table:table-cell office:value-type="float" office:value="0.0520815739896605" calcext:value-type="float">
            <text:p>0,052081573989661</text:p>
          </table:table-cell>
          <table:table-cell office:value-type="float" office:value="0.0520817541528356" calcext:value-type="float">
            <text:p>0,052081754152836</text:p>
          </table:table-cell>
          <table:table-cell office:value-type="float" office:value="0.124997150637069" calcext:value-type="float">
            <text:p>0,124997150637069</text:p>
          </table:table-cell>
          <table:table-cell office:value-type="float" office:value="0.0520820403724011" calcext:value-type="float">
            <text:p>0,052082040372401</text:p>
          </table:table-cell>
          <table:table-cell office:value-type="float" office:value="0.0208333345164061" calcext:value-type="float">
            <text:p>0,020833334516406</text:p>
          </table:table-cell>
          <table:table-cell office:value-type="float" office:value="0.12499784510248" calcext:value-type="float">
            <text:p>0,12499784510248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6" calcext:value-type="float">
            <text:p>1,6</text:p>
          </table:table-cell>
          <table:table-cell office:value-type="float" office:value="0.104489335" calcext:value-type="float">
            <text:p>0,104489335</text:p>
          </table:table-cell>
          <table:table-cell table:formula="of:=AVERAGE([.E89:.F89])" office:value-type="float" office:value="-0.0000526332914387764" calcext:value-type="float">
            <text:p>-5,26332914387764E-05</text:p>
          </table:table-cell>
          <table:table-cell office:value-type="float" office:value="-0.0000552665828775529" calcext:value-type="float">
            <text:p>-5,53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73199541" calcext:value-type="float">
            <text:p>-7,32E-05</text:p>
          </table:table-cell>
          <table:table-cell table:style-name="ce2" office:value-type="float" office:value="-0.000065075306" calcext:value-type="float">
            <text:p>-6,51E-05</text:p>
          </table:table-cell>
          <table:table-cell table:style-name="ce2" office:value-type="float" office:value="-0.00005819738" calcext:value-type="float">
            <text:p>-5,82E-05</text:p>
          </table:table-cell>
          <table:table-cell table:style-name="ce2" office:value-type="float" office:value="-0.000052391929" calcext:value-type="float">
            <text:p>-5,24E-05</text:p>
          </table:table-cell>
          <table:table-cell table:style-name="ce2" office:value-type="float" office:value="-0.000047376861" calcext:value-type="float">
            <text:p>-4,74E-05</text:p>
          </table:table-cell>
          <table:table-cell table:style-name="ce2" office:value-type="float" office:value="-0.000043095005" calcext:value-type="float">
            <text:p>-4,31E-05</text:p>
          </table:table-cell>
          <table:table-cell table:style-name="ce2" office:value-type="float" office:value="-0.000039346481" calcext:value-type="float">
            <text:p>-3,93E-05</text:p>
          </table:table-cell>
          <table:table-cell office:value-type="float" office:value="0.104488125698026" calcext:value-type="float">
            <text:p>0,104488125698026</text:p>
          </table:table-cell>
          <table:table-cell office:value-type="float" office:value="0.104488589385433" calcext:value-type="float">
            <text:p>0,104488589385433</text:p>
          </table:table-cell>
          <table:table-cell office:value-type="float" office:value="0.104488978042048" calcext:value-type="float">
            <text:p>0,104488978042048</text:p>
          </table:table-cell>
          <table:table-cell office:value-type="float" office:value="0.104489306824513" calcext:value-type="float">
            <text:p>0,104489306824513</text:p>
          </table:table-cell>
          <table:table-cell office:value-type="float" office:value="0.104489587624713" calcext:value-type="float">
            <text:p>0,104489587624713</text:p>
          </table:table-cell>
          <table:table-cell office:value-type="float" office:value="0.104489829155267" calcext:value-type="float">
            <text:p>0,104489829155267</text:p>
          </table:table-cell>
          <table:table-cell office:value-type="float" office:value="0.104490038634628" calcext:value-type="float">
            <text:p>0,104490038634628</text:p>
          </table:table-cell>
          <table:table-cell office:value-type="float" office:value="0.104490221389998" calcext:value-type="float">
            <text:p>0,104490221389998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7" calcext:value-type="float">
            <text:p>1,7</text:p>
          </table:table-cell>
          <table:table-cell office:value-type="float" office:value="0.086935096" calcext:value-type="float">
            <text:p>0,086935096</text:p>
          </table:table-cell>
          <table:table-cell table:formula="of:=AVERAGE([.E90:.F90])" office:value-type="float" office:value="-0.000055500621571408" calcext:value-type="float">
            <text:p>-5,5500621571408E-05</text:p>
          </table:table-cell>
          <table:table-cell office:value-type="float" office:value="-0.000061001243142816" calcext:value-type="float">
            <text:p>-6,10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80826557" calcext:value-type="float">
            <text:p>-8,08E-05</text:p>
          </table:table-cell>
          <table:table-cell table:style-name="ce2" office:value-type="float" office:value="-0.000071796242" calcext:value-type="float">
            <text:p>-7,18E-05</text:p>
          </table:table-cell>
          <table:table-cell table:style-name="ce2" office:value-type="float" office:value="-0.000064267904" calcext:value-type="float">
            <text:p>-6,43E-05</text:p>
          </table:table-cell>
          <table:table-cell table:style-name="ce2" office:value-type="float" office:value="-0.000057827662" calcext:value-type="float">
            <text:p>-5,78E-05</text:p>
          </table:table-cell>
          <table:table-cell table:style-name="ce2" office:value-type="float" office:value="-0.000052292117" calcext:value-type="float">
            <text:p>-5,23E-05</text:p>
          </table:table-cell>
          <table:table-cell table:style-name="ce2" office:value-type="float" office:value="-0.000047566183" calcext:value-type="float">
            <text:p>-4,76E-05</text:p>
          </table:table-cell>
          <table:table-cell table:style-name="ce2" office:value-type="float" office:value="-0.000043390149" calcext:value-type="float">
            <text:p>-4,34E-05</text:p>
          </table:table-cell>
          <table:table-cell office:value-type="float" office:value="0.0869339860514481" calcext:value-type="float">
            <text:p>0,086933986051448</text:p>
          </table:table-cell>
          <table:table-cell office:value-type="float" office:value="0.0869344120359322" calcext:value-type="float">
            <text:p>0,086934412035932</text:p>
          </table:table-cell>
          <table:table-cell office:value-type="float" office:value="0.0869347687945682" calcext:value-type="float">
            <text:p>0,086934768794568</text:p>
          </table:table-cell>
          <table:table-cell office:value-type="float" office:value="0.0869350708748979" calcext:value-type="float">
            <text:p>0,086935070874898</text:p>
          </table:table-cell>
          <table:table-cell office:value-type="float" office:value="0.0869353287395913" calcext:value-type="float">
            <text:p>0,086935328739591</text:p>
          </table:table-cell>
          <table:table-cell office:value-type="float" office:value="0.0869355505415409" calcext:value-type="float">
            <text:p>0,086935550541541</text:p>
          </table:table-cell>
          <table:table-cell office:value-type="float" office:value="0.0869357429109646" calcext:value-type="float">
            <text:p>0,086935742910965</text:p>
          </table:table-cell>
          <table:table-cell office:value-type="float" office:value="0.0869359105900588" calcext:value-type="float">
            <text:p>0,086935910590059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75" calcext:value-type="float">
            <text:p>1,75</text:p>
          </table:table-cell>
          <table:table-cell office:value-type="float" office:value="0.079079116" calcext:value-type="float">
            <text:p>0,079079116</text:p>
          </table:table-cell>
          <table:table-cell table:formula="of:=AVERAGE([.E91:.F91])" office:value-type="float" office:value="-0.0000622020342957091" calcext:value-type="float">
            <text:p>-6,22020342957091E-05</text:p>
          </table:table-cell>
          <table:table-cell office:value-type="float" office:value="-0.0000644040685914183" calcext:value-type="float">
            <text:p>-6,44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85301825" calcext:value-type="float">
            <text:p>-8,53E-05</text:p>
          </table:table-cell>
          <table:table-cell table:style-name="ce2" office:value-type="float" office:value="-0.000075836842" calcext:value-type="float">
            <text:p>-7,58E-05</text:p>
          </table:table-cell>
          <table:table-cell table:style-name="ce2" office:value-type="float" office:value="-0.000067817168" calcext:value-type="float">
            <text:p>-6,78E-05</text:p>
          </table:table-cell>
          <table:table-cell table:style-name="ce2" office:value-type="float" office:value="-0.000061055048" calcext:value-type="float">
            <text:p>-6,11E-05</text:p>
          </table:table-cell>
          <table:table-cell table:style-name="ce2" office:value-type="float" office:value="-0.000055205955" calcext:value-type="float">
            <text:p>-5,52E-05</text:p>
          </table:table-cell>
          <table:table-cell table:style-name="ce2" office:value-type="float" office:value="-0.00005022189" calcext:value-type="float">
            <text:p>-5,02E-05</text:p>
          </table:table-cell>
          <table:table-cell table:style-name="ce2" office:value-type="float" office:value="-0.000045853183" calcext:value-type="float">
            <text:p>-4,59E-05</text:p>
          </table:table-cell>
          <table:table-cell office:value-type="float" office:value="0.0790780502453688" calcext:value-type="float">
            <text:p>0,079078050245369</text:p>
          </table:table-cell>
          <table:table-cell office:value-type="float" office:value="0.0790784591899332" calcext:value-type="float">
            <text:p>0,079078459189933</text:p>
          </table:table-cell>
          <table:table-cell office:value-type="float" office:value="0.0790788019731479" calcext:value-type="float">
            <text:p>0,079078801973148</text:p>
          </table:table-cell>
          <table:table-cell office:value-type="float" office:value="0.0790790919308031" calcext:value-type="float">
            <text:p>0,079079091930803</text:p>
          </table:table-cell>
          <table:table-cell office:value-type="float" office:value="0.0790793395843323" calcext:value-type="float">
            <text:p>0,079079339584332</text:p>
          </table:table-cell>
          <table:table-cell office:value-type="float" office:value="0.0790795525854207" calcext:value-type="float">
            <text:p>0,079079552585421</text:p>
          </table:table-cell>
          <table:table-cell office:value-type="float" office:value="0.0790797373410208" calcext:value-type="float">
            <text:p>0,079079737341021</text:p>
          </table:table-cell>
          <table:table-cell office:value-type="float" office:value="0.079079898525839" calcext:value-type="float">
            <text:p>0,079079898525839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8" calcext:value-type="float">
            <text:p>1,8</text:p>
          </table:table-cell>
          <table:table-cell office:value-type="float" office:value="0.07175684" calcext:value-type="float">
            <text:p>0,07175684</text:p>
          </table:table-cell>
          <table:table-cell table:formula="of:=AVERAGE([.E92:.F92])" office:value-type="float" office:value="-0.0000641272324057946" calcext:value-type="float">
            <text:p>-6,41272324057946E-05</text:p>
          </table:table-cell>
          <table:table-cell office:value-type="float" office:value="-0.0000682544648115891" calcext:value-type="float">
            <text:p>-6,83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90401636" calcext:value-type="float">
            <text:p>-9,04E-05</text:p>
          </table:table-cell>
          <table:table-cell table:style-name="ce2" office:value-type="float" office:value="-0.000080370811" calcext:value-type="float">
            <text:p>-8,04E-05</text:p>
          </table:table-cell>
          <table:table-cell table:style-name="ce2" office:value-type="float" office:value="-0.00007187157" calcext:value-type="float">
            <text:p>-7,19E-05</text:p>
          </table:table-cell>
          <table:table-cell table:style-name="ce2" office:value-type="float" office:value="-0.000064705227" calcext:value-type="float">
            <text:p>-6,47E-05</text:p>
          </table:table-cell>
          <table:table-cell table:style-name="ce2" office:value-type="float" office:value="-0.000058506351" calcext:value-type="float">
            <text:p>-5,85E-05</text:p>
          </table:table-cell>
          <table:table-cell table:style-name="ce2" office:value-type="float" office:value="-0.000053224412" calcext:value-type="float">
            <text:p>-5,32E-05</text:p>
          </table:table-cell>
          <table:table-cell table:style-name="ce2" office:value-type="float" office:value="-0.000048594515" calcext:value-type="float">
            <text:p>-4,86E-05</text:p>
          </table:table-cell>
          <table:table-cell office:value-type="float" office:value="0.0717558142173445" calcext:value-type="float">
            <text:p>0,071755814217345</text:p>
          </table:table-cell>
          <table:table-cell office:value-type="float" office:value="0.0717562074808243" calcext:value-type="float">
            <text:p>0,071756207480824</text:p>
          </table:table-cell>
          <table:table-cell office:value-type="float" office:value="0.0717565371201327" calcext:value-type="float">
            <text:p>0,071756537120133</text:p>
          </table:table-cell>
          <table:table-cell office:value-type="float" office:value="0.0717568159591222" calcext:value-type="float">
            <text:p>0,071756815959122</text:p>
          </table:table-cell>
          <table:table-cell office:value-type="float" office:value="0.0717570541163887" calcext:value-type="float">
            <text:p>0,071757054116389</text:p>
          </table:table-cell>
          <table:table-cell office:value-type="float" office:value="0.0717572589496667" calcext:value-type="float">
            <text:p>0,071757258949667</text:p>
          </table:table-cell>
          <table:table-cell office:value-type="float" office:value="0.0717574366208956" calcext:value-type="float">
            <text:p>0,071757436620896</text:p>
          </table:table-cell>
          <table:table-cell office:value-type="float" office:value="0.0717575916251531" calcext:value-type="float">
            <text:p>0,071757591625153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9" calcext:value-type="float">
            <text:p>1,9</text:p>
          </table:table-cell>
          <table:table-cell office:value-type="float" office:value="0.058515759" calcext:value-type="float">
            <text:p>0,058515759</text:p>
          </table:table-cell>
          <table:table-cell table:formula="of:=AVERAGE([.E93:.F93])" office:value-type="float" office:value="-0.0000738449735011707" calcext:value-type="float">
            <text:p>-7,38449735011707E-05</text:p>
          </table:table-cell>
          <table:table-cell office:value-type="float" office:value="-0.0000776899470023413" calcext:value-type="float">
            <text:p>-7,77E-05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0" calcext:value-type="float">
            <text:p>0</text:p>
          </table:table-cell>
          <table:table-cell office:value-type="float" office:value="-0.000102898554" calcext:value-type="float">
            <text:p>-0,000102898554</text:p>
          </table:table-cell>
          <table:table-cell table:style-name="ce2" office:value-type="float" office:value="-0.000091484444" calcext:value-type="float">
            <text:p>-9,15E-05</text:p>
          </table:table-cell>
          <table:table-cell table:style-name="ce2" office:value-type="float" office:value="-0.000081854067" calcext:value-type="float">
            <text:p>-8,19E-05</text:p>
          </table:table-cell>
          <table:table-cell table:style-name="ce2" office:value-type="float" office:value="-0.00007359861" calcext:value-type="float">
            <text:p>-7,36E-05</text:p>
          </table:table-cell>
          <table:table-cell table:style-name="ce2" office:value-type="float" office:value="-0.000066646256" calcext:value-type="float">
            <text:p>-6,66E-05</text:p>
          </table:table-cell>
          <table:table-cell table:style-name="ce2" office:value-type="float" office:value="-0.000060581353" calcext:value-type="float">
            <text:p>-6,06E-05</text:p>
          </table:table-cell>
          <table:table-cell table:style-name="ce2" office:value-type="float" office:value="-0.000055254334" calcext:value-type="float">
            <text:p>-5,53E-05</text:p>
          </table:table-cell>
          <table:table-cell office:value-type="float" office:value="0.0585148077078352" calcext:value-type="float">
            <text:p>0,058514807707835</text:p>
          </table:table-cell>
          <table:table-cell office:value-type="float" office:value="0.0585151727352248" calcext:value-type="float">
            <text:p>0,058515172735225</text:p>
          </table:table-cell>
          <table:table-cell office:value-type="float" office:value="0.0585154787180482" calcext:value-type="float">
            <text:p>0,058515478718048</text:p>
          </table:table-cell>
          <table:table-cell office:value-type="float" office:value="0.0585157376860086" calcext:value-type="float">
            <text:p>0,058515737686009</text:p>
          </table:table-cell>
          <table:table-cell office:value-type="float" office:value="0.0585159585900744" calcext:value-type="float">
            <text:p>0,058515958590074</text:p>
          </table:table-cell>
          <table:table-cell office:value-type="float" office:value="0.0585161488656606" calcext:value-type="float">
            <text:p>0,058516148865661</text:p>
          </table:table-cell>
          <table:table-cell office:value-type="float" office:value="0.058516313778765" calcext:value-type="float">
            <text:p>0,058516313778765</text:p>
          </table:table-cell>
          <table:table-cell office:value-type="float" office:value="0.0585164575039339" calcext:value-type="float">
            <text:p>0,058516457503934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1.95" calcext:value-type="float">
            <text:p>1,95</text:p>
          </table:table-cell>
          <table:table-cell office:value-type="float" office:value="0.052512625" calcext:value-type="float">
            <text:p>0,052512625</text:p>
          </table:table-cell>
          <table:table-cell table:formula="of:=AVERAGE([.E94:.F94])" office:value-type="float" office:value="-0.00007677359385443" calcext:value-type="float">
            <text:p>-7,677359385443E-05</text:p>
          </table:table-cell>
          <table:table-cell office:value-type="float" office:value="-0.00008354718770886" calcext:value-type="float">
            <text:p>-8,35E-05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0" calcext:value-type="float">
            <text:p>0</text:p>
          </table:table-cell>
          <table:table-cell office:value-type="float" office:value="-0.000110656419" calcext:value-type="float">
            <text:p>-0,000110656419</text:p>
          </table:table-cell>
          <table:table-cell table:style-name="ce2" office:value-type="float" office:value="-0.000098381782" calcext:value-type="float">
            <text:p>-9,84E-05</text:p>
          </table:table-cell>
          <table:table-cell table:style-name="ce2" office:value-type="float" office:value="-0.000087971409" calcext:value-type="float">
            <text:p>-8,80E-05</text:p>
          </table:table-cell>
          <table:table-cell table:style-name="ce2" office:value-type="float" office:value="-0.000079204086" calcext:value-type="float">
            <text:p>-7,92E-05</text:p>
          </table:table-cell>
          <table:table-cell table:style-name="ce2" office:value-type="float" office:value="-0.000071608932" calcext:value-type="float">
            <text:p>-7,16E-05</text:p>
          </table:table-cell>
          <table:table-cell table:style-name="ce2" office:value-type="float" office:value="-0.000065152228" calcext:value-type="float">
            <text:p>-6,52E-05</text:p>
          </table:table-cell>
          <table:table-cell table:style-name="ce2" office:value-type="float" office:value="-0.000059484275" calcext:value-type="float">
            <text:p>-5,95E-05</text:p>
          </table:table-cell>
          <table:table-cell office:value-type="float" office:value="0.0525117067722426" calcext:value-type="float">
            <text:p>0,052511706772243</text:p>
          </table:table-cell>
          <table:table-cell office:value-type="float" office:value="0.0525120590483964" calcext:value-type="float">
            <text:p>0,052512059048396</text:p>
          </table:table-cell>
          <table:table-cell office:value-type="float" office:value="0.0525123543427347" calcext:value-type="float">
            <text:p>0,052512354342735</text:p>
          </table:table-cell>
          <table:table-cell office:value-type="float" office:value="0.0525126041114961" calcext:value-type="float">
            <text:p>0,052512604111496</text:p>
          </table:table-cell>
          <table:table-cell office:value-type="float" office:value="0.0525128174516574" calcext:value-type="float">
            <text:p>0,052512817451658</text:p>
          </table:table-cell>
          <table:table-cell office:value-type="float" office:value="0.0525130009218672" calcext:value-type="float">
            <text:p>0,052513000921867</text:p>
          </table:table-cell>
          <table:table-cell office:value-type="float" office:value="0.0525131600828535" calcext:value-type="float">
            <text:p>0,052513160082854</text:p>
          </table:table-cell>
          <table:table-cell office:value-type="float" office:value="0.0525132989373293" calcext:value-type="float">
            <text:p>0,052513298937329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2" calcext:value-type="float">
            <text:p>2</text:p>
          </table:table-cell>
          <table:table-cell office:value-type="float" office:value="0.046872906" calcext:value-type="float">
            <text:p>0,046872906</text:p>
          </table:table-cell>
          <table:table-cell table:formula="of:=AVERAGE([.E95:.F95])" office:value-type="float" office:value="-0.0000852124466167049" calcext:value-type="float">
            <text:p>-8,52124466167049E-05</text:p>
          </table:table-cell>
          <table:table-cell office:value-type="float" office:value="-0.0000904248932334098" calcext:value-type="float">
            <text:p>-9,04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 office:value-type="float" office:value="-0.000119765897" calcext:value-type="float">
            <text:p>-0,000119765897</text:p>
          </table:table-cell>
          <table:table-cell office:value-type="float" office:value="-0.000106480797" calcext:value-type="float">
            <text:p>-0,000106480797</text:p>
          </table:table-cell>
          <table:table-cell table:style-name="ce2" office:value-type="float" office:value="-0.000095213263" calcext:value-type="float">
            <text:p>-9,52E-05</text:p>
          </table:table-cell>
          <table:table-cell table:style-name="ce2" office:value-type="float" office:value="-0.000085724257" calcext:value-type="float">
            <text:p>-8,57E-05</text:p>
          </table:table-cell>
          <table:table-cell table:style-name="ce2" office:value-type="float" office:value="-0.000077503721" calcext:value-type="float">
            <text:p>-7,75E-05</text:p>
          </table:table-cell>
          <table:table-cell table:style-name="ce2" office:value-type="float" office:value="-0.000070515623" calcext:value-type="float">
            <text:p>-7,05E-05</text:p>
          </table:table-cell>
          <table:table-cell table:style-name="ce2" office:value-type="float" office:value="-0.000064381059" calcext:value-type="float">
            <text:p>-6,44E-05</text:p>
          </table:table-cell>
          <table:table-cell office:value-type="float" office:value="0.0468720185444032" calcext:value-type="float">
            <text:p>0,046872018544403</text:p>
          </table:table-cell>
          <table:table-cell office:value-type="float" office:value="0.0468723588722202" calcext:value-type="float">
            <text:p>0,04687235887222</text:p>
          </table:table-cell>
          <table:table-cell office:value-type="float" office:value="0.0468726441510826" calcext:value-type="float">
            <text:p>0,046872644151083</text:p>
          </table:table-cell>
          <table:table-cell office:value-type="float" office:value="0.0468728854481639" calcext:value-type="float">
            <text:p>0,046872885448164</text:p>
          </table:table-cell>
          <table:table-cell office:value-type="float" office:value="0.0468730915524235" calcext:value-type="float">
            <text:p>0,046873091552424</text:p>
          </table:table-cell>
          <table:table-cell office:value-type="float" office:value="0.0468732687995713" calcext:value-type="float">
            <text:p>0,046873268799571</text:p>
          </table:table-cell>
          <table:table-cell office:value-type="float" office:value="0.0468734225623258" calcext:value-type="float">
            <text:p>0,046873422562326</text:p>
          </table:table-cell>
          <table:table-cell office:value-type="float" office:value="0.0468735567072956" calcext:value-type="float">
            <text:p>0,046873556707296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2.1" calcext:value-type="float">
            <text:p>2,1</text:p>
          </table:table-cell>
          <table:table-cell office:value-type="float" office:value="0.036562666" calcext:value-type="float">
            <text:p>0,036562666</text:p>
          </table:table-cell>
          <table:table-cell table:formula="of:=AVERAGE([.E96:.F96])" office:value-type="float" office:value="-0.0000992562908060019" calcext:value-type="float">
            <text:p>-9,92562908060019E-05</text:p>
          </table:table-cell>
          <table:table-cell table:style-name="Default" office:value-type="float" office:value="-0.000108512581612004" calcext:value-type="float">
            <text:p>-0,000108512581612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0" calcext:value-type="float">
            <text:p>0</text:p>
          </table:table-cell>
          <table:table-cell office:value-type="float" office:value="-0.000143798593" calcext:value-type="float">
            <text:p>-0,000143798593</text:p>
          </table:table-cell>
          <table:table-cell office:value-type="float" office:value="-0.000127704725" calcext:value-type="float">
            <text:p>-0,000127704725</text:p>
          </table:table-cell>
          <table:table-cell office:value-type="float" office:value="-0.000114334915" calcext:value-type="float">
            <text:p>-0,000114334915</text:p>
          </table:table-cell>
          <table:table-cell office:value-type="float" office:value="-0.000102870087" calcext:value-type="float">
            <text:p>-0,000102870087</text:p>
          </table:table-cell>
          <table:table-cell table:style-name="ce2" office:value-type="float" office:value="-0.000093005011" calcext:value-type="float">
            <text:p>-9,30E-05</text:p>
          </table:table-cell>
          <table:table-cell table:style-name="ce2" office:value-type="float" office:value="-0.000084619489" calcext:value-type="float">
            <text:p>-8,46E-05</text:p>
          </table:table-cell>
          <table:table-cell table:style-name="ce2" office:value-type="float" office:value="-0.000077165234" calcext:value-type="float">
            <text:p>-7,72E-05</text:p>
          </table:table-cell>
          <table:table-cell office:value-type="float" office:value="0.0365618348684703" calcext:value-type="float">
            <text:p>0,03656183486847</text:p>
          </table:table-cell>
          <table:table-cell office:value-type="float" office:value="0.0365621536062592" calcext:value-type="float">
            <text:p>0,036562153606259</text:p>
          </table:table-cell>
          <table:table-cell office:value-type="float" office:value="0.0365624204889987" calcext:value-type="float">
            <text:p>0,036562420488999</text:p>
          </table:table-cell>
          <table:table-cell office:value-type="float" office:value="0.0365626465102134" calcext:value-type="float">
            <text:p>0,036562646510213</text:p>
          </table:table-cell>
          <table:table-cell office:value-type="float" office:value="0.036562839435196" calcext:value-type="float">
            <text:p>0,036562839435196</text:p>
          </table:table-cell>
          <table:table-cell office:value-type="float" office:value="0.0365630053478572" calcext:value-type="float">
            <text:p>0,036563005347857</text:p>
          </table:table-cell>
          <table:table-cell office:value-type="float" office:value="0.0365631492784085" calcext:value-type="float">
            <text:p>0,036563149278409</text:p>
          </table:table-cell>
          <table:table-cell office:value-type="float" office:value="0.0365632746950037" calcext:value-type="float">
            <text:p>0,036563274695004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2.2" calcext:value-type="float">
            <text:p>2,2</text:p>
          </table:table-cell>
          <table:table-cell office:value-type="float" office:value="0.027374191" calcext:value-type="float">
            <text:p>0,027374191</text:p>
          </table:table-cell>
          <table:table-cell table:formula="of:=AVERAGE([.E97:.F97])" office:value-type="float" office:value="-0.000128077304077924" calcext:value-type="float">
            <text:p>-0,000128077304078</text:p>
          </table:table-cell>
          <table:table-cell table:style-name="Default" office:value-type="float" office:value="-0.000136154608155848" calcext:value-type="float">
            <text:p>-0,000136154608156</text:p>
          </table:table-cell>
          <table:table-cell office:value-type="float" office:value="-0.00012" calcext:value-type="float">
            <text:p>-0,00012</text:p>
          </table:table-cell>
          <table:table-cell office:value-type="float" office:value="0" calcext:value-type="float">
            <text:p>0</text:p>
          </table:table-cell>
          <table:table-cell office:value-type="float" office:value="-0.000180334496" calcext:value-type="float">
            <text:p>-0,000180334496</text:p>
          </table:table-cell>
          <table:table-cell office:value-type="float" office:value="-0.000160337353" calcext:value-type="float">
            <text:p>-0,000160337353</text:p>
          </table:table-cell>
          <table:table-cell office:value-type="float" office:value="-0.000143358381" calcext:value-type="float">
            <text:p>-0,000143358381</text:p>
          </table:table-cell>
          <table:table-cell office:value-type="float" office:value="-0.000129079204" calcext:value-type="float">
            <text:p>-0,000129079204</text:p>
          </table:table-cell>
          <table:table-cell office:value-type="float" office:value="-0.000116686964" calcext:value-type="float">
            <text:p>-0,000116686964</text:p>
          </table:table-cell>
          <table:table-cell office:value-type="float" office:value="-0.000106181493" calcext:value-type="float">
            <text:p>-0,000106181493</text:p>
          </table:table-cell>
          <table:table-cell table:style-name="ce2" office:value-type="float" office:value="-0.000096943022" calcext:value-type="float">
            <text:p>-9,69E-05</text:p>
          </table:table-cell>
          <table:table-cell office:value-type="float" office:value="0.0273734111767777" calcext:value-type="float">
            <text:p>0,027373411176778</text:p>
          </table:table-cell>
          <table:table-cell office:value-type="float" office:value="0.0273737104439967" calcext:value-type="float">
            <text:p>0,027373710443997</text:p>
          </table:table-cell>
          <table:table-cell office:value-type="float" office:value="0.02737396131504" calcext:value-type="float">
            <text:p>0,02737396131504</text:p>
          </table:table-cell>
          <table:table-cell office:value-type="float" office:value="0.0273741734911433" calcext:value-type="float">
            <text:p>0,027374173491143</text:p>
          </table:table-cell>
          <table:table-cell office:value-type="float" office:value="0.027374354733343" calcext:value-type="float">
            <text:p>0,027374354733343</text:p>
          </table:table-cell>
          <table:table-cell office:value-type="float" office:value="0.0273745105808098" calcext:value-type="float">
            <text:p>0,02737451058081</text:p>
          </table:table-cell>
          <table:table-cell office:value-type="float" office:value="0.0273746457993102" calcext:value-type="float">
            <text:p>0,02737464579931</text:p>
          </table:table-cell>
          <table:table-cell office:value-type="float" office:value="0.0273747637648018" calcext:value-type="float">
            <text:p>0,027374763764802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2.25" calcext:value-type="float">
            <text:p>2,25</text:p>
          </table:table-cell>
          <table:table-cell office:value-type="float" office:value="0.023146361" calcext:value-type="float">
            <text:p>0,023146361</text:p>
          </table:table-cell>
          <table:table-cell table:formula="of:=AVERAGE([.E98:.F98])" office:value-type="float" office:value="-0.00014813106092069" calcext:value-type="float">
            <text:p>-0,000148131060921</text:p>
          </table:table-cell>
          <table:table-cell table:style-name="Default" office:value-type="float" office:value="-0.000156262121841379" calcext:value-type="float">
            <text:p>-0,000156262121841</text:p>
          </table:table-cell>
          <table:table-cell office:value-type="float" office:value="-0.00014" calcext:value-type="float">
            <text:p>-0,00014</text:p>
          </table:table-cell>
          <table:table-cell office:value-type="float" office:value="0" calcext:value-type="float">
            <text:p>0</text:p>
          </table:table-cell>
          <table:table-cell office:value-type="float" office:value="-0.000206967134" calcext:value-type="float">
            <text:p>-0,000206967134</text:p>
          </table:table-cell>
          <table:table-cell office:value-type="float" office:value="-0.00018401656" calcext:value-type="float">
            <text:p>-0,00018401656</text:p>
          </table:table-cell>
          <table:table-cell office:value-type="float" office:value="-0.000164529671" calcext:value-type="float">
            <text:p>-0,000164529671</text:p>
          </table:table-cell>
          <table:table-cell office:value-type="float" office:value="-0.000148141709" calcext:value-type="float">
            <text:p>-0,000148141709</text:p>
          </table:table-cell>
          <table:table-cell office:value-type="float" office:value="-0.000133919052" calcext:value-type="float">
            <text:p>-0,000133919052</text:p>
          </table:table-cell>
          <table:table-cell office:value-type="float" office:value="-0.00012186229" calcext:value-type="float">
            <text:p>-0,00012186229</text:p>
          </table:table-cell>
          <table:table-cell office:value-type="float" office:value="-0.00011125941" calcext:value-type="float">
            <text:p>-0,00011125941</text:p>
          </table:table-cell>
          <table:table-cell office:value-type="float" office:value="0.0231456038041362" calcext:value-type="float">
            <text:p>0,023145603804136</text:p>
          </table:table-cell>
          <table:table-cell office:value-type="float" office:value="0.0231458942208911" calcext:value-type="float">
            <text:p>0,023145894220891</text:p>
          </table:table-cell>
          <table:table-cell office:value-type="float" office:value="0.0231461376728788" calcext:value-type="float">
            <text:p>0,023146137672879</text:p>
          </table:table-cell>
          <table:table-cell office:value-type="float" office:value="0.0231463435740152" calcext:value-type="float">
            <text:p>0,023146343574015</text:p>
          </table:table-cell>
          <table:table-cell office:value-type="float" office:value="0.0231465194562558" calcext:value-type="float">
            <text:p>0,023146519456256</text:p>
          </table:table-cell>
          <table:table-cell office:value-type="float" office:value="0.0231466706945469" calcext:value-type="float">
            <text:p>0,023146670694547</text:p>
          </table:table-cell>
          <table:table-cell office:value-type="float" office:value="0.02314680191422" calcext:value-type="float">
            <text:p>0,02314680191422</text:p>
          </table:table-cell>
          <table:table-cell office:value-type="float" office:value="0.0231469163911063" calcext:value-type="float">
            <text:p>0,023146916391106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2.5" calcext:value-type="float">
            <text:p>2,5</text:p>
          </table:table-cell>
          <table:table-cell office:value-type="float" office:value="0.048745539" calcext:value-type="float">
            <text:p>0,048745539</text:p>
          </table:table-cell>
          <table:table-cell table:style-name="ce1" table:formula="of:=AVERAGE([.E99:.F99])" office:value-type="float" office:value="4.83137761557699" calcext:value-type="float">
            <text:p>4,83137761557699</text:p>
          </table:table-cell>
          <table:table-cell table:style-name="ce3" office:value-type="float" office:value="8.04031523115399" calcext:value-type="float">
            <text:p>8,04031523115399</text:p>
          </table:table-cell>
          <table:table-cell office:value-type="float" office:value="1.62244" calcext:value-type="float">
            <text:p>1,62244</text:p>
          </table:table-cell>
          <table:table-cell office:value-type="float" office:value="0" calcext:value-type="float">
            <text:p>0</text:p>
          </table:table-cell>
          <table:table-cell office:value-type="float" office:value="10.565112008957" calcext:value-type="float">
            <text:p>10,565112008957</text:p>
          </table:table-cell>
          <table:table-cell office:value-type="float" office:value="39.845475604881" calcext:value-type="float">
            <text:p>39,845475604881</text:p>
          </table:table-cell>
          <table:table-cell office:value-type="float" office:value="-0.000662833874" calcext:value-type="float">
            <text:p>-0,000662833874</text:p>
          </table:table-cell>
          <table:table-cell office:value-type="float" office:value="-56.88880183477" calcext:value-type="float">
            <text:p>-56,88880183477</text:p>
          </table:table-cell>
          <table:table-cell office:value-type="float" office:value="13.127784621813" calcext:value-type="float">
            <text:p>13,127784621813</text:p>
          </table:table-cell>
          <table:table-cell office:value-type="float" office:value="-13.768676451775" calcext:value-type="float">
            <text:p>-13,768676451775</text:p>
          </table:table-cell>
          <table:table-cell office:value-type="float" office:value="65.642540806935" calcext:value-type="float">
            <text:p>65,642540806935</text:p>
          </table:table-cell>
          <table:table-cell office:value-type="float" office:value="0.0924897754403409" calcext:value-type="float">
            <text:p>0,092489775440341</text:p>
          </table:table-cell>
          <table:table-cell office:value-type="float" office:value="0.0487444908395025" calcext:value-type="float">
            <text:p>0,048744490839503</text:p>
          </table:table-cell>
          <table:table-cell office:value-type="float" office:value="0.0049982507357138" calcext:value-type="float">
            <text:p>0,004998250735714</text:p>
          </table:table-cell>
          <table:table-cell office:value-type="float" office:value="0.00499842986416277" calcext:value-type="float">
            <text:p>0,004998429864163</text:p>
          </table:table-cell>
          <table:table-cell office:value-type="float" office:value="0.0924934559764911" calcext:value-type="float">
            <text:p>0,092493455976491</text:p>
          </table:table-cell>
          <table:table-cell office:value-type="float" office:value="0.0487463892939854" calcext:value-type="float">
            <text:p>0,048746389293986</text:p>
          </table:table-cell>
          <table:table-cell office:value-type="float" office:value="0.0924945915190679" calcext:value-type="float">
            <text:p>0,092494591519068</text:p>
          </table:table-cell>
          <table:table-cell office:value-type="float" office:value="0.00499892822395963" calcext:value-type="float">
            <text:p>0,00499892822396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2.75" calcext:value-type="float">
            <text:p>2,75</text:p>
          </table:table-cell>
          <table:table-cell office:value-type="float" office:value="0.067142471" calcext:value-type="float">
            <text:p>0,067142471</text:p>
          </table:table-cell>
          <table:table-cell table:formula="of:=AVERAGE([.E100:.F100])" office:value-type="float" office:value="-0.000174815986745812" calcext:value-type="float">
            <text:p>-0,000174815986746</text:p>
          </table:table-cell>
          <table:table-cell table:style-name="Default" office:value-type="float" office:value="-0.000189631973491624" calcext:value-type="float">
            <text:p>-0,000189631973492</text:p>
          </table:table-cell>
          <table:table-cell office:value-type="float" office:value="-0.00016" calcext:value-type="float">
            <text:p>-0,00016</text:p>
          </table:table-cell>
          <table:table-cell office:value-type="float" office:value="0" calcext:value-type="float">
            <text:p>0</text:p>
          </table:table-cell>
          <table:table-cell office:value-type="float" office:value="-0.00025118096" calcext:value-type="float">
            <text:p>-0,00025118096</text:p>
          </table:table-cell>
          <table:table-cell office:value-type="float" office:value="-0.000223274222" calcext:value-type="float">
            <text:p>-0,000223274222</text:p>
          </table:table-cell>
          <table:table-cell office:value-type="float" office:value="-0.000199721747" calcext:value-type="float">
            <text:p>-0,000199721747</text:p>
          </table:table-cell>
          <table:table-cell office:value-type="float" office:value="-0.000179763858" calcext:value-type="float">
            <text:p>-0,000179763858</text:p>
          </table:table-cell>
          <table:table-cell office:value-type="float" office:value="-0.000162600133" calcext:value-type="float">
            <text:p>-0,000162600133</text:p>
          </table:table-cell>
          <table:table-cell office:value-type="float" office:value="-0.000147852703" calcext:value-type="float">
            <text:p>-0,000147852703</text:p>
          </table:table-cell>
          <table:table-cell office:value-type="float" office:value="-0.000134938547" calcext:value-type="float">
            <text:p>-0,000134938547</text:p>
          </table:table-cell>
          <table:table-cell office:value-type="float" office:value="0.067139805636799" calcext:value-type="float">
            <text:p>0,067139805636799</text:p>
          </table:table-cell>
          <table:table-cell office:value-type="float" office:value="0.0671408280328062" calcext:value-type="float">
            <text:p>0,067140828032806</text:p>
          </table:table-cell>
          <table:table-cell office:value-type="float" office:value="0.0671416848895473" calcext:value-type="float">
            <text:p>0,067141684889547</text:p>
          </table:table-cell>
          <table:table-cell office:value-type="float" office:value="0.0671424099162234" calcext:value-type="float">
            <text:p>0,067142409916224</text:p>
          </table:table-cell>
          <table:table-cell office:value-type="float" office:value="0.0671430290177864" calcext:value-type="float">
            <text:p>0,067143029017786</text:p>
          </table:table-cell>
          <table:table-cell office:value-type="float" office:value="0.0671435616848305" calcext:value-type="float">
            <text:p>0,067143561684831</text:p>
          </table:table-cell>
          <table:table-cell office:value-type="float" office:value="0.0671440235072264" calcext:value-type="float">
            <text:p>0,067144023507226</text:p>
          </table:table-cell>
          <table:table-cell office:value-type="float" office:value="0.0671444262554936" calcext:value-type="float">
            <text:p>0,067144426255494</text:p>
          </table:table-cell>
        </table:table-row>
        <table:table-row table:style-name="ro1" table:visibility="filter">
          <table:table-cell office:value-type="string" calcext:value-type="string">
            <text:p>adf-1-z14</text:p>
          </table:table-cell>
          <table:table-cell office:value-type="float" office:value="3" calcext:value-type="float">
            <text:p>3</text:p>
          </table:table-cell>
          <table:table-cell office:value-type="float" office:value="0.046869417" calcext:value-type="float">
            <text:p>0,046869417</text:p>
          </table:table-cell>
          <table:table-cell table:formula="of:=AVERAGE([.E101:.F101])" office:value-type="float" office:value="-0.000225568159374584" calcext:value-type="float">
            <text:p>-0,000225568159375</text:p>
          </table:table-cell>
          <table:table-cell table:style-name="Default" office:value-type="float" office:value="-0.000241136318749169" calcext:value-type="float">
            <text:p>-0,000241136318749</text:p>
          </table:table-cell>
          <table:table-cell office:value-type="float" office:value="-0.00021" calcext:value-type="float">
            <text:p>-0,00021</text:p>
          </table:table-cell>
          <table:table-cell office:value-type="float" office:value="0" calcext:value-type="float">
            <text:p>0</text:p>
          </table:table-cell>
          <table:table-cell office:value-type="float" office:value="-0.000319393292" calcext:value-type="float">
            <text:p>-0,000319393292</text:p>
          </table:table-cell>
          <table:table-cell office:value-type="float" office:value="-0.00028391102" calcext:value-type="float">
            <text:p>-0,00028391102</text:p>
          </table:table-cell>
          <table:table-cell office:value-type="float" office:value="-0.00025395442" calcext:value-type="float">
            <text:p>-0,00025395442</text:p>
          </table:table-cell>
          <table:table-cell office:value-type="float" office:value="-0.000228581244" calcext:value-type="float">
            <text:p>-0,000228581244</text:p>
          </table:table-cell>
          <table:table-cell office:value-type="float" office:value="-0.000206748169" calcext:value-type="float">
            <text:p>-0,000206748169</text:p>
          </table:table-cell>
          <table:table-cell office:value-type="float" office:value="-0.000188005174" calcext:value-type="float">
            <text:p>-0,000188005174</text:p>
          </table:table-cell>
          <table:table-cell office:value-type="float" office:value="-0.000171649393" calcext:value-type="float">
            <text:p>-0,000171649393</text:p>
          </table:table-cell>
          <table:table-cell office:value-type="float" office:value="0.0468670514906728" calcext:value-type="float">
            <text:p>0,046867051490673</text:p>
          </table:table-cell>
          <table:table-cell office:value-type="float" office:value="0.0468679589907494" calcext:value-type="float">
            <text:p>0,046867958990749</text:p>
          </table:table-cell>
          <table:table-cell office:value-type="float" office:value="0.0468687195656389" calcext:value-type="float">
            <text:p>0,046868719565639</text:p>
          </table:table-cell>
          <table:table-cell office:value-type="float" office:value="0.0468693631061573" calcext:value-type="float">
            <text:p>0,046869363106157</text:p>
          </table:table-cell>
          <table:table-cell office:value-type="float" office:value="0.0468699126378999" calcext:value-type="float">
            <text:p>0,0468699126379</text:p>
          </table:table-cell>
          <table:table-cell office:value-type="float" office:value="0.046870385430081" calcext:value-type="float">
            <text:p>0,046870385430081</text:p>
          </table:table-cell>
          <table:table-cell office:value-type="float" office:value="0.0468707953604359" calcext:value-type="float">
            <text:p>0,046870795360436</text:p>
          </table:table-cell>
          <table:table-cell office:value-type="float" office:value="0.046871152991503" calcext:value-type="float">
            <text:p>0,046871152991503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" calcext:value-type="float">
            <text:p>1</text:p>
          </table:table-cell>
          <table:table-cell office:value-type="float" office:value="0.039062499" calcext:value-type="float">
            <text:p>0,039062499</text:p>
          </table:table-cell>
          <table:table-cell table:formula="of:=AVERAGE([.E102:.F102])" office:value-type="float" office:value="-0.0000000000112229030330056" calcext:value-type="float">
            <text:p>-1,12229030330056E-11</text:p>
          </table:table-cell>
          <table:table-cell office:value-type="float" office:value="-0.0000000000224458060660112" calcext:value-type="float">
            <text:p>-2,24E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009933" calcext:value-type="float">
            <text:p>-9,93E-09</text:p>
          </table:table-cell>
          <table:table-cell table:style-name="ce2" office:value-type="float" office:value="-0.000000043124" calcext:value-type="float">
            <text:p>-4,31E-08</text:p>
          </table:table-cell>
          <table:table-cell table:style-name="ce2" office:value-type="float" office:value="0.000000021206" calcext:value-type="float">
            <text:p>2,12E-08</text:p>
          </table:table-cell>
          <table:table-cell table:style-name="ce2" office:value-type="float" office:value="-0.000000021746" calcext:value-type="float">
            <text:p>-2,17E-08</text:p>
          </table:table-cell>
          <table:table-cell table:style-name="ce2" office:value-type="float" office:value="0.000000039915" calcext:value-type="float">
            <text:p>3,99E-08</text:p>
          </table:table-cell>
          <table:table-cell table:style-name="ce2" office:value-type="float" office:value="-0.000000032677" calcext:value-type="float">
            <text:p>-3,27E-08</text:p>
          </table:table-cell>
          <table:table-cell table:style-name="ce2" office:value-type="float" office:value="0.0000000585" calcext:value-type="float">
            <text:p>5,85E-08</text:p>
          </table:table-cell>
          <table:table-cell office:value-type="float" office:value="0.0390624988321755" calcext:value-type="float">
            <text:p>0,039062498832176</text:p>
          </table:table-cell>
          <table:table-cell office:value-type="float" office:value="0.0390624988556987" calcext:value-type="float">
            <text:p>0,039062498855699</text:p>
          </table:table-cell>
          <table:table-cell office:value-type="float" office:value="0.0390624989519832" calcext:value-type="float">
            <text:p>0,039062498951983</text:p>
          </table:table-cell>
          <table:table-cell office:value-type="float" office:value="0.0390624989071954" calcext:value-type="float">
            <text:p>0,039062498907195</text:p>
          </table:table-cell>
          <table:table-cell office:value-type="float" office:value="0.0390624989507671" calcext:value-type="float">
            <text:p>0,039062498950767</text:p>
          </table:table-cell>
          <table:table-cell office:value-type="float" office:value="0.0390624988746941" calcext:value-type="float">
            <text:p>0,039062498874694</text:p>
          </table:table-cell>
          <table:table-cell office:value-type="float" office:value="0.0390624989340737" calcext:value-type="float">
            <text:p>0,039062498934074</text:p>
          </table:table-cell>
          <table:table-cell office:value-type="float" office:value="0.0390624988324937" calcext:value-type="float">
            <text:p>0,039062498832494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1" calcext:value-type="float">
            <text:p>1,1</text:p>
          </table:table-cell>
          <table:table-cell office:value-type="float" office:value="0.042637114" calcext:value-type="float">
            <text:p>0,042637114</text:p>
          </table:table-cell>
          <table:table-cell table:formula="of:=AVERAGE([.E103:.F103])" office:value-type="float" office:value="-0.00000000505964597686376" calcext:value-type="float">
            <text:p>-5,05964597686376E-09</text:p>
          </table:table-cell>
          <table:table-cell office:value-type="float" office:value="-0.0000000101192919537275" calcext:value-type="float">
            <text:p>-1,01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9297" calcext:value-type="float">
            <text:p>-9,30E-09</text:p>
          </table:table-cell>
          <table:table-cell table:style-name="ce2" office:value-type="float" office:value="-0.000000040371" calcext:value-type="float">
            <text:p>-4,04E-08</text:p>
          </table:table-cell>
          <table:table-cell table:style-name="ce2" office:value-type="float" office:value="0.000000019852" calcext:value-type="float">
            <text:p>1,99E-08</text:p>
          </table:table-cell>
          <table:table-cell table:style-name="ce2" office:value-type="float" office:value="-0.000000020357" calcext:value-type="float">
            <text:p>-2,04E-08</text:p>
          </table:table-cell>
          <table:table-cell table:style-name="ce2" office:value-type="float" office:value="0.000000037366" calcext:value-type="float">
            <text:p>3,74E-08</text:p>
          </table:table-cell>
          <table:table-cell table:style-name="ce2" office:value-type="float" office:value="-0.000000030589" calcext:value-type="float">
            <text:p>-3,06E-08</text:p>
          </table:table-cell>
          <table:table-cell table:style-name="ce2" office:value-type="float" office:value="-0.00000002768" calcext:value-type="float">
            <text:p>-2,77E-08</text:p>
          </table:table-cell>
          <table:table-cell office:value-type="float" office:value="0.0426371137578961" calcext:value-type="float">
            <text:p>0,042637113757896</text:p>
          </table:table-cell>
          <table:table-cell office:value-type="float" office:value="0.0426371137819283" calcext:value-type="float">
            <text:p>0,042637113781928</text:p>
          </table:table-cell>
          <table:table-cell office:value-type="float" office:value="0.0426371138803157" calcext:value-type="float">
            <text:p>0,042637113880316</text:p>
          </table:table-cell>
          <table:table-cell office:value-type="float" office:value="0.0426371138345509" calcext:value-type="float">
            <text:p>0,042637113834551</text:p>
          </table:table-cell>
          <table:table-cell office:value-type="float" office:value="0.0426371138790711" calcext:value-type="float">
            <text:p>0,042637113879071</text:p>
          </table:table-cell>
          <table:table-cell office:value-type="float" office:value="0.0426371138013399" calcext:value-type="float">
            <text:p>0,04263711380134</text:p>
          </table:table-cell>
          <table:table-cell office:value-type="float" office:value="0.0426371138620133" calcext:value-type="float">
            <text:p>0,042637113862013</text:p>
          </table:table-cell>
          <table:table-cell office:value-type="float" office:value="0.0426371139144744" calcext:value-type="float">
            <text:p>0,042637113914474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2" calcext:value-type="float">
            <text:p>1,2</text:p>
          </table:table-cell>
          <table:table-cell office:value-type="float" office:value="0.041558159" calcext:value-type="float">
            <text:p>0,041558159</text:p>
          </table:table-cell>
          <table:table-cell table:formula="of:=AVERAGE([.E104:.F104])" office:value-type="float" office:value="-0.000000000010703440327541" calcext:value-type="float">
            <text:p>-1,0703440327541E-11</text:p>
          </table:table-cell>
          <table:table-cell office:value-type="float" office:value="-0.0000000000214068806550819" calcext:value-type="float">
            <text:p>-2,14E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009479" calcext:value-type="float">
            <text:p>-9,48E-09</text:p>
          </table:table-cell>
          <table:table-cell table:style-name="ce2" office:value-type="float" office:value="-0.000000041152" calcext:value-type="float">
            <text:p>-4,12E-08</text:p>
          </table:table-cell>
          <table:table-cell table:style-name="ce2" office:value-type="float" office:value="0.000000020237" calcext:value-type="float">
            <text:p>2,02E-08</text:p>
          </table:table-cell>
          <table:table-cell table:style-name="ce2" office:value-type="float" office:value="-0.000000020751" calcext:value-type="float">
            <text:p>-2,08E-08</text:p>
          </table:table-cell>
          <table:table-cell table:style-name="ce2" office:value-type="float" office:value="0.00000003809" calcext:value-type="float">
            <text:p>3,81E-08</text:p>
          </table:table-cell>
          <table:table-cell table:style-name="ce2" office:value-type="float" office:value="-0.000000031181" calcext:value-type="float">
            <text:p>-3,12E-08</text:p>
          </table:table-cell>
          <table:table-cell table:style-name="ce2" office:value-type="float" office:value="0.000000055824" calcext:value-type="float">
            <text:p>5,58E-08</text:p>
          </table:table-cell>
          <table:table-cell office:value-type="float" office:value="0.0415581585366322" calcext:value-type="float">
            <text:p>0,041558158536632</text:p>
          </table:table-cell>
          <table:table-cell office:value-type="float" office:value="0.041558158560513" calcext:value-type="float">
            <text:p>0,041558158560513</text:p>
          </table:table-cell>
          <table:table-cell office:value-type="float" office:value="0.0415581586582662" calcext:value-type="float">
            <text:p>0,041558158658266</text:p>
          </table:table-cell>
          <table:table-cell office:value-type="float" office:value="0.0415581586127961" calcext:value-type="float">
            <text:p>0,041558158612796</text:p>
          </table:table-cell>
          <table:table-cell office:value-type="float" office:value="0.0415581586570292" calcext:value-type="float">
            <text:p>0,041558158657029</text:p>
          </table:table-cell>
          <table:table-cell office:value-type="float" office:value="0.0415581585797974" calcext:value-type="float">
            <text:p>0,041558158579798</text:p>
          </table:table-cell>
          <table:table-cell office:value-type="float" office:value="0.0415581586400798" calcext:value-type="float">
            <text:p>0,04155815864008</text:p>
          </table:table-cell>
          <table:table-cell office:value-type="float" office:value="0.041558158536955" calcext:value-type="float">
            <text:p>0,041558158536955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25" calcext:value-type="float">
            <text:p>1,25</text:p>
          </table:table-cell>
          <table:table-cell office:value-type="float" office:value="0.039999999" calcext:value-type="float">
            <text:p>0,039999999</text:p>
          </table:table-cell>
          <table:table-cell table:formula="of:=AVERAGE([.E105:.F105])" office:value-type="float" office:value="-0.0000000000108992331022744" calcext:value-type="float">
            <text:p>-1,08992331022744E-11</text:p>
          </table:table-cell>
          <table:table-cell office:value-type="float" office:value="-0.0000000000217984662045488" calcext:value-type="float">
            <text:p>-2,18E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009754" calcext:value-type="float">
            <text:p>-9,75E-09</text:p>
          </table:table-cell>
          <table:table-cell table:style-name="ce2" office:value-type="float" office:value="-0.000000042356" calcext:value-type="float">
            <text:p>-4,24E-08</text:p>
          </table:table-cell>
          <table:table-cell table:style-name="ce2" office:value-type="float" office:value="0.000000020828" calcext:value-type="float">
            <text:p>2,08E-08</text:p>
          </table:table-cell>
          <table:table-cell table:style-name="ce2" office:value-type="float" office:value="-0.000000021357" calcext:value-type="float">
            <text:p>-2,14E-08</text:p>
          </table:table-cell>
          <table:table-cell table:style-name="ce2" office:value-type="float" office:value="0.000000039203" calcext:value-type="float">
            <text:p>3,92E-08</text:p>
          </table:table-cell>
          <table:table-cell table:style-name="ce2" office:value-type="float" office:value="-0.000000032093" calcext:value-type="float">
            <text:p>-3,21E-08</text:p>
          </table:table-cell>
          <table:table-cell table:style-name="ce2" office:value-type="float" office:value="0.000000057456" calcext:value-type="float">
            <text:p>5,75E-08</text:p>
          </table:table-cell>
          <table:table-cell office:value-type="float" office:value="0.0399999988255039" calcext:value-type="float">
            <text:p>0,039999998825504</text:p>
          </table:table-cell>
          <table:table-cell office:value-type="float" office:value="0.0399999988491574" calcext:value-type="float">
            <text:p>0,039999998849157</text:p>
          </table:table-cell>
          <table:table-cell office:value-type="float" office:value="0.0399999989459983" calcext:value-type="float">
            <text:p>0,039999998945998</text:p>
          </table:table-cell>
          <table:table-cell office:value-type="float" office:value="0.0399999989009534" calcext:value-type="float">
            <text:p>0,039999998900954</text:p>
          </table:table-cell>
          <table:table-cell office:value-type="float" office:value="0.039999998944773" calcext:value-type="float">
            <text:p>0,039999998944773</text:p>
          </table:table-cell>
          <table:table-cell office:value-type="float" office:value="0.0399999988682638" calcext:value-type="float">
            <text:p>0,039999998868264</text:p>
          </table:table-cell>
          <table:table-cell office:value-type="float" office:value="0.0399999989279816" calcext:value-type="float">
            <text:p>0,039999998927982</text:p>
          </table:table-cell>
          <table:table-cell office:value-type="float" office:value="0.0399999988258203" calcext:value-type="float">
            <text:p>0,03999999882582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3" calcext:value-type="float">
            <text:p>1,3</text:p>
          </table:table-cell>
          <table:table-cell office:value-type="float" office:value="0.038006371" calcext:value-type="float">
            <text:p>0,038006371</text:p>
          </table:table-cell>
          <table:table-cell table:formula="of:=AVERAGE([.E106:.F106])" office:value-type="float" office:value="-0.00000000631470977998643" calcext:value-type="float">
            <text:p>-6,31470977998643E-09</text:p>
          </table:table-cell>
          <table:table-cell office:value-type="float" office:value="-0.0000000126294195599729" calcext:value-type="float">
            <text:p>-1,26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85607" calcext:value-type="float">
            <text:p>-8,56E-08</text:p>
          </table:table-cell>
          <table:table-cell table:style-name="ce2" office:value-type="float" office:value="0.000000027603" calcext:value-type="float">
            <text:p>2,76E-08</text:p>
          </table:table-cell>
          <table:table-cell table:style-name="ce2" office:value-type="float" office:value="-0.000000054083" calcext:value-type="float">
            <text:p>-5,41E-08</text:p>
          </table:table-cell>
          <table:table-cell table:style-name="ce2" office:value-type="float" office:value="-0.000000022205" calcext:value-type="float">
            <text:p>-2,22E-08</text:p>
          </table:table-cell>
          <table:table-cell table:style-name="ce2" office:value-type="float" office:value="0.000000040761" calcext:value-type="float">
            <text:p>4,08E-08</text:p>
          </table:table-cell>
          <table:table-cell table:style-name="ce2" office:value-type="float" office:value="-0.000000033367" calcext:value-type="float">
            <text:p>-3,34E-08</text:p>
          </table:table-cell>
          <table:table-cell table:style-name="ce2" office:value-type="float" office:value="0.000000059739" calcext:value-type="float">
            <text:p>5,97E-08</text:p>
          </table:table-cell>
          <table:table-cell office:value-type="float" office:value="0.0380063709917115" calcext:value-type="float">
            <text:p>0,038006370991712</text:p>
          </table:table-cell>
          <table:table-cell office:value-type="float" office:value="0.0380063711889605" calcext:value-type="float">
            <text:p>0,038006371188961</text:p>
          </table:table-cell>
          <table:table-cell office:value-type="float" office:value="0.0380063711289972" calcext:value-type="float">
            <text:p>0,038006371128997</text:p>
          </table:table-cell>
          <table:table-cell office:value-type="float" office:value="0.038006371240132" calcext:value-type="float">
            <text:p>0,038006371240132</text:p>
          </table:table-cell>
          <table:table-cell office:value-type="float" office:value="0.0380063712834207" calcext:value-type="float">
            <text:p>0,038006371283421</text:p>
          </table:table-cell>
          <table:table-cell office:value-type="float" office:value="0.038006371207837" calcext:value-type="float">
            <text:p>0,038006371207837</text:p>
          </table:table-cell>
          <table:table-cell office:value-type="float" office:value="0.0380063712668324" calcext:value-type="float">
            <text:p>0,038006371266832</text:p>
          </table:table-cell>
          <table:table-cell office:value-type="float" office:value="0.0380063711659055" calcext:value-type="float">
            <text:p>0,038006371165906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4" calcext:value-type="float">
            <text:p>1,4</text:p>
          </table:table-cell>
          <table:table-cell office:value-type="float" office:value="0.033186041" calcext:value-type="float">
            <text:p>0,033186041</text:p>
          </table:table-cell>
          <table:table-cell table:formula="of:=AVERAGE([.E107:.F107])" office:value-type="float" office:value="-0.00000000701808155313908" calcext:value-type="float">
            <text:p>-7,01808155313908E-09</text:p>
          </table:table-cell>
          <table:table-cell office:value-type="float" office:value="-0.0000000140361631062782" calcext:value-type="float">
            <text:p>-1,40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13122" calcext:value-type="float">
            <text:p>-1,31E-08</text:p>
          </table:table-cell>
          <table:table-cell table:style-name="ce2" office:value-type="float" office:value="-0.000000056317" calcext:value-type="float">
            <text:p>-5,63E-08</text:p>
          </table:table-cell>
          <table:table-cell table:style-name="ce2" office:value-type="float" office:value="-0.000000060106" calcext:value-type="float">
            <text:p>-6,01E-08</text:p>
          </table:table-cell>
          <table:table-cell table:style-name="ce2" office:value-type="float" office:value="0.000000063464" calcext:value-type="float">
            <text:p>6,35E-08</text:p>
          </table:table-cell>
          <table:table-cell table:style-name="ce2" office:value-type="float" office:value="0.000000053133" calcext:value-type="float">
            <text:p>5,31E-08</text:p>
          </table:table-cell>
          <table:table-cell table:style-name="ce2" office:value-type="float" office:value="-0.000000042768" calcext:value-type="float">
            <text:p>-4,28E-08</text:p>
          </table:table-cell>
          <table:table-cell table:style-name="ce2" office:value-type="float" office:value="-0.000000037964" calcext:value-type="float">
            <text:p>-3,80E-08</text:p>
          </table:table-cell>
          <table:table-cell office:value-type="float" office:value="0.0331860409793199" calcext:value-type="float">
            <text:p>0,03318604097932</text:p>
          </table:table-cell>
          <table:table-cell office:value-type="float" office:value="0.0331860410057206" calcext:value-type="float">
            <text:p>0,033186041005721</text:p>
          </table:table-cell>
          <table:table-cell office:value-type="float" office:value="0.0331860411125462" calcext:value-type="float">
            <text:p>0,033186041112546</text:p>
          </table:table-cell>
          <table:table-cell office:value-type="float" office:value="0.0331860412203937" calcext:value-type="float">
            <text:p>0,033186041220394</text:p>
          </table:table-cell>
          <table:table-cell office:value-type="float" office:value="0.0331860411123645" calcext:value-type="float">
            <text:p>0,033186041112365</text:p>
          </table:table-cell>
          <table:table-cell office:value-type="float" office:value="0.033186041026334" calcext:value-type="float">
            <text:p>0,033186041026334</text:p>
          </table:table-cell>
          <table:table-cell office:value-type="float" office:value="0.0331860410923595" calcext:value-type="float">
            <text:p>0,03318604109236</text:p>
          </table:table-cell>
          <table:table-cell office:value-type="float" office:value="0.033186041148363" calcext:value-type="float">
            <text:p>0,033186041148363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5" calcext:value-type="float">
            <text:p>1,5</text:p>
          </table:table-cell>
          <table:table-cell office:value-type="float" office:value="0.057289948" calcext:value-type="float">
            <text:p>0,057289948</text:p>
          </table:table-cell>
          <table:table-cell table:formula="of:=AVERAGE([.E108:.F108])" office:value-type="float" office:value="-2.23567289701531" calcext:value-type="float">
            <text:p>-2,23567289701531</text:p>
          </table:table-cell>
          <table:table-cell office:value-type="float" office:value="-0.0000557940306209011" calcext:value-type="float">
            <text:p>-5,58E-05</text:p>
          </table:table-cell>
          <table:table-cell office:value-type="float" office:value="-4.47129" calcext:value-type="float">
            <text:p>-4,47129</text:p>
          </table:table-cell>
          <table:table-cell office:value-type="float" office:value="0" calcext:value-type="float">
            <text:p>0</text:p>
          </table:table-cell>
          <table:table-cell office:value-type="float" office:value="16.983674045277" calcext:value-type="float">
            <text:p>16,983674045277</text:p>
          </table:table-cell>
          <table:table-cell table:style-name="ce2" office:value-type="float" office:value="-0.000091914654" calcext:value-type="float">
            <text:p>-9,19E-05</text:p>
          </table:table-cell>
          <table:table-cell table:style-name="ce2" office:value-type="float" office:value="-0.00008222621" calcext:value-type="float">
            <text:p>-8,22E-05</text:p>
          </table:table-cell>
          <table:table-cell office:value-type="float" office:value="-20.07344728289" calcext:value-type="float">
            <text:p>-20,07344728289</text:p>
          </table:table-cell>
          <table:table-cell office:value-type="float" office:value="21.103150318768" calcext:value-type="float">
            <text:p>21,103150318768</text:p>
          </table:table-cell>
          <table:table-cell office:value-type="float" office:value="4.796037514584" calcext:value-type="float">
            <text:p>4,796037514584</text:p>
          </table:table-cell>
          <table:table-cell office:value-type="float" office:value="-28.182100325687" calcext:value-type="float">
            <text:p>-28,182100325687</text:p>
          </table:table-cell>
          <table:table-cell office:value-type="float" office:value="0.0972184087439509" calcext:value-type="float">
            <text:p>0,097218408743951</text:p>
          </table:table-cell>
          <table:table-cell office:value-type="float" office:value="0.0347205339304708" calcext:value-type="float">
            <text:p>0,034720533930471</text:p>
          </table:table-cell>
          <table:table-cell office:value-type="float" office:value="0.0347207163420738" calcext:value-type="float">
            <text:p>0,034720716342074</text:p>
          </table:table-cell>
          <table:table-cell office:value-type="float" office:value="0.0347208707017871" calcext:value-type="float">
            <text:p>0,034720870701787</text:p>
          </table:table-cell>
          <table:table-cell office:value-type="float" office:value="0.0972197818901999" calcext:value-type="float">
            <text:p>0,0972197818902</text:p>
          </table:table-cell>
          <table:table-cell office:value-type="float" office:value="0.0347211162593941" calcext:value-type="float">
            <text:p>0,034721116259394</text:p>
          </table:table-cell>
          <table:table-cell office:value-type="float" office:value="0.0277777766364859" calcext:value-type="float">
            <text:p>0,027777776636486</text:p>
          </table:table-cell>
          <table:table-cell office:value-type="float" office:value="0.0972203772383534" calcext:value-type="float">
            <text:p>0,097220377238354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6" calcext:value-type="float">
            <text:p>1,6</text:p>
          </table:table-cell>
          <table:table-cell office:value-type="float" office:value="0.059538045" calcext:value-type="float">
            <text:p>0,059538045</text:p>
          </table:table-cell>
          <table:table-cell table:formula="of:=AVERAGE([.E109:.F109])" office:value-type="float" office:value="-0.0000547759904706788" calcext:value-type="float">
            <text:p>-5,47759904706788E-05</text:p>
          </table:table-cell>
          <table:table-cell office:value-type="float" office:value="-0.0000595519809413575" calcext:value-type="float">
            <text:p>-5,96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78879517" calcext:value-type="float">
            <text:p>-7,89E-05</text:p>
          </table:table-cell>
          <table:table-cell table:style-name="ce2" office:value-type="float" office:value="-0.000070086987" calcext:value-type="float">
            <text:p>-7,01E-05</text:p>
          </table:table-cell>
          <table:table-cell table:style-name="ce2" office:value-type="float" office:value="-0.000062743517" calcext:value-type="float">
            <text:p>-6,27E-05</text:p>
          </table:table-cell>
          <table:table-cell table:style-name="ce2" office:value-type="float" office:value="-0.000056441919" calcext:value-type="float">
            <text:p>-5,64E-05</text:p>
          </table:table-cell>
          <table:table-cell table:style-name="ce2" office:value-type="float" office:value="-0.000051108843" calcext:value-type="float">
            <text:p>-5,11E-05</text:p>
          </table:table-cell>
          <table:table-cell table:style-name="ce2" office:value-type="float" office:value="-0.000046408939" calcext:value-type="float">
            <text:p>-4,64E-05</text:p>
          </table:table-cell>
          <table:table-cell table:style-name="ce2" office:value-type="float" office:value="-0.000042374612" calcext:value-type="float">
            <text:p>-4,24E-05</text:p>
          </table:table-cell>
          <table:table-cell office:value-type="float" office:value="0.0595373025451856" calcext:value-type="float">
            <text:p>0,059537302545186</text:p>
          </table:table-cell>
          <table:table-cell office:value-type="float" office:value="0.0595375872556803" calcext:value-type="float">
            <text:p>0,05953758725568</text:p>
          </table:table-cell>
          <table:table-cell office:value-type="float" office:value="0.0595378257673632" calcext:value-type="float">
            <text:p>0,059537825767363</text:p>
          </table:table-cell>
          <table:table-cell office:value-type="float" office:value="0.0595380277418967" calcext:value-type="float">
            <text:p>0,059538027741897</text:p>
          </table:table-cell>
          <table:table-cell office:value-type="float" office:value="0.059538200110211" calcext:value-type="float">
            <text:p>0,059538200110211</text:p>
          </table:table-cell>
          <table:table-cell office:value-type="float" office:value="0.0595383485753797" calcext:value-type="float">
            <text:p>0,05953834857538</text:p>
          </table:table-cell>
          <table:table-cell office:value-type="float" office:value="0.0595384771155134" calcext:value-type="float">
            <text:p>0,059538477115514</text:p>
          </table:table-cell>
          <table:table-cell office:value-type="float" office:value="0.0595385892638547" calcext:value-type="float">
            <text:p>0,059538589263855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7" calcext:value-type="float">
            <text:p>1,7</text:p>
          </table:table-cell>
          <table:table-cell office:value-type="float" office:value="0.032641934" calcext:value-type="float">
            <text:p>0,032641934</text:p>
          </table:table-cell>
          <table:table-cell table:formula="of:=AVERAGE([.E110:.F110])" office:value-type="float" office:value="-0.0000627195912833215" calcext:value-type="float">
            <text:p>-6,27195912833215E-05</text:p>
          </table:table-cell>
          <table:table-cell office:value-type="float" office:value="-0.0000654391825666429" calcext:value-type="float">
            <text:p>-6,54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86594713" calcext:value-type="float">
            <text:p>-8,66E-05</text:p>
          </table:table-cell>
          <table:table-cell table:style-name="ce2" office:value-type="float" office:value="-0.000077087824" calcext:value-type="float">
            <text:p>-7,71E-05</text:p>
          </table:table-cell>
          <table:table-cell table:style-name="ce2" office:value-type="float" office:value="-0.000068875147" calcext:value-type="float">
            <text:p>-6,89E-05</text:p>
          </table:table-cell>
          <table:table-cell table:style-name="ce2" office:value-type="float" office:value="-0.000062018225" calcext:value-type="float">
            <text:p>-6,20E-05</text:p>
          </table:table-cell>
          <table:table-cell table:style-name="ce2" office:value-type="float" office:value="-0.00005618261" calcext:value-type="float">
            <text:p>-5,62E-05</text:p>
          </table:table-cell>
          <table:table-cell table:style-name="ce2" office:value-type="float" office:value="-0.00005098822" calcext:value-type="float">
            <text:p>-5,10E-05</text:p>
          </table:table-cell>
          <table:table-cell table:style-name="ce2" office:value-type="float" office:value="-0.000046659813" calcext:value-type="float">
            <text:p>-4,67E-05</text:p>
          </table:table-cell>
          <table:table-cell office:value-type="float" office:value="0.0326414868829429" calcext:value-type="float">
            <text:p>0,032641486882943</text:p>
          </table:table-cell>
          <table:table-cell office:value-type="float" office:value="0.0326416582437479" calcext:value-type="float">
            <text:p>0,032641658243748</text:p>
          </table:table-cell>
          <table:table-cell office:value-type="float" office:value="0.0326418020703183" calcext:value-type="float">
            <text:p>0,032641802070318</text:p>
          </table:table-cell>
          <table:table-cell office:value-type="float" office:value="0.0326419236249543" calcext:value-type="float">
            <text:p>0,032641923624954</text:p>
          </table:table-cell>
          <table:table-cell office:value-type="float" office:value="0.0326420274629645" calcext:value-type="float">
            <text:p>0,032642027462965</text:p>
          </table:table-cell>
          <table:table-cell office:value-type="float" office:value="0.0326421169400667" calcext:value-type="float">
            <text:p>0,032642116940067</text:p>
          </table:table-cell>
          <table:table-cell office:value-type="float" office:value="0.032642194366372" calcext:value-type="float">
            <text:p>0,032642194366372</text:p>
          </table:table-cell>
          <table:table-cell office:value-type="float" office:value="0.0326422620699747" calcext:value-type="float">
            <text:p>0,032642262069975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75" calcext:value-type="float">
            <text:p>1,75</text:p>
          </table:table-cell>
          <table:table-cell office:value-type="float" office:value="0.022229549" calcext:value-type="float">
            <text:p>0,022229549</text:p>
          </table:table-cell>
          <table:table-cell table:formula="of:=AVERAGE([.E111:.F111])" office:value-type="float" office:value="-0.0000652070006653369" calcext:value-type="float">
            <text:p>-6,52070006653369E-05</text:p>
          </table:table-cell>
          <table:table-cell office:value-type="float" office:value="-0.0000704140013306739" calcext:value-type="float">
            <text:p>-7,04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93271452" calcext:value-type="float">
            <text:p>-9,33E-05</text:p>
          </table:table-cell>
          <table:table-cell table:style-name="ce2" office:value-type="float" office:value="-0.00008283683" calcext:value-type="float">
            <text:p>-8,28E-05</text:p>
          </table:table-cell>
          <table:table-cell table:style-name="ce2" office:value-type="float" office:value="-0.000074095141" calcext:value-type="float">
            <text:p>-7,41E-05</text:p>
          </table:table-cell>
          <table:table-cell table:style-name="ce2" office:value-type="float" office:value="-0.000066858234" calcext:value-type="float">
            <text:p>-6,69E-05</text:p>
          </table:table-cell>
          <table:table-cell table:style-name="ce2" office:value-type="float" office:value="-0.000060486426" calcext:value-type="float">
            <text:p>-6,05E-05</text:p>
          </table:table-cell>
          <table:table-cell table:style-name="ce2" office:value-type="float" office:value="-0.000054846599" calcext:value-type="float">
            <text:p>-5,48E-05</text:p>
          </table:table-cell>
          <table:table-cell table:style-name="ce2" office:value-type="float" office:value="-0.000050080237" calcext:value-type="float">
            <text:p>-5,01E-05</text:p>
          </table:table-cell>
          <table:table-cell office:value-type="float" office:value="0.0222292209437802" calcext:value-type="float">
            <text:p>0,02222922094378</text:p>
          </table:table-cell>
          <table:table-cell office:value-type="float" office:value="0.0222293466402997" calcext:value-type="float">
            <text:p>0,0222293466403</text:p>
          </table:table-cell>
          <table:table-cell office:value-type="float" office:value="0.0222294518925446" calcext:value-type="float">
            <text:p>0,022229451892545</text:p>
          </table:table-cell>
          <table:table-cell office:value-type="float" office:value="0.0222295409465386" calcext:value-type="float">
            <text:p>0,022229540946539</text:p>
          </table:table-cell>
          <table:table-cell office:value-type="float" office:value="0.0222296171801924" calcext:value-type="float">
            <text:p>0,022229617180192</text:p>
          </table:table-cell>
          <table:table-cell office:value-type="float" office:value="0.0222296827830603" calcext:value-type="float">
            <text:p>0,02222968278306</text:p>
          </table:table-cell>
          <table:table-cell office:value-type="float" office:value="0.0222297395013825" calcext:value-type="float">
            <text:p>0,022229739501383</text:p>
          </table:table-cell>
          <table:table-cell office:value-type="float" office:value="0.0222297889882788" calcext:value-type="float">
            <text:p>0,022229788988279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8" calcext:value-type="float">
            <text:p>1,8</text:p>
          </table:table-cell>
          <table:table-cell office:value-type="float" office:value="0.01343826" calcext:value-type="float">
            <text:p>0,01343826</text:p>
          </table:table-cell>
          <table:table-cell table:formula="of:=AVERAGE([.E112:.F112])" office:value-type="float" office:value="-0.0000746973535683383" calcext:value-type="float">
            <text:p>-7,46973535683383E-05</text:p>
          </table:table-cell>
          <table:table-cell office:value-type="float" office:value="-0.0000793947071366765" calcext:value-type="float">
            <text:p>-7,94E-05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0" calcext:value-type="float">
            <text:p>0</text:p>
          </table:table-cell>
          <table:table-cell office:value-type="float" office:value="-0.000105171194" calcext:value-type="float">
            <text:p>-0,000105171194</text:p>
          </table:table-cell>
          <table:table-cell table:style-name="ce2" office:value-type="float" office:value="-0.000093376569" calcext:value-type="float">
            <text:p>-9,34E-05</text:p>
          </table:table-cell>
          <table:table-cell table:style-name="ce2" office:value-type="float" office:value="-0.000083716937" calcext:value-type="float">
            <text:p>-8,37E-05</text:p>
          </table:table-cell>
          <table:table-cell table:style-name="ce2" office:value-type="float" office:value="-0.000075223477" calcext:value-type="float">
            <text:p>-7,52E-05</text:p>
          </table:table-cell>
          <table:table-cell table:style-name="ce2" office:value-type="float" office:value="-0.00006824218" calcext:value-type="float">
            <text:p>-6,82E-05</text:p>
          </table:table-cell>
          <table:table-cell table:style-name="ce2" office:value-type="float" office:value="-0.000061821431" calcext:value-type="float">
            <text:p>-6,18E-05</text:p>
          </table:table-cell>
          <table:table-cell table:style-name="ce2" office:value-type="float" office:value="-0.000056449319" calcext:value-type="float">
            <text:p>-5,64E-05</text:p>
          </table:table-cell>
          <table:table-cell office:value-type="float" office:value="0.0134380366386757" calcext:value-type="float">
            <text:p>0,013438036638676</text:p>
          </table:table-cell>
          <table:table-cell office:value-type="float" office:value="0.0134381223193846" calcext:value-type="float">
            <text:p>0,013438122319385</text:p>
          </table:table-cell>
          <table:table-cell office:value-type="float" office:value="0.0134381940422825" calcext:value-type="float">
            <text:p>0,013438194042283</text:p>
          </table:table-cell>
          <table:table-cell office:value-type="float" office:value="0.0134382548682844" calcext:value-type="float">
            <text:p>0,013438254868284</text:p>
          </table:table-cell>
          <table:table-cell office:value-type="float" office:value="0.0134383067193529" calcext:value-type="float">
            <text:p>0,013438306719353</text:p>
          </table:table-cell>
          <table:table-cell office:value-type="float" office:value="0.0134383514629037" calcext:value-type="float">
            <text:p>0,013438351462904</text:p>
          </table:table-cell>
          <table:table-cell office:value-type="float" office:value="0.0134383901107705" calcext:value-type="float">
            <text:p>0,013438390110771</text:p>
          </table:table-cell>
          <table:table-cell office:value-type="float" office:value="0.0134384238313851" calcext:value-type="float">
            <text:p>0,013438423831385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9" calcext:value-type="float">
            <text:p>1,9</text:p>
          </table:table-cell>
          <table:table-cell office:value-type="float" office:value="0.000200588" calcext:value-type="float">
            <text:p>0,000200588</text:p>
          </table:table-cell>
          <table:table-cell table:formula="of:=AVERAGE([.E113:.F113])" office:value-type="float" office:value="0.00116098342319165" calcext:value-type="float">
            <text:p>0,001160983423192</text:p>
          </table:table-cell>
          <table:table-cell table:style-name="Default" office:value-type="float" office:value="0.0012419668463833" calcext:value-type="float">
            <text:p>0,001241966846383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" calcext:value-type="float">
            <text:p>0</text:p>
          </table:table-cell>
          <table:table-cell office:value-type="float" office:value="0.001642672247" calcext:value-type="float">
            <text:p>0,001642672247</text:p>
          </table:table-cell>
          <table:table-cell office:value-type="float" office:value="0.001453484496" calcext:value-type="float">
            <text:p>0,001453484496</text:p>
          </table:table-cell>
          <table:table-cell office:value-type="float" office:value="0.001312077436" calcext:value-type="float">
            <text:p>0,001312077436</text:p>
          </table:table-cell>
          <table:table-cell office:value-type="float" office:value="0.001173028136" calcext:value-type="float">
            <text:p>0,001173028136</text:p>
          </table:table-cell>
          <table:table-cell office:value-type="float" office:value="0.001073360811" calcext:value-type="float">
            <text:p>0,001073360811</text:p>
          </table:table-cell>
          <table:table-cell office:value-type="float" office:value="0.000961920468" calcext:value-type="float">
            <text:p>0,000961920468</text:p>
          </table:table-cell>
          <table:table-cell office:value-type="float" office:value="0.000895903181" calcext:value-type="float">
            <text:p>0,000895903181</text:p>
          </table:table-cell>
          <table:table-cell office:value-type="float" office:value="0.000200640552154242" calcext:value-type="float">
            <text:p>0,000200640552154</text:p>
          </table:table-cell>
          <table:table-cell office:value-type="float" office:value="0.000200620572082109" calcext:value-type="float">
            <text:p>0,000200620572082</text:p>
          </table:table-cell>
          <table:table-cell office:value-type="float" office:value="0.000200603905444344" calcext:value-type="float">
            <text:p>0,000200603905444</text:p>
          </table:table-cell>
          <table:table-cell office:value-type="float" office:value="0.000200589675031616" calcext:value-type="float">
            <text:p>0,000200589675032</text:p>
          </table:table-cell>
          <table:table-cell office:value-type="float" office:value="0.000200577606219352" calcext:value-type="float">
            <text:p>0,000200577606219</text:p>
          </table:table-cell>
          <table:table-cell office:value-type="float" office:value="0.000200567102355438" calcext:value-type="float">
            <text:p>0,000200567102355</text:p>
          </table:table-cell>
          <table:table-cell office:value-type="float" office:value="0.000200558127468193" calcext:value-type="float">
            <text:p>0,000200558127468</text:p>
          </table:table-cell>
          <table:table-cell office:value-type="float" office:value="0.000200550140504997" calcext:value-type="float">
            <text:p>0,000200550140505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1.95" calcext:value-type="float">
            <text:p>1,95</text:p>
          </table:table-cell>
          <table:table-cell office:value-type="float" office:value="0.005417698" calcext:value-type="float">
            <text:p>0,005417698</text:p>
          </table:table-cell>
          <table:table-cell table:formula="of:=AVERAGE([.E114:.F114])" office:value-type="float" office:value="-0.0000130162108228895" calcext:value-type="float">
            <text:p>-1,30162108228895E-05</text:p>
          </table:table-cell>
          <table:table-cell office:value-type="float" office:value="-0.0000160324216457789" calcext:value-type="float">
            <text:p>-1,60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21204834" calcext:value-type="float">
            <text:p>-2,12E-05</text:p>
          </table:table-cell>
          <table:table-cell table:style-name="ce2" office:value-type="float" office:value="-0.000019106172" calcext:value-type="float">
            <text:p>-1,91E-05</text:p>
          </table:table-cell>
          <table:table-cell table:style-name="ce2" office:value-type="float" office:value="-0.000016647147" calcext:value-type="float">
            <text:p>-1,66E-05</text:p>
          </table:table-cell>
          <table:table-cell table:style-name="ce2" office:value-type="float" office:value="-0.000015286062" calcext:value-type="float">
            <text:p>-1,53E-05</text:p>
          </table:table-cell>
          <table:table-cell table:style-name="ce2" office:value-type="float" office:value="-0.00001336487" calcext:value-type="float">
            <text:p>-1,34E-05</text:p>
          </table:table-cell>
          <table:table-cell table:style-name="ce2" office:value-type="float" office:value="-0.000012684721" calcext:value-type="float">
            <text:p>-1,27E-05</text:p>
          </table:table-cell>
          <table:table-cell table:style-name="ce2" office:value-type="float" office:value="-0.000011570639" calcext:value-type="float">
            <text:p>-1,16E-05</text:p>
          </table:table-cell>
          <table:table-cell office:value-type="float" office:value="0.00541767936578987" calcext:value-type="float">
            <text:p>0,00541767936579</text:p>
          </table:table-cell>
          <table:table-cell office:value-type="float" office:value="0.00541768633041109" calcext:value-type="float">
            <text:p>0,005417686330411</text:p>
          </table:table-cell>
          <table:table-cell office:value-type="float" office:value="0.00541769224695304" calcext:value-type="float">
            <text:p>0,005417692246953</text:p>
          </table:table-cell>
          <table:table-cell office:value-type="float" office:value="0.00541769712323023" calcext:value-type="float">
            <text:p>0,00541769712323</text:p>
          </table:table-cell>
          <table:table-cell office:value-type="float" office:value="0.005417701371099" calcext:value-type="float">
            <text:p>0,005417701371099</text:p>
          </table:table-cell>
          <table:table-cell office:value-type="float" office:value="0.00541770490384342" calcext:value-type="float">
            <text:p>0,005417704903843</text:p>
          </table:table-cell>
          <table:table-cell office:value-type="float" office:value="0.00541770810079633" calcext:value-type="float">
            <text:p>0,005417708100796</text:p>
          </table:table-cell>
          <table:table-cell office:value-type="float" office:value="0.00541771088731563" calcext:value-type="float">
            <text:p>0,005417710887316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2" calcext:value-type="float">
            <text:p>2</text:p>
          </table:table-cell>
          <table:table-cell office:value-type="float" office:value="0.009765435" calcext:value-type="float">
            <text:p>0,009765435</text:p>
          </table:table-cell>
          <table:table-cell table:formula="of:=AVERAGE([.E115:.F115])" office:value-type="float" office:value="-0.0000345524608342965" calcext:value-type="float">
            <text:p>-3,45524608342965E-05</text:p>
          </table:table-cell>
          <table:table-cell office:value-type="float" office:value="-0.0000391049216685931" calcext:value-type="float">
            <text:p>-3,91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51777603" calcext:value-type="float">
            <text:p>-5,18E-05</text:p>
          </table:table-cell>
          <table:table-cell table:style-name="ce2" office:value-type="float" office:value="-0.000046169704" calcext:value-type="float">
            <text:p>-4,62E-05</text:p>
          </table:table-cell>
          <table:table-cell table:style-name="ce2" office:value-type="float" office:value="-0.000041050723" calcext:value-type="float">
            <text:p>-4,11E-05</text:p>
          </table:table-cell>
          <table:table-cell table:style-name="ce2" office:value-type="float" office:value="-0.000037118821" calcext:value-type="float">
            <text:p>-3,71E-05</text:p>
          </table:table-cell>
          <table:table-cell table:style-name="ce2" office:value-type="float" office:value="-0.000033315455" calcext:value-type="float">
            <text:p>-3,33E-05</text:p>
          </table:table-cell>
          <table:table-cell table:style-name="ce2" office:value-type="float" office:value="-0.000030592633" calcext:value-type="float">
            <text:p>-3,06E-05</text:p>
          </table:table-cell>
          <table:table-cell table:style-name="ce2" office:value-type="float" office:value="-0.00002792521" calcext:value-type="float">
            <text:p>-2,79E-05</text:p>
          </table:table-cell>
          <table:table-cell office:value-type="float" office:value="0.00976535551072212" calcext:value-type="float">
            <text:p>0,009765355510722</text:p>
          </table:table-cell>
          <table:table-cell office:value-type="float" office:value="0.00976538616419792" calcext:value-type="float">
            <text:p>0,009765386164198</text:p>
          </table:table-cell>
          <table:table-cell office:value-type="float" office:value="0.00976541193495961" calcext:value-type="float">
            <text:p>0,00976541193496</text:p>
          </table:table-cell>
          <table:table-cell office:value-type="float" office:value="0.00976543360930098" calcext:value-type="float">
            <text:p>0,009765433609301</text:p>
          </table:table-cell>
          <table:table-cell office:value-type="float" office:value="0.00976545220218286" calcext:value-type="float">
            <text:p>0,009765452202183</text:p>
          </table:table-cell>
          <table:table-cell office:value-type="float" office:value="0.00976546807561152" calcext:value-type="float">
            <text:p>0,009765468075612</text:p>
          </table:table-cell>
          <table:table-cell office:value-type="float" office:value="0.00976548197354018" calcext:value-type="float">
            <text:p>0,00976548197354</text:p>
          </table:table-cell>
          <table:table-cell office:value-type="float" office:value="0.00976549409568284" calcext:value-type="float">
            <text:p>0,009765494095683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2.1" calcext:value-type="float">
            <text:p>2,1</text:p>
          </table:table-cell>
          <table:table-cell office:value-type="float" office:value="0.016318001" calcext:value-type="float">
            <text:p>0,016318001</text:p>
          </table:table-cell>
          <table:table-cell table:formula="of:=AVERAGE([.E116:.F116])" office:value-type="float" office:value="-0.0000516675606078988" calcext:value-type="float">
            <text:p>-5,16675606078988E-05</text:p>
          </table:table-cell>
          <table:table-cell office:value-type="float" office:value="-0.0000533351212157976" calcext:value-type="float">
            <text:p>-5,33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70803611" calcext:value-type="float">
            <text:p>-7,08E-05</text:p>
          </table:table-cell>
          <table:table-cell table:style-name="ce2" office:value-type="float" office:value="-0.000062691229" calcext:value-type="float">
            <text:p>-6,27E-05</text:p>
          </table:table-cell>
          <table:table-cell table:style-name="ce2" office:value-type="float" office:value="-0.000056272003" calcext:value-type="float">
            <text:p>-5,63E-05</text:p>
          </table:table-cell>
          <table:table-cell table:style-name="ce2" office:value-type="float" office:value="-0.000050580816" calcext:value-type="float">
            <text:p>-5,06E-05</text:p>
          </table:table-cell>
          <table:table-cell table:style-name="ce2" office:value-type="float" office:value="-0.000045617773" calcext:value-type="float">
            <text:p>-4,56E-05</text:p>
          </table:table-cell>
          <table:table-cell table:style-name="ce2" office:value-type="float" office:value="-0.00004163476" calcext:value-type="float">
            <text:p>-4,16E-05</text:p>
          </table:table-cell>
          <table:table-cell table:style-name="ce2" office:value-type="float" office:value="-0.00003780186" calcext:value-type="float">
            <text:p>-3,78E-05</text:p>
          </table:table-cell>
          <table:table-cell office:value-type="float" office:value="0.0163178191185695" calcext:value-type="float">
            <text:p>0,01631781911857</text:p>
          </table:table-cell>
          <table:table-cell office:value-type="float" office:value="0.0163178891620143" calcext:value-type="float">
            <text:p>0,016317889162014</text:p>
          </table:table-cell>
          <table:table-cell office:value-type="float" office:value="0.0163179476345207" calcext:value-type="float">
            <text:p>0,016317947634521</text:p>
          </table:table-cell>
          <table:table-cell office:value-type="float" office:value="0.016317997281476" calcext:value-type="float">
            <text:p>0,016317997281476</text:p>
          </table:table-cell>
          <table:table-cell office:value-type="float" office:value="0.0163180396178683" calcext:value-type="float">
            <text:p>0,016318039617868</text:p>
          </table:table-cell>
          <table:table-cell office:value-type="float" office:value="0.016318075936947" calcext:value-type="float">
            <text:p>0,016318075936947</text:p>
          </table:table-cell>
          <table:table-cell office:value-type="float" office:value="0.0163181075426379" calcext:value-type="float">
            <text:p>0,016318107542638</text:p>
          </table:table-cell>
          <table:table-cell office:value-type="float" office:value="0.0163181349629445" calcext:value-type="float">
            <text:p>0,016318134962945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2.2" calcext:value-type="float">
            <text:p>2,2</text:p>
          </table:table-cell>
          <table:table-cell office:value-type="float" office:value="0.020625321" calcext:value-type="float">
            <text:p>0,020625321</text:p>
          </table:table-cell>
          <table:table-cell table:formula="of:=AVERAGE([.E117:.F117])" office:value-type="float" office:value="-0.0000552889208913965" calcext:value-type="float">
            <text:p>-5,52889208913965E-05</text:p>
          </table:table-cell>
          <table:table-cell office:value-type="float" office:value="-0.000060577841782793" calcext:value-type="float">
            <text:p>-6,06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8025587" calcext:value-type="float">
            <text:p>-8,03E-05</text:p>
          </table:table-cell>
          <table:table-cell table:style-name="ce2" office:value-type="float" office:value="-0.000071399702" calcext:value-type="float">
            <text:p>-7,14E-05</text:p>
          </table:table-cell>
          <table:table-cell table:style-name="ce2" office:value-type="float" office:value="-0.000063764634" calcext:value-type="float">
            <text:p>-6,38E-05</text:p>
          </table:table-cell>
          <table:table-cell table:style-name="ce2" office:value-type="float" office:value="-0.000057464416" calcext:value-type="float">
            <text:p>-5,75E-05</text:p>
          </table:table-cell>
          <table:table-cell table:style-name="ce2" office:value-type="float" office:value="-0.000051871899" calcext:value-type="float">
            <text:p>-5,19E-05</text:p>
          </table:table-cell>
          <table:table-cell table:style-name="ce2" office:value-type="float" office:value="-0.000047289566" calcext:value-type="float">
            <text:p>-4,73E-05</text:p>
          </table:table-cell>
          <table:table-cell table:style-name="ce2" office:value-type="float" office:value="-0.000043003705" calcext:value-type="float">
            <text:p>-4,30E-05</text:p>
          </table:table-cell>
          <table:table-cell office:value-type="float" office:value="0.0206250593316628" calcext:value-type="float">
            <text:p>0,020625059331663</text:p>
          </table:table-cell>
          <table:table-cell office:value-type="float" office:value="0.0206251596827569" calcext:value-type="float">
            <text:p>0,020625159682757</text:p>
          </table:table-cell>
          <table:table-cell office:value-type="float" office:value="0.0206252438561387" calcext:value-type="float">
            <text:p>0,020625243856139</text:p>
          </table:table-cell>
          <table:table-cell office:value-type="float" office:value="0.0206253149633686" calcext:value-type="float">
            <text:p>0,020625314963369</text:p>
          </table:table-cell>
          <table:table-cell office:value-type="float" office:value="0.0206253757573828" calcext:value-type="float">
            <text:p>0,020625375757383</text:p>
          </table:table-cell>
          <table:table-cell office:value-type="float" office:value="0.0206254279569432" calcext:value-type="float">
            <text:p>0,020625427956943</text:p>
          </table:table-cell>
          <table:table-cell office:value-type="float" office:value="0.0206254733311061" calcext:value-type="float">
            <text:p>0,020625473331106</text:p>
          </table:table-cell>
          <table:table-cell office:value-type="float" office:value="0.0206255127586025" calcext:value-type="float">
            <text:p>0,020625512758603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2.25" calcext:value-type="float">
            <text:p>2,25</text:p>
          </table:table-cell>
          <table:table-cell office:value-type="float" office:value="0.022118646" calcext:value-type="float">
            <text:p>0,022118646</text:p>
          </table:table-cell>
          <table:table-cell table:formula="of:=AVERAGE([.E118:.F118])" office:value-type="float" office:value="-0.0000618019459441931" calcext:value-type="float">
            <text:p>-6,18019459441931E-05</text:p>
          </table:table-cell>
          <table:table-cell office:value-type="float" office:value="-0.0000636038918883863" calcext:value-type="float">
            <text:p>-6,36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84236776" calcext:value-type="float">
            <text:p>-8,42E-05</text:p>
          </table:table-cell>
          <table:table-cell table:style-name="ce2" office:value-type="float" office:value="-0.000074934186" calcext:value-type="float">
            <text:p>-7,49E-05</text:p>
          </table:table-cell>
          <table:table-cell table:style-name="ce2" office:value-type="float" office:value="-0.000066933481" calcext:value-type="float">
            <text:p>-6,69E-05</text:p>
          </table:table-cell>
          <table:table-cell table:style-name="ce2" office:value-type="float" office:value="-0.000060311733" calcext:value-type="float">
            <text:p>-6,03E-05</text:p>
          </table:table-cell>
          <table:table-cell table:style-name="ce2" office:value-type="float" office:value="-0.000054454665" calcext:value-type="float">
            <text:p>-5,45E-05</text:p>
          </table:table-cell>
          <table:table-cell table:style-name="ce2" office:value-type="float" office:value="-0.000049629628" calcext:value-type="float">
            <text:p>-4,96E-05</text:p>
          </table:table-cell>
          <table:table-cell table:style-name="ce2" office:value-type="float" office:value="-0.000045310732" calcext:value-type="float">
            <text:p>-4,53E-05</text:p>
          </table:table-cell>
          <table:table-cell office:value-type="float" office:value="0.022118351364071" calcext:value-type="float">
            <text:p>0,022118351364071</text:p>
          </table:table-cell>
          <table:table-cell office:value-type="float" office:value="0.0221184643188583" calcext:value-type="float">
            <text:p>0,022118464318858</text:p>
          </table:table-cell>
          <table:table-cell office:value-type="float" office:value="0.0221185590550811" calcext:value-type="float">
            <text:p>0,022118559055081</text:p>
          </table:table-cell>
          <table:table-cell office:value-type="float" office:value="0.0221186391002415" calcext:value-type="float">
            <text:p>0,022118639100242</text:p>
          </table:table-cell>
          <table:table-cell office:value-type="float" office:value="0.022118707526292" calcext:value-type="float">
            <text:p>0,022118707526292</text:p>
          </table:table-cell>
          <table:table-cell office:value-type="float" office:value="0.0221187662925035" calcext:value-type="float">
            <text:p>0,022118766292504</text:p>
          </table:table-cell>
          <table:table-cell office:value-type="float" office:value="0.0221188173597305" calcext:value-type="float">
            <text:p>0,022118817359731</text:p>
          </table:table-cell>
          <table:table-cell office:value-type="float" office:value="0.0221188619102126" calcext:value-type="float">
            <text:p>0,022118861910213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2.5" calcext:value-type="float">
            <text:p>2,5</text:p>
          </table:table-cell>
          <table:table-cell office:value-type="float" office:value="0.031247793" calcext:value-type="float">
            <text:p>0,031247793</text:p>
          </table:table-cell>
          <table:table-cell table:formula="of:=AVERAGE([.E119:.F119])" office:value-type="float" office:value="1.02416215833382" calcext:value-type="float">
            <text:p>1,02416215833382</text:p>
          </table:table-cell>
          <table:table-cell table:style-name="Default" office:value-type="float" office:value="1.90976431666763" calcext:value-type="float">
            <text:p>1,90976431666763</text:p>
          </table:table-cell>
          <table:table-cell office:value-type="float" office:value="0.13856" calcext:value-type="float">
            <text:p>0,13856</text:p>
          </table:table-cell>
          <table:table-cell office:value-type="float" office:value="0" calcext:value-type="float">
            <text:p>0</text:p>
          </table:table-cell>
          <table:table-cell office:value-type="float" office:value="22.867448370502" calcext:value-type="float">
            <text:p>22,867448370502</text:p>
          </table:table-cell>
          <table:table-cell office:value-type="float" office:value="-12.12856654144" calcext:value-type="float">
            <text:p>-12,12856654144</text:p>
          </table:table-cell>
          <table:table-cell table:style-name="ce2" office:value-type="float" office:value="-0.000082245532" calcext:value-type="float">
            <text:p>-8,22E-05</text:p>
          </table:table-cell>
          <table:table-cell office:value-type="float" office:value="-13.512797273673" calcext:value-type="float">
            <text:p>-13,512797273673</text:p>
          </table:table-cell>
          <table:table-cell office:value-type="float" office:value="28.413916317199" calcext:value-type="float">
            <text:p>28,413916317199</text:p>
          </table:table-cell>
          <table:table-cell office:value-type="float" office:value="-29.800760537542" calcext:value-type="float">
            <text:p>-29,800760537542</text:p>
          </table:table-cell>
          <table:table-cell office:value-type="float" office:value="15.592536224616" calcext:value-type="float">
            <text:p>15,592536224616</text:p>
          </table:table-cell>
          <table:table-cell office:value-type="float" office:value="0.0499945080705646" calcext:value-type="float">
            <text:p>0,049994508070565</text:p>
          </table:table-cell>
          <table:table-cell office:value-type="float" office:value="0.0124981764721477" calcext:value-type="float">
            <text:p>0,012498176472148</text:p>
          </table:table-cell>
          <table:table-cell office:value-type="float" office:value="0.0249989138293705" calcext:value-type="float">
            <text:p>0,024998913829371</text:p>
          </table:table-cell>
          <table:table-cell office:value-type="float" office:value="0.0249990249944727" calcext:value-type="float">
            <text:p>0,024999024994473</text:p>
          </table:table-cell>
          <table:table-cell office:value-type="float" office:value="0.0499964854743367" calcext:value-type="float">
            <text:p>0,049996485474337</text:p>
          </table:table-cell>
          <table:table-cell office:value-type="float" office:value="0.0124988053861316" calcext:value-type="float">
            <text:p>0,012498805386132</text:p>
          </table:table-cell>
          <table:table-cell office:value-type="float" office:value="0.0499970956514436" calcext:value-type="float">
            <text:p>0,049997095651444</text:p>
          </table:table-cell>
          <table:table-cell office:value-type="float" office:value="0.0249993343530601" calcext:value-type="float">
            <text:p>0,02499933435306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2.75" calcext:value-type="float">
            <text:p>2,75</text:p>
          </table:table-cell>
          <table:table-cell office:value-type="float" office:value="0.015400578" calcext:value-type="float">
            <text:p>0,015400578</text:p>
          </table:table-cell>
          <table:table-cell table:formula="of:=AVERAGE([.E120:.F120])" office:value-type="float" office:value="-0.000170508211610668" calcext:value-type="float">
            <text:p>-0,000170508211611</text:p>
          </table:table-cell>
          <table:table-cell table:style-name="Default" office:value-type="float" office:value="-0.000181016423221337" calcext:value-type="float">
            <text:p>-0,000181016423221</text:p>
          </table:table-cell>
          <table:table-cell office:value-type="float" office:value="-0.00016" calcext:value-type="float">
            <text:p>-0,00016</text:p>
          </table:table-cell>
          <table:table-cell office:value-type="float" office:value="0" calcext:value-type="float">
            <text:p>0</text:p>
          </table:table-cell>
          <table:table-cell office:value-type="float" office:value="-0.000239736135" calcext:value-type="float">
            <text:p>-0,000239736135</text:p>
          </table:table-cell>
          <table:table-cell office:value-type="float" office:value="-0.000212993589" calcext:value-type="float">
            <text:p>-0,000212993589</text:p>
          </table:table-cell>
          <table:table-cell office:value-type="float" office:value="-0.000190712422" calcext:value-type="float">
            <text:p>-0,000190712422</text:p>
          </table:table-cell>
          <table:table-cell office:value-type="float" office:value="-0.000171525469" calcext:value-type="float">
            <text:p>-0,000171525469</text:p>
          </table:table-cell>
          <table:table-cell office:value-type="float" office:value="-0.000155343803" calcext:value-type="float">
            <text:p>-0,000155343803</text:p>
          </table:table-cell>
          <table:table-cell office:value-type="float" office:value="-0.00014103192" calcext:value-type="float">
            <text:p>-0,00014103192</text:p>
          </table:table-cell>
          <table:table-cell office:value-type="float" office:value="-0.000128996289" calcext:value-type="float">
            <text:p>-0,000128996289</text:p>
          </table:table-cell>
          <table:table-cell office:value-type="float" office:value="0.0153999942342839" calcext:value-type="float">
            <text:p>0,015399994234284</text:p>
          </table:table-cell>
          <table:table-cell office:value-type="float" office:value="0.015400218058079" calcext:value-type="float">
            <text:p>0,015400218058079</text:p>
          </table:table-cell>
          <table:table-cell office:value-type="float" office:value="0.0154004055472609" calcext:value-type="float">
            <text:p>0,015400405547261</text:p>
          </table:table-cell>
          <table:table-cell office:value-type="float" office:value="0.0154005643461381" calcext:value-type="float">
            <text:p>0,015400564346138</text:p>
          </table:table-cell>
          <table:table-cell office:value-type="float" office:value="0.0154006998425376" calcext:value-type="float">
            <text:p>0,015400699842538</text:p>
          </table:table-cell>
          <table:table-cell office:value-type="float" office:value="0.0154008165687286" calcext:value-type="float">
            <text:p>0,015400816568729</text:p>
          </table:table-cell>
          <table:table-cell office:value-type="float" office:value="0.0154009176108468" calcext:value-type="float">
            <text:p>0,015400917610847</text:p>
          </table:table-cell>
          <table:table-cell office:value-type="float" office:value="0.0154010059216929" calcext:value-type="float">
            <text:p>0,015401005921693</text:p>
          </table:table-cell>
        </table:table-row>
        <table:table-row table:style-name="ro1" table:visibility="filter">
          <table:table-cell office:value-type="string" calcext:value-type="string">
            <text:p>adf-2-z0</text:p>
          </table:table-cell>
          <table:table-cell office:value-type="float" office:value="3" calcext:value-type="float">
            <text:p>3</text:p>
          </table:table-cell>
          <table:table-cell office:value-type="float" office:value="0.004340053" calcext:value-type="float">
            <text:p>0,004340053</text:p>
          </table:table-cell>
          <table:table-cell table:formula="of:=AVERAGE([.E121:.F121])" office:value-type="float" office:value="-0.000097129825152931" calcext:value-type="float">
            <text:p>-9,7129825152931E-05</text:p>
          </table:table-cell>
          <table:table-cell table:style-name="Default" office:value-type="float" office:value="-0.000104259650305862" calcext:value-type="float">
            <text:p>-0,000104259650306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0" calcext:value-type="float">
            <text:p>0</text:p>
          </table:table-cell>
          <table:table-cell office:value-type="float" office:value="-0.000138056827" calcext:value-type="float">
            <text:p>-0,000138056827</text:p>
          </table:table-cell>
          <table:table-cell office:value-type="float" office:value="-0.000123029468" calcext:value-type="float">
            <text:p>-0,000123029468</text:p>
          </table:table-cell>
          <table:table-cell office:value-type="float" office:value="-0.000109512879" calcext:value-type="float">
            <text:p>-0,000109512879</text:p>
          </table:table-cell>
          <table:table-cell table:style-name="ce2" office:value-type="float" office:value="-0.000098943028" calcext:value-type="float">
            <text:p>-9,89E-05</text:p>
          </table:table-cell>
          <table:table-cell table:style-name="ce2" office:value-type="float" office:value="-0.000088934861" calcext:value-type="float">
            <text:p>-8,89E-05</text:p>
          </table:table-cell>
          <table:table-cell table:style-name="ce2" office:value-type="float" office:value="-0.000081509979" calcext:value-type="float">
            <text:p>-8,15E-05</text:p>
          </table:table-cell>
          <table:table-cell table:style-name="ce2" office:value-type="float" office:value="-0.000074404807" calcext:value-type="float">
            <text:p>-7,44E-05</text:p>
          </table:table-cell>
          <table:table-cell office:value-type="float" office:value="0.00433995866906276" calcext:value-type="float">
            <text:p>0,004339958669063</text:p>
          </table:table-cell>
          <table:table-cell office:value-type="float" office:value="0.0043399949931191" calcext:value-type="float">
            <text:p>0,004339994993119</text:p>
          </table:table-cell>
          <table:table-cell office:value-type="float" office:value="0.00434002551280577" calcext:value-type="float">
            <text:p>0,004340025512806</text:p>
          </table:table-cell>
          <table:table-cell office:value-type="float" office:value="0.00434005121042044" calcext:value-type="float">
            <text:p>0,00434005121042</text:p>
          </table:table-cell>
          <table:table-cell office:value-type="float" office:value="0.00434007323673044" calcext:value-type="float">
            <text:p>0,00434007323673</text:p>
          </table:table-cell>
          <table:table-cell office:value-type="float" office:value="0.00434009206898475" calcext:value-type="float">
            <text:p>0,004340092068985</text:p>
          </table:table-cell>
          <table:table-cell office:value-type="float" office:value="0.00434010852597461" calcext:value-type="float">
            <text:p>0,004340108525975</text:p>
          </table:table-cell>
          <table:table-cell office:value-type="float" office:value="0.00434012288058093" calcext:value-type="float">
            <text:p>0,004340122880581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" calcext:value-type="float">
            <text:p>1</text:p>
          </table:table-cell>
          <table:table-cell office:value-type="float" office:value="0.109374999" calcext:value-type="float">
            <text:p>0,109374999</text:p>
          </table:table-cell>
          <table:table-cell table:formula="of:=AVERAGE([.E122:.F122])" office:value-type="float" office:value="-0.00000000210555580381732" calcext:value-type="float">
            <text:p>-2,10555580381732E-09</text:p>
          </table:table-cell>
          <table:table-cell office:value-type="float" office:value="-0.00000000421111160763463" calcext:value-type="float">
            <text:p>-4,21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3735" calcext:value-type="float">
            <text:p>-3,74E-09</text:p>
          </table:table-cell>
          <table:table-cell table:style-name="ce2" office:value-type="float" office:value="-0.000000016632" calcext:value-type="float">
            <text:p>-1,66E-08</text:p>
          </table:table-cell>
          <table:table-cell table:style-name="ce2" office:value-type="float" office:value="0.000000008516" calcext:value-type="float">
            <text:p>8,52E-09</text:p>
          </table:table-cell>
          <table:table-cell table:style-name="ce2" office:value-type="float" office:value="-0.000000008347" calcext:value-type="float">
            <text:p>-8,35E-09</text:p>
          </table:table-cell>
          <table:table-cell table:style-name="ce2" office:value-type="float" office:value="0.000000014814" calcext:value-type="float">
            <text:p>1,48E-08</text:p>
          </table:table-cell>
          <table:table-cell table:style-name="ce2" office:value-type="float" office:value="-0.000000012537" calcext:value-type="float">
            <text:p>-1,25E-08</text:p>
          </table:table-cell>
          <table:table-cell table:style-name="ce2" office:value-type="float" office:value="-0.000000011766" calcext:value-type="float">
            <text:p>-1,18E-08</text:p>
          </table:table-cell>
          <table:table-cell office:value-type="float" office:value="0.109374998738082" calcext:value-type="float">
            <text:p>0,109374998738082</text:p>
          </table:table-cell>
          <table:table-cell office:value-type="float" office:value="0.109374998762847" calcext:value-type="float">
            <text:p>0,109374998762847</text:p>
          </table:table-cell>
          <table:table-cell office:value-type="float" office:value="0.109374998866826" calcext:value-type="float">
            <text:p>0,109374998866826</text:p>
          </table:table-cell>
          <table:table-cell office:value-type="float" office:value="0.109374998816468" calcext:value-type="float">
            <text:p>0,109374998816468</text:p>
          </table:table-cell>
          <table:table-cell office:value-type="float" office:value="0.109374998863295" calcext:value-type="float">
            <text:p>0,109374998863295</text:p>
          </table:table-cell>
          <table:table-cell office:value-type="float" office:value="0.10937499878424" calcext:value-type="float">
            <text:p>0,10937499878424</text:p>
          </table:table-cell>
          <table:table-cell office:value-type="float" office:value="0.109374998848028" calcext:value-type="float">
            <text:p>0,109374998848028</text:p>
          </table:table-cell>
          <table:table-cell office:value-type="float" office:value="0.109374998905232" calcext:value-type="float">
            <text:p>0,109374998905232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1" calcext:value-type="float">
            <text:p>1,1</text:p>
          </table:table-cell>
          <table:table-cell office:value-type="float" office:value="0.035593538" calcext:value-type="float">
            <text:p>0,035593538</text:p>
          </table:table-cell>
          <table:table-cell table:formula="of:=AVERAGE([.E123:.F123])" office:value-type="float" office:value="-0.00000000664267736058342" calcext:value-type="float">
            <text:p>-6,64267736058342E-09</text:p>
          </table:table-cell>
          <table:table-cell office:value-type="float" office:value="-0.0000000132853547211668" calcext:value-type="float">
            <text:p>-1,33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90047" calcext:value-type="float">
            <text:p>-9,00E-08</text:p>
          </table:table-cell>
          <table:table-cell table:style-name="ce2" office:value-type="float" office:value="0.000000029018" calcext:value-type="float">
            <text:p>2,90E-08</text:p>
          </table:table-cell>
          <table:table-cell table:style-name="ce2" office:value-type="float" office:value="-0.000000056893" calcext:value-type="float">
            <text:p>-5,69E-08</text:p>
          </table:table-cell>
          <table:table-cell table:style-name="ce2" office:value-type="float" office:value="-0.000000023355" calcext:value-type="float">
            <text:p>-2,34E-08</text:p>
          </table:table-cell>
          <table:table-cell table:style-name="ce2" office:value-type="float" office:value="0.000000042886" calcext:value-type="float">
            <text:p>4,29E-08</text:p>
          </table:table-cell>
          <table:table-cell table:style-name="ce2" office:value-type="float" office:value="-0.000000035099" calcext:value-type="float">
            <text:p>-3,51E-08</text:p>
          </table:table-cell>
          <table:table-cell table:style-name="ce2" office:value-type="float" office:value="0.000000062846" calcext:value-type="float">
            <text:p>6,28E-08</text:p>
          </table:table-cell>
          <table:table-cell office:value-type="float" office:value="0.0355935373782728" calcext:value-type="float">
            <text:p>0,035593537378273</text:p>
          </table:table-cell>
          <table:table-cell office:value-type="float" office:value="0.0355935375725811" calcext:value-type="float">
            <text:p>0,035593537572581</text:p>
          </table:table-cell>
          <table:table-cell office:value-type="float" office:value="0.0355935375135456" calcext:value-type="float">
            <text:p>0,035593537513546</text:p>
          </table:table-cell>
          <table:table-cell office:value-type="float" office:value="0.0355935376230339" calcext:value-type="float">
            <text:p>0,035593537623034</text:p>
          </table:table-cell>
          <table:table-cell office:value-type="float" office:value="0.0355935376656738" calcext:value-type="float">
            <text:p>0,035593537665674</text:p>
          </table:table-cell>
          <table:table-cell office:value-type="float" office:value="0.0355935375911976" calcext:value-type="float">
            <text:p>0,035593537591198</text:p>
          </table:table-cell>
          <table:table-cell office:value-type="float" office:value="0.0355935376493156" calcext:value-type="float">
            <text:p>0,035593537649316</text:p>
          </table:table-cell>
          <table:table-cell office:value-type="float" office:value="0.0355935375498809" calcext:value-type="float">
            <text:p>0,035593537549881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2" calcext:value-type="float">
            <text:p>1,2</text:p>
          </table:table-cell>
          <table:table-cell office:value-type="float" office:value="0.015407987" calcext:value-type="float">
            <text:p>0,015407987</text:p>
          </table:table-cell>
          <table:table-cell table:formula="of:=AVERAGE([.E124:.F124])" office:value-type="float" office:value="-0.00000000023463653159137" calcext:value-type="float">
            <text:p>-2,3463653159137E-10</text:p>
          </table:table-cell>
          <table:table-cell office:value-type="float" office:value="-0.000000000469273063182741" calcext:value-type="float">
            <text:p>-4,69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0.00000002655" calcext:value-type="float">
            <text:p>2,66E-08</text:p>
          </table:table-cell>
          <table:table-cell table:style-name="ce2" office:value-type="float" office:value="0.00000011131" calcext:value-type="float">
            <text:p>1,11E-07</text:p>
          </table:table-cell>
          <table:table-cell table:style-name="ce2" office:value-type="float" office:value="-0.000000051059" calcext:value-type="float">
            <text:p>-5,11E-08</text:p>
          </table:table-cell>
          <table:table-cell table:style-name="ce2" office:value-type="float" office:value="0.000000056401" calcext:value-type="float">
            <text:p>5,64E-08</text:p>
          </table:table-cell>
          <table:table-cell table:style-name="ce2" office:value-type="float" office:value="-0.000000109121" calcext:value-type="float">
            <text:p>-1,09E-07</text:p>
          </table:table-cell>
          <table:table-cell table:style-name="ce2" office:value-type="float" office:value="0.000000084892" calcext:value-type="float">
            <text:p>8,49E-08</text:p>
          </table:table-cell>
          <table:table-cell table:style-name="ce2" office:value-type="float" office:value="-0.000000155218" calcext:value-type="float">
            <text:p>-1,55E-07</text:p>
          </table:table-cell>
          <table:table-cell office:value-type="float" office:value="0.0154079872972233" calcext:value-type="float">
            <text:p>0,015407987297223</text:p>
          </table:table-cell>
          <table:table-cell office:value-type="float" office:value="0.0154079872724228" calcext:value-type="float">
            <text:p>0,015407987272423</text:p>
          </table:table-cell>
          <table:table-cell office:value-type="float" office:value="0.0154079871743926" calcext:value-type="float">
            <text:p>0,015407987174393</text:p>
          </table:table-cell>
          <table:table-cell office:value-type="float" office:value="0.0154079872169279" calcext:value-type="float">
            <text:p>0,015407987216928</text:p>
          </table:table-cell>
          <table:table-cell office:value-type="float" office:value="0.0154079871723529" calcext:value-type="float">
            <text:p>0,015407987172353</text:p>
          </table:table-cell>
          <table:table-cell office:value-type="float" office:value="0.0154079872543855" calcext:value-type="float">
            <text:p>0,015407987254386</text:p>
          </table:table-cell>
          <table:table-cell office:value-type="float" office:value="0.0154079871935368" calcext:value-type="float">
            <text:p>0,015407987193537</text:p>
          </table:table-cell>
          <table:table-cell office:value-type="float" office:value="0.0154079872998473" calcext:value-type="float">
            <text:p>0,015407987299847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25" calcext:value-type="float">
            <text:p>1,25</text:p>
          </table:table-cell>
          <table:table-cell office:value-type="float" office:value="0.035000001" calcext:value-type="float">
            <text:p>0,035000001</text:p>
          </table:table-cell>
          <table:table-cell table:formula="of:=AVERAGE([.E125:.F125])" office:value-type="float" office:value="0.00000000647950675263088" calcext:value-type="float">
            <text:p>6,47950675263088E-09</text:p>
          </table:table-cell>
          <table:table-cell office:value-type="float" office:value="0.0000000129590135052618" calcext:value-type="float">
            <text:p>1,30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13035" calcext:value-type="float">
            <text:p>1,30E-08</text:p>
          </table:table-cell>
          <table:table-cell table:style-name="ce2" office:value-type="float" office:value="0.000000053303" calcext:value-type="float">
            <text:p>5,33E-08</text:p>
          </table:table-cell>
          <table:table-cell table:style-name="ce2" office:value-type="float" office:value="0.00000005863" calcext:value-type="float">
            <text:p>5,86E-08</text:p>
          </table:table-cell>
          <table:table-cell table:style-name="ce2" office:value-type="float" office:value="-0.000000059167" calcext:value-type="float">
            <text:p>-5,92E-08</text:p>
          </table:table-cell>
          <table:table-cell table:style-name="ce2" office:value-type="float" office:value="-0.000000054322" calcext:value-type="float">
            <text:p>-5,43E-08</text:p>
          </table:table-cell>
          <table:table-cell table:style-name="ce2" office:value-type="float" office:value="0.000000040838" calcext:value-type="float">
            <text:p>4,08E-08</text:p>
          </table:table-cell>
          <table:table-cell table:style-name="ce2" office:value-type="float" office:value="0.000000033327" calcext:value-type="float">
            <text:p>3,33E-08</text:p>
          </table:table-cell>
          <table:table-cell office:value-type="float" office:value="0.0350000012882121" calcext:value-type="float">
            <text:p>0,035000001288212</text:p>
          </table:table-cell>
          <table:table-cell office:value-type="float" office:value="0.0350000012605545" calcext:value-type="float">
            <text:p>0,035000001260555</text:p>
          </table:table-cell>
          <table:table-cell office:value-type="float" office:value="0.03500000115392" calcext:value-type="float">
            <text:p>0,03500000115392</text:p>
          </table:table-cell>
          <table:table-cell office:value-type="float" office:value="0.0350000010429711" calcext:value-type="float">
            <text:p>0,035000001042971</text:p>
          </table:table-cell>
          <table:table-cell office:value-type="float" office:value="0.0350000011491922" calcext:value-type="float">
            <text:p>0,035000001149192</text:p>
          </table:table-cell>
          <table:table-cell office:value-type="float" office:value="0.0350000012419547" calcext:value-type="float">
            <text:p>0,035000001241955</text:p>
          </table:table-cell>
          <table:table-cell office:value-type="float" office:value="0.0350000011754617" calcext:value-type="float">
            <text:p>0,035000001175462</text:p>
          </table:table-cell>
          <table:table-cell office:value-type="float" office:value="0.0350000011236107" calcext:value-type="float">
            <text:p>0,035000001123611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3" calcext:value-type="float">
            <text:p>1,3</text:p>
          </table:table-cell>
          <table:table-cell office:value-type="float" office:value="0.051604462" calcext:value-type="float">
            <text:p>0,051604462</text:p>
          </table:table-cell>
          <table:table-cell table:formula="of:=AVERAGE([.E126:.F126])" office:value-type="float" office:value="0.00000000409781888118187" calcext:value-type="float">
            <text:p>4,09781888118187E-09</text:p>
          </table:table-cell>
          <table:table-cell office:value-type="float" office:value="0.00000000819563776236373" calcext:value-type="float">
            <text:p>8,20E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08404" calcext:value-type="float">
            <text:p>8,40E-09</text:p>
          </table:table-cell>
          <table:table-cell table:style-name="ce2" office:value-type="float" office:value="0.000000033936" calcext:value-type="float">
            <text:p>3,39E-08</text:p>
          </table:table-cell>
          <table:table-cell table:style-name="ce2" office:value-type="float" office:value="-0.000000014364" calcext:value-type="float">
            <text:p>-1,44E-08</text:p>
          </table:table-cell>
          <table:table-cell table:style-name="ce2" office:value-type="float" office:value="0.000000017276" calcext:value-type="float">
            <text:p>1,73E-08</text:p>
          </table:table-cell>
          <table:table-cell table:style-name="ce2" office:value-type="float" office:value="-0.000000035263" calcext:value-type="float">
            <text:p>-3,53E-08</text:p>
          </table:table-cell>
          <table:table-cell table:style-name="ce2" office:value-type="float" office:value="0.000000026059" calcext:value-type="float">
            <text:p>2,61E-08</text:p>
          </table:table-cell>
          <table:table-cell table:style-name="ce2" office:value-type="float" office:value="0.000000020782" calcext:value-type="float">
            <text:p>2,08E-08</text:p>
          </table:table-cell>
          <table:table-cell office:value-type="float" office:value="0.0516044618363299" calcext:value-type="float">
            <text:p>0,05160446183633</text:p>
          </table:table-cell>
          <table:table-cell office:value-type="float" office:value="0.0516044618100386" calcext:value-type="float">
            <text:p>0,051604461810039</text:p>
          </table:table-cell>
          <table:table-cell office:value-type="float" office:value="0.0516044617099405" calcext:value-type="float">
            <text:p>0,051604461709941</text:p>
          </table:table-cell>
          <table:table-cell office:value-type="float" office:value="0.051604461750019" calcext:value-type="float">
            <text:p>0,051604461750019</text:p>
          </table:table-cell>
          <table:table-cell office:value-type="float" office:value="0.05160446170429" calcext:value-type="float">
            <text:p>0,05160446170429</text:p>
          </table:table-cell>
          <table:table-cell office:value-type="float" office:value="0.0516044617930759" calcext:value-type="float">
            <text:p>0,051604461793076</text:p>
          </table:table-cell>
          <table:table-cell office:value-type="float" office:value="0.0516044617305182" calcext:value-type="float">
            <text:p>0,051604461730518</text:p>
          </table:table-cell>
          <table:table-cell office:value-type="float" office:value="0.0516044616828457" calcext:value-type="float">
            <text:p>0,051604461682846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4" calcext:value-type="float">
            <text:p>1,4</text:p>
          </table:table-cell>
          <table:table-cell office:value-type="float" office:value="0.077851678" calcext:value-type="float">
            <text:p>0,077851678</text:p>
          </table:table-cell>
          <table:table-cell table:formula="of:=AVERAGE([.E127:.F127])" office:value-type="float" office:value="-0.000000000161909305426527" calcext:value-type="float">
            <text:p>-1,61909305426527E-10</text:p>
          </table:table-cell>
          <table:table-cell office:value-type="float" office:value="-0.000000000323818610853055" calcext:value-type="float">
            <text:p>-3,24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0.000000005675" calcext:value-type="float">
            <text:p>5,68E-09</text:p>
          </table:table-cell>
          <table:table-cell table:style-name="ce2" office:value-type="float" office:value="0.000000022053" calcext:value-type="float">
            <text:p>2,21E-08</text:p>
          </table:table-cell>
          <table:table-cell table:style-name="ce2" office:value-type="float" office:value="-0.000000008493" calcext:value-type="float">
            <text:p>-8,49E-09</text:p>
          </table:table-cell>
          <table:table-cell table:style-name="ce2" office:value-type="float" office:value="0.000000011266" calcext:value-type="float">
            <text:p>1,13E-08</text:p>
          </table:table-cell>
          <table:table-cell table:style-name="ce2" office:value-type="float" office:value="-0.000000024293" calcext:value-type="float">
            <text:p>-2,43E-08</text:p>
          </table:table-cell>
          <table:table-cell table:style-name="ce2" office:value-type="float" office:value="0.000000017044" calcext:value-type="float">
            <text:p>1,70E-08</text:p>
          </table:table-cell>
          <table:table-cell table:style-name="ce2" office:value-type="float" office:value="-0.000000032584" calcext:value-type="float">
            <text:p>-3,26E-08</text:p>
          </table:table-cell>
          <table:table-cell office:value-type="float" office:value="0.0778516775657621" calcext:value-type="float">
            <text:p>0,077851677565762</text:p>
          </table:table-cell>
          <table:table-cell office:value-type="float" office:value="0.0778516775389755" calcext:value-type="float">
            <text:p>0,077851677538976</text:p>
          </table:table-cell>
          <table:table-cell office:value-type="float" office:value="0.0778516774408423" calcext:value-type="float">
            <text:p>0,077851677440842</text:p>
          </table:table-cell>
          <table:table-cell office:value-type="float" office:value="0.0778516774765918" calcext:value-type="float">
            <text:p>0,077851677476592</text:p>
          </table:table-cell>
          <table:table-cell office:value-type="float" office:value="0.077851677431602" calcext:value-type="float">
            <text:p>0,077851677431602</text:p>
          </table:table-cell>
          <table:table-cell office:value-type="float" office:value="0.0778516775238764" calcext:value-type="float">
            <text:p>0,077851677523877</text:p>
          </table:table-cell>
          <table:table-cell office:value-type="float" office:value="0.0778516774621489" calcext:value-type="float">
            <text:p>0,077851677462149</text:p>
          </table:table-cell>
          <table:table-cell office:value-type="float" office:value="0.0778516775749109" calcext:value-type="float">
            <text:p>0,077851677574911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5" calcext:value-type="float">
            <text:p>1,5</text:p>
          </table:table-cell>
          <table:table-cell office:value-type="float" office:value="0.395823014" calcext:value-type="float">
            <text:p>0,395823014</text:p>
          </table:table-cell>
          <table:table-cell table:formula="of:=AVERAGE([.E128:.F128])" office:value-type="float" office:value="-1.94171493140224" calcext:value-type="float">
            <text:p>-1,94171493140224</text:p>
          </table:table-cell>
          <table:table-cell office:value-type="float" office:value="-0.0000498628044771567" calcext:value-type="float">
            <text:p>-4,99E-05</text:p>
          </table:table-cell>
          <table:table-cell office:value-type="float" office:value="-3.88338" calcext:value-type="float">
            <text:p>-3,88338</text:p>
          </table:table-cell>
          <table:table-cell office:value-type="float" office:value="0" calcext:value-type="float">
            <text:p>0</text:p>
          </table:table-cell>
          <table:table-cell office:value-type="float" office:value="14.093560286221" calcext:value-type="float">
            <text:p>14,093560286221</text:p>
          </table:table-cell>
          <table:table-cell table:style-name="ce2" office:value-type="float" office:value="-0.000068980581" calcext:value-type="float">
            <text:p>-6,90E-05</text:p>
          </table:table-cell>
          <table:table-cell table:style-name="ce2" office:value-type="float" office:value="-0.000061707039" calcext:value-type="float">
            <text:p>-6,17E-05</text:p>
          </table:table-cell>
          <table:table-cell office:value-type="float" office:value="-16.657579057268" calcext:value-type="float">
            <text:p>-16,657579057268</text:p>
          </table:table-cell>
          <table:table-cell office:value-type="float" office:value="17.512070742275" calcext:value-type="float">
            <text:p>17,512070742275</text:p>
          </table:table-cell>
          <table:table-cell office:value-type="float" office:value="22.566591570538" calcext:value-type="float">
            <text:p>22,566591570538</text:p>
          </table:table-cell>
          <table:table-cell office:value-type="float" office:value="-42.837907011751" calcext:value-type="float">
            <text:p>-42,837907011751</text:p>
          </table:table-cell>
          <table:table-cell office:value-type="float" office:value="0.652754888400455" calcext:value-type="float">
            <text:p>0,652754888400455</text:p>
          </table:table-cell>
          <table:table-cell office:value-type="float" office:value="0.277767639230576" calcext:value-type="float">
            <text:p>0,277767639230576</text:p>
          </table:table-cell>
          <table:table-cell office:value-type="float" office:value="0.277768734420708" calcext:value-type="float">
            <text:p>0,277768734420708</text:p>
          </table:table-cell>
          <table:table-cell office:value-type="float" office:value="0.277769661149895" calcext:value-type="float">
            <text:p>0,277769661149895</text:p>
          </table:table-cell>
          <table:table-cell office:value-type="float" office:value="0.652763128254305" calcext:value-type="float">
            <text:p>0,652763128254305</text:p>
          </table:table-cell>
          <table:table-cell office:value-type="float" office:value="0.277771133306903" calcext:value-type="float">
            <text:p>0,277771133306903</text:p>
          </table:table-cell>
          <table:table-cell office:value-type="float" office:value="0.0972222233334518" calcext:value-type="float">
            <text:p>0,097222223333452</text:p>
          </table:table-cell>
          <table:table-cell office:value-type="float" office:value="0.652766700424059" calcext:value-type="float">
            <text:p>0,652766700424059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6" calcext:value-type="float">
            <text:p>1,6</text:p>
          </table:table-cell>
          <table:table-cell office:value-type="float" office:value="0.505785104" calcext:value-type="float">
            <text:p>0,505785104</text:p>
          </table:table-cell>
          <table:table-cell table:formula="of:=AVERAGE([.E129:.F129])" office:value-type="float" office:value="-0.0000514928781761384" calcext:value-type="float">
            <text:p>-5,14928781761384E-05</text:p>
          </table:table-cell>
          <table:table-cell office:value-type="float" office:value="-0.0000529857563522768" calcext:value-type="float">
            <text:p>-5,30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7017992" calcext:value-type="float">
            <text:p>-7,02E-05</text:p>
          </table:table-cell>
          <table:table-cell table:style-name="ce2" office:value-type="float" office:value="-0.000062380665" calcext:value-type="float">
            <text:p>-6,24E-05</text:p>
          </table:table-cell>
          <table:table-cell table:style-name="ce2" office:value-type="float" office:value="-0.00005581114" calcext:value-type="float">
            <text:p>-5,58E-05</text:p>
          </table:table-cell>
          <table:table-cell table:style-name="ce2" office:value-type="float" office:value="-0.000050220138" calcext:value-type="float">
            <text:p>-5,02E-05</text:p>
          </table:table-cell>
          <table:table-cell table:style-name="ce2" office:value-type="float" office:value="-0.000045436134" calcext:value-type="float">
            <text:p>-4,54E-05</text:p>
          </table:table-cell>
          <table:table-cell table:style-name="ce2" office:value-type="float" office:value="-0.000041309329" calcext:value-type="float">
            <text:p>-4,13E-05</text:p>
          </table:table-cell>
          <table:table-cell table:style-name="ce2" office:value-type="float" office:value="-0.000037716264" calcext:value-type="float">
            <text:p>-3,77E-05</text:p>
          </table:table-cell>
          <table:table-cell office:value-type="float" office:value="0.505779493252124" calcext:value-type="float">
            <text:p>0,505779493252124</text:p>
          </table:table-cell>
          <table:table-cell office:value-type="float" office:value="0.505781645161878" calcext:value-type="float">
            <text:p>0,505781645161878</text:p>
          </table:table-cell>
          <table:table-cell office:value-type="float" office:value="0.505783448569937" calcext:value-type="float">
            <text:p>0,505783448569937</text:p>
          </table:table-cell>
          <table:table-cell office:value-type="float" office:value="0.505784974800743" calcext:value-type="float">
            <text:p>0,505784974800743</text:p>
          </table:table-cell>
          <table:table-cell office:value-type="float" office:value="0.505786277682435" calcext:value-type="float">
            <text:p>0,505786277682435</text:p>
          </table:table-cell>
          <table:table-cell office:value-type="float" office:value="0.505787398929124" calcext:value-type="float">
            <text:p>0,505787398929124</text:p>
          </table:table-cell>
          <table:table-cell office:value-type="float" office:value="0.505788370907076" calcext:value-type="float">
            <text:p>0,505788370907076</text:p>
          </table:table-cell>
          <table:table-cell office:value-type="float" office:value="0.505789218889511" calcext:value-type="float">
            <text:p>0,505789218889511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7" calcext:value-type="float">
            <text:p>1,7</text:p>
          </table:table-cell>
          <table:table-cell office:value-type="float" office:value="0.390967007" calcext:value-type="float">
            <text:p>0,390967007</text:p>
          </table:table-cell>
          <table:table-cell table:formula="of:=AVERAGE([.E130:.F130])" office:value-type="float" office:value="-0.0000535103395730937" calcext:value-type="float">
            <text:p>-5,35103395730937E-05</text:p>
          </table:table-cell>
          <table:table-cell office:value-type="float" office:value="-0.0000570206791461875" calcext:value-type="float">
            <text:p>-5,70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75524185" calcext:value-type="float">
            <text:p>-7,55E-05</text:p>
          </table:table-cell>
          <table:table-cell table:style-name="ce2" office:value-type="float" office:value="-0.000067131403" calcext:value-type="float">
            <text:p>-6,71E-05</text:p>
          </table:table-cell>
          <table:table-cell table:style-name="ce2" office:value-type="float" office:value="-0.000060054648" calcext:value-type="float">
            <text:p>-6,01E-05</text:p>
          </table:table-cell>
          <table:table-cell table:style-name="ce2" office:value-type="float" office:value="-0.000054051095" calcext:value-type="float">
            <text:p>-5,41E-05</text:p>
          </table:table-cell>
          <table:table-cell table:style-name="ce2" office:value-type="float" office:value="-0.000048895548" calcext:value-type="float">
            <text:p>-4,89E-05</text:p>
          </table:table-cell>
          <table:table-cell table:style-name="ce2" office:value-type="float" office:value="-0.000044455346" calcext:value-type="float">
            <text:p>-4,45E-05</text:p>
          </table:table-cell>
          <table:table-cell table:style-name="ce2" office:value-type="float" office:value="-0.000040588631" calcext:value-type="float">
            <text:p>-4,06E-05</text:p>
          </table:table-cell>
          <table:table-cell office:value-type="float" office:value="0.390962339782609" calcext:value-type="float">
            <text:p>0,390962339782609</text:p>
          </table:table-cell>
          <table:table-cell office:value-type="float" office:value="0.390964129856717" calcext:value-type="float">
            <text:p>0,390964129856717</text:p>
          </table:table-cell>
          <table:table-cell office:value-type="float" office:value="0.390965630037643" calcext:value-type="float">
            <text:p>0,390965630037643</text:p>
          </table:table-cell>
          <table:table-cell office:value-type="float" office:value="0.390966899500384" calcext:value-type="float">
            <text:p>0,390966899500384</text:p>
          </table:table-cell>
          <table:table-cell office:value-type="float" office:value="0.390967983441473" calcext:value-type="float">
            <text:p>0,390967983441473</text:p>
          </table:table-cell>
          <table:table-cell office:value-type="float" office:value="0.390968916144341" calcext:value-type="float">
            <text:p>0,390968916144341</text:p>
          </table:table-cell>
          <table:table-cell office:value-type="float" office:value="0.390969724693678" calcext:value-type="float">
            <text:p>0,390969724693678</text:p>
          </table:table-cell>
          <table:table-cell office:value-type="float" office:value="0.390970430096035" calcext:value-type="float">
            <text:p>0,390970430096035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75" calcext:value-type="float">
            <text:p>1,75</text:p>
          </table:table-cell>
          <table:table-cell office:value-type="float" office:value="0.342919952" calcext:value-type="float">
            <text:p>0,342919952</text:p>
          </table:table-cell>
          <table:table-cell table:formula="of:=AVERAGE([.E131:.F131])" office:value-type="float" office:value="-0.0000547479462924302" calcext:value-type="float">
            <text:p>-5,47479462924302E-05</text:p>
          </table:table-cell>
          <table:table-cell office:value-type="float" office:value="-0.0000594958925848603" calcext:value-type="float">
            <text:p>-5,95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78802578" calcext:value-type="float">
            <text:p>-7,88E-05</text:p>
          </table:table-cell>
          <table:table-cell table:style-name="ce2" office:value-type="float" office:value="-0.000070045985" calcext:value-type="float">
            <text:p>-7,00E-05</text:p>
          </table:table-cell>
          <table:table-cell table:style-name="ce2" office:value-type="float" office:value="-0.000062661052" calcext:value-type="float">
            <text:p>-6,27E-05</text:p>
          </table:table-cell>
          <table:table-cell table:style-name="ce2" office:value-type="float" office:value="-0.000056397588" calcext:value-type="float">
            <text:p>-5,64E-05</text:p>
          </table:table-cell>
          <table:table-cell table:style-name="ce2" office:value-type="float" office:value="-0.000051017312" calcext:value-type="float">
            <text:p>-5,10E-05</text:p>
          </table:table-cell>
          <table:table-cell table:style-name="ce2" office:value-type="float" office:value="-0.000046385461" calcext:value-type="float">
            <text:p>-4,64E-05</text:p>
          </table:table-cell>
          <table:table-cell table:style-name="ce2" office:value-type="float" office:value="-0.000042350851" calcext:value-type="float">
            <text:p>-4,24E-05</text:p>
          </table:table-cell>
          <table:table-cell office:value-type="float" office:value="0.342915681079736" calcext:value-type="float">
            <text:p>0,342915681079736</text:p>
          </table:table-cell>
          <table:table-cell office:value-type="float" office:value="0.342917319320963" calcext:value-type="float">
            <text:p>0,342917319320963</text:p>
          </table:table-cell>
          <table:table-cell office:value-type="float" office:value="0.34291869226774" calcext:value-type="float">
            <text:p>0,34291869226774</text:p>
          </table:table-cell>
          <table:table-cell office:value-type="float" office:value="0.342919854047019" calcext:value-type="float">
            <text:p>0,342919854047019</text:p>
          </table:table-cell>
          <table:table-cell office:value-type="float" office:value="0.342920846053206" calcext:value-type="float">
            <text:p>0,342920846053206</text:p>
          </table:table-cell>
          <table:table-cell office:value-type="float" office:value="0.342921699633295" calcext:value-type="float">
            <text:p>0,342921699633295</text:p>
          </table:table-cell>
          <table:table-cell office:value-type="float" office:value="0.342922439608504" calcext:value-type="float">
            <text:p>0,342922439608504</text:p>
          </table:table-cell>
          <table:table-cell office:value-type="float" office:value="0.342923085184597" calcext:value-type="float">
            <text:p>0,342923085184597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8" calcext:value-type="float">
            <text:p>1,8</text:p>
          </table:table-cell>
          <table:table-cell office:value-type="float" office:value="0.300016479" calcext:value-type="float">
            <text:p>0,300016479</text:p>
          </table:table-cell>
          <table:table-cell table:formula="of:=AVERAGE([.E132:.F132])" office:value-type="float" office:value="-0.0000561826435588332" calcext:value-type="float">
            <text:p>-5,61826435588332E-05</text:p>
          </table:table-cell>
          <table:table-cell office:value-type="float" office:value="-0.0000623652871176664" calcext:value-type="float">
            <text:p>-6,24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82612244" calcext:value-type="float">
            <text:p>-8,26E-05</text:p>
          </table:table-cell>
          <table:table-cell table:style-name="ce2" office:value-type="float" office:value="-0.000073415015" calcext:value-type="float">
            <text:p>-7,34E-05</text:p>
          </table:table-cell>
          <table:table-cell table:style-name="ce2" office:value-type="float" office:value="-0.000065692352" calcext:value-type="float">
            <text:p>-6,57E-05</text:p>
          </table:table-cell>
          <table:table-cell table:style-name="ce2" office:value-type="float" office:value="-0.00005911734" calcext:value-type="float">
            <text:p>-5,91E-05</text:p>
          </table:table-cell>
          <table:table-cell table:style-name="ce2" office:value-type="float" office:value="-0.000053477661" calcext:value-type="float">
            <text:p>-5,35E-05</text:p>
          </table:table-cell>
          <table:table-cell table:style-name="ce2" office:value-type="float" office:value="-0.000048622355" calcext:value-type="float">
            <text:p>-4,86E-05</text:p>
          </table:table-cell>
          <table:table-cell table:style-name="ce2" office:value-type="float" office:value="-0.00004438206" calcext:value-type="float">
            <text:p>-4,44E-05</text:p>
          </table:table-cell>
          <table:table-cell office:value-type="float" office:value="0.300012561681555" calcext:value-type="float">
            <text:p>0,300012561681555</text:p>
          </table:table-cell>
          <table:table-cell office:value-type="float" office:value="0.300014064249054" calcext:value-type="float">
            <text:p>0,300014064249054</text:p>
          </table:table-cell>
          <table:table-cell office:value-type="float" office:value="0.300015323196456" calcext:value-type="float">
            <text:p>0,300015323196456</text:p>
          </table:table-cell>
          <table:table-cell office:value-type="float" office:value="0.300016388793649" calcext:value-type="float">
            <text:p>0,300016388793649</text:p>
          </table:table-cell>
          <table:table-cell office:value-type="float" office:value="0.300017298541668" calcext:value-type="float">
            <text:p>0,300017298541668</text:p>
          </table:table-cell>
          <table:table-cell office:value-type="float" office:value="0.300018081342984" calcext:value-type="float">
            <text:p>0,300018081342984</text:p>
          </table:table-cell>
          <table:table-cell office:value-type="float" office:value="0.300018759958466" calcext:value-type="float">
            <text:p>0,300018759958466</text:p>
          </table:table-cell>
          <table:table-cell office:value-type="float" office:value="0.300019351854292" calcext:value-type="float">
            <text:p>0,300019351854292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9" calcext:value-type="float">
            <text:p>1,9</text:p>
          </table:table-cell>
          <table:table-cell office:value-type="float" office:value="0.227084325" calcext:value-type="float">
            <text:p>0,227084325</text:p>
          </table:table-cell>
          <table:table-cell table:formula="of:=AVERAGE([.E133:.F133])" office:value-type="float" office:value="-0.0000648462542637912" calcext:value-type="float">
            <text:p>-6,48462542637912E-05</text:p>
          </table:table-cell>
          <table:table-cell office:value-type="float" office:value="-0.0000696925085275824" calcext:value-type="float">
            <text:p>-6,97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92308005" calcext:value-type="float">
            <text:p>-9,23E-05</text:p>
          </table:table-cell>
          <table:table-cell table:style-name="ce2" office:value-type="float" office:value="-0.00008205202" calcext:value-type="float">
            <text:p>-8,21E-05</text:p>
          </table:table-cell>
          <table:table-cell table:style-name="ce2" office:value-type="float" office:value="-0.000073398777" calcext:value-type="float">
            <text:p>-7,34E-05</text:p>
          </table:table-cell>
          <table:table-cell table:style-name="ce2" office:value-type="float" office:value="-0.000066063708" calcext:value-type="float">
            <text:p>-6,61E-05</text:p>
          </table:table-cell>
          <table:table-cell table:style-name="ce2" office:value-type="float" office:value="-0.000059758739" calcext:value-type="float">
            <text:p>-5,98E-05</text:p>
          </table:table-cell>
          <table:table-cell table:style-name="ce2" office:value-type="float" office:value="-0.000054336096" calcext:value-type="float">
            <text:p>-5,43E-05</text:p>
          </table:table-cell>
          <table:table-cell table:style-name="ce2" office:value-type="float" office:value="-0.000049609847" calcext:value-type="float">
            <text:p>-4,96E-05</text:p>
          </table:table-cell>
          <table:table-cell office:value-type="float" office:value="0.227081011714952" calcext:value-type="float">
            <text:p>0,227081011714952</text:p>
          </table:table-cell>
          <table:table-cell office:value-type="float" office:value="0.227082282495166" calcext:value-type="float">
            <text:p>0,227082282495166</text:p>
          </table:table-cell>
          <table:table-cell office:value-type="float" office:value="0.227083347505237" calcext:value-type="float">
            <text:p>0,227083347505237</text:p>
          </table:table-cell>
          <table:table-cell office:value-type="float" office:value="0.227084248680007" calcext:value-type="float">
            <text:p>0,227084248680007</text:p>
          </table:table-cell>
          <table:table-cell office:value-type="float" office:value="0.227085018184722" calcext:value-type="float">
            <text:p>0,227085018184722</text:p>
          </table:table-cell>
          <table:table-cell office:value-type="float" office:value="0.227085680283552" calcext:value-type="float">
            <text:p>0,227085680283552</text:p>
          </table:table-cell>
          <table:table-cell office:value-type="float" office:value="0.227086254292393" calcext:value-type="float">
            <text:p>0,227086254292393</text:p>
          </table:table-cell>
          <table:table-cell office:value-type="float" office:value="0.2270867550738" calcext:value-type="float">
            <text:p>0,2270867550738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1.95" calcext:value-type="float">
            <text:p>1,95</text:p>
          </table:table-cell>
          <table:table-cell office:value-type="float" office:value="0.196011353" calcext:value-type="float">
            <text:p>0,196011353</text:p>
          </table:table-cell>
          <table:table-cell table:formula="of:=AVERAGE([.E134:.F134])" office:value-type="float" office:value="-0.0000672250160180369" calcext:value-type="float">
            <text:p>-6,72250160180369E-05</text:p>
          </table:table-cell>
          <table:table-cell office:value-type="float" office:value="-0.0000744500320360737" calcext:value-type="float">
            <text:p>-7,45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98623356" calcext:value-type="float">
            <text:p>-9,86E-05</text:p>
          </table:table-cell>
          <table:table-cell table:style-name="ce2" office:value-type="float" office:value="-0.000087639239" calcext:value-type="float">
            <text:p>-8,76E-05</text:p>
          </table:table-cell>
          <table:table-cell table:style-name="ce2" office:value-type="float" office:value="-0.000078423456" calcext:value-type="float">
            <text:p>-7,84E-05</text:p>
          </table:table-cell>
          <table:table-cell table:style-name="ce2" office:value-type="float" office:value="-0.000070573179" calcext:value-type="float">
            <text:p>-7,06E-05</text:p>
          </table:table-cell>
          <table:table-cell table:style-name="ce2" office:value-type="float" office:value="-0.000063837946" calcext:value-type="float">
            <text:p>-6,38E-05</text:p>
          </table:table-cell>
          <table:table-cell table:style-name="ce2" office:value-type="float" office:value="-0.000058044992" calcext:value-type="float">
            <text:p>-5,80E-05</text:p>
          </table:table-cell>
          <table:table-cell table:style-name="ce2" office:value-type="float" office:value="-0.000052979116" calcext:value-type="float">
            <text:p>-5,30E-05</text:p>
          </table:table-cell>
          <table:table-cell office:value-type="float" office:value="0.196008297698957" calcext:value-type="float">
            <text:p>0,196008297698957</text:p>
          </table:table-cell>
          <table:table-cell office:value-type="float" office:value="0.196009469636789" calcext:value-type="float">
            <text:p>0,196009469636789</text:p>
          </table:table-cell>
          <table:table-cell office:value-type="float" office:value="0.196010451513387" calcext:value-type="float">
            <text:p>0,196010451513387</text:p>
          </table:table-cell>
          <table:table-cell office:value-type="float" office:value="0.196011282626578" calcext:value-type="float">
            <text:p>0,196011282626578</text:p>
          </table:table-cell>
          <table:table-cell office:value-type="float" office:value="0.196011992175155" calcext:value-type="float">
            <text:p>0,196011992175155</text:p>
          </table:table-cell>
          <table:table-cell office:value-type="float" office:value="0.196012602687571" calcext:value-type="float">
            <text:p>0,196012602687571</text:p>
          </table:table-cell>
          <table:table-cell office:value-type="float" office:value="0.196013131972087" calcext:value-type="float">
            <text:p>0,196013131972087</text:p>
          </table:table-cell>
          <table:table-cell office:value-type="float" office:value="0.196013593586513" calcext:value-type="float">
            <text:p>0,196013593586513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2" calcext:value-type="float">
            <text:p>2</text:p>
          </table:table-cell>
          <table:table-cell office:value-type="float" office:value="0.167962093" calcext:value-type="float">
            <text:p>0,167962093</text:p>
          </table:table-cell>
          <table:table-cell table:formula="of:=AVERAGE([.E135:.F135])" office:value-type="float" office:value="-0.0000751203273579833" calcext:value-type="float">
            <text:p>-7,51203273579833E-05</text:p>
          </table:table-cell>
          <table:table-cell office:value-type="float" office:value="-0.0000802406547159666" calcext:value-type="float">
            <text:p>-8,02E-05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0" calcext:value-type="float">
            <text:p>0</text:p>
          </table:table-cell>
          <table:table-cell office:value-type="float" office:value="-0.000106279126" calcext:value-type="float">
            <text:p>-0,000106279126</text:p>
          </table:table-cell>
          <table:table-cell table:style-name="ce2" office:value-type="float" office:value="-0.000094471692" calcext:value-type="float">
            <text:p>-9,45E-05</text:p>
          </table:table-cell>
          <table:table-cell table:style-name="ce2" office:value-type="float" office:value="-0.000084507032" calcext:value-type="float">
            <text:p>-8,45E-05</text:p>
          </table:table-cell>
          <table:table-cell table:style-name="ce2" office:value-type="float" office:value="-0.000076062943" calcext:value-type="float">
            <text:p>-7,61E-05</text:p>
          </table:table-cell>
          <table:table-cell table:style-name="ce2" office:value-type="float" office:value="-0.000068801957" calcext:value-type="float">
            <text:p>-6,88E-05</text:p>
          </table:table-cell>
          <table:table-cell table:style-name="ce2" office:value-type="float" office:value="-0.000062560576" calcext:value-type="float">
            <text:p>-6,26E-05</text:p>
          </table:table-cell>
          <table:table-cell table:style-name="ce2" office:value-type="float" office:value="-0.000057118849" calcext:value-type="float">
            <text:p>-5,71E-05</text:p>
          </table:table-cell>
          <table:table-cell office:value-type="float" office:value="0.167959271668331" calcext:value-type="float">
            <text:p>0,167959271668331</text:p>
          </table:table-cell>
          <table:table-cell office:value-type="float" office:value="0.167960353855542" calcext:value-type="float">
            <text:p>0,167960353855542</text:p>
          </table:table-cell>
          <table:table-cell office:value-type="float" office:value="0.167961260819054" calcext:value-type="float">
            <text:p>0,167961260819054</text:p>
          </table:table-cell>
          <table:table-cell office:value-type="float" office:value="0.16796202824595" calcext:value-type="float">
            <text:p>0,16796202824595</text:p>
          </table:table-cell>
          <table:table-cell office:value-type="float" office:value="0.167962683554256" calcext:value-type="float">
            <text:p>0,167962683554256</text:p>
          </table:table-cell>
          <table:table-cell office:value-type="float" office:value="0.167963247382211" calcext:value-type="float">
            <text:p>0,167963247382211</text:p>
          </table:table-cell>
          <table:table-cell office:value-type="float" office:value="0.167963736209551" calcext:value-type="float">
            <text:p>0,167963736209551</text:p>
          </table:table-cell>
          <table:table-cell office:value-type="float" office:value="0.167964162675645" calcext:value-type="float">
            <text:p>0,167964162675645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2.1" calcext:value-type="float">
            <text:p>2,1</text:p>
          </table:table-cell>
          <table:table-cell office:value-type="float" office:value="0.119568317" calcext:value-type="float">
            <text:p>0,119568317</text:p>
          </table:table-cell>
          <table:table-cell table:formula="of:=AVERAGE([.E136:.F136])" office:value-type="float" office:value="-0.0000882808962014639" calcext:value-type="float">
            <text:p>-8,82808962014639E-05</text:p>
          </table:table-cell>
          <table:table-cell office:value-type="float" office:value="-0.0000965617924029278" calcext:value-type="float">
            <text:p>-9,66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 office:value-type="float" office:value="-0.00012791971" calcext:value-type="float">
            <text:p>-0,00012791971</text:p>
          </table:table-cell>
          <table:table-cell office:value-type="float" office:value="-0.00011366559" calcext:value-type="float">
            <text:p>-0,00011366559</text:p>
          </table:table-cell>
          <table:table-cell office:value-type="float" office:value="-0.000101718092" calcext:value-type="float">
            <text:p>-0,000101718092</text:p>
          </table:table-cell>
          <table:table-cell table:style-name="ce2" office:value-type="float" office:value="-0.000091534248" calcext:value-type="float">
            <text:p>-9,15E-05</text:p>
          </table:table-cell>
          <table:table-cell table:style-name="ce2" office:value-type="float" office:value="-0.00008279405" calcext:value-type="float">
            <text:p>-8,28E-05</text:p>
          </table:table-cell>
          <table:table-cell table:style-name="ce2" office:value-type="float" office:value="-0.00007528586" calcext:value-type="float">
            <text:p>-7,53E-05</text:p>
          </table:table-cell>
          <table:table-cell table:style-name="ce2" office:value-type="float" office:value="-0.000068708943" calcext:value-type="float">
            <text:p>-6,87E-05</text:p>
          </table:table-cell>
          <table:table-cell office:value-type="float" office:value="0.119565900024097" calcext:value-type="float">
            <text:p>0,119565900024097</text:p>
          </table:table-cell>
          <table:table-cell office:value-type="float" office:value="0.119566827271296" calcext:value-type="float">
            <text:p>0,119566827271296</text:p>
          </table:table-cell>
          <table:table-cell office:value-type="float" office:value="0.119567604092898" calcext:value-type="float">
            <text:p>0,119567604092898</text:p>
          </table:table-cell>
          <table:table-cell office:value-type="float" office:value="0.119568261670449" calcext:value-type="float">
            <text:p>0,119568261670449</text:p>
          </table:table-cell>
          <table:table-cell office:value-type="float" office:value="0.119568823055891" calcext:value-type="float">
            <text:p>0,119568823055891</text:p>
          </table:table-cell>
          <table:table-cell office:value-type="float" office:value="0.119569306059349" calcext:value-type="float">
            <text:p>0,119569306059349</text:p>
          </table:table-cell>
          <table:table-cell office:value-type="float" office:value="0.11956972482759" calcext:value-type="float">
            <text:p>0,11956972482759</text:p>
          </table:table-cell>
          <table:table-cell office:value-type="float" office:value="0.119570090022024" calcext:value-type="float">
            <text:p>0,119570090022024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2.2" calcext:value-type="float">
            <text:p>2,2</text:p>
          </table:table-cell>
          <table:table-cell office:value-type="float" office:value="0.079610979" calcext:value-type="float">
            <text:p>0,079610979</text:p>
          </table:table-cell>
          <table:table-cell table:formula="of:=AVERAGE([.E137:.F137])" office:value-type="float" office:value="-0.00011744427179938" calcext:value-type="float">
            <text:p>-0,000117444271799</text:p>
          </table:table-cell>
          <table:table-cell table:style-name="Default" office:value-type="float" office:value="-0.00012488854359876" calcext:value-type="float">
            <text:p>-0,000124888543599</text:p>
          </table:table-cell>
          <table:table-cell office:value-type="float" office:value="-0.00011" calcext:value-type="float">
            <text:p>-0,00011</text:p>
          </table:table-cell>
          <table:table-cell office:value-type="float" office:value="0" calcext:value-type="float">
            <text:p>0</text:p>
          </table:table-cell>
          <table:table-cell office:value-type="float" office:value="-0.000165415954" calcext:value-type="float">
            <text:p>-0,000165415954</text:p>
          </table:table-cell>
          <table:table-cell office:value-type="float" office:value="-0.000147043617" calcext:value-type="float">
            <text:p>-0,000147043617</text:p>
          </table:table-cell>
          <table:table-cell office:value-type="float" office:value="-0.000131559471" calcext:value-type="float">
            <text:p>-0,000131559471</text:p>
          </table:table-cell>
          <table:table-cell office:value-type="float" office:value="-0.000118350577" calcext:value-type="float">
            <text:p>-0,000118350577</text:p>
          </table:table-cell>
          <table:table-cell office:value-type="float" office:value="-0.00010707593" calcext:value-type="float">
            <text:p>-0,00010707593</text:p>
          </table:table-cell>
          <table:table-cell table:style-name="ce2" office:value-type="float" office:value="-0.000097374379" calcext:value-type="float">
            <text:p>-9,74E-05</text:p>
          </table:table-cell>
          <table:table-cell table:style-name="ce2" office:value-type="float" office:value="-0.000088903634" calcext:value-type="float">
            <text:p>-8,89E-05</text:p>
          </table:table-cell>
          <table:table-cell office:value-type="float" office:value="0.0796088976987791" calcext:value-type="float">
            <text:p>0,079608897698779</text:p>
          </table:table-cell>
          <table:table-cell office:value-type="float" office:value="0.0796096960430698" calcext:value-type="float">
            <text:p>0,07960969604307</text:p>
          </table:table-cell>
          <table:table-cell office:value-type="float" office:value="0.0796103651478552" calcext:value-type="float">
            <text:p>0,079610365147855</text:p>
          </table:table-cell>
          <table:table-cell office:value-type="float" office:value="0.0796109314227759" calcext:value-type="float">
            <text:p>0,079610931422776</text:p>
          </table:table-cell>
          <table:table-cell office:value-type="float" office:value="0.079611414709645" calcext:value-type="float">
            <text:p>0,079611414709645</text:p>
          </table:table-cell>
          <table:table-cell office:value-type="float" office:value="0.0796118306208402" calcext:value-type="float">
            <text:p>0,07961183062084</text:p>
          </table:table-cell>
          <table:table-cell office:value-type="float" office:value="0.0796121912519145" calcext:value-type="float">
            <text:p>0,079612191251915</text:p>
          </table:table-cell>
          <table:table-cell office:value-type="float" office:value="0.079612505873803" calcext:value-type="float">
            <text:p>0,079612505873803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2.25" calcext:value-type="float">
            <text:p>2,25</text:p>
          </table:table-cell>
          <table:table-cell office:value-type="float" office:value="0.062238233" calcext:value-type="float">
            <text:p>0,062238233</text:p>
          </table:table-cell>
          <table:table-cell table:formula="of:=AVERAGE([.E138:.F138])" office:value-type="float" office:value="-0.000139251407721095" calcext:value-type="float">
            <text:p>-0,000139251407721</text:p>
          </table:table-cell>
          <table:table-cell table:style-name="Default" office:value-type="float" office:value="-0.00014850281544219" calcext:value-type="float">
            <text:p>-0,000148502815442</text:p>
          </table:table-cell>
          <table:table-cell office:value-type="float" office:value="-0.00013" calcext:value-type="float">
            <text:p>-0,00013</text:p>
          </table:table-cell>
          <table:table-cell office:value-type="float" office:value="0" calcext:value-type="float">
            <text:p>0</text:p>
          </table:table-cell>
          <table:table-cell office:value-type="float" office:value="-0.000196738695" calcext:value-type="float">
            <text:p>-0,000196738695</text:p>
          </table:table-cell>
          <table:table-cell office:value-type="float" office:value="-0.000174802183" calcext:value-type="float">
            <text:p>-0,000174802183</text:p>
          </table:table-cell>
          <table:table-cell office:value-type="float" office:value="-0.000156438115" calcext:value-type="float">
            <text:p>-0,000156438115</text:p>
          </table:table-cell>
          <table:table-cell office:value-type="float" office:value="-0.00014077222" calcext:value-type="float">
            <text:p>-0,00014077222</text:p>
          </table:table-cell>
          <table:table-cell office:value-type="float" office:value="-0.000127321509" calcext:value-type="float">
            <text:p>-0,000127321509</text:p>
          </table:table-cell>
          <table:table-cell office:value-type="float" office:value="-0.000115784838" calcext:value-type="float">
            <text:p>-0,000115784838</text:p>
          </table:table-cell>
          <table:table-cell office:value-type="float" office:value="-0.000105657636" calcext:value-type="float">
            <text:p>-0,000105657636</text:p>
          </table:table-cell>
          <table:table-cell office:value-type="float" office:value="0.0622362979073906" calcext:value-type="float">
            <text:p>0,062236297907391</text:p>
          </table:table-cell>
          <table:table-cell office:value-type="float" office:value="0.0622370402171484" calcext:value-type="float">
            <text:p>0,062237040217148</text:p>
          </table:table-cell>
          <table:table-cell office:value-type="float" office:value="0.0622376620563847" calcext:value-type="float">
            <text:p>0,062237662056385</text:p>
          </table:table-cell>
          <table:table-cell office:value-type="float" office:value="0.0622381884755959" calcext:value-type="float">
            <text:p>0,062238188475596</text:p>
          </table:table-cell>
          <table:table-cell office:value-type="float" office:value="0.0622386378786971" calcext:value-type="float">
            <text:p>0,062238637878697</text:p>
          </table:table-cell>
          <table:table-cell office:value-type="float" office:value="0.0622390245086392" calcext:value-type="float">
            <text:p>0,062239024508639</text:p>
          </table:table-cell>
          <table:table-cell office:value-type="float" office:value="0.0622393597483763" calcext:value-type="float">
            <text:p>0,062239359748376</text:p>
          </table:table-cell>
          <table:table-cell office:value-type="float" office:value="0.062239652066682" calcext:value-type="float">
            <text:p>0,062239652066682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2.5" calcext:value-type="float">
            <text:p>2,5</text:p>
          </table:table-cell>
          <table:table-cell office:value-type="float" office:value="0.223734109" calcext:value-type="float">
            <text:p>0,223734109</text:p>
          </table:table-cell>
          <table:table-cell table:style-name="ce1" table:formula="of:=AVERAGE([.E139:.F139])" office:value-type="float" office:value="7.46032745411158" calcext:value-type="float">
            <text:p>7,46032745411158</text:p>
          </table:table-cell>
          <table:table-cell table:style-name="ce3" office:value-type="float" office:value="12.3671049082232" calcext:value-type="float">
            <text:p>12,3671049082232</text:p>
          </table:table-cell>
          <table:table-cell table:style-name="ce1" office:value-type="float" office:value="2.55355" calcext:value-type="float">
            <text:p>2,55355</text:p>
          </table:table-cell>
          <table:table-cell office:value-type="float" office:value="0" calcext:value-type="float">
            <text:p>0</text:p>
          </table:table-cell>
          <table:table-cell office:value-type="float" office:value="11.61978783634" calcext:value-type="float">
            <text:p>11,61978783634</text:p>
          </table:table-cell>
          <table:table-cell office:value-type="float" office:value="66.190865793192" calcext:value-type="float">
            <text:p>66,190865793192</text:p>
          </table:table-cell>
          <table:table-cell office:value-type="float" office:value="0.001370734282" calcext:value-type="float">
            <text:p>0,001370734282</text:p>
          </table:table-cell>
          <table:table-cell office:value-type="float" office:value="-87.4952826543" calcext:value-type="float">
            <text:p>-87,4952826543</text:p>
          </table:table-cell>
          <table:table-cell office:value-type="float" office:value="14.438306325811" calcext:value-type="float">
            <text:p>14,438306325811</text:p>
          </table:table-cell>
          <table:table-cell office:value-type="float" office:value="-15.14313254308" calcext:value-type="float">
            <text:p>-15,14313254308</text:p>
          </table:table-cell>
          <table:table-cell office:value-type="float" office:value="100.966497517252" calcext:value-type="float">
            <text:p>100,966497517252</text:p>
          </table:table-cell>
          <table:table-cell office:value-type="float" office:value="0.444954222303839" calcext:value-type="float">
            <text:p>0,444954222303839</text:p>
          </table:table-cell>
          <table:table-cell office:value-type="float" office:value="0.219977696679137" calcext:value-type="float">
            <text:p>0,219977696679137</text:p>
          </table:table-cell>
          <table:table-cell office:value-type="float" office:value="0.00500361806148646" calcext:value-type="float">
            <text:p>0,005003618061486</text:p>
          </table:table-cell>
          <table:table-cell office:value-type="float" office:value="0.00500324724811773" calcext:value-type="float">
            <text:p>0,005003247248118</text:p>
          </table:table-cell>
          <table:table-cell office:value-type="float" office:value="0.444970702075152" calcext:value-type="float">
            <text:p>0,444970702075152</text:p>
          </table:table-cell>
          <table:table-cell office:value-type="float" office:value="0.219985383608174" calcext:value-type="float">
            <text:p>0,219985383608174</text:p>
          </table:table-cell>
          <table:table-cell office:value-type="float" office:value="0.444975786651133" calcext:value-type="float">
            <text:p>0,444975786651133</text:p>
          </table:table-cell>
          <table:table-cell office:value-type="float" office:value="0.00500221639602735" calcext:value-type="float">
            <text:p>0,005002216396027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2.75" calcext:value-type="float">
            <text:p>2,75</text:p>
          </table:table-cell>
          <table:table-cell office:value-type="float" office:value="0.288011302" calcext:value-type="float">
            <text:p>0,288011302</text:p>
          </table:table-cell>
          <table:table-cell table:formula="of:=AVERAGE([.E140:.F140])" office:value-type="float" office:value="-0.000159397547726792" calcext:value-type="float">
            <text:p>-0,000159397547727</text:p>
          </table:table-cell>
          <table:table-cell table:style-name="Default" office:value-type="float" office:value="-0.000168795095453584" calcext:value-type="float">
            <text:p>-0,000168795095454</text:p>
          </table:table-cell>
          <table:table-cell office:value-type="float" office:value="-0.00015" calcext:value-type="float">
            <text:p>-0,00015</text:p>
          </table:table-cell>
          <table:table-cell office:value-type="float" office:value="0" calcext:value-type="float">
            <text:p>0</text:p>
          </table:table-cell>
          <table:table-cell office:value-type="float" office:value="-0.000223574475" calcext:value-type="float">
            <text:p>-0,000223574475</text:p>
          </table:table-cell>
          <table:table-cell office:value-type="float" office:value="-0.000198722082" calcext:value-type="float">
            <text:p>-0,000198722082</text:p>
          </table:table-cell>
          <table:table-cell office:value-type="float" office:value="-0.000177792568" calcext:value-type="float">
            <text:p>-0,000177792568</text:p>
          </table:table-cell>
          <table:table-cell office:value-type="float" office:value="-0.00015999102" calcext:value-type="float">
            <text:p>-0,00015999102</text:p>
          </table:table-cell>
          <table:table-cell office:value-type="float" office:value="-0.000144747921" calcext:value-type="float">
            <text:p>-0,000144747921</text:p>
          </table:table-cell>
          <table:table-cell office:value-type="float" office:value="-0.000131593124" calcext:value-type="float">
            <text:p>-0,000131593124</text:p>
          </table:table-cell>
          <table:table-cell office:value-type="float" office:value="-0.000120146075" calcext:value-type="float">
            <text:p>-0,000120146075</text:p>
          </table:table-cell>
          <table:table-cell office:value-type="float" office:value="0.288001124415503" calcext:value-type="float">
            <text:p>0,288001124415503</text:p>
          </table:table-cell>
          <table:table-cell office:value-type="float" office:value="0.288005028043188" calcext:value-type="float">
            <text:p>0,288005028043188</text:p>
          </table:table-cell>
          <table:table-cell office:value-type="float" office:value="0.288008299406918" calcext:value-type="float">
            <text:p>0,288008299406918</text:p>
          </table:table-cell>
          <table:table-cell office:value-type="float" office:value="0.288011067972033" calcext:value-type="float">
            <text:p>0,288011067972033</text:p>
          </table:table-cell>
          <table:table-cell office:value-type="float" office:value="0.288013431534905" calcext:value-type="float">
            <text:p>0,288013431534905</text:p>
          </table:table-cell>
          <table:table-cell office:value-type="float" office:value="0.288015465572102" calcext:value-type="float">
            <text:p>0,288015465572102</text:p>
          </table:table-cell>
          <table:table-cell office:value-type="float" office:value="0.288017228725857" calcext:value-type="float">
            <text:p>0,288017228725857</text:p>
          </table:table-cell>
          <table:table-cell office:value-type="float" office:value="0.288018766944962" calcext:value-type="float">
            <text:p>0,288018766944962</text:p>
          </table:table-cell>
        </table:table-row>
        <table:table-row table:style-name="ro1" table:visibility="filter">
          <table:table-cell office:value-type="string" calcext:value-type="string">
            <text:p>adf-2-z1</text:p>
          </table:table-cell>
          <table:table-cell office:value-type="float" office:value="3" calcext:value-type="float">
            <text:p>3</text:p>
          </table:table-cell>
          <table:table-cell office:value-type="float" office:value="0.178801136" calcext:value-type="float">
            <text:p>0,178801136</text:p>
          </table:table-cell>
          <table:table-cell table:formula="of:=AVERAGE([.E141:.F141])" office:value-type="float" office:value="-0.000193660595292953" calcext:value-type="float">
            <text:p>-0,000193660595293</text:p>
          </table:table-cell>
          <table:table-cell table:style-name="Default" office:value-type="float" office:value="-0.000207321190585905" calcext:value-type="float">
            <text:p>-0,000207321190586</text:p>
          </table:table-cell>
          <table:table-cell office:value-type="float" office:value="-0.00018" calcext:value-type="float">
            <text:p>-0,00018</text:p>
          </table:table-cell>
          <table:table-cell office:value-type="float" office:value="0" calcext:value-type="float">
            <text:p>0</text:p>
          </table:table-cell>
          <table:table-cell office:value-type="float" office:value="-0.000274604812" calcext:value-type="float">
            <text:p>-0,000274604812</text:p>
          </table:table-cell>
          <table:table-cell office:value-type="float" office:value="-0.000244080954" calcext:value-type="float">
            <text:p>-0,000244080954</text:p>
          </table:table-cell>
          <table:table-cell office:value-type="float" office:value="-0.000218358494" calcext:value-type="float">
            <text:p>-0,000218358494</text:p>
          </table:table-cell>
          <table:table-cell office:value-type="float" office:value="-0.000196520774" calcext:value-type="float">
            <text:p>-0,000196520774</text:p>
          </table:table-cell>
          <table:table-cell office:value-type="float" office:value="-0.000177782229" calcext:value-type="float">
            <text:p>-0,000177782229</text:p>
          </table:table-cell>
          <table:table-cell office:value-type="float" office:value="-0.000161628628" calcext:value-type="float">
            <text:p>-0,000161628628</text:p>
          </table:table-cell>
          <table:table-cell office:value-type="float" office:value="-0.000147568515" calcext:value-type="float">
            <text:p>-0,000147568515</text:p>
          </table:table-cell>
          <table:table-cell office:value-type="float" office:value="0.17879337610908" calcext:value-type="float">
            <text:p>0,17879337610908</text:p>
          </table:table-cell>
          <table:table-cell office:value-type="float" office:value="0.178796352652525" calcext:value-type="float">
            <text:p>0,178796352652525</text:p>
          </table:table-cell>
          <table:table-cell office:value-type="float" office:value="0.17879884710794" calcext:value-type="float">
            <text:p>0,17879884710794</text:p>
          </table:table-cell>
          <table:table-cell office:value-type="float" office:value="0.178800958026203" calcext:value-type="float">
            <text:p>0,178800958026203</text:p>
          </table:table-cell>
          <table:table-cell office:value-type="float" office:value="0.178802760384333" calcext:value-type="float">
            <text:p>0,178802760384333</text:p>
          </table:table-cell>
          <table:table-cell office:value-type="float" office:value="0.178804311330519" calcext:value-type="float">
            <text:p>0,178804311330519</text:p>
          </table:table-cell>
          <table:table-cell office:value-type="float" office:value="0.178805655759168" calcext:value-type="float">
            <text:p>0,178805655759168</text:p>
          </table:table-cell>
          <table:table-cell office:value-type="float" office:value="0.178806828671003" calcext:value-type="float">
            <text:p>0,178806828671003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" calcext:value-type="float">
            <text:p>1</text:p>
          </table:table-cell>
          <table:table-cell office:value-type="float" office:value="0.07861328" calcext:value-type="float">
            <text:p>0,07861328</text:p>
          </table:table-cell>
          <table:table-cell table:formula="of:=AVERAGE([.E142:.F142])" office:value-type="float" office:value="-0.0000000029128035999815" calcext:value-type="float">
            <text:p>-2,9128035999815E-09</text:p>
          </table:table-cell>
          <table:table-cell office:value-type="float" office:value="-0.00000000582560719996299" calcext:value-type="float">
            <text:p>-5,83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5261" calcext:value-type="float">
            <text:p>-5,26E-09</text:p>
          </table:table-cell>
          <table:table-cell table:style-name="ce2" office:value-type="float" office:value="-0.000000023117" calcext:value-type="float">
            <text:p>-2,31E-08</text:p>
          </table:table-cell>
          <table:table-cell table:style-name="ce2" office:value-type="float" office:value="0.000000011608" calcext:value-type="float">
            <text:p>1,16E-08</text:p>
          </table:table-cell>
          <table:table-cell table:style-name="ce2" office:value-type="float" office:value="-0.000000011633" calcext:value-type="float">
            <text:p>-1,16E-08</text:p>
          </table:table-cell>
          <table:table-cell table:style-name="ce2" office:value-type="float" office:value="0.00000002099" calcext:value-type="float">
            <text:p>2,10E-08</text:p>
          </table:table-cell>
          <table:table-cell table:style-name="ce2" office:value-type="float" office:value="-0.000000017473" calcext:value-type="float">
            <text:p>-1,75E-08</text:p>
          </table:table-cell>
          <table:table-cell table:style-name="ce2" office:value-type="float" office:value="-0.000000016109" calcext:value-type="float">
            <text:p>-1,61E-08</text:p>
          </table:table-cell>
          <table:table-cell office:value-type="float" office:value="0.0786132799894988" calcext:value-type="float">
            <text:p>0,078613279989499</text:p>
          </table:table-cell>
          <table:table-cell office:value-type="float" office:value="0.0786132800145703" calcext:value-type="float">
            <text:p>0,07861328001457</text:p>
          </table:table-cell>
          <table:table-cell office:value-type="float" office:value="0.0786132801184423" calcext:value-type="float">
            <text:p>0,078613280118442</text:p>
          </table:table-cell>
          <table:table-cell office:value-type="float" office:value="0.0786132800691052" calcext:value-type="float">
            <text:p>0,078613280069105</text:p>
          </table:table-cell>
          <table:table-cell office:value-type="float" office:value="0.0786132801160135" calcext:value-type="float">
            <text:p>0,078613280116014</text:p>
          </table:table-cell>
          <table:table-cell office:value-type="float" office:value="0.078613280035506" calcext:value-type="float">
            <text:p>0,078613280035506</text:p>
          </table:table-cell>
          <table:table-cell office:value-type="float" office:value="0.0786132800994057" calcext:value-type="float">
            <text:p>0,078613280099406</text:p>
          </table:table-cell>
          <table:table-cell office:value-type="float" office:value="0.0786132801556986" calcext:value-type="float">
            <text:p>0,078613280155699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1" calcext:value-type="float">
            <text:p>1,1</text:p>
          </table:table-cell>
          <table:table-cell office:value-type="float" office:value="0.071251642" calcext:value-type="float">
            <text:p>0,071251642</text:p>
          </table:table-cell>
          <table:table-cell table:formula="of:=AVERAGE([.E143:.F143])" office:value-type="float" office:value="-0.00000000309753194105755" calcext:value-type="float">
            <text:p>-3,09753194105755E-09</text:p>
          </table:table-cell>
          <table:table-cell office:value-type="float" office:value="-0.0000000061950638821151" calcext:value-type="float">
            <text:p>-6,20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5594" calcext:value-type="float">
            <text:p>-5,59E-09</text:p>
          </table:table-cell>
          <table:table-cell table:style-name="ce2" office:value-type="float" office:value="-0.000000024583" calcext:value-type="float">
            <text:p>-2,46E-08</text:p>
          </table:table-cell>
          <table:table-cell table:style-name="ce2" office:value-type="float" office:value="0.000000012344" calcext:value-type="float">
            <text:p>1,23E-08</text:p>
          </table:table-cell>
          <table:table-cell table:style-name="ce2" office:value-type="float" office:value="-0.000000012371" calcext:value-type="float">
            <text:p>-1,24E-08</text:p>
          </table:table-cell>
          <table:table-cell table:style-name="ce2" office:value-type="float" office:value="0.000000022322" calcext:value-type="float">
            <text:p>2,23E-08</text:p>
          </table:table-cell>
          <table:table-cell table:style-name="ce2" office:value-type="float" office:value="-0.000000018583" calcext:value-type="float">
            <text:p>-1,86E-08</text:p>
          </table:table-cell>
          <table:table-cell table:style-name="ce2" office:value-type="float" office:value="-0.00000001713" calcext:value-type="float">
            <text:p>-1,71E-08</text:p>
          </table:table-cell>
          <table:table-cell office:value-type="float" office:value="0.0712516422861996" calcext:value-type="float">
            <text:p>0,0712516422862</text:p>
          </table:table-cell>
          <table:table-cell office:value-type="float" office:value="0.0712516423103626" calcext:value-type="float">
            <text:p>0,071251642310363</text:p>
          </table:table-cell>
          <table:table-cell office:value-type="float" office:value="0.0712516424104815" calcext:value-type="float">
            <text:p>0,071251642410482</text:p>
          </table:table-cell>
          <table:table-cell office:value-type="float" office:value="0.0712516423629287" calcext:value-type="float">
            <text:p>0,071251642362929</text:p>
          </table:table-cell>
          <table:table-cell office:value-type="float" office:value="0.0712516424081401" calcext:value-type="float">
            <text:p>0,07125164240814</text:p>
          </table:table-cell>
          <table:table-cell office:value-type="float" office:value="0.0712516423305408" calcext:value-type="float">
            <text:p>0,071251642330541</text:p>
          </table:table-cell>
          <table:table-cell office:value-type="float" office:value="0.0712516423921353" calcext:value-type="float">
            <text:p>0,071251642392135</text:p>
          </table:table-cell>
          <table:table-cell office:value-type="float" office:value="0.0712516424463892" calcext:value-type="float">
            <text:p>0,071251642446389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2" calcext:value-type="float">
            <text:p>1,2</text:p>
          </table:table-cell>
          <table:table-cell office:value-type="float" office:value="0.062411837" calcext:value-type="float">
            <text:p>0,062411837</text:p>
          </table:table-cell>
          <table:table-cell table:formula="of:=AVERAGE([.E144:.F144])" office:value-type="float" office:value="-0.00000000386426684647376" calcext:value-type="float">
            <text:p>-3,86426684647376E-09</text:p>
          </table:table-cell>
          <table:table-cell office:value-type="float" office:value="-0.00000000772853369294753" calcext:value-type="float">
            <text:p>-7,73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52039" calcext:value-type="float">
            <text:p>-5,20E-08</text:p>
          </table:table-cell>
          <table:table-cell table:style-name="ce2" office:value-type="float" office:value="0.000000016829" calcext:value-type="float">
            <text:p>1,68E-08</text:p>
          </table:table-cell>
          <table:table-cell table:style-name="ce2" office:value-type="float" office:value="-0.000000032668" calcext:value-type="float">
            <text:p>-3,27E-08</text:p>
          </table:table-cell>
          <table:table-cell table:style-name="ce2" office:value-type="float" office:value="-0.000000013486" calcext:value-type="float">
            <text:p>-1,35E-08</text:p>
          </table:table-cell>
          <table:table-cell table:style-name="ce2" office:value-type="float" office:value="0.000000024336" calcext:value-type="float">
            <text:p>2,43E-08</text:p>
          </table:table-cell>
          <table:table-cell table:style-name="ce2" office:value-type="float" office:value="-0.000000020259" calcext:value-type="float">
            <text:p>-2,03E-08</text:p>
          </table:table-cell>
          <table:table-cell table:style-name="ce2" office:value-type="float" office:value="0.000000036024" calcext:value-type="float">
            <text:p>3,60E-08</text:p>
          </table:table-cell>
          <table:table-cell office:value-type="float" office:value="0.0624118367736108" calcext:value-type="float">
            <text:p>0,062411836773611</text:p>
          </table:table-cell>
          <table:table-cell office:value-type="float" office:value="0.0624118369705095" calcext:value-type="float">
            <text:p>0,06241183697051</text:p>
          </table:table-cell>
          <table:table-cell office:value-type="float" office:value="0.062411836910473" calcext:value-type="float">
            <text:p>0,062411836910473</text:p>
          </table:table-cell>
          <table:table-cell office:value-type="float" office:value="0.0624118370207094" calcext:value-type="float">
            <text:p>0,06241183702071</text:p>
          </table:table-cell>
          <table:table-cell office:value-type="float" office:value="0.0624118370638835" calcext:value-type="float">
            <text:p>0,062411837063884</text:p>
          </table:table-cell>
          <table:table-cell office:value-type="float" office:value="0.0624118369897794" calcext:value-type="float">
            <text:p>0,062411836989779</text:p>
          </table:table-cell>
          <table:table-cell office:value-type="float" office:value="0.0624118370486003" calcext:value-type="float">
            <text:p>0,0624118370486</text:p>
          </table:table-cell>
          <table:table-cell office:value-type="float" office:value="0.062411836948659" calcext:value-type="float">
            <text:p>0,062411836948659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25" calcext:value-type="float">
            <text:p>1,25</text:p>
          </table:table-cell>
          <table:table-cell office:value-type="float" office:value="0.057812499" calcext:value-type="float">
            <text:p>0,057812499</text:p>
          </table:table-cell>
          <table:table-cell table:formula="of:=AVERAGE([.E145:.F145])" office:value-type="float" office:value="-0.00000000406924230175367" calcext:value-type="float">
            <text:p>-4,06924230175367E-09</text:p>
          </table:table-cell>
          <table:table-cell office:value-type="float" office:value="-0.00000000813848460350734" calcext:value-type="float">
            <text:p>-8,14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7476" calcext:value-type="float">
            <text:p>-7,48E-09</text:p>
          </table:table-cell>
          <table:table-cell table:style-name="ce2" office:value-type="float" office:value="-0.000000032471" calcext:value-type="float">
            <text:p>-3,25E-08</text:p>
          </table:table-cell>
          <table:table-cell table:style-name="ce2" office:value-type="float" office:value="-0.000000034401" calcext:value-type="float">
            <text:p>-3,44E-08</text:p>
          </table:table-cell>
          <table:table-cell table:style-name="ce2" office:value-type="float" office:value="0.000000036719" calcext:value-type="float">
            <text:p>3,67E-08</text:p>
          </table:table-cell>
          <table:table-cell table:style-name="ce2" office:value-type="float" office:value="-0.000000027907" calcext:value-type="float">
            <text:p>-2,79E-08</text:p>
          </table:table-cell>
          <table:table-cell table:style-name="ce2" office:value-type="float" office:value="-0.000000021334" calcext:value-type="float">
            <text:p>-2,13E-08</text:p>
          </table:table-cell>
          <table:table-cell table:style-name="ce2" office:value-type="float" office:value="0.000000037936" calcext:value-type="float">
            <text:p>3,79E-08</text:p>
          </table:table-cell>
          <table:table-cell office:value-type="float" office:value="0.0578124986987116" calcext:value-type="float">
            <text:p>0,057812498698712</text:p>
          </table:table-cell>
          <table:table-cell office:value-type="float" office:value="0.0578124987249154" calcext:value-type="float">
            <text:p>0,057812498724915</text:p>
          </table:table-cell>
          <table:table-cell office:value-type="float" office:value="0.0578124988322155" calcext:value-type="float">
            <text:p>0,057812498832216</text:p>
          </table:table-cell>
          <table:table-cell office:value-type="float" office:value="0.057812498939745" calcext:value-type="float">
            <text:p>0,057812498939745</text:p>
          </table:table-cell>
          <table:table-cell office:value-type="float" office:value="0.0578124988308572" calcext:value-type="float">
            <text:p>0,057812498830857</text:p>
          </table:table-cell>
          <table:table-cell office:value-type="float" office:value="0.057812498909574" calcext:value-type="float">
            <text:p>0,057812498909574</text:p>
          </table:table-cell>
          <table:table-cell office:value-type="float" office:value="0.0578124989669511" calcext:value-type="float">
            <text:p>0,057812498966951</text:p>
          </table:table-cell>
          <table:table-cell office:value-type="float" office:value="0.0578124988694609" calcext:value-type="float">
            <text:p>0,057812498869461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3" calcext:value-type="float">
            <text:p>1,3</text:p>
          </table:table-cell>
          <table:table-cell office:value-type="float" office:value="0.053208209" calcext:value-type="float">
            <text:p>0,053208209</text:p>
          </table:table-cell>
          <table:table-cell table:formula="of:=AVERAGE([.E146:.F146])" office:value-type="float" office:value="-0.00000000431003467984095" calcext:value-type="float">
            <text:p>-4,31003467984095E-09</text:p>
          </table:table-cell>
          <table:table-cell office:value-type="float" office:value="-0.0000000086200693596819" calcext:value-type="float">
            <text:p>-8,62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7918" calcext:value-type="float">
            <text:p>-7,92E-09</text:p>
          </table:table-cell>
          <table:table-cell table:style-name="ce2" office:value-type="float" office:value="-0.000000034393" calcext:value-type="float">
            <text:p>-3,44E-08</text:p>
          </table:table-cell>
          <table:table-cell table:style-name="ce2" office:value-type="float" office:value="-0.000000036437" calcext:value-type="float">
            <text:p>-3,64E-08</text:p>
          </table:table-cell>
          <table:table-cell table:style-name="ce2" office:value-type="float" office:value="0.000000038892" calcext:value-type="float">
            <text:p>3,89E-08</text:p>
          </table:table-cell>
          <table:table-cell table:style-name="ce2" office:value-type="float" office:value="0.000000031832" calcext:value-type="float">
            <text:p>3,18E-08</text:p>
          </table:table-cell>
          <table:table-cell table:style-name="ce2" office:value-type="float" office:value="-0.000000026058" calcext:value-type="float">
            <text:p>-2,61E-08</text:p>
          </table:table-cell>
          <table:table-cell table:style-name="ce2" office:value-type="float" office:value="-0.000000023579" calcext:value-type="float">
            <text:p>-2,36E-08</text:p>
          </table:table-cell>
          <table:table-cell office:value-type="float" office:value="0.0532082087906567" calcext:value-type="float">
            <text:p>0,053208208790657</text:p>
          </table:table-cell>
          <table:table-cell office:value-type="float" office:value="0.0532082088161991" calcext:value-type="float">
            <text:p>0,053208208816199</text:p>
          </table:table-cell>
          <table:table-cell office:value-type="float" office:value="0.0532082089207985" calcext:value-type="float">
            <text:p>0,053208208920799</text:p>
          </table:table-cell>
          <table:table-cell office:value-type="float" office:value="0.0532082090256209" calcext:value-type="float">
            <text:p>0,053208209025621</text:p>
          </table:table-cell>
          <table:table-cell office:value-type="float" office:value="0.0532082089194749" calcext:value-type="float">
            <text:p>0,053208208919475</text:p>
          </table:table-cell>
          <table:table-cell office:value-type="float" office:value="0.0532082088368387" calcext:value-type="float">
            <text:p>0,053208208836839</text:p>
          </table:table-cell>
          <table:table-cell office:value-type="float" office:value="0.0532082089013383" calcext:value-type="float">
            <text:p>0,053208208901338</text:p>
          </table:table-cell>
          <table:table-cell office:value-type="float" office:value="0.0532082089571064" calcext:value-type="float">
            <text:p>0,053208208957106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4" calcext:value-type="float">
            <text:p>1,4</text:p>
          </table:table-cell>
          <table:table-cell office:value-type="float" office:value="0.044183046" calcext:value-type="float">
            <text:p>0,044183046</text:p>
          </table:table-cell>
          <table:table-cell table:formula="of:=AVERAGE([.E147:.F147])" office:value-type="float" office:value="-0.00000000492747392327448" calcext:value-type="float">
            <text:p>-4,92747392327448E-09</text:p>
          </table:table-cell>
          <table:table-cell office:value-type="float" office:value="-0.00000000985494784654895" calcext:value-type="float">
            <text:p>-9,85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9053" calcext:value-type="float">
            <text:p>-9,05E-09</text:p>
          </table:table-cell>
          <table:table-cell table:style-name="ce2" office:value-type="float" office:value="-0.000000039321" calcext:value-type="float">
            <text:p>-3,93E-08</text:p>
          </table:table-cell>
          <table:table-cell table:style-name="ce2" office:value-type="float" office:value="0.000000019334" calcext:value-type="float">
            <text:p>1,93E-08</text:p>
          </table:table-cell>
          <table:table-cell table:style-name="ce2" office:value-type="float" office:value="-0.000000019825" calcext:value-type="float">
            <text:p>-1,98E-08</text:p>
          </table:table-cell>
          <table:table-cell table:style-name="ce2" office:value-type="float" office:value="0.000000036392" calcext:value-type="float">
            <text:p>3,64E-08</text:p>
          </table:table-cell>
          <table:table-cell table:style-name="ce2" office:value-type="float" office:value="-0.000000029791" calcext:value-type="float">
            <text:p>-2,98E-08</text:p>
          </table:table-cell>
          <table:table-cell table:style-name="ce2" office:value-type="float" office:value="-0.000000026956" calcext:value-type="float">
            <text:p>-2,70E-08</text:p>
          </table:table-cell>
          <table:table-cell office:value-type="float" office:value="0.0441830458984987" calcext:value-type="float">
            <text:p>0,044183045898499</text:p>
          </table:table-cell>
          <table:table-cell office:value-type="float" office:value="0.0441830459227472" calcext:value-type="float">
            <text:p>0,044183045922747</text:p>
          </table:table-cell>
          <table:table-cell office:value-type="float" office:value="0.0441830460220486" calcext:value-type="float">
            <text:p>0,044183046022049</text:p>
          </table:table-cell>
          <table:table-cell office:value-type="float" office:value="0.0441830459758619" calcext:value-type="float">
            <text:p>0,044183045975862</text:p>
          </table:table-cell>
          <table:table-cell office:value-type="float" office:value="0.0441830460207913" calcext:value-type="float">
            <text:p>0,044183046020791</text:p>
          </table:table-cell>
          <table:table-cell office:value-type="float" office:value="0.0441830459423407" calcext:value-type="float">
            <text:p>0,044183045942341</text:p>
          </table:table-cell>
          <table:table-cell office:value-type="float" office:value="0.0441830460035731" calcext:value-type="float">
            <text:p>0,044183046003573</text:p>
          </table:table-cell>
          <table:table-cell office:value-type="float" office:value="0.0441830460565156" calcext:value-type="float">
            <text:p>0,044183046056516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5" calcext:value-type="float">
            <text:p>1,5</text:p>
          </table:table-cell>
          <table:table-cell office:value-type="float" office:value="0.020942162" calcext:value-type="float">
            <text:p>0,020942162</text:p>
          </table:table-cell>
          <table:table-cell table:formula="of:=AVERAGE([.E148:.F148])" office:value-type="float" office:value="1.49121182663094" calcext:value-type="float">
            <text:p>1,49121182663094</text:p>
          </table:table-cell>
          <table:table-cell office:value-type="float" office:value="0.0000836532618717387" calcext:value-type="float">
            <text:p>8,37E-05</text:p>
          </table:table-cell>
          <table:table-cell table:style-name="ce1" office:value-type="float" office:value="2.98234" calcext:value-type="float">
            <text:p>2,98234</text:p>
          </table:table-cell>
          <table:table-cell office:value-type="float" office:value="0" calcext:value-type="float">
            <text:p>0</text:p>
          </table:table-cell>
          <table:table-cell office:value-type="float" office:value="-11.135461600376" calcext:value-type="float">
            <text:p>-11,135461600376</text:p>
          </table:table-cell>
          <table:table-cell table:style-name="ce2" office:value-type="float" office:value="0.000025006889" calcext:value-type="float">
            <text:p>2,50E-05</text:p>
          </table:table-cell>
          <table:table-cell table:style-name="ce2" office:value-type="float" office:value="0.000022475314" calcext:value-type="float">
            <text:p>2,25E-05</text:p>
          </table:table-cell>
          <table:table-cell office:value-type="float" office:value="13.161597196264" calcext:value-type="float">
            <text:p>13,161597196264</text:p>
          </table:table-cell>
          <table:table-cell office:value-type="float" office:value="-13.836800150859" calcext:value-type="float">
            <text:p>-13,836800150859</text:p>
          </table:table-cell>
          <table:table-cell office:value-type="float" office:value="-8.585065586403" calcext:value-type="float">
            <text:p>-8,585065586403</text:p>
          </table:table-cell>
          <table:table-cell office:value-type="float" office:value="24.17196206576" calcext:value-type="float">
            <text:p>24,17196206576</text:p>
          </table:table-cell>
          <table:table-cell office:value-type="float" office:value="0.0121534917426382" calcext:value-type="float">
            <text:p>0,012153491742638</text:p>
          </table:table-cell>
          <table:table-cell office:value-type="float" office:value="0.0238718433757797" calcext:value-type="float">
            <text:p>0,02387184337578</text:p>
          </table:table-cell>
          <table:table-cell office:value-type="float" office:value="0.0238718092544872" calcext:value-type="float">
            <text:p>0,023871809254487</text:p>
          </table:table-cell>
          <table:table-cell office:value-type="float" office:value="0.0238717802460126" calcext:value-type="float">
            <text:p>0,023871780246013</text:p>
          </table:table-cell>
          <table:table-cell office:value-type="float" office:value="0.0121532343847725" calcext:value-type="float">
            <text:p>0,012153234384773</text:p>
          </table:table-cell>
          <table:table-cell office:value-type="float" office:value="0.0238717342055497" calcext:value-type="float">
            <text:p>0,02387173420555</text:p>
          </table:table-cell>
          <table:table-cell office:value-type="float" office:value="0.0355902767344092" calcext:value-type="float">
            <text:p>0,035590276734409</text:p>
          </table:table-cell>
          <table:table-cell office:value-type="float" office:value="0.0121531227897616" calcext:value-type="float">
            <text:p>0,012153122789762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6" calcext:value-type="float">
            <text:p>1,6</text:p>
          </table:table-cell>
          <table:table-cell office:value-type="float" office:value="0.03072541" calcext:value-type="float">
            <text:p>0,03072541</text:p>
          </table:table-cell>
          <table:table-cell table:formula="of:=AVERAGE([.E149:.F149])" office:value-type="float" office:value="-0.00000226031085952515" calcext:value-type="float">
            <text:p>-2,26031085952515E-06</text:p>
          </table:table-cell>
          <table:table-cell office:value-type="float" office:value="-0.0000045206217190503" calcext:value-type="float">
            <text:p>-4,52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5981772" calcext:value-type="float">
            <text:p>-5,98E-06</text:p>
          </table:table-cell>
          <table:table-cell table:style-name="ce2" office:value-type="float" office:value="-0.000005364265" calcext:value-type="float">
            <text:p>-5,36E-06</text:p>
          </table:table-cell>
          <table:table-cell table:style-name="ce2" office:value-type="float" office:value="-0.000004809617" calcext:value-type="float">
            <text:p>-4,81E-06</text:p>
          </table:table-cell>
          <table:table-cell table:style-name="ce2" office:value-type="float" office:value="-0.000004203512" calcext:value-type="float">
            <text:p>-4,20E-06</text:p>
          </table:table-cell>
          <table:table-cell table:style-name="ce2" office:value-type="float" office:value="-0.000003807532" calcext:value-type="float">
            <text:p>-3,81E-06</text:p>
          </table:table-cell>
          <table:table-cell table:style-name="ce2" office:value-type="float" office:value="-0.000003558112" calcext:value-type="float">
            <text:p>-3,56E-06</text:p>
          </table:table-cell>
          <table:table-cell table:style-name="ce2" office:value-type="float" office:value="-0.000003247448" calcext:value-type="float">
            <text:p>-3,25E-06</text:p>
          </table:table-cell>
          <table:table-cell office:value-type="float" office:value="0.0307253804990716" calcext:value-type="float">
            <text:p>0,030725380499072</text:p>
          </table:table-cell>
          <table:table-cell office:value-type="float" office:value="0.0307253916414068" calcext:value-type="float">
            <text:p>0,030725391641407</text:p>
          </table:table-cell>
          <table:table-cell office:value-type="float" office:value="0.0307254010622096" calcext:value-type="float">
            <text:p>0,03072540106221</text:p>
          </table:table-cell>
          <table:table-cell office:value-type="float" office:value="0.0307254090521249" calcext:value-type="float">
            <text:p>0,030725409052125</text:p>
          </table:table-cell>
          <table:table-cell office:value-type="float" office:value="0.030725415676892" calcext:value-type="float">
            <text:p>0,030725415676892</text:p>
          </table:table-cell>
          <table:table-cell office:value-type="float" office:value="0.0307254213847562" calcext:value-type="float">
            <text:p>0,030725421384756</text:p>
          </table:table-cell>
          <table:table-cell office:value-type="float" office:value="0.0307254264705335" calcext:value-type="float">
            <text:p>0,030725426470534</text:p>
          </table:table-cell>
          <table:table-cell office:value-type="float" office:value="0.0307254309058957" calcext:value-type="float">
            <text:p>0,030725430905896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7" calcext:value-type="float">
            <text:p>1,7</text:p>
          </table:table-cell>
          <table:table-cell office:value-type="float" office:value="0.042492012" calcext:value-type="float">
            <text:p>0,042492012</text:p>
          </table:table-cell>
          <table:table-cell table:formula="of:=AVERAGE([.E150:.F150])" office:value-type="float" office:value="-0.0000214668123395235" calcext:value-type="float">
            <text:p>-2,14668123395235E-05</text:p>
          </table:table-cell>
          <table:table-cell office:value-type="float" office:value="-0.0000229336246790471" calcext:value-type="float">
            <text:p>-2,29E-05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30371674" calcext:value-type="float">
            <text:p>-3,04E-05</text:p>
          </table:table-cell>
          <table:table-cell table:style-name="ce2" office:value-type="float" office:value="-0.000027027414" calcext:value-type="float">
            <text:p>-2,70E-05</text:p>
          </table:table-cell>
          <table:table-cell table:style-name="ce2" office:value-type="float" office:value="-0.000024124674" calcext:value-type="float">
            <text:p>-2,41E-05</text:p>
          </table:table-cell>
          <table:table-cell table:style-name="ce2" office:value-type="float" office:value="-0.000021749762" calcext:value-type="float">
            <text:p>-2,17E-05</text:p>
          </table:table-cell>
          <table:table-cell table:style-name="ce2" office:value-type="float" office:value="-0.000019621399" calcext:value-type="float">
            <text:p>-1,96E-05</text:p>
          </table:table-cell>
          <table:table-cell table:style-name="ce2" office:value-type="float" office:value="-0.000017901766" calcext:value-type="float">
            <text:p>-1,79E-05</text:p>
          </table:table-cell>
          <table:table-cell table:style-name="ce2" office:value-type="float" office:value="-0.00001634424" calcext:value-type="float">
            <text:p>-1,63E-05</text:p>
          </table:table-cell>
          <table:table-cell office:value-type="float" office:value="0.0424918082361839" calcext:value-type="float">
            <text:p>0,042491808236184</text:p>
          </table:table-cell>
          <table:table-cell office:value-type="float" office:value="0.0424918864752015" calcext:value-type="float">
            <text:p>0,042491886475202</text:p>
          </table:table-cell>
          <table:table-cell office:value-type="float" office:value="0.0424919521185937" calcext:value-type="float">
            <text:p>0,042491952118594</text:p>
          </table:table-cell>
          <table:table-cell office:value-type="float" office:value="0.0424920075431815" calcext:value-type="float">
            <text:p>0,042492007543182</text:p>
          </table:table-cell>
          <table:table-cell office:value-type="float" office:value="0.0424920549480112" calcext:value-type="float">
            <text:p>0,042492054948011</text:p>
          </table:table-cell>
          <table:table-cell office:value-type="float" office:value="0.0424920956270035" calcext:value-type="float">
            <text:p>0,042492095627004</text:p>
          </table:table-cell>
          <table:table-cell office:value-type="float" office:value="0.0424921310140287" calcext:value-type="float">
            <text:p>0,042492131014029</text:p>
          </table:table-cell>
          <table:table-cell office:value-type="float" office:value="0.0424921618858591" calcext:value-type="float">
            <text:p>0,042492161885859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75" calcext:value-type="float">
            <text:p>1,75</text:p>
          </table:table-cell>
          <table:table-cell office:value-type="float" office:value="0.046509924" calcext:value-type="float">
            <text:p>0,046509924</text:p>
          </table:table-cell>
          <table:table-cell table:formula="of:=AVERAGE([.E151:.F151])" office:value-type="float" office:value="-0.0000239996457917306" calcext:value-type="float">
            <text:p>-2,39996457917306E-05</text:p>
          </table:table-cell>
          <table:table-cell office:value-type="float" office:value="-0.0000279992915834611" calcext:value-type="float">
            <text:p>-2,80E-05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37081488" calcext:value-type="float">
            <text:p>-3,71E-05</text:p>
          </table:table-cell>
          <table:table-cell table:style-name="ce2" office:value-type="float" office:value="-0.000032989202" calcext:value-type="float">
            <text:p>-3,30E-05</text:p>
          </table:table-cell>
          <table:table-cell table:style-name="ce2" office:value-type="float" office:value="-0.000029462154" calcext:value-type="float">
            <text:p>-2,95E-05</text:p>
          </table:table-cell>
          <table:table-cell table:style-name="ce2" office:value-type="float" office:value="-0.000026550846" calcext:value-type="float">
            <text:p>-2,66E-05</text:p>
          </table:table-cell>
          <table:table-cell table:style-name="ce2" office:value-type="float" office:value="-0.00002396861" calcext:value-type="float">
            <text:p>-2,40E-05</text:p>
          </table:table-cell>
          <table:table-cell table:style-name="ce2" office:value-type="float" office:value="-0.000021849469" calcext:value-type="float">
            <text:p>-2,18E-05</text:p>
          </table:table-cell>
          <table:table-cell table:style-name="ce2" office:value-type="float" office:value="-0.000019948543" calcext:value-type="float">
            <text:p>-1,99E-05</text:p>
          </table:table-cell>
          <table:table-cell office:value-type="float" office:value="0.0465096518483704" calcext:value-type="float">
            <text:p>0,04650965184837</text:p>
          </table:table-cell>
          <table:table-cell office:value-type="float" office:value="0.0465097564045646" calcext:value-type="float">
            <text:p>0,046509756404565</text:p>
          </table:table-cell>
          <table:table-cell office:value-type="float" office:value="0.0465098441039302" calcext:value-type="float">
            <text:p>0,04650984410393</text:p>
          </table:table-cell>
          <table:table-cell office:value-type="float" office:value="0.0465099181912317" calcext:value-type="float">
            <text:p>0,046509918191232</text:p>
          </table:table-cell>
          <table:table-cell office:value-type="float" office:value="0.0465099815322196" calcext:value-type="float">
            <text:p>0,04650998153222</text:p>
          </table:table-cell>
          <table:table-cell office:value-type="float" office:value="0.0465100359225317" calcext:value-type="float">
            <text:p>0,046510035922532</text:p>
          </table:table-cell>
          <table:table-cell office:value-type="float" office:value="0.0465100831971066" calcext:value-type="float">
            <text:p>0,046510083197107</text:p>
          </table:table-cell>
          <table:table-cell office:value-type="float" office:value="0.046510124439843" calcext:value-type="float">
            <text:p>0,046510124439843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8" calcext:value-type="float">
            <text:p>1,8</text:p>
          </table:table-cell>
          <table:table-cell office:value-type="float" office:value="0.049554741" calcext:value-type="float">
            <text:p>0,049554741</text:p>
          </table:table-cell>
          <table:table-cell table:formula="of:=AVERAGE([.E152:.F152])" office:value-type="float" office:value="-0.0000309607497711134" calcext:value-type="float">
            <text:p>-3,09607497711134E-05</text:p>
          </table:table-cell>
          <table:table-cell office:value-type="float" office:value="-0.0000319214995422267" calcext:value-type="float">
            <text:p>-3,19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42276687" calcext:value-type="float">
            <text:p>-4,23E-05</text:p>
          </table:table-cell>
          <table:table-cell table:style-name="ce2" office:value-type="float" office:value="-0.000037605483" calcext:value-type="float">
            <text:p>-3,76E-05</text:p>
          </table:table-cell>
          <table:table-cell table:style-name="ce2" office:value-type="float" office:value="-0.000033594574" calcext:value-type="float">
            <text:p>-3,36E-05</text:p>
          </table:table-cell>
          <table:table-cell table:style-name="ce2" office:value-type="float" office:value="-0.00003026828" calcext:value-type="float">
            <text:p>-3,03E-05</text:p>
          </table:table-cell>
          <table:table-cell table:style-name="ce2" office:value-type="float" office:value="-0.000027334165" calcext:value-type="float">
            <text:p>-2,73E-05</text:p>
          </table:table-cell>
          <table:table-cell table:style-name="ce2" office:value-type="float" office:value="-0.000024906247" calcext:value-type="float">
            <text:p>-2,49E-05</text:p>
          </table:table-cell>
          <table:table-cell table:style-name="ce2" office:value-type="float" office:value="-0.000022739418" calcext:value-type="float">
            <text:p>-2,27E-05</text:p>
          </table:table-cell>
          <table:table-cell office:value-type="float" office:value="0.0495544100947225" calcext:value-type="float">
            <text:p>0,049554410094723</text:p>
          </table:table-cell>
          <table:table-cell office:value-type="float" office:value="0.0495545371032421" calcext:value-type="float">
            <text:p>0,049554537103242</text:p>
          </table:table-cell>
          <table:table-cell office:value-type="float" office:value="0.0495546436193354" calcext:value-type="float">
            <text:p>0,049554643619335</text:p>
          </table:table-cell>
          <table:table-cell office:value-type="float" office:value="0.0495547336287516" calcext:value-type="float">
            <text:p>0,049554733628752</text:p>
          </table:table-cell>
          <table:table-cell office:value-type="float" office:value="0.0495548105654978" calcext:value-type="float">
            <text:p>0,049554810565498</text:p>
          </table:table-cell>
          <table:table-cell office:value-type="float" office:value="0.0495548766537396" calcext:value-type="float">
            <text:p>0,04955487665374</text:p>
          </table:table-cell>
          <table:table-cell office:value-type="float" office:value="0.0495549340699849" calcext:value-type="float">
            <text:p>0,049554934069985</text:p>
          </table:table-cell>
          <table:table-cell office:value-type="float" office:value="0.0495549841604944" calcext:value-type="float">
            <text:p>0,049554984160494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9" calcext:value-type="float">
            <text:p>1,9</text:p>
          </table:table-cell>
          <table:table-cell office:value-type="float" office:value="0.053334489" calcext:value-type="float">
            <text:p>0,053334489</text:p>
          </table:table-cell>
          <table:table-cell table:formula="of:=AVERAGE([.E153:.F153])" office:value-type="float" office:value="-0.0000339735354161709" calcext:value-type="float">
            <text:p>-3,39735354161709E-05</text:p>
          </table:table-cell>
          <table:table-cell office:value-type="float" office:value="-0.0000379470708323419" calcext:value-type="float">
            <text:p>-3,79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5025785" calcext:value-type="float">
            <text:p>-5,03E-05</text:p>
          </table:table-cell>
          <table:table-cell table:style-name="ce2" office:value-type="float" office:value="-0.000044697886" calcext:value-type="float">
            <text:p>-4,47E-05</text:p>
          </table:table-cell>
          <table:table-cell table:style-name="ce2" office:value-type="float" office:value="-0.000039995795" calcext:value-type="float">
            <text:p>-4,00E-05</text:p>
          </table:table-cell>
          <table:table-cell table:style-name="ce2" office:value-type="float" office:value="-0.000035923297" calcext:value-type="float">
            <text:p>-3,59E-05</text:p>
          </table:table-cell>
          <table:table-cell table:style-name="ce2" office:value-type="float" office:value="-0.000032503683" calcext:value-type="float">
            <text:p>-3,25E-05</text:p>
          </table:table-cell>
          <table:table-cell table:style-name="ce2" office:value-type="float" office:value="-0.00002960271" calcext:value-type="float">
            <text:p>-2,96E-05</text:p>
          </table:table-cell>
          <table:table-cell table:style-name="ce2" office:value-type="float" office:value="-0.000027027337" calcext:value-type="float">
            <text:p>-2,70E-05</text:p>
          </table:table-cell>
          <table:table-cell office:value-type="float" office:value="0.0533340656988996" calcext:value-type="float">
            <text:p>0,0533340656989</text:p>
          </table:table-cell>
          <table:table-cell office:value-type="float" office:value="0.0533342282007482" calcext:value-type="float">
            <text:p>0,053334228200748</text:p>
          </table:table-cell>
          <table:table-cell office:value-type="float" office:value="0.0533343644624224" calcext:value-type="float">
            <text:p>0,053334364462422</text:p>
          </table:table-cell>
          <table:table-cell office:value-type="float" office:value="0.0533344797960559" calcext:value-type="float">
            <text:p>0,053334479796056</text:p>
          </table:table-cell>
          <table:table-cell office:value-type="float" office:value="0.053334578071551" calcext:value-type="float">
            <text:p>0,053334578071551</text:p>
          </table:table-cell>
          <table:table-cell office:value-type="float" office:value="0.0533346626527932" calcext:value-type="float">
            <text:p>0,053334662652793</text:p>
          </table:table-cell>
          <table:table-cell office:value-type="float" office:value="0.0533347361009966" calcext:value-type="float">
            <text:p>0,053334736100997</text:p>
          </table:table-cell>
          <table:table-cell office:value-type="float" office:value="0.0533348001780678" calcext:value-type="float">
            <text:p>0,053334800178068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1.95" calcext:value-type="float">
            <text:p>1,95</text:p>
          </table:table-cell>
          <table:table-cell office:value-type="float" office:value="0.054311455" calcext:value-type="float">
            <text:p>0,054311455</text:p>
          </table:table-cell>
          <table:table-cell table:formula="of:=AVERAGE([.E154:.F154])" office:value-type="float" office:value="-0.000040227916212203" calcext:value-type="float">
            <text:p>-4,0227916212203E-05</text:p>
          </table:table-cell>
          <table:table-cell office:value-type="float" office:value="-0.0000404558324244059" calcext:value-type="float">
            <text:p>-4,05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53580798" calcext:value-type="float">
            <text:p>-5,36E-05</text:p>
          </table:table-cell>
          <table:table-cell table:style-name="ce2" office:value-type="float" office:value="-0.000047651061" calcext:value-type="float">
            <text:p>-4,77E-05</text:p>
          </table:table-cell>
          <table:table-cell table:style-name="ce2" office:value-type="float" office:value="-0.000042637853" calcext:value-type="float">
            <text:p>-4,26E-05</text:p>
          </table:table-cell>
          <table:table-cell table:style-name="ce2" office:value-type="float" office:value="-0.000038301956" calcext:value-type="float">
            <text:p>-3,83E-05</text:p>
          </table:table-cell>
          <table:table-cell table:style-name="ce2" office:value-type="float" office:value="-0.000034655645" calcext:value-type="float">
            <text:p>-3,47E-05</text:p>
          </table:table-cell>
          <table:table-cell table:style-name="ce2" office:value-type="float" office:value="-0.000031558279" calcext:value-type="float">
            <text:p>-3,16E-05</text:p>
          </table:table-cell>
          <table:table-cell table:style-name="ce2" office:value-type="float" office:value="-0.000028812789" calcext:value-type="float">
            <text:p>-2,88E-05</text:p>
          </table:table-cell>
          <table:table-cell office:value-type="float" office:value="0.05431099503195" calcext:value-type="float">
            <text:p>0,05431099503195</text:p>
          </table:table-cell>
          <table:table-cell office:value-type="float" office:value="0.0543111714514889" calcext:value-type="float">
            <text:p>0,054311171451489</text:p>
          </table:table-cell>
          <table:table-cell office:value-type="float" office:value="0.0543113193768034" calcext:value-type="float">
            <text:p>0,054311319376803</text:p>
          </table:table-cell>
          <table:table-cell office:value-type="float" office:value="0.0543114445813869" calcext:value-type="float">
            <text:p>0,054311444581387</text:p>
          </table:table-cell>
          <table:table-cell office:value-type="float" office:value="0.054311551283575" calcext:value-type="float">
            <text:p>0,054311551283575</text:p>
          </table:table-cell>
          <table:table-cell office:value-type="float" office:value="0.0543116431165902" calcext:value-type="float">
            <text:p>0,05431164311659</text:p>
          </table:table-cell>
          <table:table-cell office:value-type="float" office:value="0.0543117228511163" calcext:value-type="float">
            <text:p>0,054311722851116</text:p>
          </table:table-cell>
          <table:table-cell office:value-type="float" office:value="0.054311792412489" calcext:value-type="float">
            <text:p>0,054311792412489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2" calcext:value-type="float">
            <text:p>2</text:p>
          </table:table-cell>
          <table:table-cell office:value-type="float" office:value="0.054808411" calcext:value-type="float">
            <text:p>0,054808411</text:p>
          </table:table-cell>
          <table:table-cell table:formula="of:=AVERAGE([.E155:.F155])" office:value-type="float" office:value="-0.0000413892611405206" calcext:value-type="float">
            <text:p>-4,13892611405206E-05</text:p>
          </table:table-cell>
          <table:table-cell office:value-type="float" office:value="-0.0000427785222810412" calcext:value-type="float">
            <text:p>-4,28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56657269" calcext:value-type="float">
            <text:p>-5,67E-05</text:p>
          </table:table-cell>
          <table:table-cell table:style-name="ce2" office:value-type="float" office:value="-0.000050385335" calcext:value-type="float">
            <text:p>-5,04E-05</text:p>
          </table:table-cell>
          <table:table-cell table:style-name="ce2" office:value-type="float" office:value="-0.000045084101" calcext:value-type="float">
            <text:p>-4,51E-05</text:p>
          </table:table-cell>
          <table:table-cell table:style-name="ce2" office:value-type="float" office:value="-0.000040503937" calcext:value-type="float">
            <text:p>-4,05E-05</text:p>
          </table:table-cell>
          <table:table-cell table:style-name="ce2" office:value-type="float" office:value="-0.000036647786" calcext:value-type="float">
            <text:p>-3,66E-05</text:p>
          </table:table-cell>
          <table:table-cell table:style-name="ce2" office:value-type="float" office:value="-0.000033368908" calcext:value-type="float">
            <text:p>-3,34E-05</text:p>
          </table:table-cell>
          <table:table-cell table:style-name="ce2" office:value-type="float" office:value="-0.000030465908" calcext:value-type="float">
            <text:p>-3,05E-05</text:p>
          </table:table-cell>
          <table:table-cell office:value-type="float" office:value="0.0548079205916707" calcext:value-type="float">
            <text:p>0,054807920591671</text:p>
          </table:table-cell>
          <table:table-cell office:value-type="float" office:value="0.0548081088476388" calcext:value-type="float">
            <text:p>0,054808108847639</text:p>
          </table:table-cell>
          <table:table-cell office:value-type="float" office:value="0.0548082666922516" calcext:value-type="float">
            <text:p>0,054808266692252</text:p>
          </table:table-cell>
          <table:table-cell office:value-type="float" office:value="0.0548084002915145" calcext:value-type="float">
            <text:p>0,054808400291515</text:p>
          </table:table-cell>
          <table:table-cell office:value-type="float" office:value="0.0548085141604897" calcext:value-type="float">
            <text:p>0,05480851416049</text:p>
          </table:table-cell>
          <table:table-cell office:value-type="float" office:value="0.0548086121610232" calcext:value-type="float">
            <text:p>0,054808612161023</text:p>
          </table:table-cell>
          <table:table-cell office:value-type="float" office:value="0.0548086972417111" calcext:value-type="float">
            <text:p>0,054808697241711</text:p>
          </table:table-cell>
          <table:table-cell office:value-type="float" office:value="0.0548087714671681" calcext:value-type="float">
            <text:p>0,054808771467168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2.1" calcext:value-type="float">
            <text:p>2,1</text:p>
          </table:table-cell>
          <table:table-cell office:value-type="float" office:value="0.054658389" calcext:value-type="float">
            <text:p>0,054658389</text:p>
          </table:table-cell>
          <table:table-cell table:formula="of:=AVERAGE([.E156:.F156])" office:value-type="float" office:value="-0.0000435591049671863" calcext:value-type="float">
            <text:p>-4,35591049671863E-05</text:p>
          </table:table-cell>
          <table:table-cell office:value-type="float" office:value="-0.0000471182099343725" calcext:value-type="float">
            <text:p>-4,71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62405273" calcext:value-type="float">
            <text:p>-6,24E-05</text:p>
          </table:table-cell>
          <table:table-cell table:style-name="ce2" office:value-type="float" office:value="-0.000055494352" calcext:value-type="float">
            <text:p>-5,55E-05</text:p>
          </table:table-cell>
          <table:table-cell table:style-name="ce2" office:value-type="float" office:value="-0.000049655013" calcext:value-type="float">
            <text:p>-4,97E-05</text:p>
          </table:table-cell>
          <table:table-cell table:style-name="ce2" office:value-type="float" office:value="-0.000044617457" calcext:value-type="float">
            <text:p>-4,46E-05</text:p>
          </table:table-cell>
          <table:table-cell table:style-name="ce2" office:value-type="float" office:value="-0.000040369346" calcext:value-type="float">
            <text:p>-4,04E-05</text:p>
          </table:table-cell>
          <table:table-cell table:style-name="ce2" office:value-type="float" office:value="-0.000036752127" calcext:value-type="float">
            <text:p>-3,68E-05</text:p>
          </table:table-cell>
          <table:table-cell table:style-name="ce2" office:value-type="float" office:value="-0.000033554813" calcext:value-type="float">
            <text:p>-3,36E-05</text:p>
          </table:table-cell>
          <table:table-cell office:value-type="float" office:value="0.0546578494748147" calcext:value-type="float">
            <text:p>0,054657849474815</text:p>
          </table:table-cell>
          <table:table-cell office:value-type="float" office:value="0.0546580562620317" calcext:value-type="float">
            <text:p>0,054658056262032</text:p>
          </table:table-cell>
          <table:table-cell office:value-type="float" office:value="0.054658229635973" calcext:value-type="float">
            <text:p>0,054658229635973</text:p>
          </table:table-cell>
          <table:table-cell office:value-type="float" office:value="0.0546583763775868" calcext:value-type="float">
            <text:p>0,054658376377587</text:p>
          </table:table-cell>
          <table:table-cell office:value-type="float" office:value="0.0546585014675984" calcext:value-type="float">
            <text:p>0,054658501467599</text:p>
          </table:table-cell>
          <table:table-cell office:value-type="float" office:value="0.054658609124567" calcext:value-type="float">
            <text:p>0,054658609124567</text:p>
          </table:table-cell>
          <table:table-cell office:value-type="float" office:value="0.0546587025749914" calcext:value-type="float">
            <text:p>0,054658702574992</text:p>
          </table:table-cell>
          <table:table-cell office:value-type="float" office:value="0.0546587841023653" calcext:value-type="float">
            <text:p>0,054658784102365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2.2" calcext:value-type="float">
            <text:p>2,2</text:p>
          </table:table-cell>
          <table:table-cell office:value-type="float" office:value="0.05336621" calcext:value-type="float">
            <text:p>0,05336621</text:p>
          </table:table-cell>
          <table:table-cell table:formula="of:=AVERAGE([.E157:.F157])" office:value-type="float" office:value="-0.0000456609982475005" calcext:value-type="float">
            <text:p>-4,56609982475005E-05</text:p>
          </table:table-cell>
          <table:table-cell office:value-type="float" office:value="-0.0000513219964950011" calcext:value-type="float">
            <text:p>-5,13E-05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67973227" calcext:value-type="float">
            <text:p>-6,80E-05</text:p>
          </table:table-cell>
          <table:table-cell table:style-name="ce2" office:value-type="float" office:value="-0.000060443735" calcext:value-type="float">
            <text:p>-6,04E-05</text:p>
          </table:table-cell>
          <table:table-cell table:style-name="ce2" office:value-type="float" office:value="-0.000054083185" calcext:value-type="float">
            <text:p>-5,41E-05</text:p>
          </table:table-cell>
          <table:table-cell table:style-name="ce2" office:value-type="float" office:value="-0.000048601466" calcext:value-type="float">
            <text:p>-4,86E-05</text:p>
          </table:table-cell>
          <table:table-cell table:style-name="ce2" office:value-type="float" office:value="-0.000043973782" calcext:value-type="float">
            <text:p>-4,40E-05</text:p>
          </table:table-cell>
          <table:table-cell table:style-name="ce2" office:value-type="float" office:value="-0.000040029679" calcext:value-type="float">
            <text:p>-4,00E-05</text:p>
          </table:table-cell>
          <table:table-cell table:style-name="ce2" office:value-type="float" office:value="-0.000036547237" calcext:value-type="float">
            <text:p>-3,65E-05</text:p>
          </table:table-cell>
          <table:table-cell office:value-type="float" office:value="0.0533656362121953" calcext:value-type="float">
            <text:p>0,053365636212195</text:p>
          </table:table-cell>
          <table:table-cell office:value-type="float" office:value="0.0533658561244933" calcext:value-type="float">
            <text:p>0,053365856124493</text:p>
          </table:table-cell>
          <table:table-cell office:value-type="float" office:value="0.0533660404968022" calcext:value-type="float">
            <text:p>0,053366040496802</text:p>
          </table:table-cell>
          <table:table-cell office:value-type="float" office:value="0.0533661965461386" calcext:value-type="float">
            <text:p>0,053366196546139</text:p>
          </table:table-cell>
          <table:table-cell office:value-type="float" office:value="0.0533663295844598" calcext:value-type="float">
            <text:p>0,05336632958446</text:p>
          </table:table-cell>
          <table:table-cell office:value-type="float" office:value="0.0533664440814057" calcext:value-type="float">
            <text:p>0,053366444081406</text:p>
          </table:table-cell>
          <table:table-cell office:value-type="float" office:value="0.053366543459491" calcext:value-type="float">
            <text:p>0,053366543459491</text:p>
          </table:table-cell>
          <table:table-cell office:value-type="float" office:value="0.0533666301582657" calcext:value-type="float">
            <text:p>0,053366630158266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2.25" calcext:value-type="float">
            <text:p>2,25</text:p>
          </table:table-cell>
          <table:table-cell office:value-type="float" office:value="0.052403451" calcext:value-type="float">
            <text:p>0,052403451</text:p>
          </table:table-cell>
          <table:table-cell table:formula="of:=AVERAGE([.E158:.F158])" office:value-type="float" office:value="-0.0000517224401672427" calcext:value-type="float">
            <text:p>-5,17224401672427E-05</text:p>
          </table:table-cell>
          <table:table-cell office:value-type="float" office:value="-0.0000534448803344853" calcext:value-type="float">
            <text:p>-5,34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70784994" calcext:value-type="float">
            <text:p>-7,08E-05</text:p>
          </table:table-cell>
          <table:table-cell table:style-name="ce2" office:value-type="float" office:value="-0.00006294325" calcext:value-type="float">
            <text:p>-6,29E-05</text:p>
          </table:table-cell>
          <table:table-cell table:style-name="ce2" office:value-type="float" office:value="-0.000056265543" calcext:value-type="float">
            <text:p>-5,63E-05</text:p>
          </table:table-cell>
          <table:table-cell table:style-name="ce2" office:value-type="float" office:value="-0.000050670032" calcext:value-type="float">
            <text:p>-5,07E-05</text:p>
          </table:table-cell>
          <table:table-cell table:style-name="ce2" office:value-type="float" office:value="-0.00004579382" calcext:value-type="float">
            <text:p>-4,58E-05</text:p>
          </table:table-cell>
          <table:table-cell table:style-name="ce2" office:value-type="float" office:value="-0.000041684906" calcext:value-type="float">
            <text:p>-4,17E-05</text:p>
          </table:table-cell>
          <table:table-cell table:style-name="ce2" office:value-type="float" office:value="-0.000038058467" calcext:value-type="float">
            <text:p>-3,81E-05</text:p>
          </table:table-cell>
          <table:table-cell office:value-type="float" office:value="0.0524028649673436" calcext:value-type="float">
            <text:p>0,052402864967344</text:p>
          </table:table-cell>
          <table:table-cell office:value-type="float" office:value="0.0524030898449461" calcext:value-type="float">
            <text:p>0,052403089844946</text:p>
          </table:table-cell>
          <table:table-cell office:value-type="float" office:value="0.0524032783777864" calcext:value-type="float">
            <text:p>0,052403278377786</text:p>
          </table:table-cell>
          <table:table-cell office:value-type="float" office:value="0.0524034377951717" calcext:value-type="float">
            <text:p>0,052403437795172</text:p>
          </table:table-cell>
          <table:table-cell office:value-type="float" office:value="0.0524035739936052" calcext:value-type="float">
            <text:p>0,052403573993605</text:p>
          </table:table-cell>
          <table:table-cell office:value-type="float" office:value="0.052403691078413" calcext:value-type="float">
            <text:p>0,052403691078413</text:p>
          </table:table-cell>
          <table:table-cell office:value-type="float" office:value="0.052403792698832" calcext:value-type="float">
            <text:p>0,052403792698832</text:p>
          </table:table-cell>
          <table:table-cell office:value-type="float" office:value="0.0524038813538593" calcext:value-type="float">
            <text:p>0,052403881353859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2.5" calcext:value-type="float">
            <text:p>2,5</text:p>
          </table:table-cell>
          <table:table-cell office:value-type="float" office:value="0.038592749" calcext:value-type="float">
            <text:p>0,038592749</text:p>
          </table:table-cell>
          <table:table-cell table:formula="of:=AVERAGE([.E159:.F159])" office:value-type="float" office:value="-0.598168266056704" calcext:value-type="float">
            <text:p>-0,598168266056704</text:p>
          </table:table-cell>
          <table:table-cell table:style-name="Default" office:value-type="float" office:value="-1.01538653211341" calcext:value-type="float">
            <text:p>-1,01538653211341</text:p>
          </table:table-cell>
          <table:table-cell office:value-type="float" office:value="-0.18095" calcext:value-type="float">
            <text:p>-0,18095</text:p>
          </table:table-cell>
          <table:table-cell office:value-type="float" office:value="0" calcext:value-type="float">
            <text:p>0</text:p>
          </table:table-cell>
          <table:table-cell office:value-type="float" office:value="-3.317346371535" calcext:value-type="float">
            <text:p>-3,317346371535</text:p>
          </table:table-cell>
          <table:table-cell office:value-type="float" office:value="-2.928045982623" calcext:value-type="float">
            <text:p>-2,928045982623</text:p>
          </table:table-cell>
          <table:table-cell table:style-name="ce2" office:value-type="float" office:value="-0.000068547081" calcext:value-type="float">
            <text:p>-6,85E-05</text:p>
          </table:table-cell>
          <table:table-cell office:value-type="float" office:value="7.183588074495" calcext:value-type="float">
            <text:p>7,183588074495</text:p>
          </table:table-cell>
          <table:table-cell office:value-type="float" office:value="-4.122043076139" calcext:value-type="float">
            <text:p>-4,122043076139</text:p>
          </table:table-cell>
          <table:table-cell office:value-type="float" office:value="4.323135688326" calcext:value-type="float">
            <text:p>4,323135688326</text:p>
          </table:table-cell>
          <table:table-cell office:value-type="float" office:value="-8.289376378216" calcext:value-type="float">
            <text:p>-8,289376378216</text:p>
          </table:table-cell>
          <table:table-cell office:value-type="float" office:value="0.0315616976321821" calcext:value-type="float">
            <text:p>0,031561697632182</text:p>
          </table:table-cell>
          <table:table-cell office:value-type="float" office:value="0.0385924690215186" calcext:value-type="float">
            <text:p>0,038592469021519</text:p>
          </table:table-cell>
          <table:table-cell office:value-type="float" office:value="0.0456233487005679" calcext:value-type="float">
            <text:p>0,045623348700568</text:p>
          </table:table-cell>
          <table:table-cell office:value-type="float" office:value="0.0456235177878647" calcext:value-type="float">
            <text:p>0,045623517787865</text:p>
          </table:table-cell>
          <table:table-cell office:value-type="float" office:value="0.0315619861551336" calcext:value-type="float">
            <text:p>0,031561986155134</text:p>
          </table:table-cell>
          <table:table-cell office:value-type="float" office:value="0.0385929101630417" calcext:value-type="float">
            <text:p>0,038592910163042</text:p>
          </table:table-cell>
          <table:table-cell office:value-type="float" office:value="0.0315620751154181" calcext:value-type="float">
            <text:p>0,031562075115418</text:p>
          </table:table-cell>
          <table:table-cell office:value-type="float" office:value="0.0456239882301836" calcext:value-type="float">
            <text:p>0,045623988230184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2.75" calcext:value-type="float">
            <text:p>2,75</text:p>
          </table:table-cell>
          <table:table-cell office:value-type="float" office:value="0.045399714" calcext:value-type="float">
            <text:p>0,045399714</text:p>
          </table:table-cell>
          <table:table-cell table:formula="of:=AVERAGE([.E160:.F160])" office:value-type="float" office:value="-0.0000846778744839096" calcext:value-type="float">
            <text:p>-8,46778744839096E-05</text:p>
          </table:table-cell>
          <table:table-cell office:value-type="float" office:value="-0.0000893557489678191" calcext:value-type="float">
            <text:p>-8,94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 office:value-type="float" office:value="-0.00011834969" calcext:value-type="float">
            <text:p>-0,00011834969</text:p>
          </table:table-cell>
          <table:table-cell office:value-type="float" office:value="-0.000105222714" calcext:value-type="float">
            <text:p>-0,000105222714</text:p>
          </table:table-cell>
          <table:table-cell table:style-name="ce2" office:value-type="float" office:value="-0.000094086658" calcext:value-type="float">
            <text:p>-9,41E-05</text:p>
          </table:table-cell>
          <table:table-cell table:style-name="ce2" office:value-type="float" office:value="-0.000084710863" calcext:value-type="float">
            <text:p>-8,47E-05</text:p>
          </table:table-cell>
          <table:table-cell table:style-name="ce2" office:value-type="float" office:value="-0.00007658585" calcext:value-type="float">
            <text:p>-7,66E-05</text:p>
          </table:table-cell>
          <table:table-cell table:style-name="ce2" office:value-type="float" office:value="-0.000069682632" calcext:value-type="float">
            <text:p>-6,97E-05</text:p>
          </table:table-cell>
          <table:table-cell table:style-name="ce2" office:value-type="float" office:value="-0.000063620578" calcext:value-type="float">
            <text:p>-6,36E-05</text:p>
          </table:table-cell>
          <table:table-cell office:value-type="float" office:value="0.0453988649948845" calcext:value-type="float">
            <text:p>0,045398864994885</text:p>
          </table:table-cell>
          <table:table-cell office:value-type="float" office:value="0.0453991907286045" calcext:value-type="float">
            <text:p>0,045399190728605</text:p>
          </table:table-cell>
          <table:table-cell office:value-type="float" office:value="0.0453994637766581" calcext:value-type="float">
            <text:p>0,045399463776658</text:p>
          </table:table-cell>
          <table:table-cell office:value-type="float" office:value="0.0453996947245074" calcext:value-type="float">
            <text:p>0,045399694724507</text:p>
          </table:table-cell>
          <table:table-cell office:value-type="float" office:value="0.0453998919911151" calcext:value-type="float">
            <text:p>0,045399891991115</text:p>
          </table:table-cell>
          <table:table-cell office:value-type="float" office:value="0.0454000616343115" calcext:value-type="float">
            <text:p>0,045400061634312</text:p>
          </table:table-cell>
          <table:table-cell office:value-type="float" office:value="0.0454002088050759" calcext:value-type="float">
            <text:p>0,045400208805076</text:p>
          </table:table-cell>
          <table:table-cell office:value-type="float" office:value="0.0454003371991744" calcext:value-type="float">
            <text:p>0,045400337199175</text:p>
          </table:table-cell>
        </table:table-row>
        <table:table-row table:style-name="ro1" table:visibility="filter">
          <table:table-cell office:value-type="string" calcext:value-type="string">
            <text:p>adf-2-z14</text:p>
          </table:table-cell>
          <table:table-cell office:value-type="float" office:value="3" calcext:value-type="float">
            <text:p>3</text:p>
          </table:table-cell>
          <table:table-cell office:value-type="float" office:value="0.050398614" calcext:value-type="float">
            <text:p>0,050398614</text:p>
          </table:table-cell>
          <table:table-cell table:formula="of:=AVERAGE([.E161:.F161])" office:value-type="float" office:value="-0.000107466236612591" calcext:value-type="float">
            <text:p>-0,000107466236613</text:p>
          </table:table-cell>
          <table:table-cell table:style-name="Default" office:value-type="float" office:value="-0.000114932473225182" calcext:value-type="float">
            <text:p>-0,000114932473225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" calcext:value-type="float">
            <text:p>0</text:p>
          </table:table-cell>
          <table:table-cell office:value-type="float" office:value="-0.000152227454" calcext:value-type="float">
            <text:p>-0,000152227454</text:p>
          </table:table-cell>
          <table:table-cell office:value-type="float" office:value="-0.000135331557" calcext:value-type="float">
            <text:p>-0,000135331557</text:p>
          </table:table-cell>
          <table:table-cell office:value-type="float" office:value="-0.00012102819" calcext:value-type="float">
            <text:p>-0,00012102819</text:p>
          </table:table-cell>
          <table:table-cell office:value-type="float" office:value="-0.000108954026" calcext:value-type="float">
            <text:p>-0,000108954026</text:p>
          </table:table-cell>
          <table:table-cell table:style-name="ce2" office:value-type="float" office:value="-0.000098522944" calcext:value-type="float">
            <text:p>-9,85E-05</text:p>
          </table:table-cell>
          <table:table-cell table:style-name="ce2" office:value-type="float" office:value="-0.000089620143" calcext:value-type="float">
            <text:p>-8,96E-05</text:p>
          </table:table-cell>
          <table:table-cell table:style-name="ce2" office:value-type="float" office:value="-0.000081823686" calcext:value-type="float">
            <text:p>-8,18E-05</text:p>
          </table:table-cell>
          <table:table-cell office:value-type="float" office:value="0.0503974014619118" calcext:value-type="float">
            <text:p>0,050397401461912</text:p>
          </table:table-cell>
          <table:table-cell office:value-type="float" office:value="0.0503978665681603" calcext:value-type="float">
            <text:p>0,05039786656816</text:p>
          </table:table-cell>
          <table:table-cell office:value-type="float" office:value="0.0503982564141568" calcext:value-type="float">
            <text:p>0,050398256414157</text:p>
          </table:table-cell>
          <table:table-cell office:value-type="float" office:value="0.0503985862041854" calcext:value-type="float">
            <text:p>0,050398586204185</text:p>
          </table:table-cell>
          <table:table-cell office:value-type="float" office:value="0.0503988678630632" calcext:value-type="float">
            <text:p>0,050398867863063</text:p>
          </table:table-cell>
          <table:table-cell office:value-type="float" office:value="0.0503991101285145" calcext:value-type="float">
            <text:p>0,050399110128515</text:p>
          </table:table-cell>
          <table:table-cell office:value-type="float" office:value="0.0503993202494168" calcext:value-type="float">
            <text:p>0,050399320249417</text:p>
          </table:table-cell>
          <table:table-cell office:value-type="float" office:value="0.0503995035625136" calcext:value-type="float">
            <text:p>0,050399503562514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" calcext:value-type="float">
            <text:p>1</text:p>
          </table:table-cell>
          <table:table-cell office:value-type="float" office:value="0.273437499" calcext:value-type="float">
            <text:p>0,273437499</text:p>
          </table:table-cell>
          <table:table-cell table:formula="of:=AVERAGE([.E162:.F162])" office:value-type="float" office:value="-0.000000000799331650778956" calcext:value-type="float">
            <text:p>-7,99331650778956E-10</text:p>
          </table:table-cell>
          <table:table-cell office:value-type="float" office:value="-0.00000000159866330155791" calcext:value-type="float">
            <text:p>-1,60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1496" calcext:value-type="float">
            <text:p>-1,50E-09</text:p>
          </table:table-cell>
          <table:table-cell table:style-name="ce2" office:value-type="float" office:value="-0.000000006411" calcext:value-type="float">
            <text:p>-6,41E-09</text:p>
          </table:table-cell>
          <table:table-cell table:style-name="ce2" office:value-type="float" office:value="0.000000003085" calcext:value-type="float">
            <text:p>3,09E-09</text:p>
          </table:table-cell>
          <table:table-cell table:style-name="ce2" office:value-type="float" office:value="-0.000000003241" calcext:value-type="float">
            <text:p>-3,24E-09</text:p>
          </table:table-cell>
          <table:table-cell table:style-name="ce2" office:value-type="float" office:value="0.00000000605" calcext:value-type="float">
            <text:p>6,05E-09</text:p>
          </table:table-cell>
          <table:table-cell table:style-name="ce2" office:value-type="float" office:value="-0.000000004871" calcext:value-type="float">
            <text:p>-4,87E-09</text:p>
          </table:table-cell>
          <table:table-cell table:style-name="ce2" office:value-type="float" office:value="-0.000000004324" calcext:value-type="float">
            <text:p>-4,32E-09</text:p>
          </table:table-cell>
          <table:table-cell office:value-type="float" office:value="0.273437498785057" calcext:value-type="float">
            <text:p>0,273437498785057</text:p>
          </table:table-cell>
          <table:table-cell office:value-type="float" office:value="0.273437498809857" calcext:value-type="float">
            <text:p>0,273437498809857</text:p>
          </table:table-cell>
          <table:table-cell office:value-type="float" office:value="0.273437498910053" calcext:value-type="float">
            <text:p>0,273437498910053</text:p>
          </table:table-cell>
          <table:table-cell office:value-type="float" office:value="0.27343749886444" calcext:value-type="float">
            <text:p>0,27343749886444</text:p>
          </table:table-cell>
          <table:table-cell office:value-type="float" office:value="0.273437498909894" calcext:value-type="float">
            <text:p>0,273437498909894</text:p>
          </table:table-cell>
          <table:table-cell office:value-type="float" office:value="0.273437498829179" calcext:value-type="float">
            <text:p>0,273437498829179</text:p>
          </table:table-cell>
          <table:table-cell office:value-type="float" office:value="0.27343749889114" calcext:value-type="float">
            <text:p>0,27343749889114</text:p>
          </table:table-cell>
          <table:table-cell office:value-type="float" office:value="0.273437498943695" calcext:value-type="float">
            <text:p>0,273437498943695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1" calcext:value-type="float">
            <text:p>1,1</text:p>
          </table:table-cell>
          <table:table-cell office:value-type="float" office:value="0.32000034" calcext:value-type="float">
            <text:p>0,32000034</text:p>
          </table:table-cell>
          <table:table-cell table:formula="of:=AVERAGE([.E163:.F163])" office:value-type="float" office:value="-0.000000000685337426275143" calcext:value-type="float">
            <text:p>-6,85337426275143E-10</text:p>
          </table:table-cell>
          <table:table-cell office:value-type="float" office:value="-0.00000000137067485255029" calcext:value-type="float">
            <text:p>-1,37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1238" calcext:value-type="float">
            <text:p>-1,24E-09</text:p>
          </table:table-cell>
          <table:table-cell table:style-name="ce2" office:value-type="float" office:value="-0.000000005437" calcext:value-type="float">
            <text:p>-5,44E-09</text:p>
          </table:table-cell>
          <table:table-cell table:style-name="ce2" office:value-type="float" office:value="0.000000002731" calcext:value-type="float">
            <text:p>2,73E-09</text:p>
          </table:table-cell>
          <table:table-cell table:style-name="ce2" office:value-type="float" office:value="-0.000000002737" calcext:value-type="float">
            <text:p>-2,74E-09</text:p>
          </table:table-cell>
          <table:table-cell table:style-name="ce2" office:value-type="float" office:value="0.000000004938" calcext:value-type="float">
            <text:p>4,94E-09</text:p>
          </table:table-cell>
          <table:table-cell table:style-name="ce2" office:value-type="float" office:value="-0.000000004112" calcext:value-type="float">
            <text:p>-4,11E-09</text:p>
          </table:table-cell>
          <table:table-cell table:style-name="ce2" office:value-type="float" office:value="-0.00000000379" calcext:value-type="float">
            <text:p>-3,79E-09</text:p>
          </table:table-cell>
          <table:table-cell office:value-type="float" office:value="0.320000340299548" calcext:value-type="float">
            <text:p>0,320000340299548</text:p>
          </table:table-cell>
          <table:table-cell office:value-type="float" office:value="0.320000340323571" calcext:value-type="float">
            <text:p>0,320000340323571</text:p>
          </table:table-cell>
          <table:table-cell office:value-type="float" office:value="0.320000340423024" calcext:value-type="float">
            <text:p>0,320000340423024</text:p>
          </table:table-cell>
          <table:table-cell office:value-type="float" office:value="0.320000340375774" calcext:value-type="float">
            <text:p>0,320000340375774</text:p>
          </table:table-cell>
          <table:table-cell office:value-type="float" office:value="0.320000340420704" calcext:value-type="float">
            <text:p>0,320000340420704</text:p>
          </table:table-cell>
          <table:table-cell office:value-type="float" office:value="0.320000340343605" calcext:value-type="float">
            <text:p>0,320000340343605</text:p>
          </table:table-cell>
          <table:table-cell office:value-type="float" office:value="0.320000340404813" calcext:value-type="float">
            <text:p>0,320000340404813</text:p>
          </table:table-cell>
          <table:table-cell office:value-type="float" office:value="0.320000340458724" calcext:value-type="float">
            <text:p>0,320000340458724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2" calcext:value-type="float">
            <text:p>1,2</text:p>
          </table:table-cell>
          <table:table-cell office:value-type="float" office:value="0.339271073" calcext:value-type="float">
            <text:p>0,339271073</text:p>
          </table:table-cell>
          <table:table-cell table:formula="of:=AVERAGE([.E164:.F164])" office:value-type="float" office:value="-0.00000000071026796501049" calcext:value-type="float">
            <text:p>-7,1026796501049E-10</text:p>
          </table:table-cell>
          <table:table-cell office:value-type="float" office:value="-0.00000000142053593002098" calcext:value-type="float">
            <text:p>-1,42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9504" calcext:value-type="float">
            <text:p>-9,50E-09</text:p>
          </table:table-cell>
          <table:table-cell table:style-name="ce2" office:value-type="float" office:value="0.000000003083" calcext:value-type="float">
            <text:p>3,08E-09</text:p>
          </table:table-cell>
          <table:table-cell table:style-name="ce2" office:value-type="float" office:value="-0.000000005929" calcext:value-type="float">
            <text:p>-5,93E-09</text:p>
          </table:table-cell>
          <table:table-cell table:style-name="ce2" office:value-type="float" office:value="-0.000000002461" calcext:value-type="float">
            <text:p>-2,46E-09</text:p>
          </table:table-cell>
          <table:table-cell table:style-name="ce2" office:value-type="float" office:value="0.000000004365" calcext:value-type="float">
            <text:p>4,37E-09</text:p>
          </table:table-cell>
          <table:table-cell table:style-name="ce2" office:value-type="float" office:value="-0.000000003695" calcext:value-type="float">
            <text:p>-3,70E-09</text:p>
          </table:table-cell>
          <table:table-cell table:style-name="ce2" office:value-type="float" office:value="0.000000006527" calcext:value-type="float">
            <text:p>6,53E-09</text:p>
          </table:table-cell>
          <table:table-cell office:value-type="float" office:value="0.339271073133397" calcext:value-type="float">
            <text:p>0,339271073133397</text:p>
          </table:table-cell>
          <table:table-cell office:value-type="float" office:value="0.339271073328875" calcext:value-type="float">
            <text:p>0,339271073328875</text:p>
          </table:table-cell>
          <table:table-cell office:value-type="float" office:value="0.339271073269084" calcext:value-type="float">
            <text:p>0,339271073269084</text:p>
          </table:table-cell>
          <table:table-cell office:value-type="float" office:value="0.339271073377839" calcext:value-type="float">
            <text:p>0,339271073377839</text:p>
          </table:table-cell>
          <table:table-cell office:value-type="float" office:value="0.339271073420662" calcext:value-type="float">
            <text:p>0,339271073420662</text:p>
          </table:table-cell>
          <table:table-cell office:value-type="float" office:value="0.339271073348405" calcext:value-type="float">
            <text:p>0,339271073348405</text:p>
          </table:table-cell>
          <table:table-cell office:value-type="float" office:value="0.339271073406728" calcext:value-type="float">
            <text:p>0,339271073406728</text:p>
          </table:table-cell>
          <table:table-cell office:value-type="float" office:value="0.339271073308298" calcext:value-type="float">
            <text:p>0,339271073308298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25" calcext:value-type="float">
            <text:p>1,25</text:p>
          </table:table-cell>
          <table:table-cell office:value-type="float" office:value="0.342999999" calcext:value-type="float">
            <text:p>0,342999999</text:p>
          </table:table-cell>
          <table:table-cell table:formula="of:=AVERAGE([.E165:.F165])" office:value-type="float" office:value="-0.00000000000856715759947093" calcext:value-type="float">
            <text:p>-8,56715759947093E-12</text:p>
          </table:table-cell>
          <table:table-cell office:value-type="float" office:value="-0.0000000000171343151989419" calcext:value-type="float">
            <text:p>-1,71E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001109" calcext:value-type="float">
            <text:p>-1,11E-09</text:p>
          </table:table-cell>
          <table:table-cell table:style-name="ce2" office:value-type="float" office:value="-0.00000000493" calcext:value-type="float">
            <text:p>-4,93E-09</text:p>
          </table:table-cell>
          <table:table-cell table:style-name="ce2" office:value-type="float" office:value="0.000000002526" calcext:value-type="float">
            <text:p>2,53E-09</text:p>
          </table:table-cell>
          <table:table-cell table:style-name="ce2" office:value-type="float" office:value="-0.000000002476" calcext:value-type="float">
            <text:p>-2,48E-09</text:p>
          </table:table-cell>
          <table:table-cell table:style-name="ce2" office:value-type="float" office:value="0.000000004393" calcext:value-type="float">
            <text:p>4,39E-09</text:p>
          </table:table-cell>
          <table:table-cell table:style-name="ce2" office:value-type="float" office:value="-0.000000003718" calcext:value-type="float">
            <text:p>-3,72E-09</text:p>
          </table:table-cell>
          <table:table-cell table:style-name="ce2" office:value-type="float" office:value="0.000000006568" calcext:value-type="float">
            <text:p>6,57E-09</text:p>
          </table:table-cell>
          <table:table-cell office:value-type="float" office:value="0.342999998826247" calcext:value-type="float">
            <text:p>0,342999998826247</text:p>
          </table:table-cell>
          <table:table-cell office:value-type="float" office:value="0.342999998849312" calcext:value-type="float">
            <text:p>0,342999998849312</text:p>
          </table:table-cell>
          <table:table-cell office:value-type="float" office:value="0.342999998945975" calcext:value-type="float">
            <text:p>0,342999998945975</text:p>
          </table:table-cell>
          <table:table-cell office:value-type="float" office:value="0.342999998899132" calcext:value-type="float">
            <text:p>0,342999998899132</text:p>
          </table:table-cell>
          <table:table-cell office:value-type="float" office:value="0.342999998942702" calcext:value-type="float">
            <text:p>0,342999998942702</text:p>
          </table:table-cell>
          <table:table-cell office:value-type="float" office:value="0.34299999886919" calcext:value-type="float">
            <text:p>0,34299999886919</text:p>
          </table:table-cell>
          <table:table-cell office:value-type="float" office:value="0.342999998928523" calcext:value-type="float">
            <text:p>0,342999998928523</text:p>
          </table:table-cell>
          <table:table-cell office:value-type="float" office:value="0.34299999882838" calcext:value-type="float">
            <text:p>0,34299999882838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3" calcext:value-type="float">
            <text:p>1,3</text:p>
          </table:table-cell>
          <table:table-cell office:value-type="float" office:value="0.34418" calcext:value-type="float">
            <text:p>0,34418</text:p>
          </table:table-cell>
          <table:table-cell table:formula="of:=AVERAGE([.E166:.F166])" office:value-type="float" office:value="-0.00000000000856409833736571" calcext:value-type="float">
            <text:p>-8,56409833736571E-12</text:p>
          </table:table-cell>
          <table:table-cell office:value-type="float" office:value="-0.0000000000171281966747314" calcext:value-type="float">
            <text:p>-1,71E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001111" calcext:value-type="float">
            <text:p>-1,11E-09</text:p>
          </table:table-cell>
          <table:table-cell table:style-name="ce2" office:value-type="float" office:value="-0.00000000494" calcext:value-type="float">
            <text:p>-4,94E-09</text:p>
          </table:table-cell>
          <table:table-cell table:style-name="ce2" office:value-type="float" office:value="0.000000002531" calcext:value-type="float">
            <text:p>2,53E-09</text:p>
          </table:table-cell>
          <table:table-cell table:style-name="ce2" office:value-type="float" office:value="-0.000000002481" calcext:value-type="float">
            <text:p>-2,48E-09</text:p>
          </table:table-cell>
          <table:table-cell table:style-name="ce2" office:value-type="float" office:value="0.000000004401" calcext:value-type="float">
            <text:p>4,40E-09</text:p>
          </table:table-cell>
          <table:table-cell table:style-name="ce2" office:value-type="float" office:value="-0.000000003726" calcext:value-type="float">
            <text:p>-3,73E-09</text:p>
          </table:table-cell>
          <table:table-cell table:style-name="ce2" office:value-type="float" office:value="0.000000006581" calcext:value-type="float">
            <text:p>6,58E-09</text:p>
          </table:table-cell>
          <table:table-cell office:value-type="float" office:value="0.34417999952015" calcext:value-type="float">
            <text:p>0,34417999952015</text:p>
          </table:table-cell>
          <table:table-cell office:value-type="float" office:value="0.344179999543339" calcext:value-type="float">
            <text:p>0,344179999543339</text:p>
          </table:table-cell>
          <table:table-cell office:value-type="float" office:value="0.344179999640527" calcext:value-type="float">
            <text:p>0,344179999640527</text:p>
          </table:table-cell>
          <table:table-cell office:value-type="float" office:value="0.34417999959343" calcext:value-type="float">
            <text:p>0,34417999959343</text:p>
          </table:table-cell>
          <table:table-cell office:value-type="float" office:value="0.344179999637232" calcext:value-type="float">
            <text:p>0,344179999637232</text:p>
          </table:table-cell>
          <table:table-cell office:value-type="float" office:value="0.344179999563325" calcext:value-type="float">
            <text:p>0,344179999563325</text:p>
          </table:table-cell>
          <table:table-cell office:value-type="float" office:value="0.344179999622979" calcext:value-type="float">
            <text:p>0,344179999622979</text:p>
          </table:table-cell>
          <table:table-cell office:value-type="float" office:value="0.344179999522289" calcext:value-type="float">
            <text:p>0,344179999522289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4" calcext:value-type="float">
            <text:p>1,4</text:p>
          </table:table-cell>
          <table:table-cell office:value-type="float" office:value="0.341495079" calcext:value-type="float">
            <text:p>0,341495079</text:p>
          </table:table-cell>
          <table:table-cell table:formula="of:=AVERAGE([.E167:.F167])" office:value-type="float" office:value="-0.00000000000853197608526095" calcext:value-type="float">
            <text:p>-8,53197608526095E-12</text:p>
          </table:table-cell>
          <table:table-cell office:value-type="float" office:value="-0.0000000000170639521705219" calcext:value-type="float">
            <text:p>-1,71E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001106" calcext:value-type="float">
            <text:p>-1,11E-09</text:p>
          </table:table-cell>
          <table:table-cell table:style-name="ce2" office:value-type="float" office:value="-0.000000004918" calcext:value-type="float">
            <text:p>-4,92E-09</text:p>
          </table:table-cell>
          <table:table-cell table:style-name="ce2" office:value-type="float" office:value="0.000000002519" calcext:value-type="float">
            <text:p>2,52E-09</text:p>
          </table:table-cell>
          <table:table-cell table:style-name="ce2" office:value-type="float" office:value="-0.00000000247" calcext:value-type="float">
            <text:p>-2,47E-09</text:p>
          </table:table-cell>
          <table:table-cell table:style-name="ce2" office:value-type="float" office:value="0.000000004382" calcext:value-type="float">
            <text:p>4,38E-09</text:p>
          </table:table-cell>
          <table:table-cell table:style-name="ce2" office:value-type="float" office:value="-0.000000003709" calcext:value-type="float">
            <text:p>-3,71E-09</text:p>
          </table:table-cell>
          <table:table-cell table:style-name="ce2" office:value-type="float" office:value="0.000000006551" calcext:value-type="float">
            <text:p>6,55E-09</text:p>
          </table:table-cell>
          <table:table-cell office:value-type="float" office:value="0.341495079009278" calcext:value-type="float">
            <text:p>0,341495079009278</text:p>
          </table:table-cell>
          <table:table-cell office:value-type="float" office:value="0.34149507903218" calcext:value-type="float">
            <text:p>0,34149507903218</text:p>
          </table:table-cell>
          <table:table-cell office:value-type="float" office:value="0.341495079128183" calcext:value-type="float">
            <text:p>0,341495079128183</text:p>
          </table:table-cell>
          <table:table-cell office:value-type="float" office:value="0.341495079081665" calcext:value-type="float">
            <text:p>0,341495079081665</text:p>
          </table:table-cell>
          <table:table-cell office:value-type="float" office:value="0.341495079124928" calcext:value-type="float">
            <text:p>0,341495079124928</text:p>
          </table:table-cell>
          <table:table-cell office:value-type="float" office:value="0.341495079051924" calcext:value-type="float">
            <text:p>0,341495079051924</text:p>
          </table:table-cell>
          <table:table-cell office:value-type="float" office:value="0.341495079110844" calcext:value-type="float">
            <text:p>0,341495079110844</text:p>
          </table:table-cell>
          <table:table-cell office:value-type="float" office:value="0.341495079011393" calcext:value-type="float">
            <text:p>0,341495079011393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5" calcext:value-type="float">
            <text:p>1,5</text:p>
          </table:table-cell>
          <table:table-cell office:value-type="float" office:value="0.58215758" calcext:value-type="float">
            <text:p>0,58215758</text:p>
          </table:table-cell>
          <table:table-cell table:formula="of:=AVERAGE([.E168:.F168])" office:value-type="float" office:value="-2.36739897742614" calcext:value-type="float">
            <text:p>-2,36739897742614</text:p>
          </table:table-cell>
          <table:table-cell office:value-type="float" office:value="-0.0000579548522830541" calcext:value-type="float">
            <text:p>-5,80E-05</text:p>
          </table:table-cell>
          <table:table-cell office:value-type="float" office:value="-4.73474" calcext:value-type="float">
            <text:p>-4,73474</text:p>
          </table:table-cell>
          <table:table-cell office:value-type="float" office:value="0" calcext:value-type="float">
            <text:p>0</text:p>
          </table:table-cell>
          <table:table-cell office:value-type="float" office:value="18.172844638894" calcext:value-type="float">
            <text:p>18,172844638894</text:p>
          </table:table-cell>
          <table:table-cell office:value-type="float" office:value="-0.000102666163" calcext:value-type="float">
            <text:p>-0,000102666163</text:p>
          </table:table-cell>
          <table:table-cell table:style-name="ce2" office:value-type="float" office:value="-0.000091846524" calcext:value-type="float">
            <text:p>-9,18E-05</text:p>
          </table:table-cell>
          <table:table-cell office:value-type="float" office:value="-21.478941534818" calcext:value-type="float">
            <text:p>-21,478941534818</text:p>
          </table:table-cell>
          <table:table-cell office:value-type="float" office:value="22.580735310556" calcext:value-type="float">
            <text:p>22,580735310556</text:p>
          </table:table-cell>
          <table:table-cell office:value-type="float" office:value="-0.199804793591" calcext:value-type="float">
            <text:p>-0,199804793591</text:p>
          </table:table-cell>
          <table:table-cell office:value-type="float" office:value="-24.575610906368" calcext:value-type="float">
            <text:p>-24,575610906368</text:p>
          </table:table-cell>
          <table:table-cell office:value-type="float" office:value="0.998416098714338" calcext:value-type="float">
            <text:p>0,998416098714338</text:p>
          </table:table-cell>
          <table:table-cell office:value-type="float" office:value="0.331772100336878" calcext:value-type="float">
            <text:p>0,331772100336878</text:p>
          </table:table-cell>
          <table:table-cell office:value-type="float" office:value="0.33177404725925" calcext:value-type="float">
            <text:p>0,33177404725925</text:p>
          </table:table-cell>
          <table:table-cell office:value-type="float" office:value="0.331775694815541" calcext:value-type="float">
            <text:p>0,331775694815541</text:p>
          </table:table-cell>
          <table:table-cell office:value-type="float" office:value="0.998430747421021" calcext:value-type="float">
            <text:p>0,998430747421021</text:p>
          </table:table-cell>
          <table:table-cell office:value-type="float" office:value="0.331778312008524" calcext:value-type="float">
            <text:p>0,331778312008524</text:p>
          </table:table-cell>
          <table:table-cell office:value-type="float" office:value="0.334876542178324" calcext:value-type="float">
            <text:p>0,334876542178324</text:p>
          </table:table-cell>
          <table:table-cell office:value-type="float" office:value="0.99843709775662" calcext:value-type="float">
            <text:p>0,99843709775662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6" calcext:value-type="float">
            <text:p>1,6</text:p>
          </table:table-cell>
          <table:table-cell office:value-type="float" office:value="0.648637854" calcext:value-type="float">
            <text:p>0,648637854</text:p>
          </table:table-cell>
          <table:table-cell table:formula="of:=AVERAGE([.E169:.F169])" office:value-type="float" office:value="-0.0000626170570225062" calcext:value-type="float">
            <text:p>-6,26170570225062E-05</text:p>
          </table:table-cell>
          <table:table-cell office:value-type="float" office:value="-0.0000652341140450124" calcext:value-type="float">
            <text:p>-6,52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86403325" calcext:value-type="float">
            <text:p>-8,64E-05</text:p>
          </table:table-cell>
          <table:table-cell table:style-name="ce2" office:value-type="float" office:value="-0.000076799548" calcext:value-type="float">
            <text:p>-7,68E-05</text:p>
          </table:table-cell>
          <table:table-cell table:style-name="ce2" office:value-type="float" office:value="-0.000068707134" calcext:value-type="float">
            <text:p>-6,87E-05</text:p>
          </table:table-cell>
          <table:table-cell table:style-name="ce2" office:value-type="float" office:value="-0.000061836082" calcext:value-type="float">
            <text:p>-6,18E-05</text:p>
          </table:table-cell>
          <table:table-cell table:style-name="ce2" office:value-type="float" office:value="-0.000055941166" calcext:value-type="float">
            <text:p>-5,59E-05</text:p>
          </table:table-cell>
          <table:table-cell table:style-name="ce2" office:value-type="float" office:value="-0.000050857432" calcext:value-type="float">
            <text:p>-5,09E-05</text:p>
          </table:table-cell>
          <table:table-cell table:style-name="ce2" office:value-type="float" office:value="-0.000046433743" calcext:value-type="float">
            <text:p>-4,64E-05</text:p>
          </table:table-cell>
          <table:table-cell office:value-type="float" office:value="0.64862899637089" calcext:value-type="float">
            <text:p>0,64862899637089</text:p>
          </table:table-cell>
          <table:table-cell office:value-type="float" office:value="0.648632394008025" calcext:value-type="float">
            <text:p>0,648632394008025</text:p>
          </table:table-cell>
          <table:table-cell office:value-type="float" office:value="0.648635241342076" calcext:value-type="float">
            <text:p>0,648635241342076</text:p>
          </table:table-cell>
          <table:table-cell office:value-type="float" office:value="0.648637650899239" calcext:value-type="float">
            <text:p>0,648637650899239</text:p>
          </table:table-cell>
          <table:table-cell office:value-type="float" office:value="0.64863970823607" calcext:value-type="float">
            <text:p>0,64863970823607</text:p>
          </table:table-cell>
          <table:table-cell office:value-type="float" office:value="0.648641478621868" calcext:value-type="float">
            <text:p>0,648641478621868</text:p>
          </table:table-cell>
          <table:table-cell office:value-type="float" office:value="0.648643013237116" calcext:value-type="float">
            <text:p>0,648643013237116</text:p>
          </table:table-cell>
          <table:table-cell office:value-type="float" office:value="0.648644352077698" calcext:value-type="float">
            <text:p>0,648644352077698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7" calcext:value-type="float">
            <text:p>1,7</text:p>
          </table:table-cell>
          <table:table-cell office:value-type="float" office:value="0.399343788" calcext:value-type="float">
            <text:p>0,399343788</text:p>
          </table:table-cell>
          <table:table-cell table:formula="of:=AVERAGE([.E170:.F170])" office:value-type="float" office:value="-0.0000739272281849613" calcext:value-type="float">
            <text:p>-7,39272281849613E-05</text:p>
          </table:table-cell>
          <table:table-cell office:value-type="float" office:value="-0.0000778544563699226" calcext:value-type="float">
            <text:p>-7,79E-05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0" calcext:value-type="float">
            <text:p>0</text:p>
          </table:table-cell>
          <table:table-cell office:value-type="float" office:value="-0.000103119157" calcext:value-type="float">
            <text:p>-0,000103119157</text:p>
          </table:table-cell>
          <table:table-cell table:style-name="ce2" office:value-type="float" office:value="-0.00009165835" calcext:value-type="float">
            <text:p>-9,17E-05</text:p>
          </table:table-cell>
          <table:table-cell table:style-name="ce2" office:value-type="float" office:value="-0.000081998342" calcext:value-type="float">
            <text:p>-8,20E-05</text:p>
          </table:table-cell>
          <table:table-cell table:style-name="ce2" office:value-type="float" office:value="-0.000073799387" calcext:value-type="float">
            <text:p>-7,38E-05</text:p>
          </table:table-cell>
          <table:table-cell table:style-name="ce2" office:value-type="float" office:value="-0.00006676217" calcext:value-type="float">
            <text:p>-6,68E-05</text:p>
          </table:table-cell>
          <table:table-cell table:style-name="ce2" office:value-type="float" office:value="-0.000060697048" calcext:value-type="float">
            <text:p>-6,07E-05</text:p>
          </table:table-cell>
          <table:table-cell table:style-name="ce2" office:value-type="float" office:value="-0.000055417445" calcext:value-type="float">
            <text:p>-5,54E-05</text:p>
          </table:table-cell>
          <table:table-cell office:value-type="float" office:value="0.399337278991042" calcext:value-type="float">
            <text:p>0,399337278991042</text:p>
          </table:table-cell>
          <table:table-cell office:value-type="float" office:value="0.399339775479752" calcext:value-type="float">
            <text:p>0,399339775479752</text:p>
          </table:table-cell>
          <table:table-cell office:value-type="float" office:value="0.399341867644643" calcext:value-type="float">
            <text:p>0,399341867644643</text:p>
          </table:table-cell>
          <table:table-cell office:value-type="float" office:value="0.399343638099798" calcext:value-type="float">
            <text:p>0,399343638099798</text:p>
          </table:table-cell>
          <table:table-cell office:value-type="float" office:value="0.399345149783537" calcext:value-type="float">
            <text:p>0,399345149783537</text:p>
          </table:table-cell>
          <table:table-cell office:value-type="float" office:value="0.399346450587483" calcext:value-type="float">
            <text:p>0,399346450587483</text:p>
          </table:table-cell>
          <table:table-cell office:value-type="float" office:value="0.399347578194742" calcext:value-type="float">
            <text:p>0,399347578194742</text:p>
          </table:table-cell>
          <table:table-cell office:value-type="float" office:value="0.399348561950011" calcext:value-type="float">
            <text:p>0,399348561950011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75" calcext:value-type="float">
            <text:p>1,75</text:p>
          </table:table-cell>
          <table:table-cell office:value-type="float" office:value="0.302100533" calcext:value-type="float">
            <text:p>0,302100533</text:p>
          </table:table-cell>
          <table:table-cell table:formula="of:=AVERAGE([.E171:.F171])" office:value-type="float" office:value="-0.0000841331028447032" calcext:value-type="float">
            <text:p>-8,41331028447032E-05</text:p>
          </table:table-cell>
          <table:table-cell office:value-type="float" office:value="-0.0000882662056894063" calcext:value-type="float">
            <text:p>-8,83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 office:value-type="float" office:value="-0.000116918854" calcext:value-type="float">
            <text:p>-0,000116918854</text:p>
          </table:table-cell>
          <table:table-cell office:value-type="float" office:value="-0.000103907416" calcext:value-type="float">
            <text:p>-0,000103907416</text:p>
          </table:table-cell>
          <table:table-cell table:style-name="ce2" office:value-type="float" office:value="-0.000092973096" calcext:value-type="float">
            <text:p>-9,30E-05</text:p>
          </table:table-cell>
          <table:table-cell table:style-name="ce2" office:value-type="float" office:value="-0.000083668762" calcext:value-type="float">
            <text:p>-8,37E-05</text:p>
          </table:table-cell>
          <table:table-cell table:style-name="ce2" office:value-type="float" office:value="-0.000075689709" calcext:value-type="float">
            <text:p>-7,57E-05</text:p>
          </table:table-cell>
          <table:table-cell table:style-name="ce2" office:value-type="float" office:value="-0.000068814293" calcext:value-type="float">
            <text:p>-6,88E-05</text:p>
          </table:table-cell>
          <table:table-cell table:style-name="ce2" office:value-type="float" office:value="-0.000062817483" calcext:value-type="float">
            <text:p>-6,28E-05</text:p>
          </table:table-cell>
          <table:table-cell office:value-type="float" office:value="0.302094950347014" calcext:value-type="float">
            <text:p>0,302094950347014</text:p>
          </table:table-cell>
          <table:table-cell office:value-type="float" office:value="0.302097091652333" calcext:value-type="float">
            <text:p>0,302097091652333</text:p>
          </table:table-cell>
          <table:table-cell office:value-type="float" office:value="0.30209888586759" calcext:value-type="float">
            <text:p>0,30209888586759</text:p>
          </table:table-cell>
          <table:table-cell office:value-type="float" office:value="0.302100404461171" calcext:value-type="float">
            <text:p>0,302100404461171</text:p>
          </table:table-cell>
          <table:table-cell office:value-type="float" office:value="0.302101700972078" calcext:value-type="float">
            <text:p>0,302101700972078</text:p>
          </table:table-cell>
          <table:table-cell office:value-type="float" office:value="0.302102816609542" calcext:value-type="float">
            <text:p>0,302102816609542</text:p>
          </table:table-cell>
          <table:table-cell office:value-type="float" office:value="0.302103783715317" calcext:value-type="float">
            <text:p>0,302103783715317</text:p>
          </table:table-cell>
          <table:table-cell office:value-type="float" office:value="0.302104627295346" calcext:value-type="float">
            <text:p>0,302104627295346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8" calcext:value-type="float">
            <text:p>1,8</text:p>
          </table:table-cell>
          <table:table-cell office:value-type="float" office:value="0.219162615" calcext:value-type="float">
            <text:p>0,219162615</text:p>
          </table:table-cell>
          <table:table-cell table:formula="of:=AVERAGE([.E172:.F172])" office:value-type="float" office:value="-0.0000971563287425904" calcext:value-type="float">
            <text:p>-9,71563287425904E-05</text:p>
          </table:table-cell>
          <table:table-cell table:style-name="Default" office:value-type="float" office:value="-0.000104312657485181" calcext:value-type="float">
            <text:p>-0,000104312657485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0" calcext:value-type="float">
            <text:p>0</text:p>
          </table:table-cell>
          <table:table-cell office:value-type="float" office:value="-0.000138163679" calcext:value-type="float">
            <text:p>-0,000138163679</text:p>
          </table:table-cell>
          <table:table-cell office:value-type="float" office:value="-0.000122809444" calcext:value-type="float">
            <text:p>-0,000122809444</text:p>
          </table:table-cell>
          <table:table-cell office:value-type="float" office:value="-0.000109863161" calcext:value-type="float">
            <text:p>-0,000109863161</text:p>
          </table:table-cell>
          <table:table-cell table:style-name="ce2" office:value-type="float" office:value="-0.000098880091" calcext:value-type="float">
            <text:p>-9,89E-05</text:p>
          </table:table-cell>
          <table:table-cell table:style-name="ce2" office:value-type="float" office:value="-0.000089448009" calcext:value-type="float">
            <text:p>-8,94E-05</text:p>
          </table:table-cell>
          <table:table-cell table:style-name="ce2" office:value-type="float" office:value="-0.000081325394" calcext:value-type="float">
            <text:p>-8,13E-05</text:p>
          </table:table-cell>
          <table:table-cell table:style-name="ce2" office:value-type="float" office:value="-0.000074251264" calcext:value-type="float">
            <text:p>-7,43E-05</text:p>
          </table:table-cell>
          <table:table-cell office:value-type="float" office:value="0.219157829113546" calcext:value-type="float">
            <text:p>0,219157829113546</text:p>
          </table:table-cell>
          <table:table-cell office:value-type="float" office:value="0.219159664813676" calcext:value-type="float">
            <text:p>0,219159664813676</text:p>
          </table:table-cell>
          <table:table-cell office:value-type="float" office:value="0.219161203230732" calcext:value-type="float">
            <text:p>0,219161203230732</text:p>
          </table:table-cell>
          <table:table-cell office:value-type="float" office:value="0.219162505051237" calcext:value-type="float">
            <text:p>0,219162505051237</text:p>
          </table:table-cell>
          <table:table-cell office:value-type="float" office:value="0.219163616621214" calcext:value-type="float">
            <text:p>0,219163616621214</text:p>
          </table:table-cell>
          <table:table-cell office:value-type="float" office:value="0.219164573093441" calcext:value-type="float">
            <text:p>0,219164573093441</text:p>
          </table:table-cell>
          <table:table-cell office:value-type="float" office:value="0.219165402251266" calcext:value-type="float">
            <text:p>0,219165402251266</text:p>
          </table:table-cell>
          <table:table-cell office:value-type="float" office:value="0.219166125629687" calcext:value-type="float">
            <text:p>0,219166125629687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9" calcext:value-type="float">
            <text:p>1,9</text:p>
          </table:table-cell>
          <table:table-cell office:value-type="float" office:value="0.087428712" calcext:value-type="float">
            <text:p>0,087428712</text:p>
          </table:table-cell>
          <table:table-cell table:formula="of:=AVERAGE([.E173:.F173])" office:value-type="float" office:value="-0.000180757968754615" calcext:value-type="float">
            <text:p>-0,000180757968755</text:p>
          </table:table-cell>
          <table:table-cell table:style-name="Default" office:value-type="float" office:value="-0.00019151593750923" calcext:value-type="float">
            <text:p>-0,000191515937509</text:p>
          </table:table-cell>
          <table:table-cell office:value-type="float" office:value="-0.00017" calcext:value-type="float">
            <text:p>-0,00017</text:p>
          </table:table-cell>
          <table:table-cell office:value-type="float" office:value="0" calcext:value-type="float">
            <text:p>0</text:p>
          </table:table-cell>
          <table:table-cell office:value-type="float" office:value="-0.000253699971" calcext:value-type="float">
            <text:p>-0,000253699971</text:p>
          </table:table-cell>
          <table:table-cell office:value-type="float" office:value="-0.000225448595" calcext:value-type="float">
            <text:p>-0,000225448595</text:p>
          </table:table-cell>
          <table:table-cell office:value-type="float" office:value="-0.000201735233" calcext:value-type="float">
            <text:p>-0,000201735233</text:p>
          </table:table-cell>
          <table:table-cell office:value-type="float" office:value="-0.000181542007" calcext:value-type="float">
            <text:p>-0,000181542007</text:p>
          </table:table-cell>
          <table:table-cell office:value-type="float" office:value="-0.000164217475" calcext:value-type="float">
            <text:p>-0,000164217475</text:p>
          </table:table-cell>
          <table:table-cell office:value-type="float" office:value="-0.000149312048" calcext:value-type="float">
            <text:p>-0,000149312048</text:p>
          </table:table-cell>
          <table:table-cell office:value-type="float" office:value="-0.000136284573" calcext:value-type="float">
            <text:p>-0,000136284573</text:p>
          </table:table-cell>
          <table:table-cell office:value-type="float" office:value="0.0874252070258628" calcext:value-type="float">
            <text:p>0,087425207025863</text:p>
          </table:table-cell>
          <table:table-cell office:value-type="float" office:value="0.0874265516765236" calcext:value-type="float">
            <text:p>0,087426551676524</text:p>
          </table:table-cell>
          <table:table-cell office:value-type="float" office:value="0.0874276782871632" calcext:value-type="float">
            <text:p>0,087427678287163</text:p>
          </table:table-cell>
          <table:table-cell office:value-type="float" office:value="0.0874286318890874" calcext:value-type="float">
            <text:p>0,087428631889088</text:p>
          </table:table-cell>
          <table:table-cell office:value-type="float" office:value="0.0874294460184723" calcext:value-type="float">
            <text:p>0,087429446018472</text:p>
          </table:table-cell>
          <table:table-cell office:value-type="float" office:value="0.0874301465232738" calcext:value-type="float">
            <text:p>0,087430146523274</text:p>
          </table:table-cell>
          <table:table-cell office:value-type="float" office:value="0.0874307538150759" calcext:value-type="float">
            <text:p>0,087430753815076</text:p>
          </table:table-cell>
          <table:table-cell office:value-type="float" office:value="0.0874312834800105" calcext:value-type="float">
            <text:p>0,087431283480011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1.95" calcext:value-type="float">
            <text:p>1,95</text:p>
          </table:table-cell>
          <table:table-cell office:value-type="float" office:value="0.035190461" calcext:value-type="float">
            <text:p>0,035190461</text:p>
          </table:table-cell>
          <table:table-cell table:formula="of:=AVERAGE([.E174:.F174])" office:value-type="float" office:value="-0.000377937784892938" calcext:value-type="float">
            <text:p>-0,000377937784893</text:p>
          </table:table-cell>
          <table:table-cell table:style-name="Default" office:value-type="float" office:value="-0.000405875569785877" calcext:value-type="float">
            <text:p>-0,000405875569786</text:p>
          </table:table-cell>
          <table:table-cell office:value-type="float" office:value="-0.00035" calcext:value-type="float">
            <text:p>-0,00035</text:p>
          </table:table-cell>
          <table:table-cell office:value-type="float" office:value="0" calcext:value-type="float">
            <text:p>0</text:p>
          </table:table-cell>
          <table:table-cell office:value-type="float" office:value="-0.00053768805" calcext:value-type="float">
            <text:p>-0,00053768805</text:p>
          </table:table-cell>
          <table:table-cell office:value-type="float" office:value="-0.000477789157" calcext:value-type="float">
            <text:p>-0,000477789157</text:p>
          </table:table-cell>
          <table:table-cell office:value-type="float" office:value="-0.000427539977" calcext:value-type="float">
            <text:p>-0,000427539977</text:p>
          </table:table-cell>
          <table:table-cell office:value-type="float" office:value="-0.000384736638" calcext:value-type="float">
            <text:p>-0,000384736638</text:p>
          </table:table-cell>
          <table:table-cell office:value-type="float" office:value="-0.000348006232" calcext:value-type="float">
            <text:p>-0,000348006232</text:p>
          </table:table-cell>
          <table:table-cell office:value-type="float" office:value="-0.000316428872" calcext:value-type="float">
            <text:p>-0,000316428872</text:p>
          </table:table-cell>
          <table:table-cell office:value-type="float" office:value="-0.000288803025" calcext:value-type="float">
            <text:p>-0,000288803025</text:p>
          </table:table-cell>
          <table:table-cell office:value-type="float" office:value="0.0351874704880232" calcext:value-type="float">
            <text:p>0,035187470488023</text:p>
          </table:table-cell>
          <table:table-cell office:value-type="float" office:value="0.0351886175174323" calcext:value-type="float">
            <text:p>0,035188617517432</text:p>
          </table:table-cell>
          <table:table-cell office:value-type="float" office:value="0.0351895785201" calcext:value-type="float">
            <text:p>0,0351895785201</text:p>
          </table:table-cell>
          <table:table-cell office:value-type="float" office:value="0.0351903919682289" calcext:value-type="float">
            <text:p>0,035190391968229</text:p>
          </table:table-cell>
          <table:table-cell office:value-type="float" office:value="0.0351910864366917" calcext:value-type="float">
            <text:p>0,035191086436692</text:p>
          </table:table-cell>
          <table:table-cell office:value-type="float" office:value="0.0351916839611172" calcext:value-type="float">
            <text:p>0,035191683961117</text:p>
          </table:table-cell>
          <table:table-cell office:value-type="float" office:value="0.0351922019962338" calcext:value-type="float">
            <text:p>0,035192201996234</text:p>
          </table:table-cell>
          <table:table-cell office:value-type="float" office:value="0.0351926537897076" calcext:value-type="float">
            <text:p>0,035192653789708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2" calcext:value-type="float">
            <text:p>2</text:p>
          </table:table-cell>
          <table:table-cell office:value-type="float" office:value="0.009771623" calcext:value-type="float">
            <text:p>0,009771623</text:p>
          </table:table-cell>
          <table:table-cell table:formula="of:=AVERAGE([.E175:.F175])" office:value-type="float" office:value="0.00116128691879444" calcext:value-type="float">
            <text:p>0,001161286918794</text:p>
          </table:table-cell>
          <table:table-cell table:style-name="Default" office:value-type="float" office:value="0.00124257383758888" calcext:value-type="float">
            <text:p>0,001242573837589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" calcext:value-type="float">
            <text:p>0</text:p>
          </table:table-cell>
          <table:table-cell office:value-type="float" office:value="0.001645489572" calcext:value-type="float">
            <text:p>0,001645489572</text:p>
          </table:table-cell>
          <table:table-cell office:value-type="float" office:value="0.001462842009" calcext:value-type="float">
            <text:p>0,001462842009</text:p>
          </table:table-cell>
          <table:table-cell office:value-type="float" office:value="0.001308617423" calcext:value-type="float">
            <text:p>0,001308617423</text:p>
          </table:table-cell>
          <table:table-cell office:value-type="float" office:value="0.001177971745" calcext:value-type="float">
            <text:p>0,001177971745</text:p>
          </table:table-cell>
          <table:table-cell office:value-type="float" office:value="0.001065518319" calcext:value-type="float">
            <text:p>0,001065518319</text:p>
          </table:table-cell>
          <table:table-cell office:value-type="float" office:value="0.000968976042" calcext:value-type="float">
            <text:p>0,000968976042</text:p>
          </table:table-cell>
          <table:table-cell office:value-type="float" office:value="0.00088471197" calcext:value-type="float">
            <text:p>0,00088471197</text:p>
          </table:table-cell>
          <table:table-cell office:value-type="float" office:value="0.00977416461221435" calcext:value-type="float">
            <text:p>0,009774164612214</text:p>
          </table:table-cell>
          <table:table-cell office:value-type="float" office:value="0.00977318961771844" calcext:value-type="float">
            <text:p>0,009773189617718</text:p>
          </table:table-cell>
          <table:table-cell office:value-type="float" office:value="0.00977237247905364" calcext:value-type="float">
            <text:p>0,009772372479054</text:p>
          </table:table-cell>
          <table:table-cell office:value-type="float" office:value="0.00977168107583572" calcext:value-type="float">
            <text:p>0,009771681075836</text:p>
          </table:table-cell>
          <table:table-cell office:value-type="float" office:value="0.00977109066865567" calcext:value-type="float">
            <text:p>0,009771090668656</text:p>
          </table:table-cell>
          <table:table-cell office:value-type="float" office:value="0.00977058271398887" calcext:value-type="float">
            <text:p>0,009770582713989</text:p>
          </table:table-cell>
          <table:table-cell office:value-type="float" office:value="0.00977014229750175" calcext:value-type="float">
            <text:p>0,009770142297502</text:p>
          </table:table-cell>
          <table:table-cell office:value-type="float" office:value="0.00976975807460776" calcext:value-type="float">
            <text:p>0,009769758074608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2.1" calcext:value-type="float">
            <text:p>2,1</text:p>
          </table:table-cell>
          <table:table-cell office:value-type="float" office:value="0.081992357" calcext:value-type="float">
            <text:p>0,081992357</text:p>
          </table:table-cell>
          <table:table-cell table:formula="of:=AVERAGE([.E176:.F176])" office:value-type="float" office:value="0.0000977252186770686" calcext:value-type="float">
            <text:p>9,77252186770686E-05</text:p>
          </table:table-cell>
          <table:table-cell table:style-name="Default" office:value-type="float" office:value="0.000105450437354137" calcext:value-type="float">
            <text:p>0,000105450437354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0.000139666274" calcext:value-type="float">
            <text:p>0,000139666274</text:p>
          </table:table-cell>
          <table:table-cell office:value-type="float" office:value="0.000124158293" calcext:value-type="float">
            <text:p>0,000124158293</text:p>
          </table:table-cell>
          <table:table-cell office:value-type="float" office:value="0.000111051447" calcext:value-type="float">
            <text:p>0,000111051447</text:p>
          </table:table-cell>
          <table:table-cell table:style-name="ce2" office:value-type="float" office:value="0.000099966706" calcext:value-type="float">
            <text:p>1,00E-04</text:p>
          </table:table-cell>
          <table:table-cell table:style-name="ce2" office:value-type="float" office:value="0.00009040429" calcext:value-type="float">
            <text:p>9,04E-05</text:p>
          </table:table-cell>
          <table:table-cell table:style-name="ce2" office:value-type="float" office:value="0.000082223819" calcext:value-type="float">
            <text:p>8,22E-05</text:p>
          </table:table-cell>
          <table:table-cell table:style-name="ce2" office:value-type="float" office:value="0.000075067408" calcext:value-type="float">
            <text:p>7,51E-05</text:p>
          </table:table-cell>
          <table:table-cell office:value-type="float" office:value="0.081994167268" calcext:value-type="float">
            <text:p>0,081994167268</text:p>
          </table:table-cell>
          <table:table-cell office:value-type="float" office:value="0.0819934730086934" calcext:value-type="float">
            <text:p>0,081993473008693</text:p>
          </table:table-cell>
          <table:table-cell office:value-type="float" office:value="0.081992891128408" calcext:value-type="float">
            <text:p>0,081992891128408</text:p>
          </table:table-cell>
          <table:table-cell office:value-type="float" office:value="0.0819923988246326" calcext:value-type="float">
            <text:p>0,081992398824633</text:p>
          </table:table-cell>
          <table:table-cell office:value-type="float" office:value="0.0819919783997082" calcext:value-type="float">
            <text:p>0,081991978399708</text:p>
          </table:table-cell>
          <table:table-cell office:value-type="float" office:value="0.0819916167469942" calcext:value-type="float">
            <text:p>0,081991616746994</text:p>
          </table:table-cell>
          <table:table-cell office:value-type="float" office:value="0.0819913031252877" calcext:value-type="float">
            <text:p>0,081991303125288</text:p>
          </table:table-cell>
          <table:table-cell office:value-type="float" office:value="0.0819910295307206" calcext:value-type="float">
            <text:p>0,081991029530721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2.2" calcext:value-type="float">
            <text:p>2,2</text:p>
          </table:table-cell>
          <table:table-cell office:value-type="float" office:value="0.135909817" calcext:value-type="float">
            <text:p>0,135909817</text:p>
          </table:table-cell>
          <table:table-cell table:formula="of:=AVERAGE([.E177:.F177])" office:value-type="float" office:value="0.000041948779198381" calcext:value-type="float">
            <text:p>4,1948779198381E-05</text:p>
          </table:table-cell>
          <table:table-cell office:value-type="float" office:value="0.0000438975583967619" calcext:value-type="float">
            <text:p>4,39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58141557" calcext:value-type="float">
            <text:p>5,81E-05</text:p>
          </table:table-cell>
          <table:table-cell table:style-name="ce2" office:value-type="float" office:value="0.000051669708" calcext:value-type="float">
            <text:p>5,17E-05</text:p>
          </table:table-cell>
          <table:table-cell table:style-name="ce2" office:value-type="float" office:value="0.000046236616" calcext:value-type="float">
            <text:p>4,62E-05</text:p>
          </table:table-cell>
          <table:table-cell table:style-name="ce2" office:value-type="float" office:value="0.000041611892" calcext:value-type="float">
            <text:p>4,16E-05</text:p>
          </table:table-cell>
          <table:table-cell table:style-name="ce2" office:value-type="float" office:value="0.000037666584" calcext:value-type="float">
            <text:p>3,77E-05</text:p>
          </table:table-cell>
          <table:table-cell table:style-name="ce2" office:value-type="float" office:value="0.000034214915" calcext:value-type="float">
            <text:p>3,42E-05</text:p>
          </table:table-cell>
          <table:table-cell table:style-name="ce2" office:value-type="float" office:value="0.000031242024" calcext:value-type="float">
            <text:p>3,12E-05</text:p>
          </table:table-cell>
          <table:table-cell office:value-type="float" office:value="0.135911065569177" calcext:value-type="float">
            <text:p>0,135911065569177</text:p>
          </table:table-cell>
          <table:table-cell office:value-type="float" office:value="0.135910586509352" calcext:value-type="float">
            <text:p>0,135910586509352</text:p>
          </table:table-cell>
          <table:table-cell office:value-type="float" office:value="0.135910185117248" calcext:value-type="float">
            <text:p>0,135910185117248</text:p>
          </table:table-cell>
          <table:table-cell office:value-type="float" office:value="0.135909845357795" calcext:value-type="float">
            <text:p>0,135909845357795</text:p>
          </table:table-cell>
          <table:table-cell office:value-type="float" office:value="0.135909555270633" calcext:value-type="float">
            <text:p>0,135909555270633</text:p>
          </table:table-cell>
          <table:table-cell office:value-type="float" office:value="0.135909305501877" calcext:value-type="float">
            <text:p>0,135909305501877</text:p>
          </table:table-cell>
          <table:table-cell office:value-type="float" office:value="0.135909089178144" calcext:value-type="float">
            <text:p>0,135909089178144</text:p>
          </table:table-cell>
          <table:table-cell office:value-type="float" office:value="0.135908900432754" calcext:value-type="float">
            <text:p>0,135908900432754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2.25" calcext:value-type="float">
            <text:p>2,25</text:p>
          </table:table-cell>
          <table:table-cell office:value-type="float" office:value="0.157543174" calcext:value-type="float">
            <text:p>0,157543174</text:p>
          </table:table-cell>
          <table:table-cell table:formula="of:=AVERAGE([.E178:.F178])" office:value-type="float" office:value="0.0000304438738426687" calcext:value-type="float">
            <text:p>3,04438738426687E-05</text:p>
          </table:table-cell>
          <table:table-cell office:value-type="float" office:value="0.0000308877476853373" calcext:value-type="float">
            <text:p>3,09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4091116" calcext:value-type="float">
            <text:p>4,09E-05</text:p>
          </table:table-cell>
          <table:table-cell table:style-name="ce2" office:value-type="float" office:value="0.000036354751" calcext:value-type="float">
            <text:p>3,64E-05</text:p>
          </table:table-cell>
          <table:table-cell table:style-name="ce2" office:value-type="float" office:value="0.000032538782" calcext:value-type="float">
            <text:p>3,25E-05</text:p>
          </table:table-cell>
          <table:table-cell table:style-name="ce2" office:value-type="float" office:value="0.000029276466" calcext:value-type="float">
            <text:p>2,93E-05</text:p>
          </table:table-cell>
          <table:table-cell table:style-name="ce2" office:value-type="float" office:value="0.000026504523" calcext:value-type="float">
            <text:p>2,65E-05</text:p>
          </table:table-cell>
          <table:table-cell table:style-name="ce2" office:value-type="float" office:value="0.000024073518" calcext:value-type="float">
            <text:p>2,41E-05</text:p>
          </table:table-cell>
          <table:table-cell table:style-name="ce2" office:value-type="float" office:value="0.000021981163" calcext:value-type="float">
            <text:p>2,20E-05</text:p>
          </table:table-cell>
          <table:table-cell office:value-type="float" office:value="0.157544192221477" calcext:value-type="float">
            <text:p>0,157544192221477</text:p>
          </table:table-cell>
          <table:table-cell office:value-type="float" office:value="0.157543801477137" calcext:value-type="float">
            <text:p>0,157543801477137</text:p>
          </table:table-cell>
          <table:table-cell office:value-type="float" office:value="0.157543474104621" calcext:value-type="float">
            <text:p>0,157543474104621</text:p>
          </table:table-cell>
          <table:table-cell office:value-type="float" office:value="0.157543196941541" calcext:value-type="float">
            <text:p>0,157543196941541</text:p>
          </table:table-cell>
          <table:table-cell office:value-type="float" office:value="0.157542960361247" calcext:value-type="float">
            <text:p>0,157542960361247</text:p>
          </table:table-cell>
          <table:table-cell office:value-type="float" office:value="0.157542756633119" calcext:value-type="float">
            <text:p>0,157542756633119</text:p>
          </table:table-cell>
          <table:table-cell office:value-type="float" office:value="0.157542580201019" calcext:value-type="float">
            <text:p>0,157542580201019</text:p>
          </table:table-cell>
          <table:table-cell office:value-type="float" office:value="0.157542426266011" calcext:value-type="float">
            <text:p>0,157542426266011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2.5" calcext:value-type="float">
            <text:p>2,5</text:p>
          </table:table-cell>
          <table:table-cell office:value-type="float" office:value="0.342723278" calcext:value-type="float">
            <text:p>0,342723278</text:p>
          </table:table-cell>
          <table:table-cell table:formula="of:=AVERAGE([.E179:.F179])" office:value-type="float" office:value="1.41217187213576" calcext:value-type="float">
            <text:p>1,41217187213576</text:p>
          </table:table-cell>
          <table:table-cell table:style-name="ce3" office:value-type="float" office:value="2.51728374427152" calcext:value-type="float">
            <text:p>2,51728374427152</text:p>
          </table:table-cell>
          <table:table-cell office:value-type="float" office:value="0.30706" calcext:value-type="float">
            <text:p>0,30706</text:p>
          </table:table-cell>
          <table:table-cell office:value-type="float" office:value="0" calcext:value-type="float">
            <text:p>0</text:p>
          </table:table-cell>
          <table:table-cell office:value-type="float" office:value="19.889437292485" calcext:value-type="float">
            <text:p>19,889437292485</text:p>
          </table:table-cell>
          <table:table-cell office:value-type="float" office:value="-5.113061639725" calcext:value-type="float">
            <text:p>-5,113061639725</text:p>
          </table:table-cell>
          <table:table-cell table:style-name="ce2" office:value-type="float" office:value="0.000004781512" calcext:value-type="float">
            <text:p>4,78E-06</text:p>
          </table:table-cell>
          <table:table-cell office:value-type="float" office:value="-17.810944576111" calcext:value-type="float">
            <text:p>-17,810944576111</text:p>
          </table:table-cell>
          <table:table-cell office:value-type="float" office:value="24.713373574388" calcext:value-type="float">
            <text:p>24,713373574388</text:p>
          </table:table-cell>
          <table:table-cell office:value-type="float" office:value="-25.919680560926" calcext:value-type="float">
            <text:p>-25,919680560926</text:p>
          </table:table-cell>
          <table:table-cell office:value-type="float" office:value="20.552551402653" calcext:value-type="float">
            <text:p>20,552551402653</text:p>
          </table:table-cell>
          <table:table-cell office:value-type="float" office:value="0.570926024162649" calcext:value-type="float">
            <text:p>0,570926024162649</text:p>
          </table:table-cell>
          <table:table-cell office:value-type="float" office:value="0.170966910577433" calcext:value-type="float">
            <text:p>0,170966910577433</text:p>
          </table:table-cell>
          <table:table-cell office:value-type="float" office:value="0.229000577543599" calcext:value-type="float">
            <text:p>0,229000577543599</text:p>
          </table:table-cell>
          <table:table-cell office:value-type="float" office:value="0.229000518341678" calcext:value-type="float">
            <text:p>0,229000518341678</text:p>
          </table:table-cell>
          <table:table-cell office:value-type="float" office:value="0.570952655133552" calcext:value-type="float">
            <text:p>0,570952655133552</text:p>
          </table:table-cell>
          <table:table-cell office:value-type="float" office:value="0.170978315178609" calcext:value-type="float">
            <text:p>0,170978315178609</text:p>
          </table:table-cell>
          <table:table-cell office:value-type="float" office:value="0.570960871812759" calcext:value-type="float">
            <text:p>0,570960871812759</text:p>
          </table:table-cell>
          <table:table-cell office:value-type="float" office:value="0.229000353314344" calcext:value-type="float">
            <text:p>0,229000353314344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2.75" calcext:value-type="float">
            <text:p>2,75</text:p>
          </table:table-cell>
          <table:table-cell office:value-type="float" office:value="0.238519261" calcext:value-type="float">
            <text:p>0,238519261</text:p>
          </table:table-cell>
          <table:table-cell table:formula="of:=AVERAGE([.E180:.F180])" office:value-type="float" office:value="-0.000249661915723733" calcext:value-type="float">
            <text:p>-0,000249661915724</text:p>
          </table:table-cell>
          <table:table-cell table:style-name="Default" office:value-type="float" office:value="-0.000269323831447465" calcext:value-type="float">
            <text:p>-0,000269323831447</text:p>
          </table:table-cell>
          <table:table-cell office:value-type="float" office:value="-0.00023" calcext:value-type="float">
            <text:p>-0,00023</text:p>
          </table:table-cell>
          <table:table-cell office:value-type="float" office:value="0" calcext:value-type="float">
            <text:p>0</text:p>
          </table:table-cell>
          <table:table-cell office:value-type="float" office:value="-0.000356733387" calcext:value-type="float">
            <text:p>-0,000356733387</text:p>
          </table:table-cell>
          <table:table-cell office:value-type="float" office:value="-0.000317074838" calcext:value-type="float">
            <text:p>-0,000317074838</text:p>
          </table:table-cell>
          <table:table-cell office:value-type="float" office:value="-0.000283678425" calcext:value-type="float">
            <text:p>-0,000283678425</text:p>
          </table:table-cell>
          <table:table-cell office:value-type="float" office:value="-0.00025527837" calcext:value-type="float">
            <text:p>-0,00025527837</text:p>
          </table:table-cell>
          <table:table-cell office:value-type="float" office:value="-0.000230955171" calcext:value-type="float">
            <text:p>-0,000230955171</text:p>
          </table:table-cell>
          <table:table-cell office:value-type="float" office:value="-0.000209961577" calcext:value-type="float">
            <text:p>-0,000209961577</text:p>
          </table:table-cell>
          <table:table-cell office:value-type="float" office:value="-0.000191696497" calcext:value-type="float">
            <text:p>-0,000191696497</text:p>
          </table:table-cell>
          <table:table-cell office:value-type="float" office:value="0.238505812730752" calcext:value-type="float">
            <text:p>0,238505812730752</text:p>
          </table:table-cell>
          <table:table-cell office:value-type="float" office:value="0.238510970910404" calcext:value-type="float">
            <text:p>0,238510970910404</text:p>
          </table:table-cell>
          <table:table-cell office:value-type="float" office:value="0.238515293601918" calcext:value-type="float">
            <text:p>0,238515293601918</text:p>
          </table:table-cell>
          <table:table-cell office:value-type="float" office:value="0.238518951906988" calcext:value-type="float">
            <text:p>0,238518951906988</text:p>
          </table:table-cell>
          <table:table-cell office:value-type="float" office:value="0.238522075110955" calcext:value-type="float">
            <text:p>0,238522075110955</text:p>
          </table:table-cell>
          <table:table-cell office:value-type="float" office:value="0.238524762874113" calcext:value-type="float">
            <text:p>0,238524762874113</text:p>
          </table:table-cell>
          <table:table-cell office:value-type="float" office:value="0.238527092656036" calcext:value-type="float">
            <text:p>0,238527092656036</text:p>
          </table:table-cell>
          <table:table-cell office:value-type="float" office:value="0.238529125213011" calcext:value-type="float">
            <text:p>0,238529125213011</text:p>
          </table:table-cell>
        </table:table-row>
        <table:table-row table:style-name="ro1" table:visibility="filter">
          <table:table-cell office:value-type="string" calcext:value-type="string">
            <text:p>adf-3-z1</text:p>
          </table:table-cell>
          <table:table-cell office:value-type="float" office:value="3" calcext:value-type="float">
            <text:p>3</text:p>
          </table:table-cell>
          <table:table-cell office:value-type="float" office:value="0.039043237" calcext:value-type="float">
            <text:p>0,039043237</text:p>
          </table:table-cell>
          <table:table-cell table:formula="of:=AVERAGE([.E181:.F181])" office:value-type="float" office:value="-0.000934490849556553" calcext:value-type="float">
            <text:p>-0,000934490849557</text:p>
          </table:table-cell>
          <table:table-cell table:style-name="Default" office:value-type="float" office:value="-0.000998981699113105" calcext:value-type="float">
            <text:p>-0,000998981699113</text:p>
          </table:table-cell>
          <table:table-cell office:value-type="float" office:value="-0.00087" calcext:value-type="float">
            <text:p>-0,00087</text:p>
          </table:table-cell>
          <table:table-cell office:value-type="float" office:value="0" calcext:value-type="float">
            <text:p>0</text:p>
          </table:table-cell>
          <table:table-cell office:value-type="float" office:value="-0.001323352938" calcext:value-type="float">
            <text:p>-0,001323352938</text:p>
          </table:table-cell>
          <table:table-cell office:value-type="float" office:value="-0.001176111936" calcext:value-type="float">
            <text:p>-0,001176111936</text:p>
          </table:table-cell>
          <table:table-cell office:value-type="float" office:value="-0.00105226158" calcext:value-type="float">
            <text:p>-0,00105226158</text:p>
          </table:table-cell>
          <table:table-cell office:value-type="float" office:value="-0.000946912334" calcext:value-type="float">
            <text:p>-0,000946912334</text:p>
          </table:table-cell>
          <table:table-cell office:value-type="float" office:value="-0.00085659611" calcext:value-type="float">
            <text:p>-0,00085659611</text:p>
          </table:table-cell>
          <table:table-cell office:value-type="float" office:value="-0.000778736738" calcext:value-type="float">
            <text:p>-0,000778736738</text:p>
          </table:table-cell>
          <table:table-cell office:value-type="float" office:value="-0.00071088429" calcext:value-type="float">
            <text:p>-0,00071088429</text:p>
          </table:table-cell>
          <table:table-cell office:value-type="float" office:value="0.0390350718653758" calcext:value-type="float">
            <text:p>0,039035071865376</text:p>
          </table:table-cell>
          <table:table-cell office:value-type="float" office:value="0.0390382036878251" calcext:value-type="float">
            <text:p>0,039038203687825</text:p>
          </table:table-cell>
          <table:table-cell office:value-type="float" office:value="0.0390408281072859" calcext:value-type="float">
            <text:p>0,039040828107286</text:p>
          </table:table-cell>
          <table:table-cell office:value-type="float" office:value="0.0390430493148265" calcext:value-type="float">
            <text:p>0,039043049314827</text:p>
          </table:table-cell>
          <table:table-cell office:value-type="float" office:value="0.039044945691667" calcext:value-type="float">
            <text:p>0,039044945691667</text:p>
          </table:table-cell>
          <table:table-cell office:value-type="float" office:value="0.0390465775493325" calcext:value-type="float">
            <text:p>0,039046577549333</text:p>
          </table:table-cell>
          <table:table-cell office:value-type="float" office:value="0.0390479921092765" calcext:value-type="float">
            <text:p>0,039047992109277</text:p>
          </table:table-cell>
          <table:table-cell office:value-type="float" office:value="0.039049226047654" calcext:value-type="float">
            <text:p>0,039049226047654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" calcext:value-type="float">
            <text:p>1</text:p>
          </table:table-cell>
          <table:table-cell office:value-type="float" office:value="0.207214354" calcext:value-type="float">
            <text:p>0,207214354</text:p>
          </table:table-cell>
          <table:table-cell table:formula="of:=AVERAGE([.E182:.F182])" office:value-type="float" office:value="-0.0000000000311307452562999" calcext:value-type="float">
            <text:p>-3,11307452562999E-11</text:p>
          </table:table-cell>
          <table:table-cell office:value-type="float" office:value="-0.0000000000622614905125999" calcext:value-type="float">
            <text:p>-6,23E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001776" calcext:value-type="float">
            <text:p>-1,78E-09</text:p>
          </table:table-cell>
          <table:table-cell table:style-name="ce2" office:value-type="float" office:value="-0.000000008172" calcext:value-type="float">
            <text:p>-8,17E-09</text:p>
          </table:table-cell>
          <table:table-cell table:style-name="ce2" office:value-type="float" office:value="0.000000004423" calcext:value-type="float">
            <text:p>4,42E-09</text:p>
          </table:table-cell>
          <table:table-cell table:style-name="ce2" office:value-type="float" office:value="-0.000000004078" calcext:value-type="float">
            <text:p>-4,08E-09</text:p>
          </table:table-cell>
          <table:table-cell table:style-name="ce2" office:value-type="float" office:value="0.00000000688" calcext:value-type="float">
            <text:p>6,88E-09</text:p>
          </table:table-cell>
          <table:table-cell table:style-name="ce2" office:value-type="float" office:value="-0.00000000612" calcext:value-type="float">
            <text:p>-6,12E-09</text:p>
          </table:table-cell>
          <table:table-cell table:style-name="ce2" office:value-type="float" office:value="0.000000010601" calcext:value-type="float">
            <text:p>1,06E-08</text:p>
          </table:table-cell>
          <table:table-cell office:value-type="float" office:value="0.207214354291785" calcext:value-type="float">
            <text:p>0,207214354291785</text:p>
          </table:table-cell>
          <table:table-cell office:value-type="float" office:value="0.207214354314097" calcext:value-type="float">
            <text:p>0,207214354314097</text:p>
          </table:table-cell>
          <table:table-cell office:value-type="float" office:value="0.207214354410892" calcext:value-type="float">
            <text:p>0,207214354410892</text:p>
          </table:table-cell>
          <table:table-cell office:value-type="float" office:value="0.207214354361344" calcext:value-type="float">
            <text:p>0,207214354361344</text:p>
          </table:table-cell>
          <table:table-cell office:value-type="float" office:value="0.207214354404685" calcext:value-type="float">
            <text:p>0,207214354404685</text:p>
          </table:table-cell>
          <table:table-cell office:value-type="float" office:value="0.207214354335124" calcext:value-type="float">
            <text:p>0,207214354335124</text:p>
          </table:table-cell>
          <table:table-cell office:value-type="float" office:value="0.207214354394115" calcext:value-type="float">
            <text:p>0,207214354394115</text:p>
          </table:table-cell>
          <table:table-cell office:value-type="float" office:value="0.207214354296467" calcext:value-type="float">
            <text:p>0,207214354296467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1" calcext:value-type="float">
            <text:p>1,1</text:p>
          </table:table-cell>
          <table:table-cell office:value-type="float" office:value="0.190708961" calcext:value-type="float">
            <text:p>0,190708961</text:p>
          </table:table-cell>
          <table:table-cell table:formula="of:=AVERAGE([.E183:.F183])" office:value-type="float" office:value="-0.00000000124166607528017" calcext:value-type="float">
            <text:p>-1,24166607528017E-09</text:p>
          </table:table-cell>
          <table:table-cell office:value-type="float" office:value="-0.00000000248333215056035" calcext:value-type="float">
            <text:p>-2,48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2133" calcext:value-type="float">
            <text:p>-2,13E-09</text:p>
          </table:table-cell>
          <table:table-cell table:style-name="ce2" office:value-type="float" office:value="-0.000000009707" calcext:value-type="float">
            <text:p>-9,71E-09</text:p>
          </table:table-cell>
          <table:table-cell table:style-name="ce2" office:value-type="float" office:value="-0.000000009995" calcext:value-type="float">
            <text:p>-1,00E-08</text:p>
          </table:table-cell>
          <table:table-cell table:style-name="ce2" office:value-type="float" office:value="0.000000011122" calcext:value-type="float">
            <text:p>1,11E-08</text:p>
          </table:table-cell>
          <table:table-cell table:style-name="ce2" office:value-type="float" office:value="0.000000008326" calcext:value-type="float">
            <text:p>8,33E-09</text:p>
          </table:table-cell>
          <table:table-cell table:style-name="ce2" office:value-type="float" office:value="-0.000000007285" calcext:value-type="float">
            <text:p>-7,29E-09</text:p>
          </table:table-cell>
          <table:table-cell table:style-name="ce2" office:value-type="float" office:value="-0.000000007076" calcext:value-type="float">
            <text:p>-7,08E-09</text:p>
          </table:table-cell>
          <table:table-cell office:value-type="float" office:value="0.190708961344713" calcext:value-type="float">
            <text:p>0,190708961344713</text:p>
          </table:table-cell>
          <table:table-cell office:value-type="float" office:value="0.190708961369373" calcext:value-type="float">
            <text:p>0,190708961369373</text:p>
          </table:table-cell>
          <table:table-cell office:value-type="float" office:value="0.190708961475184" calcext:value-type="float">
            <text:p>0,190708961475184</text:p>
          </table:table-cell>
          <table:table-cell office:value-type="float" office:value="0.190708961578243" calcext:value-type="float">
            <text:p>0,190708961578243</text:p>
          </table:table-cell>
          <table:table-cell office:value-type="float" office:value="0.190708961469442" calcext:value-type="float">
            <text:p>0,190708961469442</text:p>
          </table:table-cell>
          <table:table-cell office:value-type="float" office:value="0.190708961391967" calcext:value-type="float">
            <text:p>0,190708961391967</text:p>
          </table:table-cell>
          <table:table-cell office:value-type="float" office:value="0.1907089614566" calcext:value-type="float">
            <text:p>0,1907089614566</text:p>
          </table:table-cell>
          <table:table-cell office:value-type="float" office:value="0.190708961516582" calcext:value-type="float">
            <text:p>0,190708961516582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2" calcext:value-type="float">
            <text:p>1,2</text:p>
          </table:table-cell>
          <table:table-cell office:value-type="float" office:value="0.171209593" calcext:value-type="float">
            <text:p>0,171209593</text:p>
          </table:table-cell>
          <table:table-cell table:formula="of:=AVERAGE([.E184:.F184])" office:value-type="float" office:value="-0.00000000129763833470596" calcext:value-type="float">
            <text:p>-1,29763833470596E-09</text:p>
          </table:table-cell>
          <table:table-cell office:value-type="float" office:value="-0.00000000259527666941192" calcext:value-type="float">
            <text:p>-2,60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2229" calcext:value-type="float">
            <text:p>-2,23E-09</text:p>
          </table:table-cell>
          <table:table-cell table:style-name="ce2" office:value-type="float" office:value="-0.000000010144" calcext:value-type="float">
            <text:p>-1,01E-08</text:p>
          </table:table-cell>
          <table:table-cell table:style-name="ce2" office:value-type="float" office:value="0.000000005394" calcext:value-type="float">
            <text:p>5,39E-09</text:p>
          </table:table-cell>
          <table:table-cell table:style-name="ce2" office:value-type="float" office:value="-0.000000005073" calcext:value-type="float">
            <text:p>-5,07E-09</text:p>
          </table:table-cell>
          <table:table-cell table:style-name="ce2" office:value-type="float" office:value="0.000000008702" calcext:value-type="float">
            <text:p>8,70E-09</text:p>
          </table:table-cell>
          <table:table-cell table:style-name="ce2" office:value-type="float" office:value="-0.000000007614" calcext:value-type="float">
            <text:p>-7,61E-09</text:p>
          </table:table-cell>
          <table:table-cell table:style-name="ce2" office:value-type="float" office:value="-0.000000007395" calcext:value-type="float">
            <text:p>-7,40E-09</text:p>
          </table:table-cell>
          <table:table-cell office:value-type="float" office:value="0.171209593143313" calcext:value-type="float">
            <text:p>0,171209593143313</text:p>
          </table:table-cell>
          <table:table-cell office:value-type="float" office:value="0.171209593166451" calcext:value-type="float">
            <text:p>0,171209593166451</text:p>
          </table:table-cell>
          <table:table-cell office:value-type="float" office:value="0.171209593265724" calcext:value-type="float">
            <text:p>0,171209593265724</text:p>
          </table:table-cell>
          <table:table-cell office:value-type="float" office:value="0.171209593215791" calcext:value-type="float">
            <text:p>0,171209593215791</text:p>
          </table:table-cell>
          <table:table-cell office:value-type="float" office:value="0.171209593260338" calcext:value-type="float">
            <text:p>0,171209593260338</text:p>
          </table:table-cell>
          <table:table-cell office:value-type="float" office:value="0.171209593187645" calcext:value-type="float">
            <text:p>0,171209593187645</text:p>
          </table:table-cell>
          <table:table-cell office:value-type="float" office:value="0.171209593248287" calcext:value-type="float">
            <text:p>0,171209593248287</text:p>
          </table:table-cell>
          <table:table-cell office:value-type="float" office:value="0.171209593304565" calcext:value-type="float">
            <text:p>0,171209593304565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25" calcext:value-type="float">
            <text:p>1,25</text:p>
          </table:table-cell>
          <table:table-cell office:value-type="float" office:value="0.161281249" calcext:value-type="float">
            <text:p>0,161281249</text:p>
          </table:table-cell>
          <table:table-cell table:formula="of:=AVERAGE([.E185:.F185])" office:value-type="float" office:value="-0.0000000000326068392220412" calcext:value-type="float">
            <text:p>-3,26068392220412E-11</text:p>
          </table:table-cell>
          <table:table-cell office:value-type="float" office:value="-0.0000000000652136784440825" calcext:value-type="float">
            <text:p>-6,52E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002287" calcext:value-type="float">
            <text:p>-2,29E-09</text:p>
          </table:table-cell>
          <table:table-cell table:style-name="ce2" office:value-type="float" office:value="-0.000000010408" calcext:value-type="float">
            <text:p>-1,04E-08</text:p>
          </table:table-cell>
          <table:table-cell table:style-name="ce2" office:value-type="float" office:value="0.000000005534" calcext:value-type="float">
            <text:p>5,53E-09</text:p>
          </table:table-cell>
          <table:table-cell table:style-name="ce2" office:value-type="float" office:value="-0.000000005204" calcext:value-type="float">
            <text:p>-5,20E-09</text:p>
          </table:table-cell>
          <table:table-cell table:style-name="ce2" office:value-type="float" office:value="0.000000008928" calcext:value-type="float">
            <text:p>8,93E-09</text:p>
          </table:table-cell>
          <table:table-cell table:style-name="ce2" office:value-type="float" office:value="-0.000000007811" calcext:value-type="float">
            <text:p>-7,81E-09</text:p>
          </table:table-cell>
          <table:table-cell table:style-name="ce2" office:value-type="float" office:value="0.000000013619" calcext:value-type="float">
            <text:p>1,36E-08</text:p>
          </table:table-cell>
          <table:table-cell office:value-type="float" office:value="0.161281248833952" calcext:value-type="float">
            <text:p>0,161281248833952</text:p>
          </table:table-cell>
          <table:table-cell office:value-type="float" office:value="0.161281248856313" calcext:value-type="float">
            <text:p>0,161281248856313</text:p>
          </table:table-cell>
          <table:table-cell office:value-type="float" office:value="0.161281248952259" calcext:value-type="float">
            <text:p>0,161281248952259</text:p>
          </table:table-cell>
          <table:table-cell office:value-type="float" office:value="0.161281248904001" calcext:value-type="float">
            <text:p>0,161281248904001</text:p>
          </table:table-cell>
          <table:table-cell office:value-type="float" office:value="0.161281248947054" calcext:value-type="float">
            <text:p>0,161281248947054</text:p>
          </table:table-cell>
          <table:table-cell office:value-type="float" office:value="0.161281248876798" calcext:value-type="float">
            <text:p>0,161281248876798</text:p>
          </table:table-cell>
          <table:table-cell office:value-type="float" office:value="0.161281248935406" calcext:value-type="float">
            <text:p>0,161281248935406</text:p>
          </table:table-cell>
          <table:table-cell office:value-type="float" office:value="0.161281248837769" calcext:value-type="float">
            <text:p>0,161281248837769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3" calcext:value-type="float">
            <text:p>1,3</text:p>
          </table:table-cell>
          <table:table-cell office:value-type="float" office:value="0.151495304" calcext:value-type="float">
            <text:p>0,151495304</text:p>
          </table:table-cell>
          <table:table-cell table:formula="of:=AVERAGE([.E186:.F186])" office:value-type="float" office:value="-0.00000000156695680274574" calcext:value-type="float">
            <text:p>-1,56695680274574E-09</text:p>
          </table:table-cell>
          <table:table-cell office:value-type="float" office:value="-0.00000000313391360549148" calcext:value-type="float">
            <text:p>-3,13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2736" calcext:value-type="float">
            <text:p>-2,74E-09</text:p>
          </table:table-cell>
          <table:table-cell table:style-name="ce2" office:value-type="float" office:value="-0.00000001231" calcext:value-type="float">
            <text:p>-1,23E-08</text:p>
          </table:table-cell>
          <table:table-cell table:style-name="ce2" office:value-type="float" office:value="-0.000000012764" calcext:value-type="float">
            <text:p>-1,28E-08</text:p>
          </table:table-cell>
          <table:table-cell table:style-name="ce2" office:value-type="float" office:value="0.00000001406" calcext:value-type="float">
            <text:p>1,41E-08</text:p>
          </table:table-cell>
          <table:table-cell table:style-name="ce2" office:value-type="float" office:value="-0.000000011227" calcext:value-type="float">
            <text:p>-1,12E-08</text:p>
          </table:table-cell>
          <table:table-cell table:style-name="ce2" office:value-type="float" office:value="0.0000000138" calcext:value-type="float">
            <text:p>1,38E-08</text:p>
          </table:table-cell>
          <table:table-cell table:style-name="ce2" office:value-type="float" office:value="-0.000000008844" calcext:value-type="float">
            <text:p>-8,84E-09</text:p>
          </table:table-cell>
          <table:table-cell office:value-type="float" office:value="0.15149530425735" calcext:value-type="float">
            <text:p>0,15149530425735</text:p>
          </table:table-cell>
          <table:table-cell office:value-type="float" office:value="0.151495304282478" calcext:value-type="float">
            <text:p>0,151495304282478</text:p>
          </table:table-cell>
          <table:table-cell office:value-type="float" office:value="0.151495304389071" calcext:value-type="float">
            <text:p>0,151495304389071</text:p>
          </table:table-cell>
          <table:table-cell office:value-type="float" office:value="0.151495304493617" calcext:value-type="float">
            <text:p>0,151495304493617</text:p>
          </table:table-cell>
          <table:table-cell office:value-type="float" office:value="0.151495304384362" calcext:value-type="float">
            <text:p>0,151495304384362</text:p>
          </table:table-cell>
          <table:table-cell office:value-type="float" office:value="0.151495304467345" calcext:value-type="float">
            <text:p>0,151495304467345</text:p>
          </table:table-cell>
          <table:table-cell office:value-type="float" office:value="0.151495304370088" calcext:value-type="float">
            <text:p>0,151495304370088</text:p>
          </table:table-cell>
          <table:table-cell office:value-type="float" office:value="0.151495304429648" calcext:value-type="float">
            <text:p>0,151495304429648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4" calcext:value-type="float">
            <text:p>1,4</text:p>
          </table:table-cell>
          <table:table-cell office:value-type="float" office:value="0.132750752" calcext:value-type="float">
            <text:p>0,132750752</text:p>
          </table:table-cell>
          <table:table-cell table:formula="of:=AVERAGE([.E187:.F187])" office:value-type="float" office:value="-0.0000000016670283253526" calcext:value-type="float">
            <text:p>-1,6670283253526E-09</text:p>
          </table:table-cell>
          <table:table-cell office:value-type="float" office:value="-0.00000000333405665070521" calcext:value-type="float">
            <text:p>-3,33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2911" calcext:value-type="float">
            <text:p>-2,91E-09</text:p>
          </table:table-cell>
          <table:table-cell table:style-name="ce2" office:value-type="float" office:value="-0.000000013096" calcext:value-type="float">
            <text:p>-1,31E-08</text:p>
          </table:table-cell>
          <table:table-cell table:style-name="ce2" office:value-type="float" office:value="0.000000006837" calcext:value-type="float">
            <text:p>6,84E-09</text:p>
          </table:table-cell>
          <table:table-cell table:style-name="ce2" office:value-type="float" office:value="-0.000000006562" calcext:value-type="float">
            <text:p>-6,56E-09</text:p>
          </table:table-cell>
          <table:table-cell table:style-name="ce2" office:value-type="float" office:value="0.000000011447" calcext:value-type="float">
            <text:p>1,14E-08</text:p>
          </table:table-cell>
          <table:table-cell table:style-name="ce2" office:value-type="float" office:value="-0.000000009852" calcext:value-type="float">
            <text:p>-9,85E-09</text:p>
          </table:table-cell>
          <table:table-cell table:style-name="ce2" office:value-type="float" office:value="-0.000000009409" calcext:value-type="float">
            <text:p>-9,41E-09</text:p>
          </table:table-cell>
          <table:table-cell office:value-type="float" office:value="0.132750751856474" calcext:value-type="float">
            <text:p>0,132750751856474</text:p>
          </table:table-cell>
          <table:table-cell office:value-type="float" office:value="0.132750751879903" calcext:value-type="float">
            <text:p>0,132750751879903</text:p>
          </table:table-cell>
          <table:table-cell office:value-type="float" office:value="0.132750751979269" calcext:value-type="float">
            <text:p>0,132750751979269</text:p>
          </table:table-cell>
          <table:table-cell office:value-type="float" office:value="0.132750751930195" calcext:value-type="float">
            <text:p>0,132750751930195</text:p>
          </table:table-cell>
          <table:table-cell office:value-type="float" office:value="0.132750751974878" calcext:value-type="float">
            <text:p>0,132750751974878</text:p>
          </table:table-cell>
          <table:table-cell office:value-type="float" office:value="0.132750751900737" calcext:value-type="float">
            <text:p>0,132750751900737</text:p>
          </table:table-cell>
          <table:table-cell office:value-type="float" office:value="0.132750751961576" calcext:value-type="float">
            <text:p>0,132750751961576</text:p>
          </table:table-cell>
          <table:table-cell office:value-type="float" office:value="0.132750752017096" calcext:value-type="float">
            <text:p>0,132750752017096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5" calcext:value-type="float">
            <text:p>1,5</text:p>
          </table:table-cell>
          <table:table-cell office:value-type="float" office:value="0.056281412" calcext:value-type="float">
            <text:p>0,056281412</text:p>
          </table:table-cell>
          <table:table-cell table:formula="of:=AVERAGE([.E188:.F188])" office:value-type="float" office:value="-5.93034079004684" calcext:value-type="float">
            <text:p>-5,93034079004684</text:p>
          </table:table-cell>
          <table:table-cell office:value-type="float" office:value="-0.0000915800936748228" calcext:value-type="float">
            <text:p>-9,16E-05</text:p>
          </table:table-cell>
          <table:table-cell office:value-type="float" office:value="-11.86059" calcext:value-type="float">
            <text:p>-11,86059</text:p>
          </table:table-cell>
          <table:table-cell office:value-type="float" office:value="0" calcext:value-type="float">
            <text:p>0</text:p>
          </table:table-cell>
          <table:table-cell office:value-type="float" office:value="47.809083554432" calcext:value-type="float">
            <text:p>47,809083554432</text:p>
          </table:table-cell>
          <table:table-cell office:value-type="float" office:value="0.00097789563" calcext:value-type="float">
            <text:p>0,00097789563</text:p>
          </table:table-cell>
          <table:table-cell office:value-type="float" office:value="0.000875405409" calcext:value-type="float">
            <text:p>0,000875405409</text:p>
          </table:table-cell>
          <table:table-cell office:value-type="float" office:value="-56.509024286274" calcext:value-type="float">
            <text:p>-56,509024286274</text:p>
          </table:table-cell>
          <table:table-cell office:value-type="float" office:value="59.409703711437" calcext:value-type="float">
            <text:p>59,409703711437</text:p>
          </table:table-cell>
          <table:table-cell office:value-type="float" office:value="-64.556136266248" calcext:value-type="float">
            <text:p>-64,556136266248</text:p>
          </table:table-cell>
          <table:table-cell office:value-type="float" office:value="2.351610213439" calcext:value-type="float">
            <text:p>2,351610213439</text:p>
          </table:table-cell>
          <table:table-cell office:value-type="float" office:value="0.103967071065897" calcext:value-type="float">
            <text:p>0,103967071065897</text:p>
          </table:table-cell>
          <table:table-cell office:value-type="float" office:value="0.00572971971837275" calcext:value-type="float">
            <text:p>0,005729719718373</text:p>
          </table:table-cell>
          <table:table-cell office:value-type="float" office:value="0.00572939946485085" calcext:value-type="float">
            <text:p>0,005729399464851</text:p>
          </table:table-cell>
          <table:table-cell office:value-type="float" office:value="0.00572912829456358" calcext:value-type="float">
            <text:p>0,005729128294564</text:p>
          </table:table-cell>
          <table:table-cell office:value-type="float" office:value="0.103969481330241" calcext:value-type="float">
            <text:p>0,103969481330241</text:p>
          </table:table-cell>
          <table:table-cell office:value-type="float" office:value="0.00572869760022064" calcext:value-type="float">
            <text:p>0,005728697600221</text:p>
          </table:table-cell>
          <table:table-cell office:value-type="float" office:value="0.115427275052856" calcext:value-type="float">
            <text:p>0,115427275052856</text:p>
          </table:table-cell>
          <table:table-cell office:value-type="float" office:value="0.103970526460514" calcext:value-type="float">
            <text:p>0,103970526460514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6" calcext:value-type="float">
            <text:p>1,6</text:p>
          </table:table-cell>
          <table:table-cell office:value-type="float" office:value="0.017264186" calcext:value-type="float">
            <text:p>0,017264186</text:p>
          </table:table-cell>
          <table:table-cell table:formula="of:=AVERAGE([.E189:.F189])" office:value-type="float" office:value="-0.000276917669583537" calcext:value-type="float">
            <text:p>-0,000276917669584</text:p>
          </table:table-cell>
          <table:table-cell table:style-name="Default" office:value-type="float" office:value="-0.000293835339167074" calcext:value-type="float">
            <text:p>-0,000293835339167</text:p>
          </table:table-cell>
          <table:table-cell office:value-type="float" office:value="-0.00026" calcext:value-type="float">
            <text:p>-0,00026</text:p>
          </table:table-cell>
          <table:table-cell office:value-type="float" office:value="0" calcext:value-type="float">
            <text:p>0</text:p>
          </table:table-cell>
          <table:table-cell office:value-type="float" office:value="-0.000389048417" calcext:value-type="float">
            <text:p>-0,000389048417</text:p>
          </table:table-cell>
          <table:table-cell office:value-type="float" office:value="-0.00034602102" calcext:value-type="float">
            <text:p>-0,00034602102</text:p>
          </table:table-cell>
          <table:table-cell office:value-type="float" office:value="-0.000309392965" calcext:value-type="float">
            <text:p>-0,000309392965</text:p>
          </table:table-cell>
          <table:table-cell office:value-type="float" office:value="-0.000278503056" calcext:value-type="float">
            <text:p>-0,000278503056</text:p>
          </table:table-cell>
          <table:table-cell office:value-type="float" office:value="-0.000252101932" calcext:value-type="float">
            <text:p>-0,000252101932</text:p>
          </table:table-cell>
          <table:table-cell office:value-type="float" office:value="-0.00022901253" calcext:value-type="float">
            <text:p>-0,00022901253</text:p>
          </table:table-cell>
          <table:table-cell office:value-type="float" office:value="-0.00020929237" calcext:value-type="float">
            <text:p>-0,00020929237</text:p>
          </table:table-cell>
          <table:table-cell office:value-type="float" office:value="0.0172631244904359" calcext:value-type="float">
            <text:p>0,017263124490436</text:p>
          </table:table-cell>
          <table:table-cell office:value-type="float" office:value="0.0172635316617923" calcext:value-type="float">
            <text:p>0,017263531661792</text:p>
          </table:table-cell>
          <table:table-cell office:value-type="float" office:value="0.0172638731035169" calcext:value-type="float">
            <text:p>0,017263873103517</text:p>
          </table:table-cell>
          <table:table-cell office:value-type="float" office:value="0.0172641618963111" calcext:value-type="float">
            <text:p>0,017264161896311</text:p>
          </table:table-cell>
          <table:table-cell office:value-type="float" office:value="0.0172644085224819" calcext:value-type="float">
            <text:p>0,017264408522482</text:p>
          </table:table-cell>
          <table:table-cell office:value-type="float" office:value="0.0172646208776466" calcext:value-type="float">
            <text:p>0,017264620877647</text:p>
          </table:table-cell>
          <table:table-cell office:value-type="float" office:value="0.0172648048101393" calcext:value-type="float">
            <text:p>0,017264804810139</text:p>
          </table:table-cell>
          <table:table-cell office:value-type="float" office:value="0.0172649654325257" calcext:value-type="float">
            <text:p>0,017264965432526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7" calcext:value-type="float">
            <text:p>1,7</text:p>
          </table:table-cell>
          <table:table-cell office:value-type="float" office:value="0.039677937" calcext:value-type="float">
            <text:p>0,039677937</text:p>
          </table:table-cell>
          <table:table-cell table:formula="of:=AVERAGE([.E190:.F190])" office:value-type="float" office:value="0.0000449675928898888" calcext:value-type="float">
            <text:p>4,49675928898888E-05</text:p>
          </table:table-cell>
          <table:table-cell office:value-type="float" office:value="0.0000499351857797777" calcext:value-type="float">
            <text:p>4,99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66129144" calcext:value-type="float">
            <text:p>6,61E-05</text:p>
          </table:table-cell>
          <table:table-cell table:style-name="ce2" office:value-type="float" office:value="0.000058743896" calcext:value-type="float">
            <text:p>5,87E-05</text:p>
          </table:table-cell>
          <table:table-cell table:style-name="ce2" office:value-type="float" office:value="0.000052616111" calcext:value-type="float">
            <text:p>5,26E-05</text:p>
          </table:table-cell>
          <table:table-cell table:style-name="ce2" office:value-type="float" office:value="0.000047312664" calcext:value-type="float">
            <text:p>4,73E-05</text:p>
          </table:table-cell>
          <table:table-cell table:style-name="ce2" office:value-type="float" office:value="0.000042863488" calcext:value-type="float">
            <text:p>4,29E-05</text:p>
          </table:table-cell>
          <table:table-cell table:style-name="ce2" office:value-type="float" office:value="0.00003889749" calcext:value-type="float">
            <text:p>3,89E-05</text:p>
          </table:table-cell>
          <table:table-cell table:style-name="ce2" office:value-type="float" office:value="0.000035601136" calcext:value-type="float">
            <text:p>3,56E-05</text:p>
          </table:table-cell>
          <table:table-cell office:value-type="float" office:value="0.0396783521092926" calcext:value-type="float">
            <text:p>0,039678352109293</text:p>
          </table:table-cell>
          <table:table-cell office:value-type="float" office:value="0.0396781930369419" calcext:value-type="float">
            <text:p>0,039678193036942</text:p>
          </table:table-cell>
          <table:table-cell office:value-type="float" office:value="0.039678059809383" calcext:value-type="float">
            <text:p>0,039678059809383</text:p>
          </table:table-cell>
          <table:table-cell office:value-type="float" office:value="0.0396779469331242" calcext:value-type="float">
            <text:p>0,039677946933124</text:p>
          </table:table-cell>
          <table:table-cell office:value-type="float" office:value="0.0396778506419098" calcext:value-type="float">
            <text:p>0,03967785064191</text:p>
          </table:table-cell>
          <table:table-cell office:value-type="float" office:value="0.0396777676630489" calcext:value-type="float">
            <text:p>0,039677767663049</text:p>
          </table:table-cell>
          <table:table-cell office:value-type="float" office:value="0.0396776958657241" calcext:value-type="float">
            <text:p>0,039677695865724</text:p>
          </table:table-cell>
          <table:table-cell office:value-type="float" office:value="0.0396776330745015" calcext:value-type="float">
            <text:p>0,039677633074502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75" calcext:value-type="float">
            <text:p>1,75</text:p>
          </table:table-cell>
          <table:table-cell office:value-type="float" office:value="0.060222698" calcext:value-type="float">
            <text:p>0,060222698</text:p>
          </table:table-cell>
          <table:table-cell table:formula="of:=AVERAGE([.E191:.F191])" office:value-type="float" office:value="0.0000116557853102846" calcext:value-type="float">
            <text:p>1,16557853102846E-05</text:p>
          </table:table-cell>
          <table:table-cell office:value-type="float" office:value="0.0000133115706205692" calcext:value-type="float">
            <text:p>1,33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17588392" calcext:value-type="float">
            <text:p>1,76E-05</text:p>
          </table:table-cell>
          <table:table-cell table:style-name="ce2" office:value-type="float" office:value="0.000015697716" calcext:value-type="float">
            <text:p>1,57E-05</text:p>
          </table:table-cell>
          <table:table-cell table:style-name="ce2" office:value-type="float" office:value="0.000013995541" calcext:value-type="float">
            <text:p>1,40E-05</text:p>
          </table:table-cell>
          <table:table-cell table:style-name="ce2" office:value-type="float" office:value="0.000012611844" calcext:value-type="float">
            <text:p>1,26E-05</text:p>
          </table:table-cell>
          <table:table-cell table:style-name="ce2" office:value-type="float" office:value="0.000011447578" calcext:value-type="float">
            <text:p>1,14E-05</text:p>
          </table:table-cell>
          <table:table-cell table:style-name="ce2" office:value-type="float" office:value="0.00001036315" calcext:value-type="float">
            <text:p>1,04E-05</text:p>
          </table:table-cell>
          <table:table-cell table:style-name="ce2" office:value-type="float" office:value="0.000009517503" calcext:value-type="float">
            <text:p>9,52E-06</text:p>
          </table:table-cell>
          <table:table-cell office:value-type="float" office:value="0.0602228659604843" calcext:value-type="float">
            <text:p>0,060222865960484</text:p>
          </table:table-cell>
          <table:table-cell office:value-type="float" office:value="0.0602228017455023" calcext:value-type="float">
            <text:p>0,060222801745502</text:p>
          </table:table-cell>
          <table:table-cell office:value-type="float" office:value="0.0602227477102235" calcext:value-type="float">
            <text:p>0,060222747710224</text:p>
          </table:table-cell>
          <table:table-cell office:value-type="float" office:value="0.0602227021396852" calcext:value-type="float">
            <text:p>0,060222702139685</text:p>
          </table:table-cell>
          <table:table-cell office:value-type="float" office:value="0.0602226631814486" calcext:value-type="float">
            <text:p>0,060222663181449</text:p>
          </table:table-cell>
          <table:table-cell office:value-type="float" office:value="0.0602226295453417" calcext:value-type="float">
            <text:p>0,060222629545342</text:p>
          </table:table-cell>
          <table:table-cell office:value-type="float" office:value="0.0602226005123862" calcext:value-type="float">
            <text:p>0,060222600512386</text:p>
          </table:table-cell>
          <table:table-cell office:value-type="float" office:value="0.0602225750340303" calcext:value-type="float">
            <text:p>0,06022257503403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8" calcext:value-type="float">
            <text:p>1,8</text:p>
          </table:table-cell>
          <table:table-cell office:value-type="float" office:value="0.076716586" calcext:value-type="float">
            <text:p>0,076716586</text:p>
          </table:table-cell>
          <table:table-cell table:formula="of:=AVERAGE([.E192:.F192])" office:value-type="float" office:value="-0.00000122169037657802" calcext:value-type="float">
            <text:p>-1,22169037657802E-06</text:p>
          </table:table-cell>
          <table:table-cell office:value-type="float" office:value="-0.00000244338075315604" calcext:value-type="float">
            <text:p>-2,44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3233776" calcext:value-type="float">
            <text:p>-3,23E-06</text:p>
          </table:table-cell>
          <table:table-cell table:style-name="ce2" office:value-type="float" office:value="-0.000002893003" calcext:value-type="float">
            <text:p>-2,89E-06</text:p>
          </table:table-cell>
          <table:table-cell table:style-name="ce2" office:value-type="float" office:value="-0.000002555525" calcext:value-type="float">
            <text:p>-2,56E-06</text:p>
          </table:table-cell>
          <table:table-cell table:style-name="ce2" office:value-type="float" office:value="-0.000002322304" calcext:value-type="float">
            <text:p>-2,32E-06</text:p>
          </table:table-cell>
          <table:table-cell table:style-name="ce2" office:value-type="float" office:value="-0.000002069032" calcext:value-type="float">
            <text:p>-2,07E-06</text:p>
          </table:table-cell>
          <table:table-cell table:style-name="ce2" office:value-type="float" office:value="-0.000001917984" calcext:value-type="float">
            <text:p>-1,92E-06</text:p>
          </table:table-cell>
          <table:table-cell table:style-name="ce2" office:value-type="float" office:value="-0.000001751305" calcext:value-type="float">
            <text:p>-1,75E-06</text:p>
          </table:table-cell>
          <table:table-cell office:value-type="float" office:value="0.0767165468409142" calcext:value-type="float">
            <text:p>0,076716546840914</text:p>
          </table:table-cell>
          <table:table-cell office:value-type="float" office:value="0.0767165618809199" calcext:value-type="float">
            <text:p>0,07671656188092</text:p>
          </table:table-cell>
          <table:table-cell office:value-type="float" office:value="0.0767165745667312" calcext:value-type="float">
            <text:p>0,076716574566731</text:p>
          </table:table-cell>
          <table:table-cell office:value-type="float" office:value="0.0767165851666724" calcext:value-type="float">
            <text:p>0,076716585166672</text:p>
          </table:table-cell>
          <table:table-cell office:value-type="float" office:value="0.0767165943050454" calcext:value-type="float">
            <text:p>0,076716594305046</text:p>
          </table:table-cell>
          <table:table-cell office:value-type="float" office:value="0.0767166020494657" calcext:value-type="float">
            <text:p>0,076716602049466</text:p>
          </table:table-cell>
          <table:table-cell office:value-type="float" office:value="0.0767166088944773" calcext:value-type="float">
            <text:p>0,076716608894477</text:p>
          </table:table-cell>
          <table:table-cell office:value-type="float" office:value="0.0767166148667569" calcext:value-type="float">
            <text:p>0,076716614866757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9" calcext:value-type="float">
            <text:p>1,9</text:p>
          </table:table-cell>
          <table:table-cell office:value-type="float" office:value="0.100250047" calcext:value-type="float">
            <text:p>0,100250047</text:p>
          </table:table-cell>
          <table:table-cell table:formula="of:=AVERAGE([.E193:.F193])" office:value-type="float" office:value="-0.0000135562691443709" calcext:value-type="float">
            <text:p>-1,35562691443709E-05</text:p>
          </table:table-cell>
          <table:table-cell office:value-type="float" office:value="-0.0000171125382887418" calcext:value-type="float">
            <text:p>-1,71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22663764" calcext:value-type="float">
            <text:p>-2,27E-05</text:p>
          </table:table-cell>
          <table:table-cell table:style-name="ce2" office:value-type="float" office:value="-0.000020158156" calcext:value-type="float">
            <text:p>-2,02E-05</text:p>
          </table:table-cell>
          <table:table-cell table:style-name="ce2" office:value-type="float" office:value="-0.000018010545" calcext:value-type="float">
            <text:p>-1,80E-05</text:p>
          </table:table-cell>
          <table:table-cell table:style-name="ce2" office:value-type="float" office:value="-0.000016225657" calcext:value-type="float">
            <text:p>-1,62E-05</text:p>
          </table:table-cell>
          <table:table-cell table:style-name="ce2" office:value-type="float" office:value="-0.000014656174" calcext:value-type="float">
            <text:p>-1,47E-05</text:p>
          </table:table-cell>
          <table:table-cell table:style-name="ce2" office:value-type="float" office:value="-0.000013350607" calcext:value-type="float">
            <text:p>-1,34E-05</text:p>
          </table:table-cell>
          <table:table-cell table:style-name="ce2" office:value-type="float" office:value="-0.000012189588" calcext:value-type="float">
            <text:p>-1,22E-05</text:p>
          </table:table-cell>
          <table:table-cell office:value-type="float" office:value="0.100249687620541" calcext:value-type="float">
            <text:p>0,100249687620541</text:p>
          </table:table-cell>
          <table:table-cell office:value-type="float" office:value="0.100249825361915" calcext:value-type="float">
            <text:p>0,100249825361915</text:p>
          </table:table-cell>
          <table:table-cell office:value-type="float" office:value="0.100249940870656" calcext:value-type="float">
            <text:p>0,100249940870656</text:p>
          </table:table-cell>
          <table:table-cell office:value-type="float" office:value="0.100250038492102" calcext:value-type="float">
            <text:p>0,100250038492102</text:p>
          </table:table-cell>
          <table:table-cell office:value-type="float" office:value="0.100250121926978" calcext:value-type="float">
            <text:p>0,100250121926978</text:p>
          </table:table-cell>
          <table:table-cell office:value-type="float" office:value="0.100250193613572" calcext:value-type="float">
            <text:p>0,100250193613572</text:p>
          </table:table-cell>
          <table:table-cell office:value-type="float" office:value="0.100250255876025" calcext:value-type="float">
            <text:p>0,100250255876025</text:p>
          </table:table-cell>
          <table:table-cell office:value-type="float" office:value="0.100250310196509" calcext:value-type="float">
            <text:p>0,100250310196509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1.95" calcext:value-type="float">
            <text:p>1,95</text:p>
          </table:table-cell>
          <table:table-cell office:value-type="float" office:value="0.108337223" calcext:value-type="float">
            <text:p>0,108337223</text:p>
          </table:table-cell>
          <table:table-cell table:formula="of:=AVERAGE([.E194:.F194])" office:value-type="float" office:value="-0.0000206215889971654" calcext:value-type="float">
            <text:p>-2,06215889971654E-05</text:p>
          </table:table-cell>
          <table:table-cell office:value-type="float" office:value="-0.0000212431779943308" calcext:value-type="float">
            <text:p>-2,12E-05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28134926" calcext:value-type="float">
            <text:p>-2,81E-05</text:p>
          </table:table-cell>
          <table:table-cell table:style-name="ce2" office:value-type="float" office:value="-0.000025020496" calcext:value-type="float">
            <text:p>-2,50E-05</text:p>
          </table:table-cell>
          <table:table-cell table:style-name="ce2" office:value-type="float" office:value="-0.000022361788" calcext:value-type="float">
            <text:p>-2,24E-05</text:p>
          </table:table-cell>
          <table:table-cell table:style-name="ce2" office:value-type="float" office:value="-0.000020140924" calcext:value-type="float">
            <text:p>-2,01E-05</text:p>
          </table:table-cell>
          <table:table-cell table:style-name="ce2" office:value-type="float" office:value="-0.000018199352" calcext:value-type="float">
            <text:p>-1,82E-05</text:p>
          </table:table-cell>
          <table:table-cell table:style-name="ce2" office:value-type="float" office:value="-0.000016570435" calcext:value-type="float">
            <text:p>-1,66E-05</text:p>
          </table:table-cell>
          <table:table-cell table:style-name="ce2" office:value-type="float" office:value="-0.000015129311" calcext:value-type="float">
            <text:p>-1,51E-05</text:p>
          </table:table-cell>
          <table:table-cell office:value-type="float" office:value="0.10833674169197" calcext:value-type="float">
            <text:p>0,10833674169197</text:p>
          </table:table-cell>
          <table:table-cell office:value-type="float" office:value="0.108336926478778" calcext:value-type="float">
            <text:p>0,108336926478778</text:p>
          </table:table-cell>
          <table:table-cell office:value-type="float" office:value="0.108337081414981" calcext:value-type="float">
            <text:p>0,108337081414981</text:p>
          </table:table-cell>
          <table:table-cell office:value-type="float" office:value="0.108337212398894" calcext:value-type="float">
            <text:p>0,108337212398894</text:p>
          </table:table-cell>
          <table:table-cell office:value-type="float" office:value="0.108337324321512" calcext:value-type="float">
            <text:p>0,108337324321512</text:p>
          </table:table-cell>
          <table:table-cell office:value-type="float" office:value="0.108337420519614" calcext:value-type="float">
            <text:p>0,108337420519614</text:p>
          </table:table-cell>
          <table:table-cell office:value-type="float" office:value="0.108337504032296" calcext:value-type="float">
            <text:p>0,108337504032296</text:p>
          </table:table-cell>
          <table:table-cell office:value-type="float" office:value="0.108337576891949" calcext:value-type="float">
            <text:p>0,108337576891949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2" calcext:value-type="float">
            <text:p>2</text:p>
          </table:table-cell>
          <table:table-cell office:value-type="float" office:value="0.114515832" calcext:value-type="float">
            <text:p>0,114515832</text:p>
          </table:table-cell>
          <table:table-cell table:formula="of:=AVERAGE([.E195:.F195])" office:value-type="float" office:value="-0.0000221952530617155" calcext:value-type="float">
            <text:p>-2,21952530617155E-05</text:p>
          </table:table-cell>
          <table:table-cell office:value-type="float" office:value="-0.0000243905061234309" calcext:value-type="float">
            <text:p>-2,44E-05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32303658" calcext:value-type="float">
            <text:p>-3,23E-05</text:p>
          </table:table-cell>
          <table:table-cell table:style-name="ce2" office:value-type="float" office:value="-0.00002872539" calcext:value-type="float">
            <text:p>-2,87E-05</text:p>
          </table:table-cell>
          <table:table-cell table:style-name="ce2" office:value-type="float" office:value="-0.000025702424" calcext:value-type="float">
            <text:p>-2,57E-05</text:p>
          </table:table-cell>
          <table:table-cell table:style-name="ce2" office:value-type="float" office:value="-0.000023097528" calcext:value-type="float">
            <text:p>-2,31E-05</text:p>
          </table:table-cell>
          <table:table-cell table:style-name="ce2" office:value-type="float" office:value="-0.000020898987" calcext:value-type="float">
            <text:p>-2,09E-05</text:p>
          </table:table-cell>
          <table:table-cell table:style-name="ce2" office:value-type="float" office:value="-0.00001902381" calcext:value-type="float">
            <text:p>-1,90E-05</text:p>
          </table:table-cell>
          <table:table-cell table:style-name="ce2" office:value-type="float" office:value="-0.000017369256" calcext:value-type="float">
            <text:p>-1,74E-05</text:p>
          </table:table-cell>
          <table:table-cell office:value-type="float" office:value="0.114515246814432" calcext:value-type="float">
            <text:p>0,114515246814432</text:p>
          </table:table-cell>
          <table:table-cell office:value-type="float" office:value="0.11451547108097" calcext:value-type="float">
            <text:p>0,11451547108097</text:p>
          </table:table-cell>
          <table:table-cell office:value-type="float" office:value="0.114515659103814" calcext:value-type="float">
            <text:p>0,114515659103814</text:p>
          </table:table-cell>
          <table:table-cell office:value-type="float" office:value="0.114515818241598" calcext:value-type="float">
            <text:p>0,114515818241598</text:p>
          </table:table-cell>
          <table:table-cell office:value-type="float" office:value="0.1145159539141" calcext:value-type="float">
            <text:p>0,1145159539141</text:p>
          </table:table-cell>
          <table:table-cell office:value-type="float" office:value="0.114516070682071" calcext:value-type="float">
            <text:p>0,114516070682071</text:p>
          </table:table-cell>
          <table:table-cell office:value-type="float" office:value="0.114516172027459" calcext:value-type="float">
            <text:p>0,114516172027459</text:p>
          </table:table-cell>
          <table:table-cell office:value-type="float" office:value="0.114516260444747" calcext:value-type="float">
            <text:p>0,114516260444747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2.1" calcext:value-type="float">
            <text:p>2,1</text:p>
          </table:table-cell>
          <table:table-cell office:value-type="float" office:value="0.122370178" calcext:value-type="float">
            <text:p>0,122370178</text:p>
          </table:table-cell>
          <table:table-cell table:formula="of:=AVERAGE([.E196:.F196])" office:value-type="float" office:value="-0.0000295030200654444" calcext:value-type="float">
            <text:p>-2,95030200654444E-05</text:p>
          </table:table-cell>
          <table:table-cell office:value-type="float" office:value="-0.0000290060401308888" calcext:value-type="float">
            <text:p>-2,90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3843995" calcext:value-type="float">
            <text:p>-3,84E-05</text:p>
          </table:table-cell>
          <table:table-cell table:style-name="ce2" office:value-type="float" office:value="-0.000034134432" calcext:value-type="float">
            <text:p>-3,41E-05</text:p>
          </table:table-cell>
          <table:table-cell table:style-name="ce2" office:value-type="float" office:value="-0.000030563409" calcext:value-type="float">
            <text:p>-3,06E-05</text:p>
          </table:table-cell>
          <table:table-cell table:style-name="ce2" office:value-type="float" office:value="-0.000027498047" calcext:value-type="float">
            <text:p>-2,75E-05</text:p>
          </table:table-cell>
          <table:table-cell table:style-name="ce2" office:value-type="float" office:value="-0.000024859858" calcext:value-type="float">
            <text:p>-2,49E-05</text:p>
          </table:table-cell>
          <table:table-cell table:style-name="ce2" office:value-type="float" office:value="-0.00002262018" calcext:value-type="float">
            <text:p>-2,26E-05</text:p>
          </table:table-cell>
          <table:table-cell table:style-name="ce2" office:value-type="float" office:value="-0.000020625104" calcext:value-type="float">
            <text:p>-2,06E-05</text:p>
          </table:table-cell>
          <table:table-cell office:value-type="float" office:value="0.122369434553936" calcext:value-type="float">
            <text:p>0,122369434553936</text:p>
          </table:table-cell>
          <table:table-cell office:value-type="float" office:value="0.122369719724905" calcext:value-type="float">
            <text:p>0,122369719724905</text:p>
          </table:table-cell>
          <table:table-cell office:value-type="float" office:value="0.122369958477024" calcext:value-type="float">
            <text:p>0,122369958477024</text:p>
          </table:table-cell>
          <table:table-cell office:value-type="float" office:value="0.122370160690928" calcext:value-type="float">
            <text:p>0,122370160690928</text:p>
          </table:table-cell>
          <table:table-cell office:value-type="float" office:value="0.122370333289928" calcext:value-type="float">
            <text:p>0,122370333289928</text:p>
          </table:table-cell>
          <table:table-cell office:value-type="float" office:value="0.122370481715022" calcext:value-type="float">
            <text:p>0,122370481715022</text:p>
          </table:table-cell>
          <table:table-cell office:value-type="float" office:value="0.122370610484463" calcext:value-type="float">
            <text:p>0,122370610484463</text:p>
          </table:table-cell>
          <table:table-cell office:value-type="float" office:value="0.12237072267661" calcext:value-type="float">
            <text:p>0,12237072267661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2.2" calcext:value-type="float">
            <text:p>2,2</text:p>
          </table:table-cell>
          <table:table-cell office:value-type="float" office:value="0.125767728" calcext:value-type="float">
            <text:p>0,125767728</text:p>
          </table:table-cell>
          <table:table-cell table:formula="of:=AVERAGE([.E197:.F197])" office:value-type="float" office:value="-0.0000311962174989569" calcext:value-type="float">
            <text:p>-3,11962174989569E-05</text:p>
          </table:table-cell>
          <table:table-cell office:value-type="float" office:value="-0.0000323924349979137" calcext:value-type="float">
            <text:p>-3,24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42907036" calcext:value-type="float">
            <text:p>-4,29E-05</text:p>
          </table:table-cell>
          <table:table-cell table:style-name="ce2" office:value-type="float" office:value="-0.000038147747" calcext:value-type="float">
            <text:p>-3,81E-05</text:p>
          </table:table-cell>
          <table:table-cell table:style-name="ce2" office:value-type="float" office:value="-0.000034110922" calcext:value-type="float">
            <text:p>-3,41E-05</text:p>
          </table:table-cell>
          <table:table-cell table:style-name="ce2" office:value-type="float" office:value="-0.000030711634" calcext:value-type="float">
            <text:p>-3,07E-05</text:p>
          </table:table-cell>
          <table:table-cell table:style-name="ce2" office:value-type="float" office:value="-0.000027767489" calcext:value-type="float">
            <text:p>-2,78E-05</text:p>
          </table:table-cell>
          <table:table-cell table:style-name="ce2" office:value-type="float" office:value="-0.000025263098" calcext:value-type="float">
            <text:p>-2,53E-05</text:p>
          </table:table-cell>
          <table:table-cell table:style-name="ce2" office:value-type="float" office:value="-0.000023038487" calcext:value-type="float">
            <text:p>-2,30E-05</text:p>
          </table:table-cell>
          <table:table-cell office:value-type="float" office:value="0.125766874823327" calcext:value-type="float">
            <text:p>0,125766874823327</text:p>
          </table:table-cell>
          <table:table-cell office:value-type="float" office:value="0.125767201971417" calcext:value-type="float">
            <text:p>0,125767201971417</text:p>
          </table:table-cell>
          <table:table-cell office:value-type="float" office:value="0.125767476202663" calcext:value-type="float">
            <text:p>0,125767476202663</text:p>
          </table:table-cell>
          <table:table-cell office:value-type="float" office:value="0.125767708153663" calcext:value-type="float">
            <text:p>0,125767708153663</text:p>
          </table:table-cell>
          <table:table-cell office:value-type="float" office:value="0.125767906275801" calcext:value-type="float">
            <text:p>0,125767906275801</text:p>
          </table:table-cell>
          <table:table-cell office:value-type="float" office:value="0.125768076663806" calcext:value-type="float">
            <text:p>0,125768076663806</text:p>
          </table:table-cell>
          <table:table-cell office:value-type="float" office:value="0.125768224471533" calcext:value-type="float">
            <text:p>0,125768224471533</text:p>
          </table:table-cell>
          <table:table-cell office:value-type="float" office:value="0.125768353271008" calcext:value-type="float">
            <text:p>0,125768353271008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2.25" calcext:value-type="float">
            <text:p>2,25</text:p>
          </table:table-cell>
          <table:table-cell office:value-type="float" office:value="0.126236268" calcext:value-type="float">
            <text:p>0,126236268</text:p>
          </table:table-cell>
          <table:table-cell table:formula="of:=AVERAGE([.E198:.F198])" office:value-type="float" office:value="-0.0000319132349771237" calcext:value-type="float">
            <text:p>-3,19132349771237E-05</text:p>
          </table:table-cell>
          <table:table-cell office:value-type="float" office:value="-0.0000338264699542473" calcext:value-type="float">
            <text:p>-3,38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44806435" calcext:value-type="float">
            <text:p>-4,48E-05</text:p>
          </table:table-cell>
          <table:table-cell table:style-name="ce2" office:value-type="float" office:value="-0.000039835961" calcext:value-type="float">
            <text:p>-3,98E-05</text:p>
          </table:table-cell>
          <table:table-cell table:style-name="ce2" office:value-type="float" office:value="-0.000035621362" calcext:value-type="float">
            <text:p>-3,56E-05</text:p>
          </table:table-cell>
          <table:table-cell table:style-name="ce2" office:value-type="float" office:value="-0.000032070949" calcext:value-type="float">
            <text:p>-3,21E-05</text:p>
          </table:table-cell>
          <table:table-cell table:style-name="ce2" office:value-type="float" office:value="-0.000028997316" calcext:value-type="float">
            <text:p>-2,90E-05</text:p>
          </table:table-cell>
          <table:table-cell table:style-name="ce2" office:value-type="float" office:value="-0.000026381043" calcext:value-type="float">
            <text:p>-2,64E-05</text:p>
          </table:table-cell>
          <table:table-cell table:style-name="ce2" office:value-type="float" office:value="-0.000024059232" calcext:value-type="float">
            <text:p>-2,41E-05</text:p>
          </table:table-cell>
          <table:table-cell office:value-type="float" office:value="0.126235374320909" calcext:value-type="float">
            <text:p>0,126235374320909</text:p>
          </table:table-cell>
          <table:table-cell office:value-type="float" office:value="0.126235717223757" calcext:value-type="float">
            <text:p>0,126235717223757</text:p>
          </table:table-cell>
          <table:table-cell office:value-type="float" office:value="0.126236004657805" calcext:value-type="float">
            <text:p>0,126236004657805</text:p>
          </table:table-cell>
          <table:table-cell office:value-type="float" office:value="0.126236247782029" calcext:value-type="float">
            <text:p>0,126236247782029</text:p>
          </table:table-cell>
          <table:table-cell office:value-type="float" office:value="0.126236455443934" calcext:value-type="float">
            <text:p>0,126236455443934</text:p>
          </table:table-cell>
          <table:table-cell office:value-type="float" office:value="0.126236634041352" calcext:value-type="float">
            <text:p>0,126236634041352</text:p>
          </table:table-cell>
          <table:table-cell office:value-type="float" office:value="0.126236788964921" calcext:value-type="float">
            <text:p>0,126236788964921</text:p>
          </table:table-cell>
          <table:table-cell office:value-type="float" office:value="0.126236923972116" calcext:value-type="float">
            <text:p>0,126236923972116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2.5" calcext:value-type="float">
            <text:p>2,5</text:p>
          </table:table-cell>
          <table:table-cell office:value-type="float" office:value="0.063126202" calcext:value-type="float">
            <text:p>0,063126202</text:p>
          </table:table-cell>
          <table:table-cell table:formula="of:=AVERAGE([.E199:.F199])" office:value-type="float" office:value="-3.89562168453374" calcext:value-type="float">
            <text:p>-3,89562168453374</text:p>
          </table:table-cell>
          <table:table-cell table:style-name="Default" office:value-type="float" office:value="-6.66617336906747" calcext:value-type="float">
            <text:p>-6,66617336906747</text:p>
          </table:table-cell>
          <table:table-cell office:value-type="float" office:value="-1.12507" calcext:value-type="float">
            <text:p>-1,12507</text:p>
          </table:table-cell>
          <table:table-cell office:value-type="float" office:value="0" calcext:value-type="float">
            <text:p>0</text:p>
          </table:table-cell>
          <table:table-cell office:value-type="float" office:value="-26.933233270785" calcext:value-type="float">
            <text:p>-26,933233270785</text:p>
          </table:table-cell>
          <table:table-cell office:value-type="float" office:value="-13.757647215085" calcext:value-type="float">
            <text:p>-13,757647215085</text:p>
          </table:table-cell>
          <table:table-cell table:style-name="ce2" office:value-type="float" office:value="-0.000041903651" calcext:value-type="float">
            <text:p>-4,19E-05</text:p>
          </table:table-cell>
          <table:table-cell office:value-type="float" office:value="47.158103367429" calcext:value-type="float">
            <text:p>47,158103367429</text:p>
          </table:table-cell>
          <table:table-cell office:value-type="float" office:value="-33.459863816157" calcext:value-type="float">
            <text:p>-33,459863816157</text:p>
          </table:table-cell>
          <table:table-cell office:value-type="float" office:value="35.090760637723" calcext:value-type="float">
            <text:p>35,090760637723</text:p>
          </table:table-cell>
          <table:table-cell office:value-type="float" office:value="-54.414293636772" calcext:value-type="float">
            <text:p>-54,414293636772</text:p>
          </table:table-cell>
          <table:table-cell office:value-type="float" office:value="0.0107569544757689" calcext:value-type="float">
            <text:p>0,010756954475769</text:p>
          </table:table-cell>
          <table:table-cell office:value-type="float" office:value="0.055057029868697" calcext:value-type="float">
            <text:p>0,055057029868697</text:p>
          </table:table-cell>
          <table:table-cell office:value-type="float" office:value="0.120872327958325" calcext:value-type="float">
            <text:p>0,120872327958325</text:p>
          </table:table-cell>
          <table:table-cell office:value-type="float" office:value="0.120872601808673" calcext:value-type="float">
            <text:p>0,120872601808673</text:p>
          </table:table-cell>
          <table:table-cell office:value-type="float" office:value="0.0107600761789153" calcext:value-type="float">
            <text:p>0,010760076178915</text:p>
          </table:table-cell>
          <table:table-cell office:value-type="float" office:value="0.0550562221049104" calcext:value-type="float">
            <text:p>0,055056222104911</text:p>
          </table:table-cell>
          <table:table-cell office:value-type="float" office:value="0.0107610394120748" calcext:value-type="float">
            <text:p>0,010761039412075</text:p>
          </table:table-cell>
          <table:table-cell office:value-type="float" office:value="0.120873363016839" calcext:value-type="float">
            <text:p>0,120873363016839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2.75" calcext:value-type="float">
            <text:p>2,75</text:p>
          </table:table-cell>
          <table:table-cell office:value-type="float" office:value="0.062025947" calcext:value-type="float">
            <text:p>0,062025947</text:p>
          </table:table-cell>
          <table:table-cell table:formula="of:=AVERAGE([.E200:.F200])" office:value-type="float" office:value="0.0000196076825166407" calcext:value-type="float">
            <text:p>1,96076825166407E-05</text:p>
          </table:table-cell>
          <table:table-cell office:value-type="float" office:value="0.0000192153650332814" calcext:value-type="float">
            <text:p>1,92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25408821" calcext:value-type="float">
            <text:p>2,54E-05</text:p>
          </table:table-cell>
          <table:table-cell table:style-name="ce2" office:value-type="float" office:value="0.000022647343" calcext:value-type="float">
            <text:p>2,26E-05</text:p>
          </table:table-cell>
          <table:table-cell table:style-name="ce2" office:value-type="float" office:value="0.000020214922" calcext:value-type="float">
            <text:p>2,02E-05</text:p>
          </table:table-cell>
          <table:table-cell table:style-name="ce2" office:value-type="float" office:value="0.000018207544" calcext:value-type="float">
            <text:p>1,82E-05</text:p>
          </table:table-cell>
          <table:table-cell table:style-name="ce2" office:value-type="float" office:value="0.000016510033" calcext:value-type="float">
            <text:p>1,65E-05</text:p>
          </table:table-cell>
          <table:table-cell table:style-name="ce2" office:value-type="float" office:value="0.00001496604" calcext:value-type="float">
            <text:p>1,50E-05</text:p>
          </table:table-cell>
          <table:table-cell table:style-name="ce2" office:value-type="float" office:value="0.000013719094" calcext:value-type="float">
            <text:p>1,37E-05</text:p>
          </table:table-cell>
          <table:table-cell office:value-type="float" office:value="0.0620261961405622" calcext:value-type="float">
            <text:p>0,062026196140562</text:p>
          </table:table-cell>
          <table:table-cell office:value-type="float" office:value="0.0620261005954741" calcext:value-type="float">
            <text:p>0,062026100595474</text:p>
          </table:table-cell>
          <table:table-cell office:value-type="float" office:value="0.0620260203035939" calcext:value-type="float">
            <text:p>0,062026020303594</text:p>
          </table:table-cell>
          <table:table-cell office:value-type="float" office:value="0.0620259525113819" calcext:value-type="float">
            <text:p>0,062025952511382</text:p>
          </table:table-cell>
          <table:table-cell office:value-type="float" office:value="0.0620258945838254" calcext:value-type="float">
            <text:p>0,062025894583825</text:p>
          </table:table-cell>
          <table:table-cell office:value-type="float" office:value="0.0620258446202995" calcext:value-type="float">
            <text:p>0,0620258446203</text:p>
          </table:table-cell>
          <table:table-cell office:value-type="float" office:value="0.0620258014366541" calcext:value-type="float">
            <text:p>0,062025801436654</text:p>
          </table:table-cell>
          <table:table-cell office:value-type="float" office:value="0.06202576361098" calcext:value-type="float">
            <text:p>0,06202576361098</text:p>
          </table:table-cell>
        </table:table-row>
        <table:table-row table:style-name="ro1" table:visibility="filter">
          <table:table-cell office:value-type="string" calcext:value-type="string">
            <text:p>adf-3-z14</text:p>
          </table:table-cell>
          <table:table-cell office:value-type="float" office:value="3" calcext:value-type="float">
            <text:p>3</text:p>
          </table:table-cell>
          <table:table-cell office:value-type="float" office:value="0.097348533" calcext:value-type="float">
            <text:p>0,097348533</text:p>
          </table:table-cell>
          <table:table-cell table:formula="of:=AVERAGE([.E201:.F201])" office:value-type="float" office:value="-0.0000514142518264643" calcext:value-type="float">
            <text:p>-5,14142518264643E-05</text:p>
          </table:table-cell>
          <table:table-cell office:value-type="float" office:value="-0.0000528285036529286" calcext:value-type="float">
            <text:p>-5,28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69970169" calcext:value-type="float">
            <text:p>-7,00E-05</text:p>
          </table:table-cell>
          <table:table-cell table:style-name="ce2" office:value-type="float" office:value="-0.000062205508" calcext:value-type="float">
            <text:p>-6,22E-05</text:p>
          </table:table-cell>
          <table:table-cell table:style-name="ce2" office:value-type="float" office:value="-0.000055628911" calcext:value-type="float">
            <text:p>-5,56E-05</text:p>
          </table:table-cell>
          <table:table-cell table:style-name="ce2" office:value-type="float" office:value="-0.000050081025" calcext:value-type="float">
            <text:p>-5,01E-05</text:p>
          </table:table-cell>
          <table:table-cell table:style-name="ce2" office:value-type="float" office:value="-0.000045285261" calcext:value-type="float">
            <text:p>-4,53E-05</text:p>
          </table:table-cell>
          <table:table-cell table:style-name="ce2" office:value-type="float" office:value="-0.000041194683" calcext:value-type="float">
            <text:p>-4,12E-05</text:p>
          </table:table-cell>
          <table:table-cell table:style-name="ce2" office:value-type="float" office:value="-0.00003761149" calcext:value-type="float">
            <text:p>-3,76E-05</text:p>
          </table:table-cell>
          <table:table-cell office:value-type="float" office:value="0.0973474568685456" calcext:value-type="float">
            <text:p>0,097347456868546</text:p>
          </table:table-cell>
          <table:table-cell office:value-type="float" office:value="0.0973478698090644" calcext:value-type="float">
            <text:p>0,097347869809064</text:p>
          </table:table-cell>
          <table:table-cell office:value-type="float" office:value="0.0973482159366646" calcext:value-type="float">
            <text:p>0,097348215936665</text:p>
          </table:table-cell>
          <table:table-cell office:value-type="float" office:value="0.0973485087313956" calcext:value-type="float">
            <text:p>0,097348508731396</text:p>
          </table:table-cell>
          <table:table-cell office:value-type="float" office:value="0.0973487588025869" calcext:value-type="float">
            <text:p>0,097348758802587</text:p>
          </table:table-cell>
          <table:table-cell office:value-type="float" office:value="0.0973489738925032" calcext:value-type="float">
            <text:p>0,097348973892503</text:p>
          </table:table-cell>
          <table:table-cell office:value-type="float" office:value="0.0973491604500452" calcext:value-type="float">
            <text:p>0,097349160450045</text:p>
          </table:table-cell>
          <table:table-cell office:value-type="float" office:value="0.0973493232079511" calcext:value-type="float">
            <text:p>0,097349323207951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" calcext:value-type="float">
            <text:p>1</text:p>
          </table:table-cell>
          <table:table-cell office:value-type="float" office:value="0.082885743" calcext:value-type="float">
            <text:p>0,082885743</text:p>
          </table:table-cell>
          <table:table-cell table:formula="of:=AVERAGE([.E202:.F202])" office:value-type="float" office:value="0.00000000249930547917632" calcext:value-type="float">
            <text:p>2,49930547917632E-09</text:p>
          </table:table-cell>
          <table:table-cell office:value-type="float" office:value="0.00000000499861095835263" calcext:value-type="float">
            <text:p>5,00E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05561" calcext:value-type="float">
            <text:p>5,56E-09</text:p>
          </table:table-cell>
          <table:table-cell table:style-name="ce2" office:value-type="float" office:value="0.000000021296" calcext:value-type="float">
            <text:p>2,13E-08</text:p>
          </table:table-cell>
          <table:table-cell table:style-name="ce2" office:value-type="float" office:value="-0.000000007921" calcext:value-type="float">
            <text:p>-7,92E-09</text:p>
          </table:table-cell>
          <table:table-cell table:style-name="ce2" office:value-type="float" office:value="0.000000010898" calcext:value-type="float">
            <text:p>1,09E-08</text:p>
          </table:table-cell>
          <table:table-cell table:style-name="ce2" office:value-type="float" office:value="-0.000000023929" calcext:value-type="float">
            <text:p>-2,39E-08</text:p>
          </table:table-cell>
          <table:table-cell table:style-name="ce2" office:value-type="float" office:value="0.000000016503" calcext:value-type="float">
            <text:p>1,65E-08</text:p>
          </table:table-cell>
          <table:table-cell table:style-name="ce2" office:value-type="float" office:value="0.000000011894" calcext:value-type="float">
            <text:p>1,19E-08</text:p>
          </table:table-cell>
          <table:table-cell office:value-type="float" office:value="0.0828857434008503" calcext:value-type="float">
            <text:p>0,08288574340085</text:p>
          </table:table-cell>
          <table:table-cell office:value-type="float" office:value="0.0828857433729063" calcext:value-type="float">
            <text:p>0,082885743372906</text:p>
          </table:table-cell>
          <table:table-cell office:value-type="float" office:value="0.0828857432720147" calcext:value-type="float">
            <text:p>0,082885743272015</text:p>
          </table:table-cell>
          <table:table-cell office:value-type="float" office:value="0.0828857433075134" calcext:value-type="float">
            <text:p>0,082885743307513</text:p>
          </table:table-cell>
          <table:table-cell office:value-type="float" office:value="0.0828857432611819" calcext:value-type="float">
            <text:p>0,082885743261182</text:p>
          </table:table-cell>
          <table:table-cell office:value-type="float" office:value="0.082885743357949" calcext:value-type="float">
            <text:p>0,082885743357949</text:p>
          </table:table-cell>
          <table:table-cell office:value-type="float" office:value="0.0828857432943166" calcext:value-type="float">
            <text:p>0,082885743294317</text:p>
          </table:table-cell>
          <table:table-cell office:value-type="float" office:value="0.0828857432504937" calcext:value-type="float">
            <text:p>0,082885743250494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1" calcext:value-type="float">
            <text:p>1,1</text:p>
          </table:table-cell>
          <table:table-cell office:value-type="float" office:value="0.03906546" calcext:value-type="float">
            <text:p>0,03906546</text:p>
          </table:table-cell>
          <table:table-cell table:formula="of:=AVERAGE([.E203:.F203])" office:value-type="float" office:value="0.000000005543436482923" calcext:value-type="float">
            <text:p>5,543436482923E-09</text:p>
          </table:table-cell>
          <table:table-cell office:value-type="float" office:value="0.000000011086872965846" calcext:value-type="float">
            <text:p>1,11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11162" calcext:value-type="float">
            <text:p>1,12E-08</text:p>
          </table:table-cell>
          <table:table-cell table:style-name="ce2" office:value-type="float" office:value="0.000000045576" calcext:value-type="float">
            <text:p>4,56E-08</text:p>
          </table:table-cell>
          <table:table-cell table:style-name="ce2" office:value-type="float" office:value="-0.000000019853" calcext:value-type="float">
            <text:p>-1,99E-08</text:p>
          </table:table-cell>
          <table:table-cell table:style-name="ce2" office:value-type="float" office:value="0.000000023186" calcext:value-type="float">
            <text:p>2,32E-08</text:p>
          </table:table-cell>
          <table:table-cell table:style-name="ce2" office:value-type="float" office:value="-0.000000046462" calcext:value-type="float">
            <text:p>-4,65E-08</text:p>
          </table:table-cell>
          <table:table-cell table:style-name="ce2" office:value-type="float" office:value="0.000000034939" calcext:value-type="float">
            <text:p>3,49E-08</text:p>
          </table:table-cell>
          <table:table-cell table:style-name="ce2" office:value-type="float" office:value="0.000000028512" calcext:value-type="float">
            <text:p>2,85E-08</text:p>
          </table:table-cell>
          <table:table-cell office:value-type="float" office:value="0.0390654603082016" calcext:value-type="float">
            <text:p>0,039065460308202</text:p>
          </table:table-cell>
          <table:table-cell office:value-type="float" office:value="0.0390654602817658" calcext:value-type="float">
            <text:p>0,039065460281766</text:p>
          </table:table-cell>
          <table:table-cell office:value-type="float" office:value="0.0390654601799992" calcext:value-type="float">
            <text:p>0,039065460179999</text:p>
          </table:table-cell>
          <table:table-cell office:value-type="float" office:value="0.0390654602219328" calcext:value-type="float">
            <text:p>0,039065460221933</text:p>
          </table:table-cell>
          <table:table-cell office:value-type="float" office:value="0.0390654601754732" calcext:value-type="float">
            <text:p>0,039065460175473</text:p>
          </table:table-cell>
          <table:table-cell office:value-type="float" office:value="0.039065460264031" calcext:value-type="float">
            <text:p>0,039065460264031</text:p>
          </table:table-cell>
          <table:table-cell office:value-type="float" office:value="0.0390654602005347" calcext:value-type="float">
            <text:p>0,039065460200535</text:p>
          </table:table-cell>
          <table:table-cell office:value-type="float" office:value="0.0390654601510222" calcext:value-type="float">
            <text:p>0,039065460151022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2" calcext:value-type="float">
            <text:p>1,2</text:p>
          </table:table-cell>
          <table:table-cell office:value-type="float" office:value="0.009128572" calcext:value-type="float">
            <text:p>0,009128572</text:p>
          </table:table-cell>
          <table:table-cell table:formula="of:=AVERAGE([.E204:.F204])" office:value-type="float" office:value="0.0000000244564602599335" calcext:value-type="float">
            <text:p>2,44564602599335E-08</text:p>
          </table:table-cell>
          <table:table-cell office:value-type="float" office:value="0.0000000489129205198669" calcext:value-type="float">
            <text:p>4,89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47432" calcext:value-type="float">
            <text:p>4,74E-08</text:p>
          </table:table-cell>
          <table:table-cell table:style-name="ce2" office:value-type="float" office:value="0.00000019854" calcext:value-type="float">
            <text:p>1,99E-07</text:p>
          </table:table-cell>
          <table:table-cell table:style-name="ce2" office:value-type="float" office:value="-0.000000091114" calcext:value-type="float">
            <text:p>-9,11E-08</text:p>
          </table:table-cell>
          <table:table-cell table:style-name="ce2" office:value-type="float" office:value="0.000000100679" calcext:value-type="float">
            <text:p>1,01E-07</text:p>
          </table:table-cell>
          <table:table-cell table:style-name="ce2" office:value-type="float" office:value="-0.000000194711" calcext:value-type="float">
            <text:p>-1,95E-07</text:p>
          </table:table-cell>
          <table:table-cell table:style-name="ce2" office:value-type="float" office:value="0.000000151511" calcext:value-type="float">
            <text:p>1,52E-07</text:p>
          </table:table-cell>
          <table:table-cell table:style-name="ce2" office:value-type="float" office:value="0.000000129146" calcext:value-type="float">
            <text:p>1,29E-07</text:p>
          </table:table-cell>
          <table:table-cell office:value-type="float" office:value="0.00912857181071465" calcext:value-type="float">
            <text:p>0,009128571810715</text:p>
          </table:table-cell>
          <table:table-cell office:value-type="float" office:value="0.00912857178446476" calcext:value-type="float">
            <text:p>0,009128571784465</text:p>
          </table:table-cell>
          <table:table-cell office:value-type="float" office:value="0.00912857168087143" calcext:value-type="float">
            <text:p>0,009128571680871</text:p>
          </table:table-cell>
          <table:table-cell office:value-type="float" office:value="0.00912857172584135" calcext:value-type="float">
            <text:p>0,009128571725841</text:p>
          </table:table-cell>
          <table:table-cell office:value-type="float" office:value="0.00912857167870015" calcext:value-type="float">
            <text:p>0,0091285716787</text:p>
          </table:table-cell>
          <table:table-cell office:value-type="float" office:value="0.00912857176542162" calcext:value-type="float">
            <text:p>0,009128571765422</text:p>
          </table:table-cell>
          <table:table-cell office:value-type="float" office:value="0.00912857170108065" calcext:value-type="float">
            <text:p>0,009128571701081</text:p>
          </table:table-cell>
          <table:table-cell office:value-type="float" office:value="0.00912857164867549" calcext:value-type="float">
            <text:p>0,009128571648675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25" calcext:value-type="float">
            <text:p>1,25</text:p>
          </table:table-cell>
          <table:table-cell office:value-type="float" office:value="0.001862499" calcext:value-type="float">
            <text:p>0,001862499</text:p>
          </table:table-cell>
          <table:table-cell table:formula="of:=AVERAGE([.E205:.F205])" office:value-type="float" office:value="0.00000000119551756639023" calcext:value-type="float">
            <text:p>1,19551756639023E-09</text:p>
          </table:table-cell>
          <table:table-cell office:value-type="float" office:value="0.00000000239103513278045" calcext:value-type="float">
            <text:p>2,39E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218503" calcext:value-type="float">
            <text:p>-2,19E-07</text:p>
          </table:table-cell>
          <table:table-cell table:style-name="ce2" office:value-type="float" office:value="-0.000000925833" calcext:value-type="float">
            <text:p>-9,26E-07</text:p>
          </table:table-cell>
          <table:table-cell table:style-name="ce2" office:value-type="float" office:value="0.000000435294" calcext:value-type="float">
            <text:p>4,35E-07</text:p>
          </table:table-cell>
          <table:table-cell table:style-name="ce2" office:value-type="float" office:value="-0.000000468662" calcext:value-type="float">
            <text:p>-4,69E-07</text:p>
          </table:table-cell>
          <table:table-cell table:style-name="ce2" office:value-type="float" office:value="0.000000890572" calcext:value-type="float">
            <text:p>8,91E-07</text:p>
          </table:table-cell>
          <table:table-cell table:style-name="ce2" office:value-type="float" office:value="-0.000000704896" calcext:value-type="float">
            <text:p>-7,05E-07</text:p>
          </table:table-cell>
          <table:table-cell table:style-name="ce2" office:value-type="float" office:value="0.000001279549" calcext:value-type="float">
            <text:p>1,28E-06</text:p>
          </table:table-cell>
          <table:table-cell office:value-type="float" office:value="0.00186249880599616" calcext:value-type="float">
            <text:p>0,001862498805996</text:p>
          </table:table-cell>
          <table:table-cell office:value-type="float" office:value="0.00186249883066803" calcext:value-type="float">
            <text:p>0,001862498830668</text:p>
          </table:table-cell>
          <table:table-cell office:value-type="float" office:value="0.00186249892922989" calcext:value-type="float">
            <text:p>0,00186249892923</text:p>
          </table:table-cell>
          <table:table-cell office:value-type="float" office:value="0.00186249888539575" calcext:value-type="float">
            <text:p>0,001862498885396</text:p>
          </table:table-cell>
          <table:table-cell office:value-type="float" office:value="0.00186249893016873" calcext:value-type="float">
            <text:p>0,001862498930169</text:p>
          </table:table-cell>
          <table:table-cell office:value-type="float" office:value="0.001862498849241" calcext:value-type="float">
            <text:p>0,001862498849241</text:p>
          </table:table-cell>
          <table:table-cell office:value-type="float" office:value="0.00186249891031565" calcext:value-type="float">
            <text:p>0,001862498910316</text:p>
          </table:table-cell>
          <table:table-cell office:value-type="float" office:value="0.00186249880438003" calcext:value-type="float">
            <text:p>0,00186249880438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3" calcext:value-type="float">
            <text:p>1,3</text:p>
          </table:table-cell>
          <table:table-cell office:value-type="float" office:value="0.010748165" calcext:value-type="float">
            <text:p>0,010748165</text:p>
          </table:table-cell>
          <table:table-cell table:formula="of:=AVERAGE([.E206:.F206])" office:value-type="float" office:value="-0.0000000212740118428703" calcext:value-type="float">
            <text:p>-2,12740118428703E-08</text:p>
          </table:table-cell>
          <table:table-cell office:value-type="float" office:value="-0.0000000425480236857406" calcext:value-type="float">
            <text:p>-4,25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4051" calcext:value-type="float">
            <text:p>-4,05E-08</text:p>
          </table:table-cell>
          <table:table-cell table:style-name="ce2" office:value-type="float" office:value="-0.000000171678" calcext:value-type="float">
            <text:p>-1,72E-07</text:p>
          </table:table-cell>
          <table:table-cell table:style-name="ce2" office:value-type="float" office:value="-0.000000184629" calcext:value-type="float">
            <text:p>-1,85E-07</text:p>
          </table:table-cell>
          <table:table-cell table:style-name="ce2" office:value-type="float" office:value="0.000000192789" calcext:value-type="float">
            <text:p>1,93E-07</text:p>
          </table:table-cell>
          <table:table-cell table:style-name="ce2" office:value-type="float" office:value="0.000000165139" calcext:value-type="float">
            <text:p>1,65E-07</text:p>
          </table:table-cell>
          <table:table-cell table:style-name="ce2" office:value-type="float" office:value="-0.000000130703" calcext:value-type="float">
            <text:p>-1,31E-07</text:p>
          </table:table-cell>
          <table:table-cell table:style-name="ce2" office:value-type="float" office:value="-0.00000011373" calcext:value-type="float">
            <text:p>-1,14E-07</text:p>
          </table:table-cell>
          <table:table-cell office:value-type="float" office:value="0.0107481645913707" calcext:value-type="float">
            <text:p>0,010748164591371</text:p>
          </table:table-cell>
          <table:table-cell office:value-type="float" office:value="0.0107481646177669" calcext:value-type="float">
            <text:p>0,010748164617767</text:p>
          </table:table-cell>
          <table:table-cell office:value-type="float" office:value="0.0107481647232367" calcext:value-type="float">
            <text:p>0,010748164723237</text:p>
          </table:table-cell>
          <table:table-cell office:value-type="float" office:value="0.0107481648305288" calcext:value-type="float">
            <text:p>0,010748164830529</text:p>
          </table:table-cell>
          <table:table-cell office:value-type="float" office:value="0.0107481647242426" calcext:value-type="float">
            <text:p>0,010748164724243</text:p>
          </table:table-cell>
          <table:table-cell office:value-type="float" office:value="0.0107481646376429" calcext:value-type="float">
            <text:p>0,010748164637643</text:p>
          </table:table-cell>
          <table:table-cell office:value-type="float" office:value="0.0107481647029949" calcext:value-type="float">
            <text:p>0,010748164702995</text:p>
          </table:table-cell>
          <table:table-cell office:value-type="float" office:value="0.0107481647573321" calcext:value-type="float">
            <text:p>0,010748164757332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4" calcext:value-type="float">
            <text:p>1,4</text:p>
          </table:table-cell>
          <table:table-cell office:value-type="float" office:value="0.023501508" calcext:value-type="float">
            <text:p>0,023501508</text:p>
          </table:table-cell>
          <table:table-cell table:formula="of:=AVERAGE([.E207:.F207])" office:value-type="float" office:value="-0.00000000930365197545453" calcext:value-type="float">
            <text:p>-9,30365197545453E-09</text:p>
          </table:table-cell>
          <table:table-cell office:value-type="float" office:value="-0.0000000186073039509091" calcext:value-type="float">
            <text:p>-1,86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17401" calcext:value-type="float">
            <text:p>-1,74E-08</text:p>
          </table:table-cell>
          <table:table-cell table:style-name="ce2" office:value-type="float" office:value="-0.000000074646" calcext:value-type="float">
            <text:p>-7,46E-08</text:p>
          </table:table-cell>
          <table:table-cell table:style-name="ce2" office:value-type="float" office:value="0.000000035912" calcext:value-type="float">
            <text:p>3,59E-08</text:p>
          </table:table-cell>
          <table:table-cell table:style-name="ce2" office:value-type="float" office:value="-0.000000037716" calcext:value-type="float">
            <text:p>-3,77E-08</text:p>
          </table:table-cell>
          <table:table-cell table:style-name="ce2" office:value-type="float" office:value="0.000000070433" calcext:value-type="float">
            <text:p>7,04E-08</text:p>
          </table:table-cell>
          <table:table-cell table:style-name="ce2" office:value-type="float" office:value="-0.000000056698" calcext:value-type="float">
            <text:p>-5,67E-08</text:p>
          </table:table-cell>
          <table:table-cell table:style-name="ce2" office:value-type="float" office:value="-0.000000050326" calcext:value-type="float">
            <text:p>-5,03E-08</text:p>
          </table:table-cell>
          <table:table-cell office:value-type="float" office:value="0.0235015081653895" calcext:value-type="float">
            <text:p>0,02350150816539</text:p>
          </table:table-cell>
          <table:table-cell office:value-type="float" office:value="0.0235015081901822" calcext:value-type="float">
            <text:p>0,023501508190182</text:p>
          </table:table-cell>
          <table:table-cell office:value-type="float" office:value="0.0235015082904544" calcext:value-type="float">
            <text:p>0,023501508290454</text:p>
          </table:table-cell>
          <table:table-cell office:value-type="float" office:value="0.0235015082448229" calcext:value-type="float">
            <text:p>0,023501508244823</text:p>
          </table:table-cell>
          <table:table-cell office:value-type="float" office:value="0.0235015082902881" calcext:value-type="float">
            <text:p>0,023501508290288</text:p>
          </table:table-cell>
          <table:table-cell office:value-type="float" office:value="0.0235015082095263" calcext:value-type="float">
            <text:p>0,023501508209526</text:p>
          </table:table-cell>
          <table:table-cell office:value-type="float" office:value="0.0235015082715135" calcext:value-type="float">
            <text:p>0,023501508271514</text:p>
          </table:table-cell>
          <table:table-cell office:value-type="float" office:value="0.023501508324088" calcext:value-type="float">
            <text:p>0,023501508324088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5" calcext:value-type="float">
            <text:p>1,5</text:p>
          </table:table-cell>
          <table:table-cell office:value-type="float" office:value="0.128904099" calcext:value-type="float">
            <text:p>0,128904099</text:p>
          </table:table-cell>
          <table:table-cell table:formula="of:=AVERAGE([.E208:.F208])" office:value-type="float" office:value="-1.28395808383032" calcext:value-type="float">
            <text:p>-1,28395808383032</text:p>
          </table:table-cell>
          <table:table-cell office:value-type="float" office:value="-0.0000361676606307141" calcext:value-type="float">
            <text:p>-3,62E-05</text:p>
          </table:table-cell>
          <table:table-cell office:value-type="float" office:value="-2.56788" calcext:value-type="float">
            <text:p>-2,56788</text:p>
          </table:table-cell>
          <table:table-cell office:value-type="float" office:value="0" calcext:value-type="float">
            <text:p>0</text:p>
          </table:table-cell>
          <table:table-cell office:value-type="float" office:value="8.890618479025" calcext:value-type="float">
            <text:p>8,890618479025</text:p>
          </table:table-cell>
          <table:table-cell table:style-name="ce2" office:value-type="float" office:value="-0.00003651045" calcext:value-type="float">
            <text:p>-3,65E-05</text:p>
          </table:table-cell>
          <table:table-cell table:style-name="ce2" office:value-type="float" office:value="-0.000032642503" calcext:value-type="float">
            <text:p>-3,26E-05</text:p>
          </table:table-cell>
          <table:table-cell office:value-type="float" office:value="-10.508112099166" calcext:value-type="float">
            <text:p>-10,508112099166</text:p>
          </table:table-cell>
          <table:table-cell office:value-type="float" office:value="11.047162735551" calcext:value-type="float">
            <text:p>11,047162735551</text:p>
          </table:table-cell>
          <table:table-cell office:value-type="float" office:value="26.929276005285" calcext:value-type="float">
            <text:p>26,929276005285</text:p>
          </table:table-cell>
          <table:table-cell office:value-type="float" office:value="-40.30767488106" calcext:value-type="float">
            <text:p>-40,30767488106</text:p>
          </table:table-cell>
          <table:table-cell office:value-type="float" office:value="0.187495230355645" calcext:value-type="float">
            <text:p>0,187495230355645</text:p>
          </table:table-cell>
          <table:table-cell office:value-type="float" office:value="0.109372886818941" calcext:value-type="float">
            <text:p>0,109372886818941</text:p>
          </table:table-cell>
          <table:table-cell office:value-type="float" office:value="0.109373115067205" calcext:value-type="float">
            <text:p>0,109373115067205</text:p>
          </table:table-cell>
          <table:table-cell office:value-type="float" office:value="0.109373308098828" calcext:value-type="float">
            <text:p>0,109373308098828</text:p>
          </table:table-cell>
          <table:table-cell office:value-type="float" office:value="0.187496947093011" calcext:value-type="float">
            <text:p>0,187496947093011</text:p>
          </table:table-cell>
          <table:table-cell office:value-type="float" office:value="0.109373614769538" calcext:value-type="float">
            <text:p>0,109373614769538</text:p>
          </table:table-cell>
          <table:table-cell office:value-type="float" office:value="0.0312499988327733" calcext:value-type="float">
            <text:p>0,031249998832773</text:p>
          </table:table-cell>
          <table:table-cell office:value-type="float" office:value="0.187497691329705" calcext:value-type="float">
            <text:p>0,187497691329705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6" calcext:value-type="float">
            <text:p>1,6</text:p>
          </table:table-cell>
          <table:table-cell office:value-type="float" office:value="0.074720353" calcext:value-type="float">
            <text:p>0,074720353</text:p>
          </table:table-cell>
          <table:table-cell table:formula="of:=AVERAGE([.E209:.F209])" office:value-type="float" office:value="-0.000021395785119701" calcext:value-type="float">
            <text:p>-2,1395785119701E-05</text:p>
          </table:table-cell>
          <table:table-cell office:value-type="float" office:value="-0.0000227915702394021" calcext:value-type="float">
            <text:p>-2,28E-05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30185109" calcext:value-type="float">
            <text:p>-3,02E-05</text:p>
          </table:table-cell>
          <table:table-cell table:style-name="ce2" office:value-type="float" office:value="-0.000026848411" calcext:value-type="float">
            <text:p>-2,68E-05</text:p>
          </table:table-cell>
          <table:table-cell table:style-name="ce2" office:value-type="float" office:value="-0.000023987351" calcext:value-type="float">
            <text:p>-2,40E-05</text:p>
          </table:table-cell>
          <table:table-cell table:style-name="ce2" office:value-type="float" office:value="-0.000021610598" calcext:value-type="float">
            <text:p>-2,16E-05</text:p>
          </table:table-cell>
          <table:table-cell table:style-name="ce2" office:value-type="float" office:value="-0.000019518929" calcext:value-type="float">
            <text:p>-1,95E-05</text:p>
          </table:table-cell>
          <table:table-cell table:style-name="ce2" office:value-type="float" office:value="-0.000017781615" calcext:value-type="float">
            <text:p>-1,78E-05</text:p>
          </table:table-cell>
          <table:table-cell table:style-name="ce2" office:value-type="float" office:value="-0.00001623494" calcext:value-type="float">
            <text:p>-1,62E-05</text:p>
          </table:table-cell>
          <table:table-cell office:value-type="float" office:value="0.0747199963170362" calcext:value-type="float">
            <text:p>0,074719996317036</text:p>
          </table:table-cell>
          <table:table-cell office:value-type="float" office:value="0.0747201330518266" calcext:value-type="float">
            <text:p>0,074720133051827</text:p>
          </table:table-cell>
          <table:table-cell office:value-type="float" office:value="0.0747202477183728" calcext:value-type="float">
            <text:p>0,074720247718373</text:p>
          </table:table-cell>
          <table:table-cell office:value-type="float" office:value="0.0747203446253243" calcext:value-type="float">
            <text:p>0,074720344625324</text:p>
          </table:table-cell>
          <table:table-cell office:value-type="float" office:value="0.0747204274512862" calcext:value-type="float">
            <text:p>0,074720427451286</text:p>
          </table:table-cell>
          <table:table-cell office:value-type="float" office:value="0.0747204986099538" calcext:value-type="float">
            <text:p>0,074720498609954</text:p>
          </table:table-cell>
          <table:table-cell office:value-type="float" office:value="0.0747205604188512" calcext:value-type="float">
            <text:p>0,074720560418851</text:p>
          </table:table-cell>
          <table:table-cell office:value-type="float" office:value="0.0747206143425833" calcext:value-type="float">
            <text:p>0,074720614342583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7" calcext:value-type="float">
            <text:p>1,7</text:p>
          </table:table-cell>
          <table:table-cell office:value-type="float" office:value="0.014665737" calcext:value-type="float">
            <text:p>0,014665737</text:p>
          </table:table-cell>
          <table:table-cell table:formula="of:=AVERAGE([.E210:.F210])" office:value-type="float" office:value="0.0000634309792031472" calcext:value-type="float">
            <text:p>6,34309792031472E-05</text:p>
          </table:table-cell>
          <table:table-cell office:value-type="float" office:value="0.0000668619584062945" calcext:value-type="float">
            <text:p>6,6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88381675" calcext:value-type="float">
            <text:p>8,84E-05</text:p>
          </table:table-cell>
          <table:table-cell table:style-name="ce2" office:value-type="float" office:value="0.000078821741" calcext:value-type="float">
            <text:p>7,88E-05</text:p>
          </table:table-cell>
          <table:table-cell table:style-name="ce2" office:value-type="float" office:value="0.000070318039" calcext:value-type="float">
            <text:p>7,03E-05</text:p>
          </table:table-cell>
          <table:table-cell table:style-name="ce2" office:value-type="float" office:value="0.000063352913" calcext:value-type="float">
            <text:p>6,34E-05</text:p>
          </table:table-cell>
          <table:table-cell table:style-name="ce2" office:value-type="float" office:value="0.000057474019" calcext:value-type="float">
            <text:p>5,75E-05</text:p>
          </table:table-cell>
          <table:table-cell table:style-name="ce2" office:value-type="float" office:value="0.000052065633" calcext:value-type="float">
            <text:p>5,21E-05</text:p>
          </table:table-cell>
          <table:table-cell table:style-name="ce2" office:value-type="float" office:value="0.000047768618" calcext:value-type="float">
            <text:p>4,78E-05</text:p>
          </table:table-cell>
          <table:table-cell office:value-type="float" office:value="0.0146659418351975" calcext:value-type="float">
            <text:p>0,014665941835198</text:p>
          </table:table-cell>
          <table:table-cell office:value-type="float" office:value="0.014665863253743" calcext:value-type="float">
            <text:p>0,014665863253743</text:p>
          </table:table-cell>
          <table:table-cell office:value-type="float" office:value="0.0146657971794015" calcext:value-type="float">
            <text:p>0,014665797179402</text:p>
          </table:table-cell>
          <table:table-cell office:value-type="float" office:value="0.0146657414215989" calcext:value-type="float">
            <text:p>0,014665741421599</text:p>
          </table:table-cell>
          <table:table-cell office:value-type="float" office:value="0.0146656937641818" calcext:value-type="float">
            <text:p>0,014665693764182</text:p>
          </table:table-cell>
          <table:table-cell office:value-type="float" office:value="0.0146656526391878" calcext:value-type="float">
            <text:p>0,014665652639188</text:p>
          </table:table-cell>
          <table:table-cell office:value-type="float" office:value="0.0146656171176406" calcext:value-type="float">
            <text:p>0,014665617117641</text:p>
          </table:table-cell>
          <table:table-cell office:value-type="float" office:value="0.0146655859767129" calcext:value-type="float">
            <text:p>0,014665585976713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75" calcext:value-type="float">
            <text:p>1,75</text:p>
          </table:table-cell>
          <table:table-cell office:value-type="float" office:value="0.003077276" calcext:value-type="float">
            <text:p>0,003077276</text:p>
          </table:table-cell>
          <table:table-cell table:formula="of:=AVERAGE([.E211:.F211])" office:value-type="float" office:value="-0.000535922297891749" calcext:value-type="float">
            <text:p>-0,000535922297892</text:p>
          </table:table-cell>
          <table:table-cell table:style-name="Default" office:value-type="float" office:value="-0.000571844595783498" calcext:value-type="float">
            <text:p>-0,000571844595783</text:p>
          </table:table-cell>
          <table:table-cell office:value-type="float" office:value="-0.0005" calcext:value-type="float">
            <text:p>-0,0005</text:p>
          </table:table-cell>
          <table:table-cell office:value-type="float" office:value="0" calcext:value-type="float">
            <text:p>0</text:p>
          </table:table-cell>
          <table:table-cell office:value-type="float" office:value="-0.0007566248" calcext:value-type="float">
            <text:p>-0,0007566248</text:p>
          </table:table-cell>
          <table:table-cell office:value-type="float" office:value="-0.000673752284" calcext:value-type="float">
            <text:p>-0,000673752284</text:p>
          </table:table-cell>
          <table:table-cell office:value-type="float" office:value="-0.000601795312" calcext:value-type="float">
            <text:p>-0,000601795312</text:p>
          </table:table-cell>
          <table:table-cell office:value-type="float" office:value="-0.000541915586" calcext:value-type="float">
            <text:p>-0,000541915586</text:p>
          </table:table-cell>
          <table:table-cell office:value-type="float" office:value="-0.000491029844" calcext:value-type="float">
            <text:p>-0,000491029844</text:p>
          </table:table-cell>
          <table:table-cell office:value-type="float" office:value="-0.000445486001" calcext:value-type="float">
            <text:p>-0,000445486001</text:p>
          </table:table-cell>
          <table:table-cell office:value-type="float" office:value="-0.000407843507" calcext:value-type="float">
            <text:p>-0,000407843507</text:p>
          </table:table-cell>
          <table:table-cell office:value-type="float" office:value="0.00307690807196285" calcext:value-type="float">
            <text:p>0,003076908071963</text:p>
          </table:table-cell>
          <table:table-cell office:value-type="float" office:value="0.00307704921325744" calcext:value-type="float">
            <text:p>0,003077049213257</text:p>
          </table:table-cell>
          <table:table-cell office:value-type="float" office:value="0.00307716771458712" calcext:value-type="float">
            <text:p>0,003077167714587</text:p>
          </table:table-cell>
          <table:table-cell office:value-type="float" office:value="0.00307726783925374" calcext:value-type="float">
            <text:p>0,003077267839254</text:p>
          </table:table-cell>
          <table:table-cell office:value-type="float" office:value="0.00307735337813557" calcext:value-type="float">
            <text:p>0,003077353378136</text:p>
          </table:table-cell>
          <table:table-cell office:value-type="float" office:value="0.00307742710448664" calcext:value-type="float">
            <text:p>0,003077427104487</text:p>
          </table:table-cell>
          <table:table-cell office:value-type="float" office:value="0.00307749088179521" calcext:value-type="float">
            <text:p>0,003077490881795</text:p>
          </table:table-cell>
          <table:table-cell office:value-type="float" office:value="0.00307754667524942" calcext:value-type="float">
            <text:p>0,003077546675249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8" calcext:value-type="float">
            <text:p>1,8</text:p>
          </table:table-cell>
          <table:table-cell office:value-type="float" office:value="0.015222109" calcext:value-type="float">
            <text:p>0,015222109</text:p>
          </table:table-cell>
          <table:table-cell table:formula="of:=AVERAGE([.E212:.F212])" office:value-type="float" office:value="-0.000139920558719571" calcext:value-type="float">
            <text:p>-0,00013992055872</text:p>
          </table:table-cell>
          <table:table-cell table:style-name="Default" office:value-type="float" office:value="-0.000149841117439142" calcext:value-type="float">
            <text:p>-0,000149841117439</text:p>
          </table:table-cell>
          <table:table-cell office:value-type="float" office:value="-0.00013" calcext:value-type="float">
            <text:p>-0,00013</text:p>
          </table:table-cell>
          <table:table-cell office:value-type="float" office:value="0" calcext:value-type="float">
            <text:p>0</text:p>
          </table:table-cell>
          <table:table-cell office:value-type="float" office:value="-0.000198441869" calcext:value-type="float">
            <text:p>-0,000198441869</text:p>
          </table:table-cell>
          <table:table-cell office:value-type="float" office:value="-0.000176290521" calcext:value-type="float">
            <text:p>-0,000176290521</text:p>
          </table:table-cell>
          <table:table-cell office:value-type="float" office:value="-0.000157873712" calcext:value-type="float">
            <text:p>-0,000157873712</text:p>
          </table:table-cell>
          <table:table-cell office:value-type="float" office:value="-0.000141977699" calcext:value-type="float">
            <text:p>-0,000141977699</text:p>
          </table:table-cell>
          <table:table-cell office:value-type="float" office:value="-0.000128610278" calcext:value-type="float">
            <text:p>-0,000128610278</text:p>
          </table:table-cell>
          <table:table-cell office:value-type="float" office:value="-0.000116727564" calcext:value-type="float">
            <text:p>-0,000116727564</text:p>
          </table:table-cell>
          <table:table-cell office:value-type="float" office:value="-0.000106808665" calcext:value-type="float">
            <text:p>-0,000106808665</text:p>
          </table:table-cell>
          <table:table-cell office:value-type="float" office:value="0.0152216313043813" calcext:value-type="float">
            <text:p>0,015221631304381</text:p>
          </table:table-cell>
          <table:table-cell office:value-type="float" office:value="0.015221814428759" calcext:value-type="float">
            <text:p>0,015221814428759</text:p>
          </table:table-cell>
          <table:table-cell office:value-type="float" office:value="0.0152219678119405" calcext:value-type="float">
            <text:p>0,015221967811941</text:p>
          </table:table-cell>
          <table:table-cell office:value-type="float" office:value="0.0152220977440599" calcext:value-type="float">
            <text:p>0,01522209774406</text:p>
          </table:table-cell>
          <table:table-cell office:value-type="float" office:value="0.0152222085994495" calcext:value-type="float">
            <text:p>0,01522220859945</text:p>
          </table:table-cell>
          <table:table-cell office:value-type="float" office:value="0.0152223041178384" calcext:value-type="float">
            <text:p>0,015222304117839</text:p>
          </table:table-cell>
          <table:table-cell office:value-type="float" office:value="0.0152223867777329" calcext:value-type="float">
            <text:p>0,015222386777733</text:p>
          </table:table-cell>
          <table:table-cell office:value-type="float" office:value="0.0152224590512608" calcext:value-type="float">
            <text:p>0,015222459051261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9" calcext:value-type="float">
            <text:p>1,9</text:p>
          </table:table-cell>
          <table:table-cell office:value-type="float" office:value="0.027873195" calcext:value-type="float">
            <text:p>0,027873195</text:p>
          </table:table-cell>
          <table:table-cell table:formula="of:=AVERAGE([.E213:.F213])" office:value-type="float" office:value="-0.000094874764052619" calcext:value-type="float">
            <text:p>-9,4874764052619E-05</text:p>
          </table:table-cell>
          <table:table-cell office:value-type="float" office:value="-0.000099749528105238" calcext:value-type="float">
            <text:p>-9,97E-05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0" calcext:value-type="float">
            <text:p>0</text:p>
          </table:table-cell>
          <table:table-cell office:value-type="float" office:value="-0.000132125724" calcext:value-type="float">
            <text:p>-0,000132125724</text:p>
          </table:table-cell>
          <table:table-cell office:value-type="float" office:value="-0.000117387415" calcext:value-type="float">
            <text:p>-0,000117387415</text:p>
          </table:table-cell>
          <table:table-cell office:value-type="float" office:value="-0.000105106746" calcext:value-type="float">
            <text:p>-0,000105106746</text:p>
          </table:table-cell>
          <table:table-cell table:style-name="ce2" office:value-type="float" office:value="-0.000094536302" calcext:value-type="float">
            <text:p>-9,45E-05</text:p>
          </table:table-cell>
          <table:table-cell table:style-name="ce2" office:value-type="float" office:value="-0.000085618994" calcext:value-type="float">
            <text:p>-8,56E-05</text:p>
          </table:table-cell>
          <table:table-cell table:style-name="ce2" office:value-type="float" office:value="-0.000077727863" calcext:value-type="float">
            <text:p>-7,77E-05</text:p>
          </table:table-cell>
          <table:table-cell table:style-name="ce2" office:value-type="float" office:value="-0.000070969671" calcext:value-type="float">
            <text:p>-7,10E-05</text:p>
          </table:table-cell>
          <table:table-cell office:value-type="float" office:value="0.02787261275487" calcext:value-type="float">
            <text:p>0,02787261275487</text:p>
          </table:table-cell>
          <table:table-cell office:value-type="float" office:value="0.0278728360174013" calcext:value-type="float">
            <text:p>0,027872836017401</text:p>
          </table:table-cell>
          <table:table-cell office:value-type="float" office:value="0.027873023035796" calcext:value-type="float">
            <text:p>0,027873023035796</text:p>
          </table:table-cell>
          <table:table-cell office:value-type="float" office:value="0.0278731814338888" calcext:value-type="float">
            <text:p>0,027873181433889</text:p>
          </table:table-cell>
          <table:table-cell office:value-type="float" office:value="0.0278733165934583" calcext:value-type="float">
            <text:p>0,027873316593458</text:p>
          </table:table-cell>
          <table:table-cell office:value-type="float" office:value="0.0278734330307119" calcext:value-type="float">
            <text:p>0,027873433030712</text:p>
          </table:table-cell>
          <table:table-cell office:value-type="float" office:value="0.0278735338184798" calcext:value-type="float">
            <text:p>0,02787353381848</text:p>
          </table:table-cell>
          <table:table-cell office:value-type="float" office:value="0.0278736217520075" calcext:value-type="float">
            <text:p>0,027873621752008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1.95" calcext:value-type="float">
            <text:p>1,95</text:p>
          </table:table-cell>
          <table:table-cell office:value-type="float" office:value="0.030226675" calcext:value-type="float">
            <text:p>0,030226675</text:p>
          </table:table-cell>
          <table:table-cell table:formula="of:=AVERAGE([.E214:.F214])" office:value-type="float" office:value="-0.0000870462156754601" calcext:value-type="float">
            <text:p>-8,70462156754601E-05</text:p>
          </table:table-cell>
          <table:table-cell office:value-type="float" office:value="-0.0000940924313509202" calcext:value-type="float">
            <text:p>-9,41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 office:value-type="float" office:value="-0.000124613414" calcext:value-type="float">
            <text:p>-0,000124613414</text:p>
          </table:table-cell>
          <table:table-cell office:value-type="float" office:value="-0.000110715265" calcext:value-type="float">
            <text:p>-0,000110715265</text:p>
          </table:table-cell>
          <table:table-cell table:style-name="ce2" office:value-type="float" office:value="-0.000099128997" calcext:value-type="float">
            <text:p>-9,91E-05</text:p>
          </table:table-cell>
          <table:table-cell table:style-name="ce2" office:value-type="float" office:value="-0.000089162229" calcext:value-type="float">
            <text:p>-8,92E-05</text:p>
          </table:table-cell>
          <table:table-cell table:style-name="ce2" office:value-type="float" office:value="-0.000080747891" calcext:value-type="float">
            <text:p>-8,07E-05</text:p>
          </table:table-cell>
          <table:table-cell table:style-name="ce2" office:value-type="float" office:value="-0.000073310274" calcext:value-type="float">
            <text:p>-7,33E-05</text:p>
          </table:table-cell>
          <table:table-cell table:style-name="ce2" office:value-type="float" office:value="-0.000067051522" calcext:value-type="float">
            <text:p>-6,71E-05</text:p>
          </table:table-cell>
          <table:table-cell office:value-type="float" office:value="0.0302260797048656" calcext:value-type="float">
            <text:p>0,030226079704866</text:p>
          </table:table-cell>
          <table:table-cell office:value-type="float" office:value="0.0302263080529118" calcext:value-type="float">
            <text:p>0,030226308052912</text:p>
          </table:table-cell>
          <table:table-cell office:value-type="float" office:value="0.0302264993349327" calcext:value-type="float">
            <text:p>0,030226499334933</text:p>
          </table:table-cell>
          <table:table-cell office:value-type="float" office:value="0.0302266613382018" calcext:value-type="float">
            <text:p>0,030226661338202</text:p>
          </table:table-cell>
          <table:table-cell office:value-type="float" office:value="0.0302267995778707" calcext:value-type="float">
            <text:p>0,030226799577871</text:p>
          </table:table-cell>
          <table:table-cell office:value-type="float" office:value="0.0302269186627144" calcext:value-type="float">
            <text:p>0,030226918662715</text:p>
          </table:table-cell>
          <table:table-cell office:value-type="float" office:value="0.0302270217486259" calcext:value-type="float">
            <text:p>0,030227021748626</text:p>
          </table:table-cell>
          <table:table-cell office:value-type="float" office:value="0.0302271118421619" calcext:value-type="float">
            <text:p>0,030227111842162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2" calcext:value-type="float">
            <text:p>2</text:p>
          </table:table-cell>
          <table:table-cell office:value-type="float" office:value="0.030813731" calcext:value-type="float">
            <text:p>0,030813731</text:p>
          </table:table-cell>
          <table:table-cell table:formula="of:=AVERAGE([.E215:.F215])" office:value-type="float" office:value="-0.0000858145602592863" calcext:value-type="float">
            <text:p>-8,58145602592863E-05</text:p>
          </table:table-cell>
          <table:table-cell office:value-type="float" office:value="-0.0000916291205185726" calcext:value-type="float">
            <text:p>-9,16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 office:value-type="float" office:value="-0.000121351016" calcext:value-type="float">
            <text:p>-0,000121351016</text:p>
          </table:table-cell>
          <table:table-cell office:value-type="float" office:value="-0.000107816695" calcext:value-type="float">
            <text:p>-0,000107816695</text:p>
          </table:table-cell>
          <table:table-cell table:style-name="ce2" office:value-type="float" office:value="-0.000096533855" calcext:value-type="float">
            <text:p>-9,65E-05</text:p>
          </table:table-cell>
          <table:table-cell table:style-name="ce2" office:value-type="float" office:value="-0.000086827969" calcext:value-type="float">
            <text:p>-8,68E-05</text:p>
          </table:table-cell>
          <table:table-cell table:style-name="ce2" office:value-type="float" office:value="-0.000078634014" calcext:value-type="float">
            <text:p>-7,86E-05</text:p>
          </table:table-cell>
          <table:table-cell table:style-name="ce2" office:value-type="float" office:value="-0.000071391013" calcext:value-type="float">
            <text:p>-7,14E-05</text:p>
          </table:table-cell>
          <table:table-cell table:style-name="ce2" office:value-type="float" office:value="-0.000065296243" calcext:value-type="float">
            <text:p>-6,53E-05</text:p>
          </table:table-cell>
          <table:table-cell office:value-type="float" office:value="0.030813140220738" calcext:value-type="float">
            <text:p>0,030813140220738</text:p>
          </table:table-cell>
          <table:table-cell office:value-type="float" office:value="0.0308133669095144" calcext:value-type="float">
            <text:p>0,030813366909515</text:p>
          </table:table-cell>
          <table:table-cell office:value-type="float" office:value="0.0308135568015179" calcext:value-type="float">
            <text:p>0,030813556801518</text:p>
          </table:table-cell>
          <table:table-cell office:value-type="float" office:value="0.0308137176276681" calcext:value-type="float">
            <text:p>0,030813717627668</text:p>
          </table:table-cell>
          <table:table-cell office:value-type="float" office:value="0.0308138548627987" calcext:value-type="float">
            <text:p>0,030813854862799</text:p>
          </table:table-cell>
          <table:table-cell office:value-type="float" office:value="0.0308139730824278" calcext:value-type="float">
            <text:p>0,030813973082428</text:p>
          </table:table-cell>
          <table:table-cell office:value-type="float" office:value="0.0308140754192242" calcext:value-type="float">
            <text:p>0,030814075419224</text:p>
          </table:table-cell>
          <table:table-cell office:value-type="float" office:value="0.0308141648582274" calcext:value-type="float">
            <text:p>0,030814164858227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2.1" calcext:value-type="float">
            <text:p>2,1</text:p>
          </table:table-cell>
          <table:table-cell office:value-type="float" office:value="0.028467752" calcext:value-type="float">
            <text:p>0,028467752</text:p>
          </table:table-cell>
          <table:table-cell table:formula="of:=AVERAGE([.E216:.F216])" office:value-type="float" office:value="-0.0000858754345903411" calcext:value-type="float">
            <text:p>-8,58754345903411E-05</text:p>
          </table:table-cell>
          <table:table-cell office:value-type="float" office:value="-0.0000917508691806823" calcext:value-type="float">
            <text:p>-9,18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 office:value-type="float" office:value="-0.000121531042" calcext:value-type="float">
            <text:p>-0,000121531042</text:p>
          </table:table-cell>
          <table:table-cell office:value-type="float" office:value="-0.000107971977" calcext:value-type="float">
            <text:p>-0,000107971977</text:p>
          </table:table-cell>
          <table:table-cell table:style-name="ce2" office:value-type="float" office:value="-0.000096680859" calcext:value-type="float">
            <text:p>-9,67E-05</text:p>
          </table:table-cell>
          <table:table-cell table:style-name="ce2" office:value-type="float" office:value="-0.000086954789" calcext:value-type="float">
            <text:p>-8,70E-05</text:p>
          </table:table-cell>
          <table:table-cell table:style-name="ce2" office:value-type="float" office:value="-0.000078757532" calcext:value-type="float">
            <text:p>-7,88E-05</text:p>
          </table:table-cell>
          <table:table-cell table:style-name="ce2" office:value-type="float" office:value="-0.000071493225" calcext:value-type="float">
            <text:p>-7,15E-05</text:p>
          </table:table-cell>
          <table:table-cell table:style-name="ce2" office:value-type="float" office:value="-0.000065277328" calcext:value-type="float">
            <text:p>-6,53E-05</text:p>
          </table:table-cell>
          <table:table-cell office:value-type="float" office:value="0.0284672048345764" calcext:value-type="float">
            <text:p>0,028467204834576</text:p>
          </table:table-cell>
          <table:table-cell office:value-type="float" office:value="0.0284674145752657" calcext:value-type="float">
            <text:p>0,028467414575266</text:p>
          </table:table-cell>
          <table:table-cell office:value-type="float" office:value="0.0284675902626542" calcext:value-type="float">
            <text:p>0,028467590262654</text:p>
          </table:table-cell>
          <table:table-cell office:value-type="float" office:value="0.0284677390706927" calcext:value-type="float">
            <text:p>0,028467739070693</text:p>
          </table:table-cell>
          <table:table-cell office:value-type="float" office:value="0.0284678660427165" calcext:value-type="float">
            <text:p>0,028467866042717</text:p>
          </table:table-cell>
          <table:table-cell office:value-type="float" office:value="0.0284679754333464" calcext:value-type="float">
            <text:p>0,028467975433346</text:p>
          </table:table-cell>
          <table:table-cell office:value-type="float" office:value="0.0284680701141737" calcext:value-type="float">
            <text:p>0,028468070114174</text:p>
          </table:table-cell>
          <table:table-cell office:value-type="float" office:value="0.0284681527198725" calcext:value-type="float">
            <text:p>0,028468152719873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2.2" calcext:value-type="float">
            <text:p>2,2</text:p>
          </table:table-cell>
          <table:table-cell office:value-type="float" office:value="0.023445614" calcext:value-type="float">
            <text:p>0,023445614</text:p>
          </table:table-cell>
          <table:table-cell table:formula="of:=AVERAGE([.E217:.F217])" office:value-type="float" office:value="-0.0000883817408252136" calcext:value-type="float">
            <text:p>-8,83817408252136E-05</text:p>
          </table:table-cell>
          <table:table-cell office:value-type="float" office:value="-0.0000967634816504273" calcext:value-type="float">
            <text:p>-9,68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 office:value-type="float" office:value="-0.000128171844" calcext:value-type="float">
            <text:p>-0,000128171844</text:p>
          </table:table-cell>
          <table:table-cell office:value-type="float" office:value="-0.000113861152" calcext:value-type="float">
            <text:p>-0,000113861152</text:p>
          </table:table-cell>
          <table:table-cell office:value-type="float" office:value="-0.000101972403" calcext:value-type="float">
            <text:p>-0,000101972403</text:p>
          </table:table-cell>
          <table:table-cell table:style-name="ce2" office:value-type="float" office:value="-0.000091701606" calcext:value-type="float">
            <text:p>-9,17E-05</text:p>
          </table:table-cell>
          <table:table-cell table:style-name="ce2" office:value-type="float" office:value="-0.00008307669" calcext:value-type="float">
            <text:p>-8,31E-05</text:p>
          </table:table-cell>
          <table:table-cell table:style-name="ce2" office:value-type="float" office:value="-0.000075391254" calcext:value-type="float">
            <text:p>-7,54E-05</text:p>
          </table:table-cell>
          <table:table-cell table:style-name="ce2" office:value-type="float" office:value="-0.00006883725" calcext:value-type="float">
            <text:p>-6,88E-05</text:p>
          </table:table-cell>
          <table:table-cell office:value-type="float" office:value="0.0234451390656314" calcext:value-type="float">
            <text:p>0,023445139065632</text:p>
          </table:table-cell>
          <table:table-cell office:value-type="float" office:value="0.0234453212437338" calcext:value-type="float">
            <text:p>0,023445321243734</text:p>
          </table:table-cell>
          <table:table-cell office:value-type="float" office:value="0.0234454738292613" calcext:value-type="float">
            <text:p>0,023445473829261</text:p>
          </table:table-cell>
          <table:table-cell office:value-type="float" office:value="0.0234456030930597" calcext:value-type="float">
            <text:p>0,02344560309306</text:p>
          </table:table-cell>
          <table:table-cell office:value-type="float" office:value="0.0234457133738746" calcext:value-type="float">
            <text:p>0,023445713373875</text:p>
          </table:table-cell>
          <table:table-cell office:value-type="float" office:value="0.0234458084071717" calcext:value-type="float">
            <text:p>0,023445808407172</text:p>
          </table:table-cell>
          <table:table-cell office:value-type="float" office:value="0.023445890636509" calcext:value-type="float">
            <text:p>0,023445890636509</text:p>
          </table:table-cell>
          <table:table-cell office:value-type="float" office:value="0.0234459623795689" calcext:value-type="float">
            <text:p>0,023445962379569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2.25" calcext:value-type="float">
            <text:p>2,25</text:p>
          </table:table-cell>
          <table:table-cell office:value-type="float" office:value="0.020439364" calcext:value-type="float">
            <text:p>0,020439364</text:p>
          </table:table-cell>
          <table:table-cell table:formula="of:=AVERAGE([.E218:.F218])" office:value-type="float" office:value="-0.0000956734920315378" calcext:value-type="float">
            <text:p>-9,56734920315378E-05</text:p>
          </table:table-cell>
          <table:table-cell table:style-name="Default" office:value-type="float" office:value="-0.000101346984063076" calcext:value-type="float">
            <text:p>-0,000101346984063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0" calcext:value-type="float">
            <text:p>0</text:p>
          </table:table-cell>
          <table:table-cell office:value-type="float" office:value="-0.000134244048" calcext:value-type="float">
            <text:p>-0,000134244048</text:p>
          </table:table-cell>
          <table:table-cell office:value-type="float" office:value="-0.000119247154" calcext:value-type="float">
            <text:p>-0,000119247154</text:p>
          </table:table-cell>
          <table:table-cell office:value-type="float" office:value="-0.000106668373" calcext:value-type="float">
            <text:p>-0,000106668373</text:p>
          </table:table-cell>
          <table:table-cell table:style-name="ce2" office:value-type="float" office:value="-0.000096191722" calcext:value-type="float">
            <text:p>-9,62E-05</text:p>
          </table:table-cell>
          <table:table-cell table:style-name="ce2" office:value-type="float" office:value="-0.000087024452" calcext:value-type="float">
            <text:p>-8,70E-05</text:p>
          </table:table-cell>
          <table:table-cell table:style-name="ce2" office:value-type="float" office:value="-0.000078956361" calcext:value-type="float">
            <text:p>-7,90E-05</text:p>
          </table:table-cell>
          <table:table-cell table:style-name="ce2" office:value-type="float" office:value="-0.000072093051" calcext:value-type="float">
            <text:p>-7,21E-05</text:p>
          </table:table-cell>
          <table:table-cell office:value-type="float" office:value="0.0204389306730367" calcext:value-type="float">
            <text:p>0,020438930673037</text:p>
          </table:table-cell>
          <table:table-cell office:value-type="float" office:value="0.0204390970158408" calcext:value-type="float">
            <text:p>0,020439097015841</text:p>
          </table:table-cell>
          <table:table-cell office:value-type="float" office:value="0.0204392363287551" calcext:value-type="float">
            <text:p>0,020439236328755</text:p>
          </table:table-cell>
          <table:table-cell office:value-type="float" office:value="0.0204393542075371" calcext:value-type="float">
            <text:p>0,020439354207537</text:p>
          </table:table-cell>
          <table:table-cell office:value-type="float" office:value="0.0204394550553614" calcext:value-type="float">
            <text:p>0,020439455055361</text:p>
          </table:table-cell>
          <table:table-cell office:value-type="float" office:value="0.0204395418401897" calcext:value-type="float">
            <text:p>0,02043954184019</text:p>
          </table:table-cell>
          <table:table-cell office:value-type="float" office:value="0.0204396169158107" calcext:value-type="float">
            <text:p>0,020439616915811</text:p>
          </table:table-cell>
          <table:table-cell office:value-type="float" office:value="0.0204396824180035" calcext:value-type="float">
            <text:p>0,020439682418004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2.5" calcext:value-type="float">
            <text:p>2,5</text:p>
          </table:table-cell>
          <table:table-cell office:value-type="float" office:value="0.045697036" calcext:value-type="float">
            <text:p>0,045697036</text:p>
          </table:table-cell>
          <table:table-cell table:style-name="ce1" table:formula="of:=AVERAGE([.E219:.F219])" office:value-type="float" office:value="4.86070105935036" calcext:value-type="float">
            <text:p>4,86070105935036</text:p>
          </table:table-cell>
          <table:table-cell table:style-name="ce3" office:value-type="float" office:value="8.10575211870071" calcext:value-type="float">
            <text:p>8,10575211870071</text:p>
          </table:table-cell>
          <table:table-cell office:value-type="float" office:value="1.61565" calcext:value-type="float">
            <text:p>1,61565</text:p>
          </table:table-cell>
          <table:table-cell office:value-type="float" office:value="0" calcext:value-type="float">
            <text:p>0</text:p>
          </table:table-cell>
          <table:table-cell office:value-type="float" office:value="12.327615552647" calcext:value-type="float">
            <text:p>12,327615552647</text:p>
          </table:table-cell>
          <table:table-cell office:value-type="float" office:value="38.390014883936" calcext:value-type="float">
            <text:p>38,390014883936</text:p>
          </table:table-cell>
          <table:table-cell office:value-type="float" office:value="-0.000231541585" calcext:value-type="float">
            <text:p>-0,000231541585</text:p>
          </table:table-cell>
          <table:table-cell office:value-type="float" office:value="-57.350354793362" calcext:value-type="float">
            <text:p>-57,350354793362</text:p>
          </table:table-cell>
          <table:table-cell office:value-type="float" office:value="15.317902790931" calcext:value-type="float">
            <text:p>15,317902790931</text:p>
          </table:table-cell>
          <table:table-cell office:value-type="float" office:value="-16.06561777932" calcext:value-type="float">
            <text:p>-16,06561777932</text:p>
          </table:table-cell>
          <table:table-cell office:value-type="float" office:value="66.17653303784" calcext:value-type="float">
            <text:p>66,17653303784</text:p>
          </table:table-cell>
          <table:table-cell office:value-type="float" office:value="0.0890421434503027" calcext:value-type="float">
            <text:p>0,089042143450303</text:p>
          </table:table-cell>
          <table:table-cell office:value-type="float" office:value="0.0421718420694114" calcext:value-type="float">
            <text:p>0,042171842069411</text:p>
          </table:table-cell>
          <table:table-cell office:value-type="float" office:value="0.00469942608052868" calcext:value-type="float">
            <text:p>0,004699426080529</text:p>
          </table:table-cell>
          <table:table-cell office:value-type="float" office:value="0.00469948491211969" calcext:value-type="float">
            <text:p>0,00469948491212</text:p>
          </table:table-cell>
          <table:table-cell office:value-type="float" office:value="0.0890449716180359" calcext:value-type="float">
            <text:p>0,089044971618036</text:p>
          </table:table-cell>
          <table:table-cell office:value-type="float" office:value="0.0421729301379643" calcext:value-type="float">
            <text:p>0,042172930137964</text:p>
          </table:table-cell>
          <table:table-cell office:value-type="float" office:value="0.089045844118532" calcext:value-type="float">
            <text:p>0,089045844118532</text:p>
          </table:table-cell>
          <table:table-cell office:value-type="float" office:value="0.00469964890663024" calcext:value-type="float">
            <text:p>0,00469964890663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2.75" calcext:value-type="float">
            <text:p>2,75</text:p>
          </table:table-cell>
          <table:table-cell office:value-type="float" office:value="0.010123813" calcext:value-type="float">
            <text:p>0,010123813</text:p>
          </table:table-cell>
          <table:table-cell table:formula="of:=AVERAGE([.E220:.F220])" office:value-type="float" office:value="-0.000011554000727379" calcext:value-type="float">
            <text:p>-1,1554000727379E-05</text:p>
          </table:table-cell>
          <table:table-cell office:value-type="float" office:value="-0.0000131080014547579" calcext:value-type="float">
            <text:p>-1,31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7344889" calcext:value-type="float">
            <text:p>-1,73E-05</text:p>
          </table:table-cell>
          <table:table-cell table:style-name="ce2" office:value-type="float" office:value="-0.000015560029" calcext:value-type="float">
            <text:p>-1,56E-05</text:p>
          </table:table-cell>
          <table:table-cell table:style-name="ce2" office:value-type="float" office:value="-0.000013954179" calcext:value-type="float">
            <text:p>-1,40E-05</text:p>
          </table:table-cell>
          <table:table-cell table:style-name="ce2" office:value-type="float" office:value="-0.000012178603" calcext:value-type="float">
            <text:p>-1,22E-05</text:p>
          </table:table-cell>
          <table:table-cell table:style-name="ce2" office:value-type="float" office:value="-0.000011028166" calcext:value-type="float">
            <text:p>-1,10E-05</text:p>
          </table:table-cell>
          <table:table-cell table:style-name="ce2" office:value-type="float" office:value="-0.000010322051" calcext:value-type="float">
            <text:p>-1,03E-05</text:p>
          </table:table-cell>
          <table:table-cell table:style-name="ce2" office:value-type="float" office:value="-0.000009418288" calcext:value-type="float">
            <text:p>-9,42E-06</text:p>
          </table:table-cell>
          <table:table-cell office:value-type="float" office:value="0.0101237853551182" calcext:value-type="float">
            <text:p>0,010123785355118</text:p>
          </table:table-cell>
          <table:table-cell office:value-type="float" office:value="0.0101237960005607" calcext:value-type="float">
            <text:p>0,010123796000561</text:p>
          </table:table-cell>
          <table:table-cell office:value-type="float" office:value="0.0101238050045331" calcext:value-type="float">
            <text:p>0,010123805004533</text:p>
          </table:table-cell>
          <table:table-cell office:value-type="float" office:value="0.0101238126425793" calcext:value-type="float">
            <text:p>0,010123812642579</text:p>
          </table:table-cell>
          <table:table-cell office:value-type="float" office:value="0.0101238189667314" calcext:value-type="float">
            <text:p>0,010123818966731</text:p>
          </table:table-cell>
          <table:table-cell office:value-type="float" office:value="0.0101238244140157" calcext:value-type="float">
            <text:p>0,010123824414016</text:p>
          </table:table-cell>
          <table:table-cell office:value-type="float" office:value="0.0101238292752947" calcext:value-type="float">
            <text:p>0,010123829275295</text:p>
          </table:table-cell>
          <table:table-cell office:value-type="float" office:value="0.0101238335137329" calcext:value-type="float">
            <text:p>0,010123833513733</text:p>
          </table:table-cell>
        </table:table-row>
        <table:table-row table:style-name="ro1" table:visibility="filter">
          <table:table-cell office:value-type="string" calcext:value-type="string">
            <text:p>adf-4-z0</text:p>
          </table:table-cell>
          <table:table-cell office:value-type="float" office:value="3" calcext:value-type="float">
            <text:p>3</text:p>
          </table:table-cell>
          <table:table-cell office:value-type="float" office:value="0.014524642" calcext:value-type="float">
            <text:p>0,014524642</text:p>
          </table:table-cell>
          <table:table-cell table:formula="of:=AVERAGE([.E221:.F221])" office:value-type="float" office:value="-0.000225361037921438" calcext:value-type="float">
            <text:p>-0,000225361037921</text:p>
          </table:table-cell>
          <table:table-cell table:style-name="Default" office:value-type="float" office:value="-0.000240722075842876" calcext:value-type="float">
            <text:p>-0,000240722075843</text:p>
          </table:table-cell>
          <table:table-cell office:value-type="float" office:value="-0.00021" calcext:value-type="float">
            <text:p>-0,00021</text:p>
          </table:table-cell>
          <table:table-cell office:value-type="float" office:value="0" calcext:value-type="float">
            <text:p>0</text:p>
          </table:table-cell>
          <table:table-cell office:value-type="float" office:value="-0.000318819366" calcext:value-type="float">
            <text:p>-0,000318819366</text:p>
          </table:table-cell>
          <table:table-cell office:value-type="float" office:value="-0.000283277129" calcext:value-type="float">
            <text:p>-0,000283277129</text:p>
          </table:table-cell>
          <table:table-cell office:value-type="float" office:value="-0.000253601417" calcext:value-type="float">
            <text:p>-0,000253601417</text:p>
          </table:table-cell>
          <table:table-cell office:value-type="float" office:value="-0.00022811673" calcext:value-type="float">
            <text:p>-0,00022811673</text:p>
          </table:table-cell>
          <table:table-cell office:value-type="float" office:value="-0.000206552062" calcext:value-type="float">
            <text:p>-0,000206552062</text:p>
          </table:table-cell>
          <table:table-cell office:value-type="float" office:value="-0.000187570083" calcext:value-type="float">
            <text:p>-0,000187570083</text:p>
          </table:table-cell>
          <table:table-cell office:value-type="float" office:value="-0.000171501279" calcext:value-type="float">
            <text:p>-0,000171501279</text:p>
          </table:table-cell>
          <table:table-cell office:value-type="float" office:value="0.014523909691564" calcext:value-type="float">
            <text:p>0,014523909691564</text:p>
          </table:table-cell>
          <table:table-cell office:value-type="float" office:value="0.0145241904168114" calcext:value-type="float">
            <text:p>0,014524190416811</text:p>
          </table:table-cell>
          <table:table-cell office:value-type="float" office:value="0.0145244255896336" calcext:value-type="float">
            <text:p>0,014524425589634</text:p>
          </table:table-cell>
          <table:table-cell office:value-type="float" office:value="0.0145246247430083" calcext:value-type="float">
            <text:p>0,014524624743008</text:p>
          </table:table-cell>
          <table:table-cell office:value-type="float" office:value="0.0145247946945831" calcext:value-type="float">
            <text:p>0,014524794694583</text:p>
          </table:table-cell>
          <table:table-cell office:value-type="float" office:value="0.014524941071975" calcext:value-type="float">
            <text:p>0,014524941071975</text:p>
          </table:table-cell>
          <table:table-cell office:value-type="float" office:value="0.0145250678137242" calcext:value-type="float">
            <text:p>0,014525067813724</text:p>
          </table:table-cell>
          <table:table-cell office:value-type="float" office:value="0.0145251785464966" calcext:value-type="float">
            <text:p>0,014525178546497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" calcext:value-type="float">
            <text:p>1</text:p>
          </table:table-cell>
          <table:table-cell office:value-type="float" office:value="0.598632811" calcext:value-type="float">
            <text:p>0,598632811</text:p>
          </table:table-cell>
          <table:table-cell table:formula="of:=AVERAGE([.E222:.F222])" office:value-type="float" office:value="-0.000000000395368021080148" calcext:value-type="float">
            <text:p>-3,95368021080148E-10</text:p>
          </table:table-cell>
          <table:table-cell office:value-type="float" office:value="-0.000000000790736042160296" calcext:value-type="float">
            <text:p>-7,91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0648" calcext:value-type="float">
            <text:p>-6,48E-10</text:p>
          </table:table-cell>
          <table:table-cell table:style-name="ce2" office:value-type="float" office:value="-0.00000000305" calcext:value-type="float">
            <text:p>-3,05E-09</text:p>
          </table:table-cell>
          <table:table-cell table:style-name="ce2" office:value-type="float" office:value="-0.000000003077" calcext:value-type="float">
            <text:p>-3,08E-09</text:p>
          </table:table-cell>
          <table:table-cell table:style-name="ce2" office:value-type="float" office:value="0.000000003526" calcext:value-type="float">
            <text:p>3,53E-09</text:p>
          </table:table-cell>
          <table:table-cell table:style-name="ce2" office:value-type="float" office:value="0.000000002473" calcext:value-type="float">
            <text:p>2,47E-09</text:p>
          </table:table-cell>
          <table:table-cell table:style-name="ce2" office:value-type="float" office:value="-0.000000002272" calcext:value-type="float">
            <text:p>-2,27E-09</text:p>
          </table:table-cell>
          <table:table-cell table:style-name="ce2" office:value-type="float" office:value="-0.000000002314" calcext:value-type="float">
            <text:p>-2,31E-09</text:p>
          </table:table-cell>
          <table:table-cell office:value-type="float" office:value="0.598632811230414" calcext:value-type="float">
            <text:p>0,598632811230414</text:p>
          </table:table-cell>
          <table:table-cell office:value-type="float" office:value="0.598632811253918" calcext:value-type="float">
            <text:p>0,598632811253918</text:p>
          </table:table-cell>
          <table:table-cell office:value-type="float" office:value="0.598632811358265" calcext:value-type="float">
            <text:p>0,598632811358265</text:p>
          </table:table-cell>
          <table:table-cell office:value-type="float" office:value="0.598632811457848" calcext:value-type="float">
            <text:p>0,598632811457848</text:p>
          </table:table-cell>
          <table:table-cell office:value-type="float" office:value="0.598632811349579" calcext:value-type="float">
            <text:p>0,598632811349579</text:p>
          </table:table-cell>
          <table:table-cell office:value-type="float" office:value="0.59863281127734" calcext:value-type="float">
            <text:p>0,59863281127734</text:p>
          </table:table-cell>
          <table:table-cell office:value-type="float" office:value="0.598632811340616" calcext:value-type="float">
            <text:p>0,598632811340616</text:p>
          </table:table-cell>
          <table:table-cell office:value-type="float" office:value="0.598632811402199" calcext:value-type="float">
            <text:p>0,598632811402199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1" calcext:value-type="float">
            <text:p>1,1</text:p>
          </table:table-cell>
          <table:table-cell office:value-type="float" office:value="0.537873871" calcext:value-type="float">
            <text:p>0,537873871</text:p>
          </table:table-cell>
          <table:table-cell table:formula="of:=AVERAGE([.E223:.F223])" office:value-type="float" office:value="-0.00000000043923263891034" calcext:value-type="float">
            <text:p>-4,3923263891034E-10</text:p>
          </table:table-cell>
          <table:table-cell office:value-type="float" office:value="-0.00000000087846527782068" calcext:value-type="float">
            <text:p>-8,78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0731" calcext:value-type="float">
            <text:p>-7,31E-10</text:p>
          </table:table-cell>
          <table:table-cell table:style-name="ce2" office:value-type="float" office:value="-0.000000003403" calcext:value-type="float">
            <text:p>-3,40E-09</text:p>
          </table:table-cell>
          <table:table-cell table:style-name="ce2" office:value-type="float" office:value="-0.000000003456" calcext:value-type="float">
            <text:p>-3,46E-09</text:p>
          </table:table-cell>
          <table:table-cell table:style-name="ce2" office:value-type="float" office:value="0.000000003923" calcext:value-type="float">
            <text:p>3,92E-09</text:p>
          </table:table-cell>
          <table:table-cell table:style-name="ce2" office:value-type="float" office:value="0.000000002812" calcext:value-type="float">
            <text:p>2,81E-09</text:p>
          </table:table-cell>
          <table:table-cell table:style-name="ce2" office:value-type="float" office:value="-0.000000002542" calcext:value-type="float">
            <text:p>-2,54E-09</text:p>
          </table:table-cell>
          <table:table-cell table:style-name="ce2" office:value-type="float" office:value="-0.000000002549" calcext:value-type="float">
            <text:p>-2,55E-09</text:p>
          </table:table-cell>
          <table:table-cell office:value-type="float" office:value="0.537873870979332" calcext:value-type="float">
            <text:p>0,537873870979332</text:p>
          </table:table-cell>
          <table:table-cell office:value-type="float" office:value="0.537873871003155" calcext:value-type="float">
            <text:p>0,537873871003155</text:p>
          </table:table-cell>
          <table:table-cell office:value-type="float" office:value="0.537873871107781" calcext:value-type="float">
            <text:p>0,537873871107781</text:p>
          </table:table-cell>
          <table:table-cell office:value-type="float" office:value="0.537873871208281" calcext:value-type="float">
            <text:p>0,537873871208281</text:p>
          </table:table-cell>
          <table:table-cell office:value-type="float" office:value="0.537873871100058" calcext:value-type="float">
            <text:p>0,537873871100058</text:p>
          </table:table-cell>
          <table:table-cell office:value-type="float" office:value="0.53787387102627" calcext:value-type="float">
            <text:p>0,53787387102627</text:p>
          </table:table-cell>
          <table:table-cell office:value-type="float" office:value="0.537873871089865" calcext:value-type="float">
            <text:p>0,537873871089865</text:p>
          </table:table-cell>
          <table:table-cell office:value-type="float" office:value="0.537873871150806" calcext:value-type="float">
            <text:p>0,537873871150806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2" calcext:value-type="float">
            <text:p>1,2</text:p>
          </table:table-cell>
          <table:table-cell office:value-type="float" office:value="0.474435687" calcext:value-type="float">
            <text:p>0,474435687</text:p>
          </table:table-cell>
          <table:table-cell table:formula="of:=AVERAGE([.E224:.F224])" office:value-type="float" office:value="-0.000000000482517832496608" calcext:value-type="float">
            <text:p>-4,82517832496608E-10</text:p>
          </table:table-cell>
          <table:table-cell office:value-type="float" office:value="-0.000000000965035664993215" calcext:value-type="float">
            <text:p>-9,65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0815" calcext:value-type="float">
            <text:p>-8,15E-10</text:p>
          </table:table-cell>
          <table:table-cell table:style-name="ce2" office:value-type="float" office:value="-0.000000003756" calcext:value-type="float">
            <text:p>-3,76E-09</text:p>
          </table:table-cell>
          <table:table-cell table:style-name="ce2" office:value-type="float" office:value="0.000000002032" calcext:value-type="float">
            <text:p>2,03E-09</text:p>
          </table:table-cell>
          <table:table-cell table:style-name="ce2" office:value-type="float" office:value="-0.000000001873" calcext:value-type="float">
            <text:p>-1,87E-09</text:p>
          </table:table-cell>
          <table:table-cell table:style-name="ce2" office:value-type="float" office:value="0.000000003161" calcext:value-type="float">
            <text:p>3,16E-09</text:p>
          </table:table-cell>
          <table:table-cell table:style-name="ce2" office:value-type="float" office:value="-0.000000002811" calcext:value-type="float">
            <text:p>-2,81E-09</text:p>
          </table:table-cell>
          <table:table-cell table:style-name="ce2" office:value-type="float" office:value="-0.000000002775" calcext:value-type="float">
            <text:p>-2,78E-09</text:p>
          </table:table-cell>
          <table:table-cell office:value-type="float" office:value="0.474435687298868" calcext:value-type="float">
            <text:p>0,474435687298868</text:p>
          </table:table-cell>
          <table:table-cell office:value-type="float" office:value="0.474435687322315" calcext:value-type="float">
            <text:p>0,474435687322315</text:p>
          </table:table-cell>
          <table:table-cell office:value-type="float" office:value="0.474435687424165" calcext:value-type="float">
            <text:p>0,474435687424165</text:p>
          </table:table-cell>
          <table:table-cell office:value-type="float" office:value="0.474435687372048" calcext:value-type="float">
            <text:p>0,474435687372048</text:p>
          </table:table-cell>
          <table:table-cell office:value-type="float" office:value="0.474435687417629" calcext:value-type="float">
            <text:p>0,474435687417629</text:p>
          </table:table-cell>
          <table:table-cell office:value-type="float" office:value="0.474435687344451" calcext:value-type="float">
            <text:p>0,474435687344451</text:p>
          </table:table-cell>
          <table:table-cell office:value-type="float" office:value="0.474435687406496" calcext:value-type="float">
            <text:p>0,474435687406496</text:p>
          </table:table-cell>
          <table:table-cell office:value-type="float" office:value="0.474435687465023" calcext:value-type="float">
            <text:p>0,474435687465023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25" calcext:value-type="float">
            <text:p>1,25</text:p>
          </table:table-cell>
          <table:table-cell office:value-type="float" office:value="0.444699999" calcext:value-type="float">
            <text:p>0,444699999</text:p>
          </table:table-cell>
          <table:table-cell table:formula="of:=AVERAGE([.E225:.F225])" office:value-type="float" office:value="-0.000000000539190051122635" calcext:value-type="float">
            <text:p>-5,39190051122635E-10</text:p>
          </table:table-cell>
          <table:table-cell office:value-type="float" office:value="-0.00000000107838010224527" calcext:value-type="float">
            <text:p>-1,08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0926" calcext:value-type="float">
            <text:p>-9,26E-10</text:p>
          </table:table-cell>
          <table:table-cell table:style-name="ce2" office:value-type="float" office:value="-0.000000004217" calcext:value-type="float">
            <text:p>-4,22E-09</text:p>
          </table:table-cell>
          <table:table-cell table:style-name="ce2" office:value-type="float" office:value="-0.00000000434" calcext:value-type="float">
            <text:p>-4,34E-09</text:p>
          </table:table-cell>
          <table:table-cell table:style-name="ce2" office:value-type="float" office:value="-0.000000001828" calcext:value-type="float">
            <text:p>-1,83E-09</text:p>
          </table:table-cell>
          <table:table-cell table:style-name="ce2" office:value-type="float" office:value="0.000000003086" calcext:value-type="float">
            <text:p>3,09E-09</text:p>
          </table:table-cell>
          <table:table-cell table:style-name="ce2" office:value-type="float" office:value="-0.000000002744" calcext:value-type="float">
            <text:p>-2,74E-09</text:p>
          </table:table-cell>
          <table:table-cell table:style-name="ce2" office:value-type="float" office:value="0.000000004754" calcext:value-type="float">
            <text:p>4,75E-09</text:p>
          </table:table-cell>
          <table:table-cell office:value-type="float" office:value="0.44469999869783" calcext:value-type="float">
            <text:p>0,44469999869783</text:p>
          </table:table-cell>
          <table:table-cell office:value-type="float" office:value="0.44469999872279" calcext:value-type="float">
            <text:p>0,44469999872279</text:p>
          </table:table-cell>
          <table:table-cell office:value-type="float" office:value="0.444699998829967" calcext:value-type="float">
            <text:p>0,444699998829967</text:p>
          </table:table-cell>
          <table:table-cell office:value-type="float" office:value="0.444699998934323" calcext:value-type="float">
            <text:p>0,444699998934323</text:p>
          </table:table-cell>
          <table:table-cell office:value-type="float" office:value="0.444699998976025" calcext:value-type="float">
            <text:p>0,444699998976025</text:p>
          </table:table-cell>
          <table:table-cell office:value-type="float" office:value="0.444699998909077" calcext:value-type="float">
            <text:p>0,444699998909077</text:p>
          </table:table-cell>
          <table:table-cell office:value-type="float" office:value="0.444699998965841" calcext:value-type="float">
            <text:p>0,444699998965841</text:p>
          </table:table-cell>
          <table:table-cell office:value-type="float" office:value="0.444699998871863" calcext:value-type="float">
            <text:p>0,444699998871863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3" calcext:value-type="float">
            <text:p>1,3</text:p>
          </table:table-cell>
          <table:table-cell office:value-type="float" office:value="0.41686855" calcext:value-type="float">
            <text:p>0,41686855</text:p>
          </table:table-cell>
          <table:table-cell table:formula="of:=AVERAGE([.E226:.F226])" office:value-type="float" office:value="-0.000000000525112856550838" calcext:value-type="float">
            <text:p>-5,25112856550838E-10</text:p>
          </table:table-cell>
          <table:table-cell office:value-type="float" office:value="-0.00000000105022571310168" calcext:value-type="float">
            <text:p>-1,05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0901" calcext:value-type="float">
            <text:p>-9,01E-10</text:p>
          </table:table-cell>
          <table:table-cell table:style-name="ce2" office:value-type="float" office:value="-0.000000004107" calcext:value-type="float">
            <text:p>-4,11E-09</text:p>
          </table:table-cell>
          <table:table-cell table:style-name="ce2" office:value-type="float" office:value="0.000000002183" calcext:value-type="float">
            <text:p>2,18E-09</text:p>
          </table:table-cell>
          <table:table-cell table:style-name="ce2" office:value-type="float" office:value="-0.000000002052" calcext:value-type="float">
            <text:p>-2,05E-09</text:p>
          </table:table-cell>
          <table:table-cell table:style-name="ce2" office:value-type="float" office:value="0.000000003522" calcext:value-type="float">
            <text:p>3,52E-09</text:p>
          </table:table-cell>
          <table:table-cell table:style-name="ce2" office:value-type="float" office:value="-0.000000003081" calcext:value-type="float">
            <text:p>-3,08E-09</text:p>
          </table:table-cell>
          <table:table-cell table:style-name="ce2" office:value-type="float" office:value="-0.000000002992" calcext:value-type="float">
            <text:p>-2,99E-09</text:p>
          </table:table-cell>
          <table:table-cell office:value-type="float" office:value="0.416868550063168" calcext:value-type="float">
            <text:p>0,416868550063168</text:p>
          </table:table-cell>
          <table:table-cell office:value-type="float" office:value="0.416868550085951" calcext:value-type="float">
            <text:p>0,416868550085951</text:p>
          </table:table-cell>
          <table:table-cell office:value-type="float" office:value="0.4168685501838" calcext:value-type="float">
            <text:p>0,4168685501838</text:p>
          </table:table-cell>
          <table:table-cell office:value-type="float" office:value="0.416868550134597" calcext:value-type="float">
            <text:p>0,416868550134597</text:p>
          </table:table-cell>
          <table:table-cell office:value-type="float" office:value="0.416868550178485" calcext:value-type="float">
            <text:p>0,416868550178485</text:p>
          </table:table-cell>
          <table:table-cell office:value-type="float" office:value="0.41686855010685" calcext:value-type="float">
            <text:p>0,41686855010685</text:p>
          </table:table-cell>
          <table:table-cell office:value-type="float" office:value="0.416868550166599" calcext:value-type="float">
            <text:p>0,416868550166599</text:p>
          </table:table-cell>
          <table:table-cell office:value-type="float" office:value="0.41686855022205" calcext:value-type="float">
            <text:p>0,41686855022205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4" calcext:value-type="float">
            <text:p>1,4</text:p>
          </table:table-cell>
          <table:table-cell office:value-type="float" office:value="0.3673205" calcext:value-type="float">
            <text:p>0,3673205</text:p>
          </table:table-cell>
          <table:table-cell table:formula="of:=AVERAGE([.E227:.F227])" office:value-type="float" office:value="-0.000000000648240508078817" calcext:value-type="float">
            <text:p>-6,48240508078817E-10</text:p>
          </table:table-cell>
          <table:table-cell office:value-type="float" office:value="-0.00000000129648101615763" calcext:value-type="float">
            <text:p>-1,30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115" calcext:value-type="float">
            <text:p>-1,15E-09</text:p>
          </table:table-cell>
          <table:table-cell table:style-name="ce2" office:value-type="float" office:value="-0.00000000512" calcext:value-type="float">
            <text:p>-5,12E-09</text:p>
          </table:table-cell>
          <table:table-cell table:style-name="ce2" office:value-type="float" office:value="-0.000000005344" calcext:value-type="float">
            <text:p>-5,34E-09</text:p>
          </table:table-cell>
          <table:table-cell table:style-name="ce2" office:value-type="float" office:value="-0.000000002229" calcext:value-type="float">
            <text:p>-2,23E-09</text:p>
          </table:table-cell>
          <table:table-cell table:style-name="ce2" office:value-type="float" office:value="0.00000000389" calcext:value-type="float">
            <text:p>3,89E-09</text:p>
          </table:table-cell>
          <table:table-cell table:style-name="ce2" office:value-type="float" office:value="-0.000000003347" calcext:value-type="float">
            <text:p>-3,35E-09</text:p>
          </table:table-cell>
          <table:table-cell table:style-name="ce2" office:value-type="float" office:value="0.000000005874" calcext:value-type="float">
            <text:p>5,87E-09</text:p>
          </table:table-cell>
          <table:table-cell office:value-type="float" office:value="0.367320499918749" calcext:value-type="float">
            <text:p>0,367320499918749</text:p>
          </table:table-cell>
          <table:table-cell office:value-type="float" office:value="0.367320499944365" calcext:value-type="float">
            <text:p>0,367320499944365</text:p>
          </table:table-cell>
          <table:table-cell office:value-type="float" office:value="0.367320500051858" calcext:value-type="float">
            <text:p>0,367320500051858</text:p>
          </table:table-cell>
          <table:table-cell office:value-type="float" office:value="0.367320500157999" calcext:value-type="float">
            <text:p>0,367320500157999</text:p>
          </table:table-cell>
          <table:table-cell office:value-type="float" office:value="0.367320500200002" calcext:value-type="float">
            <text:p>0,367320500200002</text:p>
          </table:table-cell>
          <table:table-cell office:value-type="float" office:value="0.36732050013029" calcext:value-type="float">
            <text:p>0,36732050013029</text:p>
          </table:table-cell>
          <table:table-cell office:value-type="float" office:value="0.367320500187484" calcext:value-type="float">
            <text:p>0,367320500187484</text:p>
          </table:table-cell>
          <table:table-cell office:value-type="float" office:value="0.367320500091573" calcext:value-type="float">
            <text:p>0,367320500091573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5" calcext:value-type="float">
            <text:p>1,5</text:p>
          </table:table-cell>
          <table:table-cell office:value-type="float" office:value="1.057841706" calcext:value-type="float">
            <text:p>1,057841706</text:p>
          </table:table-cell>
          <table:table-cell table:formula="of:=AVERAGE([.E228:.F228])" office:value-type="float" office:value="-2.00927071920316" calcext:value-type="float">
            <text:p>-2,00927071920316</text:p>
          </table:table-cell>
          <table:table-cell office:value-type="float" office:value="-0.0000514384063162202" calcext:value-type="float">
            <text:p>-5,14E-05</text:p>
          </table:table-cell>
          <table:table-cell office:value-type="float" office:value="-4.01849" calcext:value-type="float">
            <text:p>-4,01849</text:p>
          </table:table-cell>
          <table:table-cell office:value-type="float" office:value="0" calcext:value-type="float">
            <text:p>0</text:p>
          </table:table-cell>
          <table:table-cell office:value-type="float" office:value="14.812868771258" calcext:value-type="float">
            <text:p>14,812868771258</text:p>
          </table:table-cell>
          <table:table-cell table:style-name="ce2" office:value-type="float" office:value="-0.000074328163" calcext:value-type="float">
            <text:p>-7,43E-05</text:p>
          </table:table-cell>
          <table:table-cell table:style-name="ce2" office:value-type="float" office:value="-0.000066500545" calcext:value-type="float">
            <text:p>-6,65E-05</text:p>
          </table:table-cell>
          <table:table-cell office:value-type="float" office:value="-17.507741626107" calcext:value-type="float">
            <text:p>-17,507741626107</text:p>
          </table:table-cell>
          <table:table-cell office:value-type="float" office:value="18.405841619481" calcext:value-type="float">
            <text:p>18,405841619481</text:p>
          </table:table-cell>
          <table:table-cell office:value-type="float" office:value="16.938959243001" calcext:value-type="float">
            <text:p>16,938959243001</text:p>
          </table:table-cell>
          <table:table-cell office:value-type="float" office:value="-37.929437009682" calcext:value-type="float">
            <text:p>-37,929437009682</text:p>
          </table:table-cell>
          <table:table-cell office:value-type="float" office:value="1.75765246984206" calcext:value-type="float">
            <text:p>1,75765246984206</text:p>
          </table:table-cell>
          <table:table-cell office:value-type="float" office:value="0.716021222203131" calcext:value-type="float">
            <text:p>0,716021222203131</text:p>
          </table:table-cell>
          <table:table-cell office:value-type="float" office:value="0.716024264211381" calcext:value-type="float">
            <text:p>0,716024264211381</text:p>
          </table:table-cell>
          <table:table-cell office:value-type="float" office:value="0.71602683868102" calcext:value-type="float">
            <text:p>0,71602683868102</text:p>
          </table:table-cell>
          <table:table-cell office:value-type="float" office:value="1.75767535813225" calcext:value-type="float">
            <text:p>1,75767535813225</text:p>
          </table:table-cell>
          <table:table-cell office:value-type="float" office:value="0.716030927920561" calcext:value-type="float">
            <text:p>0,716030927920561</text:p>
          </table:table-cell>
          <table:table-cell office:value-type="float" office:value="0.325617282816948" calcext:value-type="float">
            <text:p>0,325617282816948</text:p>
          </table:table-cell>
          <table:table-cell office:value-type="float" office:value="1.75768528073952" calcext:value-type="float">
            <text:p>1,75768528073952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6" calcext:value-type="float">
            <text:p>1,6</text:p>
          </table:table-cell>
          <table:table-cell office:value-type="float" office:value="1.006660248" calcext:value-type="float">
            <text:p>1,006660248</text:p>
          </table:table-cell>
          <table:table-cell table:formula="of:=AVERAGE([.E229:.F229])" office:value-type="float" office:value="-0.000052968517453116" calcext:value-type="float">
            <text:p>-5,2968517453116E-05</text:p>
          </table:table-cell>
          <table:table-cell office:value-type="float" office:value="-0.000055937034906232" calcext:value-type="float">
            <text:p>-5,59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74091934" calcext:value-type="float">
            <text:p>-7,41E-05</text:p>
          </table:table-cell>
          <table:table-cell table:style-name="ce2" office:value-type="float" office:value="-0.000065850948" calcext:value-type="float">
            <text:p>-6,59E-05</text:p>
          </table:table-cell>
          <table:table-cell table:style-name="ce2" office:value-type="float" office:value="-0.000058918368" calcext:value-type="float">
            <text:p>-5,89E-05</text:p>
          </table:table-cell>
          <table:table-cell table:style-name="ce2" office:value-type="float" office:value="-0.000053023058" calcext:value-type="float">
            <text:p>-5,30E-05</text:p>
          </table:table-cell>
          <table:table-cell table:style-name="ce2" office:value-type="float" office:value="-0.000047969171" calcext:value-type="float">
            <text:p>-4,80E-05</text:p>
          </table:table-cell>
          <table:table-cell table:style-name="ce2" office:value-type="float" office:value="-0.000043608953" calcext:value-type="float">
            <text:p>-4,36E-05</text:p>
          </table:table-cell>
          <table:table-cell table:style-name="ce2" office:value-type="float" office:value="-0.000039812446" calcext:value-type="float">
            <text:p>-3,98E-05</text:p>
          </table:table-cell>
          <table:table-cell office:value-type="float" office:value="1.00664845986803" calcext:value-type="float">
            <text:p>1,00664845986803</text:p>
          </table:table-cell>
          <table:table-cell office:value-type="float" office:value="1.0066529815372" calcext:value-type="float">
            <text:p>1,0066529815372</text:p>
          </table:table-cell>
          <table:table-cell office:value-type="float" office:value="1.00665677052146" calcext:value-type="float">
            <text:p>1,00665677052146</text:p>
          </table:table-cell>
          <table:table-cell office:value-type="float" office:value="1.00665997728449" calcext:value-type="float">
            <text:p>1,00665997728449</text:p>
          </table:table-cell>
          <table:table-cell office:value-type="float" office:value="1.00666271512886" calcext:value-type="float">
            <text:p>1,00666271512886</text:p>
          </table:table-cell>
          <table:table-cell office:value-type="float" office:value="1.00666507114893" calcext:value-type="float">
            <text:p>1,00666507114893</text:p>
          </table:table-cell>
          <table:table-cell office:value-type="float" office:value="1.00666711336152" calcext:value-type="float">
            <text:p>1,00666711336152</text:p>
          </table:table-cell>
          <table:table-cell office:value-type="float" office:value="1.00666889489549" calcext:value-type="float">
            <text:p>1,00666889489549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7" calcext:value-type="float">
            <text:p>1,7</text:p>
          </table:table-cell>
          <table:table-cell office:value-type="float" office:value="0.525497576" calcext:value-type="float">
            <text:p>0,525497576</text:p>
          </table:table-cell>
          <table:table-cell table:formula="of:=AVERAGE([.E230:.F230])" office:value-type="float" office:value="-0.0000625139300112358" calcext:value-type="float">
            <text:p>-6,25139300112358E-05</text:p>
          </table:table-cell>
          <table:table-cell office:value-type="float" office:value="-0.0000650278600224716" calcext:value-type="float">
            <text:p>-6,50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86135302" calcext:value-type="float">
            <text:p>-8,61E-05</text:p>
          </table:table-cell>
          <table:table-cell table:style-name="ce2" office:value-type="float" office:value="-0.000076551819" calcext:value-type="float">
            <text:p>-7,66E-05</text:p>
          </table:table-cell>
          <table:table-cell table:style-name="ce2" office:value-type="float" office:value="-0.00006849476" calcext:value-type="float">
            <text:p>-6,85E-05</text:p>
          </table:table-cell>
          <table:table-cell table:style-name="ce2" office:value-type="float" office:value="-0.000061640606" calcext:value-type="float">
            <text:p>-6,16E-05</text:p>
          </table:table-cell>
          <table:table-cell table:style-name="ce2" office:value-type="float" office:value="-0.000055763644" calcext:value-type="float">
            <text:p>-5,58E-05</text:p>
          </table:table-cell>
          <table:table-cell table:style-name="ce2" office:value-type="float" office:value="-0.000050696831" calcext:value-type="float">
            <text:p>-5,07E-05</text:p>
          </table:table-cell>
          <table:table-cell table:style-name="ce2" office:value-type="float" office:value="-0.000046280756" calcext:value-type="float">
            <text:p>-4,63E-05</text:p>
          </table:table-cell>
          <table:table-cell office:value-type="float" office:value="0.525490422122604" calcext:value-type="float">
            <text:p>0,525490422122604</text:p>
          </table:table-cell>
          <table:table-cell office:value-type="float" office:value="0.525493166198766" calcext:value-type="float">
            <text:p>0,525493166198766</text:p>
          </table:table-cell>
          <table:table-cell office:value-type="float" office:value="0.525495465541481" calcext:value-type="float">
            <text:p>0,525495465541481</text:p>
          </table:table-cell>
          <table:table-cell office:value-type="float" office:value="0.525497411623672" calcext:value-type="float">
            <text:p>0,525497411623672</text:p>
          </table:table-cell>
          <table:table-cell office:value-type="float" office:value="0.525499073117614" calcext:value-type="float">
            <text:p>0,525499073117614</text:p>
          </table:table-cell>
          <table:table-cell office:value-type="float" office:value="0.525500502853994" calcext:value-type="float">
            <text:p>0,525500502853994</text:p>
          </table:table-cell>
          <table:table-cell office:value-type="float" office:value="0.525501742204961" calcext:value-type="float">
            <text:p>0,525501742204961</text:p>
          </table:table-cell>
          <table:table-cell office:value-type="float" office:value="0.5255028233004" calcext:value-type="float">
            <text:p>0,5255028233004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75" calcext:value-type="float">
            <text:p>1,75</text:p>
          </table:table-cell>
          <table:table-cell office:value-type="float" office:value="0.353173258" calcext:value-type="float">
            <text:p>0,353173258</text:p>
          </table:table-cell>
          <table:table-cell table:formula="of:=AVERAGE([.E231:.F231])" office:value-type="float" office:value="-0.0000670168559914029" calcext:value-type="float">
            <text:p>-6,70168559914029E-05</text:p>
          </table:table-cell>
          <table:table-cell office:value-type="float" office:value="-0.0000740337119828057" calcext:value-type="float">
            <text:p>-7,40E-0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98058362" calcext:value-type="float">
            <text:p>-9,81E-05</text:p>
          </table:table-cell>
          <table:table-cell table:style-name="ce2" office:value-type="float" office:value="-0.00008716088" calcext:value-type="float">
            <text:p>-8,72E-05</text:p>
          </table:table-cell>
          <table:table-cell table:style-name="ce2" office:value-type="float" office:value="-0.000077981591" calcext:value-type="float">
            <text:p>-7,80E-05</text:p>
          </table:table-cell>
          <table:table-cell table:style-name="ce2" office:value-type="float" office:value="-0.000070169307" calcext:value-type="float">
            <text:p>-7,02E-05</text:p>
          </table:table-cell>
          <table:table-cell table:style-name="ce2" office:value-type="float" office:value="-0.000063484677" calcext:value-type="float">
            <text:p>-6,35E-05</text:p>
          </table:table-cell>
          <table:table-cell table:style-name="ce2" office:value-type="float" office:value="-0.000057718922" calcext:value-type="float">
            <text:p>-5,77E-05</text:p>
          </table:table-cell>
          <table:table-cell table:style-name="ce2" office:value-type="float" office:value="-0.000052698388" calcext:value-type="float">
            <text:p>-5,27E-05</text:p>
          </table:table-cell>
          <table:table-cell office:value-type="float" office:value="0.353167784814134" calcext:value-type="float">
            <text:p>0,353167784814134</text:p>
          </table:table-cell>
          <table:table-cell office:value-type="float" office:value="0.353169884314964" calcext:value-type="float">
            <text:p>0,353169884314964</text:p>
          </table:table-cell>
          <table:table-cell office:value-type="float" office:value="0.353171643803808" calcext:value-type="float">
            <text:p>0,353171643803808</text:p>
          </table:table-cell>
          <table:table-cell office:value-type="float" office:value="0.353173132866166" calcext:value-type="float">
            <text:p>0,353173132866166</text:p>
          </table:table-cell>
          <table:table-cell office:value-type="float" office:value="0.353174404014466" calcext:value-type="float">
            <text:p>0,353174404014466</text:p>
          </table:table-cell>
          <table:table-cell office:value-type="float" office:value="0.353175497948378" calcext:value-type="float">
            <text:p>0,353175497948378</text:p>
          </table:table-cell>
          <table:table-cell office:value-type="float" office:value="0.353176446255935" calcext:value-type="float">
            <text:p>0,353176446255935</text:p>
          </table:table-cell>
          <table:table-cell office:value-type="float" office:value="0.353177273585518" calcext:value-type="float">
            <text:p>0,353177273585518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8" calcext:value-type="float">
            <text:p>1,8</text:p>
          </table:table-cell>
          <table:table-cell office:value-type="float" office:value="0.214405685" calcext:value-type="float">
            <text:p>0,214405685</text:p>
          </table:table-cell>
          <table:table-cell table:formula="of:=AVERAGE([.E232:.F232])" office:value-type="float" office:value="-0.0000857668371060151" calcext:value-type="float">
            <text:p>-8,57668371060151E-05</text:p>
          </table:table-cell>
          <table:table-cell office:value-type="float" office:value="-0.0000915336742120303" calcext:value-type="float">
            <text:p>-9,15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 office:value-type="float" office:value="-0.000121237378" calcext:value-type="float">
            <text:p>-0,000121237378</text:p>
          </table:table-cell>
          <table:table-cell office:value-type="float" office:value="-0.000107765116" calcext:value-type="float">
            <text:p>-0,000107765116</text:p>
          </table:table-cell>
          <table:table-cell table:style-name="ce2" office:value-type="float" office:value="-0.00009640335" calcext:value-type="float">
            <text:p>-9,64E-05</text:p>
          </table:table-cell>
          <table:table-cell table:style-name="ce2" office:value-type="float" office:value="-0.000086766951" calcext:value-type="float">
            <text:p>-8,68E-05</text:p>
          </table:table-cell>
          <table:table-cell table:style-name="ce2" office:value-type="float" office:value="-0.000078489027" calcext:value-type="float">
            <text:p>-7,85E-05</text:p>
          </table:table-cell>
          <table:table-cell table:style-name="ce2" office:value-type="float" office:value="-0.000071363199" calcext:value-type="float">
            <text:p>-7,14E-05</text:p>
          </table:table-cell>
          <table:table-cell table:style-name="ce2" office:value-type="float" office:value="-0.000065155713" calcext:value-type="float">
            <text:p>-6,52E-05</text:p>
          </table:table-cell>
          <table:table-cell office:value-type="float" office:value="0.21440157663708" calcext:value-type="float">
            <text:p>0,21440157663708</text:p>
          </table:table-cell>
          <table:table-cell office:value-type="float" office:value="0.214403152488069" calcext:value-type="float">
            <text:p>0,214403152488069</text:p>
          </table:table-cell>
          <table:table-cell office:value-type="float" office:value="0.214404473147606" calcext:value-type="float">
            <text:p>0,214404473147606</text:p>
          </table:table-cell>
          <table:table-cell office:value-type="float" office:value="0.214405590682644" calcext:value-type="float">
            <text:p>0,214405590682644</text:p>
          </table:table-cell>
          <table:table-cell office:value-type="float" office:value="0.21440654491031" calcext:value-type="float">
            <text:p>0,21440654491031</text:p>
          </table:table-cell>
          <table:table-cell office:value-type="float" office:value="0.214407365980137" calcext:value-type="float">
            <text:p>0,214407365980137</text:p>
          </table:table-cell>
          <table:table-cell office:value-type="float" office:value="0.214408077774568" calcext:value-type="float">
            <text:p>0,214408077774568</text:p>
          </table:table-cell>
          <table:table-cell office:value-type="float" office:value="0.214408698762645" calcext:value-type="float">
            <text:p>0,214408698762645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9" calcext:value-type="float">
            <text:p>1,9</text:p>
          </table:table-cell>
          <table:table-cell office:value-type="float" office:value="0.01256529" calcext:value-type="float">
            <text:p>0,01256529</text:p>
          </table:table-cell>
          <table:table-cell table:formula="of:=AVERAGE([.E233:.F233])" office:value-type="float" office:value="-0.000742646803022701" calcext:value-type="float">
            <text:p>-0,000742646803023</text:p>
          </table:table-cell>
          <table:table-cell table:style-name="Default" office:value-type="float" office:value="-0.000795293606045403" calcext:value-type="float">
            <text:p>-0,000795293606045</text:p>
          </table:table-cell>
          <table:table-cell office:value-type="float" office:value="-0.00069" calcext:value-type="float">
            <text:p>-0,00069</text:p>
          </table:table-cell>
          <table:table-cell office:value-type="float" office:value="0" calcext:value-type="float">
            <text:p>0</text:p>
          </table:table-cell>
          <table:table-cell office:value-type="float" office:value="-0.0010534747" calcext:value-type="float">
            <text:p>-0,0010534747</text:p>
          </table:table-cell>
          <table:table-cell office:value-type="float" office:value="-0.000936423474" calcext:value-type="float">
            <text:p>-0,000936423474</text:p>
          </table:table-cell>
          <table:table-cell office:value-type="float" office:value="-0.00083778118" calcext:value-type="float">
            <text:p>-0,00083778118</text:p>
          </table:table-cell>
          <table:table-cell office:value-type="float" office:value="-0.000753636631" calcext:value-type="float">
            <text:p>-0,000753636631</text:p>
          </table:table-cell>
          <table:table-cell office:value-type="float" office:value="-0.000681808964" calcext:value-type="float">
            <text:p>-0,000681808964</text:p>
          </table:table-cell>
          <table:table-cell office:value-type="float" office:value="-0.000620031386" calcext:value-type="float">
            <text:p>-0,000620031386</text:p>
          </table:table-cell>
          <table:table-cell office:value-type="float" office:value="-0.000566073974" calcext:value-type="float">
            <text:p>-0,000566073974</text:p>
          </table:table-cell>
          <table:table-cell office:value-type="float" office:value="0.0125631983089591" calcext:value-type="float">
            <text:p>0,012563198308959</text:p>
          </table:table-cell>
          <table:table-cell office:value-type="float" office:value="0.0125640007021527" calcext:value-type="float">
            <text:p>0,012564000702153</text:p>
          </table:table-cell>
          <table:table-cell office:value-type="float" office:value="0.0125646732017604" calcext:value-type="float">
            <text:p>0,01256467320176</text:p>
          </table:table-cell>
          <table:table-cell office:value-type="float" office:value="0.0125652423503757" calcext:value-type="float">
            <text:p>0,012565242350376</text:p>
          </table:table-cell>
          <table:table-cell office:value-type="float" office:value="0.0125657280881254" calcext:value-type="float">
            <text:p>0,012565728088126</text:p>
          </table:table-cell>
          <table:table-cell office:value-type="float" office:value="0.0125661461012018" calcext:value-type="float">
            <text:p>0,012566146101202</text:p>
          </table:table-cell>
          <table:table-cell office:value-type="float" office:value="0.0125665085627109" calcext:value-type="float">
            <text:p>0,012566508562711</text:p>
          </table:table-cell>
          <table:table-cell office:value-type="float" office:value="0.0125668247775668" calcext:value-type="float">
            <text:p>0,012566824777567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1.95" calcext:value-type="float">
            <text:p>1,95</text:p>
          </table:table-cell>
          <table:table-cell office:value-type="float" office:value="0.0598612" calcext:value-type="float">
            <text:p>0,0598612</text:p>
          </table:table-cell>
          <table:table-cell table:formula="of:=AVERAGE([.E234:.F234])" office:value-type="float" office:value="0.0000990253723125291" calcext:value-type="float">
            <text:p>9,90253723125291E-05</text:p>
          </table:table-cell>
          <table:table-cell table:style-name="Default" office:value-type="float" office:value="0.000108050744625058" calcext:value-type="float">
            <text:p>0,00010805074462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0.000143109467" calcext:value-type="float">
            <text:p>0,000143109467</text:p>
          </table:table-cell>
          <table:table-cell office:value-type="float" office:value="0.0001272247" calcext:value-type="float">
            <text:p>0,0001272247</text:p>
          </table:table-cell>
          <table:table-cell office:value-type="float" office:value="0.000113785154" calcext:value-type="float">
            <text:p>0,000113785154</text:p>
          </table:table-cell>
          <table:table-cell office:value-type="float" office:value="0.000102432598" calcext:value-type="float">
            <text:p>0,000102432598</text:p>
          </table:table-cell>
          <table:table-cell table:style-name="ce2" office:value-type="float" office:value="0.000092625872" calcext:value-type="float">
            <text:p>9,26E-05</text:p>
          </table:table-cell>
          <table:table-cell table:style-name="ce2" office:value-type="float" office:value="0.000084255302" calcext:value-type="float">
            <text:p>8,43E-05</text:p>
          </table:table-cell>
          <table:table-cell table:style-name="ce2" office:value-type="float" office:value="0.000076922652" calcext:value-type="float">
            <text:p>7,69E-05</text:p>
          </table:table-cell>
          <table:table-cell office:value-type="float" office:value="0.0598625537500175" calcext:value-type="float">
            <text:p>0,059862553750018</text:p>
          </table:table-cell>
          <table:table-cell office:value-type="float" office:value="0.0598620343873092" calcext:value-type="float">
            <text:p>0,059862034387309</text:p>
          </table:table-cell>
          <table:table-cell office:value-type="float" office:value="0.0598615990744479" calcext:value-type="float">
            <text:p>0,059861599074448</text:p>
          </table:table-cell>
          <table:table-cell office:value-type="float" office:value="0.059861230804204" calcext:value-type="float">
            <text:p>0,059861230804204</text:p>
          </table:table-cell>
          <table:table-cell office:value-type="float" office:value="0.0598609162878154" calcext:value-type="float">
            <text:p>0,059860916287815</text:p>
          </table:table-cell>
          <table:table-cell office:value-type="float" office:value="0.0598606457630876" calcext:value-type="float">
            <text:p>0,059860645763088</text:p>
          </table:table-cell>
          <table:table-cell office:value-type="float" office:value="0.0598604111362763" calcext:value-type="float">
            <text:p>0,059860411136276</text:p>
          </table:table-cell>
          <table:table-cell office:value-type="float" office:value="0.0598602064530809" calcext:value-type="float">
            <text:p>0,059860206453081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2" calcext:value-type="float">
            <text:p>2</text:p>
          </table:table-cell>
          <table:table-cell office:value-type="float" office:value="0.117982734" calcext:value-type="float">
            <text:p>0,117982734</text:p>
          </table:table-cell>
          <table:table-cell table:formula="of:=AVERAGE([.E235:.F235])" office:value-type="float" office:value="0.0000302398751502259" calcext:value-type="float">
            <text:p>3,02398751502259E-05</text:p>
          </table:table-cell>
          <table:table-cell office:value-type="float" office:value="0.0000304797503004518" calcext:value-type="float">
            <text:p>3,0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40370557" calcext:value-type="float">
            <text:p>4,04E-05</text:p>
          </table:table-cell>
          <table:table-cell table:style-name="ce2" office:value-type="float" office:value="0.000035896044" calcext:value-type="float">
            <text:p>3,59E-05</text:p>
          </table:table-cell>
          <table:table-cell table:style-name="ce2" office:value-type="float" office:value="0.000032091166" calcext:value-type="float">
            <text:p>3,21E-05</text:p>
          </table:table-cell>
          <table:table-cell table:style-name="ce2" office:value-type="float" office:value="0.000028902675" calcext:value-type="float">
            <text:p>2,89E-05</text:p>
          </table:table-cell>
          <table:table-cell table:style-name="ce2" office:value-type="float" office:value="0.000026112346" calcext:value-type="float">
            <text:p>2,61E-05</text:p>
          </table:table-cell>
          <table:table-cell table:style-name="ce2" office:value-type="float" office:value="0.000023772904" calcext:value-type="float">
            <text:p>2,38E-05</text:p>
          </table:table-cell>
          <table:table-cell table:style-name="ce2" office:value-type="float" office:value="0.000021698194" calcext:value-type="float">
            <text:p>2,17E-05</text:p>
          </table:table-cell>
          <table:table-cell office:value-type="float" office:value="0.11798348682545" calcext:value-type="float">
            <text:p>0,11798348682545</text:p>
          </table:table-cell>
          <table:table-cell office:value-type="float" office:value="0.117983198067145" calcext:value-type="float">
            <text:p>0,117983198067145</text:p>
          </table:table-cell>
          <table:table-cell office:value-type="float" office:value="0.117982955994078" calcext:value-type="float">
            <text:p>0,117982955994078</text:p>
          </table:table-cell>
          <table:table-cell office:value-type="float" office:value="0.117982751284366" calcext:value-type="float">
            <text:p>0,117982751284366</text:p>
          </table:table-cell>
          <table:table-cell office:value-type="float" office:value="0.117982576373482" calcext:value-type="float">
            <text:p>0,117982576373482</text:p>
          </table:table-cell>
          <table:table-cell office:value-type="float" office:value="0.117982426060747" calcext:value-type="float">
            <text:p>0,117982426060747</text:p>
          </table:table-cell>
          <table:table-cell office:value-type="float" office:value="0.117982295582181" calcext:value-type="float">
            <text:p>0,117982295582181</text:p>
          </table:table-cell>
          <table:table-cell office:value-type="float" office:value="0.117982181785602" calcext:value-type="float">
            <text:p>0,117982181785602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2.1" calcext:value-type="float">
            <text:p>2,1</text:p>
          </table:table-cell>
          <table:table-cell office:value-type="float" office:value="0.20142103" calcext:value-type="float">
            <text:p>0,20142103</text:p>
          </table:table-cell>
          <table:table-cell table:formula="of:=AVERAGE([.E236:.F236])" office:value-type="float" office:value="-0.00000159016714665443" calcext:value-type="float">
            <text:p>-1,59016714665443E-06</text:p>
          </table:table-cell>
          <table:table-cell office:value-type="float" office:value="-0.00000318033429330886" calcext:value-type="float">
            <text:p>-3,18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4211713" calcext:value-type="float">
            <text:p>-4,21E-06</text:p>
          </table:table-cell>
          <table:table-cell table:style-name="ce2" office:value-type="float" office:value="-0.00000375057" calcext:value-type="float">
            <text:p>-3,75E-06</text:p>
          </table:table-cell>
          <table:table-cell table:style-name="ce2" office:value-type="float" office:value="-0.000003343579" calcext:value-type="float">
            <text:p>-3,34E-06</text:p>
          </table:table-cell>
          <table:table-cell table:style-name="ce2" office:value-type="float" office:value="-0.000003017236" calcext:value-type="float">
            <text:p>-3,02E-06</text:p>
          </table:table-cell>
          <table:table-cell table:style-name="ce2" office:value-type="float" office:value="-0.000002716127" calcext:value-type="float">
            <text:p>-2,72E-06</text:p>
          </table:table-cell>
          <table:table-cell table:style-name="ce2" office:value-type="float" office:value="-0.000002484639" calcext:value-type="float">
            <text:p>-2,48E-06</text:p>
          </table:table-cell>
          <table:table-cell table:style-name="ce2" office:value-type="float" office:value="-0.000002267693" calcext:value-type="float">
            <text:p>-2,27E-06</text:p>
          </table:table-cell>
          <table:table-cell office:value-type="float" office:value="0.201420895655841" calcext:value-type="float">
            <text:p>0,201420895655841</text:p>
          </table:table-cell>
          <table:table-cell office:value-type="float" office:value="0.201420947085355" calcext:value-type="float">
            <text:p>0,201420947085355</text:p>
          </table:table-cell>
          <table:table-cell office:value-type="float" office:value="0.201420990265299" calcext:value-type="float">
            <text:p>0,201420990265299</text:p>
          </table:table-cell>
          <table:table-cell office:value-type="float" office:value="0.201421026677791" calcext:value-type="float">
            <text:p>0,201421026677791</text:p>
          </table:table-cell>
          <table:table-cell office:value-type="float" office:value="0.201421057850509" calcext:value-type="float">
            <text:p>0,201421057850509</text:p>
          </table:table-cell>
          <table:table-cell office:value-type="float" office:value="0.201421084542884" calcext:value-type="float">
            <text:p>0,201421084542884</text:p>
          </table:table-cell>
          <table:table-cell office:value-type="float" office:value="0.20142110782423" calcext:value-type="float">
            <text:p>0,20142110782423</text:p>
          </table:table-cell>
          <table:table-cell office:value-type="float" office:value="0.201421128128075" calcext:value-type="float">
            <text:p>0,201421128128075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2.2" calcext:value-type="float">
            <text:p>2,2</text:p>
          </table:table-cell>
          <table:table-cell office:value-type="float" office:value="0.25343231" calcext:value-type="float">
            <text:p>0,25343231</text:p>
          </table:table-cell>
          <table:table-cell table:formula="of:=AVERAGE([.E237:.F237])" office:value-type="float" office:value="-0.0000117409176334894" calcext:value-type="float">
            <text:p>-1,17409176334894E-05</text:p>
          </table:table-cell>
          <table:table-cell office:value-type="float" office:value="-0.0000134818352669789" calcext:value-type="float">
            <text:p>-1,35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7856149" calcext:value-type="float">
            <text:p>-1,79E-05</text:p>
          </table:table-cell>
          <table:table-cell table:style-name="ce2" office:value-type="float" office:value="-0.00001587653" calcext:value-type="float">
            <text:p>-1,59E-05</text:p>
          </table:table-cell>
          <table:table-cell table:style-name="ce2" office:value-type="float" office:value="-0.000014194921" calcext:value-type="float">
            <text:p>-1,42E-05</text:p>
          </table:table-cell>
          <table:table-cell table:style-name="ce2" office:value-type="float" office:value="-0.000012781448" calcext:value-type="float">
            <text:p>-1,28E-05</text:p>
          </table:table-cell>
          <table:table-cell table:style-name="ce2" office:value-type="float" office:value="-0.000011553749" calcext:value-type="float">
            <text:p>-1,16E-05</text:p>
          </table:table-cell>
          <table:table-cell table:style-name="ce2" office:value-type="float" office:value="-0.000010514345" calcext:value-type="float">
            <text:p>-1,05E-05</text:p>
          </table:table-cell>
          <table:table-cell table:style-name="ce2" office:value-type="float" office:value="-0.000009599467" calcext:value-type="float">
            <text:p>-9,60E-06</text:p>
          </table:table-cell>
          <table:table-cell office:value-type="float" office:value="0.253431594507612" calcext:value-type="float">
            <text:p>0,253431594507612</text:p>
          </table:table-cell>
          <table:table-cell office:value-type="float" office:value="0.253431868853114" calcext:value-type="float">
            <text:p>0,253431868853114</text:p>
          </table:table-cell>
          <table:table-cell office:value-type="float" office:value="0.253432098836877" calcext:value-type="float">
            <text:p>0,253432098836877</text:p>
          </table:table-cell>
          <table:table-cell office:value-type="float" office:value="0.253432293341004" calcext:value-type="float">
            <text:p>0,253432293341004</text:p>
          </table:table-cell>
          <table:table-cell office:value-type="float" office:value="0.253432459491921" calcext:value-type="float">
            <text:p>0,253432459491921</text:p>
          </table:table-cell>
          <table:table-cell office:value-type="float" office:value="0.253432602354198" calcext:value-type="float">
            <text:p>0,253432602354198</text:p>
          </table:table-cell>
          <table:table-cell office:value-type="float" office:value="0.253432726315076" calcext:value-type="float">
            <text:p>0,253432726315076</text:p>
          </table:table-cell>
          <table:table-cell office:value-type="float" office:value="0.253432834458195" calcext:value-type="float">
            <text:p>0,253432834458195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2.25" calcext:value-type="float">
            <text:p>2,25</text:p>
          </table:table-cell>
          <table:table-cell office:value-type="float" office:value="0.271031201" calcext:value-type="float">
            <text:p>0,271031201</text:p>
          </table:table-cell>
          <table:table-cell table:formula="of:=AVERAGE([.E238:.F238])" office:value-type="float" office:value="-0.0000131344372872242" calcext:value-type="float">
            <text:p>-1,31344372872242E-05</text:p>
          </table:table-cell>
          <table:table-cell office:value-type="float" office:value="-0.0000162688745744483" calcext:value-type="float">
            <text:p>-1,63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21547631" calcext:value-type="float">
            <text:p>-2,15E-05</text:p>
          </table:table-cell>
          <table:table-cell table:style-name="ce2" office:value-type="float" office:value="-0.00001915722" calcext:value-type="float">
            <text:p>-1,92E-05</text:p>
          </table:table-cell>
          <table:table-cell table:style-name="ce2" office:value-type="float" office:value="-0.00001713074" calcext:value-type="float">
            <text:p>-1,71E-05</text:p>
          </table:table-cell>
          <table:table-cell table:style-name="ce2" office:value-type="float" office:value="-0.000015423133" calcext:value-type="float">
            <text:p>-1,54E-05</text:p>
          </table:table-cell>
          <table:table-cell table:style-name="ce2" office:value-type="float" office:value="-0.000013944601" calcext:value-type="float">
            <text:p>-1,39E-05</text:p>
          </table:table-cell>
          <table:table-cell table:style-name="ce2" office:value-type="float" office:value="-0.000012686795" calcext:value-type="float">
            <text:p>-1,27E-05</text:p>
          </table:table-cell>
          <table:table-cell table:style-name="ce2" office:value-type="float" office:value="-0.000011583041" calcext:value-type="float">
            <text:p>-1,16E-05</text:p>
          </table:table-cell>
          <table:table-cell office:value-type="float" office:value="0.271030277440219" calcext:value-type="float">
            <text:p>0,271030277440219</text:p>
          </table:table-cell>
          <table:table-cell office:value-type="float" office:value="0.271030631491899" calcext:value-type="float">
            <text:p>0,271030631491899</text:p>
          </table:table-cell>
          <table:table-cell office:value-type="float" office:value="0.271030928269603" calcext:value-type="float">
            <text:p>0,271030928269603</text:p>
          </table:table-cell>
          <table:table-cell office:value-type="float" office:value="0.271031179301677" calcext:value-type="float">
            <text:p>0,271031179301677</text:p>
          </table:table-cell>
          <table:table-cell office:value-type="float" office:value="0.271031393715428" calcext:value-type="float">
            <text:p>0,271031393715428</text:p>
          </table:table-cell>
          <table:table-cell office:value-type="float" office:value="0.271031578114243" calcext:value-type="float">
            <text:p>0,271031578114243</text:p>
          </table:table-cell>
          <table:table-cell office:value-type="float" office:value="0.27103173807439" calcext:value-type="float">
            <text:p>0,27103173807439</text:p>
          </table:table-cell>
          <table:table-cell office:value-type="float" office:value="0.271031877625036" calcext:value-type="float">
            <text:p>0,271031877625036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2.5" calcext:value-type="float">
            <text:p>2,5</text:p>
          </table:table-cell>
          <table:table-cell office:value-type="float" office:value="0.54790949" calcext:value-type="float">
            <text:p>0,54790949</text:p>
          </table:table-cell>
          <table:table-cell table:formula="of:=AVERAGE([.E239:.F239])" office:value-type="float" office:value="1.76505404200095" calcext:value-type="float">
            <text:p>1,76505404200095</text:p>
          </table:table-cell>
          <table:table-cell table:style-name="ce3" office:value-type="float" office:value="3.07775808400191" calcext:value-type="float">
            <text:p>3,07775808400191</text:p>
          </table:table-cell>
          <table:table-cell office:value-type="float" office:value="0.45235" calcext:value-type="float">
            <text:p>0,45235</text:p>
          </table:table-cell>
          <table:table-cell office:value-type="float" office:value="0" calcext:value-type="float">
            <text:p>0</text:p>
          </table:table-cell>
          <table:table-cell office:value-type="float" office:value="17.972109136782" calcext:value-type="float">
            <text:p>17,972109136782</text:p>
          </table:table-cell>
          <table:table-cell office:value-type="float" office:value="0.479156688599" calcext:value-type="float">
            <text:p>0,479156688599</text:p>
          </table:table-cell>
          <table:table-cell table:style-name="ce2" office:value-type="float" office:value="-0.000023677005" calcext:value-type="float">
            <text:p>-2,37E-05</text:p>
          </table:table-cell>
          <table:table-cell office:value-type="float" office:value="-21.776350615775" calcext:value-type="float">
            <text:p>-21,776350615775</text:p>
          </table:table-cell>
          <table:table-cell office:value-type="float" office:value="22.331217102639" calcext:value-type="float">
            <text:p>22,331217102639</text:p>
          </table:table-cell>
          <table:table-cell office:value-type="float" office:value="-23.421244750133" calcext:value-type="float">
            <text:p>-23,421244750133</text:p>
          </table:table-cell>
          <table:table-cell office:value-type="float" office:value="25.128140320288" calcext:value-type="float">
            <text:p>25,128140320288</text:p>
          </table:table-cell>
          <table:table-cell office:value-type="float" office:value="0.941690428448272" calcext:value-type="float">
            <text:p>0,941690428448272</text:p>
          </table:table-cell>
          <table:table-cell office:value-type="float" office:value="0.316753626644216" calcext:value-type="float">
            <text:p>0,316753626644216</text:p>
          </table:table-cell>
          <table:table-cell office:value-type="float" office:value="0.308196150450767" calcext:value-type="float">
            <text:p>0,308196150450767</text:p>
          </table:table-cell>
          <table:table-cell office:value-type="float" office:value="0.308196544988278" calcext:value-type="float">
            <text:p>0,308196544988278</text:p>
          </table:table-cell>
          <table:table-cell office:value-type="float" office:value="0.9417298738699" calcext:value-type="float">
            <text:p>0,9417298738699</text:p>
          </table:table-cell>
          <table:table-cell office:value-type="float" office:value="0.316769609842858" calcext:value-type="float">
            <text:p>0,316769609842858</text:p>
          </table:table-cell>
          <table:table-cell office:value-type="float" office:value="0.941742044322822" calcext:value-type="float">
            <text:p>0,941742044322822</text:p>
          </table:table-cell>
          <table:table-cell office:value-type="float" office:value="0.308197641825127" calcext:value-type="float">
            <text:p>0,308197641825127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2.75" calcext:value-type="float">
            <text:p>2,75</text:p>
          </table:table-cell>
          <table:table-cell office:value-type="float" office:value="0.306584303" calcext:value-type="float">
            <text:p>0,306584303</text:p>
          </table:table-cell>
          <table:table-cell table:formula="of:=AVERAGE([.E240:.F240])" office:value-type="float" office:value="-0.000217464510997971" calcext:value-type="float">
            <text:p>-0,000217464510998</text:p>
          </table:table-cell>
          <table:table-cell table:style-name="Default" office:value-type="float" office:value="-0.000234929021995941" calcext:value-type="float">
            <text:p>-0,000234929021996</text:p>
          </table:table-cell>
          <table:table-cell office:value-type="float" office:value="-0.0002" calcext:value-type="float">
            <text:p>-0,0002</text:p>
          </table:table-cell>
          <table:table-cell office:value-type="float" office:value="0" calcext:value-type="float">
            <text:p>0</text:p>
          </table:table-cell>
          <table:table-cell office:value-type="float" office:value="-0.000311183336" calcext:value-type="float">
            <text:p>-0,000311183336</text:p>
          </table:table-cell>
          <table:table-cell office:value-type="float" office:value="-0.000276571113" calcext:value-type="float">
            <text:p>-0,000276571113</text:p>
          </table:table-cell>
          <table:table-cell office:value-type="float" office:value="-0.000247449974" calcext:value-type="float">
            <text:p>-0,000247449974</text:p>
          </table:table-cell>
          <table:table-cell office:value-type="float" office:value="-0.000222688202" calcext:value-type="float">
            <text:p>-0,000222688202</text:p>
          </table:table-cell>
          <table:table-cell office:value-type="float" office:value="-0.000201462438" calcext:value-type="float">
            <text:p>-0,000201462438</text:p>
          </table:table-cell>
          <table:table-cell office:value-type="float" office:value="-0.000183147657" calcext:value-type="float">
            <text:p>-0,000183147657</text:p>
          </table:table-cell>
          <table:table-cell office:value-type="float" office:value="-0.000167204465" calcext:value-type="float">
            <text:p>-0,000167204465</text:p>
          </table:table-cell>
          <table:table-cell office:value-type="float" office:value="0.306569225155311" calcext:value-type="float">
            <text:p>0,306569225155311</text:p>
          </table:table-cell>
          <table:table-cell office:value-type="float" office:value="0.306575008752355" calcext:value-type="float">
            <text:p>0,306575008752355</text:p>
          </table:table-cell>
          <table:table-cell office:value-type="float" office:value="0.306579855240656" calcext:value-type="float">
            <text:p>0,306579855240656</text:p>
          </table:table-cell>
          <table:table-cell office:value-type="float" office:value="0.306583956979288" calcext:value-type="float">
            <text:p>0,306583956979288</text:p>
          </table:table-cell>
          <table:table-cell office:value-type="float" office:value="0.306587458927409" calcext:value-type="float">
            <text:p>0,306587458927409</text:p>
          </table:table-cell>
          <table:table-cell office:value-type="float" office:value="0.306590472508519" calcext:value-type="float">
            <text:p>0,306590472508519</text:p>
          </table:table-cell>
          <table:table-cell office:value-type="float" office:value="0.30659308468024" calcext:value-type="float">
            <text:p>0,30659308468024</text:p>
          </table:table-cell>
          <table:table-cell office:value-type="float" office:value="0.306595363451989" calcext:value-type="float">
            <text:p>0,306595363451989</text:p>
          </table:table-cell>
        </table:table-row>
        <table:table-row table:style-name="ro1" table:visibility="filter">
          <table:table-cell office:value-type="string" calcext:value-type="string">
            <text:p>adf-4-z1</text:p>
          </table:table-cell>
          <table:table-cell office:value-type="float" office:value="3" calcext:value-type="float">
            <text:p>3</text:p>
          </table:table-cell>
          <table:table-cell office:value-type="float" office:value="0.011262616" calcext:value-type="float">
            <text:p>0,011262616</text:p>
          </table:table-cell>
          <table:table-cell table:formula="of:=AVERAGE([.E241:.F241])" office:value-type="float" office:value="0.00236399078267835" calcext:value-type="float">
            <text:p>0,002363990782678</text:p>
          </table:table-cell>
          <table:table-cell table:style-name="Default" office:value-type="float" office:value="0.00252798156535671" calcext:value-type="float">
            <text:p>0,002527981565357</text:p>
          </table:table-cell>
          <table:table-cell office:value-type="float" office:value="0.0022" calcext:value-type="float">
            <text:p>0,0022</text:p>
          </table:table-cell>
          <table:table-cell office:value-type="float" office:value="0" calcext:value-type="float">
            <text:p>0</text:p>
          </table:table-cell>
          <table:table-cell office:value-type="float" office:value="0.003347114621" calcext:value-type="float">
            <text:p>0,003347114621</text:p>
          </table:table-cell>
          <table:table-cell office:value-type="float" office:value="0.00297569163" calcext:value-type="float">
            <text:p>0,00297569163</text:p>
          </table:table-cell>
          <table:table-cell office:value-type="float" office:value="0.002662516567" calcext:value-type="float">
            <text:p>0,002662516567</text:p>
          </table:table-cell>
          <table:table-cell office:value-type="float" office:value="0.002396598413" calcext:value-type="float">
            <text:p>0,002396598413</text:p>
          </table:table-cell>
          <table:table-cell office:value-type="float" office:value="0.002168286561" calcext:value-type="float">
            <text:p>0,002168286561</text:p>
          </table:table-cell>
          <table:table-cell office:value-type="float" office:value="0.00197156356" calcext:value-type="float">
            <text:p>0,00197156356</text:p>
          </table:table-cell>
          <table:table-cell office:value-type="float" office:value="0.001800209855" calcext:value-type="float">
            <text:p>0,001800209855</text:p>
          </table:table-cell>
          <table:table-cell office:value-type="float" office:value="0.0112685772173312" calcext:value-type="float">
            <text:p>0,011268577217331</text:p>
          </table:table-cell>
          <table:table-cell office:value-type="float" office:value="0.0112662908571383" calcext:value-type="float">
            <text:p>0,011266290857138</text:p>
          </table:table-cell>
          <table:table-cell office:value-type="float" office:value="0.0112643747838444" calcext:value-type="float">
            <text:p>0,011264374783845</text:p>
          </table:table-cell>
          <table:table-cell office:value-type="float" office:value="0.0112627533389205" calcext:value-type="float">
            <text:p>0,011262753338921</text:p>
          </table:table-cell>
          <table:table-cell office:value-type="float" office:value="0.0112613689001914" calcext:value-type="float">
            <text:p>0,011261368900191</text:p>
          </table:table-cell>
          <table:table-cell office:value-type="float" office:value="0.0112601776110837" calcext:value-type="float">
            <text:p>0,011260177611084</text:p>
          </table:table-cell>
          <table:table-cell office:value-type="float" office:value="0.011259144906845" calcext:value-type="float">
            <text:p>0,011259144906845</text:p>
          </table:table-cell>
          <table:table-cell office:value-type="float" office:value="0.0112582439579585" calcext:value-type="float">
            <text:p>0,011258243957959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" calcext:value-type="float">
            <text:p>1</text:p>
          </table:table-cell>
          <table:table-cell office:value-type="float" office:value="0.155926226" calcext:value-type="float">
            <text:p>0,155926226</text:p>
          </table:table-cell>
          <table:table-cell table:formula="of:=AVERAGE([.E242:.F242])" office:value-type="float" office:value="-0.0000000015468644870399" calcext:value-type="float">
            <text:p>-1,5468644870399E-09</text:p>
          </table:table-cell>
          <table:table-cell office:value-type="float" office:value="-0.00000000309372897407979" calcext:value-type="float">
            <text:p>-3,09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20445" calcext:value-type="float">
            <text:p>-2,04E-08</text:p>
          </table:table-cell>
          <table:table-cell table:style-name="ce2" office:value-type="float" office:value="0.00000000667" calcext:value-type="float">
            <text:p>6,67E-09</text:p>
          </table:table-cell>
          <table:table-cell table:style-name="ce2" office:value-type="float" office:value="-0.0000000126" calcext:value-type="float">
            <text:p>-1,26E-08</text:p>
          </table:table-cell>
          <table:table-cell table:style-name="ce2" office:value-type="float" office:value="-0.000000005282" calcext:value-type="float">
            <text:p>-5,28E-09</text:p>
          </table:table-cell>
          <table:table-cell table:style-name="ce2" office:value-type="float" office:value="0.000000009061" calcext:value-type="float">
            <text:p>9,06E-09</text:p>
          </table:table-cell>
          <table:table-cell table:style-name="ce2" office:value-type="float" office:value="-0.000000007929" calcext:value-type="float">
            <text:p>-7,93E-09</text:p>
          </table:table-cell>
          <table:table-cell table:style-name="ce2" office:value-type="float" office:value="0.000000013823" calcext:value-type="float">
            <text:p>1,38E-08</text:p>
          </table:table-cell>
          <table:table-cell office:value-type="float" office:value="0.155926226254028" calcext:value-type="float">
            <text:p>0,155926226254028</text:p>
          </table:table-cell>
          <table:table-cell office:value-type="float" office:value="0.155926226447294" calcext:value-type="float">
            <text:p>0,155926226447294</text:p>
          </table:table-cell>
          <table:table-cell office:value-type="float" office:value="0.155926226387851" calcext:value-type="float">
            <text:p>0,155926226387851</text:p>
          </table:table-cell>
          <table:table-cell office:value-type="float" office:value="0.155926226494074" calcext:value-type="float">
            <text:p>0,155926226494074</text:p>
          </table:table-cell>
          <table:table-cell office:value-type="float" office:value="0.155926226536322" calcext:value-type="float">
            <text:p>0,155926226536322</text:p>
          </table:table-cell>
          <table:table-cell office:value-type="float" office:value="0.155926226467389" calcext:value-type="float">
            <text:p>0,155926226467389</text:p>
          </table:table-cell>
          <table:table-cell office:value-type="float" office:value="0.155926226524901" calcext:value-type="float">
            <text:p>0,155926226524901</text:p>
          </table:table-cell>
          <table:table-cell office:value-type="float" office:value="0.155926226429091" calcext:value-type="float">
            <text:p>0,155926226429091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1" calcext:value-type="float">
            <text:p>1,1</text:p>
          </table:table-cell>
          <table:table-cell office:value-type="float" office:value="0.156347072" calcext:value-type="float">
            <text:p>0,156347072</text:p>
          </table:table-cell>
          <table:table-cell table:formula="of:=AVERAGE([.E243:.F243])" office:value-type="float" office:value="-0.00000000154501699865662" calcext:value-type="float">
            <text:p>-1,54501699865662E-09</text:p>
          </table:table-cell>
          <table:table-cell office:value-type="float" office:value="-0.00000000309003399731324" calcext:value-type="float">
            <text:p>-3,09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2042" calcext:value-type="float">
            <text:p>-2,04E-08</text:p>
          </table:table-cell>
          <table:table-cell table:style-name="ce2" office:value-type="float" office:value="0.00000000666" calcext:value-type="float">
            <text:p>6,66E-09</text:p>
          </table:table-cell>
          <table:table-cell table:style-name="ce2" office:value-type="float" office:value="-0.000000012584" calcext:value-type="float">
            <text:p>-1,26E-08</text:p>
          </table:table-cell>
          <table:table-cell table:style-name="ce2" office:value-type="float" office:value="-0.000000005276" calcext:value-type="float">
            <text:p>-5,28E-09</text:p>
          </table:table-cell>
          <table:table-cell table:style-name="ce2" office:value-type="float" office:value="0.000000009051" calcext:value-type="float">
            <text:p>9,05E-09</text:p>
          </table:table-cell>
          <table:table-cell table:style-name="ce2" office:value-type="float" office:value="-0.000000007919" calcext:value-type="float">
            <text:p>-7,92E-09</text:p>
          </table:table-cell>
          <table:table-cell table:style-name="ce2" office:value-type="float" office:value="0.000000013807" calcext:value-type="float">
            <text:p>1,38E-08</text:p>
          </table:table-cell>
          <table:table-cell office:value-type="float" office:value="0.156347071454406" calcext:value-type="float">
            <text:p>0,156347071454406</text:p>
          </table:table-cell>
          <table:table-cell office:value-type="float" office:value="0.156347071647958" calcext:value-type="float">
            <text:p>0,156347071647958</text:p>
          </table:table-cell>
          <table:table-cell office:value-type="float" office:value="0.156347071588437" calcext:value-type="float">
            <text:p>0,156347071588437</text:p>
          </table:table-cell>
          <table:table-cell office:value-type="float" office:value="0.156347071694814" calcext:value-type="float">
            <text:p>0,156347071694814</text:p>
          </table:table-cell>
          <table:table-cell office:value-type="float" office:value="0.156347071737128" calcext:value-type="float">
            <text:p>0,156347071737128</text:p>
          </table:table-cell>
          <table:table-cell office:value-type="float" office:value="0.156347071668088" calcext:value-type="float">
            <text:p>0,156347071668088</text:p>
          </table:table-cell>
          <table:table-cell office:value-type="float" office:value="0.156347071725688" calcext:value-type="float">
            <text:p>0,156347071725688</text:p>
          </table:table-cell>
          <table:table-cell office:value-type="float" office:value="0.156347071629732" calcext:value-type="float">
            <text:p>0,156347071629732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2" calcext:value-type="float">
            <text:p>1,2</text:p>
          </table:table-cell>
          <table:table-cell office:value-type="float" office:value="0.149892127" calcext:value-type="float">
            <text:p>0,149892127</text:p>
          </table:table-cell>
          <table:table-cell table:formula="of:=AVERAGE([.E244:.F244])" office:value-type="float" office:value="-0.00000000157457130611698" calcext:value-type="float">
            <text:p>-1,57457130611698E-09</text:p>
          </table:table-cell>
          <table:table-cell office:value-type="float" office:value="-0.00000000314914261223397" calcext:value-type="float">
            <text:p>-3,15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275" calcext:value-type="float">
            <text:p>-2,75E-09</text:p>
          </table:table-cell>
          <table:table-cell table:style-name="ce2" office:value-type="float" office:value="-0.000000012368" calcext:value-type="float">
            <text:p>-1,24E-08</text:p>
          </table:table-cell>
          <table:table-cell table:style-name="ce2" office:value-type="float" office:value="-0.000000012825" calcext:value-type="float">
            <text:p>-1,28E-08</text:p>
          </table:table-cell>
          <table:table-cell table:style-name="ce2" office:value-type="float" office:value="0.000000014128" calcext:value-type="float">
            <text:p>1,41E-08</text:p>
          </table:table-cell>
          <table:table-cell table:style-name="ce2" office:value-type="float" office:value="0.000000010812" calcext:value-type="float">
            <text:p>1,08E-08</text:p>
          </table:table-cell>
          <table:table-cell table:style-name="ce2" office:value-type="float" office:value="-0.000000009305" calcext:value-type="float">
            <text:p>-9,31E-09</text:p>
          </table:table-cell>
          <table:table-cell table:style-name="ce2" office:value-type="float" office:value="-0.000000008887" calcext:value-type="float">
            <text:p>-8,89E-09</text:p>
          </table:table-cell>
          <table:table-cell office:value-type="float" office:value="0.149892127072828" calcext:value-type="float">
            <text:p>0,149892127072828</text:p>
          </table:table-cell>
          <table:table-cell office:value-type="float" office:value="0.149892127097818" calcext:value-type="float">
            <text:p>0,149892127097818</text:p>
          </table:table-cell>
          <table:table-cell office:value-type="float" office:value="0.149892127203786" calcext:value-type="float">
            <text:p>0,149892127203786</text:p>
          </table:table-cell>
          <table:table-cell office:value-type="float" office:value="0.149892127307721" calcext:value-type="float">
            <text:p>0,149892127307721</text:p>
          </table:table-cell>
          <table:table-cell office:value-type="float" office:value="0.149892127199103" calcext:value-type="float">
            <text:p>0,149892127199103</text:p>
          </table:table-cell>
          <table:table-cell office:value-type="float" office:value="0.149892127120034" calcext:value-type="float">
            <text:p>0,149892127120034</text:p>
          </table:table-cell>
          <table:table-cell office:value-type="float" office:value="0.149892127184918" calcext:value-type="float">
            <text:p>0,149892127184918</text:p>
          </table:table-cell>
          <table:table-cell office:value-type="float" office:value="0.149892127244131" calcext:value-type="float">
            <text:p>0,149892127244131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25" calcext:value-type="float">
            <text:p>1,25</text:p>
          </table:table-cell>
          <table:table-cell office:value-type="float" office:value="0.145241649" calcext:value-type="float">
            <text:p>0,145241649</text:p>
          </table:table-cell>
          <table:table-cell table:formula="of:=AVERAGE([.E245:.F245])" office:value-type="float" office:value="-0.00000000159743347772929" calcext:value-type="float">
            <text:p>-1,59743347772929E-09</text:p>
          </table:table-cell>
          <table:table-cell office:value-type="float" office:value="-0.00000000319486695545858" calcext:value-type="float">
            <text:p>-3,19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2789" calcext:value-type="float">
            <text:p>-2,79E-09</text:p>
          </table:table-cell>
          <table:table-cell table:style-name="ce2" office:value-type="float" office:value="-0.000000012548" calcext:value-type="float">
            <text:p>-1,25E-08</text:p>
          </table:table-cell>
          <table:table-cell table:style-name="ce2" office:value-type="float" office:value="-0.000000013012" calcext:value-type="float">
            <text:p>-1,30E-08</text:p>
          </table:table-cell>
          <table:table-cell table:style-name="ce2" office:value-type="float" office:value="0.000000014333" calcext:value-type="float">
            <text:p>1,43E-08</text:p>
          </table:table-cell>
          <table:table-cell table:style-name="ce2" office:value-type="float" office:value="0.00000001097" calcext:value-type="float">
            <text:p>1,10E-08</text:p>
          </table:table-cell>
          <table:table-cell table:style-name="ce2" office:value-type="float" office:value="-0.000000009441" calcext:value-type="float">
            <text:p>-9,44E-09</text:p>
          </table:table-cell>
          <table:table-cell table:style-name="ce2" office:value-type="float" office:value="-0.000000009016" calcext:value-type="float">
            <text:p>-9,02E-09</text:p>
          </table:table-cell>
          <table:table-cell office:value-type="float" office:value="0.145241649125113" calcext:value-type="float">
            <text:p>0,145241649125113</text:p>
          </table:table-cell>
          <table:table-cell office:value-type="float" office:value="0.145241649149672" calcext:value-type="float">
            <text:p>0,145241649149672</text:p>
          </table:table-cell>
          <table:table-cell office:value-type="float" office:value="0.145241649253847" calcext:value-type="float">
            <text:p>0,145241649253847</text:p>
          </table:table-cell>
          <table:table-cell office:value-type="float" office:value="0.145241649356029" calcext:value-type="float">
            <text:p>0,145241649356029</text:p>
          </table:table-cell>
          <table:table-cell office:value-type="float" office:value="0.145241649249247" calcext:value-type="float">
            <text:p>0,145241649249247</text:p>
          </table:table-cell>
          <table:table-cell office:value-type="float" office:value="0.145241649171511" calcext:value-type="float">
            <text:p>0,145241649171511</text:p>
          </table:table-cell>
          <table:table-cell office:value-type="float" office:value="0.145241649235302" calcext:value-type="float">
            <text:p>0,145241649235302</text:p>
          </table:table-cell>
          <table:table-cell office:value-type="float" office:value="0.145241649293511" calcext:value-type="float">
            <text:p>0,145241649293511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3" calcext:value-type="float">
            <text:p>1,3</text:p>
          </table:table-cell>
          <table:table-cell office:value-type="float" office:value="0.140031241" calcext:value-type="float">
            <text:p>0,140031241</text:p>
          </table:table-cell>
          <table:table-cell table:formula="of:=AVERAGE([.E246:.F246])" office:value-type="float" office:value="-0.0000000016249910048148" calcext:value-type="float">
            <text:p>-1,6249910048148E-09</text:p>
          </table:table-cell>
          <table:table-cell office:value-type="float" office:value="-0.00000000324998200962961" calcext:value-type="float">
            <text:p>-3,25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2838" calcext:value-type="float">
            <text:p>-2,84E-09</text:p>
          </table:table-cell>
          <table:table-cell table:style-name="ce2" office:value-type="float" office:value="-0.000000012764" calcext:value-type="float">
            <text:p>-1,28E-08</text:p>
          </table:table-cell>
          <table:table-cell table:style-name="ce2" office:value-type="float" office:value="0.000000006665" calcext:value-type="float">
            <text:p>6,67E-09</text:p>
          </table:table-cell>
          <table:table-cell table:style-name="ce2" office:value-type="float" office:value="-0.000000006397" calcext:value-type="float">
            <text:p>-6,40E-09</text:p>
          </table:table-cell>
          <table:table-cell table:style-name="ce2" office:value-type="float" office:value="0.000000011159" calcext:value-type="float">
            <text:p>1,12E-08</text:p>
          </table:table-cell>
          <table:table-cell table:style-name="ce2" office:value-type="float" office:value="-0.000000009604" calcext:value-type="float">
            <text:p>-9,60E-09</text:p>
          </table:table-cell>
          <table:table-cell table:style-name="ce2" office:value-type="float" office:value="-0.000000009171" calcext:value-type="float">
            <text:p>-9,17E-09</text:p>
          </table:table-cell>
          <table:table-cell office:value-type="float" office:value="0.140031240918354" calcext:value-type="float">
            <text:p>0,140031240918354</text:p>
          </table:table-cell>
          <table:table-cell office:value-type="float" office:value="0.140031240942448" calcext:value-type="float">
            <text:p>0,140031240942448</text:p>
          </table:table-cell>
          <table:table-cell office:value-type="float" office:value="0.140031241044612" calcext:value-type="float">
            <text:p>0,140031241044612</text:p>
          </table:table-cell>
          <table:table-cell office:value-type="float" office:value="0.140031240994152" calcext:value-type="float">
            <text:p>0,140031240994152</text:p>
          </table:table-cell>
          <table:table-cell office:value-type="float" office:value="0.1400312410401" calcext:value-type="float">
            <text:p>0,1400312410401</text:p>
          </table:table-cell>
          <table:table-cell office:value-type="float" office:value="0.140031240963861" calcext:value-type="float">
            <text:p>0,140031240963861</text:p>
          </table:table-cell>
          <table:table-cell office:value-type="float" office:value="0.140031241026425" calcext:value-type="float">
            <text:p>0,140031241026425</text:p>
          </table:table-cell>
          <table:table-cell office:value-type="float" office:value="0.140031241083512" calcext:value-type="float">
            <text:p>0,140031241083512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4" calcext:value-type="float">
            <text:p>1,4</text:p>
          </table:table-cell>
          <table:table-cell office:value-type="float" office:value="0.1286777" calcext:value-type="float">
            <text:p>0,1286777</text:p>
          </table:table-cell>
          <table:table-cell table:formula="of:=AVERAGE([.E247:.F247])" office:value-type="float" office:value="-0.0000000000324759028039403" calcext:value-type="float">
            <text:p>-3,24759028039403E-11</text:p>
          </table:table-cell>
          <table:table-cell office:value-type="float" office:value="-0.0000000000649518056078807" calcext:value-type="float">
            <text:p>-6,50E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002956" calcext:value-type="float">
            <text:p>-2,96E-09</text:p>
          </table:table-cell>
          <table:table-cell table:style-name="ce2" office:value-type="float" office:value="-0.000000013296" calcext:value-type="float">
            <text:p>-1,33E-08</text:p>
          </table:table-cell>
          <table:table-cell table:style-name="ce2" office:value-type="float" office:value="0.000000006942" calcext:value-type="float">
            <text:p>6,94E-09</text:p>
          </table:table-cell>
          <table:table-cell table:style-name="ce2" office:value-type="float" office:value="-0.000000006663" calcext:value-type="float">
            <text:p>-6,66E-09</text:p>
          </table:table-cell>
          <table:table-cell table:style-name="ce2" office:value-type="float" office:value="0.000000011623" calcext:value-type="float">
            <text:p>1,16E-08</text:p>
          </table:table-cell>
          <table:table-cell table:style-name="ce2" office:value-type="float" office:value="-0.000000010003" calcext:value-type="float">
            <text:p>-1,00E-08</text:p>
          </table:table-cell>
          <table:table-cell table:style-name="ce2" office:value-type="float" office:value="0.000000017553" calcext:value-type="float">
            <text:p>1,76E-08</text:p>
          </table:table-cell>
          <table:table-cell office:value-type="float" office:value="0.128677699630108" calcext:value-type="float">
            <text:p>0,128677699630108</text:p>
          </table:table-cell>
          <table:table-cell office:value-type="float" office:value="0.128677699653167" calcext:value-type="float">
            <text:p>0,128677699653167</text:p>
          </table:table-cell>
          <table:table-cell office:value-type="float" office:value="0.128677699750957" calcext:value-type="float">
            <text:p>0,128677699750957</text:p>
          </table:table-cell>
          <table:table-cell office:value-type="float" office:value="0.128677699702656" calcext:value-type="float">
            <text:p>0,128677699702656</text:p>
          </table:table-cell>
          <table:table-cell office:value-type="float" office:value="0.128677699746637" calcext:value-type="float">
            <text:p>0,128677699746637</text:p>
          </table:table-cell>
          <table:table-cell office:value-type="float" office:value="0.128677699673665" calcext:value-type="float">
            <text:p>0,128677699673665</text:p>
          </table:table-cell>
          <table:table-cell office:value-type="float" office:value="0.128677699733542" calcext:value-type="float">
            <text:p>0,128677699733542</text:p>
          </table:table-cell>
          <table:table-cell office:value-type="float" office:value="0.128677699633141" calcext:value-type="float">
            <text:p>0,128677699633141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5" calcext:value-type="float">
            <text:p>1,5</text:p>
          </table:table-cell>
          <table:table-cell office:value-type="float" office:value="0.053692171" calcext:value-type="float">
            <text:p>0,053692171</text:p>
          </table:table-cell>
          <table:table-cell table:style-name="ce1" table:formula="of:=AVERAGE([.E248:.F248])" office:value-type="float" office:value="3.14426406981884" calcext:value-type="float">
            <text:p>3,14426406981884</text:p>
          </table:table-cell>
          <table:table-cell table:style-name="Default" office:value-type="float" office:value="0.000278139637672245" calcext:value-type="float">
            <text:p>0,000278139637672</text:p>
          </table:table-cell>
          <table:table-cell table:style-name="ce1" office:value-type="float" office:value="6.28825" calcext:value-type="float">
            <text:p>6,28825</text:p>
          </table:table-cell>
          <table:table-cell office:value-type="float" office:value="0" calcext:value-type="float">
            <text:p>0</text:p>
          </table:table-cell>
          <table:table-cell office:value-type="float" office:value="-23.68987225587" calcext:value-type="float">
            <text:p>-23,68987225587</text:p>
          </table:table-cell>
          <table:table-cell table:style-name="ce2" office:value-type="float" office:value="0.000038915153" calcext:value-type="float">
            <text:p>3,89E-05</text:p>
          </table:table-cell>
          <table:table-cell table:style-name="ce2" office:value-type="float" office:value="0.000034853576" calcext:value-type="float">
            <text:p>3,49E-05</text:p>
          </table:table-cell>
          <table:table-cell office:value-type="float" office:value="28.000849930594" calcext:value-type="float">
            <text:p>28,000849930594</text:p>
          </table:table-cell>
          <table:table-cell office:value-type="float" office:value="-29.437343988027" calcext:value-type="float">
            <text:p>-29,437343988027</text:p>
          </table:table-cell>
          <table:table-cell office:value-type="float" office:value="-12.178732452707" calcext:value-type="float">
            <text:p>-12,178732452707</text:p>
          </table:table-cell>
          <table:table-cell office:value-type="float" office:value="45.056440770998" calcext:value-type="float">
            <text:p>45,056440770998</text:p>
          </table:table-cell>
          <table:table-cell office:value-type="float" office:value="0.0157757744648207" calcext:value-type="float">
            <text:p>0,015775774464821</text:p>
          </table:table-cell>
          <table:table-cell office:value-type="float" office:value="0.0663315099876892" calcext:value-type="float">
            <text:p>0,066331509987689</text:p>
          </table:table-cell>
          <table:table-cell office:value-type="float" office:value="0.0663313624447912" calcext:value-type="float">
            <text:p>0,066331362444791</text:p>
          </table:table-cell>
          <table:table-cell office:value-type="float" office:value="0.0663312374477012" calcext:value-type="float">
            <text:p>0,066331237447701</text:p>
          </table:table-cell>
          <table:table-cell office:value-type="float" office:value="0.0157746638741805" calcext:value-type="float">
            <text:p>0,015774663874181</text:p>
          </table:table-cell>
          <table:table-cell office:value-type="float" office:value="0.0663310389382585" calcext:value-type="float">
            <text:p>0,066331038938259</text:p>
          </table:table-cell>
          <table:table-cell office:value-type="float" office:value="0.116887597827774" calcext:value-type="float">
            <text:p>0,116887597827774</text:p>
          </table:table-cell>
          <table:table-cell office:value-type="float" office:value="0.0157741821637112" calcext:value-type="float">
            <text:p>0,015774182163711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6" calcext:value-type="float">
            <text:p>1,6</text:p>
          </table:table-cell>
          <table:table-cell office:value-type="float" office:value="0.03920126" calcext:value-type="float">
            <text:p>0,03920126</text:p>
          </table:table-cell>
          <table:table-cell table:formula="of:=AVERAGE([.E249:.F249])" office:value-type="float" office:value="0.0000665529722563229" calcext:value-type="float">
            <text:p>6,65529722563229E-05</text:p>
          </table:table-cell>
          <table:table-cell office:value-type="float" office:value="0.0000731059445126458" calcext:value-type="float">
            <text:p>7,31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96818297" calcext:value-type="float">
            <text:p>9,68E-05</text:p>
          </table:table-cell>
          <table:table-cell table:style-name="ce2" office:value-type="float" office:value="0.000086021286" calcext:value-type="float">
            <text:p>8,60E-05</text:p>
          </table:table-cell>
          <table:table-cell table:style-name="ce2" office:value-type="float" office:value="0.000077021314" calcext:value-type="float">
            <text:p>7,70E-05</text:p>
          </table:table-cell>
          <table:table-cell table:style-name="ce2" office:value-type="float" office:value="0.00006927637" calcext:value-type="float">
            <text:p>6,93E-05</text:p>
          </table:table-cell>
          <table:table-cell table:style-name="ce2" office:value-type="float" office:value="0.000062735044" calcext:value-type="float">
            <text:p>6,27E-05</text:p>
          </table:table-cell>
          <table:table-cell table:style-name="ce2" office:value-type="float" office:value="0.000056961414" calcext:value-type="float">
            <text:p>5,70E-05</text:p>
          </table:table-cell>
          <table:table-cell table:style-name="ce2" office:value-type="float" office:value="0.000052094567" calcext:value-type="float">
            <text:p>5,21E-05</text:p>
          </table:table-cell>
          <table:table-cell office:value-type="float" office:value="0.0392018594467012" calcext:value-type="float">
            <text:p>0,039201859446701</text:p>
          </table:table-cell>
          <table:table-cell office:value-type="float" office:value="0.0392016293492142" calcext:value-type="float">
            <text:p>0,039201629349214</text:p>
          </table:table-cell>
          <table:table-cell office:value-type="float" office:value="0.0392014366015378" calcext:value-type="float">
            <text:p>0,039201436601538</text:p>
          </table:table-cell>
          <table:table-cell office:value-type="float" office:value="0.0392012733542204" calcext:value-type="float">
            <text:p>0,03920127335422</text:p>
          </table:table-cell>
          <table:table-cell office:value-type="float" office:value="0.039201134056144" calcext:value-type="float">
            <text:p>0,039201134056144</text:p>
          </table:table-cell>
          <table:table-cell office:value-type="float" office:value="0.039201014067415" calcext:value-type="float">
            <text:p>0,039201014067415</text:p>
          </table:table-cell>
          <table:table-cell office:value-type="float" office:value="0.0392009101909076" calcext:value-type="float">
            <text:p>0,039200910190908</text:p>
          </table:table-cell>
          <table:table-cell office:value-type="float" office:value="0.0392008194136492" calcext:value-type="float">
            <text:p>0,039200819413649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7" calcext:value-type="float">
            <text:p>1,7</text:p>
          </table:table-cell>
          <table:table-cell office:value-type="float" office:value="0.059574262" calcext:value-type="float">
            <text:p>0,059574262</text:p>
          </table:table-cell>
          <table:table-cell table:formula="of:=AVERAGE([.E250:.F250])" office:value-type="float" office:value="0.0000225464659347455" calcext:value-type="float">
            <text:p>2,25464659347455E-05</text:p>
          </table:table-cell>
          <table:table-cell office:value-type="float" office:value="0.0000250929318694911" calcext:value-type="float">
            <text:p>2,5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33192461" calcext:value-type="float">
            <text:p>3,32E-05</text:p>
          </table:table-cell>
          <table:table-cell table:style-name="ce2" office:value-type="float" office:value="0.000029567601" calcext:value-type="float">
            <text:p>2,96E-05</text:p>
          </table:table-cell>
          <table:table-cell table:style-name="ce2" office:value-type="float" office:value="0.000026404298" calcext:value-type="float">
            <text:p>2,64E-05</text:p>
          </table:table-cell>
          <table:table-cell table:style-name="ce2" office:value-type="float" office:value="0.000023779467" calcext:value-type="float">
            <text:p>2,38E-05</text:p>
          </table:table-cell>
          <table:table-cell table:style-name="ce2" office:value-type="float" office:value="0.000021551404" calcext:value-type="float">
            <text:p>2,16E-05</text:p>
          </table:table-cell>
          <table:table-cell table:style-name="ce2" office:value-type="float" office:value="0.000019547839" calcext:value-type="float">
            <text:p>1,95E-05</text:p>
          </table:table-cell>
          <table:table-cell table:style-name="ce2" office:value-type="float" office:value="0.000017903649" calcext:value-type="float">
            <text:p>1,79E-05</text:p>
          </table:table-cell>
          <table:table-cell office:value-type="float" office:value="0.0595745752405078" calcext:value-type="float">
            <text:p>0,059574575240508</text:p>
          </table:table-cell>
          <table:table-cell office:value-type="float" office:value="0.0595744553598795" calcext:value-type="float">
            <text:p>0,05957445535988</text:p>
          </table:table-cell>
          <table:table-cell office:value-type="float" office:value="0.0595743546769203" calcext:value-type="float">
            <text:p>0,05957435467692</text:p>
          </table:table-cell>
          <table:table-cell office:value-type="float" office:value="0.0595742696282155" calcext:value-type="float">
            <text:p>0,059574269628216</text:p>
          </table:table-cell>
          <table:table-cell office:value-type="float" office:value="0.0595741969639021" calcext:value-type="float">
            <text:p>0,059574196963902</text:p>
          </table:table-cell>
          <table:table-cell office:value-type="float" office:value="0.0595741343218724" calcext:value-type="float">
            <text:p>0,059574134321873</text:p>
          </table:table-cell>
          <table:table-cell office:value-type="float" office:value="0.0595740801472178" calcext:value-type="float">
            <text:p>0,059574080147218</text:p>
          </table:table-cell>
          <table:table-cell office:value-type="float" office:value="0.0595740327352804" calcext:value-type="float">
            <text:p>0,059574032735281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75" calcext:value-type="float">
            <text:p>1,75</text:p>
          </table:table-cell>
          <table:table-cell office:value-type="float" office:value="0.068277625" calcext:value-type="float">
            <text:p>0,068277625</text:p>
          </table:table-cell>
          <table:table-cell table:formula="of:=AVERAGE([.E251:.F251])" office:value-type="float" office:value="0.0000114697526728867" calcext:value-type="float">
            <text:p>1,14697526728867E-05</text:p>
          </table:table-cell>
          <table:table-cell office:value-type="float" office:value="0.0000129395053457734" calcext:value-type="float">
            <text:p>1,29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17141091" calcext:value-type="float">
            <text:p>1,71E-05</text:p>
          </table:table-cell>
          <table:table-cell table:style-name="ce2" office:value-type="float" office:value="0.000015215372" calcext:value-type="float">
            <text:p>1,52E-05</text:p>
          </table:table-cell>
          <table:table-cell table:style-name="ce2" office:value-type="float" office:value="0.000013648175" calcext:value-type="float">
            <text:p>1,36E-05</text:p>
          </table:table-cell>
          <table:table-cell table:style-name="ce2" office:value-type="float" office:value="0.000012258792" calcext:value-type="float">
            <text:p>1,23E-05</text:p>
          </table:table-cell>
          <table:table-cell table:style-name="ce2" office:value-type="float" office:value="0.000011125184" calcext:value-type="float">
            <text:p>1,11E-05</text:p>
          </table:table-cell>
          <table:table-cell table:style-name="ce2" office:value-type="float" office:value="0.000010073529" calcext:value-type="float">
            <text:p>1,01E-05</text:p>
          </table:table-cell>
          <table:table-cell table:style-name="ce2" office:value-type="float" office:value="0.00000919707" calcext:value-type="float">
            <text:p>9,20E-06</text:p>
          </table:table-cell>
          <table:table-cell office:value-type="float" office:value="0.0682778101848443" calcext:value-type="float">
            <text:p>0,068277810184844</text:p>
          </table:table-cell>
          <table:table-cell office:value-type="float" office:value="0.0682777392324832" calcext:value-type="float">
            <text:p>0,068277739232483</text:p>
          </table:table-cell>
          <table:table-cell office:value-type="float" office:value="0.0682776798522809" calcext:value-type="float">
            <text:p>0,068277679852281</text:p>
          </table:table-cell>
          <table:table-cell office:value-type="float" office:value="0.0682776294689109" calcext:value-type="float">
            <text:p>0,068277629468911</text:p>
          </table:table-cell>
          <table:table-cell office:value-type="float" office:value="0.0682775865363719" calcext:value-type="float">
            <text:p>0,068277586536372</text:p>
          </table:table-cell>
          <table:table-cell office:value-type="float" office:value="0.0682775494753388" calcext:value-type="float">
            <text:p>0,068277549475339</text:p>
          </table:table-cell>
          <table:table-cell office:value-type="float" office:value="0.0682775174790729" calcext:value-type="float">
            <text:p>0,068277517479073</text:p>
          </table:table-cell>
          <table:table-cell office:value-type="float" office:value="0.068277489565456" calcext:value-type="float">
            <text:p>0,068277489565456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8" calcext:value-type="float">
            <text:p>1,8</text:p>
          </table:table-cell>
          <table:table-cell office:value-type="float" office:value="0.075966348" calcext:value-type="float">
            <text:p>0,075966348</text:p>
          </table:table-cell>
          <table:table-cell table:formula="of:=AVERAGE([.E252:.F252])" office:value-type="float" office:value="0.00000212548327911889" calcext:value-type="float">
            <text:p>2,12548327911889E-06</text:p>
          </table:table-cell>
          <table:table-cell office:value-type="float" office:value="0.00000425096655823777" calcext:value-type="float">
            <text:p>4,25E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5632931" calcext:value-type="float">
            <text:p>5,63E-06</text:p>
          </table:table-cell>
          <table:table-cell table:style-name="ce2" office:value-type="float" office:value="0.000004987882" calcext:value-type="float">
            <text:p>4,99E-06</text:p>
          </table:table-cell>
          <table:table-cell table:style-name="ce2" office:value-type="float" office:value="0.000004495535" calcext:value-type="float">
            <text:p>4,50E-06</text:p>
          </table:table-cell>
          <table:table-cell table:style-name="ce2" office:value-type="float" office:value="0.000004023285" calcext:value-type="float">
            <text:p>4,02E-06</text:p>
          </table:table-cell>
          <table:table-cell table:style-name="ce2" office:value-type="float" office:value="0.000003672125" calcext:value-type="float">
            <text:p>3,67E-06</text:p>
          </table:table-cell>
          <table:table-cell table:style-name="ce2" office:value-type="float" office:value="0.00000330085" calcext:value-type="float">
            <text:p>3,30E-06</text:p>
          </table:table-cell>
          <table:table-cell table:style-name="ce2" office:value-type="float" office:value="0.000003013551" calcext:value-type="float">
            <text:p>3,01E-06</text:p>
          </table:table-cell>
          <table:table-cell office:value-type="float" office:value="0.0759664152267363" calcext:value-type="float">
            <text:p>0,075966415226736</text:p>
          </table:table-cell>
          <table:table-cell office:value-type="float" office:value="0.0759663892846408" calcext:value-type="float">
            <text:p>0,075966389284641</text:p>
          </table:table-cell>
          <table:table-cell office:value-type="float" office:value="0.075966367626672" calcext:value-type="float">
            <text:p>0,075966367626672</text:p>
          </table:table-cell>
          <table:table-cell office:value-type="float" office:value="0.0759663491622078" calcext:value-type="float">
            <text:p>0,075966349162208</text:p>
          </table:table-cell>
          <table:table-cell office:value-type="float" office:value="0.0759663334852202" calcext:value-type="float">
            <text:p>0,07596633348522</text:p>
          </table:table-cell>
          <table:table-cell office:value-type="float" office:value="0.0759663198748223" calcext:value-type="float">
            <text:p>0,075966319874822</text:p>
          </table:table-cell>
          <table:table-cell office:value-type="float" office:value="0.0759663082097711" calcext:value-type="float">
            <text:p>0,075966308209771</text:p>
          </table:table-cell>
          <table:table-cell office:value-type="float" office:value="0.075966298033505" calcext:value-type="float">
            <text:p>0,075966298033505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9" calcext:value-type="float">
            <text:p>1,9</text:p>
          </table:table-cell>
          <table:table-cell office:value-type="float" office:value="0.088442974" calcext:value-type="float">
            <text:p>0,088442974</text:p>
          </table:table-cell>
          <table:table-cell table:formula="of:=AVERAGE([.E253:.F253])" office:value-type="float" office:value="-0.00000867940084806153" calcext:value-type="float">
            <text:p>-8,67940084806153E-06</text:p>
          </table:table-cell>
          <table:table-cell office:value-type="float" office:value="-0.00000735880169612305" calcext:value-type="float">
            <text:p>-7,36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09775903" calcext:value-type="float">
            <text:p>-9,78E-06</text:p>
          </table:table-cell>
          <table:table-cell table:style-name="ce2" office:value-type="float" office:value="-0.000008645057" calcext:value-type="float">
            <text:p>-8,65E-06</text:p>
          </table:table-cell>
          <table:table-cell table:style-name="ce2" office:value-type="float" office:value="-0.000007767742" calcext:value-type="float">
            <text:p>-7,77E-06</text:p>
          </table:table-cell>
          <table:table-cell table:style-name="ce2" office:value-type="float" office:value="-0.000006979718" calcext:value-type="float">
            <text:p>-6,98E-06</text:p>
          </table:table-cell>
          <table:table-cell table:style-name="ce2" office:value-type="float" office:value="-0.000006289484" calcext:value-type="float">
            <text:p>-6,29E-06</text:p>
          </table:table-cell>
          <table:table-cell table:style-name="ce2" office:value-type="float" office:value="-0.000005746803" calcext:value-type="float">
            <text:p>-5,75E-06</text:p>
          </table:table-cell>
          <table:table-cell table:style-name="ce2" office:value-type="float" office:value="-0.000005209065" calcext:value-type="float">
            <text:p>-5,21E-06</text:p>
          </table:table-cell>
          <table:table-cell office:value-type="float" office:value="0.0884428375011619" calcext:value-type="float">
            <text:p>0,088442837501162</text:p>
          </table:table-cell>
          <table:table-cell office:value-type="float" office:value="0.0884428899177461" calcext:value-type="float">
            <text:p>0,088442889917746</text:p>
          </table:table-cell>
          <table:table-cell office:value-type="float" office:value="0.0884429336207273" calcext:value-type="float">
            <text:p>0,088442933620727</text:p>
          </table:table-cell>
          <table:table-cell office:value-type="float" office:value="0.0884429707650185" calcext:value-type="float">
            <text:p>0,088442970765019</text:p>
          </table:table-cell>
          <table:table-cell office:value-type="float" office:value="0.0884430024287326" calcext:value-type="float">
            <text:p>0,088443002428733</text:p>
          </table:table-cell>
          <table:table-cell office:value-type="float" office:value="0.0884430295687948" calcext:value-type="float">
            <text:p>0,088443029568795</text:p>
          </table:table-cell>
          <table:table-cell office:value-type="float" office:value="0.0884430532132776" calcext:value-type="float">
            <text:p>0,088443053213278</text:p>
          </table:table-cell>
          <table:table-cell office:value-type="float" office:value="0.0884430736924583" calcext:value-type="float">
            <text:p>0,088443073692458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1.95" calcext:value-type="float">
            <text:p>1,95</text:p>
          </table:table-cell>
          <table:table-cell office:value-type="float" office:value="0.093346166" calcext:value-type="float">
            <text:p>0,093346166</text:p>
          </table:table-cell>
          <table:table-cell table:formula="of:=AVERAGE([.E254:.F254])" office:value-type="float" office:value="-0.0000107232274043267" calcext:value-type="float">
            <text:p>-1,07232274043267E-05</text:p>
          </table:table-cell>
          <table:table-cell office:value-type="float" office:value="-0.0000114464548086534" calcext:value-type="float">
            <text:p>-1,14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5164906" calcext:value-type="float">
            <text:p>-1,52E-05</text:p>
          </table:table-cell>
          <table:table-cell table:style-name="ce2" office:value-type="float" office:value="-0.000013493532" calcext:value-type="float">
            <text:p>-1,35E-05</text:p>
          </table:table-cell>
          <table:table-cell table:style-name="ce2" office:value-type="float" office:value="-0.000012046847" calcext:value-type="float">
            <text:p>-1,20E-05</text:p>
          </table:table-cell>
          <table:table-cell table:style-name="ce2" office:value-type="float" office:value="-0.000010859227" calcext:value-type="float">
            <text:p>-1,09E-05</text:p>
          </table:table-cell>
          <table:table-cell table:style-name="ce2" office:value-type="float" office:value="-0.000009800116" calcext:value-type="float">
            <text:p>-9,80E-06</text:p>
          </table:table-cell>
          <table:table-cell table:style-name="ce2" office:value-type="float" office:value="-0.000008937279" calcext:value-type="float">
            <text:p>-8,94E-06</text:p>
          </table:table-cell>
          <table:table-cell table:style-name="ce2" office:value-type="float" office:value="-0.000008123166" calcext:value-type="float">
            <text:p>-8,12E-06</text:p>
          </table:table-cell>
          <table:table-cell office:value-type="float" office:value="0.09334594203925" calcext:value-type="float">
            <text:p>0,09334594203925</text:p>
          </table:table-cell>
          <table:table-cell office:value-type="float" office:value="0.093346027858441" calcext:value-type="float">
            <text:p>0,093346027858441</text:p>
          </table:table-cell>
          <table:table-cell office:value-type="float" office:value="0.0933460998533574" calcext:value-type="float">
            <text:p>0,093346099853357</text:p>
          </table:table-cell>
          <table:table-cell office:value-type="float" office:value="0.093346160653382" calcext:value-type="float">
            <text:p>0,093346160653382</text:p>
          </table:table-cell>
          <table:table-cell office:value-type="float" office:value="0.0933462126477219" calcext:value-type="float">
            <text:p>0,093346212647722</text:p>
          </table:table-cell>
          <table:table-cell office:value-type="float" office:value="0.0933462572811537" calcext:value-type="float">
            <text:p>0,093346257281154</text:p>
          </table:table-cell>
          <table:table-cell office:value-type="float" office:value="0.093346296091023" calcext:value-type="float">
            <text:p>0,093346296091023</text:p>
          </table:table-cell>
          <table:table-cell office:value-type="float" office:value="0.0933463297973562" calcext:value-type="float">
            <text:p>0,093346329797356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2" calcext:value-type="float">
            <text:p>2</text:p>
          </table:table-cell>
          <table:table-cell office:value-type="float" office:value="0.097449333" calcext:value-type="float">
            <text:p>0,097449333</text:p>
          </table:table-cell>
          <table:table-cell table:formula="of:=AVERAGE([.E255:.F255])" office:value-type="float" office:value="-0.000012415110244725" calcext:value-type="float">
            <text:p>-1,2415110244725E-05</text:p>
          </table:table-cell>
          <table:table-cell office:value-type="float" office:value="-0.0000148302204894499" calcext:value-type="float">
            <text:p>-1,48E-05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9640779" calcext:value-type="float">
            <text:p>-1,96E-05</text:p>
          </table:table-cell>
          <table:table-cell table:style-name="ce2" office:value-type="float" office:value="-0.000017471464" calcext:value-type="float">
            <text:p>-1,75E-05</text:p>
          </table:table-cell>
          <table:table-cell table:style-name="ce2" office:value-type="float" office:value="-0.000015606432" calcext:value-type="float">
            <text:p>-1,56E-05</text:p>
          </table:table-cell>
          <table:table-cell table:style-name="ce2" office:value-type="float" office:value="-0.000014062306" calcext:value-type="float">
            <text:p>-1,41E-05</text:p>
          </table:table-cell>
          <table:table-cell table:style-name="ce2" office:value-type="float" office:value="-0.000012698584" calcext:value-type="float">
            <text:p>-1,27E-05</text:p>
          </table:table-cell>
          <table:table-cell table:style-name="ce2" office:value-type="float" office:value="-0.000011571474" calcext:value-type="float">
            <text:p>-1,16E-05</text:p>
          </table:table-cell>
          <table:table-cell table:style-name="ce2" office:value-type="float" office:value="-0.000010565226" calcext:value-type="float">
            <text:p>-1,06E-05</text:p>
          </table:table-cell>
          <table:table-cell office:value-type="float" office:value="0.0974490305621867" calcext:value-type="float">
            <text:p>0,097449030562187</text:p>
          </table:table-cell>
          <table:table-cell office:value-type="float" office:value="0.0974491465962606" calcext:value-type="float">
            <text:p>0,097449146596261</text:p>
          </table:table-cell>
          <table:table-cell office:value-type="float" office:value="0.0974492439130414" calcext:value-type="float">
            <text:p>0,097449243913041</text:p>
          </table:table-cell>
          <table:table-cell office:value-type="float" office:value="0.0974493261403972" calcext:value-type="float">
            <text:p>0,097449326140397</text:p>
          </table:table-cell>
          <table:table-cell office:value-type="float" office:value="0.0974493964308163" calcext:value-type="float">
            <text:p>0,097449396430816</text:p>
          </table:table-cell>
          <table:table-cell office:value-type="float" office:value="0.0974494568071658" calcext:value-type="float">
            <text:p>0,097449456807166</text:p>
          </table:table-cell>
          <table:table-cell office:value-type="float" office:value="0.0974495092647259" calcext:value-type="float">
            <text:p>0,097449509264726</text:p>
          </table:table-cell>
          <table:table-cell office:value-type="float" office:value="0.0974495550312098" calcext:value-type="float">
            <text:p>0,09744955503121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2.1" calcext:value-type="float">
            <text:p>2,1</text:p>
          </table:table-cell>
          <table:table-cell office:value-type="float" office:value="0.103534503" calcext:value-type="float">
            <text:p>0,103534503</text:p>
          </table:table-cell>
          <table:table-cell table:formula="of:=AVERAGE([.E256:.F256])" office:value-type="float" office:value="-0.0000200686933196246" calcext:value-type="float">
            <text:p>-2,00686933196246E-05</text:p>
          </table:table-cell>
          <table:table-cell office:value-type="float" office:value="-0.0000201373866392491" calcext:value-type="float">
            <text:p>-2,01E-05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26670246" calcext:value-type="float">
            <text:p>-2,67E-05</text:p>
          </table:table-cell>
          <table:table-cell table:style-name="ce2" office:value-type="float" office:value="-0.00002371898" calcext:value-type="float">
            <text:p>-2,37E-05</text:p>
          </table:table-cell>
          <table:table-cell table:style-name="ce2" office:value-type="float" office:value="-0.000021196767" calcext:value-type="float">
            <text:p>-2,12E-05</text:p>
          </table:table-cell>
          <table:table-cell table:style-name="ce2" office:value-type="float" office:value="-0.000019092847" calcext:value-type="float">
            <text:p>-1,91E-05</text:p>
          </table:table-cell>
          <table:table-cell table:style-name="ce2" office:value-type="float" office:value="-0.000017250581" calcext:value-type="float">
            <text:p>-1,73E-05</text:p>
          </table:table-cell>
          <table:table-cell table:style-name="ce2" office:value-type="float" office:value="-0.000015708598" calcext:value-type="float">
            <text:p>-1,57E-05</text:p>
          </table:table-cell>
          <table:table-cell table:style-name="ce2" office:value-type="float" office:value="-0.000014342449" calcext:value-type="float">
            <text:p>-1,43E-05</text:p>
          </table:table-cell>
          <table:table-cell office:value-type="float" office:value="0.103534066454324" calcext:value-type="float">
            <text:p>0,103534066454324</text:p>
          </table:table-cell>
          <table:table-cell office:value-type="float" office:value="0.103534233855957" calcext:value-type="float">
            <text:p>0,103534233855957</text:p>
          </table:table-cell>
          <table:table-cell office:value-type="float" office:value="0.103534374221477" calcext:value-type="float">
            <text:p>0,103534374221477</text:p>
          </table:table-cell>
          <table:table-cell office:value-type="float" office:value="0.103534492877147" calcext:value-type="float">
            <text:p>0,103534492877147</text:p>
          </table:table-cell>
          <table:table-cell office:value-type="float" office:value="0.103534594272153" calcext:value-type="float">
            <text:p>0,103534594272153</text:p>
          </table:table-cell>
          <table:table-cell office:value-type="float" office:value="0.103534681412978" calcext:value-type="float">
            <text:p>0,103534681412978</text:p>
          </table:table-cell>
          <table:table-cell office:value-type="float" office:value="0.103534757072448" calcext:value-type="float">
            <text:p>0,103534757072448</text:p>
          </table:table-cell>
          <table:table-cell office:value-type="float" office:value="0.103534823080759" calcext:value-type="float">
            <text:p>0,103534823080759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2.2" calcext:value-type="float">
            <text:p>2,2</text:p>
          </table:table-cell>
          <table:table-cell office:value-type="float" office:value="0.107232686" calcext:value-type="float">
            <text:p>0,107232686</text:p>
          </table:table-cell>
          <table:table-cell table:formula="of:=AVERAGE([.E257:.F257])" office:value-type="float" office:value="-0.0000220977986931856" calcext:value-type="float">
            <text:p>-2,20977986931856E-05</text:p>
          </table:table-cell>
          <table:table-cell office:value-type="float" office:value="-0.0000241955973863713" calcext:value-type="float">
            <text:p>-2,42E-05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32045435" calcext:value-type="float">
            <text:p>-3,20E-05</text:p>
          </table:table-cell>
          <table:table-cell table:style-name="ce2" office:value-type="float" office:value="-0.000028496333" calcext:value-type="float">
            <text:p>-2,85E-05</text:p>
          </table:table-cell>
          <table:table-cell table:style-name="ce2" office:value-type="float" office:value="-0.000025471413" calcext:value-type="float">
            <text:p>-2,55E-05</text:p>
          </table:table-cell>
          <table:table-cell table:style-name="ce2" office:value-type="float" office:value="-0.000022939562" calcext:value-type="float">
            <text:p>-2,29E-05</text:p>
          </table:table-cell>
          <table:table-cell table:style-name="ce2" office:value-type="float" office:value="-0.0000207312" calcext:value-type="float">
            <text:p>-2,07E-05</text:p>
          </table:table-cell>
          <table:table-cell table:style-name="ce2" office:value-type="float" office:value="-0.000018872182" calcext:value-type="float">
            <text:p>-1,89E-05</text:p>
          </table:table-cell>
          <table:table-cell table:style-name="ce2" office:value-type="float" office:value="-0.000017230826" calcext:value-type="float">
            <text:p>-1,72E-05</text:p>
          </table:table-cell>
          <table:table-cell office:value-type="float" office:value="0.107232142899557" calcext:value-type="float">
            <text:p>0,107232142899557</text:p>
          </table:table-cell>
          <table:table-cell office:value-type="float" office:value="0.10723235122419" calcext:value-type="float">
            <text:p>0,10723235122419</text:p>
          </table:table-cell>
          <table:table-cell office:value-type="float" office:value="0.107232525884943" calcext:value-type="float">
            <text:p>0,107232525884943</text:p>
          </table:table-cell>
          <table:table-cell office:value-type="float" office:value="0.107232673562303" calcext:value-type="float">
            <text:p>0,107232673562303</text:p>
          </table:table-cell>
          <table:table-cell office:value-type="float" office:value="0.10723279973724" calcext:value-type="float">
            <text:p>0,10723279973724</text:p>
          </table:table-cell>
          <table:table-cell office:value-type="float" office:value="0.107232908200982" calcext:value-type="float">
            <text:p>0,107232908200982</text:p>
          </table:table-cell>
          <table:table-cell office:value-type="float" office:value="0.10723300234446" calcext:value-type="float">
            <text:p>0,10723300234446</text:p>
          </table:table-cell>
          <table:table-cell office:value-type="float" office:value="0.1072330844786" calcext:value-type="float">
            <text:p>0,1072330844786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2.25" calcext:value-type="float">
            <text:p>2,25</text:p>
          </table:table-cell>
          <table:table-cell office:value-type="float" office:value="0.108337522" calcext:value-type="float">
            <text:p>0,108337522</text:p>
          </table:table-cell>
          <table:table-cell table:formula="of:=AVERAGE([.E258:.F258])" office:value-type="float" office:value="-0.000022958062077688" calcext:value-type="float">
            <text:p>-2,2958062077688E-05</text:p>
          </table:table-cell>
          <table:table-cell office:value-type="float" office:value="-0.0000259161241553761" calcext:value-type="float">
            <text:p>-2,59E-05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34324307" calcext:value-type="float">
            <text:p>-3,43E-05</text:p>
          </table:table-cell>
          <table:table-cell table:style-name="ce2" office:value-type="float" office:value="-0.000030521782" calcext:value-type="float">
            <text:p>-3,05E-05</text:p>
          </table:table-cell>
          <table:table-cell table:style-name="ce2" office:value-type="float" office:value="-0.000027283663" calcext:value-type="float">
            <text:p>-2,73E-05</text:p>
          </table:table-cell>
          <table:table-cell table:style-name="ce2" office:value-type="float" office:value="-0.000024570434" calcext:value-type="float">
            <text:p>-2,46E-05</text:p>
          </table:table-cell>
          <table:table-cell table:style-name="ce2" office:value-type="float" office:value="-0.000022206799" calcext:value-type="float">
            <text:p>-2,22E-05</text:p>
          </table:table-cell>
          <table:table-cell table:style-name="ce2" office:value-type="float" office:value="-0.000020213444" calcext:value-type="float">
            <text:p>-2,02E-05</text:p>
          </table:table-cell>
          <table:table-cell table:style-name="ce2" office:value-type="float" office:value="-0.00001845541" calcext:value-type="float">
            <text:p>-1,85E-05</text:p>
          </table:table-cell>
          <table:table-cell office:value-type="float" office:value="0.108336934050256" calcext:value-type="float">
            <text:p>0,108336934050256</text:p>
          </table:table-cell>
          <table:table-cell office:value-type="float" office:value="0.108337159488618" calcext:value-type="float">
            <text:p>0,108337159488618</text:p>
          </table:table-cell>
          <table:table-cell office:value-type="float" office:value="0.108337348491264" calcext:value-type="float">
            <text:p>0,108337348491264</text:p>
          </table:table-cell>
          <table:table-cell office:value-type="float" office:value="0.108337508305422" calcext:value-type="float">
            <text:p>0,108337508305422</text:p>
          </table:table-cell>
          <table:table-cell office:value-type="float" office:value="0.108337644843109" calcext:value-type="float">
            <text:p>0,108337644843109</text:p>
          </table:table-cell>
          <table:table-cell office:value-type="float" office:value="0.108337762224126" calcext:value-type="float">
            <text:p>0,108337762224126</text:p>
          </table:table-cell>
          <table:table-cell office:value-type="float" office:value="0.108337864097395" calcext:value-type="float">
            <text:p>0,108337864097395</text:p>
          </table:table-cell>
          <table:table-cell office:value-type="float" office:value="0.108337952975161" calcext:value-type="float">
            <text:p>0,108337952975161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2.5" calcext:value-type="float">
            <text:p>2,5</text:p>
          </table:table-cell>
          <table:table-cell office:value-type="float" office:value="0.078049772" calcext:value-type="float">
            <text:p>0,078049772</text:p>
          </table:table-cell>
          <table:table-cell table:formula="of:=AVERAGE([.E259:.F259])" office:value-type="float" office:value="-1.32722462833517" calcext:value-type="float">
            <text:p>-1,32722462833517</text:p>
          </table:table-cell>
          <table:table-cell table:style-name="Default" office:value-type="float" office:value="-2.26052925667035" calcext:value-type="float">
            <text:p>-2,26052925667035</text:p>
          </table:table-cell>
          <table:table-cell office:value-type="float" office:value="-0.39392" calcext:value-type="float">
            <text:p>-0,39392</text:p>
          </table:table-cell>
          <table:table-cell office:value-type="float" office:value="0" calcext:value-type="float">
            <text:p>0</text:p>
          </table:table-cell>
          <table:table-cell office:value-type="float" office:value="-8.116106224929" calcext:value-type="float">
            <text:p>-8,116106224929</text:p>
          </table:table-cell>
          <table:table-cell office:value-type="float" office:value="-5.743958584079" calcext:value-type="float">
            <text:p>-5,743958584079</text:p>
          </table:table-cell>
          <table:table-cell table:style-name="ce2" office:value-type="float" office:value="-0.000034493708" calcext:value-type="float">
            <text:p>-3,45E-05</text:p>
          </table:table-cell>
          <table:table-cell office:value-type="float" office:value="15.993832598661" calcext:value-type="float">
            <text:p>15,993832598661</text:p>
          </table:table-cell>
          <table:table-cell office:value-type="float" office:value="-10.085185161488" calcext:value-type="float">
            <text:p>-10,085185161488</text:p>
          </table:table-cell>
          <table:table-cell office:value-type="float" office:value="10.577489092268" calcext:value-type="float">
            <text:p>10,577489092268</text:p>
          </table:table-cell>
          <table:table-cell office:value-type="float" office:value="-18.455706213647" calcext:value-type="float">
            <text:p>-18,455706213647</text:p>
          </table:table-cell>
          <table:table-cell office:value-type="float" office:value="0.0477180956229232" calcext:value-type="float">
            <text:p>0,047718095622923</text:p>
          </table:table-cell>
          <table:table-cell office:value-type="float" office:value="0.0780497590338887" calcext:value-type="float">
            <text:p>0,078049759033889</text:p>
          </table:table-cell>
          <table:table-cell office:value-type="float" office:value="0.108382010610382" calcext:value-type="float">
            <text:p>0,108382010610382</text:p>
          </table:table-cell>
          <table:table-cell office:value-type="float" office:value="0.108382212740736" calcext:value-type="float">
            <text:p>0,108382212740736</text:p>
          </table:table-cell>
          <table:table-cell office:value-type="float" office:value="0.0477169949436468" calcext:value-type="float">
            <text:p>0,047716994943647</text:p>
          </table:table-cell>
          <table:table-cell office:value-type="float" office:value="0.0780496733857991" calcext:value-type="float">
            <text:p>0,078049673385799</text:p>
          </table:table-cell>
          <table:table-cell office:value-type="float" office:value="0.047716655283733" calcext:value-type="float">
            <text:p>0,047716655283733</text:p>
          </table:table-cell>
          <table:table-cell office:value-type="float" office:value="0.108382775091505" calcext:value-type="float">
            <text:p>0,108382775091505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2.75" calcext:value-type="float">
            <text:p>2,75</text:p>
          </table:table-cell>
          <table:table-cell office:value-type="float" office:value="0.072760814" calcext:value-type="float">
            <text:p>0,072760814</text:p>
          </table:table-cell>
          <table:table-cell table:formula="of:=AVERAGE([.E260:.F260])" office:value-type="float" office:value="-0.000000248607301093344" calcext:value-type="float">
            <text:p>-2,48607301093344E-07</text:p>
          </table:table-cell>
          <table:table-cell office:value-type="float" office:value="-0.000000497214602186688" calcext:value-type="float">
            <text:p>-4,97E-07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655973" calcext:value-type="float">
            <text:p>-6,56E-07</text:p>
          </table:table-cell>
          <table:table-cell table:style-name="ce2" office:value-type="float" office:value="-0.000000602482" calcext:value-type="float">
            <text:p>-6,02E-07</text:p>
          </table:table-cell>
          <table:table-cell table:style-name="ce2" office:value-type="float" office:value="-0.000000504759" calcext:value-type="float">
            <text:p>-5,05E-07</text:p>
          </table:table-cell>
          <table:table-cell table:style-name="ce2" office:value-type="float" office:value="-0.000000478099" calcext:value-type="float">
            <text:p>-4,78E-07</text:p>
          </table:table-cell>
          <table:table-cell table:style-name="ce2" office:value-type="float" office:value="-0.000000399115" calcext:value-type="float">
            <text:p>-3,99E-07</text:p>
          </table:table-cell>
          <table:table-cell table:style-name="ce2" office:value-type="float" office:value="-0.000000401202" calcext:value-type="float">
            <text:p>-4,01E-07</text:p>
          </table:table-cell>
          <table:table-cell table:style-name="ce2" office:value-type="float" office:value="-0.000000366373" calcext:value-type="float">
            <text:p>-3,66E-07</text:p>
          </table:table-cell>
          <table:table-cell office:value-type="float" office:value="0.0727608067098296" calcext:value-type="float">
            <text:p>0,07276080670983</text:p>
          </table:table-cell>
          <table:table-cell office:value-type="float" office:value="0.0727608096033902" calcext:value-type="float">
            <text:p>0,07276080960339</text:p>
          </table:table-cell>
          <table:table-cell office:value-type="float" office:value="0.0727608121090499" calcext:value-type="float">
            <text:p>0,07276081210905</text:p>
          </table:table-cell>
          <table:table-cell office:value-type="float" office:value="0.0727608140947577" calcext:value-type="float">
            <text:p>0,072760814094758</text:p>
          </table:table-cell>
          <table:table-cell office:value-type="float" office:value="0.0727608158790894" calcext:value-type="float">
            <text:p>0,072760815879089</text:p>
          </table:table-cell>
          <table:table-cell office:value-type="float" office:value="0.0727608172959512" calcext:value-type="float">
            <text:p>0,072760817295951</text:p>
          </table:table-cell>
          <table:table-cell office:value-type="float" office:value="0.0727608186539534" calcext:value-type="float">
            <text:p>0,072760818653953</text:p>
          </table:table-cell>
          <table:table-cell office:value-type="float" office:value="0.0727608198389298" calcext:value-type="float">
            <text:p>0,07276081983893</text:p>
          </table:table-cell>
        </table:table-row>
        <table:table-row table:style-name="ro1" table:visibility="filter">
          <table:table-cell office:value-type="string" calcext:value-type="string">
            <text:p>adf-4-z14</text:p>
          </table:table-cell>
          <table:table-cell office:value-type="float" office:value="3" calcext:value-type="float">
            <text:p>3</text:p>
          </table:table-cell>
          <table:table-cell office:value-type="float" office:value="0.089414554" calcext:value-type="float">
            <text:p>0,089414554</text:p>
          </table:table-cell>
          <table:table-cell table:formula="of:=AVERAGE([.E261:.F261])" office:value-type="float" office:value="-0.0000344723192061929" calcext:value-type="float">
            <text:p>-3,44723192061929E-05</text:p>
          </table:table-cell>
          <table:table-cell office:value-type="float" office:value="-0.0000389446384123859" calcext:value-type="float">
            <text:p>-3,89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51611583" calcext:value-type="float">
            <text:p>-5,16E-05</text:p>
          </table:table-cell>
          <table:table-cell table:style-name="ce2" office:value-type="float" office:value="-0.000045830025" calcext:value-type="float">
            <text:p>-4,58E-05</text:p>
          </table:table-cell>
          <table:table-cell table:style-name="ce2" office:value-type="float" office:value="-0.00004103602" calcext:value-type="float">
            <text:p>-4,10E-05</text:p>
          </table:table-cell>
          <table:table-cell table:style-name="ce2" office:value-type="float" office:value="-0.000036920111" calcext:value-type="float">
            <text:p>-3,69E-05</text:p>
          </table:table-cell>
          <table:table-cell table:style-name="ce2" office:value-type="float" office:value="-0.000033377153" calcext:value-type="float">
            <text:p>-3,34E-05</text:p>
          </table:table-cell>
          <table:table-cell table:style-name="ce2" office:value-type="float" office:value="-0.000030370912" calcext:value-type="float">
            <text:p>-3,04E-05</text:p>
          </table:table-cell>
          <table:table-cell table:style-name="ce2" office:value-type="float" office:value="-0.000027691347" calcext:value-type="float">
            <text:p>-2,77E-05</text:p>
          </table:table-cell>
          <table:table-cell office:value-type="float" office:value="0.0894138245932076" calcext:value-type="float">
            <text:p>0,089413824593208</text:p>
          </table:table-cell>
          <table:table-cell office:value-type="float" office:value="0.0894141043634867" calcext:value-type="float">
            <text:p>0,089414104363487</text:p>
          </table:table-cell>
          <table:table-cell office:value-type="float" office:value="0.0894143385904378" calcext:value-type="float">
            <text:p>0,089414338590438</text:p>
          </table:table-cell>
          <table:table-cell office:value-type="float" office:value="0.0894145369745694" calcext:value-type="float">
            <text:p>0,089414536974569</text:p>
          </table:table-cell>
          <table:table-cell office:value-type="float" office:value="0.0894147063038787" calcext:value-type="float">
            <text:p>0,089414706303879</text:p>
          </table:table-cell>
          <table:table-cell office:value-type="float" office:value="0.0894148519137691" calcext:value-type="float">
            <text:p>0,089414851913769</text:p>
          </table:table-cell>
          <table:table-cell office:value-type="float" office:value="0.0894149782441074" calcext:value-type="float">
            <text:p>0,089414978244107</text:p>
          </table:table-cell>
          <table:table-cell office:value-type="float" office:value="0.0894150883076805" calcext:value-type="float">
            <text:p>0,089415088307681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1" calcext:value-type="float">
            <text:p>1E-09</text:p>
          </table:table-cell>
          <table:table-cell table:formula="of:=AVERAGE([.E262:.F262])" office:value-type="float" office:value="-0.0827146472207035" calcext:value-type="float">
            <text:p>-0,082714647220704</text:p>
          </table:table-cell>
          <table:table-cell table:style-name="Default" office:value-type="float" office:value="0.180860705558593" calcext:value-type="float">
            <text:p>0,180860705558593</text:p>
          </table:table-cell>
          <table:table-cell office:value-type="float" office:value="-0.34629" calcext:value-type="float">
            <text:p>-0,34629</text:p>
          </table:table-cell>
          <table:table-cell office:value-type="float" office:value="0" calcext:value-type="float">
            <text:p>0</text:p>
          </table:table-cell>
          <table:table-cell office:value-type="float" office:value="0.552537851071" calcext:value-type="float">
            <text:p>0,552537851071</text:p>
          </table:table-cell>
          <table:table-cell office:value-type="float" office:value="1.949142396709" calcext:value-type="float">
            <text:p>1,949142396709</text:p>
          </table:table-cell>
          <table:table-cell office:value-type="float" office:value="-0.734647437116" calcext:value-type="float">
            <text:p>-0,734647437116</text:p>
          </table:table-cell>
          <table:table-cell office:value-type="float" office:value="1.064417032503" calcext:value-type="float">
            <text:p>1,064417032503</text:p>
          </table:table-cell>
          <table:table-cell office:value-type="float" office:value="-1.160409039436" calcext:value-type="float">
            <text:p>-1,160409039436</text:p>
          </table:table-cell>
          <table:table-cell office:value-type="float" office:value="1.214006643736" calcext:value-type="float">
            <text:p>1,214006643736</text:p>
          </table:table-cell>
          <table:table-cell office:value-type="float" office:value="-2.114834330489" calcext:value-type="float">
            <text:p>-2,114834330489</text:p>
          </table:table-cell>
          <table:table-cell table:style-name="ce2" office:value-type="float" office:value="0.00000000128837236482615" calcext:value-type="float">
            <text:p>1,29E-09</text:p>
          </table:table-cell>
          <table:table-cell table:style-name="ce2" office:value-type="float" office:value="0.00000000124593006448125" calcext:value-type="float">
            <text:p>1,25E-09</text:p>
          </table:table-cell>
          <table:table-cell table:style-name="ce2" office:value-type="float" office:value="0.00000000111457414923484" calcext:value-type="float">
            <text:p>1,11E-09</text:p>
          </table:table-cell>
          <table:table-cell table:style-name="ce2" office:value-type="float" office:value="0.00000000115973641234392" calcext:value-type="float">
            <text:p>1,16E-09</text:p>
          </table:table-cell>
          <table:table-cell table:style-name="ce2" office:value-type="float" office:value="0.00000000109811524034865" calcext:value-type="float">
            <text:p>1,10E-09</text:p>
          </table:table-cell>
          <table:table-cell table:style-name="ce2" office:value-type="float" office:value="0.00000000116208039164686" calcext:value-type="float">
            <text:p>1,16E-09</text:p>
          </table:table-cell>
          <table:table-cell table:style-name="ce2" office:value-type="float" office:value="0.0000000010982700190579" calcext:value-type="float">
            <text:p>1,10E-09</text:p>
          </table:table-cell>
          <table:table-cell table:style-name="ce2" office:value-type="float" office:value="0.00000000120652502222866" calcext:value-type="float">
            <text:p>1,21E-09</text:p>
          </table:table-cell>
        </table:table-row>
        <table:table-row table:style-name="ro1" table:visibility="filter">
          <table:table-cell office:value-type="string" calcext:value-type="string">
            <text:p>cos-1-1d</text:p>
          </table:table-cell>
          <table:table-cell office:value-type="float" office:value="1.1" calcext:value-type="float">
            <text:p>1,1</text:p>
          </table:table-cell>
          <table:table-cell office:value-type="float" office:value="0.004808503" calcext:value-type="float">
            <text:p>0,004808503</text:p>
          </table:table-cell>
          <table:table-cell table:formula="of:=AVERAGE([.E263:.F263])" office:value-type="float" office:value="-0.0000000454704335618252" calcext:value-type="float">
            <text:p>-4,54704335618252E-08</text:p>
          </table:table-cell>
          <table:table-cell office:value-type="float" office:value="-0.0000000909408671236503" calcext:value-type="float">
            <text:p>-9,09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86565" calcext:value-type="float">
            <text:p>-8,66E-08</text:p>
          </table:table-cell>
          <table:table-cell table:style-name="ce2" office:value-type="float" office:value="-0.000000366988" calcext:value-type="float">
            <text:p>-3,67E-07</text:p>
          </table:table-cell>
          <table:table-cell table:style-name="ce2" office:value-type="float" office:value="0.000000172523" calcext:value-type="float">
            <text:p>1,73E-07</text:p>
          </table:table-cell>
          <table:table-cell table:style-name="ce2" office:value-type="float" office:value="-0.000000185741" calcext:value-type="float">
            <text:p>-1,86E-07</text:p>
          </table:table-cell>
          <table:table-cell table:style-name="ce2" office:value-type="float" office:value="0.000000352986" calcext:value-type="float">
            <text:p>3,53E-07</text:p>
          </table:table-cell>
          <table:table-cell table:style-name="ce2" office:value-type="float" office:value="-0.000000279362" calcext:value-type="float">
            <text:p>-2,79E-07</text:p>
          </table:table-cell>
          <table:table-cell table:style-name="ce2" office:value-type="float" office:value="-0.000000243081" calcext:value-type="float">
            <text:p>-2,43E-07</text:p>
          </table:table-cell>
          <table:table-cell office:value-type="float" office:value="0.00480850312750776" calcext:value-type="float">
            <text:p>0,004808503127508</text:p>
          </table:table-cell>
          <table:table-cell office:value-type="float" office:value="0.00480850315274258" calcext:value-type="float">
            <text:p>0,004808503152743</text:p>
          </table:table-cell>
          <table:table-cell office:value-type="float" office:value="0.00480850325360794" calcext:value-type="float">
            <text:p>0,004808503253608</text:p>
          </table:table-cell>
          <table:table-cell office:value-type="float" office:value="0.00480850320875499" calcext:value-type="float">
            <text:p>0,004808503208755</text:p>
          </table:table-cell>
          <table:table-cell office:value-type="float" office:value="0.0048085032545669" calcext:value-type="float">
            <text:p>0,004808503254567</text:p>
          </table:table-cell>
          <table:table-cell office:value-type="float" office:value="0.00480850317175377" calcext:value-type="float">
            <text:p>0,004808503171754</text:p>
          </table:table-cell>
          <table:table-cell office:value-type="float" office:value="0.00480850323424473" calcext:value-type="float">
            <text:p>0,004808503234245</text:p>
          </table:table-cell>
          <table:table-cell office:value-type="float" office:value="0.0048085032862025" calcext:value-type="float">
            <text:p>0,004808503286203</text:p>
          </table:table-cell>
        </table:table-row>
        <table:table-row table:style-name="ro1" table:visibility="filter">
          <table:table-cell office:value-type="string" calcext:value-type="string">
            <text:p>cos-1-1d</text:p>
          </table:table-cell>
          <table:table-cell office:value-type="float" office:value="1.2" calcext:value-type="float">
            <text:p>1,2</text:p>
          </table:table-cell>
          <table:table-cell office:value-type="float" office:value="0.006126983" calcext:value-type="float">
            <text:p>0,006126983</text:p>
          </table:table-cell>
          <table:table-cell table:formula="of:=AVERAGE([.E264:.F264])" office:value-type="float" office:value="-0.0000000360479255238796" calcext:value-type="float">
            <text:p>-3,60479255238796E-08</text:p>
          </table:table-cell>
          <table:table-cell office:value-type="float" office:value="-0.0000000720958510477592" calcext:value-type="float">
            <text:p>-7,21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68629" calcext:value-type="float">
            <text:p>-6,86E-08</text:p>
          </table:table-cell>
          <table:table-cell table:style-name="ce2" office:value-type="float" office:value="-0.000000290944" calcext:value-type="float">
            <text:p>-2,91E-07</text:p>
          </table:table-cell>
          <table:table-cell table:style-name="ce2" office:value-type="float" office:value="0.000000136772" calcext:value-type="float">
            <text:p>1,37E-07</text:p>
          </table:table-cell>
          <table:table-cell table:style-name="ce2" office:value-type="float" office:value="-0.000000147245" calcext:value-type="float">
            <text:p>-1,47E-07</text:p>
          </table:table-cell>
          <table:table-cell table:style-name="ce2" office:value-type="float" office:value="0.000000279844" calcext:value-type="float">
            <text:p>2,80E-07</text:p>
          </table:table-cell>
          <table:table-cell table:style-name="ce2" office:value-type="float" office:value="-0.000000221475" calcext:value-type="float">
            <text:p>-2,21E-07</text:p>
          </table:table-cell>
          <table:table-cell table:style-name="ce2" office:value-type="float" office:value="-0.000000192708" calcext:value-type="float">
            <text:p>-1,93E-07</text:p>
          </table:table-cell>
          <table:table-cell office:value-type="float" office:value="0.00612698263070697" calcext:value-type="float">
            <text:p>0,006126982630707</text:p>
          </table:table-cell>
          <table:table-cell office:value-type="float" office:value="0.00612698265619908" calcext:value-type="float">
            <text:p>0,006126982656199</text:p>
          </table:table-cell>
          <table:table-cell office:value-type="float" office:value="0.00612698275809007" calcext:value-type="float">
            <text:p>0,00612698275809</text:p>
          </table:table-cell>
          <table:table-cell office:value-type="float" office:value="0.00612698271278189" calcext:value-type="float">
            <text:p>0,006126982712782</text:p>
          </table:table-cell>
          <table:table-cell office:value-type="float" office:value="0.00612698275905705" calcext:value-type="float">
            <text:p>0,006126982759057</text:p>
          </table:table-cell>
          <table:table-cell office:value-type="float" office:value="0.00612698267540161" calcext:value-type="float">
            <text:p>0,006126982675402</text:p>
          </table:table-cell>
          <table:table-cell office:value-type="float" office:value="0.00612698273852816" calcext:value-type="float">
            <text:p>0,006126982738528</text:p>
          </table:table-cell>
          <table:table-cell office:value-type="float" office:value="0.00612698279101322" calcext:value-type="float">
            <text:p>0,006126982791013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25" calcext:value-type="float">
            <text:p>1,25</text:p>
          </table:table-cell>
          <table:table-cell office:value-type="float" office:value="0.005901698" calcext:value-type="float">
            <text:p>0,005901698</text:p>
          </table:table-cell>
          <table:table-cell table:formula="of:=AVERAGE([.E265:.F265])" office:value-type="float" office:value="-0.0000000373595890113754" calcext:value-type="float">
            <text:p>-3,73595890113754E-08</text:p>
          </table:table-cell>
          <table:table-cell office:value-type="float" office:value="-0.0000000747191780227507" calcext:value-type="float">
            <text:p>-7,47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71116" calcext:value-type="float">
            <text:p>-7,11E-08</text:p>
          </table:table-cell>
          <table:table-cell table:style-name="ce2" office:value-type="float" office:value="-0.000000301539" calcext:value-type="float">
            <text:p>-3,02E-07</text:p>
          </table:table-cell>
          <table:table-cell table:style-name="ce2" office:value-type="float" office:value="0.000000141752" calcext:value-type="float">
            <text:p>1,42E-07</text:p>
          </table:table-cell>
          <table:table-cell table:style-name="ce2" office:value-type="float" office:value="-0.000000152606" calcext:value-type="float">
            <text:p>-1,53E-07</text:p>
          </table:table-cell>
          <table:table-cell table:style-name="ce2" office:value-type="float" office:value="0.00000029002" calcext:value-type="float">
            <text:p>2,90E-07</text:p>
          </table:table-cell>
          <table:table-cell table:style-name="ce2" office:value-type="float" office:value="-0.000000229536" calcext:value-type="float">
            <text:p>-2,30E-07</text:p>
          </table:table-cell>
          <table:table-cell table:style-name="ce2" office:value-type="float" office:value="-0.000000199715" calcext:value-type="float">
            <text:p>-2,00E-07</text:p>
          </table:table-cell>
          <table:table-cell office:value-type="float" office:value="0.00590169820547679" calcext:value-type="float">
            <text:p>0,005901698205477</text:p>
          </table:table-cell>
          <table:table-cell office:value-type="float" office:value="0.00590169823092142" calcext:value-type="float">
            <text:p>0,005901698230921</text:p>
          </table:table-cell>
          <table:table-cell office:value-type="float" office:value="0.00590169833264003" calcext:value-type="float">
            <text:p>0,00590169833264</text:p>
          </table:table-cell>
          <table:table-cell office:value-type="float" office:value="0.00590169828740859" calcext:value-type="float">
            <text:p>0,005901698287409</text:p>
          </table:table-cell>
          <table:table-cell office:value-type="float" office:value="0.00590169833360509" calcext:value-type="float">
            <text:p>0,005901698333605</text:p>
          </table:table-cell>
          <table:table-cell office:value-type="float" office:value="0.0059016982500954" calcext:value-type="float">
            <text:p>0,005901698250095</text:p>
          </table:table-cell>
          <table:table-cell office:value-type="float" office:value="0.00590169831311374" calcext:value-type="float">
            <text:p>0,005901698313114</text:p>
          </table:table-cell>
          <table:table-cell office:value-type="float" office:value="0.00590169836550724" calcext:value-type="float">
            <text:p>0,005901698365507</text:p>
          </table:table-cell>
        </table:table-row>
        <table:table-row table:style-name="ro1" table:visibility="filter">
          <table:table-cell office:value-type="string" calcext:value-type="string">
            <text:p>cos-1-1d</text:p>
          </table:table-cell>
          <table:table-cell office:value-type="float" office:value="1.3" calcext:value-type="float">
            <text:p>1,3</text:p>
          </table:table-cell>
          <table:table-cell office:value-type="float" office:value="0.005250469" calcext:value-type="float">
            <text:p>0,005250469</text:p>
          </table:table-cell>
          <table:table-cell table:formula="of:=AVERAGE([.E266:.F266])" office:value-type="float" office:value="-0.0000000417844220754413" calcext:value-type="float">
            <text:p>-4,17844220754413E-08</text:p>
          </table:table-cell>
          <table:table-cell office:value-type="float" office:value="-0.0000000835688441508827" calcext:value-type="float">
            <text:p>-8,36E-08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79539" calcext:value-type="float">
            <text:p>-7,95E-08</text:p>
          </table:table-cell>
          <table:table-cell table:style-name="ce2" office:value-type="float" office:value="-0.000000337259" calcext:value-type="float">
            <text:p>-3,37E-07</text:p>
          </table:table-cell>
          <table:table-cell table:style-name="ce2" office:value-type="float" office:value="0.000000158546" calcext:value-type="float">
            <text:p>1,59E-07</text:p>
          </table:table-cell>
          <table:table-cell table:style-name="ce2" office:value-type="float" office:value="-0.000000170685" calcext:value-type="float">
            <text:p>-1,71E-07</text:p>
          </table:table-cell>
          <table:table-cell table:style-name="ce2" office:value-type="float" office:value="0.000000324382" calcext:value-type="float">
            <text:p>3,24E-07</text:p>
          </table:table-cell>
          <table:table-cell table:style-name="ce2" office:value-type="float" office:value="-0.00000025672" calcext:value-type="float">
            <text:p>-2,57E-07</text:p>
          </table:table-cell>
          <table:table-cell table:style-name="ce2" office:value-type="float" office:value="-0.000000223378" calcext:value-type="float">
            <text:p>-2,23E-07</text:p>
          </table:table-cell>
          <table:table-cell office:value-type="float" office:value="0.0052504686820481" calcext:value-type="float">
            <text:p>0,005250468682048</text:p>
          </table:table-cell>
          <table:table-cell office:value-type="float" office:value="0.00525046870736591" calcext:value-type="float">
            <text:p>0,005250468707366</text:p>
          </table:table-cell>
          <table:table-cell office:value-type="float" office:value="0.00525046880858023" calcext:value-type="float">
            <text:p>0,00525046880858</text:p>
          </table:table-cell>
          <table:table-cell office:value-type="float" office:value="0.00525046876357242" calcext:value-type="float">
            <text:p>0,005250468763572</text:p>
          </table:table-cell>
          <table:table-cell office:value-type="float" office:value="0.00525046880954019" calcext:value-type="float">
            <text:p>0,00525046880954</text:p>
          </table:table-cell>
          <table:table-cell office:value-type="float" office:value="0.00525046872644297" calcext:value-type="float">
            <text:p>0,005250468726443</text:p>
          </table:table-cell>
          <table:table-cell office:value-type="float" office:value="0.00525046878914738" calcext:value-type="float">
            <text:p>0,005250468789147</text:p>
          </table:table-cell>
          <table:table-cell office:value-type="float" office:value="0.00525046884128218" calcext:value-type="float">
            <text:p>0,005250468841282</text:p>
          </table:table-cell>
        </table:table-row>
        <table:table-row table:style-name="ro1" table:visibility="filter">
          <table:table-cell office:value-type="string" calcext:value-type="string">
            <text:p>cos-1-1d</text:p>
          </table:table-cell>
          <table:table-cell office:value-type="float" office:value="1.4" calcext:value-type="float">
            <text:p>1,4</text:p>
          </table:table-cell>
          <table:table-cell office:value-type="float" office:value="0.003025333" calcext:value-type="float">
            <text:p>0,003025333</text:p>
          </table:table-cell>
          <table:table-cell table:formula="of:=AVERAGE([.E267:.F267])" office:value-type="float" office:value="-0.0000000712790907976535" calcext:value-type="float">
            <text:p>-7,12790907976535E-08</text:p>
          </table:table-cell>
          <table:table-cell office:value-type="float" office:value="-0.000000142558181595307" calcext:value-type="float">
            <text:p>-1,43E-07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1357" calcext:value-type="float">
            <text:p>-1,36E-07</text:p>
          </table:table-cell>
          <table:table-cell table:style-name="ce2" office:value-type="float" office:value="-0.00000057531" calcext:value-type="float">
            <text:p>-5,75E-07</text:p>
          </table:table-cell>
          <table:table-cell table:style-name="ce2" office:value-type="float" office:value="0.000000270452" calcext:value-type="float">
            <text:p>2,70E-07</text:p>
          </table:table-cell>
          <table:table-cell table:style-name="ce2" office:value-type="float" office:value="-0.000000291158" calcext:value-type="float">
            <text:p>-2,91E-07</text:p>
          </table:table-cell>
          <table:table-cell table:style-name="ce2" office:value-type="float" office:value="0.000000553338" calcext:value-type="float">
            <text:p>5,53E-07</text:p>
          </table:table-cell>
          <table:table-cell table:style-name="ce2" office:value-type="float" office:value="-0.000000437914" calcext:value-type="float">
            <text:p>-4,38E-07</text:p>
          </table:table-cell>
          <table:table-cell table:style-name="ce2" office:value-type="float" office:value="-0.000000381051" calcext:value-type="float">
            <text:p>-3,81E-07</text:p>
          </table:table-cell>
          <table:table-cell office:value-type="float" office:value="0.00302533264483362" calcext:value-type="float">
            <text:p>0,003025332644834</text:p>
          </table:table-cell>
          <table:table-cell office:value-type="float" office:value="0.00302533266972235" calcext:value-type="float">
            <text:p>0,003025332669722</text:p>
          </table:table-cell>
          <table:table-cell office:value-type="float" office:value="0.00302533276920685" calcext:value-type="float">
            <text:p>0,003025332769207</text:p>
          </table:table-cell>
          <table:table-cell office:value-type="float" office:value="0.00302533272496858" calcext:value-type="float">
            <text:p>0,003025332724969</text:p>
          </table:table-cell>
          <table:table-cell office:value-type="float" office:value="0.00302533277015029" calcext:value-type="float">
            <text:p>0,00302533277015</text:p>
          </table:table-cell>
          <table:table-cell office:value-type="float" office:value="0.00302533268847404" calcext:value-type="float">
            <text:p>0,003025332688474</text:p>
          </table:table-cell>
          <table:table-cell office:value-type="float" office:value="0.00302533275010545" calcext:value-type="float">
            <text:p>0,003025332750105</text:p>
          </table:table-cell>
          <table:table-cell office:value-type="float" office:value="0.00302533280134965" calcext:value-type="float">
            <text:p>0,00302533280135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5" calcext:value-type="float">
            <text:p>1,5</text:p>
          </table:table-cell>
          <table:table-cell table:style-name="ce1" office:value-type="float" office:value="0.000000001" calcext:value-type="float">
            <text:p>1E-09</text:p>
          </table:table-cell>
          <table:table-cell table:formula="of:=AVERAGE([.E268:.F268])" office:value-type="float" office:value="-0.0827212300015689" calcext:value-type="float">
            <text:p>-0,082721230001569</text:p>
          </table:table-cell>
          <table:table-cell table:style-name="Default" office:value-type="float" office:value="0.180857539996862" calcext:value-type="float">
            <text:p>0,180857539996862</text:p>
          </table:table-cell>
          <table:table-cell office:value-type="float" office:value="-0.3463" calcext:value-type="float">
            <text:p>-0,3463</text:p>
          </table:table-cell>
          <table:table-cell office:value-type="float" office:value="0" calcext:value-type="float">
            <text:p>0</text:p>
          </table:table-cell>
          <table:table-cell office:value-type="float" office:value="0.552530384816" calcext:value-type="float">
            <text:p>0,552530384816</text:p>
          </table:table-cell>
          <table:table-cell office:value-type="float" office:value="1.949174463345" calcext:value-type="float">
            <text:p>1,949174463345</text:p>
          </table:table-cell>
          <table:table-cell office:value-type="float" office:value="-0.734628091605" calcext:value-type="float">
            <text:p>-0,734628091605</text:p>
          </table:table-cell>
          <table:table-cell office:value-type="float" office:value="1.064410356444" calcext:value-type="float">
            <text:p>1,064410356444</text:p>
          </table:table-cell>
          <table:table-cell office:value-type="float" office:value="-1.160476343023" calcext:value-type="float">
            <text:p>-1,160476343023</text:p>
          </table:table-cell>
          <table:table-cell office:value-type="float" office:value="1.214023982999" calcext:value-type="float">
            <text:p>1,214023982999</text:p>
          </table:table-cell>
          <table:table-cell office:value-type="float" office:value="-2.114851324858" calcext:value-type="float">
            <text:p>-2,114851324858</text:p>
          </table:table-cell>
          <table:table-cell table:style-name="ce2" office:value-type="float" office:value="0.00000000128837236482615" calcext:value-type="float">
            <text:p>1,29E-09</text:p>
          </table:table-cell>
          <table:table-cell table:style-name="ce2" office:value-type="float" office:value="0.00000000124593062843778" calcext:value-type="float">
            <text:p>1,25E-09</text:p>
          </table:table-cell>
          <table:table-cell table:style-name="ce2" office:value-type="float" office:value="0.00000000111457261085699" calcext:value-type="float">
            <text:p>1,11E-09</text:p>
          </table:table-cell>
          <table:table-cell table:style-name="ce2" office:value-type="float" office:value="0.0000000011597335985981" calcext:value-type="float">
            <text:p>1,16E-09</text:p>
          </table:table-cell>
          <table:table-cell table:style-name="ce2" office:value-type="float" office:value="0.00000000109811295214225" calcext:value-type="float">
            <text:p>1,10E-09</text:p>
          </table:table-cell>
          <table:table-cell table:style-name="ce2" office:value-type="float" office:value="0.00000000116208178613591" calcext:value-type="float">
            <text:p>1,16E-09</text:p>
          </table:table-cell>
          <table:table-cell table:style-name="ce2" office:value-type="float" office:value="0.00000000109827045108459" calcext:value-type="float">
            <text:p>1,10E-09</text:p>
          </table:table-cell>
          <table:table-cell table:style-name="ce2" office:value-type="float" office:value="0.00000000120652640828509" calcext:value-type="float">
            <text:p>1,21E-09</text:p>
          </table:table-cell>
        </table:table-row>
        <table:table-row table:style-name="ro1" table:visibility="filter">
          <table:table-cell office:value-type="string" calcext:value-type="string">
            <text:p>cos-1-1d</text:p>
          </table:table-cell>
          <table:table-cell office:value-type="float" office:value="1.6" calcext:value-type="float">
            <text:p>1,6</text:p>
          </table:table-cell>
          <table:table-cell office:value-type="float" office:value="0.001969959" calcext:value-type="float">
            <text:p>0,001969959</text:p>
          </table:table-cell>
          <table:table-cell table:formula="of:=AVERAGE([.E269:.F269])" office:value-type="float" office:value="0.0000316551622865227" calcext:value-type="float">
            <text:p>3,16551622865227E-05</text:p>
          </table:table-cell>
          <table:table-cell office:value-type="float" office:value="0.0000333103245730454" calcext:value-type="float">
            <text:p>3,33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45454712" calcext:value-type="float">
            <text:p>4,55E-05</text:p>
          </table:table-cell>
          <table:table-cell table:style-name="ce2" office:value-type="float" office:value="0.00003840174" calcext:value-type="float">
            <text:p>3,84E-05</text:p>
          </table:table-cell>
          <table:table-cell table:style-name="ce2" office:value-type="float" office:value="0.000035889719" calcext:value-type="float">
            <text:p>3,59E-05</text:p>
          </table:table-cell>
          <table:table-cell table:style-name="ce2" office:value-type="float" office:value="0.000031776863" calcext:value-type="float">
            <text:p>3,18E-05</text:p>
          </table:table-cell>
          <table:table-cell table:style-name="ce2" office:value-type="float" office:value="0.000027543613" calcext:value-type="float">
            <text:p>2,75E-05</text:p>
          </table:table-cell>
          <table:table-cell table:style-name="ce2" office:value-type="float" office:value="0.000026427545" calcext:value-type="float">
            <text:p>2,64E-05</text:p>
          </table:table-cell>
          <table:table-cell table:style-name="ce2" office:value-type="float" office:value="0.000022365321" calcext:value-type="float">
            <text:p>2,24E-05</text:p>
          </table:table-cell>
          <table:table-cell office:value-type="float" office:value="0.00196997271985725" calcext:value-type="float">
            <text:p>0,001969972719857</text:p>
          </table:table-cell>
          <table:table-cell office:value-type="float" office:value="0.00196996729126065" calcext:value-type="float">
            <text:p>0,001969967291261</text:p>
          </table:table-cell>
          <table:table-cell office:value-type="float" office:value="0.00196996296722154" calcext:value-type="float">
            <text:p>0,001969962967222</text:p>
          </table:table-cell>
          <table:table-cell office:value-type="float" office:value="0.00196995914459613" calcext:value-type="float">
            <text:p>0,001969959144596</text:p>
          </table:table-cell>
          <table:table-cell office:value-type="float" office:value="0.00196995593368353" calcext:value-type="float">
            <text:p>0,001969955933684</text:p>
          </table:table-cell>
          <table:table-cell office:value-type="float" office:value="0.00196995328634545" calcext:value-type="float">
            <text:p>0,001969953286345</text:p>
          </table:table-cell>
          <table:table-cell office:value-type="float" office:value="0.00196995086446707" calcext:value-type="float">
            <text:p>0,001969950864467</text:p>
          </table:table-cell>
          <table:table-cell office:value-type="float" office:value="0.00196994890598639" calcext:value-type="float">
            <text:p>0,001969948905986</text:p>
          </table:table-cell>
        </table:table-row>
        <table:table-row table:style-name="ro1" table:visibility="filter">
          <table:table-cell office:value-type="string" calcext:value-type="string">
            <text:p>cos-1-1d</text:p>
          </table:table-cell>
          <table:table-cell office:value-type="float" office:value="1.7" calcext:value-type="float">
            <text:p>1,7</text:p>
          </table:table-cell>
          <table:table-cell office:value-type="float" office:value="0.002194048" calcext:value-type="float">
            <text:p>0,002194048</text:p>
          </table:table-cell>
          <table:table-cell table:formula="of:=AVERAGE([.E270:.F270])" office:value-type="float" office:value="0.0000942132697739728" calcext:value-type="float">
            <text:p>9,42132697739728E-05</text:p>
          </table:table-cell>
          <table:table-cell office:value-type="float" office:value="0.0000984265395479456" calcext:value-type="float">
            <text:p>9,8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0.000131561254" calcext:value-type="float">
            <text:p>0,000131561254</text:p>
          </table:table-cell>
          <table:table-cell office:value-type="float" office:value="0.00011514422" calcext:value-type="float">
            <text:p>0,00011514422</text:p>
          </table:table-cell>
          <table:table-cell office:value-type="float" office:value="0.000104390812" calcext:value-type="float">
            <text:p>0,000104390812</text:p>
          </table:table-cell>
          <table:table-cell table:style-name="ce2" office:value-type="float" office:value="0.00009348075" calcext:value-type="float">
            <text:p>9,35E-05</text:p>
          </table:table-cell>
          <table:table-cell table:style-name="ce2" office:value-type="float" office:value="0.000083493307" calcext:value-type="float">
            <text:p>8,35E-05</text:p>
          </table:table-cell>
          <table:table-cell table:style-name="ce2" office:value-type="float" office:value="0.000077145476" calcext:value-type="float">
            <text:p>7,71E-05</text:p>
          </table:table-cell>
          <table:table-cell table:style-name="ce2" office:value-type="float" office:value="0.000068854457" calcext:value-type="float">
            <text:p>6,89E-05</text:p>
          </table:table-cell>
          <table:table-cell office:value-type="float" office:value="0.00219409352096762" calcext:value-type="float">
            <text:p>0,002194093520968</text:p>
          </table:table-cell>
          <table:table-cell office:value-type="float" office:value="0.00219407602127378" calcext:value-type="float">
            <text:p>0,002194076021274</text:p>
          </table:table-cell>
          <table:table-cell office:value-type="float" office:value="0.00219406158109564" calcext:value-type="float">
            <text:p>0,002194061581096</text:p>
          </table:table-cell>
          <table:table-cell office:value-type="float" office:value="0.0021940491975812" calcext:value-type="float">
            <text:p>0,002194049197581</text:p>
          </table:table-cell>
          <table:table-cell office:value-type="float" office:value="0.0021940386772817" calcext:value-type="float">
            <text:p>0,002194038677282</text:p>
          </table:table-cell>
          <table:table-cell office:value-type="float" office:value="0.00219402973954953" calcext:value-type="float">
            <text:p>0,00219402973955</text:p>
          </table:table-cell>
          <table:table-cell office:value-type="float" office:value="0.00219402186561048" calcext:value-type="float">
            <text:p>0,00219402186561</text:p>
          </table:table-cell>
          <table:table-cell office:value-type="float" office:value="0.00219401515037374" calcext:value-type="float">
            <text:p>0,002194015150374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1.75" calcext:value-type="float">
            <text:p>1,75</text:p>
          </table:table-cell>
          <table:table-cell office:value-type="float" office:value="0.001962943" calcext:value-type="float">
            <text:p>0,001962943</text:p>
          </table:table-cell>
          <table:table-cell table:formula="of:=AVERAGE([.E271:.F271])" office:value-type="float" office:value="0.000148313686157711" calcext:value-type="float">
            <text:p>0,000148313686158</text:p>
          </table:table-cell>
          <table:table-cell table:style-name="Default" office:value-type="float" office:value="0.000156627372315422" calcext:value-type="float">
            <text:p>0,000156627372315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" calcext:value-type="float">
            <text:p>0</text:p>
          </table:table-cell>
          <table:table-cell office:value-type="float" office:value="0.000208789165" calcext:value-type="float">
            <text:p>0,000208789165</text:p>
          </table:table-cell>
          <table:table-cell office:value-type="float" office:value="0.000183573301" calcext:value-type="float">
            <text:p>0,000183573301</text:p>
          </table:table-cell>
          <table:table-cell office:value-type="float" office:value="0.000165778104" calcext:value-type="float">
            <text:p>0,000165778104</text:p>
          </table:table-cell>
          <table:table-cell office:value-type="float" office:value="0.000148672312" calcext:value-type="float">
            <text:p>0,000148672312</text:p>
          </table:table-cell>
          <table:table-cell office:value-type="float" office:value="0.000133296931" calcext:value-type="float">
            <text:p>0,000133296931</text:p>
          </table:table-cell>
          <table:table-cell office:value-type="float" office:value="0.000122569715" calcext:value-type="float">
            <text:p>0,000122569715</text:p>
          </table:table-cell>
          <table:table-cell office:value-type="float" office:value="0.0001101381" calcext:value-type="float">
            <text:p>0,0001101381</text:p>
          </table:table-cell>
          <table:table-cell office:value-type="float" office:value="0.00196300763404913" calcext:value-type="float">
            <text:p>0,001963007634049</text:p>
          </table:table-cell>
          <table:table-cell office:value-type="float" office:value="0.00196298278691863" calcext:value-type="float">
            <text:p>0,001962982786919</text:p>
          </table:table-cell>
          <table:table-cell office:value-type="float" office:value="0.00196296218992201" calcext:value-type="float">
            <text:p>0,001962962189922</text:p>
          </table:table-cell>
          <table:table-cell office:value-type="float" office:value="0.00196294459565387" calcext:value-type="float">
            <text:p>0,001962944595654</text:p>
          </table:table-cell>
          <table:table-cell office:value-type="float" office:value="0.0019629296265061" calcext:value-type="float">
            <text:p>0,001962929626506</text:p>
          </table:table-cell>
          <table:table-cell office:value-type="float" office:value="0.00196291686047946" calcext:value-type="float">
            <text:p>0,001962916860479</text:p>
          </table:table-cell>
          <table:table-cell office:value-type="float" office:value="0.00196290566806727" calcext:value-type="float">
            <text:p>0,001962905668067</text:p>
          </table:table-cell>
          <table:table-cell office:value-type="float" office:value="0.00196289605803307" calcext:value-type="float">
            <text:p>0,001962896058033</text:p>
          </table:table-cell>
        </table:table-row>
        <table:table-row table:style-name="ro1" table:visibility="filter">
          <table:table-cell office:value-type="string" calcext:value-type="string">
            <text:p>cos-1-1d</text:p>
          </table:table-cell>
          <table:table-cell office:value-type="float" office:value="1.8" calcext:value-type="float">
            <text:p>1,8</text:p>
          </table:table-cell>
          <table:table-cell office:value-type="float" office:value="0.001613936" calcext:value-type="float">
            <text:p>0,001613936</text:p>
          </table:table-cell>
          <table:table-cell table:formula="of:=AVERAGE([.E272:.F272])" office:value-type="float" office:value="0.000235231916005213" calcext:value-type="float">
            <text:p>0,000235231916005</text:p>
          </table:table-cell>
          <table:table-cell table:style-name="Default" office:value-type="float" office:value="0.000250463832010426" calcext:value-type="float">
            <text:p>0,00025046383201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" calcext:value-type="float">
            <text:p>0</text:p>
          </table:table-cell>
          <table:table-cell office:value-type="float" office:value="0.000333363214" calcext:value-type="float">
            <text:p>0,000333363214</text:p>
          </table:table-cell>
          <table:table-cell office:value-type="float" office:value="0.000293861004" calcext:value-type="float">
            <text:p>0,000293861004</text:p>
          </table:table-cell>
          <table:table-cell office:value-type="float" office:value="0.000264790138" calcext:value-type="float">
            <text:p>0,000264790138</text:p>
          </table:table-cell>
          <table:table-cell office:value-type="float" office:value="0.000237667147" calcext:value-type="float">
            <text:p>0,000237667147</text:p>
          </table:table-cell>
          <table:table-cell office:value-type="float" office:value="0.00021354736" calcext:value-type="float">
            <text:p>0,00021354736</text:p>
          </table:table-cell>
          <table:table-cell office:value-type="float" office:value="0.000195829767" calcext:value-type="float">
            <text:p>0,000195829767</text:p>
          </table:table-cell>
          <table:table-cell office:value-type="float" office:value="0.000176637326" calcext:value-type="float">
            <text:p>0,000176637326</text:p>
          </table:table-cell>
          <table:table-cell office:value-type="float" office:value="0.00161402096582047" calcext:value-type="float">
            <text:p>0,00161402096582</text:p>
          </table:table-cell>
          <table:table-cell office:value-type="float" office:value="0.00161398834675608" calcext:value-type="float">
            <text:p>0,001613988346756</text:p>
          </table:table-cell>
          <table:table-cell office:value-type="float" office:value="0.00161396123742047" calcext:value-type="float">
            <text:p>0,00161396123742</text:p>
          </table:table-cell>
          <table:table-cell office:value-type="float" office:value="0.00161393813136312" calcext:value-type="float">
            <text:p>0,001613938131363</text:p>
          </table:table-cell>
          <table:table-cell office:value-type="float" office:value="0.00161391845639752" calcext:value-type="float">
            <text:p>0,001613918456398</text:p>
          </table:table-cell>
          <table:table-cell office:value-type="float" office:value="0.00161390164105137" calcext:value-type="float">
            <text:p>0,001613901641051</text:p>
          </table:table-cell>
          <table:table-cell office:value-type="float" office:value="0.00161388693846824" calcext:value-type="float">
            <text:p>0,001613886938468</text:p>
          </table:table-cell>
          <table:table-cell office:value-type="float" office:value="0.00161387426653521" calcext:value-type="float">
            <text:p>0,001613874266535</text:p>
          </table:table-cell>
        </table:table-row>
        <table:table-row table:style-name="ro1" table:visibility="filter">
          <table:table-cell office:value-type="string" calcext:value-type="string">
            <text:p>cos-1-1d</text:p>
          </table:table-cell>
          <table:table-cell office:value-type="float" office:value="1.9" calcext:value-type="float">
            <text:p>1,9</text:p>
          </table:table-cell>
          <table:table-cell office:value-type="float" office:value="0.000780492" calcext:value-type="float">
            <text:p>0,000780492</text:p>
          </table:table-cell>
          <table:table-cell table:formula="of:=AVERAGE([.E273:.F273])" office:value-type="float" office:value="0.000720657812884888" calcext:value-type="float">
            <text:p>0,000720657812885</text:p>
          </table:table-cell>
          <table:table-cell table:style-name="Default" office:value-type="float" office:value="0.000771315625769776" calcext:value-type="float">
            <text:p>0,00077131562577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" calcext:value-type="float">
            <text:p>0</text:p>
          </table:table-cell>
          <table:table-cell office:value-type="float" office:value="0.001022017434" calcext:value-type="float">
            <text:p>0,001022017434</text:p>
          </table:table-cell>
          <table:table-cell office:value-type="float" office:value="0.00090664906" calcext:value-type="float">
            <text:p>0,00090664906</text:p>
          </table:table-cell>
          <table:table-cell office:value-type="float" office:value="0.000815100311" calcext:value-type="float">
            <text:p>0,000815100311</text:p>
          </table:table-cell>
          <table:table-cell office:value-type="float" office:value="0.000732266206" calcext:value-type="float">
            <text:p>0,000732266206</text:p>
          </table:table-cell>
          <table:table-cell office:value-type="float" office:value="0.000659441654" calcext:value-type="float">
            <text:p>0,000659441654</text:p>
          </table:table-cell>
          <table:table-cell office:value-type="float" office:value="0.000603030976" calcext:value-type="float">
            <text:p>0,000603030976</text:p>
          </table:table-cell>
          <table:table-cell office:value-type="float" office:value="0.000546093159" calcext:value-type="float">
            <text:p>0,000546093159</text:p>
          </table:table-cell>
          <table:table-cell office:value-type="float" office:value="0.000780617793565602" calcext:value-type="float">
            <text:p>0,000780617793566</text:p>
          </table:table-cell>
          <table:table-cell office:value-type="float" office:value="0.000780569428437907" calcext:value-type="float">
            <text:p>0,000780569428438</text:p>
          </table:table-cell>
          <table:table-cell office:value-type="float" office:value="0.00078052897833145" calcext:value-type="float">
            <text:p>0,000780528978331</text:p>
          </table:table-cell>
          <table:table-cell office:value-type="float" office:value="0.000780494581014307" calcext:value-type="float">
            <text:p>0,000780494581014</text:p>
          </table:table-cell>
          <table:table-cell office:value-type="float" office:value="0.000780465265918276" calcext:value-type="float">
            <text:p>0,000780465265918</text:p>
          </table:table-cell>
          <table:table-cell office:value-type="float" office:value="0.000780440155424727" calcext:value-type="float">
            <text:p>0,000780440155425</text:p>
          </table:table-cell>
          <table:table-cell office:value-type="float" office:value="0.000780418262035997" calcext:value-type="float">
            <text:p>0,000780418262036</text:p>
          </table:table-cell>
          <table:table-cell office:value-type="float" office:value="0.000780399317766024" calcext:value-type="float">
            <text:p>0,000780399317766</text:p>
          </table:table-cell>
        </table:table-row>
        <table:table-row table:style-name="ro1" table:visibility="filter">
          <table:table-cell office:value-type="string" calcext:value-type="string">
            <text:p>cos-1-1d</text:p>
          </table:table-cell>
          <table:table-cell office:value-type="float" office:value="1.95" calcext:value-type="float">
            <text:p>1,95</text:p>
          </table:table-cell>
          <table:table-cell office:value-type="float" office:value="0.000371269" calcext:value-type="float">
            <text:p>0,000371269</text:p>
          </table:table-cell>
          <table:table-cell table:formula="of:=AVERAGE([.E274:.F274])" office:value-type="float" office:value="0.00176213580022484" calcext:value-type="float">
            <text:p>0,001762135800225</text:p>
          </table:table-cell>
          <table:table-cell table:style-name="Default" office:value-type="float" office:value="0.00188427160044968" calcext:value-type="float">
            <text:p>0,00188427160045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0" calcext:value-type="float">
            <text:p>0</text:p>
          </table:table-cell>
          <table:table-cell office:value-type="float" office:value="0.002496153701" calcext:value-type="float">
            <text:p>0,002496153701</text:p>
          </table:table-cell>
          <table:table-cell office:value-type="float" office:value="0.002222573767" calcext:value-type="float">
            <text:p>0,002222573767</text:p>
          </table:table-cell>
          <table:table-cell office:value-type="float" office:value="0.00198248664" calcext:value-type="float">
            <text:p>0,00198248664</text:p>
          </table:table-cell>
          <table:table-cell office:value-type="float" office:value="0.001788603628" calcext:value-type="float">
            <text:p>0,001788603628</text:p>
          </table:table-cell>
          <table:table-cell office:value-type="float" office:value="0.001611830586" calcext:value-type="float">
            <text:p>0,001611830586</text:p>
          </table:table-cell>
          <table:table-cell office:value-type="float" office:value="0.001472828342" calcext:value-type="float">
            <text:p>0,001472828342</text:p>
          </table:table-cell>
          <table:table-cell office:value-type="float" office:value="0.001335311674" calcext:value-type="float">
            <text:p>0,001335311674</text:p>
          </table:table-cell>
          <table:table-cell office:value-type="float" office:value="0.000371415884785666" calcext:value-type="float">
            <text:p>0,000371415884786</text:p>
          </table:table-cell>
          <table:table-cell office:value-type="float" office:value="0.000371359683276256" calcext:value-type="float">
            <text:p>0,000371359683276</text:p>
          </table:table-cell>
          <table:table-cell office:value-type="float" office:value="0.000371312509187536" calcext:value-type="float">
            <text:p>0,000371312509188</text:p>
          </table:table-cell>
          <table:table-cell office:value-type="float" office:value="0.000371272711244651" calcext:value-type="float">
            <text:p>0,000371272711245</text:p>
          </table:table-cell>
          <table:table-cell office:value-type="float" office:value="0.000371238650996453" calcext:value-type="float">
            <text:p>0,000371238650996</text:p>
          </table:table-cell>
          <table:table-cell office:value-type="float" office:value="0.000371209457387835" calcext:value-type="float">
            <text:p>0,000371209457388</text:p>
          </table:table-cell>
          <table:table-cell office:value-type="float" office:value="0.000371184024472874" calcext:value-type="float">
            <text:p>0,000371184024473</text:p>
          </table:table-cell>
          <table:table-cell office:value-type="float" office:value="0.00037116199277239" calcext:value-type="float">
            <text:p>0,000371161992772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394" calcext:value-type="float">
            <text:p>3,94E-07</text:p>
          </table:table-cell>
          <table:table-cell table:formula="of:=AVERAGE([.E275:.F275])" office:value-type="float" office:value="1.99301341013549" calcext:value-type="float">
            <text:p>1,99301341013549</text:p>
          </table:table-cell>
          <table:table-cell table:style-name="Default" office:value-type="float" office:value="1.99407682027098" calcext:value-type="float">
            <text:p>1,99407682027098</text:p>
          </table:table-cell>
          <table:table-cell office:value-type="float" office:value="1.99195" calcext:value-type="float">
            <text:p>1,99195</text:p>
          </table:table-cell>
          <table:table-cell office:value-type="float" office:value="0" calcext:value-type="float">
            <text:p>0</text:p>
          </table:table-cell>
          <table:table-cell office:value-type="float" office:value="1.996517949353" calcext:value-type="float">
            <text:p>1,996517949353</text:p>
          </table:table-cell>
          <table:table-cell office:value-type="float" office:value="1.999876773654" calcext:value-type="float">
            <text:p>1,999876773654</text:p>
          </table:table-cell>
          <table:table-cell office:value-type="float" office:value="1.992560998387" calcext:value-type="float">
            <text:p>1,992560998387</text:p>
          </table:table-cell>
          <table:table-cell office:value-type="float" office:value="1.997220768646" calcext:value-type="float">
            <text:p>1,997220768646</text:p>
          </table:table-cell>
          <table:table-cell office:value-type="float" office:value="1.989533942915" calcext:value-type="float">
            <text:p>1,989533942915</text:p>
          </table:table-cell>
          <table:table-cell office:value-type="float" office:value="1.997146537051" calcext:value-type="float">
            <text:p>1,997146537051</text:p>
          </table:table-cell>
          <table:table-cell office:value-type="float" office:value="1.983279241767" calcext:value-type="float">
            <text:p>1,983279241767</text:p>
          </table:table-cell>
          <table:table-cell table:style-name="ce2" office:value-type="float" office:value="0.000000559937830052014" calcext:value-type="float">
            <text:p>5,60E-07</text:p>
          </table:table-cell>
          <table:table-cell table:style-name="ce2" office:value-type="float" office:value="0.000000496105008088183" calcext:value-type="float">
            <text:p>4,96E-07</text:p>
          </table:table-cell>
          <table:table-cell table:style-name="ce2" office:value-type="float" office:value="0.000000442516534528219" calcext:value-type="float">
            <text:p>4,43E-07</text:p>
          </table:table-cell>
          <table:table-cell table:style-name="ce2" office:value-type="float" office:value="0.000000397321427245092" calcext:value-type="float">
            <text:p>3,97E-07</text:p>
          </table:table-cell>
          <table:table-cell table:style-name="ce2" office:value-type="float" office:value="0.000000358633709807503" calcext:value-type="float">
            <text:p>3,59E-07</text:p>
          </table:table-cell>
          <table:table-cell table:style-name="ce2" office:value-type="float" office:value="0.000000325457496164489" calcext:value-type="float">
            <text:p>3,25E-07</text:p>
          </table:table-cell>
          <table:table-cell table:style-name="ce2" office:value-type="float" office:value="0.000000296582250548565" calcext:value-type="float">
            <text:p>2,97E-07</text:p>
          </table:table-cell>
          <table:table-cell table:style-name="ce2" office:value-type="float" office:value="0.000000271554899459598" calcext:value-type="float">
            <text:p>2,72E-07</text:p>
          </table:table-cell>
        </table:table-row>
        <table:table-row table:style-name="ro1" table:visibility="filter">
          <table:table-cell office:value-type="string" calcext:value-type="string">
            <text:p>cos-1-1d</text:p>
          </table:table-cell>
          <table:table-cell office:value-type="float" office:value="2.1" calcext:value-type="float">
            <text:p>2,1</text:p>
          </table:table-cell>
          <table:table-cell office:value-type="float" office:value="0.000568689" calcext:value-type="float">
            <text:p>0,000568689</text:p>
          </table:table-cell>
          <table:table-cell table:formula="of:=AVERAGE([.E276:.F276])" office:value-type="float" office:value="-0.00160015441474453" calcext:value-type="float">
            <text:p>-0,001600154414745</text:p>
          </table:table-cell>
          <table:table-cell table:style-name="Default" office:value-type="float" office:value="-0.00171030882948905" calcext:value-type="float">
            <text:p>-0,001710308829489</text:p>
          </table:table-cell>
          <table:table-cell office:value-type="float" office:value="-0.00149" calcext:value-type="float">
            <text:p>-0,00149</text:p>
          </table:table-cell>
          <table:table-cell office:value-type="float" office:value="0" calcext:value-type="float">
            <text:p>0</text:p>
          </table:table-cell>
          <table:table-cell office:value-type="float" office:value="-0.002266577832" calcext:value-type="float">
            <text:p>-0,002266577832</text:p>
          </table:table-cell>
          <table:table-cell office:value-type="float" office:value="-0.00201672306" calcext:value-type="float">
            <text:p>-0,00201672306</text:p>
          </table:table-cell>
          <table:table-cell office:value-type="float" office:value="-0.001800023159" calcext:value-type="float">
            <text:p>-0,001800023159</text:p>
          </table:table-cell>
          <table:table-cell office:value-type="float" office:value="-0.001622616319" calcext:value-type="float">
            <text:p>-0,001622616319</text:p>
          </table:table-cell>
          <table:table-cell office:value-type="float" office:value="-0.001463626813" calcext:value-type="float">
            <text:p>-0,001463626813</text:p>
          </table:table-cell>
          <table:table-cell office:value-type="float" office:value="-0.00133534853" calcext:value-type="float">
            <text:p>-0,00133534853</text:p>
          </table:table-cell>
          <table:table-cell office:value-type="float" office:value="-0.001212881963" calcext:value-type="float">
            <text:p>-0,001212881963</text:p>
          </table:table-cell>
          <table:table-cell office:value-type="float" office:value="0.000568485710556414" calcext:value-type="float">
            <text:p>0,000568485710556</text:p>
          </table:table-cell>
          <table:table-cell office:value-type="float" office:value="0.000568563831786073" calcext:value-type="float">
            <text:p>0,000568563831786</text:p>
          </table:table-cell>
          <table:table-cell office:value-type="float" office:value="0.00056862937544675" calcext:value-type="float">
            <text:p>0,000568629375447</text:p>
          </table:table-cell>
          <table:table-cell office:value-type="float" office:value="0.000568684718430242" calcext:value-type="float">
            <text:p>0,00056868471843</text:p>
          </table:table-cell>
          <table:table-cell office:value-type="float" office:value="0.000568732051651782" calcext:value-type="float">
            <text:p>0,000568732051652</text:p>
          </table:table-cell>
          <table:table-cell office:value-type="float" office:value="0.000568772666594698" calcext:value-type="float">
            <text:p>0,000568772666595</text:p>
          </table:table-cell>
          <table:table-cell office:value-type="float" office:value="0.000568808000097329" calcext:value-type="float">
            <text:p>0,000568808000097</text:p>
          </table:table-cell>
          <table:table-cell office:value-type="float" office:value="0.000568838668060086" calcext:value-type="float">
            <text:p>0,00056883866806</text:p>
          </table:table-cell>
        </table:table-row>
        <table:table-row table:style-name="ro1" table:visibility="filter">
          <table:table-cell office:value-type="string" calcext:value-type="string">
            <text:p>cos-1-1d</text:p>
          </table:table-cell>
          <table:table-cell office:value-type="float" office:value="2.2" calcext:value-type="float">
            <text:p>2,2</text:p>
          </table:table-cell>
          <table:table-cell office:value-type="float" office:value="0.000857892" calcext:value-type="float">
            <text:p>0,000857892</text:p>
          </table:table-cell>
          <table:table-cell table:formula="of:=AVERAGE([.E277:.F277])" office:value-type="float" office:value="-0.00123516888692102" calcext:value-type="float">
            <text:p>-0,001235168886921</text:p>
          </table:table-cell>
          <table:table-cell table:style-name="Default" office:value-type="float" office:value="-0.00132033777384204" calcext:value-type="float">
            <text:p>-0,001320337773842</text:p>
          </table:table-cell>
          <table:table-cell office:value-type="float" office:value="-0.00115" calcext:value-type="float">
            <text:p>-0,00115</text:p>
          </table:table-cell>
          <table:table-cell office:value-type="float" office:value="0" calcext:value-type="float">
            <text:p>0</text:p>
          </table:table-cell>
          <table:table-cell office:value-type="float" office:value="-0.001749597008" calcext:value-type="float">
            <text:p>-0,001749597008</text:p>
          </table:table-cell>
          <table:table-cell office:value-type="float" office:value="-0.001556521019" calcext:value-type="float">
            <text:p>-0,001556521019</text:p>
          </table:table-cell>
          <table:table-cell office:value-type="float" office:value="-0.001389744273" calcext:value-type="float">
            <text:p>-0,001389744273</text:p>
          </table:table-cell>
          <table:table-cell office:value-type="float" office:value="-0.001252499219" calcext:value-type="float">
            <text:p>-0,001252499219</text:p>
          </table:table-cell>
          <table:table-cell office:value-type="float" office:value="-0.001130252999" calcext:value-type="float">
            <text:p>-0,001130252999</text:p>
          </table:table-cell>
          <table:table-cell office:value-type="float" office:value="-0.001030679542" calcext:value-type="float">
            <text:p>-0,001030679542</text:p>
          </table:table-cell>
          <table:table-cell office:value-type="float" office:value="-0.000936836239" calcext:value-type="float">
            <text:p>-0,000936836239</text:p>
          </table:table-cell>
          <table:table-cell office:value-type="float" office:value="0.000857654404617859" calcext:value-type="float">
            <text:p>0,000857654404618</text:p>
          </table:table-cell>
          <table:table-cell office:value-type="float" office:value="0.000857745379693396" calcext:value-type="float">
            <text:p>0,000857745379693</text:p>
          </table:table-cell>
          <table:table-cell office:value-type="float" office:value="0.00085782169521291" calcext:value-type="float">
            <text:p>0,000857821695213</text:p>
          </table:table-cell>
          <table:table-cell office:value-type="float" office:value="0.000857886154023159" calcext:value-type="float">
            <text:p>0,000857886154023</text:p>
          </table:table-cell>
          <table:table-cell office:value-type="float" office:value="0.000857941270527575" calcext:value-type="float">
            <text:p>0,000857941270528</text:p>
          </table:table-cell>
          <table:table-cell office:value-type="float" office:value="0.000857988583200259" calcext:value-type="float">
            <text:p>0,0008579885832</text:p>
          </table:table-cell>
          <table:table-cell office:value-type="float" office:value="0.00085802972236108" calcext:value-type="float">
            <text:p>0,000858029722361</text:p>
          </table:table-cell>
          <table:table-cell office:value-type="float" office:value="0.000858065454913803" calcext:value-type="float">
            <text:p>0,000858065454914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.25" calcext:value-type="float">
            <text:p>2,25</text:p>
          </table:table-cell>
          <table:table-cell office:value-type="float" office:value="0.000890761" calcext:value-type="float">
            <text:p>0,000890761</text:p>
          </table:table-cell>
          <table:table-cell table:formula="of:=AVERAGE([.E278:.F278])" office:value-type="float" office:value="-0.0012666814943664" calcext:value-type="float">
            <text:p>-0,001266681494366</text:p>
          </table:table-cell>
          <table:table-cell table:style-name="Default" office:value-type="float" office:value="-0.00135336298873281" calcext:value-type="float">
            <text:p>-0,001353362988733</text:p>
          </table:table-cell>
          <table:table-cell office:value-type="float" office:value="-0.00118" calcext:value-type="float">
            <text:p>-0,00118</text:p>
          </table:table-cell>
          <table:table-cell office:value-type="float" office:value="0" calcext:value-type="float">
            <text:p>0</text:p>
          </table:table-cell>
          <table:table-cell office:value-type="float" office:value="-0.001793338166" calcext:value-type="float">
            <text:p>-0,001793338166</text:p>
          </table:table-cell>
          <table:table-cell office:value-type="float" office:value="-0.00159533393" calcext:value-type="float">
            <text:p>-0,00159533393</text:p>
          </table:table-cell>
          <table:table-cell office:value-type="float" office:value="-0.001424563269" calcext:value-type="float">
            <text:p>-0,001424563269</text:p>
          </table:table-cell>
          <table:table-cell office:value-type="float" office:value="-0.001283763038" calcext:value-type="float">
            <text:p>-0,001283763038</text:p>
          </table:table-cell>
          <table:table-cell office:value-type="float" office:value="-0.001158638207" calcext:value-type="float">
            <text:p>-0,001158638207</text:p>
          </table:table-cell>
          <table:table-cell office:value-type="float" office:value="-0.001056361152" calcext:value-type="float">
            <text:p>-0,001056361152</text:p>
          </table:table-cell>
          <table:table-cell office:value-type="float" office:value="-0.000960433456" calcext:value-type="float">
            <text:p>-0,000960433456</text:p>
          </table:table-cell>
          <table:table-cell office:value-type="float" office:value="0.000890509055716565" calcext:value-type="float">
            <text:p>0,000890509055717</text:p>
          </table:table-cell>
          <table:table-cell office:value-type="float" office:value="0.000890605877523314" calcext:value-type="float">
            <text:p>0,000890605877523</text:p>
          </table:table-cell>
          <table:table-cell office:value-type="float" office:value="0.000890687092687852" calcext:value-type="float">
            <text:p>0,000890687092688</text:p>
          </table:table-cell>
          <table:table-cell office:value-type="float" office:value="0.000890755697989222" calcext:value-type="float">
            <text:p>0,000890755697989</text:p>
          </table:table-cell>
          <table:table-cell office:value-type="float" office:value="0.000890814354789511" calcext:value-type="float">
            <text:p>0,00089081435479</text:p>
          </table:table-cell>
          <table:table-cell office:value-type="float" office:value="0.000890864714080499" calcext:value-type="float">
            <text:p>0,000890864714081</text:p>
          </table:table-cell>
          <table:table-cell office:value-type="float" office:value="0.000890908493974115" calcext:value-type="float">
            <text:p>0,000890908493974</text:p>
          </table:table-cell>
          <table:table-cell office:value-type="float" office:value="0.000890946530306689" calcext:value-type="float">
            <text:p>0,000890946530307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.5" calcext:value-type="float">
            <text:p>2,5</text:p>
          </table:table-cell>
          <table:table-cell table:style-name="ce1" office:value-type="float" office:value="0.000000742" calcext:value-type="float">
            <text:p>7,42E-07</text:p>
          </table:table-cell>
          <table:table-cell table:formula="of:=AVERAGE([.E279:.F279])" office:value-type="float" office:value="1.99629318872961" calcext:value-type="float">
            <text:p>1,99629318872961</text:p>
          </table:table-cell>
          <table:table-cell table:style-name="Default" office:value-type="float" office:value="1.99685637745922" calcext:value-type="float">
            <text:p>1,99685637745922</text:p>
          </table:table-cell>
          <table:table-cell office:value-type="float" office:value="1.99573" calcext:value-type="float">
            <text:p>1,99573</text:p>
          </table:table-cell>
          <table:table-cell office:value-type="float" office:value="0" calcext:value-type="float">
            <text:p>0</text:p>
          </table:table-cell>
          <table:table-cell office:value-type="float" office:value="1.99815234796" calcext:value-type="float">
            <text:p>1,99815234796</text:p>
          </table:table-cell>
          <table:table-cell office:value-type="float" office:value="1.99993673258" calcext:value-type="float">
            <text:p>1,99993673258</text:p>
          </table:table-cell>
          <table:table-cell office:value-type="float" office:value="1.996045189232" calcext:value-type="float">
            <text:p>1,996045189232</text:p>
          </table:table-cell>
          <table:table-cell office:value-type="float" office:value="1.99853383859" calcext:value-type="float">
            <text:p>1,99853383859</text:p>
          </table:table-cell>
          <table:table-cell office:value-type="float" office:value="1.994443250408" calcext:value-type="float">
            <text:p>1,994443250408</text:p>
          </table:table-cell>
          <table:table-cell office:value-type="float" office:value="1.99848787871" calcext:value-type="float">
            <text:p>1,99848787871</text:p>
          </table:table-cell>
          <table:table-cell office:value-type="float" office:value="1.991120264143" calcext:value-type="float">
            <text:p>1,991120264143</text:p>
          </table:table-cell>
          <table:table-cell table:style-name="ce2" office:value-type="float" office:value="0.00000105564472282943" calcext:value-type="float">
            <text:p>1,06E-06</text:p>
          </table:table-cell>
          <table:table-cell table:style-name="ce2" office:value-type="float" office:value="0.000000935208725793001" calcext:value-type="float">
            <text:p>9,35E-07</text:p>
          </table:table-cell>
          <table:table-cell table:style-name="ce2" office:value-type="float" office:value="0.000000834186108466751" calcext:value-type="float">
            <text:p>8,34E-07</text:p>
          </table:table-cell>
          <table:table-cell table:style-name="ce2" office:value-type="float" office:value="0.000000748847915019396" calcext:value-type="float">
            <text:p>7,49E-07</text:p>
          </table:table-cell>
          <table:table-cell table:style-name="ce2" office:value-type="float" office:value="0.000000675886070898022" calcext:value-type="float">
            <text:p>6,76E-07</text:p>
          </table:table-cell>
          <table:table-cell table:style-name="ce2" office:value-type="float" office:value="0.000000613214819416129" calcext:value-type="float">
            <text:p>6,13E-07</text:p>
          </table:table-cell>
          <table:table-cell table:style-name="ce2" office:value-type="float" office:value="0.000000558774295402496" calcext:value-type="float">
            <text:p>5,59E-07</text:p>
          </table:table-cell>
          <table:table-cell table:style-name="ce2" office:value-type="float" office:value="0.000000511443347384243" calcext:value-type="float">
            <text:p>5,11E-07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2.75" calcext:value-type="float">
            <text:p>2,75</text:p>
          </table:table-cell>
          <table:table-cell office:value-type="float" office:value="0.000480695" calcext:value-type="float">
            <text:p>0,000480695</text:p>
          </table:table-cell>
          <table:table-cell table:formula="of:=AVERAGE([.E280:.F280])" office:value-type="float" office:value="0.0037589338764736" calcext:value-type="float">
            <text:p>0,003758933876474</text:p>
          </table:table-cell>
          <table:table-cell table:style-name="Default" office:value-type="float" office:value="0.00401786775294721" calcext:value-type="float">
            <text:p>0,004017867752947</text:p>
          </table:table-cell>
          <table:table-cell office:value-type="float" office:value="0.0035" calcext:value-type="float">
            <text:p>0,0035</text:p>
          </table:table-cell>
          <table:table-cell office:value-type="float" office:value="0" calcext:value-type="float">
            <text:p>0</text:p>
          </table:table-cell>
          <table:table-cell office:value-type="float" office:value="0.00531950616" calcext:value-type="float">
            <text:p>0,00531950616</text:p>
          </table:table-cell>
          <table:table-cell office:value-type="float" office:value="0.004732325018" calcext:value-type="float">
            <text:p>0,004732325018</text:p>
          </table:table-cell>
          <table:table-cell office:value-type="float" office:value="0.004230150481" calcext:value-type="float">
            <text:p>0,004230150481</text:p>
          </table:table-cell>
          <table:table-cell office:value-type="float" office:value="0.003811094588" calcext:value-type="float">
            <text:p>0,003811094588</text:p>
          </table:table-cell>
          <table:table-cell office:value-type="float" office:value="0.003443576562" calcext:value-type="float">
            <text:p>0,003443576562</text:p>
          </table:table-cell>
          <table:table-cell office:value-type="float" office:value="0.003136680369" calcext:value-type="float">
            <text:p>0,003136680369</text:p>
          </table:table-cell>
          <table:table-cell office:value-type="float" office:value="0.002856891782" calcext:value-type="float">
            <text:p>0,002856891782</text:p>
          </table:table-cell>
          <table:table-cell office:value-type="float" office:value="0.000481099447351698" calcext:value-type="float">
            <text:p>0,000481099447352</text:p>
          </table:table-cell>
          <table:table-cell office:value-type="float" office:value="0.000480944321138875" calcext:value-type="float">
            <text:p>0,000480944321139</text:p>
          </table:table-cell>
          <table:table-cell office:value-type="float" office:value="0.000480814247048114" calcext:value-type="float">
            <text:p>0,000480814247048</text:p>
          </table:table-cell>
          <table:table-cell office:value-type="float" office:value="0.000480704291402854" calcext:value-type="float">
            <text:p>0,000480704291403</text:p>
          </table:table-cell>
          <table:table-cell office:value-type="float" office:value="0.000480610330783226" calcext:value-type="float">
            <text:p>0,000480610330783</text:p>
          </table:table-cell>
          <table:table-cell office:value-type="float" office:value="0.000480529588943361" calcext:value-type="float">
            <text:p>0,000480529588943</text:p>
          </table:table-cell>
          <table:table-cell office:value-type="float" office:value="0.000480459475940589" calcext:value-type="float">
            <text:p>0,000480459475941</text:p>
          </table:table-cell>
          <table:table-cell office:value-type="float" office:value="0.000480398464404003" calcext:value-type="float">
            <text:p>0,000480398464404</text:p>
          </table:table-cell>
        </table:table-row>
        <table:table-row table:style-name="ro1">
          <table:table-cell office:value-type="string" calcext:value-type="string">
            <text:p>cos-1-1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1253" calcext:value-type="float">
            <text:p>1,253E-06</text:p>
          </table:table-cell>
          <table:table-cell table:formula="of:=AVERAGE([.E281:.F281])" office:value-type="float" office:value="1.9978046446991" calcext:value-type="float">
            <text:p>1,9978046446991</text:p>
          </table:table-cell>
          <table:table-cell table:style-name="Default" office:value-type="float" office:value="1.9981392893982" calcext:value-type="float">
            <text:p>1,9981392893982</text:p>
          </table:table-cell>
          <table:table-cell office:value-type="float" office:value="1.99747" calcext:value-type="float">
            <text:p>1,99747</text:p>
          </table:table-cell>
          <table:table-cell office:value-type="float" office:value="0" calcext:value-type="float">
            <text:p>0</text:p>
          </table:table-cell>
          <table:table-cell office:value-type="float" office:value="1.998906468708" calcext:value-type="float">
            <text:p>1,998906468708</text:p>
          </table:table-cell>
          <table:table-cell office:value-type="float" office:value="1.999963470535" calcext:value-type="float">
            <text:p>1,999963470535</text:p>
          </table:table-cell>
          <table:table-cell office:value-type="float" office:value="1.997657371315" calcext:value-type="float">
            <text:p>1,997657371315</text:p>
          </table:table-cell>
          <table:table-cell office:value-type="float" office:value="1.999134036681" calcext:value-type="float">
            <text:p>1,999134036681</text:p>
          </table:table-cell>
          <table:table-cell office:value-type="float" office:value="1.996709317608" calcext:value-type="float">
            <text:p>1,996709317608</text:p>
          </table:table-cell>
          <table:table-cell office:value-type="float" office:value="1.999107045683" calcext:value-type="float">
            <text:p>1,999107045683</text:p>
          </table:table-cell>
          <table:table-cell office:value-type="float" office:value="1.994742424575" calcext:value-type="float">
            <text:p>1,994742424575</text:p>
          </table:table-cell>
          <table:table-cell table:style-name="ce2" office:value-type="float" office:value="0.00000178392660026049" calcext:value-type="float">
            <text:p>1,78E-06</text:p>
          </table:table-cell>
          <table:table-cell table:style-name="ce2" office:value-type="float" office:value="0.0000015803304033916" calcext:value-type="float">
            <text:p>1,58E-06</text:p>
          </table:table-cell>
          <table:table-cell table:style-name="ce2" office:value-type="float" office:value="0.00000140961864255463" calcext:value-type="float">
            <text:p>1,41E-06</text:p>
          </table:table-cell>
          <table:table-cell table:style-name="ce2" office:value-type="float" office:value="0.00000126530274596207" calcext:value-type="float">
            <text:p>1,27E-06</text:p>
          </table:table-cell>
          <table:table-cell table:style-name="ce2" office:value-type="float" office:value="0.00000114198645198572" calcext:value-type="float">
            <text:p>1,14E-06</text:p>
          </table:table-cell>
          <table:table-cell table:style-name="ce2" office:value-type="float" office:value="0.00000103598169249955" calcext:value-type="float">
            <text:p>1,04E-06</text:p>
          </table:table-cell>
          <table:table-cell table:style-name="ce2" office:value-type="float" office:value="0.000000943981209078144" calcext:value-type="float">
            <text:p>9,44E-07</text:p>
          </table:table-cell>
          <table:table-cell table:style-name="ce2" office:value-type="float" office:value="0.000000863882223105961" calcext:value-type="float">
            <text:p>8,64E-07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1" calcext:value-type="float">
            <text:p>1E-09</text:p>
          </table:table-cell>
          <table:table-cell table:formula="of:=AVERAGE([.E282:.F282])" office:value-type="float" office:value="-0.0827212931828478" calcext:value-type="float">
            <text:p>-0,082721293182848</text:p>
          </table:table-cell>
          <table:table-cell table:style-name="Default" office:value-type="float" office:value="0.180857413634305" calcext:value-type="float">
            <text:p>0,180857413634305</text:p>
          </table:table-cell>
          <table:table-cell office:value-type="float" office:value="-0.3463" calcext:value-type="float">
            <text:p>-0,3463</text:p>
          </table:table-cell>
          <table:table-cell office:value-type="float" office:value="0" calcext:value-type="float">
            <text:p>0</text:p>
          </table:table-cell>
          <table:table-cell office:value-type="float" office:value="0.552536713465" calcext:value-type="float">
            <text:p>0,552536713465</text:p>
          </table:table-cell>
          <table:table-cell office:value-type="float" office:value="1.94916771403" calcext:value-type="float">
            <text:p>1,94916771403</text:p>
          </table:table-cell>
          <table:table-cell office:value-type="float" office:value="-0.734668473204" calcext:value-type="float">
            <text:p>-0,734668473204</text:p>
          </table:table-cell>
          <table:table-cell office:value-type="float" office:value="1.064428856276" calcext:value-type="float">
            <text:p>1,064428856276</text:p>
          </table:table-cell>
          <table:table-cell office:value-type="float" office:value="-1.160423438259" calcext:value-type="float">
            <text:p>-1,160423438259</text:p>
          </table:table-cell>
          <table:table-cell office:value-type="float" office:value="1.213990390068" calcext:value-type="float">
            <text:p>1,213990390068</text:p>
          </table:table-cell>
          <table:table-cell office:value-type="float" office:value="-2.114847451768" calcext:value-type="float">
            <text:p>-2,114847451768</text:p>
          </table:table-cell>
          <table:table-cell table:style-name="ce2" office:value-type="float" office:value="0.00000000128837236482615" calcext:value-type="float">
            <text:p>1,29E-09</text:p>
          </table:table-cell>
          <table:table-cell table:style-name="ce2" office:value-type="float" office:value="0.00000000124593015040926" calcext:value-type="float">
            <text:p>1,25E-09</text:p>
          </table:table-cell>
          <table:table-cell table:style-name="ce2" office:value-type="float" office:value="0.00000000111457261320675" calcext:value-type="float">
            <text:p>1,11E-09</text:p>
          </table:table-cell>
          <table:table-cell table:style-name="ce2" office:value-type="float" office:value="0.00000000115973613311639" calcext:value-type="float">
            <text:p>1,16E-09</text:p>
          </table:table-cell>
          <table:table-cell table:style-name="ce2" office:value-type="float" office:value="0.00000000109811430997266" calcext:value-type="float">
            <text:p>1,10E-09</text:p>
          </table:table-cell>
          <table:table-cell table:style-name="ce2" office:value-type="float" office:value="0.00000000116208022346193" calcext:value-type="float">
            <text:p>1,16E-09</text:p>
          </table:table-cell>
          <table:table-cell table:style-name="ce2" office:value-type="float" office:value="0.00000000109827069053318" calcext:value-type="float">
            <text:p>1,10E-09</text:p>
          </table:table-cell>
          <table:table-cell table:style-name="ce2" office:value-type="float" office:value="0.00000000120652646361358" calcext:value-type="float">
            <text:p>1,21E-09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1" calcext:value-type="float">
            <text:p>1,1</text:p>
          </table:table-cell>
          <table:table-cell office:value-type="float" office:value="0.001033059" calcext:value-type="float">
            <text:p>0,001033059</text:p>
          </table:table-cell>
          <table:table-cell table:formula="of:=AVERAGE([.E283:.F283])" office:value-type="float" office:value="0.000000231200110644169" calcext:value-type="float">
            <text:p>2,31200110644169E-07</text:p>
          </table:table-cell>
          <table:table-cell office:value-type="float" office:value="0.000000462400221288338" calcext:value-type="float">
            <text:p>4,62E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3178085" calcext:value-type="float">
            <text:p>3,18E-06</text:p>
          </table:table-cell>
          <table:table-cell table:style-name="ce2" office:value-type="float" office:value="-0.000001018052" calcext:value-type="float">
            <text:p>-1,02E-06</text:p>
          </table:table-cell>
          <table:table-cell table:style-name="ce2" office:value-type="float" office:value="0.000002033983" calcext:value-type="float">
            <text:p>2,03E-06</text:p>
          </table:table-cell>
          <table:table-cell table:style-name="ce2" office:value-type="float" office:value="0.000000825643" calcext:value-type="float">
            <text:p>8,26E-07</text:p>
          </table:table-cell>
          <table:table-cell table:style-name="ce2" office:value-type="float" office:value="-0.000001569089" calcext:value-type="float">
            <text:p>-1,57E-06</text:p>
          </table:table-cell>
          <table:table-cell table:style-name="ce2" office:value-type="float" office:value="0.000001241816" calcext:value-type="float">
            <text:p>1,24E-06</text:p>
          </table:table-cell>
          <table:table-cell table:style-name="ce2" office:value-type="float" office:value="-0.000002254295" calcext:value-type="float">
            <text:p>-2,25E-06</text:p>
          </table:table-cell>
          <table:table-cell office:value-type="float" office:value="0.00103305919293043" calcext:value-type="float">
            <text:p>0,00103305919293</text:p>
          </table:table-cell>
          <table:table-cell office:value-type="float" office:value="0.0010330589938907" calcext:value-type="float">
            <text:p>0,001033058993891</text:p>
          </table:table-cell>
          <table:table-cell office:value-type="float" office:value="0.00103305905400463" calcext:value-type="float">
            <text:p>0,001033059054005</text:p>
          </table:table-cell>
          <table:table-cell office:value-type="float" office:value="0.00103305894039727" calcext:value-type="float">
            <text:p>0,001033058940397</text:p>
          </table:table-cell>
          <table:table-cell office:value-type="float" office:value="0.00103305889664725" calcext:value-type="float">
            <text:p>0,001033058896647</text:p>
          </table:table-cell>
          <table:table-cell office:value-type="float" office:value="0.0010330589757342" calcext:value-type="float">
            <text:p>0,001033058975734</text:p>
          </table:table-cell>
          <table:table-cell office:value-type="float" office:value="0.00103305891605512" calcext:value-type="float">
            <text:p>0,001033058916055</text:p>
          </table:table-cell>
          <table:table-cell office:value-type="float" office:value="0.00103305901957528" calcext:value-type="float">
            <text:p>0,001033059019575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2" calcext:value-type="float">
            <text:p>1,2</text:p>
          </table:table-cell>
          <table:table-cell office:value-type="float" office:value="0.003472223" calcext:value-type="float">
            <text:p>0,003472223</text:p>
          </table:table-cell>
          <table:table-cell table:formula="of:=AVERAGE([.E284:.F284])" office:value-type="float" office:value="0.0000000674334220937707" calcext:value-type="float">
            <text:p>6,74334220937707E-08</text:p>
          </table:table-cell>
          <table:table-cell office:value-type="float" office:value="0.000000134866844187541" calcext:value-type="float">
            <text:p>1,35E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926934" calcext:value-type="float">
            <text:p>9,27E-07</text:p>
          </table:table-cell>
          <table:table-cell table:style-name="ce2" office:value-type="float" office:value="-0.000000296923" calcext:value-type="float">
            <text:p>-2,97E-07</text:p>
          </table:table-cell>
          <table:table-cell table:style-name="ce2" office:value-type="float" office:value="0.000000593256" calcext:value-type="float">
            <text:p>5,93E-07</text:p>
          </table:table-cell>
          <table:table-cell table:style-name="ce2" office:value-type="float" office:value="0.000000240803" calcext:value-type="float">
            <text:p>2,41E-07</text:p>
          </table:table-cell>
          <table:table-cell table:style-name="ce2" office:value-type="float" office:value="-0.000000457653" calcext:value-type="float">
            <text:p>-4,58E-07</text:p>
          </table:table-cell>
          <table:table-cell table:style-name="ce2" office:value-type="float" office:value="0.00000036219" calcext:value-type="float">
            <text:p>3,62E-07</text:p>
          </table:table-cell>
          <table:table-cell table:style-name="ce2" office:value-type="float" office:value="-0.000000657496" calcext:value-type="float">
            <text:p>-6,57E-07</text:p>
          </table:table-cell>
          <table:table-cell office:value-type="float" office:value="0.00347222353751378" calcext:value-type="float">
            <text:p>0,003472223537514</text:p>
          </table:table-cell>
          <table:table-cell office:value-type="float" office:value="0.00347222334239211" calcext:value-type="float">
            <text:p>0,003472223342392</text:p>
          </table:table-cell>
          <table:table-cell office:value-type="float" office:value="0.00347222340132136" calcext:value-type="float">
            <text:p>0,003472223401321</text:p>
          </table:table-cell>
          <table:table-cell office:value-type="float" office:value="0.00347222328994731" calcext:value-type="float">
            <text:p>0,003472223289947</text:p>
          </table:table-cell>
          <table:table-cell office:value-type="float" office:value="0.00347222324705989" calcext:value-type="float">
            <text:p>0,00347222324706</text:p>
          </table:table-cell>
          <table:table-cell office:value-type="float" office:value="0.00347222332459112" calcext:value-type="float">
            <text:p>0,003472223324591</text:p>
          </table:table-cell>
          <table:table-cell office:value-type="float" office:value="0.00347222326608731" calcext:value-type="float">
            <text:p>0,003472223266087</text:p>
          </table:table-cell>
          <table:table-cell office:value-type="float" office:value="0.00347222336756956" calcext:value-type="float">
            <text:p>0,00347222336757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25" calcext:value-type="float">
            <text:p>1,25</text:p>
          </table:table-cell>
          <table:table-cell office:value-type="float" office:value="0.005000001" calcext:value-type="float">
            <text:p>0,005000001</text:p>
          </table:table-cell>
          <table:table-cell table:formula="of:=AVERAGE([.E285:.F285])" office:value-type="float" office:value="0.0000000462398951861292" calcext:value-type="float">
            <text:p>4,62398951861292E-08</text:p>
          </table:table-cell>
          <table:table-cell office:value-type="float" office:value="0.0000000924797903722584" calcext:value-type="float">
            <text:p>9,25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89651" calcext:value-type="float">
            <text:p>8,97E-08</text:p>
          </table:table-cell>
          <table:table-cell table:style-name="ce2" office:value-type="float" office:value="0.000000375466" calcext:value-type="float">
            <text:p>3,75E-07</text:p>
          </table:table-cell>
          <table:table-cell table:style-name="ce2" office:value-type="float" office:value="0.0000004068" calcext:value-type="float">
            <text:p>4,07E-07</text:p>
          </table:table-cell>
          <table:table-cell table:style-name="ce2" office:value-type="float" office:value="-0.000000420058" calcext:value-type="float">
            <text:p>-4,20E-07</text:p>
          </table:table-cell>
          <table:table-cell table:style-name="ce2" office:value-type="float" office:value="-0.00000036817" calcext:value-type="float">
            <text:p>-3,68E-07</text:p>
          </table:table-cell>
          <table:table-cell table:style-name="ce2" office:value-type="float" office:value="0.000000286462" calcext:value-type="float">
            <text:p>2,86E-07</text:p>
          </table:table-cell>
          <table:table-cell table:style-name="ce2" office:value-type="float" office:value="0.000000244171" calcext:value-type="float">
            <text:p>2,44E-07</text:p>
          </table:table-cell>
          <table:table-cell office:value-type="float" office:value="0.00500000129875735" calcext:value-type="float">
            <text:p>0,005000001298757</text:p>
          </table:table-cell>
          <table:table-cell office:value-type="float" office:value="0.00500000127158204" calcext:value-type="float">
            <text:p>0,005000001271582</text:p>
          </table:table-cell>
          <table:table-cell office:value-type="float" office:value="0.00500000116427679" calcext:value-type="float">
            <text:p>0,005000001164277</text:p>
          </table:table-cell>
          <table:table-cell office:value-type="float" office:value="0.00500000105430408" calcext:value-type="float">
            <text:p>0,005000001054304</text:p>
          </table:table-cell>
          <table:table-cell office:value-type="float" office:value="0.00500000116203498" calcext:value-type="float">
            <text:p>0,005000001162035</text:p>
          </table:table-cell>
          <table:table-cell office:value-type="float" office:value="0.00500000125185047" calcext:value-type="float">
            <text:p>0,00500000125185</text:p>
          </table:table-cell>
          <table:table-cell office:value-type="float" office:value="0.00500000118521937" calcext:value-type="float">
            <text:p>0,005000001185219</text:p>
          </table:table-cell>
          <table:table-cell office:value-type="float" office:value="0.00500000113095019" calcext:value-type="float">
            <text:p>0,00500000113095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3" calcext:value-type="float">
            <text:p>1,3</text:p>
          </table:table-cell>
          <table:table-cell office:value-type="float" office:value="0.006656806" calcext:value-type="float">
            <text:p>0,006656806</text:p>
          </table:table-cell>
          <table:table-cell table:formula="of:=AVERAGE([.E286:.F286])" office:value-type="float" office:value="0.0000000342517248824611" calcext:value-type="float">
            <text:p>3,42517248824611E-08</text:p>
          </table:table-cell>
          <table:table-cell office:value-type="float" office:value="0.0000000685034497649222" calcext:value-type="float">
            <text:p>6,85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66399" calcext:value-type="float">
            <text:p>6,64E-08</text:p>
          </table:table-cell>
          <table:table-cell table:style-name="ce2" office:value-type="float" office:value="0.000000278132" calcext:value-type="float">
            <text:p>2,78E-07</text:p>
          </table:table-cell>
          <table:table-cell table:style-name="ce2" office:value-type="float" office:value="0.000000301336" calcext:value-type="float">
            <text:p>3,01E-07</text:p>
          </table:table-cell>
          <table:table-cell table:style-name="ce2" office:value-type="float" office:value="-0.000000311161" calcext:value-type="float">
            <text:p>-3,11E-07</text:p>
          </table:table-cell>
          <table:table-cell table:style-name="ce2" office:value-type="float" office:value="-0.000000272711" calcext:value-type="float">
            <text:p>-2,73E-07</text:p>
          </table:table-cell>
          <table:table-cell table:style-name="ce2" office:value-type="float" office:value="0.00000021219" calcext:value-type="float">
            <text:p>2,12E-07</text:p>
          </table:table-cell>
          <table:table-cell table:style-name="ce2" office:value-type="float" office:value="0.000000180868" calcext:value-type="float">
            <text:p>1,81E-07</text:p>
          </table:table-cell>
          <table:table-cell office:value-type="float" office:value="0.00665680601455333" calcext:value-type="float">
            <text:p>0,006656806014553</text:p>
          </table:table-cell>
          <table:table-cell office:value-type="float" office:value="0.00665680598775699" calcext:value-type="float">
            <text:p>0,006656805987757</text:p>
          </table:table-cell>
          <table:table-cell office:value-type="float" office:value="0.00665680588193001" calcext:value-type="float">
            <text:p>0,00665680588193</text:p>
          </table:table-cell>
          <table:table-cell office:value-type="float" office:value="0.00665680577347452" calcext:value-type="float">
            <text:p>0,006656805773475</text:p>
          </table:table-cell>
          <table:table-cell office:value-type="float" office:value="0.0066568058797204" calcext:value-type="float">
            <text:p>0,00665680587972</text:p>
          </table:table-cell>
          <table:table-cell office:value-type="float" office:value="0.00665680596829324" calcext:value-type="float">
            <text:p>0,006656805968293</text:p>
          </table:table-cell>
          <table:table-cell office:value-type="float" office:value="0.00665680590258338" calcext:value-type="float">
            <text:p>0,006656805902583</text:p>
          </table:table-cell>
          <table:table-cell office:value-type="float" office:value="0.00665680584906329" calcext:value-type="float">
            <text:p>0,006656805849063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4" calcext:value-type="float">
            <text:p>1,4</text:p>
          </table:table-cell>
          <table:table-cell office:value-type="float" office:value="0.010204083" calcext:value-type="float">
            <text:p>0,010204083</text:p>
          </table:table-cell>
          <table:table-cell table:formula="of:=AVERAGE([.E287:.F287])" office:value-type="float" office:value="0.00000002167508449887" calcext:value-type="float">
            <text:p>2,167508449887E-08</text:p>
          </table:table-cell>
          <table:table-cell office:value-type="float" office:value="0.0000000433501689977401" calcext:value-type="float">
            <text:p>4,34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42019" calcext:value-type="float">
            <text:p>4,20E-08</text:p>
          </table:table-cell>
          <table:table-cell table:style-name="ce2" office:value-type="float" office:value="0.000000176007" calcext:value-type="float">
            <text:p>1,76E-07</text:p>
          </table:table-cell>
          <table:table-cell table:style-name="ce2" office:value-type="float" office:value="-0.000000080757" calcext:value-type="float">
            <text:p>-8,08E-08</text:p>
          </table:table-cell>
          <table:table-cell table:style-name="ce2" office:value-type="float" office:value="0.000000089221" calcext:value-type="float">
            <text:p>8,92E-08</text:p>
          </table:table-cell>
          <table:table-cell table:style-name="ce2" office:value-type="float" office:value="-0.000000172583" calcext:value-type="float">
            <text:p>-1,73E-07</text:p>
          </table:table-cell>
          <table:table-cell table:style-name="ce2" office:value-type="float" office:value="0.000000134281" calcext:value-type="float">
            <text:p>1,34E-07</text:p>
          </table:table-cell>
          <table:table-cell table:style-name="ce2" office:value-type="float" office:value="0.000000114457" calcext:value-type="float">
            <text:p>1,14E-07</text:p>
          </table:table-cell>
          <table:table-cell office:value-type="float" office:value="0.0102040828750872" calcext:value-type="float">
            <text:p>0,010204082875087</text:p>
          </table:table-cell>
          <table:table-cell office:value-type="float" office:value="0.0102040828490932" calcext:value-type="float">
            <text:p>0,010204082849093</text:p>
          </table:table-cell>
          <table:table-cell office:value-type="float" office:value="0.0102040827464374" calcext:value-type="float">
            <text:p>0,010204082746438</text:p>
          </table:table-cell>
          <table:table-cell office:value-type="float" office:value="0.0102040827909916" calcext:value-type="float">
            <text:p>0,010204082790992</text:p>
          </table:table-cell>
          <table:table-cell office:value-type="float" office:value="0.010204082744293" calcext:value-type="float">
            <text:p>0,010204082744293</text:p>
          </table:table-cell>
          <table:table-cell office:value-type="float" office:value="0.0102040828302152" calcext:value-type="float">
            <text:p>0,010204082830215</text:p>
          </table:table-cell>
          <table:table-cell office:value-type="float" office:value="0.0102040827664727" calcext:value-type="float">
            <text:p>0,010204082766473</text:p>
          </table:table-cell>
          <table:table-cell office:value-type="float" office:value="0.0102040827145564" calcext:value-type="float">
            <text:p>0,010204082714556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5" calcext:value-type="float">
            <text:p>1,5</text:p>
          </table:table-cell>
          <table:table-cell office:value-type="float" office:value="0.01388889" calcext:value-type="float">
            <text:p>0,01388889</text:p>
          </table:table-cell>
          <table:table-cell table:formula="of:=AVERAGE([.E288:.F288])" office:value-type="float" office:value="0.0000000154133056671502" calcext:value-type="float">
            <text:p>1,54133056671502E-08</text:p>
          </table:table-cell>
          <table:table-cell office:value-type="float" office:value="0.0000000308266113343004" calcext:value-type="float">
            <text:p>3,08E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02988" calcext:value-type="float">
            <text:p>2,99E-08</text:p>
          </table:table-cell>
          <table:table-cell table:style-name="ce2" office:value-type="float" office:value="0.000000125162" calcext:value-type="float">
            <text:p>1,25E-07</text:p>
          </table:table-cell>
          <table:table-cell table:style-name="ce2" office:value-type="float" office:value="-0.00000005743" calcext:value-type="float">
            <text:p>-5,74E-08</text:p>
          </table:table-cell>
          <table:table-cell table:style-name="ce2" office:value-type="float" office:value="0.000000063449" calcext:value-type="float">
            <text:p>6,34E-08</text:p>
          </table:table-cell>
          <table:table-cell table:style-name="ce2" office:value-type="float" office:value="-0.000000122724" calcext:value-type="float">
            <text:p>-1,23E-07</text:p>
          </table:table-cell>
          <table:table-cell table:style-name="ce2" office:value-type="float" office:value="0.000000095483" calcext:value-type="float">
            <text:p>9,55E-08</text:p>
          </table:table-cell>
          <table:table-cell table:style-name="ce2" office:value-type="float" office:value="0.000000081392" calcext:value-type="float">
            <text:p>8,14E-08</text:p>
          </table:table-cell>
          <table:table-cell office:value-type="float" office:value="0.0138888900914421" calcext:value-type="float">
            <text:p>0,013888890091442</text:p>
          </table:table-cell>
          <table:table-cell office:value-type="float" office:value="0.0138888900662826" calcext:value-type="float">
            <text:p>0,013888890066283</text:p>
          </table:table-cell>
          <table:table-cell office:value-type="float" office:value="0.0138888899669208" calcext:value-type="float">
            <text:p>0,013888889966921</text:p>
          </table:table-cell>
          <table:table-cell office:value-type="float" office:value="0.0138888900100467" calcext:value-type="float">
            <text:p>0,013888890010047</text:p>
          </table:table-cell>
          <table:table-cell office:value-type="float" office:value="0.0138888899648449" calcext:value-type="float">
            <text:p>0,013888889964845</text:p>
          </table:table-cell>
          <table:table-cell office:value-type="float" office:value="0.0138888900480079" calcext:value-type="float">
            <text:p>0,013888890048008</text:p>
          </table:table-cell>
          <table:table-cell office:value-type="float" office:value="0.0138888899863151" calcext:value-type="float">
            <text:p>0,013888889986315</text:p>
          </table:table-cell>
          <table:table-cell office:value-type="float" office:value="0.0138888899360651" calcext:value-type="float">
            <text:p>0,013888889936065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6" calcext:value-type="float">
            <text:p>1,6</text:p>
          </table:table-cell>
          <table:table-cell office:value-type="float" office:value="0.00781271" calcext:value-type="float">
            <text:p>0,00781271</text:p>
          </table:table-cell>
          <table:table-cell table:formula="of:=AVERAGE([.E289:.F289])" office:value-type="float" office:value="0.0000521514822215498" calcext:value-type="float">
            <text:p>5,21514822215498E-05</text:p>
          </table:table-cell>
          <table:table-cell office:value-type="float" office:value="0.0000543029644430995" calcext:value-type="float">
            <text:p>5,43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71903435" calcext:value-type="float">
            <text:p>7,19E-05</text:p>
          </table:table-cell>
          <table:table-cell table:style-name="ce2" office:value-type="float" office:value="0.000064095163" calcext:value-type="float">
            <text:p>6,41E-05</text:p>
          </table:table-cell>
          <table:table-cell table:style-name="ce2" office:value-type="float" office:value="0.000057026802" calcext:value-type="float">
            <text:p>5,70E-05</text:p>
          </table:table-cell>
          <table:table-cell table:style-name="ce2" office:value-type="float" office:value="0.000051538795" calcext:value-type="float">
            <text:p>5,15E-05</text:p>
          </table:table-cell>
          <table:table-cell table:style-name="ce2" office:value-type="float" office:value="0.000046290097" calcext:value-type="float">
            <text:p>4,63E-05</text:p>
          </table:table-cell>
          <table:table-cell table:style-name="ce2" office:value-type="float" office:value="0.000042468925" calcext:value-type="float">
            <text:p>4,25E-05</text:p>
          </table:table-cell>
          <table:table-cell table:style-name="ce2" office:value-type="float" office:value="0.000038763725" calcext:value-type="float">
            <text:p>3,88E-05</text:p>
          </table:table-cell>
          <table:table-cell office:value-type="float" office:value="0.00781279929152995" calcext:value-type="float">
            <text:p>0,00781279929153</text:p>
          </table:table-cell>
          <table:table-cell office:value-type="float" office:value="0.00781276523468574" calcext:value-type="float">
            <text:p>0,007812765234686</text:p>
          </table:table-cell>
          <table:table-cell office:value-type="float" office:value="0.00781273661206466" calcext:value-type="float">
            <text:p>0,007812736612065</text:p>
          </table:table-cell>
          <table:table-cell office:value-type="float" office:value="0.0078127125232414" calcext:value-type="float">
            <text:p>0,007812712523241</text:p>
          </table:table-cell>
          <table:table-cell office:value-type="float" office:value="0.0078126918696241" calcext:value-type="float">
            <text:p>0,007812691869624</text:p>
          </table:table-cell>
          <table:table-cell office:value-type="float" office:value="0.00781267422466813" calcext:value-type="float">
            <text:p>0,007812674224668</text:p>
          </table:table-cell>
          <table:table-cell office:value-type="float" office:value="0.0078126587895342" calcext:value-type="float">
            <text:p>0,007812658789534</text:p>
          </table:table-cell>
          <table:table-cell office:value-type="float" office:value="0.00781264532742925" calcext:value-type="float">
            <text:p>0,007812645327429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7" calcext:value-type="float">
            <text:p>1,7</text:p>
          </table:table-cell>
          <table:table-cell office:value-type="float" office:value="0.003893106" calcext:value-type="float">
            <text:p>0,003893106</text:p>
          </table:table-cell>
          <table:table-cell table:formula="of:=AVERAGE([.E290:.F290])" office:value-type="float" office:value="0.000181488794124177" calcext:value-type="float">
            <text:p>0,000181488794124</text:p>
          </table:table-cell>
          <table:table-cell table:style-name="Default" office:value-type="float" office:value="0.000192977588248355" calcext:value-type="float">
            <text:p>0,000192977588248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" calcext:value-type="float">
            <text:p>0</text:p>
          </table:table-cell>
          <table:table-cell office:value-type="float" office:value="0.000255550128" calcext:value-type="float">
            <text:p>0,000255550128</text:p>
          </table:table-cell>
          <table:table-cell office:value-type="float" office:value="0.000227527618" calcext:value-type="float">
            <text:p>0,000227527618</text:p>
          </table:table-cell>
          <table:table-cell office:value-type="float" office:value="0.000203657457" calcext:value-type="float">
            <text:p>0,000203657457</text:p>
          </table:table-cell>
          <table:table-cell office:value-type="float" office:value="0.000182269322" calcext:value-type="float">
            <text:p>0,000182269322</text:p>
          </table:table-cell>
          <table:table-cell office:value-type="float" office:value="0.000165785958" calcext:value-type="float">
            <text:p>0,000165785958</text:p>
          </table:table-cell>
          <table:table-cell office:value-type="float" office:value="0.000150677799" calcext:value-type="float">
            <text:p>0,000150677799</text:p>
          </table:table-cell>
          <table:table-cell office:value-type="float" office:value="0.000136692777" calcext:value-type="float">
            <text:p>0,000136692777</text:p>
          </table:table-cell>
          <table:table-cell office:value-type="float" office:value="0.00389326286051504" calcext:value-type="float">
            <text:p>0,003893262860515</text:p>
          </table:table-cell>
          <table:table-cell office:value-type="float" office:value="0.00389320254410179" calcext:value-type="float">
            <text:p>0,003893202544102</text:p>
          </table:table-cell>
          <table:table-cell office:value-type="float" office:value="0.00389315191287359" calcext:value-type="float">
            <text:p>0,003893151912874</text:p>
          </table:table-cell>
          <table:table-cell office:value-type="float" office:value="0.00389310904486329" calcext:value-type="float">
            <text:p>0,003893109044863</text:p>
          </table:table-cell>
          <table:table-cell office:value-type="float" office:value="0.00389307264760175" calcext:value-type="float">
            <text:p>0,003893072647602</text:p>
          </table:table-cell>
          <table:table-cell office:value-type="float" office:value="0.00389304115773849" calcext:value-type="float">
            <text:p>0,003893041157738</text:p>
          </table:table-cell>
          <table:table-cell office:value-type="float" office:value="0.00389301386943146" calcext:value-type="float">
            <text:p>0,003893013869431</text:p>
          </table:table-cell>
          <table:table-cell office:value-type="float" office:value="0.00389299021463673" calcext:value-type="float">
            <text:p>0,003892990214637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75" calcext:value-type="float">
            <text:p>1,75</text:p>
          </table:table-cell>
          <table:table-cell office:value-type="float" office:value="0.002551459" calcext:value-type="float">
            <text:p>0,002551459</text:p>
          </table:table-cell>
          <table:table-cell table:formula="of:=AVERAGE([.E291:.F291])" office:value-type="float" office:value="0.000323650410997046" calcext:value-type="float">
            <text:p>0,000323650410997</text:p>
          </table:table-cell>
          <table:table-cell table:style-name="Default" office:value-type="float" office:value="0.000347300821994093" calcext:value-type="float">
            <text:p>0,00034730082199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0461004962" calcext:value-type="float">
            <text:p>0,000461004962</text:p>
          </table:table-cell>
          <table:table-cell office:value-type="float" office:value="0.000408229334" calcext:value-type="float">
            <text:p>0,000408229334</text:p>
          </table:table-cell>
          <table:table-cell office:value-type="float" office:value="0.000366417996" calcext:value-type="float">
            <text:p>0,000366417996</text:p>
          </table:table-cell>
          <table:table-cell office:value-type="float" office:value="0.000329370793" calcext:value-type="float">
            <text:p>0,000329370793</text:p>
          </table:table-cell>
          <table:table-cell office:value-type="float" office:value="0.000297064345" calcext:value-type="float">
            <text:p>0,000297064345</text:p>
          </table:table-cell>
          <table:table-cell office:value-type="float" office:value="0.000271120921" calcext:value-type="float">
            <text:p>0,000271120921</text:p>
          </table:table-cell>
          <table:table-cell office:value-type="float" office:value="0.000246183715" calcext:value-type="float">
            <text:p>0,000246183715</text:p>
          </table:table-cell>
          <table:table-cell office:value-type="float" office:value="0.00255164454111851" calcext:value-type="float">
            <text:p>0,002551644541119</text:p>
          </table:table-cell>
          <table:table-cell office:value-type="float" office:value="0.00255157322811175" calcext:value-type="float">
            <text:p>0,002551573228112</text:p>
          </table:table-cell>
          <table:table-cell office:value-type="float" office:value="0.00255151369105702" calcext:value-type="float">
            <text:p>0,002551513691057</text:p>
          </table:table-cell>
          <table:table-cell office:value-type="float" office:value="0.00255146314300243" calcext:value-type="float">
            <text:p>0,002551463143002</text:p>
          </table:table-cell>
          <table:table-cell office:value-type="float" office:value="0.00255142003763917" calcext:value-type="float">
            <text:p>0,002551420037639</text:p>
          </table:table-cell>
          <table:table-cell office:value-type="float" office:value="0.00255138305808903" calcext:value-type="float">
            <text:p>0,002551383058089</text:p>
          </table:table-cell>
          <table:table-cell office:value-type="float" office:value="0.00255135087884695" calcext:value-type="float">
            <text:p>0,002551350878847</text:p>
          </table:table-cell>
          <table:table-cell office:value-type="float" office:value="0.00255132295880151" calcext:value-type="float">
            <text:p>0,002551322958802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8" calcext:value-type="float">
            <text:p>1,8</text:p>
          </table:table-cell>
          <table:table-cell office:value-type="float" office:value="0.001543707" calcext:value-type="float">
            <text:p>0,001543707</text:p>
          </table:table-cell>
          <table:table-cell table:formula="of:=AVERAGE([.E292:.F292])" office:value-type="float" office:value="0.000610523565247537" calcext:value-type="float">
            <text:p>0,000610523565248</text:p>
          </table:table-cell>
          <table:table-cell table:style-name="Default" office:value-type="float" office:value="0.000651047130495074" calcext:value-type="float">
            <text:p>0,000651047130495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" calcext:value-type="float">
            <text:p>0</text:p>
          </table:table-cell>
          <table:table-cell office:value-type="float" office:value="0.000863945269" calcext:value-type="float">
            <text:p>0,000863945269</text:p>
          </table:table-cell>
          <table:table-cell office:value-type="float" office:value="0.00076537759" calcext:value-type="float">
            <text:p>0,00076537759</text:p>
          </table:table-cell>
          <table:table-cell office:value-type="float" office:value="0.000686754106" calcext:value-type="float">
            <text:p>0,000686754106</text:p>
          </table:table-cell>
          <table:table-cell office:value-type="float" office:value="0.000617412355" calcext:value-type="float">
            <text:p>0,000617412355</text:p>
          </table:table-cell>
          <table:table-cell office:value-type="float" office:value="0.000557053602" calcext:value-type="float">
            <text:p>0,000557053602</text:p>
          </table:table-cell>
          <table:table-cell office:value-type="float" office:value="0.000508187886" calcext:value-type="float">
            <text:p>0,000508187886</text:p>
          </table:table-cell>
          <table:table-cell office:value-type="float" office:value="0.000461732222" calcext:value-type="float">
            <text:p>0,000461732222</text:p>
          </table:table-cell>
          <table:table-cell office:value-type="float" office:value="0.00154391763810555" calcext:value-type="float">
            <text:p>0,001543917638106</text:p>
          </table:table-cell>
          <table:table-cell office:value-type="float" office:value="0.00154383677544463" calcext:value-type="float">
            <text:p>0,001543836775445</text:p>
          </table:table-cell>
          <table:table-cell office:value-type="float" office:value="0.00154376923750728" calcext:value-type="float">
            <text:p>0,001543769237507</text:p>
          </table:table-cell>
          <table:table-cell office:value-type="float" office:value="0.00154371191705155" calcext:value-type="float">
            <text:p>0,001543711917052</text:p>
          </table:table-cell>
          <table:table-cell office:value-type="float" office:value="0.00154366302983744" calcext:value-type="float">
            <text:p>0,001543663029837</text:p>
          </table:table-cell>
          <table:table-cell office:value-type="float" office:value="0.00154362107559658" calcext:value-type="float">
            <text:p>0,001543621075597</text:p>
          </table:table-cell>
          <table:table-cell office:value-type="float" office:value="0.00154358458342347" calcext:value-type="float">
            <text:p>0,001543584583423</text:p>
          </table:table-cell>
          <table:table-cell office:value-type="float" office:value="0.00154355290196663" calcext:value-type="float">
            <text:p>0,001543552901967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9" calcext:value-type="float">
            <text:p>1,9</text:p>
          </table:table-cell>
          <table:table-cell office:value-type="float" office:value="0.000346855" calcext:value-type="float">
            <text:p>0,000346855</text:p>
          </table:table-cell>
          <table:table-cell table:formula="of:=AVERAGE([.E293:.F293])" office:value-type="float" office:value="0.0032377439596816" calcext:value-type="float">
            <text:p>0,003237743959682</text:p>
          </table:table-cell>
          <table:table-cell table:style-name="Default" office:value-type="float" office:value="0.00346548791936319" calcext:value-type="float">
            <text:p>0,003465487919363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" calcext:value-type="float">
            <text:p>0</text:p>
          </table:table-cell>
          <table:table-cell office:value-type="float" office:value="0.004588975973" calcext:value-type="float">
            <text:p>0,004588975973</text:p>
          </table:table-cell>
          <table:table-cell office:value-type="float" office:value="0.004083728022" calcext:value-type="float">
            <text:p>0,004083728022</text:p>
          </table:table-cell>
          <table:table-cell office:value-type="float" office:value="0.003647729364" calcext:value-type="float">
            <text:p>0,003647729364</text:p>
          </table:table-cell>
          <table:table-cell office:value-type="float" office:value="0.003288001116" calcext:value-type="float">
            <text:p>0,003288001116</text:p>
          </table:table-cell>
          <table:table-cell office:value-type="float" office:value="0.002968224581" calcext:value-type="float">
            <text:p>0,002968224581</text:p>
          </table:table-cell>
          <table:table-cell office:value-type="float" office:value="0.002706661565" calcext:value-type="float">
            <text:p>0,002706661565</text:p>
          </table:table-cell>
          <table:table-cell office:value-type="float" office:value="0.002461345647" calcext:value-type="float">
            <text:p>0,002461345647</text:p>
          </table:table-cell>
          <table:table-cell office:value-type="float" office:value="0.000347106923272317" calcext:value-type="float">
            <text:p>0,000347106923272</text:p>
          </table:table-cell>
          <table:table-cell office:value-type="float" office:value="0.000347010369845455" calcext:value-type="float">
            <text:p>0,000347010369845</text:p>
          </table:table-cell>
          <table:table-cell office:value-type="float" office:value="0.000346929380340117" calcext:value-type="float">
            <text:p>0,00034692938034</text:p>
          </table:table-cell>
          <table:table-cell office:value-type="float" office:value="0.000346860964775727" calcext:value-type="float">
            <text:p>0,000346860964776</text:p>
          </table:table-cell>
          <table:table-cell office:value-type="float" office:value="0.000346802470771083" calcext:value-type="float">
            <text:p>0,000346802470771</text:p>
          </table:table-cell>
          <table:table-cell office:value-type="float" office:value="0.00034675225041673" calcext:value-type="float">
            <text:p>0,000346752250417</text:p>
          </table:table-cell>
          <table:table-cell office:value-type="float" office:value="0.000346708592223901" calcext:value-type="float">
            <text:p>0,000346708592224</text:p>
          </table:table-cell>
          <table:table-cell office:value-type="float" office:value="0.00034667066051242" calcext:value-type="float">
            <text:p>0,000346670660512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1.95" calcext:value-type="float">
            <text:p>1,95</text:p>
          </table:table-cell>
          <table:table-cell office:value-type="float" office:value="0.000082818" calcext:value-type="float">
            <text:p>8,2818E-05</text:p>
          </table:table-cell>
          <table:table-cell table:formula="of:=AVERAGE([.E294:.F294])" office:value-type="float" office:value="0.0144932494115198" calcext:value-type="float">
            <text:p>0,01449324941152</text:p>
          </table:table-cell>
          <table:table-cell table:style-name="Default" office:value-type="float" office:value="0.0154964988230396" calcext:value-type="float">
            <text:p>0,01549649882304</text:p>
          </table:table-cell>
          <table:table-cell office:value-type="float" office:value="0.01349" calcext:value-type="float">
            <text:p>0,01349</text:p>
          </table:table-cell>
          <table:table-cell office:value-type="float" office:value="0" calcext:value-type="float">
            <text:p>0</text:p>
          </table:table-cell>
          <table:table-cell office:value-type="float" office:value="0.020485183039" calcext:value-type="float">
            <text:p>0,020485183039</text:p>
          </table:table-cell>
          <table:table-cell office:value-type="float" office:value="0.018244861348" calcext:value-type="float">
            <text:p>0,018244861348</text:p>
          </table:table-cell>
          <table:table-cell office:value-type="float" office:value="0.016310968724" calcext:value-type="float">
            <text:p>0,016310968724</text:p>
          </table:table-cell>
          <table:table-cell office:value-type="float" office:value="0.014710517965" calcext:value-type="float">
            <text:p>0,014710517965</text:p>
          </table:table-cell>
          <table:table-cell office:value-type="float" office:value="0.013288990257" calcext:value-type="float">
            <text:p>0,013288990257</text:p>
          </table:table-cell>
          <table:table-cell office:value-type="float" office:value="0.012121442587" calcext:value-type="float">
            <text:p>0,012121442587</text:p>
          </table:table-cell>
          <table:table-cell office:value-type="float" office:value="0.011030144114" calcext:value-type="float">
            <text:p>0,011030144114</text:p>
          </table:table-cell>
          <table:table-cell table:style-name="ce2" office:value-type="float" office:value="0.0000830868370867109" calcext:value-type="float">
            <text:p>8,31E-05</text:p>
          </table:table-cell>
          <table:table-cell table:style-name="ce2" office:value-type="float" office:value="0.0000829837150529968" calcext:value-type="float">
            <text:p>8,30E-05</text:p>
          </table:table-cell>
          <table:table-cell table:style-name="ce2" office:value-type="float" office:value="0.0000828972208148571" calcext:value-type="float">
            <text:p>8,29E-05</text:p>
          </table:table-cell>
          <table:table-cell table:style-name="ce2" office:value-type="float" office:value="0.0000828241469142514" calcext:value-type="float">
            <text:p>8,28E-05</text:p>
          </table:table-cell>
          <table:table-cell table:style-name="ce2" office:value-type="float" office:value="0.0000827616754492024" calcext:value-type="float">
            <text:p>8,28E-05</text:p>
          </table:table-cell>
          <table:table-cell table:style-name="ce2" office:value-type="float" office:value="0.000082708032486998" calcext:value-type="float">
            <text:p>8,27E-05</text:p>
          </table:table-cell>
          <table:table-cell table:style-name="ce2" office:value-type="float" office:value="0.0000826614074264134" calcext:value-type="float">
            <text:p>8,27E-05</text:p>
          </table:table-cell>
          <table:table-cell table:style-name="ce2" office:value-type="float" office:value="0.0000826208877001063" calcext:value-type="float">
            <text:p>8,26E-05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671" calcext:value-type="float">
            <text:p>6,71E-07</text:p>
          </table:table-cell>
          <table:table-cell table:formula="of:=AVERAGE([.E295:.F295])" office:value-type="float" office:value="1.99590260579309" calcext:value-type="float">
            <text:p>1,99590260579309</text:p>
          </table:table-cell>
          <table:table-cell table:style-name="Default" office:value-type="float" office:value="1.99652521158618" calcext:value-type="float">
            <text:p>1,99652521158618</text:p>
          </table:table-cell>
          <table:table-cell office:value-type="float" office:value="1.99528" calcext:value-type="float">
            <text:p>1,99528</text:p>
          </table:table-cell>
          <table:table-cell office:value-type="float" office:value="0" calcext:value-type="float">
            <text:p>0</text:p>
          </table:table-cell>
          <table:table-cell office:value-type="float" office:value="1.997957709566" calcext:value-type="float">
            <text:p>1,997957709566</text:p>
          </table:table-cell>
          <table:table-cell office:value-type="float" office:value="1.999929589743" calcext:value-type="float">
            <text:p>1,999929589743</text:p>
          </table:table-cell>
          <table:table-cell office:value-type="float" office:value="1.995630211092" calcext:value-type="float">
            <text:p>1,995630211092</text:p>
          </table:table-cell>
          <table:table-cell office:value-type="float" office:value="1.998377411302" calcext:value-type="float">
            <text:p>1,998377411302</text:p>
          </table:table-cell>
          <table:table-cell office:value-type="float" office:value="1.993858335637" calcext:value-type="float">
            <text:p>1,993858335637</text:p>
          </table:table-cell>
          <table:table-cell office:value-type="float" office:value="1.998328079123" calcext:value-type="float">
            <text:p>1,998328079123</text:p>
          </table:table-cell>
          <table:table-cell office:value-type="float" office:value="1.990185736306" calcext:value-type="float">
            <text:p>1,990185736306</text:p>
          </table:table-cell>
          <table:table-cell table:style-name="ce2" office:value-type="float" office:value="0.00000095496265077385" calcext:value-type="float">
            <text:p>9,55E-07</text:p>
          </table:table-cell>
          <table:table-cell table:style-name="ce2" office:value-type="float" office:value="0.000000846023214917815" calcext:value-type="float">
            <text:p>8,46E-07</text:p>
          </table:table-cell>
          <table:table-cell table:style-name="ce2" office:value-type="float" office:value="0.000000754634855295599" calcext:value-type="float">
            <text:p>7,55E-07</text:p>
          </table:table-cell>
          <table:table-cell table:style-name="ce2" office:value-type="float" office:value="0.000000677450045660446" calcext:value-type="float">
            <text:p>6,77E-07</text:p>
          </table:table-cell>
          <table:table-cell table:style-name="ce2" office:value-type="float" office:value="0.000000611449553765293" calcext:value-type="float">
            <text:p>6,11E-07</text:p>
          </table:table-cell>
          <table:table-cell table:style-name="ce2" office:value-type="float" office:value="0.000000554768983036845" calcext:value-type="float">
            <text:p>5,55E-07</text:p>
          </table:table-cell>
          <table:table-cell table:style-name="ce2" office:value-type="float" office:value="0.000000505520972804217" calcext:value-type="float">
            <text:p>5,06E-07</text:p>
          </table:table-cell>
          <table:table-cell table:style-name="ce2" office:value-type="float" office:value="0.000000462720066388442" calcext:value-type="float">
            <text:p>4,63E-07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2.1" calcext:value-type="float">
            <text:p>2,1</text:p>
          </table:table-cell>
          <table:table-cell office:value-type="float" office:value="0.000284177" calcext:value-type="float">
            <text:p>0,000284177</text:p>
          </table:table-cell>
          <table:table-cell table:formula="of:=AVERAGE([.E296:.F296])" office:value-type="float" office:value="0.00485676848808285" calcext:value-type="float">
            <text:p>0,004856768488083</text:p>
          </table:table-cell>
          <table:table-cell table:style-name="Default" office:value-type="float" office:value="0.00519353697616569" calcext:value-type="float">
            <text:p>0,005193536976166</text:p>
          </table:table-cell>
          <table:table-cell office:value-type="float" office:value="0.00452" calcext:value-type="float">
            <text:p>0,00452</text:p>
          </table:table-cell>
          <table:table-cell office:value-type="float" office:value="0" calcext:value-type="float">
            <text:p>0</text:p>
          </table:table-cell>
          <table:table-cell office:value-type="float" office:value="0.006875243876" calcext:value-type="float">
            <text:p>0,006875243876</text:p>
          </table:table-cell>
          <table:table-cell office:value-type="float" office:value="0.006117985287" calcext:value-type="float">
            <text:p>0,006117985287</text:p>
          </table:table-cell>
          <table:table-cell office:value-type="float" office:value="0.005467234544" calcext:value-type="float">
            <text:p>0,005467234544</text:p>
          </table:table-cell>
          <table:table-cell office:value-type="float" office:value="0.00492726065" calcext:value-type="float">
            <text:p>0,00492726065</text:p>
          </table:table-cell>
          <table:table-cell office:value-type="float" office:value="0.004450329496" calcext:value-type="float">
            <text:p>0,004450329496</text:p>
          </table:table-cell>
          <table:table-cell office:value-type="float" office:value="0.004056213027" calcext:value-type="float">
            <text:p>0,004056213027</text:p>
          </table:table-cell>
          <table:table-cell office:value-type="float" office:value="0.003691612773" calcext:value-type="float">
            <text:p>0,003691612773</text:p>
          </table:table-cell>
          <table:table-cell office:value-type="float" office:value="0.000284485898649355" calcext:value-type="float">
            <text:p>0,000284485898649</text:p>
          </table:table-cell>
          <table:table-cell office:value-type="float" office:value="0.00028436734705779" calcext:value-type="float">
            <text:p>0,000284367347058</text:p>
          </table:table-cell>
          <table:table-cell office:value-type="float" office:value="0.000284267922792555" calcext:value-type="float">
            <text:p>0,000284267922793</text:p>
          </table:table-cell>
          <table:table-cell office:value-type="float" office:value="0.000284183906130185" calcext:value-type="float">
            <text:p>0,00028418390613</text:p>
          </table:table-cell>
          <table:table-cell office:value-type="float" office:value="0.000284112091863565" calcext:value-type="float">
            <text:p>0,000284112091864</text:p>
          </table:table-cell>
          <table:table-cell office:value-type="float" office:value="0.000284050408646648" calcext:value-type="float">
            <text:p>0,000284050408647</text:p>
          </table:table-cell>
          <table:table-cell office:value-type="float" office:value="0.000283996814784854" calcext:value-type="float">
            <text:p>0,000283996814785</text:p>
          </table:table-cell>
          <table:table-cell office:value-type="float" office:value="0.000283950215101886" calcext:value-type="float">
            <text:p>0,000283950215102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2.2" calcext:value-type="float">
            <text:p>2,2</text:p>
          </table:table-cell>
          <table:table-cell office:value-type="float" office:value="0.001033834" calcext:value-type="float">
            <text:p>0,001033834</text:p>
          </table:table-cell>
          <table:table-cell table:formula="of:=AVERAGE([.E297:.F297])" office:value-type="float" office:value="0.00141908265284587" calcext:value-type="float">
            <text:p>0,001419082652846</text:p>
          </table:table-cell>
          <table:table-cell table:style-name="Default" office:value-type="float" office:value="0.00151816530569173" calcext:value-type="float">
            <text:p>0,001518165305692</text:p>
          </table:table-cell>
          <table:table-cell office:value-type="float" office:value="0.00132" calcext:value-type="float">
            <text:p>0,00132</text:p>
          </table:table-cell>
          <table:table-cell office:value-type="float" office:value="0" calcext:value-type="float">
            <text:p>0</text:p>
          </table:table-cell>
          <table:table-cell office:value-type="float" office:value="0.002012948716" calcext:value-type="float">
            <text:p>0,002012948716</text:p>
          </table:table-cell>
          <table:table-cell office:value-type="float" office:value="0.001785532833" calcext:value-type="float">
            <text:p>0,001785532833</text:p>
          </table:table-cell>
          <table:table-cell office:value-type="float" office:value="0.001600563956" calcext:value-type="float">
            <text:p>0,001600563956</text:p>
          </table:table-cell>
          <table:table-cell office:value-type="float" office:value="0.001439577267" calcext:value-type="float">
            <text:p>0,001439577267</text:p>
          </table:table-cell>
          <table:table-cell office:value-type="float" office:value="0.00130017862" calcext:value-type="float">
            <text:p>0,00130017862</text:p>
          </table:table-cell>
          <table:table-cell office:value-type="float" office:value="0.001184680673" calcext:value-type="float">
            <text:p>0,001184680673</text:p>
          </table:table-cell>
          <table:table-cell office:value-type="float" office:value="0.001078293636" calcext:value-type="float">
            <text:p>0,001078293636</text:p>
          </table:table-cell>
          <table:table-cell office:value-type="float" office:value="0.00103416261771782" calcext:value-type="float">
            <text:p>0,001034162617718</text:p>
          </table:table-cell>
          <table:table-cell office:value-type="float" office:value="0.00103403642215381" calcext:value-type="float">
            <text:p>0,001034036422154</text:p>
          </table:table-cell>
          <table:table-cell office:value-type="float" office:value="0.00103393089561743" calcext:value-type="float">
            <text:p>0,001033930895617</text:p>
          </table:table-cell>
          <table:table-cell office:value-type="float" office:value="0.00103384142512984" calcext:value-type="float">
            <text:p>0,00103384142513</text:p>
          </table:table-cell>
          <table:table-cell office:value-type="float" office:value="0.00103376508841452" calcext:value-type="float">
            <text:p>0,001033765088415</text:p>
          </table:table-cell>
          <table:table-cell office:value-type="float" office:value="0.00103369951264641" calcext:value-type="float">
            <text:p>0,001033699512646</text:p>
          </table:table-cell>
          <table:table-cell office:value-type="float" office:value="0.00103364254562669" calcext:value-type="float">
            <text:p>0,001033642545627</text:p>
          </table:table-cell>
          <table:table-cell office:value-type="float" office:value="0.00103359300220512" calcext:value-type="float">
            <text:p>0,001033593002205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2.25" calcext:value-type="float">
            <text:p>2,25</text:p>
          </table:table-cell>
          <table:table-cell office:value-type="float" office:value="0.001544005" calcext:value-type="float">
            <text:p>0,001544005</text:p>
          </table:table-cell>
          <table:table-cell table:formula="of:=AVERAGE([.E298:.F298])" office:value-type="float" office:value="0.000975639196269417" calcext:value-type="float">
            <text:p>0,000975639196269</text:p>
          </table:table-cell>
          <table:table-cell table:style-name="Default" office:value-type="float" office:value="0.00104127839253883" calcext:value-type="float">
            <text:p>0,001041278392539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" calcext:value-type="float">
            <text:p>0</text:p>
          </table:table-cell>
          <table:table-cell office:value-type="float" office:value="0.001380684346" calcext:value-type="float">
            <text:p>0,001380684346</text:p>
          </table:table-cell>
          <table:table-cell office:value-type="float" office:value="0.001224729418" calcext:value-type="float">
            <text:p>0,001224729418</text:p>
          </table:table-cell>
          <table:table-cell office:value-type="float" office:value="0.001097767292" calcext:value-type="float">
            <text:p>0,001097767292</text:p>
          </table:table-cell>
          <table:table-cell office:value-type="float" office:value="0.000987346734" calcext:value-type="float">
            <text:p>0,000987346734</text:p>
          </table:table-cell>
          <table:table-cell office:value-type="float" office:value="0.000891763809" calcext:value-type="float">
            <text:p>0,000891763809</text:p>
          </table:table-cell>
          <table:table-cell office:value-type="float" office:value="0.000812480313" calcext:value-type="float">
            <text:p>0,000812480313</text:p>
          </table:table-cell>
          <table:table-cell office:value-type="float" office:value="0.000739570194" calcext:value-type="float">
            <text:p>0,000739570194</text:p>
          </table:table-cell>
          <table:table-cell office:value-type="float" office:value="0.0015443414933407" calcext:value-type="float">
            <text:p>0,001544341493341</text:p>
          </table:table-cell>
          <table:table-cell office:value-type="float" office:value="0.00154421223201442" calcext:value-type="float">
            <text:p>0,001544212232014</text:p>
          </table:table-cell>
          <table:table-cell office:value-type="float" office:value="0.00154410413539669" calcext:value-type="float">
            <text:p>0,001544104135397</text:p>
          </table:table-cell>
          <table:table-cell office:value-type="float" office:value="0.00154401249055307" calcext:value-type="float">
            <text:p>0,001544012490553</text:p>
          </table:table-cell>
          <table:table-cell office:value-type="float" office:value="0.00154393429715274" calcext:value-type="float">
            <text:p>0,001543934297153</text:p>
          </table:table-cell>
          <table:table-cell office:value-type="float" office:value="0.00154386712310953" calcext:value-type="float">
            <text:p>0,00154386712311</text:p>
          </table:table-cell>
          <table:table-cell office:value-type="float" office:value="0.00154380877128904" calcext:value-type="float">
            <text:p>0,001543808771289</text:p>
          </table:table-cell>
          <table:table-cell office:value-type="float" office:value="0.00154375801910326" calcext:value-type="float">
            <text:p>0,001543758019103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2.5" calcext:value-type="float">
            <text:p>2,5</text:p>
          </table:table-cell>
          <table:table-cell office:value-type="float" office:value="0.005000858" calcext:value-type="float">
            <text:p>0,005000858</text:p>
          </table:table-cell>
          <table:table-cell table:formula="of:=AVERAGE([.E299:.F299])" office:value-type="float" office:value="0.000323604220885103" calcext:value-type="float">
            <text:p>0,000323604220885</text:p>
          </table:table-cell>
          <table:table-cell table:style-name="Default" office:value-type="float" office:value="0.000347208441770206" calcext:value-type="float">
            <text:p>0,0003472084417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0459823731" calcext:value-type="float">
            <text:p>0,000459823731</text:p>
          </table:table-cell>
          <table:table-cell office:value-type="float" office:value="0.000409011954" calcext:value-type="float">
            <text:p>0,000409011954</text:p>
          </table:table-cell>
          <table:table-cell office:value-type="float" office:value="0.000366011347" calcext:value-type="float">
            <text:p>0,000366011347</text:p>
          </table:table-cell>
          <table:table-cell office:value-type="float" office:value="0.000328620766" calcext:value-type="float">
            <text:p>0,000328620766</text:p>
          </table:table-cell>
          <table:table-cell office:value-type="float" office:value="0.000297323706" calcext:value-type="float">
            <text:p>0,000297323706</text:p>
          </table:table-cell>
          <table:table-cell office:value-type="float" office:value="0.000270910837" calcext:value-type="float">
            <text:p>0,000270910837</text:p>
          </table:table-cell>
          <table:table-cell office:value-type="float" office:value="0.000247329442" calcext:value-type="float">
            <text:p>0,000247329442</text:p>
          </table:table-cell>
          <table:table-cell office:value-type="float" office:value="0.00500122200183498" calcext:value-type="float">
            <text:p>0,005001222001835</text:p>
          </table:table-cell>
          <table:table-cell office:value-type="float" office:value="0.00500108258651389" calcext:value-type="float">
            <text:p>0,005001082586514</text:p>
          </table:table-cell>
          <table:table-cell office:value-type="float" office:value="0.00500096567019867" calcext:value-type="float">
            <text:p>0,005000965670199</text:p>
          </table:table-cell>
          <table:table-cell office:value-type="float" office:value="0.00500086670598559" calcext:value-type="float">
            <text:p>0,005000866705986</text:p>
          </table:table-cell>
          <table:table-cell office:value-type="float" office:value="0.0050007824118783" calcext:value-type="float">
            <text:p>0,005000782411878</text:p>
          </table:table-cell>
          <table:table-cell office:value-type="float" office:value="0.00500070986869219" calcext:value-type="float">
            <text:p>0,005000709868692</text:p>
          </table:table-cell>
          <table:table-cell office:value-type="float" office:value="0.00500064684626118" calcext:value-type="float">
            <text:p>0,005000646846261</text:p>
          </table:table-cell>
          <table:table-cell office:value-type="float" office:value="0.00500059186830363" calcext:value-type="float">
            <text:p>0,005000591868304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2.75" calcext:value-type="float">
            <text:p>2,75</text:p>
          </table:table-cell>
          <table:table-cell office:value-type="float" office:value="0.001034476" calcext:value-type="float">
            <text:p>0,001034476</text:p>
          </table:table-cell>
          <table:table-cell table:formula="of:=AVERAGE([.E300:.F300])" office:value-type="float" office:value="0.00259193566111417" calcext:value-type="float">
            <text:p>0,002591935661114</text:p>
          </table:table-cell>
          <table:table-cell table:style-name="Default" office:value-type="float" office:value="0.00277387132222833" calcext:value-type="float">
            <text:p>0,002773871322228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0" calcext:value-type="float">
            <text:p>0</text:p>
          </table:table-cell>
          <table:table-cell office:value-type="float" office:value="0.003675126945" calcext:value-type="float">
            <text:p>0,003675126945</text:p>
          </table:table-cell>
          <table:table-cell office:value-type="float" office:value="0.003263397239" calcext:value-type="float">
            <text:p>0,003263397239</text:p>
          </table:table-cell>
          <table:table-cell office:value-type="float" office:value="0.002923133938" calcext:value-type="float">
            <text:p>0,002923133938</text:p>
          </table:table-cell>
          <table:table-cell office:value-type="float" office:value="0.002630106359" calcext:value-type="float">
            <text:p>0,002630106359</text:p>
          </table:table-cell>
          <table:table-cell office:value-type="float" office:value="0.002377486573" calcext:value-type="float">
            <text:p>0,002377486573</text:p>
          </table:table-cell>
          <table:table-cell office:value-type="float" office:value="0.002164183203" calcext:value-type="float">
            <text:p>0,002164183203</text:p>
          </table:table-cell>
          <table:table-cell office:value-type="float" office:value="0.001972722783" calcext:value-type="float">
            <text:p>0,001972722783</text:p>
          </table:table-cell>
          <table:table-cell office:value-type="float" office:value="0.00103507688399179" calcext:value-type="float">
            <text:p>0,001035076883992</text:p>
          </table:table-cell>
          <table:table-cell office:value-type="float" office:value="0.00103484629125866" calcext:value-type="float">
            <text:p>0,001034846291259</text:p>
          </table:table-cell>
          <table:table-cell office:value-type="float" office:value="0.0010346532787507" calcext:value-type="float">
            <text:p>0,001034653278751</text:p>
          </table:table-cell>
          <table:table-cell office:value-type="float" office:value="0.00103448976913988" calcext:value-type="float">
            <text:p>0,00103448976914</text:p>
          </table:table-cell>
          <table:table-cell office:value-type="float" office:value="0.00103435021882844" calcext:value-type="float">
            <text:p>0,001034350218828</text:p>
          </table:table-cell>
          <table:table-cell office:value-type="float" office:value="0.00103423024327151" calcext:value-type="float">
            <text:p>0,001034230243272</text:p>
          </table:table-cell>
          <table:table-cell office:value-type="float" office:value="0.00103412612444957" calcext:value-type="float">
            <text:p>0,00103412612445</text:p>
          </table:table-cell>
          <table:table-cell office:value-type="float" office:value="0.00103403544486663" calcext:value-type="float">
            <text:p>0,001034035444867</text:p>
          </table:table-cell>
        </table:table-row>
        <table:table-row table:style-name="ro1" table:visibility="filter">
          <table:table-cell office:value-type="string" calcext:value-type="string">
            <text:p>l-1-1-1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1787" calcext:value-type="float">
            <text:p>1,787E-06</text:p>
          </table:table-cell>
          <table:table-cell table:style-name="ce1" table:formula="of:=AVERAGE([.E301:.F301])" office:value-type="float" office:value="1.99846266469198" calcext:value-type="float">
            <text:p>1,99846266469198</text:p>
          </table:table-cell>
          <table:table-cell table:style-name="ce3" office:value-type="float" office:value="1.99869532938396" calcext:value-type="float">
            <text:p>1,99869532938396</text:p>
          </table:table-cell>
          <table:table-cell table:style-name="ce1" office:value-type="float" office:value="1.99823" calcext:value-type="float">
            <text:p>1,99823</text:p>
          </table:table-cell>
          <table:table-cell office:value-type="float" office:value="0" calcext:value-type="float">
            <text:p>0</text:p>
          </table:table-cell>
          <table:table-cell office:value-type="float" office:value="1.999233307107" calcext:value-type="float">
            <text:p>1,999233307107</text:p>
          </table:table-cell>
          <table:table-cell office:value-type="float" office:value="1.999974769588" calcext:value-type="float">
            <text:p>1,999974769588</text:p>
          </table:table-cell>
          <table:table-cell office:value-type="float" office:value="1.998357467175" calcext:value-type="float">
            <text:p>1,998357467175</text:p>
          </table:table-cell>
          <table:table-cell office:value-type="float" office:value="1.999392371699" calcext:value-type="float">
            <text:p>1,999392371699</text:p>
          </table:table-cell>
          <table:table-cell office:value-type="float" office:value="1.997691561856" calcext:value-type="float">
            <text:p>1,997691561856</text:p>
          </table:table-cell>
          <table:table-cell office:value-type="float" office:value="1.99937535724" calcext:value-type="float">
            <text:p>1,99937535724</text:p>
          </table:table-cell>
          <table:table-cell office:value-type="float" office:value="1.996313135462" calcext:value-type="float">
            <text:p>1,996313135462</text:p>
          </table:table-cell>
          <table:table-cell table:style-name="ce2" office:value-type="float" office:value="0.00000254441982575622" calcext:value-type="float">
            <text:p>2,54E-06</text:p>
          </table:table-cell>
          <table:table-cell table:style-name="ce2" office:value-type="float" office:value="0.00000225398530154803" calcext:value-type="float">
            <text:p>2,25E-06</text:p>
          </table:table-cell>
          <table:table-cell table:style-name="ce2" office:value-type="float" office:value="0.00000201050213442674" calcext:value-type="float">
            <text:p>2,01E-06</text:p>
          </table:table-cell>
          <table:table-cell table:style-name="ce2" office:value-type="float" office:value="0.0000018045998431104" calcext:value-type="float">
            <text:p>1,80E-06</text:p>
          </table:table-cell>
          <table:table-cell table:style-name="ce2" office:value-type="float" office:value="0.00000162870211979414" calcext:value-type="float">
            <text:p>1,63E-06</text:p>
          </table:table-cell>
          <table:table-cell table:style-name="ce2" office:value-type="float" office:value="0.00000147744722842601" calcext:value-type="float">
            <text:p>1,48E-06</text:p>
          </table:table-cell>
          <table:table-cell table:style-name="ce2" office:value-type="float" office:value="0.00000134622553952154" calcext:value-type="float">
            <text:p>1,35E-06</text:p>
          </table:table-cell>
          <table:table-cell table:style-name="ce2" office:value-type="float" office:value="0.00000123190917704818" calcext:value-type="float">
            <text:p>1,23E-06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" calcext:value-type="float">
            <text:p>1</text:p>
          </table:table-cell>
          <table:table-cell office:value-type="float" office:value="0.382812499" calcext:value-type="float">
            <text:p>0,382812499</text:p>
          </table:table-cell>
          <table:table-cell table:formula="of:=AVERAGE([.E302:.F302])" office:value-type="float" office:value="-0.000000000578244285216006" calcext:value-type="float">
            <text:p>-5,78244285216006E-10</text:p>
          </table:table-cell>
          <table:table-cell office:value-type="float" office:value="-0.00000000115648857043201" calcext:value-type="float">
            <text:p>-1,16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101" calcext:value-type="float">
            <text:p>-1,01E-09</text:p>
          </table:table-cell>
          <table:table-cell table:style-name="ce2" office:value-type="float" office:value="-0.000000004541" calcext:value-type="float">
            <text:p>-4,54E-09</text:p>
          </table:table-cell>
          <table:table-cell table:style-name="ce2" office:value-type="float" office:value="0.000000002372" calcext:value-type="float">
            <text:p>2,37E-09</text:p>
          </table:table-cell>
          <table:table-cell table:style-name="ce2" office:value-type="float" office:value="-0.000000002277" calcext:value-type="float">
            <text:p>-2,28E-09</text:p>
          </table:table-cell>
          <table:table-cell table:style-name="ce2" office:value-type="float" office:value="0.00000000397" calcext:value-type="float">
            <text:p>3,97E-09</text:p>
          </table:table-cell>
          <table:table-cell table:style-name="ce2" office:value-type="float" office:value="-0.000000003417" calcext:value-type="float">
            <text:p>-3,42E-09</text:p>
          </table:table-cell>
          <table:table-cell table:style-name="ce2" office:value-type="float" office:value="-0.000000003264" calcext:value-type="float">
            <text:p>-3,26E-09</text:p>
          </table:table-cell>
          <table:table-cell office:value-type="float" office:value="0.382812498792685" calcext:value-type="float">
            <text:p>0,382812498792685</text:p>
          </table:table-cell>
          <table:table-cell office:value-type="float" office:value="0.38281249881613" calcext:value-type="float">
            <text:p>0,38281249881613</text:p>
          </table:table-cell>
          <table:table-cell office:value-type="float" office:value="0.382812498915497" calcext:value-type="float">
            <text:p>0,382812498915497</text:p>
          </table:table-cell>
          <table:table-cell office:value-type="float" office:value="0.382812498866409" calcext:value-type="float">
            <text:p>0,382812498866409</text:p>
          </table:table-cell>
          <table:table-cell office:value-type="float" office:value="0.382812498911114" calcext:value-type="float">
            <text:p>0,382812498911114</text:p>
          </table:table-cell>
          <table:table-cell office:value-type="float" office:value="0.382812498836958" calcext:value-type="float">
            <text:p>0,382812498836958</text:p>
          </table:table-cell>
          <table:table-cell office:value-type="float" office:value="0.382812498897812" calcext:value-type="float">
            <text:p>0,382812498897812</text:p>
          </table:table-cell>
          <table:table-cell office:value-type="float" office:value="0.38281249895335" calcext:value-type="float">
            <text:p>0,38281249895335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1" calcext:value-type="float">
            <text:p>1,1</text:p>
          </table:table-cell>
          <table:table-cell office:value-type="float" office:value="0.384245941" calcext:value-type="float">
            <text:p>0,384245941</text:p>
          </table:table-cell>
          <table:table-cell table:formula="of:=AVERAGE([.E303:.F303])" office:value-type="float" office:value="-0.00000000057925445356273" calcext:value-type="float">
            <text:p>-5,7925445356273E-10</text:p>
          </table:table-cell>
          <table:table-cell office:value-type="float" office:value="-0.00000000115850890712546" calcext:value-type="float">
            <text:p>-1,16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1012" calcext:value-type="float">
            <text:p>-1,01E-09</text:p>
          </table:table-cell>
          <table:table-cell table:style-name="ce2" office:value-type="float" office:value="-0.00000000455" calcext:value-type="float">
            <text:p>-4,55E-09</text:p>
          </table:table-cell>
          <table:table-cell table:style-name="ce2" office:value-type="float" office:value="0.000000002376" calcext:value-type="float">
            <text:p>2,38E-09</text:p>
          </table:table-cell>
          <table:table-cell table:style-name="ce2" office:value-type="float" office:value="-0.00000000228" calcext:value-type="float">
            <text:p>-2,28E-09</text:p>
          </table:table-cell>
          <table:table-cell table:style-name="ce2" office:value-type="float" office:value="0.000000003978" calcext:value-type="float">
            <text:p>3,98E-09</text:p>
          </table:table-cell>
          <table:table-cell table:style-name="ce2" office:value-type="float" office:value="-0.000000003423" calcext:value-type="float">
            <text:p>-3,42E-09</text:p>
          </table:table-cell>
          <table:table-cell table:style-name="ce2" office:value-type="float" office:value="-0.000000003269" calcext:value-type="float">
            <text:p>-3,27E-09</text:p>
          </table:table-cell>
          <table:table-cell office:value-type="float" office:value="0.384245940641775" calcext:value-type="float">
            <text:p>0,384245940641775</text:p>
          </table:table-cell>
          <table:table-cell office:value-type="float" office:value="0.384245940665338" calcext:value-type="float">
            <text:p>0,384245940665338</text:p>
          </table:table-cell>
          <table:table-cell office:value-type="float" office:value="0.384245940765276" calcext:value-type="float">
            <text:p>0,384245940765276</text:p>
          </table:table-cell>
          <table:table-cell office:value-type="float" office:value="0.384245940715916" calcext:value-type="float">
            <text:p>0,384245940715916</text:p>
          </table:table-cell>
          <table:table-cell office:value-type="float" office:value="0.384245940760859" calcext:value-type="float">
            <text:p>0,384245940760859</text:p>
          </table:table-cell>
          <table:table-cell office:value-type="float" office:value="0.384245940686288" calcext:value-type="float">
            <text:p>0,384245940686288</text:p>
          </table:table-cell>
          <table:table-cell office:value-type="float" office:value="0.38424594074748" calcext:value-type="float">
            <text:p>0,38424594074748</text:p>
          </table:table-cell>
          <table:table-cell office:value-type="float" office:value="0.384245940803323" calcext:value-type="float">
            <text:p>0,384245940803323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2" calcext:value-type="float">
            <text:p>1,2</text:p>
          </table:table-cell>
          <table:table-cell office:value-type="float" office:value="0.358596361" calcext:value-type="float">
            <text:p>0,358596361</text:p>
          </table:table-cell>
          <table:table-cell table:formula="of:=AVERAGE([.E304:.F304])" office:value-type="float" office:value="-0.000000000640122756086374" calcext:value-type="float">
            <text:p>-6,40122756086374E-10</text:p>
          </table:table-cell>
          <table:table-cell office:value-type="float" office:value="-0.00000000128024551217275" calcext:value-type="float">
            <text:p>-1,28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1136" calcext:value-type="float">
            <text:p>-1,14E-09</text:p>
          </table:table-cell>
          <table:table-cell table:style-name="ce2" office:value-type="float" office:value="-0.000000005055" calcext:value-type="float">
            <text:p>-5,06E-09</text:p>
          </table:table-cell>
          <table:table-cell table:style-name="ce2" office:value-type="float" office:value="0.000000002589" calcext:value-type="float">
            <text:p>2,59E-09</text:p>
          </table:table-cell>
          <table:table-cell table:style-name="ce2" office:value-type="float" office:value="-0.000000002538" calcext:value-type="float">
            <text:p>-2,54E-09</text:p>
          </table:table-cell>
          <table:table-cell table:style-name="ce2" office:value-type="float" office:value="0.000000004503" calcext:value-type="float">
            <text:p>4,50E-09</text:p>
          </table:table-cell>
          <table:table-cell table:style-name="ce2" office:value-type="float" office:value="-0.000000003811" calcext:value-type="float">
            <text:p>-3,81E-09</text:p>
          </table:table-cell>
          <table:table-cell table:style-name="ce2" office:value-type="float" office:value="-0.000000003577" calcext:value-type="float">
            <text:p>-3,58E-09</text:p>
          </table:table-cell>
          <table:table-cell office:value-type="float" office:value="0.358596360946493" calcext:value-type="float">
            <text:p>0,358596360946493</text:p>
          </table:table-cell>
          <table:table-cell office:value-type="float" office:value="0.358596360971191" calcext:value-type="float">
            <text:p>0,358596360971191</text:p>
          </table:table-cell>
          <table:table-cell office:value-type="float" office:value="0.358596361074799" calcext:value-type="float">
            <text:p>0,358596361074799</text:p>
          </table:table-cell>
          <table:table-cell office:value-type="float" office:value="0.358596361024601" calcext:value-type="float">
            <text:p>0,358596361024601</text:p>
          </table:table-cell>
          <table:table-cell office:value-type="float" office:value="0.358596361071285" calcext:value-type="float">
            <text:p>0,358596361071285</text:p>
          </table:table-cell>
          <table:table-cell office:value-type="float" office:value="0.358596360992499" calcext:value-type="float">
            <text:p>0,358596360992499</text:p>
          </table:table-cell>
          <table:table-cell office:value-type="float" office:value="0.358596361056079" calcext:value-type="float">
            <text:p>0,358596361056079</text:p>
          </table:table-cell>
          <table:table-cell office:value-type="float" office:value="0.3585963611131" calcext:value-type="float">
            <text:p>0,3585963611131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25" calcext:value-type="float">
            <text:p>1,25</text:p>
          </table:table-cell>
          <table:table-cell office:value-type="float" office:value="0.340135999" calcext:value-type="float">
            <text:p>0,340135999</text:p>
          </table:table-cell>
          <table:table-cell table:formula="of:=AVERAGE([.E305:.F305])" office:value-type="float" office:value="-0.000000000711277215578486" calcext:value-type="float">
            <text:p>-7,11277215578486E-10</text:p>
          </table:table-cell>
          <table:table-cell office:value-type="float" office:value="-0.00000000142255443115697" calcext:value-type="float">
            <text:p>-1,42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9517" calcext:value-type="float">
            <text:p>-9,52E-09</text:p>
          </table:table-cell>
          <table:table-cell table:style-name="ce2" office:value-type="float" office:value="0.000000003086" calcext:value-type="float">
            <text:p>3,09E-09</text:p>
          </table:table-cell>
          <table:table-cell table:style-name="ce2" office:value-type="float" office:value="-0.000000005938" calcext:value-type="float">
            <text:p>-5,94E-09</text:p>
          </table:table-cell>
          <table:table-cell table:style-name="ce2" office:value-type="float" office:value="-0.000000002464" calcext:value-type="float">
            <text:p>-2,46E-09</text:p>
          </table:table-cell>
          <table:table-cell table:style-name="ce2" office:value-type="float" office:value="0.000000004372" calcext:value-type="float">
            <text:p>4,37E-09</text:p>
          </table:table-cell>
          <table:table-cell table:style-name="ce2" office:value-type="float" office:value="-0.0000000037" calcext:value-type="float">
            <text:p>-3,70E-09</text:p>
          </table:table-cell>
          <table:table-cell table:style-name="ce2" office:value-type="float" office:value="0.000000006537" calcext:value-type="float">
            <text:p>6,54E-09</text:p>
          </table:table-cell>
          <table:table-cell office:value-type="float" office:value="0.340135998668165" calcext:value-type="float">
            <text:p>0,340135998668165</text:p>
          </table:table-cell>
          <table:table-cell office:value-type="float" office:value="0.340135998864414" calcext:value-type="float">
            <text:p>0,340135998864414</text:p>
          </table:table-cell>
          <table:table-cell office:value-type="float" office:value="0.340135998804419" calcext:value-type="float">
            <text:p>0,340135998804419</text:p>
          </table:table-cell>
          <table:table-cell office:value-type="float" office:value="0.340135998913615" calcext:value-type="float">
            <text:p>0,340135998913615</text:p>
          </table:table-cell>
          <table:table-cell office:value-type="float" office:value="0.340135998956598" calcext:value-type="float">
            <text:p>0,340135998956598</text:p>
          </table:table-cell>
          <table:table-cell office:value-type="float" office:value="0.340135998884043" calcext:value-type="float">
            <text:p>0,340135998884043</text:p>
          </table:table-cell>
          <table:table-cell office:value-type="float" office:value="0.340135998942595" calcext:value-type="float">
            <text:p>0,340135998942595</text:p>
          </table:table-cell>
          <table:table-cell office:value-type="float" office:value="0.340135998843761" calcext:value-type="float">
            <text:p>0,340135998843761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3" calcext:value-type="float">
            <text:p>1,3</text:p>
          </table:table-cell>
          <table:table-cell office:value-type="float" office:value="0.319613044" calcext:value-type="float">
            <text:p>0,319613044</text:p>
          </table:table-cell>
          <table:table-cell table:formula="of:=AVERAGE([.E306:.F306])" office:value-type="float" office:value="-0.000000000684725879780611" calcext:value-type="float">
            <text:p>-6,84725879780611E-10</text:p>
          </table:table-cell>
          <table:table-cell office:value-type="float" office:value="-0.00000000136945175956122" calcext:value-type="float">
            <text:p>-1,37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1236" calcext:value-type="float">
            <text:p>-1,24E-09</text:p>
          </table:table-cell>
          <table:table-cell table:style-name="ce2" office:value-type="float" office:value="-0.000000005436" calcext:value-type="float">
            <text:p>-5,44E-09</text:p>
          </table:table-cell>
          <table:table-cell table:style-name="ce2" office:value-type="float" office:value="0.000000002729" calcext:value-type="float">
            <text:p>2,73E-09</text:p>
          </table:table-cell>
          <table:table-cell table:style-name="ce2" office:value-type="float" office:value="-0.000000002734" calcext:value-type="float">
            <text:p>-2,73E-09</text:p>
          </table:table-cell>
          <table:table-cell table:style-name="ce2" office:value-type="float" office:value="0.000000004935" calcext:value-type="float">
            <text:p>4,94E-09</text:p>
          </table:table-cell>
          <table:table-cell table:style-name="ce2" office:value-type="float" office:value="-0.000000004108" calcext:value-type="float">
            <text:p>-4,11E-09</text:p>
          </table:table-cell>
          <table:table-cell table:style-name="ce2" office:value-type="float" office:value="-0.000000003787" calcext:value-type="float">
            <text:p>-3,79E-09</text:p>
          </table:table-cell>
          <table:table-cell office:value-type="float" office:value="0.319613044391179" calcext:value-type="float">
            <text:p>0,319613044391179</text:p>
          </table:table-cell>
          <table:table-cell office:value-type="float" office:value="0.319613044415123" calcext:value-type="float">
            <text:p>0,319613044415123</text:p>
          </table:table-cell>
          <table:table-cell office:value-type="float" office:value="0.319613044514436" calcext:value-type="float">
            <text:p>0,319613044514436</text:p>
          </table:table-cell>
          <table:table-cell office:value-type="float" office:value="0.319613044467281" calcext:value-type="float">
            <text:p>0,319613044467281</text:p>
          </table:table-cell>
          <table:table-cell office:value-type="float" office:value="0.319613044512108" calcext:value-type="float">
            <text:p>0,319613044512108</text:p>
          </table:table-cell>
          <table:table-cell office:value-type="float" office:value="0.319613044435149" calcext:value-type="float">
            <text:p>0,319613044435149</text:p>
          </table:table-cell>
          <table:table-cell office:value-type="float" office:value="0.319613044496224" calcext:value-type="float">
            <text:p>0,319613044496224</text:p>
          </table:table-cell>
          <table:table-cell office:value-type="float" office:value="0.31961304455002" calcext:value-type="float">
            <text:p>0,31961304455002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4" calcext:value-type="float">
            <text:p>1,4</text:p>
          </table:table-cell>
          <table:table-cell office:value-type="float" office:value="0.275795147" calcext:value-type="float">
            <text:p>0,275795147</text:p>
          </table:table-cell>
          <table:table-cell table:formula="of:=AVERAGE([.E307:.F307])" office:value-type="float" office:value="-0.000000000804972318245303" calcext:value-type="float">
            <text:p>-8,04972318245303E-10</text:p>
          </table:table-cell>
          <table:table-cell office:value-type="float" office:value="-0.00000000160994463649061" calcext:value-type="float">
            <text:p>-1,61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1504" calcext:value-type="float">
            <text:p>-1,50E-09</text:p>
          </table:table-cell>
          <table:table-cell table:style-name="ce2" office:value-type="float" office:value="-0.000000006462" calcext:value-type="float">
            <text:p>-6,46E-09</text:p>
          </table:table-cell>
          <table:table-cell table:style-name="ce2" office:value-type="float" office:value="0.000000003107" calcext:value-type="float">
            <text:p>3,11E-09</text:p>
          </table:table-cell>
          <table:table-cell table:style-name="ce2" office:value-type="float" office:value="-0.000000003263" calcext:value-type="float">
            <text:p>-3,26E-09</text:p>
          </table:table-cell>
          <table:table-cell table:style-name="ce2" office:value-type="float" office:value="0.000000006096" calcext:value-type="float">
            <text:p>6,10E-09</text:p>
          </table:table-cell>
          <table:table-cell table:style-name="ce2" office:value-type="float" office:value="-0.000000004906" calcext:value-type="float">
            <text:p>-4,91E-09</text:p>
          </table:table-cell>
          <table:table-cell table:style-name="ce2" office:value-type="float" office:value="-0.000000004354" calcext:value-type="float">
            <text:p>-4,35E-09</text:p>
          </table:table-cell>
          <table:table-cell office:value-type="float" office:value="0.275795147364559" calcext:value-type="float">
            <text:p>0,275795147364559</text:p>
          </table:table-cell>
          <table:table-cell office:value-type="float" office:value="0.275795147389706" calcext:value-type="float">
            <text:p>0,275795147389706</text:p>
          </table:table-cell>
          <table:table-cell office:value-type="float" office:value="0.275795147491578" calcext:value-type="float">
            <text:p>0,275795147491578</text:p>
          </table:table-cell>
          <table:table-cell office:value-type="float" office:value="0.275795147445241" calcext:value-type="float">
            <text:p>0,275795147445241</text:p>
          </table:table-cell>
          <table:table-cell office:value-type="float" office:value="0.275795147491396" calcext:value-type="float">
            <text:p>0,275795147491396</text:p>
          </table:table-cell>
          <table:table-cell office:value-type="float" office:value="0.275795147409374" calcext:value-type="float">
            <text:p>0,275795147409374</text:p>
          </table:table-cell>
          <table:table-cell office:value-type="float" office:value="0.275795147472313" calcext:value-type="float">
            <text:p>0,275795147472313</text:p>
          </table:table-cell>
          <table:table-cell office:value-type="float" office:value="0.275795147525694" calcext:value-type="float">
            <text:p>0,275795147525694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5" calcext:value-type="float">
            <text:p>1,5</text:p>
          </table:table-cell>
          <table:table-cell office:value-type="float" office:value="0.231995884" calcext:value-type="float">
            <text:p>0,231995884</text:p>
          </table:table-cell>
          <table:table-cell table:formula="of:=AVERAGE([.E308:.F308])" office:value-type="float" office:value="-0.00000000101625230132218" calcext:value-type="float">
            <text:p>-1,01625230132218E-09</text:p>
          </table:table-cell>
          <table:table-cell office:value-type="float" office:value="-0.00000000203250460264436" calcext:value-type="float">
            <text:p>-2,03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1407" calcext:value-type="float">
            <text:p>-1,41E-08</text:p>
          </table:table-cell>
          <table:table-cell table:style-name="ce2" office:value-type="float" office:value="0.000000004489" calcext:value-type="float">
            <text:p>4,49E-09</text:p>
          </table:table-cell>
          <table:table-cell table:style-name="ce2" office:value-type="float" office:value="-0.000000009066" calcext:value-type="float">
            <text:p>-9,07E-09</text:p>
          </table:table-cell>
          <table:table-cell table:style-name="ce2" office:value-type="float" office:value="-0.000000003656" calcext:value-type="float">
            <text:p>-3,66E-09</text:p>
          </table:table-cell>
          <table:table-cell table:style-name="ce2" office:value-type="float" office:value="0.000000007075" calcext:value-type="float">
            <text:p>7,08E-09</text:p>
          </table:table-cell>
          <table:table-cell table:style-name="ce2" office:value-type="float" office:value="-0.000000005504" calcext:value-type="float">
            <text:p>-5,50E-09</text:p>
          </table:table-cell>
          <table:table-cell table:style-name="ce2" office:value-type="float" office:value="0.000000010064" calcext:value-type="float">
            <text:p>1,01E-08</text:p>
          </table:table-cell>
          <table:table-cell office:value-type="float" office:value="0.231995883441968" calcext:value-type="float">
            <text:p>0,231995883441968</text:p>
          </table:table-cell>
          <table:table-cell office:value-type="float" office:value="0.231995883639858" calcext:value-type="float">
            <text:p>0,231995883639858</text:p>
          </table:table-cell>
          <table:table-cell office:value-type="float" office:value="0.231995883580331" calcext:value-type="float">
            <text:p>0,231995883580331</text:p>
          </table:table-cell>
          <table:table-cell office:value-type="float" office:value="0.231995883694044" calcext:value-type="float">
            <text:p>0,231995883694044</text:p>
          </table:table-cell>
          <table:table-cell office:value-type="float" office:value="0.231995883737554" calcext:value-type="float">
            <text:p>0,231995883737554</text:p>
          </table:table-cell>
          <table:table-cell office:value-type="float" office:value="0.231995883657473" calcext:value-type="float">
            <text:p>0,231995883657473</text:p>
          </table:table-cell>
          <table:table-cell office:value-type="float" office:value="0.231995883716876" calcext:value-type="float">
            <text:p>0,231995883716876</text:p>
          </table:table-cell>
          <table:table-cell office:value-type="float" office:value="0.231995883613089" calcext:value-type="float">
            <text:p>0,231995883613089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6" calcext:value-type="float">
            <text:p>1,6</text:p>
          </table:table-cell>
          <table:table-cell office:value-type="float" office:value="0.171613626" calcext:value-type="float">
            <text:p>0,171613626</text:p>
          </table:table-cell>
          <table:table-cell table:formula="of:=AVERAGE([.E309:.F309])" office:value-type="float" office:value="0.00000242145283336737" calcext:value-type="float">
            <text:p>2,42145283336737E-06</text:p>
          </table:table-cell>
          <table:table-cell office:value-type="float" office:value="0.00000484290566673474" calcext:value-type="float">
            <text:p>4,84E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6398571" calcext:value-type="float">
            <text:p>6,40E-06</text:p>
          </table:table-cell>
          <table:table-cell table:style-name="ce2" office:value-type="float" office:value="0.000005710578" calcext:value-type="float">
            <text:p>5,71E-06</text:p>
          </table:table-cell>
          <table:table-cell table:style-name="ce2" office:value-type="float" office:value="0.000005090555" calcext:value-type="float">
            <text:p>5,09E-06</text:p>
          </table:table-cell>
          <table:table-cell table:style-name="ce2" office:value-type="float" office:value="0.000004588208" calcext:value-type="float">
            <text:p>4,59E-06</text:p>
          </table:table-cell>
          <table:table-cell table:style-name="ce2" office:value-type="float" office:value="0.000004166388" calcext:value-type="float">
            <text:p>4,17E-06</text:p>
          </table:table-cell>
          <table:table-cell table:style-name="ce2" office:value-type="float" office:value="0.000003769989" calcext:value-type="float">
            <text:p>3,77E-06</text:p>
          </table:table-cell>
          <table:table-cell table:style-name="ce2" office:value-type="float" office:value="0.000003463605" calcext:value-type="float">
            <text:p>3,46E-06</text:p>
          </table:table-cell>
          <table:table-cell office:value-type="float" office:value="0.171613799825831" calcext:value-type="float">
            <text:p>0,171613799825831</text:p>
          </table:table-cell>
          <table:table-cell office:value-type="float" office:value="0.171613733254971" calcext:value-type="float">
            <text:p>0,171613733254971</text:p>
          </table:table-cell>
          <table:table-cell office:value-type="float" office:value="0.171613677238961" calcext:value-type="float">
            <text:p>0,171613677238961</text:p>
          </table:table-cell>
          <table:table-cell office:value-type="float" office:value="0.171613630005359" calcext:value-type="float">
            <text:p>0,171613630005359</text:p>
          </table:table-cell>
          <table:table-cell office:value-type="float" office:value="0.171613589617076" calcext:value-type="float">
            <text:p>0,171613589617076</text:p>
          </table:table-cell>
          <table:table-cell office:value-type="float" office:value="0.171613554731683" calcext:value-type="float">
            <text:p>0,171613554731683</text:p>
          </table:table-cell>
          <table:table-cell office:value-type="float" office:value="0.171613524634106" calcext:value-type="float">
            <text:p>0,171613524634106</text:p>
          </table:table-cell>
          <table:table-cell office:value-type="float" office:value="0.171613498211913" calcext:value-type="float">
            <text:p>0,171613498211913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7" calcext:value-type="float">
            <text:p>1,7</text:p>
          </table:table-cell>
          <table:table-cell office:value-type="float" office:value="0.109404094" calcext:value-type="float">
            <text:p>0,109404094</text:p>
          </table:table-cell>
          <table:table-cell table:formula="of:=AVERAGE([.E310:.F310])" office:value-type="float" office:value="0.0000187105306671796" calcext:value-type="float">
            <text:p>1,87105306671796E-05</text:p>
          </table:table-cell>
          <table:table-cell office:value-type="float" office:value="0.0000174210613343592" calcext:value-type="float">
            <text:p>1,7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23079404" calcext:value-type="float">
            <text:p>2,31E-05</text:p>
          </table:table-cell>
          <table:table-cell table:style-name="ce2" office:value-type="float" office:value="0.000020526147" calcext:value-type="float">
            <text:p>2,05E-05</text:p>
          </table:table-cell>
          <table:table-cell table:style-name="ce2" office:value-type="float" office:value="0.000018343868" calcext:value-type="float">
            <text:p>1,83E-05</text:p>
          </table:table-cell>
          <table:table-cell table:style-name="ce2" office:value-type="float" office:value="0.000016523617" calcext:value-type="float">
            <text:p>1,65E-05</text:p>
          </table:table-cell>
          <table:table-cell table:style-name="ce2" office:value-type="float" office:value="0.000014919545" calcext:value-type="float">
            <text:p>1,49E-05</text:p>
          </table:table-cell>
          <table:table-cell table:style-name="ce2" office:value-type="float" office:value="0.000013594739" calcext:value-type="float">
            <text:p>1,36E-05</text:p>
          </table:table-cell>
          <table:table-cell table:style-name="ce2" office:value-type="float" office:value="0.000012374527" calcext:value-type="float">
            <text:p>1,24E-05</text:p>
          </table:table-cell>
          <table:table-cell office:value-type="float" office:value="0.109404493299436" calcext:value-type="float">
            <text:p>0,109404493299436</text:p>
          </table:table-cell>
          <table:table-cell office:value-type="float" office:value="0.109404340222948" calcext:value-type="float">
            <text:p>0,109404340222948</text:p>
          </table:table-cell>
          <table:table-cell office:value-type="float" office:value="0.109404211865258" calcext:value-type="float">
            <text:p>0,109404211865258</text:p>
          </table:table-cell>
          <table:table-cell office:value-type="float" office:value="0.109404103358001" calcext:value-type="float">
            <text:p>0,109404103358001</text:p>
          </table:table-cell>
          <table:table-cell office:value-type="float" office:value="0.109404010632509" calcext:value-type="float">
            <text:p>0,109404010632509</text:p>
          </table:table-cell>
          <table:table-cell office:value-type="float" office:value="0.109403930994402" calcext:value-type="float">
            <text:p>0,109403930994402</text:p>
          </table:table-cell>
          <table:table-cell office:value-type="float" office:value="0.109403861804374" calcext:value-type="float">
            <text:p>0,109403861804374</text:p>
          </table:table-cell>
          <table:table-cell office:value-type="float" office:value="0.10940380162466" calcext:value-type="float">
            <text:p>0,10940380162466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75" calcext:value-type="float">
            <text:p>1,75</text:p>
          </table:table-cell>
          <table:table-cell office:value-type="float" office:value="0.084482277" calcext:value-type="float">
            <text:p>0,084482277</text:p>
          </table:table-cell>
          <table:table-cell table:formula="of:=AVERAGE([.E311:.F311])" office:value-type="float" office:value="0.0000232750197455836" calcext:value-type="float">
            <text:p>2,32750197455836E-05</text:p>
          </table:table-cell>
          <table:table-cell office:value-type="float" office:value="0.0000265500394911671" calcext:value-type="float">
            <text:p>2,66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35197852" calcext:value-type="float">
            <text:p>3,52E-05</text:p>
          </table:table-cell>
          <table:table-cell table:style-name="ce2" office:value-type="float" office:value="0.000031237835" calcext:value-type="float">
            <text:p>3,12E-05</text:p>
          </table:table-cell>
          <table:table-cell table:style-name="ce2" office:value-type="float" office:value="0.000027984716" calcext:value-type="float">
            <text:p>2,80E-05</text:p>
          </table:table-cell>
          <table:table-cell table:style-name="ce2" office:value-type="float" office:value="0.000025172842" calcext:value-type="float">
            <text:p>2,52E-05</text:p>
          </table:table-cell>
          <table:table-cell table:style-name="ce2" office:value-type="float" office:value="0.000022741717" calcext:value-type="float">
            <text:p>2,27E-05</text:p>
          </table:table-cell>
          <table:table-cell table:style-name="ce2" office:value-type="float" office:value="0.000020709982" calcext:value-type="float">
            <text:p>2,07E-05</text:p>
          </table:table-cell>
          <table:table-cell table:style-name="ce2" office:value-type="float" office:value="0.000018864021" calcext:value-type="float">
            <text:p>1,89E-05</text:p>
          </table:table-cell>
          <table:table-cell office:value-type="float" office:value="0.084482746896133" calcext:value-type="float">
            <text:p>0,084482746896133</text:p>
          </table:table-cell>
          <table:table-cell office:value-type="float" office:value="0.084482566622269" calcext:value-type="float">
            <text:p>0,084482566622269</text:p>
          </table:table-cell>
          <table:table-cell office:value-type="float" office:value="0.0844824157783495" calcext:value-type="float">
            <text:p>0,08448241577835</text:p>
          </table:table-cell>
          <table:table-cell office:value-type="float" office:value="0.0844822879518333" calcext:value-type="float">
            <text:p>0,084482287951833</text:p>
          </table:table-cell>
          <table:table-cell office:value-type="float" office:value="0.0844821788685428" calcext:value-type="float">
            <text:p>0,084482178868543</text:p>
          </table:table-cell>
          <table:table-cell office:value-type="float" office:value="0.0844820851295259" calcext:value-type="float">
            <text:p>0,084482085129526</text:p>
          </table:table-cell>
          <table:table-cell office:value-type="float" office:value="0.0844820037370994" calcext:value-type="float">
            <text:p>0,084482003737099</text:p>
          </table:table-cell>
          <table:table-cell office:value-type="float" office:value="0.0844819328956774" calcext:value-type="float">
            <text:p>0,084481932895677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8" calcext:value-type="float">
            <text:p>1,8</text:p>
          </table:table-cell>
          <table:table-cell office:value-type="float" office:value="0.064371375" calcext:value-type="float">
            <text:p>0,064371375</text:p>
          </table:table-cell>
          <table:table-cell table:formula="of:=AVERAGE([.E312:.F312])" office:value-type="float" office:value="0.0000337702567980849" calcext:value-type="float">
            <text:p>3,37702567980849E-05</text:p>
          </table:table-cell>
          <table:table-cell office:value-type="float" office:value="0.0000375405135961698" calcext:value-type="float">
            <text:p>3,7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49763563" calcext:value-type="float">
            <text:p>4,98E-05</text:p>
          </table:table-cell>
          <table:table-cell table:style-name="ce2" office:value-type="float" office:value="0.000044170707" calcext:value-type="float">
            <text:p>4,42E-05</text:p>
          </table:table-cell>
          <table:table-cell table:style-name="ce2" office:value-type="float" office:value="0.000039565801" calcext:value-type="float">
            <text:p>3,96E-05</text:p>
          </table:table-cell>
          <table:table-cell table:style-name="ce2" office:value-type="float" office:value="0.000035591995" calcext:value-type="float">
            <text:p>3,56E-05</text:p>
          </table:table-cell>
          <table:table-cell table:style-name="ce2" office:value-type="float" office:value="0.000032160825" calcext:value-type="float">
            <text:p>3,22E-05</text:p>
          </table:table-cell>
          <table:table-cell table:style-name="ce2" office:value-type="float" office:value="0.000029281218" calcext:value-type="float">
            <text:p>2,93E-05</text:p>
          </table:table-cell>
          <table:table-cell table:style-name="ce2" office:value-type="float" office:value="0.00002667826" calcext:value-type="float">
            <text:p>2,67E-05</text:p>
          </table:table-cell>
          <table:table-cell office:value-type="float" office:value="0.0643718808949358" calcext:value-type="float">
            <text:p>0,064371880894936</text:p>
          </table:table-cell>
          <table:table-cell office:value-type="float" office:value="0.0643716866918817" calcext:value-type="float">
            <text:p>0,064371686691882</text:p>
          </table:table-cell>
          <table:table-cell office:value-type="float" office:value="0.0643715241711155" calcext:value-type="float">
            <text:p>0,064371524171116</text:p>
          </table:table-cell>
          <table:table-cell office:value-type="float" office:value="0.0643713864668661" calcext:value-type="float">
            <text:p>0,064371386466866</text:p>
          </table:table-cell>
          <table:table-cell office:value-type="float" office:value="0.064371268948597" calcext:value-type="float">
            <text:p>0,064371268948597</text:p>
          </table:table-cell>
          <table:table-cell office:value-type="float" office:value="0.0643711679416642" calcext:value-type="float">
            <text:p>0,064371167941664</text:p>
          </table:table-cell>
          <table:table-cell office:value-type="float" office:value="0.0643710802577198" calcext:value-type="float">
            <text:p>0,06437108025772</text:p>
          </table:table-cell>
          <table:table-cell office:value-type="float" office:value="0.0643710039203796" calcext:value-type="float">
            <text:p>0,06437100392038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9" calcext:value-type="float">
            <text:p>1,9</text:p>
          </table:table-cell>
          <table:table-cell office:value-type="float" office:value="0.037293366" calcext:value-type="float">
            <text:p>0,037293366</text:p>
          </table:table-cell>
          <table:table-cell table:formula="of:=AVERAGE([.E313:.F313])" office:value-type="float" office:value="0.000056203013622801" calcext:value-type="float">
            <text:p>5,6203013622801E-05</text:p>
          </table:table-cell>
          <table:table-cell office:value-type="float" office:value="0.0000624060272456021" calcext:value-type="float">
            <text:p>6,24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82652556" calcext:value-type="float">
            <text:p>8,27E-05</text:p>
          </table:table-cell>
          <table:table-cell table:style-name="ce2" office:value-type="float" office:value="0.000073502709" calcext:value-type="float">
            <text:p>7,35E-05</text:p>
          </table:table-cell>
          <table:table-cell table:style-name="ce2" office:value-type="float" office:value="0.000065696079" calcext:value-type="float">
            <text:p>6,57E-05</text:p>
          </table:table-cell>
          <table:table-cell table:style-name="ce2" office:value-type="float" office:value="0.000059169444" calcext:value-type="float">
            <text:p>5,92E-05</text:p>
          </table:table-cell>
          <table:table-cell table:style-name="ce2" office:value-type="float" office:value="0.00005345904" calcext:value-type="float">
            <text:p>5,35E-05</text:p>
          </table:table-cell>
          <table:table-cell table:style-name="ce2" office:value-type="float" office:value="0.000048680378" calcext:value-type="float">
            <text:p>4,87E-05</text:p>
          </table:table-cell>
          <table:table-cell table:style-name="ce2" office:value-type="float" office:value="0.000044441983" calcext:value-type="float">
            <text:p>4,44E-05</text:p>
          </table:table-cell>
          <table:table-cell office:value-type="float" office:value="0.0372938528934902" calcext:value-type="float">
            <text:p>0,03729385289349</text:p>
          </table:table-cell>
          <table:table-cell office:value-type="float" office:value="0.0372936660226689" calcext:value-type="float">
            <text:p>0,037293666022669</text:p>
          </table:table-cell>
          <table:table-cell office:value-type="float" office:value="0.0372935093411829" calcext:value-type="float">
            <text:p>0,037293509341183</text:p>
          </table:table-cell>
          <table:table-cell office:value-type="float" office:value="0.0372933768747065" calcext:value-type="float">
            <text:p>0,037293376874707</text:p>
          </table:table-cell>
          <table:table-cell office:value-type="float" office:value="0.03729326368964" calcext:value-type="float">
            <text:p>0,03729326368964</text:p>
          </table:table-cell>
          <table:table-cell office:value-type="float" office:value="0.0372931664186673" calcext:value-type="float">
            <text:p>0,037293166418667</text:p>
          </table:table-cell>
          <table:table-cell office:value-type="float" office:value="0.0372930819642132" calcext:value-type="float">
            <text:p>0,037293081964213</text:p>
          </table:table-cell>
          <table:table-cell office:value-type="float" office:value="0.0372930082908891" calcext:value-type="float">
            <text:p>0,037293008290889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1.95" calcext:value-type="float">
            <text:p>1,95</text:p>
          </table:table-cell>
          <table:table-cell office:value-type="float" office:value="0.029202947" calcext:value-type="float">
            <text:p>0,029202947</text:p>
          </table:table-cell>
          <table:table-cell table:formula="of:=AVERAGE([.E314:.F314])" office:value-type="float" office:value="0.0000661286803943693" calcext:value-type="float">
            <text:p>6,61286803943693E-05</text:p>
          </table:table-cell>
          <table:table-cell office:value-type="float" office:value="0.0000722573607887386" calcext:value-type="float">
            <text:p>7,2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9571896" calcext:value-type="float">
            <text:p>9,57E-05</text:p>
          </table:table-cell>
          <table:table-cell table:style-name="ce2" office:value-type="float" office:value="0.000085124849" calcext:value-type="float">
            <text:p>8,51E-05</text:p>
          </table:table-cell>
          <table:table-cell table:style-name="ce2" office:value-type="float" office:value="0.000076079892" calcext:value-type="float">
            <text:p>7,61E-05</text:p>
          </table:table-cell>
          <table:table-cell table:style-name="ce2" office:value-type="float" office:value="0.000068524376" calcext:value-type="float">
            <text:p>6,85E-05</text:p>
          </table:table-cell>
          <table:table-cell table:style-name="ce2" office:value-type="float" office:value="0.000061908639" calcext:value-type="float">
            <text:p>6,19E-05</text:p>
          </table:table-cell>
          <table:table-cell table:style-name="ce2" office:value-type="float" office:value="0.000056377931" calcext:value-type="float">
            <text:p>5,64E-05</text:p>
          </table:table-cell>
          <table:table-cell table:style-name="ce2" office:value-type="float" office:value="0.000051349188" calcext:value-type="float">
            <text:p>5,13E-05</text:p>
          </table:table-cell>
          <table:table-cell office:value-type="float" office:value="0.0292033883934009" calcext:value-type="float">
            <text:p>0,029203388393401</text:p>
          </table:table-cell>
          <table:table-cell office:value-type="float" office:value="0.0292032189287985" calcext:value-type="float">
            <text:p>0,029203218928799</text:p>
          </table:table-cell>
          <table:table-cell office:value-type="float" office:value="0.0292030768379228" calcext:value-type="float">
            <text:p>0,029203076837923</text:p>
          </table:table-cell>
          <table:table-cell office:value-type="float" office:value="0.029202956713406" calcext:value-type="float">
            <text:p>0,029202956713406</text:p>
          </table:table-cell>
          <table:table-cell office:value-type="float" office:value="0.0292028540698377" calcext:value-type="float">
            <text:p>0,029202854069838</text:p>
          </table:table-cell>
          <table:table-cell office:value-type="float" office:value="0.0292027658617959" calcext:value-type="float">
            <text:p>0,029202765861796</text:p>
          </table:table-cell>
          <table:table-cell office:value-type="float" office:value="0.0292026892717376" calcext:value-type="float">
            <text:p>0,029202689271738</text:p>
          </table:table-cell>
          <table:table-cell office:value-type="float" office:value="0.0292026226148676" calcext:value-type="float">
            <text:p>0,029202622614868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2" calcext:value-type="float">
            <text:p>2</text:p>
          </table:table-cell>
          <table:table-cell office:value-type="float" office:value="0.023926677" calcext:value-type="float">
            <text:p>0,023926677</text:p>
          </table:table-cell>
          <table:table-cell table:formula="of:=AVERAGE([.E315:.F315])" office:value-type="float" office:value="0.0000728697993486089" calcext:value-type="float">
            <text:p>7,28697993486089E-05</text:p>
          </table:table-cell>
          <table:table-cell office:value-type="float" office:value="0.0000757395986972178" calcext:value-type="float">
            <text:p>7,57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0.000100310094" calcext:value-type="float">
            <text:p>0,000100310094</text:p>
          </table:table-cell>
          <table:table-cell table:style-name="ce2" office:value-type="float" office:value="0.000089218979" calcext:value-type="float">
            <text:p>8,92E-05</text:p>
          </table:table-cell>
          <table:table-cell table:style-name="ce2" office:value-type="float" office:value="0.000079720022" calcext:value-type="float">
            <text:p>7,97E-05</text:p>
          </table:table-cell>
          <table:table-cell table:style-name="ce2" office:value-type="float" office:value="0.000071815918" calcext:value-type="float">
            <text:p>7,18E-05</text:p>
          </table:table-cell>
          <table:table-cell table:style-name="ce2" office:value-type="float" office:value="0.00006486175" calcext:value-type="float">
            <text:p>6,49E-05</text:p>
          </table:table-cell>
          <table:table-cell table:style-name="ce2" office:value-type="float" office:value="0.000059090953" calcext:value-type="float">
            <text:p>5,91E-05</text:p>
          </table:table-cell>
          <table:table-cell table:style-name="ce2" office:value-type="float" office:value="0.00005394605" calcext:value-type="float">
            <text:p>5,39E-05</text:p>
          </table:table-cell>
          <table:table-cell office:value-type="float" office:value="0.0239270565572178" calcext:value-type="float">
            <text:p>0,023927056557218</text:p>
          </table:table-cell>
          <table:table-cell office:value-type="float" office:value="0.0239269110509722" calcext:value-type="float">
            <text:p>0,023926911050972</text:p>
          </table:table-cell>
          <table:table-cell office:value-type="float" office:value="0.023926789033241" calcext:value-type="float">
            <text:p>0,023926789033241</text:p>
          </table:table-cell>
          <table:table-cell office:value-type="float" office:value="0.0239266859032587" calcext:value-type="float">
            <text:p>0,023926685903259</text:p>
          </table:table-cell>
          <table:table-cell office:value-type="float" office:value="0.0239265977652852" calcext:value-type="float">
            <text:p>0,023926597765285</text:p>
          </table:table-cell>
          <table:table-cell office:value-type="float" office:value="0.0239265220469242" calcext:value-type="float">
            <text:p>0,023926522046924</text:p>
          </table:table-cell>
          <table:table-cell office:value-type="float" office:value="0.0239264562751091" calcext:value-type="float">
            <text:p>0,023926456275109</text:p>
          </table:table-cell>
          <table:table-cell office:value-type="float" office:value="0.0239263988996077" calcext:value-type="float">
            <text:p>0,023926398899608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2.1" calcext:value-type="float">
            <text:p>2,1</text:p>
          </table:table-cell>
          <table:table-cell office:value-type="float" office:value="0.019589321" calcext:value-type="float">
            <text:p>0,019589321</text:p>
          </table:table-cell>
          <table:table-cell table:formula="of:=AVERAGE([.E316:.F316])" office:value-type="float" office:value="0.0000520332052032284" calcext:value-type="float">
            <text:p>5,20332052032284E-05</text:p>
          </table:table-cell>
          <table:table-cell office:value-type="float" office:value="0.0000540664104064568" calcext:value-type="float">
            <text:p>5,41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71602671" calcext:value-type="float">
            <text:p>7,16E-05</text:p>
          </table:table-cell>
          <table:table-cell table:style-name="ce2" office:value-type="float" office:value="0.000063719014" calcext:value-type="float">
            <text:p>6,37E-05</text:p>
          </table:table-cell>
          <table:table-cell table:style-name="ce2" office:value-type="float" office:value="0.00005702698" calcext:value-type="float">
            <text:p>5,70E-05</text:p>
          </table:table-cell>
          <table:table-cell table:style-name="ce2" office:value-type="float" office:value="0.000051119944" calcext:value-type="float">
            <text:p>5,11E-05</text:p>
          </table:table-cell>
          <table:table-cell table:style-name="ce2" office:value-type="float" office:value="0.000046422402" calcext:value-type="float">
            <text:p>4,64E-05</text:p>
          </table:table-cell>
          <table:table-cell table:style-name="ce2" office:value-type="float" office:value="0.000042196293" calcext:value-type="float">
            <text:p>4,22E-05</text:p>
          </table:table-cell>
          <table:table-cell table:style-name="ce2" office:value-type="float" office:value="0.000038349553" calcext:value-type="float">
            <text:p>3,83E-05</text:p>
          </table:table-cell>
          <table:table-cell office:value-type="float" office:value="0.0195895426739925" calcext:value-type="float">
            <text:p>0,019589542673993</text:p>
          </table:table-cell>
          <table:table-cell office:value-type="float" office:value="0.0195894576382282" calcext:value-type="float">
            <text:p>0,019589457638228</text:p>
          </table:table-cell>
          <table:table-cell office:value-type="float" office:value="0.0195893862920299" calcext:value-type="float">
            <text:p>0,01958938629203</text:p>
          </table:table-cell>
          <table:table-cell office:value-type="float" office:value="0.0195893258923572" calcext:value-type="float">
            <text:p>0,019589325892357</text:p>
          </table:table-cell>
          <table:table-cell office:value-type="float" office:value="0.0195892745270506" calcext:value-type="float">
            <text:p>0,019589274527051</text:p>
          </table:table-cell>
          <table:table-cell office:value-type="float" office:value="0.0195892301582443" calcext:value-type="float">
            <text:p>0,019589230158244</text:p>
          </table:table-cell>
          <table:table-cell office:value-type="float" office:value="0.0195891917051673" calcext:value-type="float">
            <text:p>0,019589191705167</text:p>
          </table:table-cell>
          <table:table-cell office:value-type="float" office:value="0.0195891583113982" calcext:value-type="float">
            <text:p>0,019589158311398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2.2" calcext:value-type="float">
            <text:p>2,2</text:p>
          </table:table-cell>
          <table:table-cell office:value-type="float" office:value="0.020507648" calcext:value-type="float">
            <text:p>0,020507648</text:p>
          </table:table-cell>
          <table:table-cell table:formula="of:=AVERAGE([.E317:.F317])" office:value-type="float" office:value="0.0000102481692095706" calcext:value-type="float">
            <text:p>1,02481692095706E-05</text:p>
          </table:table-cell>
          <table:table-cell office:value-type="float" office:value="0.0000104963384191411" calcext:value-type="float">
            <text:p>1,0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1389487" calcext:value-type="float">
            <text:p>1,39E-05</text:p>
          </table:table-cell>
          <table:table-cell table:style-name="ce2" office:value-type="float" office:value="0.000012422206" calcext:value-type="float">
            <text:p>1,24E-05</text:p>
          </table:table-cell>
          <table:table-cell table:style-name="ce2" office:value-type="float" office:value="0.000011131921" calcext:value-type="float">
            <text:p>1,11E-05</text:p>
          </table:table-cell>
          <table:table-cell table:style-name="ce2" office:value-type="float" office:value="0.00000982609" calcext:value-type="float">
            <text:p>9,83E-06</text:p>
          </table:table-cell>
          <table:table-cell table:style-name="ce2" office:value-type="float" office:value="0.000008890572" calcext:value-type="float">
            <text:p>8,89E-06</text:p>
          </table:table-cell>
          <table:table-cell table:style-name="ce2" office:value-type="float" office:value="0.000008235627" calcext:value-type="float">
            <text:p>8,24E-06</text:p>
          </table:table-cell>
          <table:table-cell table:style-name="ce2" office:value-type="float" office:value="0.000007513662" calcext:value-type="float">
            <text:p>7,51E-06</text:p>
          </table:table-cell>
          <table:table-cell office:value-type="float" office:value="0.0205076930835951" calcext:value-type="float">
            <text:p>0,020507693083595</text:p>
          </table:table-cell>
          <table:table-cell office:value-type="float" office:value="0.0205076758085112" calcext:value-type="float">
            <text:p>0,020507675808511</text:p>
          </table:table-cell>
          <table:table-cell office:value-type="float" office:value="0.0205076612473775" calcext:value-type="float">
            <text:p>0,020507661247378</text:p>
          </table:table-cell>
          <table:table-cell office:value-type="float" office:value="0.0205076489043937" calcext:value-type="float">
            <text:p>0,020507648904394</text:p>
          </table:table-cell>
          <table:table-cell office:value-type="float" office:value="0.0205076385682846" calcext:value-type="float">
            <text:p>0,020507638568285</text:p>
          </table:table-cell>
          <table:table-cell office:value-type="float" office:value="0.0205076296726375" calcext:value-type="float">
            <text:p>0,020507629672638</text:p>
          </table:table-cell>
          <table:table-cell office:value-type="float" office:value="0.0205076218157256" calcext:value-type="float">
            <text:p>0,020507621815726</text:p>
          </table:table-cell>
          <table:table-cell office:value-type="float" office:value="0.0205076149662726" calcext:value-type="float">
            <text:p>0,020507614966273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2.25" calcext:value-type="float">
            <text:p>2,25</text:p>
          </table:table-cell>
          <table:table-cell office:value-type="float" office:value="0.02206279" calcext:value-type="float">
            <text:p>0,02206279</text:p>
          </table:table-cell>
          <table:table-cell table:formula="of:=AVERAGE([.E318:.F318])" office:value-type="float" office:value="-0.00000971158390560717" calcext:value-type="float">
            <text:p>-9,71158390560717E-06</text:p>
          </table:table-cell>
          <table:table-cell office:value-type="float" office:value="-0.00000942316781121434" calcext:value-type="float">
            <text:p>-9,42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2487962" calcext:value-type="float">
            <text:p>-1,25E-05</text:p>
          </table:table-cell>
          <table:table-cell table:style-name="ce2" office:value-type="float" office:value="-0.000011033765" calcext:value-type="float">
            <text:p>-1,10E-05</text:p>
          </table:table-cell>
          <table:table-cell table:style-name="ce2" office:value-type="float" office:value="-0.000009855028" calcext:value-type="float">
            <text:p>-9,86E-06</text:p>
          </table:table-cell>
          <table:table-cell table:style-name="ce2" office:value-type="float" office:value="-0.00000904546" calcext:value-type="float">
            <text:p>-9,05E-06</text:p>
          </table:table-cell>
          <table:table-cell table:style-name="ce2" office:value-type="float" office:value="-0.000008182786" calcext:value-type="float">
            <text:p>-8,18E-06</text:p>
          </table:table-cell>
          <table:table-cell table:style-name="ce2" office:value-type="float" office:value="-0.00000729809" calcext:value-type="float">
            <text:p>-7,30E-06</text:p>
          </table:table-cell>
          <table:table-cell table:style-name="ce2" office:value-type="float" office:value="-0.000006668279" calcext:value-type="float">
            <text:p>-6,67E-06</text:p>
          </table:table-cell>
          <table:table-cell office:value-type="float" office:value="0.022062746034411" calcext:value-type="float">
            <text:p>0,022062746034411</text:p>
          </table:table-cell>
          <table:table-cell office:value-type="float" office:value="0.0220627627376363" calcext:value-type="float">
            <text:p>0,022062762737636</text:p>
          </table:table-cell>
          <table:table-cell office:value-type="float" office:value="0.0220627766520186" calcext:value-type="float">
            <text:p>0,022062776652019</text:p>
          </table:table-cell>
          <table:table-cell office:value-type="float" office:value="0.0220627884078189" calcext:value-type="float">
            <text:p>0,022062788407819</text:p>
          </table:table-cell>
          <table:table-cell office:value-type="float" office:value="0.0220627986443249" calcext:value-type="float">
            <text:p>0,022062798644325</text:p>
          </table:table-cell>
          <table:table-cell office:value-type="float" office:value="0.0220628074526666" calcext:value-type="float">
            <text:p>0,022062807452667</text:p>
          </table:table-cell>
          <table:table-cell office:value-type="float" office:value="0.0220628149431508" calcext:value-type="float">
            <text:p>0,022062814943151</text:p>
          </table:table-cell>
          <table:table-cell office:value-type="float" office:value="0.0220628214829399" calcext:value-type="float">
            <text:p>0,02206282148294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2.5" calcext:value-type="float">
            <text:p>2,5</text:p>
          </table:table-cell>
          <table:table-cell office:value-type="float" office:value="0.032454989" calcext:value-type="float">
            <text:p>0,032454989</text:p>
          </table:table-cell>
          <table:table-cell table:formula="of:=AVERAGE([.E319:.F319])" office:value-type="float" office:value="-0.0000565711331331611" calcext:value-type="float">
            <text:p>-5,65711331331611E-05</text:p>
          </table:table-cell>
          <table:table-cell office:value-type="float" office:value="-0.0000631422662663223" calcext:value-type="float">
            <text:p>-6,31E-05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83551746" calcext:value-type="float">
            <text:p>-8,36E-05</text:p>
          </table:table-cell>
          <table:table-cell table:style-name="ce2" office:value-type="float" office:value="-0.000074384122" calcext:value-type="float">
            <text:p>-7,44E-05</text:p>
          </table:table-cell>
          <table:table-cell table:style-name="ce2" office:value-type="float" office:value="-0.000066455505" calcext:value-type="float">
            <text:p>-6,65E-05</text:p>
          </table:table-cell>
          <table:table-cell table:style-name="ce2" office:value-type="float" office:value="-0.000059840859" calcext:value-type="float">
            <text:p>-5,98E-05</text:p>
          </table:table-cell>
          <table:table-cell table:style-name="ce2" office:value-type="float" office:value="-0.000054213313" calcext:value-type="float">
            <text:p>-5,42E-05</text:p>
          </table:table-cell>
          <table:table-cell table:style-name="ce2" office:value-type="float" office:value="-0.000049197344" calcext:value-type="float">
            <text:p>-4,92E-05</text:p>
          </table:table-cell>
          <table:table-cell table:style-name="ce2" office:value-type="float" office:value="-0.000045025592" calcext:value-type="float">
            <text:p>-4,50E-05</text:p>
          </table:table-cell>
          <table:table-cell office:value-type="float" office:value="0.0324545599184481" calcext:value-type="float">
            <text:p>0,032454559918448</text:p>
          </table:table-cell>
          <table:table-cell office:value-type="float" office:value="0.0324547243107193" calcext:value-type="float">
            <text:p>0,032454724310719</text:p>
          </table:table-cell>
          <table:table-cell office:value-type="float" office:value="0.0324548622980645" calcext:value-type="float">
            <text:p>0,032454862298065</text:p>
          </table:table-cell>
          <table:table-cell office:value-type="float" office:value="0.0324549789106879" calcext:value-type="float">
            <text:p>0,032454978910688</text:p>
          </table:table-cell>
          <table:table-cell office:value-type="float" office:value="0.0324550785292829" calcext:value-type="float">
            <text:p>0,032455078529283</text:p>
          </table:table-cell>
          <table:table-cell office:value-type="float" office:value="0.0324551643755597" calcext:value-type="float">
            <text:p>0,03245516437556</text:p>
          </table:table-cell>
          <table:table-cell office:value-type="float" office:value="0.0324552386545204" calcext:value-type="float">
            <text:p>0,03245523865452</text:p>
          </table:table-cell>
          <table:table-cell office:value-type="float" office:value="0.0324553036126717" calcext:value-type="float">
            <text:p>0,032455303612672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2.75" calcext:value-type="float">
            <text:p>2,75</text:p>
          </table:table-cell>
          <table:table-cell office:value-type="float" office:value="0.019097311" calcext:value-type="float">
            <text:p>0,019097311</text:p>
          </table:table-cell>
          <table:table-cell table:formula="of:=AVERAGE([.E320:.F320])" office:value-type="float" office:value="-0.0000322238110295981" calcext:value-type="float">
            <text:p>-3,22238110295981E-05</text:p>
          </table:table-cell>
          <table:table-cell office:value-type="float" office:value="-0.0000344476220591961" calcext:value-type="float">
            <text:p>-3,44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45489362" calcext:value-type="float">
            <text:p>-4,55E-05</text:p>
          </table:table-cell>
          <table:table-cell table:style-name="ce2" office:value-type="float" office:value="-0.000040637065" calcext:value-type="float">
            <text:p>-4,06E-05</text:p>
          </table:table-cell>
          <table:table-cell table:style-name="ce2" office:value-type="float" office:value="-0.000036197722" calcext:value-type="float">
            <text:p>-3,62E-05</text:p>
          </table:table-cell>
          <table:table-cell table:style-name="ce2" office:value-type="float" office:value="-0.000032634124" calcext:value-type="float">
            <text:p>-3,26E-05</text:p>
          </table:table-cell>
          <table:table-cell table:style-name="ce2" office:value-type="float" office:value="-0.000029647675" calcext:value-type="float">
            <text:p>-2,96E-05</text:p>
          </table:table-cell>
          <table:table-cell table:style-name="ce2" office:value-type="float" office:value="-0.00002680816" calcext:value-type="float">
            <text:p>-2,68E-05</text:p>
          </table:table-cell>
          <table:table-cell table:style-name="ce2" office:value-type="float" office:value="-0.000024657128" calcext:value-type="float">
            <text:p>-2,47E-05</text:p>
          </table:table-cell>
          <table:table-cell office:value-type="float" office:value="0.0190971731742872" calcext:value-type="float">
            <text:p>0,019097173174287</text:p>
          </table:table-cell>
          <table:table-cell office:value-type="float" office:value="0.0190972258400732" calcext:value-type="float">
            <text:p>0,019097225840073</text:p>
          </table:table-cell>
          <table:table-cell office:value-type="float" office:value="0.0190972701982098" calcext:value-type="float">
            <text:p>0,01909727019821</text:p>
          </table:table-cell>
          <table:table-cell office:value-type="float" office:value="0.0190973075737091" calcext:value-type="float">
            <text:p>0,019097307573709</text:p>
          </table:table-cell>
          <table:table-cell office:value-type="float" office:value="0.0190973395409431" calcext:value-type="float">
            <text:p>0,019097339540943</text:p>
          </table:table-cell>
          <table:table-cell office:value-type="float" office:value="0.0190973671655502" calcext:value-type="float">
            <text:p>0,01909736716555</text:p>
          </table:table-cell>
          <table:table-cell office:value-type="float" office:value="0.0190973909821981" calcext:value-type="float">
            <text:p>0,019097390982198</text:p>
          </table:table-cell>
          <table:table-cell office:value-type="float" office:value="0.0190974119139583" calcext:value-type="float">
            <text:p>0,019097411913958</text:p>
          </table:table-cell>
        </table:table-row>
        <table:table-row table:style-name="ro1" table:visibility="filter">
          <table:table-cell office:value-type="string" calcext:value-type="string">
            <text:p>l-2-5-1d</text:p>
          </table:table-cell>
          <table:table-cell office:value-type="float" office:value="3" calcext:value-type="float">
            <text:p>3</text:p>
          </table:table-cell>
          <table:table-cell office:value-type="float" office:value="0.004726387" calcext:value-type="float">
            <text:p>0,004726387</text:p>
          </table:table-cell>
          <table:table-cell table:formula="of:=AVERAGE([.E321:.F321])" office:value-type="float" office:value="0.000120583541936892" calcext:value-type="float">
            <text:p>0,000120583541937</text:p>
          </table:table-cell>
          <table:table-cell table:style-name="Default" office:value-type="float" office:value="0.000131167083873783" calcext:value-type="float">
            <text:p>0,000131167083874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" calcext:value-type="float">
            <text:p>0</text:p>
          </table:table-cell>
          <table:table-cell office:value-type="float" office:value="0.000173693772" calcext:value-type="float">
            <text:p>0,000173693772</text:p>
          </table:table-cell>
          <table:table-cell office:value-type="float" office:value="0.000154697184" calcext:value-type="float">
            <text:p>0,000154697184</text:p>
          </table:table-cell>
          <table:table-cell office:value-type="float" office:value="0.00013849042" calcext:value-type="float">
            <text:p>0,00013849042</text:p>
          </table:table-cell>
          <table:table-cell office:value-type="float" office:value="0.000123787228" calcext:value-type="float">
            <text:p>0,000123787228</text:p>
          </table:table-cell>
          <table:table-cell office:value-type="float" office:value="0.000112724913" calcext:value-type="float">
            <text:p>0,000112724913</text:p>
          </table:table-cell>
          <table:table-cell office:value-type="float" office:value="0.000101742259" calcext:value-type="float">
            <text:p>0,000101742259</text:p>
          </table:table-cell>
          <table:table-cell table:style-name="ce2" office:value-type="float" office:value="0.000093555908" calcext:value-type="float">
            <text:p>9,36E-05</text:p>
          </table:table-cell>
          <table:table-cell office:value-type="float" office:value="0.00472651717772068" calcext:value-type="float">
            <text:p>0,004726517177721</text:p>
          </table:table-cell>
          <table:table-cell office:value-type="float" office:value="0.00472646740719331" calcext:value-type="float">
            <text:p>0,004726467407193</text:p>
          </table:table-cell>
          <table:table-cell office:value-type="float" office:value="0.00472642561479209" calcext:value-type="float">
            <text:p>0,004726425614792</text:p>
          </table:table-cell>
          <table:table-cell office:value-type="float" office:value="0.00472639022443185" calcext:value-type="float">
            <text:p>0,004726390224432</text:p>
          </table:table-cell>
          <table:table-cell office:value-type="float" office:value="0.00472636021452645" calcext:value-type="float">
            <text:p>0,004726360214526</text:p>
          </table:table-cell>
          <table:table-cell office:value-type="float" office:value="0.00472633422024522" calcext:value-type="float">
            <text:p>0,004726334220245</text:p>
          </table:table-cell>
          <table:table-cell office:value-type="float" office:value="0.00472631185031493" calcext:value-type="float">
            <text:p>0,004726311850315</text:p>
          </table:table-cell>
          <table:table-cell office:value-type="float" office:value="0.00472629219492446" calcext:value-type="float">
            <text:p>0,004726292194924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" calcext:value-type="float">
            <text:p>1</text:p>
          </table:table-cell>
          <table:table-cell office:value-type="float" office:value="0.96056345" calcext:value-type="float">
            <text:p>0,96056345</text:p>
          </table:table-cell>
          <table:table-cell table:formula="of:=AVERAGE([.E322:.F322])" office:value-type="float" office:value="-0.000000000252540863059088" calcext:value-type="float">
            <text:p>-2,52540863059088E-10</text:p>
          </table:table-cell>
          <table:table-cell office:value-type="float" office:value="-0.000000000505081726118175" calcext:value-type="float">
            <text:p>-5,05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039" calcext:value-type="float">
            <text:p>-3,90E-10</text:p>
          </table:table-cell>
          <table:table-cell table:style-name="ce2" office:value-type="float" office:value="-0.000000001918" calcext:value-type="float">
            <text:p>-1,92E-09</text:p>
          </table:table-cell>
          <table:table-cell table:style-name="ce2" office:value-type="float" office:value="-0.000000001886" calcext:value-type="float">
            <text:p>-1,89E-09</text:p>
          </table:table-cell>
          <table:table-cell table:style-name="ce2" office:value-type="float" office:value="0.000000002242" calcext:value-type="float">
            <text:p>2,24E-09</text:p>
          </table:table-cell>
          <table:table-cell table:style-name="ce2" office:value-type="float" office:value="0.000000001446" calcext:value-type="float">
            <text:p>1,45E-09</text:p>
          </table:table-cell>
          <table:table-cell table:style-name="ce2" office:value-type="float" office:value="-0.000000001415" calcext:value-type="float">
            <text:p>-1,42E-09</text:p>
          </table:table-cell>
          <table:table-cell table:style-name="ce2" office:value-type="float" office:value="-0.000000001525" calcext:value-type="float">
            <text:p>-1,53E-09</text:p>
          </table:table-cell>
          <table:table-cell office:value-type="float" office:value="0.960563449949894" calcext:value-type="float">
            <text:p>0,960563449949894</text:p>
          </table:table-cell>
          <table:table-cell office:value-type="float" office:value="0.960563449972603" calcext:value-type="float">
            <text:p>0,960563449972603</text:p>
          </table:table-cell>
          <table:table-cell office:value-type="float" office:value="0.960563450077888" calcext:value-type="float">
            <text:p>0,960563450077888</text:p>
          </table:table-cell>
          <table:table-cell office:value-type="float" office:value="0.960563450175817" calcext:value-type="float">
            <text:p>0,960563450175817</text:p>
          </table:table-cell>
          <table:table-cell office:value-type="float" office:value="0.960563450065347" calcext:value-type="float">
            <text:p>0,960563450065347</text:p>
          </table:table-cell>
          <table:table-cell office:value-type="float" office:value="0.960563449997592" calcext:value-type="float">
            <text:p>0,960563449997592</text:p>
          </table:table-cell>
          <table:table-cell office:value-type="float" office:value="0.960563450060843" calcext:value-type="float">
            <text:p>0,960563450060843</text:p>
          </table:table-cell>
          <table:table-cell office:value-type="float" office:value="0.960563450125962" calcext:value-type="float">
            <text:p>0,960563450125962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1" calcext:value-type="float">
            <text:p>1,1</text:p>
          </table:table-cell>
          <table:table-cell office:value-type="float" office:value="0.816406716" calcext:value-type="float">
            <text:p>0,816406716</text:p>
          </table:table-cell>
          <table:table-cell table:formula="of:=AVERAGE([.E323:.F323])" office:value-type="float" office:value="-0.000000000281628021223804" calcext:value-type="float">
            <text:p>-2,81628021223804E-10</text:p>
          </table:table-cell>
          <table:table-cell office:value-type="float" office:value="-0.000000000563256042447609" calcext:value-type="float">
            <text:p>-5,63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044" calcext:value-type="float">
            <text:p>-4,40E-10</text:p>
          </table:table-cell>
          <table:table-cell table:style-name="ce2" office:value-type="float" office:value="-0.000000002149" calcext:value-type="float">
            <text:p>-2,15E-09</text:p>
          </table:table-cell>
          <table:table-cell table:style-name="ce2" office:value-type="float" office:value="0.000000001255" calcext:value-type="float">
            <text:p>1,26E-09</text:p>
          </table:table-cell>
          <table:table-cell table:style-name="ce2" office:value-type="float" office:value="-0.000000001058" calcext:value-type="float">
            <text:p>-1,06E-09</text:p>
          </table:table-cell>
          <table:table-cell table:style-name="ce2" office:value-type="float" office:value="0.000000001649" calcext:value-type="float">
            <text:p>1,65E-09</text:p>
          </table:table-cell>
          <table:table-cell table:style-name="ce2" office:value-type="float" office:value="-0.000000001588" calcext:value-type="float">
            <text:p>-1,59E-09</text:p>
          </table:table-cell>
          <table:table-cell table:style-name="ce2" office:value-type="float" office:value="-0.000000001688" calcext:value-type="float">
            <text:p>-1,69E-09</text:p>
          </table:table-cell>
          <table:table-cell office:value-type="float" office:value="0.81640671547265" calcext:value-type="float">
            <text:p>0,81640671547265</text:p>
          </table:table-cell>
          <table:table-cell office:value-type="float" office:value="0.816406715494436" calcext:value-type="float">
            <text:p>0,816406715494436</text:p>
          </table:table-cell>
          <table:table-cell office:value-type="float" office:value="0.816406715594702" calcext:value-type="float">
            <text:p>0,816406715594702</text:p>
          </table:table-cell>
          <table:table-cell office:value-type="float" office:value="0.816406715539326" calcext:value-type="float">
            <text:p>0,816406715539326</text:p>
          </table:table-cell>
          <table:table-cell office:value-type="float" office:value="0.81640671558362" calcext:value-type="float">
            <text:p>0,81640671558362</text:p>
          </table:table-cell>
          <table:table-cell office:value-type="float" office:value="0.816406715517953" calcext:value-type="float">
            <text:p>0,816406715517953</text:p>
          </table:table-cell>
          <table:table-cell office:value-type="float" office:value="0.816406715578258" calcext:value-type="float">
            <text:p>0,816406715578258</text:p>
          </table:table-cell>
          <table:table-cell office:value-type="float" office:value="0.816406715639531" calcext:value-type="float">
            <text:p>0,816406715639531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2" calcext:value-type="float">
            <text:p>1,2</text:p>
          </table:table-cell>
          <table:table-cell office:value-type="float" office:value="0.598872789" calcext:value-type="float">
            <text:p>0,598872789</text:p>
          </table:table-cell>
          <table:table-cell table:formula="of:=AVERAGE([.E324:.F324])" office:value-type="float" office:value="-0.00000000039531356621469" calcext:value-type="float">
            <text:p>-3,9531356621469E-10</text:p>
          </table:table-cell>
          <table:table-cell office:value-type="float" office:value="-0.000000000790627132429381" calcext:value-type="float">
            <text:p>-7,91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0646" calcext:value-type="float">
            <text:p>-6,46E-10</text:p>
          </table:table-cell>
          <table:table-cell table:style-name="ce2" office:value-type="float" office:value="-0.000000003054" calcext:value-type="float">
            <text:p>-3,05E-09</text:p>
          </table:table-cell>
          <table:table-cell table:style-name="ce2" office:value-type="float" office:value="-0.000000003077" calcext:value-type="float">
            <text:p>-3,08E-09</text:p>
          </table:table-cell>
          <table:table-cell table:style-name="ce2" office:value-type="float" office:value="0.000000003528" calcext:value-type="float">
            <text:p>3,53E-09</text:p>
          </table:table-cell>
          <table:table-cell table:style-name="ce2" office:value-type="float" office:value="0.000000002475" calcext:value-type="float">
            <text:p>2,48E-09</text:p>
          </table:table-cell>
          <table:table-cell table:style-name="ce2" office:value-type="float" office:value="-0.000000002272" calcext:value-type="float">
            <text:p>-2,27E-09</text:p>
          </table:table-cell>
          <table:table-cell table:style-name="ce2" office:value-type="float" office:value="-0.000000002314" calcext:value-type="float">
            <text:p>-2,31E-09</text:p>
          </table:table-cell>
          <table:table-cell office:value-type="float" office:value="0.598872789359286" calcext:value-type="float">
            <text:p>0,598872789359286</text:p>
          </table:table-cell>
          <table:table-cell office:value-type="float" office:value="0.598872789382727" calcext:value-type="float">
            <text:p>0,598872789382727</text:p>
          </table:table-cell>
          <table:table-cell office:value-type="float" office:value="0.59887278948727" calcext:value-type="float">
            <text:p>0,59887278948727</text:p>
          </table:table-cell>
          <table:table-cell office:value-type="float" office:value="0.598872789586907" calcext:value-type="float">
            <text:p>0,598872789586907</text:p>
          </table:table-cell>
          <table:table-cell office:value-type="float" office:value="0.598872789478546" calcext:value-type="float">
            <text:p>0,598872789478546</text:p>
          </table:table-cell>
          <table:table-cell office:value-type="float" office:value="0.598872789406232" calcext:value-type="float">
            <text:p>0,598872789406232</text:p>
          </table:table-cell>
          <table:table-cell office:value-type="float" office:value="0.598872789469523" calcext:value-type="float">
            <text:p>0,598872789469523</text:p>
          </table:table-cell>
          <table:table-cell office:value-type="float" office:value="0.598872789531116" calcext:value-type="float">
            <text:p>0,598872789531116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25" calcext:value-type="float">
            <text:p>1,25</text:p>
          </table:table-cell>
          <table:table-cell office:value-type="float" office:value="0.479225426" calcext:value-type="float">
            <text:p>0,479225426</text:p>
          </table:table-cell>
          <table:table-cell table:formula="of:=AVERAGE([.E325:.F325])" office:value-type="float" office:value="-0.000000000484138935485603" calcext:value-type="float">
            <text:p>-4,84138935485603E-10</text:p>
          </table:table-cell>
          <table:table-cell office:value-type="float" office:value="-0.000000000968277870971205" calcext:value-type="float">
            <text:p>-9,68E-1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0816" calcext:value-type="float">
            <text:p>-8,16E-10</text:p>
          </table:table-cell>
          <table:table-cell table:style-name="ce2" office:value-type="float" office:value="-0.000000003774" calcext:value-type="float">
            <text:p>-3,77E-09</text:p>
          </table:table-cell>
          <table:table-cell table:style-name="ce2" office:value-type="float" office:value="0.000000002039" calcext:value-type="float">
            <text:p>2,04E-09</text:p>
          </table:table-cell>
          <table:table-cell table:style-name="ce2" office:value-type="float" office:value="-0.000000001878" calcext:value-type="float">
            <text:p>-1,88E-09</text:p>
          </table:table-cell>
          <table:table-cell table:style-name="ce2" office:value-type="float" office:value="0.000000003174" calcext:value-type="float">
            <text:p>3,17E-09</text:p>
          </table:table-cell>
          <table:table-cell table:style-name="ce2" office:value-type="float" office:value="-0.000000002821" calcext:value-type="float">
            <text:p>-2,82E-09</text:p>
          </table:table-cell>
          <table:table-cell table:style-name="ce2" office:value-type="float" office:value="-0.000000002785" calcext:value-type="float">
            <text:p>-2,79E-09</text:p>
          </table:table-cell>
          <table:table-cell office:value-type="float" office:value="0.479225426006735" calcext:value-type="float">
            <text:p>0,479225426006735</text:p>
          </table:table-cell>
          <table:table-cell office:value-type="float" office:value="0.479225426030432" calcext:value-type="float">
            <text:p>0,479225426030432</text:p>
          </table:table-cell>
          <table:table-cell office:value-type="float" office:value="0.479225426133816" calcext:value-type="float">
            <text:p>0,479225426133816</text:p>
          </table:table-cell>
          <table:table-cell office:value-type="float" office:value="0.479225426080983" calcext:value-type="float">
            <text:p>0,479225426080983</text:p>
          </table:table-cell>
          <table:table-cell office:value-type="float" office:value="0.479225426127152" calcext:value-type="float">
            <text:p>0,479225426127152</text:p>
          </table:table-cell>
          <table:table-cell office:value-type="float" office:value="0.479225426052934" calcext:value-type="float">
            <text:p>0,479225426052934</text:p>
          </table:table-cell>
          <table:table-cell office:value-type="float" office:value="0.479225426115813" calcext:value-type="float">
            <text:p>0,479225426115813</text:p>
          </table:table-cell>
          <table:table-cell office:value-type="float" office:value="0.479225426175132" calcext:value-type="float">
            <text:p>0,479225426175132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3" calcext:value-type="float">
            <text:p>1,3</text:p>
          </table:table-cell>
          <table:table-cell office:value-type="float" office:value="0.358101479" calcext:value-type="float">
            <text:p>0,358101479</text:p>
          </table:table-cell>
          <table:table-cell table:formula="of:=AVERAGE([.E326:.F326])" office:value-type="float" office:value="-0.000000000639468685848579" calcext:value-type="float">
            <text:p>-6,39468685848579E-10</text:p>
          </table:table-cell>
          <table:table-cell office:value-type="float" office:value="-0.00000000127893737169716" calcext:value-type="float">
            <text:p>-1,28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0001131" calcext:value-type="float">
            <text:p>-1,13E-09</text:p>
          </table:table-cell>
          <table:table-cell table:style-name="ce2" office:value-type="float" office:value="-0.000000005059" calcext:value-type="float">
            <text:p>-5,06E-09</text:p>
          </table:table-cell>
          <table:table-cell table:style-name="ce2" office:value-type="float" office:value="0.000000002587" calcext:value-type="float">
            <text:p>2,59E-09</text:p>
          </table:table-cell>
          <table:table-cell table:style-name="ce2" office:value-type="float" office:value="-0.000000002534" calcext:value-type="float">
            <text:p>-2,53E-09</text:p>
          </table:table-cell>
          <table:table-cell table:style-name="ce2" office:value-type="float" office:value="0.000000004502" calcext:value-type="float">
            <text:p>4,50E-09</text:p>
          </table:table-cell>
          <table:table-cell table:style-name="ce2" office:value-type="float" office:value="-0.000000003807" calcext:value-type="float">
            <text:p>-3,81E-09</text:p>
          </table:table-cell>
          <table:table-cell table:style-name="ce2" office:value-type="float" office:value="-0.000000003574" calcext:value-type="float">
            <text:p>-3,57E-09</text:p>
          </table:table-cell>
          <table:table-cell office:value-type="float" office:value="0.358101478602869" calcext:value-type="float">
            <text:p>0,358101478602869</text:p>
          </table:table-cell>
          <table:table-cell office:value-type="float" office:value="0.358101478627422" calcext:value-type="float">
            <text:p>0,358101478627422</text:p>
          </table:table-cell>
          <table:table-cell office:value-type="float" office:value="0.358101478730976" calcext:value-type="float">
            <text:p>0,358101478730976</text:p>
          </table:table-cell>
          <table:table-cell office:value-type="float" office:value="0.358101478680889" calcext:value-type="float">
            <text:p>0,358101478680889</text:p>
          </table:table-cell>
          <table:table-cell office:value-type="float" office:value="0.358101478727433" calcext:value-type="float">
            <text:p>0,358101478727433</text:p>
          </table:table-cell>
          <table:table-cell office:value-type="float" office:value="0.358101478648772" calcext:value-type="float">
            <text:p>0,358101478648772</text:p>
          </table:table-cell>
          <table:table-cell office:value-type="float" office:value="0.358101478712189" calcext:value-type="float">
            <text:p>0,358101478712189</text:p>
          </table:table-cell>
          <table:table-cell office:value-type="float" office:value="0.358101478769076" calcext:value-type="float">
            <text:p>0,358101478769076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4" calcext:value-type="float">
            <text:p>1,4</text:p>
          </table:table-cell>
          <table:table-cell office:value-type="float" office:value="0.122123621" calcext:value-type="float">
            <text:p>0,122123621</text:p>
          </table:table-cell>
          <table:table-cell table:formula="of:=AVERAGE([.E327:.F327])" office:value-type="float" office:value="0.00000000163189270204894" calcext:value-type="float">
            <text:p>1,63189270204894E-09</text:p>
          </table:table-cell>
          <table:table-cell office:value-type="float" office:value="0.00000000326378540409788" calcext:value-type="float">
            <text:p>3,26E-09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0.000000029762" calcext:value-type="float">
            <text:p>2,98E-08</text:p>
          </table:table-cell>
          <table:table-cell table:style-name="ce2" office:value-type="float" office:value="-0.000000007984" calcext:value-type="float">
            <text:p>-7,98E-09</text:p>
          </table:table-cell>
          <table:table-cell table:style-name="ce2" office:value-type="float" office:value="0.0000000233" calcext:value-type="float">
            <text:p>2,33E-08</text:p>
          </table:table-cell>
          <table:table-cell table:style-name="ce2" office:value-type="float" office:value="0.000000007431" calcext:value-type="float">
            <text:p>7,43E-09</text:p>
          </table:table-cell>
          <table:table-cell table:style-name="ce2" office:value-type="float" office:value="-0.000000023844" calcext:value-type="float">
            <text:p>-2,38E-08</text:p>
          </table:table-cell>
          <table:table-cell table:style-name="ce2" office:value-type="float" office:value="0.000000011817" calcext:value-type="float">
            <text:p>1,18E-08</text:p>
          </table:table-cell>
          <table:table-cell table:style-name="ce2" office:value-type="float" office:value="-0.00000002679" calcext:value-type="float">
            <text:p>-2,68E-08</text:p>
          </table:table-cell>
          <table:table-cell office:value-type="float" office:value="0.122123621661878" calcext:value-type="float">
            <text:p>0,122123621661878</text:p>
          </table:table-cell>
          <table:table-cell office:value-type="float" office:value="0.122123621441529" calcext:value-type="float">
            <text:p>0,122123621441529</text:p>
          </table:table-cell>
          <table:table-cell office:value-type="float" office:value="0.122123621497261" calcext:value-type="float">
            <text:p>0,122123621497261</text:p>
          </table:table-cell>
          <table:table-cell office:value-type="float" office:value="0.122123621343414" calcext:value-type="float">
            <text:p>0,122123621343414</text:p>
          </table:table-cell>
          <table:table-cell office:value-type="float" office:value="0.122123621296864" calcext:value-type="float">
            <text:p>0,122123621296864</text:p>
          </table:table-cell>
          <table:table-cell office:value-type="float" office:value="0.122123621438935" calcext:value-type="float">
            <text:p>0,122123621438935</text:p>
          </table:table-cell>
          <table:table-cell office:value-type="float" office:value="0.122123621371798" calcext:value-type="float">
            <text:p>0,122123621371798</text:p>
          </table:table-cell>
          <table:table-cell office:value-type="float" office:value="0.122123621517229" calcext:value-type="float">
            <text:p>0,122123621517229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5" calcext:value-type="float">
            <text:p>1,5</text:p>
          </table:table-cell>
          <table:table-cell office:value-type="float" office:value="0.095066093" calcext:value-type="float">
            <text:p>0,095066093</text:p>
          </table:table-cell>
          <table:table-cell table:formula="of:=AVERAGE([.E328:.F328])" office:value-type="float" office:value="-0.0000000000317309724813332" calcext:value-type="float">
            <text:p>-3,17309724813332E-11</text:p>
          </table:table-cell>
          <table:table-cell office:value-type="float" office:value="-0.0000000000634619449626664" calcext:value-type="float">
            <text:p>-6,35E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0.000000004056" calcext:value-type="float">
            <text:p>-4,06E-09</text:p>
          </table:table-cell>
          <table:table-cell table:style-name="ce2" office:value-type="float" office:value="-0.000000017925" calcext:value-type="float">
            <text:p>-1,79E-08</text:p>
          </table:table-cell>
          <table:table-cell table:style-name="ce2" office:value-type="float" office:value="0.000000009201" calcext:value-type="float">
            <text:p>9,20E-09</text:p>
          </table:table-cell>
          <table:table-cell table:style-name="ce2" office:value-type="float" office:value="-0.000000009037" calcext:value-type="float">
            <text:p>-9,04E-09</text:p>
          </table:table-cell>
          <table:table-cell table:style-name="ce2" office:value-type="float" office:value="0.000000015996" calcext:value-type="float">
            <text:p>1,60E-08</text:p>
          </table:table-cell>
          <table:table-cell table:style-name="ce2" office:value-type="float" office:value="-0.000000013548" calcext:value-type="float">
            <text:p>-1,35E-08</text:p>
          </table:table-cell>
          <table:table-cell table:style-name="ce2" office:value-type="float" office:value="0.000000023921" calcext:value-type="float">
            <text:p>2,39E-08</text:p>
          </table:table-cell>
          <table:table-cell office:value-type="float" office:value="0.0950660929668806" calcext:value-type="float">
            <text:p>0,095066092966881</text:p>
          </table:table-cell>
          <table:table-cell office:value-type="float" office:value="0.0950660929902568" calcext:value-type="float">
            <text:p>0,095066092990257</text:p>
          </table:table-cell>
          <table:table-cell office:value-type="float" office:value="0.0950660930876574" calcext:value-type="float">
            <text:p>0,095066093087657</text:p>
          </table:table-cell>
          <table:table-cell office:value-type="float" office:value="0.0950660930403642" calcext:value-type="float">
            <text:p>0,095066093040364</text:p>
          </table:table-cell>
          <table:table-cell office:value-type="float" office:value="0.0950660930844319" calcext:value-type="float">
            <text:p>0,095066093084432</text:p>
          </table:table-cell>
          <table:table-cell office:value-type="float" office:value="0.0950660930102386" calcext:value-type="float">
            <text:p>0,095066093010239</text:p>
          </table:table-cell>
          <table:table-cell office:value-type="float" office:value="0.0950660930701563" calcext:value-type="float">
            <text:p>0,095066093070156</text:p>
          </table:table-cell>
          <table:table-cell office:value-type="float" office:value="0.09506609296907" calcext:value-type="float">
            <text:p>0,09506609296907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6" calcext:value-type="float">
            <text:p>1,6</text:p>
          </table:table-cell>
          <table:table-cell office:value-type="float" office:value="0.34176486" calcext:value-type="float">
            <text:p>0,34176486</text:p>
          </table:table-cell>
          <table:table-cell table:formula="of:=AVERAGE([.E329:.F329])" office:value-type="float" office:value="-0.00000843489774413943" calcext:value-type="float">
            <text:p>-8,43489774413943E-06</text:p>
          </table:table-cell>
          <table:table-cell office:value-type="float" office:value="-0.00000686979548827885" calcext:value-type="float">
            <text:p>-6,87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09098402" calcext:value-type="float">
            <text:p>-9,10E-06</text:p>
          </table:table-cell>
          <table:table-cell table:style-name="ce2" office:value-type="float" office:value="-0.000008091176" calcext:value-type="float">
            <text:p>-8,09E-06</text:p>
          </table:table-cell>
          <table:table-cell table:style-name="ce2" office:value-type="float" office:value="-0.000007231389" calcext:value-type="float">
            <text:p>-7,23E-06</text:p>
          </table:table-cell>
          <table:table-cell table:style-name="ce2" office:value-type="float" office:value="-0.000006513231" calcext:value-type="float">
            <text:p>-6,51E-06</text:p>
          </table:table-cell>
          <table:table-cell table:style-name="ce2" office:value-type="float" office:value="-0.00000588602" calcext:value-type="float">
            <text:p>-5,89E-06</text:p>
          </table:table-cell>
          <table:table-cell table:style-name="ce2" office:value-type="float" office:value="-0.000005358543" calcext:value-type="float">
            <text:p>-5,36E-06</text:p>
          </table:table-cell>
          <table:table-cell table:style-name="ce2" office:value-type="float" office:value="-0.000004892832" calcext:value-type="float">
            <text:p>-4,89E-06</text:p>
          </table:table-cell>
          <table:table-cell office:value-type="float" office:value="0.341764368996186" calcext:value-type="float">
            <text:p>0,341764368996186</text:p>
          </table:table-cell>
          <table:table-cell office:value-type="float" office:value="0.341764557509082" calcext:value-type="float">
            <text:p>0,341764557509082</text:p>
          </table:table-cell>
          <table:table-cell office:value-type="float" office:value="0.341764715567974" calcext:value-type="float">
            <text:p>0,341764715567974</text:p>
          </table:table-cell>
          <table:table-cell office:value-type="float" office:value="0.341764849191554" calcext:value-type="float">
            <text:p>0,341764849191554</text:p>
          </table:table-cell>
          <table:table-cell office:value-type="float" office:value="0.341764963370102" calcext:value-type="float">
            <text:p>0,341764963370102</text:p>
          </table:table-cell>
          <table:table-cell office:value-type="float" office:value="0.341765061518139" calcext:value-type="float">
            <text:p>0,341765061518139</text:p>
          </table:table-cell>
          <table:table-cell office:value-type="float" office:value="0.341765146713172" calcext:value-type="float">
            <text:p>0,341765146713172</text:p>
          </table:table-cell>
          <table:table-cell office:value-type="float" office:value="0.341765221045391" calcext:value-type="float">
            <text:p>0,341765221045391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7" calcext:value-type="float">
            <text:p>1,7</text:p>
          </table:table-cell>
          <table:table-cell office:value-type="float" office:value="0.57000155" calcext:value-type="float">
            <text:p>0,57000155</text:p>
          </table:table-cell>
          <table:table-cell table:formula="of:=AVERAGE([.E330:.F330])" office:value-type="float" office:value="-0.00000939989875863925" calcext:value-type="float">
            <text:p>-9,39989875863925E-06</text:p>
          </table:table-cell>
          <table:table-cell office:value-type="float" office:value="-0.0000087997975172785" calcext:value-type="float">
            <text:p>-8,80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1654954" calcext:value-type="float">
            <text:p>-1,17E-05</text:p>
          </table:table-cell>
          <table:table-cell table:style-name="ce2" office:value-type="float" office:value="-0.000010361771" calcext:value-type="float">
            <text:p>-1,04E-05</text:p>
          </table:table-cell>
          <table:table-cell table:style-name="ce2" office:value-type="float" office:value="-0.000009265936" calcext:value-type="float">
            <text:p>-9,27E-06</text:p>
          </table:table-cell>
          <table:table-cell table:style-name="ce2" office:value-type="float" office:value="-0.000008342113" calcext:value-type="float">
            <text:p>-8,34E-06</text:p>
          </table:table-cell>
          <table:table-cell table:style-name="ce2" office:value-type="float" office:value="-0.000007543538" calcext:value-type="float">
            <text:p>-7,54E-06</text:p>
          </table:table-cell>
          <table:table-cell table:style-name="ce2" office:value-type="float" office:value="-0.000006861963" calcext:value-type="float">
            <text:p>-6,86E-06</text:p>
          </table:table-cell>
          <table:table-cell table:style-name="ce2" office:value-type="float" office:value="-0.000006265407" calcext:value-type="float">
            <text:p>-6,27E-06</text:p>
          </table:table-cell>
          <table:table-cell office:value-type="float" office:value="0.570000499728113" calcext:value-type="float">
            <text:p>0,570000499728113</text:p>
          </table:table-cell>
          <table:table-cell office:value-type="float" office:value="0.570000902477598" calcext:value-type="float">
            <text:p>0,570000902477598</text:p>
          </table:table-cell>
          <table:table-cell office:value-type="float" office:value="0.570001240067782" calcext:value-type="float">
            <text:p>0,570001240067782</text:p>
          </table:table-cell>
          <table:table-cell office:value-type="float" office:value="0.570001525629014" calcext:value-type="float">
            <text:p>0,570001525629014</text:p>
          </table:table-cell>
          <table:table-cell office:value-type="float" office:value="0.57000176952956" calcext:value-type="float">
            <text:p>0,57000176952956</text:p>
          </table:table-cell>
          <table:table-cell office:value-type="float" office:value="0.570001979319021" calcext:value-type="float">
            <text:p>0,570001979319021</text:p>
          </table:table-cell>
          <table:table-cell office:value-type="float" office:value="0.570002161274293" calcext:value-type="float">
            <text:p>0,570002161274293</text:p>
          </table:table-cell>
          <table:table-cell office:value-type="float" office:value="0.570002320024687" calcext:value-type="float">
            <text:p>0,570002320024687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75" calcext:value-type="float">
            <text:p>1,75</text:p>
          </table:table-cell>
          <table:table-cell office:value-type="float" office:value="0.658167945" calcext:value-type="float">
            <text:p>0,658167945</text:p>
          </table:table-cell>
          <table:table-cell table:formula="of:=AVERAGE([.E331:.F331])" office:value-type="float" office:value="-0.00000927867421558421" calcext:value-type="float">
            <text:p>-9,27867421558421E-06</text:p>
          </table:table-cell>
          <table:table-cell office:value-type="float" office:value="-0.00000855734843116842" calcext:value-type="float">
            <text:p>-8,56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1333885" calcext:value-type="float">
            <text:p>-1,13E-05</text:p>
          </table:table-cell>
          <table:table-cell table:style-name="ce2" office:value-type="float" office:value="-0.000010076019" calcext:value-type="float">
            <text:p>-1,01E-05</text:p>
          </table:table-cell>
          <table:table-cell table:style-name="ce2" office:value-type="float" office:value="-0.000009010951" calcext:value-type="float">
            <text:p>-9,01E-06</text:p>
          </table:table-cell>
          <table:table-cell table:style-name="ce2" office:value-type="float" office:value="-0.000008112173" calcext:value-type="float">
            <text:p>-8,11E-06</text:p>
          </table:table-cell>
          <table:table-cell table:style-name="ce2" office:value-type="float" office:value="-0.000007336116" calcext:value-type="float">
            <text:p>-7,34E-06</text:p>
          </table:table-cell>
          <table:table-cell table:style-name="ce2" office:value-type="float" office:value="-0.000006672692" calcext:value-type="float">
            <text:p>-6,67E-06</text:p>
          </table:table-cell>
          <table:table-cell table:style-name="ce2" office:value-type="float" office:value="-0.000006092577" calcext:value-type="float">
            <text:p>-6,09E-06</text:p>
          </table:table-cell>
          <table:table-cell office:value-type="float" office:value="0.658166765789209" calcext:value-type="float">
            <text:p>0,658166765789209</text:p>
          </table:table-cell>
          <table:table-cell office:value-type="float" office:value="0.658167218023976" calcext:value-type="float">
            <text:p>0,658167218023976</text:p>
          </table:table-cell>
          <table:table-cell office:value-type="float" office:value="0.658167597081846" calcext:value-type="float">
            <text:p>0,658167597081846</text:p>
          </table:table-cell>
          <table:table-cell office:value-type="float" office:value="0.658167917739251" calcext:value-type="float">
            <text:p>0,658167917739251</text:p>
          </table:table-cell>
          <table:table-cell office:value-type="float" office:value="0.658168191603022" calcext:value-type="float">
            <text:p>0,658168191603022</text:p>
          </table:table-cell>
          <table:table-cell office:value-type="float" office:value="0.658168427181405" calcext:value-type="float">
            <text:p>0,658168427181405</text:p>
          </table:table-cell>
          <table:table-cell office:value-type="float" office:value="0.658168631485966" calcext:value-type="float">
            <text:p>0,658168631485966</text:p>
          </table:table-cell>
          <table:table-cell office:value-type="float" office:value="0.658168809735037" calcext:value-type="float">
            <text:p>0,658168809735037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8" calcext:value-type="float">
            <text:p>1,8</text:p>
          </table:table-cell>
          <table:table-cell office:value-type="float" office:value="0.728215533" calcext:value-type="float">
            <text:p>0,728215533</text:p>
          </table:table-cell>
          <table:table-cell table:formula="of:=AVERAGE([.E332:.F332])" office:value-type="float" office:value="-0.00000892790526854587" calcext:value-type="float">
            <text:p>-8,92790526854587E-06</text:p>
          </table:table-cell>
          <table:table-cell office:value-type="float" office:value="-0.00000785581053709175" calcext:value-type="float">
            <text:p>-7,86E-06</text:p>
          </table:table-cell>
          <table:table-cell office:value-type="float" office:value="-0.00001" calcext:value-type="float">
            <text:p>-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0408483" calcext:value-type="float">
            <text:p>-1,04E-05</text:p>
          </table:table-cell>
          <table:table-cell table:style-name="ce2" office:value-type="float" office:value="-0.000009246085" calcext:value-type="float">
            <text:p>-9,25E-06</text:p>
          </table:table-cell>
          <table:table-cell table:style-name="ce2" office:value-type="float" office:value="-0.000008276146" calcext:value-type="float">
            <text:p>-8,28E-06</text:p>
          </table:table-cell>
          <table:table-cell table:style-name="ce2" office:value-type="float" office:value="-0.000007447003" calcext:value-type="float">
            <text:p>-7,45E-06</text:p>
          </table:table-cell>
          <table:table-cell table:style-name="ce2" office:value-type="float" office:value="-0.000006734809" calcext:value-type="float">
            <text:p>-6,73E-06</text:p>
          </table:table-cell>
          <table:table-cell table:style-name="ce2" office:value-type="float" office:value="-0.000006125502" calcext:value-type="float">
            <text:p>-6,13E-06</text:p>
          </table:table-cell>
          <table:table-cell table:style-name="ce2" office:value-type="float" office:value="-0.000005588406" calcext:value-type="float">
            <text:p>-5,59E-06</text:p>
          </table:table-cell>
          <table:table-cell office:value-type="float" office:value="0.728214335447196" calcext:value-type="float">
            <text:p>0,728214335447196</text:p>
          </table:table-cell>
          <table:table-cell office:value-type="float" office:value="0.728214794958117" calcext:value-type="float">
            <text:p>0,728214794958117</text:p>
          </table:table-cell>
          <table:table-cell office:value-type="float" office:value="0.728215179813601" calcext:value-type="float">
            <text:p>0,728215179813601</text:p>
          </table:table-cell>
          <table:table-cell office:value-type="float" office:value="0.728215505666819" calcext:value-type="float">
            <text:p>0,728215505666819</text:p>
          </table:table-cell>
          <table:table-cell office:value-type="float" office:value="0.728215783831577" calcext:value-type="float">
            <text:p>0,728215783831577</text:p>
          </table:table-cell>
          <table:table-cell office:value-type="float" office:value="0.728216023117823" calcext:value-type="float">
            <text:p>0,728216023117823</text:p>
          </table:table-cell>
          <table:table-cell office:value-type="float" office:value="0.728216230629147" calcext:value-type="float">
            <text:p>0,728216230629147</text:p>
          </table:table-cell>
          <table:table-cell office:value-type="float" office:value="0.728216411528639" calcext:value-type="float">
            <text:p>0,728216411528639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9" calcext:value-type="float">
            <text:p>1,9</text:p>
          </table:table-cell>
          <table:table-cell office:value-type="float" office:value="0.82120905" calcext:value-type="float">
            <text:p>0,82120905</text:p>
          </table:table-cell>
          <table:table-cell table:formula="of:=AVERAGE([.E333:.F333])" office:value-type="float" office:value="-0.0000027868751128211" calcext:value-type="float">
            <text:p>-2,7868751128211E-06</text:p>
          </table:table-cell>
          <table:table-cell office:value-type="float" office:value="-0.0000055737502256422" calcext:value-type="float">
            <text:p>-5,57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7382139" calcext:value-type="float">
            <text:p>-7,38E-06</text:p>
          </table:table-cell>
          <table:table-cell table:style-name="ce2" office:value-type="float" office:value="-0.000006563263" calcext:value-type="float">
            <text:p>-6,56E-06</text:p>
          </table:table-cell>
          <table:table-cell table:style-name="ce2" office:value-type="float" office:value="-0.000005872232" calcext:value-type="float">
            <text:p>-5,87E-06</text:p>
          </table:table-cell>
          <table:table-cell table:style-name="ce2" office:value-type="float" office:value="-0.000005280231" calcext:value-type="float">
            <text:p>-5,28E-06</text:p>
          </table:table-cell>
          <table:table-cell table:style-name="ce2" office:value-type="float" office:value="-0.000004777851" calcext:value-type="float">
            <text:p>-4,78E-06</text:p>
          </table:table-cell>
          <table:table-cell table:style-name="ce2" office:value-type="float" office:value="-0.00000434646" calcext:value-type="float">
            <text:p>-4,35E-06</text:p>
          </table:table-cell>
          <table:table-cell table:style-name="ce2" office:value-type="float" office:value="-0.000003968668" calcext:value-type="float">
            <text:p>-3,97E-06</text:p>
          </table:table-cell>
          <table:table-cell office:value-type="float" office:value="0.821208091310471" calcext:value-type="float">
            <text:p>0,821208091310471</text:p>
          </table:table-cell>
          <table:table-cell office:value-type="float" office:value="0.821208458833501" calcext:value-type="float">
            <text:p>0,821208458833501</text:p>
          </table:table-cell>
          <table:table-cell office:value-type="float" office:value="0.82120876690639" calcext:value-type="float">
            <text:p>0,82120876690639</text:p>
          </table:table-cell>
          <table:table-cell office:value-type="float" office:value="0.821209027636323" calcext:value-type="float">
            <text:p>0,821209027636323</text:p>
          </table:table-cell>
          <table:table-cell office:value-type="float" office:value="0.821209250052971" calcext:value-type="float">
            <text:p>0,821209250052971</text:p>
          </table:table-cell>
          <table:table-cell office:value-type="float" office:value="0.821209441486833" calcext:value-type="float">
            <text:p>0,821209441486833</text:p>
          </table:table-cell>
          <table:table-cell office:value-type="float" office:value="0.821209607533254" calcext:value-type="float">
            <text:p>0,821209607533254</text:p>
          </table:table-cell>
          <table:table-cell office:value-type="float" office:value="0.821209752406365" calcext:value-type="float">
            <text:p>0,821209752406365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1.95" calcext:value-type="float">
            <text:p>1,95</text:p>
          </table:table-cell>
          <table:table-cell office:value-type="float" office:value="0.84890631" calcext:value-type="float">
            <text:p>0,84890631</text:p>
          </table:table-cell>
          <table:table-cell table:formula="of:=AVERAGE([.E334:.F334])" office:value-type="float" office:value="-0.00000207534233670185" calcext:value-type="float">
            <text:p>-2,07534233670185E-06</text:p>
          </table:table-cell>
          <table:table-cell office:value-type="float" office:value="-0.00000415068467340371" calcext:value-type="float">
            <text:p>-4,15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5500504" calcext:value-type="float">
            <text:p>-5,50E-06</text:p>
          </table:table-cell>
          <table:table-cell table:style-name="ce2" office:value-type="float" office:value="-0.00000488452" calcext:value-type="float">
            <text:p>-4,88E-06</text:p>
          </table:table-cell>
          <table:table-cell table:style-name="ce2" office:value-type="float" office:value="-0.000004373347" calcext:value-type="float">
            <text:p>-4,37E-06</text:p>
          </table:table-cell>
          <table:table-cell table:style-name="ce2" office:value-type="float" office:value="-0.000003934831" calcext:value-type="float">
            <text:p>-3,93E-06</text:p>
          </table:table-cell>
          <table:table-cell table:style-name="ce2" office:value-type="float" office:value="-0.000003557693" calcext:value-type="float">
            <text:p>-3,56E-06</text:p>
          </table:table-cell>
          <table:table-cell table:style-name="ce2" office:value-type="float" office:value="-0.000003236821" calcext:value-type="float">
            <text:p>-3,24E-06</text:p>
          </table:table-cell>
          <table:table-cell table:style-name="ce2" office:value-type="float" office:value="-0.000002951655" calcext:value-type="float">
            <text:p>-2,95E-06</text:p>
          </table:table-cell>
          <table:table-cell office:value-type="float" office:value="0.848905572733072" calcext:value-type="float">
            <text:p>0,848905572733072</text:p>
          </table:table-cell>
          <table:table-cell office:value-type="float" office:value="0.848905855814255" calcext:value-type="float">
            <text:p>0,848905855814255</text:p>
          </table:table-cell>
          <table:table-cell office:value-type="float" office:value="0.848906092821528" calcext:value-type="float">
            <text:p>0,848906092821528</text:p>
          </table:table-cell>
          <table:table-cell office:value-type="float" office:value="0.848906293549395" calcext:value-type="float">
            <text:p>0,848906293549395</text:p>
          </table:table-cell>
          <table:table-cell office:value-type="float" office:value="0.848906464884557" calcext:value-type="float">
            <text:p>0,848906464884557</text:p>
          </table:table-cell>
          <table:table-cell office:value-type="float" office:value="0.848906612238111" calcext:value-type="float">
            <text:p>0,848906612238111</text:p>
          </table:table-cell>
          <table:table-cell office:value-type="float" office:value="0.848906740063917" calcext:value-type="float">
            <text:p>0,848906740063917</text:p>
          </table:table-cell>
          <table:table-cell office:value-type="float" office:value="0.848906851445823" calcext:value-type="float">
            <text:p>0,848906851445823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2" calcext:value-type="float">
            <text:p>2</text:p>
          </table:table-cell>
          <table:table-cell office:value-type="float" office:value="0.867230478" calcext:value-type="float">
            <text:p>0,867230478</text:p>
          </table:table-cell>
          <table:table-cell table:formula="of:=AVERAGE([.E335:.F335])" office:value-type="float" office:value="-0.00000130693750207238" calcext:value-type="float">
            <text:p>-1,30693750207238E-06</text:p>
          </table:table-cell>
          <table:table-cell office:value-type="float" office:value="-0.00000261387500414476" calcext:value-type="float">
            <text:p>-2,61E-06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2" office:value-type="float" office:value="-0.000003464982" calcext:value-type="float">
            <text:p>-3,46E-06</text:p>
          </table:table-cell>
          <table:table-cell table:style-name="ce2" office:value-type="float" office:value="-0.000003075303" calcext:value-type="float">
            <text:p>-3,08E-06</text:p>
          </table:table-cell>
          <table:table-cell table:style-name="ce2" office:value-type="float" office:value="-0.000002754661" calcext:value-type="float">
            <text:p>-2,75E-06</text:p>
          </table:table-cell>
          <table:table-cell table:style-name="ce2" office:value-type="float" office:value="-0.000002478084" calcext:value-type="float">
            <text:p>-2,48E-06</text:p>
          </table:table-cell>
          <table:table-cell table:style-name="ce2" office:value-type="float" office:value="-0.000002239747" calcext:value-type="float">
            <text:p>-2,24E-06</text:p>
          </table:table-cell>
          <table:table-cell table:style-name="ce2" office:value-type="float" office:value="-0.000002038725" calcext:value-type="float">
            <text:p>-2,04E-06</text:p>
          </table:table-cell>
          <table:table-cell table:style-name="ce2" office:value-type="float" office:value="-0.000001857786" calcext:value-type="float">
            <text:p>-1,86E-06</text:p>
          </table:table-cell>
          <table:table-cell office:value-type="float" office:value="0.867230003302774" calcext:value-type="float">
            <text:p>0,867230003302774</text:p>
          </table:table-cell>
          <table:table-cell office:value-type="float" office:value="0.867230185475947" calcext:value-type="float">
            <text:p>0,867230185475947</text:p>
          </table:table-cell>
          <table:table-cell office:value-type="float" office:value="0.867230337917185" calcext:value-type="float">
            <text:p>0,867230337917185</text:p>
          </table:table-cell>
          <table:table-cell office:value-type="float" office:value="0.86723046707975" calcext:value-type="float">
            <text:p>0,86723046707975</text:p>
          </table:table-cell>
          <table:table-cell office:value-type="float" office:value="0.86723057731263" calcext:value-type="float">
            <text:p>0,86723057731263</text:p>
          </table:table-cell>
          <table:table-cell office:value-type="float" office:value="0.867230672081512" calcext:value-type="float">
            <text:p>0,867230672081512</text:p>
          </table:table-cell>
          <table:table-cell office:value-type="float" office:value="0.867230754330973" calcext:value-type="float">
            <text:p>0,867230754330973</text:p>
          </table:table-cell>
          <table:table-cell office:value-type="float" office:value="0.867230825948525" calcext:value-type="float">
            <text:p>0,867230825948525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2.1" calcext:value-type="float">
            <text:p>2,1</text:p>
          </table:table-cell>
          <table:table-cell office:value-type="float" office:value="0.883880488" calcext:value-type="float">
            <text:p>0,883880488</text:p>
          </table:table-cell>
          <table:table-cell table:formula="of:=AVERAGE([.E336:.F336])" office:value-type="float" office:value="0.000000316145093427684" calcext:value-type="float">
            <text:p>3,16145093427684E-07</text:p>
          </table:table-cell>
          <table:table-cell office:value-type="float" office:value="0.000000632290186855367" calcext:value-type="float">
            <text:p>6,32E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0837134" calcext:value-type="float">
            <text:p>8,37E-07</text:p>
          </table:table-cell>
          <table:table-cell table:style-name="ce2" office:value-type="float" office:value="0.000000742507" calcext:value-type="float">
            <text:p>7,43E-07</text:p>
          </table:table-cell>
          <table:table-cell table:style-name="ce2" office:value-type="float" office:value="0.000000667166" calcext:value-type="float">
            <text:p>6,67E-07</text:p>
          </table:table-cell>
          <table:table-cell table:style-name="ce2" office:value-type="float" office:value="0.000000598449" calcext:value-type="float">
            <text:p>5,98E-07</text:p>
          </table:table-cell>
          <table:table-cell table:style-name="ce2" office:value-type="float" office:value="0.000000543657" calcext:value-type="float">
            <text:p>5,44E-07</text:p>
          </table:table-cell>
          <table:table-cell table:style-name="ce2" office:value-type="float" office:value="0.000000491559" calcext:value-type="float">
            <text:p>4,92E-07</text:p>
          </table:table-cell>
          <table:table-cell table:style-name="ce2" office:value-type="float" office:value="0.000000452389" calcext:value-type="float">
            <text:p>4,52E-07</text:p>
          </table:table-cell>
          <table:table-cell office:value-type="float" office:value="0.883880605123691" calcext:value-type="float">
            <text:p>0,883880605123691</text:p>
          </table:table-cell>
          <table:table-cell office:value-type="float" office:value="0.88388056026594" calcext:value-type="float">
            <text:p>0,88388056026594</text:p>
          </table:table-cell>
          <table:table-cell office:value-type="float" office:value="0.883880522753602" calcext:value-type="float">
            <text:p>0,883880522753602</text:p>
          </table:table-cell>
          <table:table-cell office:value-type="float" office:value="0.883880490870417" calcext:value-type="float">
            <text:p>0,883880490870417</text:p>
          </table:table-cell>
          <table:table-cell office:value-type="float" office:value="0.883880463738463" calcext:value-type="float">
            <text:p>0,883880463738463</text:p>
          </table:table-cell>
          <table:table-cell office:value-type="float" office:value="0.883880440293438" calcext:value-type="float">
            <text:p>0,883880440293438</text:p>
          </table:table-cell>
          <table:table-cell office:value-type="float" office:value="0.88388042008146" calcext:value-type="float">
            <text:p>0,88388042008146</text:p>
          </table:table-cell>
          <table:table-cell office:value-type="float" office:value="0.883880402307072" calcext:value-type="float">
            <text:p>0,883880402307072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2.2" calcext:value-type="float">
            <text:p>2,2</text:p>
          </table:table-cell>
          <table:table-cell office:value-type="float" office:value="0.884496436" calcext:value-type="float">
            <text:p>0,884496436</text:p>
          </table:table-cell>
          <table:table-cell table:formula="of:=AVERAGE([.E337:.F337])" office:value-type="float" office:value="0.00000193617144067434" calcext:value-type="float">
            <text:p>1,93617144067434E-06</text:p>
          </table:table-cell>
          <table:table-cell office:value-type="float" office:value="0.00000387234288134869" calcext:value-type="float">
            <text:p>3,87E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5128597" calcext:value-type="float">
            <text:p>5,13E-06</text:p>
          </table:table-cell>
          <table:table-cell table:style-name="ce2" office:value-type="float" office:value="0.000004556884" calcext:value-type="float">
            <text:p>4,56E-06</text:p>
          </table:table-cell>
          <table:table-cell table:style-name="ce2" office:value-type="float" office:value="0.00000407983" calcext:value-type="float">
            <text:p>4,08E-06</text:p>
          </table:table-cell>
          <table:table-cell table:style-name="ce2" office:value-type="float" office:value="0.000003669705" calcext:value-type="float">
            <text:p>3,67E-06</text:p>
          </table:table-cell>
          <table:table-cell table:style-name="ce2" office:value-type="float" office:value="0.000003322293" calcext:value-type="float">
            <text:p>3,32E-06</text:p>
          </table:table-cell>
          <table:table-cell table:style-name="ce2" office:value-type="float" office:value="0.000003017503" calcext:value-type="float">
            <text:p>3,02E-06</text:p>
          </table:table-cell>
          <table:table-cell table:style-name="ce2" office:value-type="float" office:value="0.000002758611" calcext:value-type="float">
            <text:p>2,76E-06</text:p>
          </table:table-cell>
          <table:table-cell office:value-type="float" office:value="0.884497153322024" calcext:value-type="float">
            <text:p>0,884497153322024</text:p>
          </table:table-cell>
          <table:table-cell office:value-type="float" office:value="0.884496878314864" calcext:value-type="float">
            <text:p>0,884496878314864</text:p>
          </table:table-cell>
          <table:table-cell office:value-type="float" office:value="0.884496647935069" calcext:value-type="float">
            <text:p>0,884496647935069</text:p>
          </table:table-cell>
          <table:table-cell office:value-type="float" office:value="0.884496452828312" calcext:value-type="float">
            <text:p>0,884496452828312</text:p>
          </table:table-cell>
          <table:table-cell office:value-type="float" office:value="0.884496286338432" calcext:value-type="float">
            <text:p>0,884496286338432</text:p>
          </table:table-cell>
          <table:table-cell office:value-type="float" office:value="0.884496142965833" calcext:value-type="float">
            <text:p>0,884496142965833</text:p>
          </table:table-cell>
          <table:table-cell office:value-type="float" office:value="0.884496018805332" calcext:value-type="float">
            <text:p>0,884496018805332</text:p>
          </table:table-cell>
          <table:table-cell office:value-type="float" office:value="0.884495910343908" calcext:value-type="float">
            <text:p>0,884495910343908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2.25" calcext:value-type="float">
            <text:p>2,25</text:p>
          </table:table-cell>
          <table:table-cell office:value-type="float" office:value="0.88175191" calcext:value-type="float">
            <text:p>0,88175191</text:p>
          </table:table-cell>
          <table:table-cell table:formula="of:=AVERAGE([.E338:.F338])" office:value-type="float" office:value="0.00000270774362373851" calcext:value-type="float">
            <text:p>2,70774362373851E-06</text:p>
          </table:table-cell>
          <table:table-cell office:value-type="float" office:value="0.00000541548724747702" calcext:value-type="float">
            <text:p>5,42E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7172497" calcext:value-type="float">
            <text:p>7,17E-06</text:p>
          </table:table-cell>
          <table:table-cell table:style-name="ce2" office:value-type="float" office:value="0.000006373561" calcext:value-type="float">
            <text:p>6,37E-06</text:p>
          </table:table-cell>
          <table:table-cell table:style-name="ce2" office:value-type="float" office:value="0.000005705185" calcext:value-type="float">
            <text:p>5,71E-06</text:p>
          </table:table-cell>
          <table:table-cell table:style-name="ce2" office:value-type="float" office:value="0.000005132457" calcext:value-type="float">
            <text:p>5,13E-06</text:p>
          </table:table-cell>
          <table:table-cell table:style-name="ce2" office:value-type="float" office:value="0.000004645679" calcext:value-type="float">
            <text:p>4,65E-06</text:p>
          </table:table-cell>
          <table:table-cell table:style-name="ce2" office:value-type="float" office:value="0.000004220538" calcext:value-type="float">
            <text:p>4,22E-06</text:p>
          </table:table-cell>
          <table:table-cell table:style-name="ce2" office:value-type="float" office:value="0.000003857" calcext:value-type="float">
            <text:p>3,86E-06</text:p>
          </table:table-cell>
          <table:table-cell office:value-type="float" office:value="0.881752909579294" calcext:value-type="float">
            <text:p>0,881752909579294</text:p>
          </table:table-cell>
          <table:table-cell office:value-type="float" office:value="0.881752526166842" calcext:value-type="float">
            <text:p>0,881752526166842</text:p>
          </table:table-cell>
          <table:table-cell office:value-type="float" office:value="0.881752204942111" calcext:value-type="float">
            <text:p>0,881752204942111</text:p>
          </table:table-cell>
          <table:table-cell office:value-type="float" office:value="0.881751932953763" calcext:value-type="float">
            <text:p>0,881751932953763</text:p>
          </table:table-cell>
          <table:table-cell office:value-type="float" office:value="0.881751700823248" calcext:value-type="float">
            <text:p>0,881751700823248</text:p>
          </table:table-cell>
          <table:table-cell office:value-type="float" office:value="0.881751500962396" calcext:value-type="float">
            <text:p>0,881751500962396</text:p>
          </table:table-cell>
          <table:table-cell office:value-type="float" office:value="0.881751327839784" calcext:value-type="float">
            <text:p>0,881751327839784</text:p>
          </table:table-cell>
          <table:table-cell office:value-type="float" office:value="0.881751176663121" calcext:value-type="float">
            <text:p>0,881751176663121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2.5" calcext:value-type="float">
            <text:p>2,5</text:p>
          </table:table-cell>
          <table:table-cell office:value-type="float" office:value="0.864098135" calcext:value-type="float">
            <text:p>0,864098135</text:p>
          </table:table-cell>
          <table:table-cell table:formula="of:=AVERAGE([.E339:.F339])" office:value-type="float" office:value="0.0000107578795722982" calcext:value-type="float">
            <text:p>1,07578795722982E-05</text:p>
          </table:table-cell>
          <table:table-cell office:value-type="float" office:value="0.0000115157591445965" calcext:value-type="float">
            <text:p>1,1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15249765" calcext:value-type="float">
            <text:p>1,52E-05</text:p>
          </table:table-cell>
          <table:table-cell table:style-name="ce2" office:value-type="float" office:value="0.000013558914" calcext:value-type="float">
            <text:p>1,36E-05</text:p>
          </table:table-cell>
          <table:table-cell table:style-name="ce2" office:value-type="float" office:value="0.00001212772" calcext:value-type="float">
            <text:p>1,21E-05</text:p>
          </table:table-cell>
          <table:table-cell table:style-name="ce2" office:value-type="float" office:value="0.000010915444" calcext:value-type="float">
            <text:p>1,09E-05</text:p>
          </table:table-cell>
          <table:table-cell table:style-name="ce2" office:value-type="float" office:value="0.000009877689" calcext:value-type="float">
            <text:p>9,88E-06</text:p>
          </table:table-cell>
          <table:table-cell table:style-name="ce2" office:value-type="float" office:value="0.000008976739" calcext:value-type="float">
            <text:p>8,98E-06</text:p>
          </table:table-cell>
          <table:table-cell table:style-name="ce2" office:value-type="float" office:value="0.000008199489" calcext:value-type="float">
            <text:p>8,20E-06</text:p>
          </table:table-cell>
          <table:table-cell office:value-type="float" office:value="0.864100218538806" calcext:value-type="float">
            <text:p>0,864100218538806</text:p>
          </table:table-cell>
          <table:table-cell office:value-type="float" office:value="0.864099419668831" calcext:value-type="float">
            <text:p>0,864099419668831</text:p>
          </table:table-cell>
          <table:table-cell office:value-type="float" office:value="0.864098749986853" calcext:value-type="float">
            <text:p>0,864098749986853</text:p>
          </table:table-cell>
          <table:table-cell office:value-type="float" office:value="0.864098183387031" calcext:value-type="float">
            <text:p>0,864098183387031</text:p>
          </table:table-cell>
          <table:table-cell office:value-type="float" office:value="0.864097699588021" calcext:value-type="float">
            <text:p>0,864097699588021</text:p>
          </table:table-cell>
          <table:table-cell office:value-type="float" office:value="0.864097283150007" calcext:value-type="float">
            <text:p>0,864097283150007</text:p>
          </table:table-cell>
          <table:table-cell office:value-type="float" office:value="0.864096922304759" calcext:value-type="float">
            <text:p>0,864096922304759</text:p>
          </table:table-cell>
          <table:table-cell office:value-type="float" office:value="0.864096607357255" calcext:value-type="float">
            <text:p>0,864096607357255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2.75" calcext:value-type="float">
            <text:p>2,75</text:p>
          </table:table-cell>
          <table:table-cell office:value-type="float" office:value="0.917697034" calcext:value-type="float">
            <text:p>0,917697034</text:p>
          </table:table-cell>
          <table:table-cell table:formula="of:=AVERAGE([.E340:.F340])" office:value-type="float" office:value="0.00000284469874678691" calcext:value-type="float">
            <text:p>2,84469874678691E-06</text:p>
          </table:table-cell>
          <table:table-cell office:value-type="float" office:value="0.00000568939749357382" calcext:value-type="float">
            <text:p>5,69E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7535917" calcext:value-type="float">
            <text:p>7,54E-06</text:p>
          </table:table-cell>
          <table:table-cell table:style-name="ce2" office:value-type="float" office:value="0.000006696588" calcext:value-type="float">
            <text:p>6,70E-06</text:p>
          </table:table-cell>
          <table:table-cell table:style-name="ce2" office:value-type="float" office:value="0.000005994169" calcext:value-type="float">
            <text:p>5,99E-06</text:p>
          </table:table-cell>
          <table:table-cell table:style-name="ce2" office:value-type="float" office:value="0.000005392558" calcext:value-type="float">
            <text:p>5,39E-06</text:p>
          </table:table-cell>
          <table:table-cell table:style-name="ce2" office:value-type="float" office:value="0.000004880978" calcext:value-type="float">
            <text:p>4,88E-06</text:p>
          </table:table-cell>
          <table:table-cell table:style-name="ce2" office:value-type="float" office:value="0.000004434452" calcext:value-type="float">
            <text:p>4,43E-06</text:p>
          </table:table-cell>
          <table:table-cell table:style-name="ce2" office:value-type="float" office:value="0.000004048446" calcext:value-type="float">
            <text:p>4,05E-06</text:p>
          </table:table-cell>
          <table:table-cell office:value-type="float" office:value="0.917698126541893" calcext:value-type="float">
            <text:p>0,917698126541893</text:p>
          </table:table-cell>
          <table:table-cell office:value-type="float" office:value="0.917697707280499" calcext:value-type="float">
            <text:p>0,917697707280499</text:p>
          </table:table-cell>
          <table:table-cell office:value-type="float" office:value="0.917697356016775" calcext:value-type="float">
            <text:p>0,917697356016775</text:p>
          </table:table-cell>
          <table:table-cell office:value-type="float" office:value="0.917697058602059" calcext:value-type="float">
            <text:p>0,917697058602059</text:p>
          </table:table-cell>
          <table:table-cell office:value-type="float" office:value="0.917696804765205" calcext:value-type="float">
            <text:p>0,917696804765205</text:p>
          </table:table-cell>
          <table:table-cell office:value-type="float" office:value="0.917696586221514" calcext:value-type="float">
            <text:p>0,917696586221514</text:p>
          </table:table-cell>
          <table:table-cell office:value-type="float" office:value="0.917696396909183" calcext:value-type="float">
            <text:p>0,917696396909183</text:p>
          </table:table-cell>
          <table:table-cell office:value-type="float" office:value="0.917696231760041" calcext:value-type="float">
            <text:p>0,917696231760041</text:p>
          </table:table-cell>
        </table:table-row>
        <table:table-row table:style-name="ro1" table:visibility="filter">
          <table:table-cell office:value-type="string" calcext:value-type="string">
            <text:p>l-2-5-2d</text:p>
          </table:table-cell>
          <table:table-cell office:value-type="float" office:value="3" calcext:value-type="float">
            <text:p>3</text:p>
          </table:table-cell>
          <table:table-cell office:value-type="float" office:value="0.965015756" calcext:value-type="float">
            <text:p>0,965015756</text:p>
          </table:table-cell>
          <table:table-cell table:formula="of:=AVERAGE([.E341:.F341])" office:value-type="float" office:value="0.000000927547951173197" calcext:value-type="float">
            <text:p>9,27547951173197E-07</text:p>
          </table:table-cell>
          <table:table-cell office:value-type="float" office:value="0.00000185509590234639" calcext:value-type="float">
            <text:p>1,86E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02457369" calcext:value-type="float">
            <text:p>2,46E-06</text:p>
          </table:table-cell>
          <table:table-cell table:style-name="ce2" office:value-type="float" office:value="0.000002182635" calcext:value-type="float">
            <text:p>2,18E-06</text:p>
          </table:table-cell>
          <table:table-cell table:style-name="ce2" office:value-type="float" office:value="0.000001952612" calcext:value-type="float">
            <text:p>1,95E-06</text:p>
          </table:table-cell>
          <table:table-cell table:style-name="ce2" office:value-type="float" office:value="0.000001761151" calcext:value-type="float">
            <text:p>1,76E-06</text:p>
          </table:table-cell>
          <table:table-cell table:style-name="ce2" office:value-type="float" office:value="0.000001592708" calcext:value-type="float">
            <text:p>1,59E-06</text:p>
          </table:table-cell>
          <table:table-cell table:style-name="ce2" office:value-type="float" office:value="0.000001445238" calcext:value-type="float">
            <text:p>1,45E-06</text:p>
          </table:table-cell>
          <table:table-cell table:style-name="ce2" office:value-type="float" office:value="0.00000131925" calcext:value-type="float">
            <text:p>1,32E-06</text:p>
          </table:table-cell>
          <table:table-cell office:value-type="float" office:value="0.965016130557406" calcext:value-type="float">
            <text:p>0,965016130557406</text:p>
          </table:table-cell>
          <table:table-cell office:value-type="float" office:value="0.965015986792147" calcext:value-type="float">
            <text:p>0,965015986792147</text:p>
          </table:table-cell>
          <table:table-cell office:value-type="float" office:value="0.965015866400664" calcext:value-type="float">
            <text:p>0,965015866400664</text:p>
          </table:table-cell>
          <table:table-cell office:value-type="float" office:value="0.965015764521741" calcext:value-type="float">
            <text:p>0,965015764521741</text:p>
          </table:table-cell>
          <table:table-cell office:value-type="float" office:value="0.965015677346833" calcext:value-type="float">
            <text:p>0,965015677346833</text:p>
          </table:table-cell>
          <table:table-cell office:value-type="float" office:value="0.965015602356909" calcext:value-type="float">
            <text:p>0,965015602356909</text:p>
          </table:table-cell>
          <table:table-cell office:value-type="float" office:value="0.965015537476523" calcext:value-type="float">
            <text:p>0,965015537476523</text:p>
          </table:table-cell>
          <table:table-cell office:value-type="float" office:value="0.965015480885128" calcext:value-type="float">
            <text:p>0,965015480885128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394" calcext:value-type="float">
            <text:p>3,94E-07</text:p>
          </table:table-cell>
          <table:table-cell table:formula="of:=AVERAGE([.E342:.F342])" office:value-type="float" office:value="1.99301341013549" calcext:value-type="float">
            <text:p>1,99301341013549</text:p>
          </table:table-cell>
          <table:table-cell table:style-name="Default" office:value-type="float" office:value="1.99407682027098" calcext:value-type="float">
            <text:p>1,99407682027098</text:p>
          </table:table-cell>
          <table:table-cell office:value-type="float" office:value="1.99195" calcext:value-type="float">
            <text:p>1,99195</text:p>
          </table:table-cell>
          <table:table-cell office:value-type="float" office:value="0" calcext:value-type="float">
            <text:p>0</text:p>
          </table:table-cell>
          <table:table-cell office:value-type="float" office:value="1.996517949353" calcext:value-type="float">
            <text:p>1,996517949353</text:p>
          </table:table-cell>
          <table:table-cell office:value-type="float" office:value="1.999876773654" calcext:value-type="float">
            <text:p>1,999876773654</text:p>
          </table:table-cell>
          <table:table-cell office:value-type="float" office:value="1.992560998387" calcext:value-type="float">
            <text:p>1,992560998387</text:p>
          </table:table-cell>
          <table:table-cell office:value-type="float" office:value="1.997220768646" calcext:value-type="float">
            <text:p>1,997220768646</text:p>
          </table:table-cell>
          <table:table-cell office:value-type="float" office:value="1.989533942915" calcext:value-type="float">
            <text:p>1,989533942915</text:p>
          </table:table-cell>
          <table:table-cell office:value-type="float" office:value="1.997146537051" calcext:value-type="float">
            <text:p>1,997146537051</text:p>
          </table:table-cell>
          <table:table-cell office:value-type="float" office:value="1.983279241767" calcext:value-type="float">
            <text:p>1,983279241767</text:p>
          </table:table-cell>
          <table:table-cell table:style-name="ce2" office:value-type="float" office:value="0.000000559937830052014" calcext:value-type="float">
            <text:p>5,60E-07</text:p>
          </table:table-cell>
          <table:table-cell table:style-name="ce2" office:value-type="float" office:value="0.000000496105008088183" calcext:value-type="float">
            <text:p>4,96E-07</text:p>
          </table:table-cell>
          <table:table-cell table:style-name="ce2" office:value-type="float" office:value="0.000000442516534528219" calcext:value-type="float">
            <text:p>4,43E-07</text:p>
          </table:table-cell>
          <table:table-cell table:style-name="ce2" office:value-type="float" office:value="0.000000397321427245092" calcext:value-type="float">
            <text:p>3,97E-07</text:p>
          </table:table-cell>
          <table:table-cell table:style-name="ce2" office:value-type="float" office:value="0.000000358633709807503" calcext:value-type="float">
            <text:p>3,59E-07</text:p>
          </table:table-cell>
          <table:table-cell table:style-name="ce2" office:value-type="float" office:value="0.000000325457496164489" calcext:value-type="float">
            <text:p>3,25E-07</text:p>
          </table:table-cell>
          <table:table-cell table:style-name="ce2" office:value-type="float" office:value="0.000000296582250548565" calcext:value-type="float">
            <text:p>2,97E-07</text:p>
          </table:table-cell>
          <table:table-cell table:style-name="ce2" office:value-type="float" office:value="0.000000271554899459598" calcext:value-type="float">
            <text:p>2,72E-07</text:p>
          </table:table-cell>
        </table:table-row>
        <table:table-row table:style-name="ro1" table:visibility="filter">
          <table:table-cell office:value-type="string" calcext:value-type="string">
            <text:p>p-cos-s2</text:p>
          </table:table-cell>
          <table:table-cell office:value-type="float" office:value="1.1" calcext:value-type="float">
            <text:p>1,1</text:p>
          </table:table-cell>
          <table:table-cell office:value-type="float" office:value="0.000857892" calcext:value-type="float">
            <text:p>0,000857892</text:p>
          </table:table-cell>
          <table:table-cell table:formula="of:=AVERAGE([.E343:.F343])" office:value-type="float" office:value="-0.00123516888692102" calcext:value-type="float">
            <text:p>-0,001235168886921</text:p>
          </table:table-cell>
          <table:table-cell table:style-name="Default" office:value-type="float" office:value="-0.00132033777384204" calcext:value-type="float">
            <text:p>-0,001320337773842</text:p>
          </table:table-cell>
          <table:table-cell office:value-type="float" office:value="-0.00115" calcext:value-type="float">
            <text:p>-0,00115</text:p>
          </table:table-cell>
          <table:table-cell office:value-type="float" office:value="0" calcext:value-type="float">
            <text:p>0</text:p>
          </table:table-cell>
          <table:table-cell office:value-type="float" office:value="-0.001749597008" calcext:value-type="float">
            <text:p>-0,001749597008</text:p>
          </table:table-cell>
          <table:table-cell office:value-type="float" office:value="-0.001556521019" calcext:value-type="float">
            <text:p>-0,001556521019</text:p>
          </table:table-cell>
          <table:table-cell office:value-type="float" office:value="-0.001389744273" calcext:value-type="float">
            <text:p>-0,001389744273</text:p>
          </table:table-cell>
          <table:table-cell office:value-type="float" office:value="-0.001252499219" calcext:value-type="float">
            <text:p>-0,001252499219</text:p>
          </table:table-cell>
          <table:table-cell office:value-type="float" office:value="-0.001130252999" calcext:value-type="float">
            <text:p>-0,001130252999</text:p>
          </table:table-cell>
          <table:table-cell office:value-type="float" office:value="-0.001030679542" calcext:value-type="float">
            <text:p>-0,001030679542</text:p>
          </table:table-cell>
          <table:table-cell office:value-type="float" office:value="-0.000936836239" calcext:value-type="float">
            <text:p>-0,000936836239</text:p>
          </table:table-cell>
          <table:table-cell office:value-type="float" office:value="0.000857654404617859" calcext:value-type="float">
            <text:p>0,000857654404618</text:p>
          </table:table-cell>
          <table:table-cell office:value-type="float" office:value="0.000857745379693396" calcext:value-type="float">
            <text:p>0,000857745379693</text:p>
          </table:table-cell>
          <table:table-cell office:value-type="float" office:value="0.00085782169521291" calcext:value-type="float">
            <text:p>0,000857821695213</text:p>
          </table:table-cell>
          <table:table-cell office:value-type="float" office:value="0.000857886154023159" calcext:value-type="float">
            <text:p>0,000857886154023</text:p>
          </table:table-cell>
          <table:table-cell office:value-type="float" office:value="0.000857941270527575" calcext:value-type="float">
            <text:p>0,000857941270528</text:p>
          </table:table-cell>
          <table:table-cell office:value-type="float" office:value="0.000857988583200259" calcext:value-type="float">
            <text:p>0,0008579885832</text:p>
          </table:table-cell>
          <table:table-cell office:value-type="float" office:value="0.00085802972236108" calcext:value-type="float">
            <text:p>0,000858029722361</text:p>
          </table:table-cell>
          <table:table-cell office:value-type="float" office:value="0.000858065454913803" calcext:value-type="float">
            <text:p>0,000858065454914</text:p>
          </table:table-cell>
        </table:table-row>
        <table:table-row table:style-name="ro1" table:visibility="filter">
          <table:table-cell office:value-type="string" calcext:value-type="string">
            <text:p>p-cos-s2</text:p>
          </table:table-cell>
          <table:table-cell office:value-type="float" office:value="1.2" calcext:value-type="float">
            <text:p>1,2</text:p>
          </table:table-cell>
          <table:table-cell office:value-type="float" office:value="0.000555034" calcext:value-type="float">
            <text:p>0,000555034</text:p>
          </table:table-cell>
          <table:table-cell table:formula="of:=AVERAGE([.E344:.F344])" office:value-type="float" office:value="-0.00235204129777547" calcext:value-type="float">
            <text:p>-0,002352041297775</text:p>
          </table:table-cell>
          <table:table-cell table:style-name="Default" office:value-type="float" office:value="-0.00251408259555094" calcext:value-type="float">
            <text:p>-0,002514082595551</text:p>
          </table:table-cell>
          <table:table-cell office:value-type="float" office:value="-0.00219" calcext:value-type="float">
            <text:p>-0,00219</text:p>
          </table:table-cell>
          <table:table-cell office:value-type="float" office:value="0" calcext:value-type="float">
            <text:p>0</text:p>
          </table:table-cell>
          <table:table-cell office:value-type="float" office:value="-0.003331833198" calcext:value-type="float">
            <text:p>-0,003331833198</text:p>
          </table:table-cell>
          <table:table-cell office:value-type="float" office:value="-0.002963317893" calcext:value-type="float">
            <text:p>-0,002963317893</text:p>
          </table:table-cell>
          <table:table-cell office:value-type="float" office:value="-0.002646595254" calcext:value-type="float">
            <text:p>-0,002646595254</text:p>
          </table:table-cell>
          <table:table-cell office:value-type="float" office:value="-0.002384407331" calcext:value-type="float">
            <text:p>-0,002384407331</text:p>
          </table:table-cell>
          <table:table-cell office:value-type="float" office:value="-0.002152593044" calcext:value-type="float">
            <text:p>-0,002152593044</text:p>
          </table:table-cell>
          <table:table-cell office:value-type="float" office:value="-0.001961678694" calcext:value-type="float">
            <text:p>-0,001961678694</text:p>
          </table:table-cell>
          <table:table-cell office:value-type="float" office:value="-0.001784492965" calcext:value-type="float">
            <text:p>-0,001784492965</text:p>
          </table:table-cell>
          <table:table-cell office:value-type="float" office:value="0.000554741991223278" calcext:value-type="float">
            <text:p>0,000554741991223</text:p>
          </table:table-cell>
          <table:table-cell office:value-type="float" office:value="0.000554854055501202" calcext:value-type="float">
            <text:p>0,000554854055501</text:p>
          </table:table-cell>
          <table:table-cell office:value-type="float" office:value="0.000554948043836422" calcext:value-type="float">
            <text:p>0,000554948043836</text:p>
          </table:table-cell>
          <table:table-cell office:value-type="float" office:value="0.000555027459282023" calcext:value-type="float">
            <text:p>0,000555027459282</text:p>
          </table:table-cell>
          <table:table-cell office:value-type="float" office:value="0.0005550953455712" calcext:value-type="float">
            <text:p>0,000555095345571</text:p>
          </table:table-cell>
          <table:table-cell office:value-type="float" office:value="0.000555153647725683" calcext:value-type="float">
            <text:p>0,000555153647726</text:p>
          </table:table-cell>
          <table:table-cell office:value-type="float" office:value="0.000555204311873413" calcext:value-type="float">
            <text:p>0,000555204311873</text:p>
          </table:table-cell>
          <table:table-cell office:value-type="float" office:value="0.000555248354567986" calcext:value-type="float">
            <text:p>0,000555248354568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.25" calcext:value-type="float">
            <text:p>1,25</text:p>
          </table:table-cell>
          <table:table-cell table:style-name="ce1" office:value-type="float" office:value="0.000000742" calcext:value-type="float">
            <text:p>7,42E-07</text:p>
          </table:table-cell>
          <table:table-cell table:formula="of:=AVERAGE([.E345:.F345])" office:value-type="float" office:value="1.99629318872961" calcext:value-type="float">
            <text:p>1,99629318872961</text:p>
          </table:table-cell>
          <table:table-cell table:style-name="Default" office:value-type="float" office:value="1.99685637745922" calcext:value-type="float">
            <text:p>1,99685637745922</text:p>
          </table:table-cell>
          <table:table-cell office:value-type="float" office:value="1.99573" calcext:value-type="float">
            <text:p>1,99573</text:p>
          </table:table-cell>
          <table:table-cell office:value-type="float" office:value="0" calcext:value-type="float">
            <text:p>0</text:p>
          </table:table-cell>
          <table:table-cell office:value-type="float" office:value="1.99815234796" calcext:value-type="float">
            <text:p>1,99815234796</text:p>
          </table:table-cell>
          <table:table-cell office:value-type="float" office:value="1.99993673258" calcext:value-type="float">
            <text:p>1,99993673258</text:p>
          </table:table-cell>
          <table:table-cell office:value-type="float" office:value="1.996045189232" calcext:value-type="float">
            <text:p>1,996045189232</text:p>
          </table:table-cell>
          <table:table-cell office:value-type="float" office:value="1.99853383859" calcext:value-type="float">
            <text:p>1,99853383859</text:p>
          </table:table-cell>
          <table:table-cell office:value-type="float" office:value="1.994443250408" calcext:value-type="float">
            <text:p>1,994443250408</text:p>
          </table:table-cell>
          <table:table-cell office:value-type="float" office:value="1.99848787871" calcext:value-type="float">
            <text:p>1,99848787871</text:p>
          </table:table-cell>
          <table:table-cell office:value-type="float" office:value="1.991120264143" calcext:value-type="float">
            <text:p>1,991120264143</text:p>
          </table:table-cell>
          <table:table-cell table:style-name="ce2" office:value-type="float" office:value="0.00000105564472282943" calcext:value-type="float">
            <text:p>1,06E-06</text:p>
          </table:table-cell>
          <table:table-cell table:style-name="ce2" office:value-type="float" office:value="0.000000935208725793001" calcext:value-type="float">
            <text:p>9,35E-07</text:p>
          </table:table-cell>
          <table:table-cell table:style-name="ce2" office:value-type="float" office:value="0.000000834186108466751" calcext:value-type="float">
            <text:p>8,34E-07</text:p>
          </table:table-cell>
          <table:table-cell table:style-name="ce2" office:value-type="float" office:value="0.000000748847915019396" calcext:value-type="float">
            <text:p>7,49E-07</text:p>
          </table:table-cell>
          <table:table-cell table:style-name="ce2" office:value-type="float" office:value="0.000000675886070898022" calcext:value-type="float">
            <text:p>6,76E-07</text:p>
          </table:table-cell>
          <table:table-cell table:style-name="ce2" office:value-type="float" office:value="0.000000613214819416129" calcext:value-type="float">
            <text:p>6,13E-07</text:p>
          </table:table-cell>
          <table:table-cell table:style-name="ce2" office:value-type="float" office:value="0.000000558774295402496" calcext:value-type="float">
            <text:p>5,59E-07</text:p>
          </table:table-cell>
          <table:table-cell table:style-name="ce2" office:value-type="float" office:value="0.000000511443347384243" calcext:value-type="float">
            <text:p>5,11E-07</text:p>
          </table:table-cell>
        </table:table-row>
        <table:table-row table:style-name="ro1" table:visibility="filter">
          <table:table-cell office:value-type="string" calcext:value-type="string">
            <text:p>p-cos-s2</text:p>
          </table:table-cell>
          <table:table-cell office:value-type="float" office:value="1.3" calcext:value-type="float">
            <text:p>1,3</text:p>
          </table:table-cell>
          <table:table-cell office:value-type="float" office:value="0.000435455" calcext:value-type="float">
            <text:p>0,000435455</text:p>
          </table:table-cell>
          <table:table-cell table:formula="of:=AVERAGE([.E346:.F346])" office:value-type="float" office:value="0.00350454725807054" calcext:value-type="float">
            <text:p>0,003504547258071</text:p>
          </table:table-cell>
          <table:table-cell table:style-name="Default" office:value-type="float" office:value="0.00374909451614109" calcext:value-type="float">
            <text:p>0,003749094516141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" calcext:value-type="float">
            <text:p>0</text:p>
          </table:table-cell>
          <table:table-cell office:value-type="float" office:value="0.004963993045" calcext:value-type="float">
            <text:p>0,004963993045</text:p>
          </table:table-cell>
          <table:table-cell office:value-type="float" office:value="0.004416444137" calcext:value-type="float">
            <text:p>0,004416444137</text:p>
          </table:table-cell>
          <table:table-cell office:value-type="float" office:value="0.00394689749" calcext:value-type="float">
            <text:p>0,00394689749</text:p>
          </table:table-cell>
          <table:table-cell office:value-type="float" office:value="0.00355641865" calcext:value-type="float">
            <text:p>0,00355641865</text:p>
          </table:table-cell>
          <table:table-cell office:value-type="float" office:value="0.003212561465" calcext:value-type="float">
            <text:p>0,003212561465</text:p>
          </table:table-cell>
          <table:table-cell office:value-type="float" office:value="0.00292721054" calcext:value-type="float">
            <text:p>0,00292721054</text:p>
          </table:table-cell>
          <table:table-cell office:value-type="float" office:value="0.002664829392" calcext:value-type="float">
            <text:p>0,002664829392</text:p>
          </table:table-cell>
          <table:table-cell office:value-type="float" office:value="0.000435797050138418" calcext:value-type="float">
            <text:p>0,000435797050138</text:p>
          </table:table-cell>
          <table:table-cell office:value-type="float" office:value="0.000435665921018535" calcext:value-type="float">
            <text:p>0,000435665921019</text:p>
          </table:table-cell>
          <table:table-cell office:value-type="float" office:value="0.000435555956725953" calcext:value-type="float">
            <text:p>0,000435555956726</text:p>
          </table:table-cell>
          <table:table-cell office:value-type="float" office:value="0.00043546301996835" calcext:value-type="float">
            <text:p>0,000435463019968</text:p>
          </table:table-cell>
          <table:table-cell office:value-type="float" office:value="0.000435383589862578" calcext:value-type="float">
            <text:p>0,000435383589863</text:p>
          </table:table-cell>
          <table:table-cell office:value-type="float" office:value="0.000435315352576551" calcext:value-type="float">
            <text:p>0,000435315352577</text:p>
          </table:table-cell>
          <table:table-cell office:value-type="float" office:value="0.000435256078031833" calcext:value-type="float">
            <text:p>0,000435256078032</text:p>
          </table:table-cell>
          <table:table-cell office:value-type="float" office:value="0.000435204522233289" calcext:value-type="float">
            <text:p>0,000435204522233</text:p>
          </table:table-cell>
        </table:table-row>
        <table:table-row table:style-name="ro1" table:visibility="filter">
          <table:table-cell office:value-type="string" calcext:value-type="string">
            <text:p>p-cos-s2</text:p>
          </table:table-cell>
          <table:table-cell office:value-type="float" office:value="1.4" calcext:value-type="float">
            <text:p>1,4</text:p>
          </table:table-cell>
          <table:table-cell office:value-type="float" office:value="0.000408316" calcext:value-type="float">
            <text:p>0,000408316</text:p>
          </table:table-cell>
          <table:table-cell table:formula="of:=AVERAGE([.E347:.F347])" office:value-type="float" office:value="0.00468582132657313" calcext:value-type="float">
            <text:p>0,004685821326573</text:p>
          </table:table-cell>
          <table:table-cell table:style-name="Default" office:value-type="float" office:value="0.00501164265314626" calcext:value-type="float">
            <text:p>0,005011642653146</text:p>
          </table:table-cell>
          <table:table-cell office:value-type="float" office:value="0.00436" calcext:value-type="float">
            <text:p>0,00436</text:p>
          </table:table-cell>
          <table:table-cell office:value-type="float" office:value="0" calcext:value-type="float">
            <text:p>0</text:p>
          </table:table-cell>
          <table:table-cell office:value-type="float" office:value="0.006634236775" calcext:value-type="float">
            <text:p>0,006634236775</text:p>
          </table:table-cell>
          <table:table-cell office:value-type="float" office:value="0.005902171325" calcext:value-type="float">
            <text:p>0,005902171325</text:p>
          </table:table-cell>
          <table:table-cell office:value-type="float" office:value="0.005276518394" calcext:value-type="float">
            <text:p>0,005276518394</text:p>
          </table:table-cell>
          <table:table-cell office:value-type="float" office:value="0.004753823916" calcext:value-type="float">
            <text:p>0,004753823916</text:p>
          </table:table-cell>
          <table:table-cell office:value-type="float" office:value="0.004295937004" calcext:value-type="float">
            <text:p>0,004295937004</text:p>
          </table:table-cell>
          <table:table-cell office:value-type="float" office:value="0.00391282871" calcext:value-type="float">
            <text:p>0,00391282871</text:p>
          </table:table-cell>
          <table:table-cell office:value-type="float" office:value="0.003564436904" calcext:value-type="float">
            <text:p>0,003564436904</text:p>
          </table:table-cell>
          <table:table-cell office:value-type="float" office:value="0.000408744275786209" calcext:value-type="float">
            <text:p>0,000408744275786</text:p>
          </table:table-cell>
          <table:table-cell office:value-type="float" office:value="0.000408579912672406" calcext:value-type="float">
            <text:p>0,000408579912672</text:p>
          </table:table-cell>
          <table:table-cell office:value-type="float" office:value="0.000408442097911135" calcext:value-type="float">
            <text:p>0,000408442097911</text:p>
          </table:table-cell>
          <table:table-cell office:value-type="float" office:value="0.000408325591437638" calcext:value-type="float">
            <text:p>0,000408325591438</text:p>
          </table:table-cell>
          <table:table-cell office:value-type="float" office:value="0.000408226037753545" calcext:value-type="float">
            <text:p>0,000408226037754</text:p>
          </table:table-cell>
          <table:table-cell office:value-type="float" office:value="0.000408140482758154" calcext:value-type="float">
            <text:p>0,000408140482758</text:p>
          </table:table-cell>
          <table:table-cell office:value-type="float" office:value="0.000408066197807924" calcext:value-type="float">
            <text:p>0,000408066197808</text:p>
          </table:table-cell>
          <table:table-cell office:value-type="float" office:value="0.000408001546675952" calcext:value-type="float">
            <text:p>0,000408001546676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.5" calcext:value-type="float">
            <text:p>1,5</text:p>
          </table:table-cell>
          <table:table-cell table:style-name="ce1" office:value-type="float" office:value="0.000001253" calcext:value-type="float">
            <text:p>1,253E-06</text:p>
          </table:table-cell>
          <table:table-cell table:formula="of:=AVERAGE([.E348:.F348])" office:value-type="float" office:value="1.9978046446991" calcext:value-type="float">
            <text:p>1,9978046446991</text:p>
          </table:table-cell>
          <table:table-cell table:style-name="Default" office:value-type="float" office:value="1.9981392893982" calcext:value-type="float">
            <text:p>1,9981392893982</text:p>
          </table:table-cell>
          <table:table-cell office:value-type="float" office:value="1.99747" calcext:value-type="float">
            <text:p>1,99747</text:p>
          </table:table-cell>
          <table:table-cell office:value-type="float" office:value="0" calcext:value-type="float">
            <text:p>0</text:p>
          </table:table-cell>
          <table:table-cell office:value-type="float" office:value="1.998906468708" calcext:value-type="float">
            <text:p>1,998906468708</text:p>
          </table:table-cell>
          <table:table-cell office:value-type="float" office:value="1.999963470535" calcext:value-type="float">
            <text:p>1,999963470535</text:p>
          </table:table-cell>
          <table:table-cell office:value-type="float" office:value="1.997657371315" calcext:value-type="float">
            <text:p>1,997657371315</text:p>
          </table:table-cell>
          <table:table-cell office:value-type="float" office:value="1.999134036681" calcext:value-type="float">
            <text:p>1,999134036681</text:p>
          </table:table-cell>
          <table:table-cell office:value-type="float" office:value="1.996709317608" calcext:value-type="float">
            <text:p>1,996709317608</text:p>
          </table:table-cell>
          <table:table-cell office:value-type="float" office:value="1.999107045683" calcext:value-type="float">
            <text:p>1,999107045683</text:p>
          </table:table-cell>
          <table:table-cell office:value-type="float" office:value="1.994742424575" calcext:value-type="float">
            <text:p>1,994742424575</text:p>
          </table:table-cell>
          <table:table-cell table:style-name="ce2" office:value-type="float" office:value="0.00000178392660026049" calcext:value-type="float">
            <text:p>1,78E-06</text:p>
          </table:table-cell>
          <table:table-cell table:style-name="ce2" office:value-type="float" office:value="0.0000015803304033916" calcext:value-type="float">
            <text:p>1,58E-06</text:p>
          </table:table-cell>
          <table:table-cell table:style-name="ce2" office:value-type="float" office:value="0.00000140961864255463" calcext:value-type="float">
            <text:p>1,41E-06</text:p>
          </table:table-cell>
          <table:table-cell table:style-name="ce2" office:value-type="float" office:value="0.00000126530274596207" calcext:value-type="float">
            <text:p>1,27E-06</text:p>
          </table:table-cell>
          <table:table-cell table:style-name="ce2" office:value-type="float" office:value="0.00000114198645198572" calcext:value-type="float">
            <text:p>1,14E-06</text:p>
          </table:table-cell>
          <table:table-cell table:style-name="ce2" office:value-type="float" office:value="0.00000103598169249955" calcext:value-type="float">
            <text:p>1,04E-06</text:p>
          </table:table-cell>
          <table:table-cell table:style-name="ce2" office:value-type="float" office:value="0.000000943981209078144" calcext:value-type="float">
            <text:p>9,44E-07</text:p>
          </table:table-cell>
          <table:table-cell table:style-name="ce2" office:value-type="float" office:value="0.000000863882223105961" calcext:value-type="float">
            <text:p>8,64E-07</text:p>
          </table:table-cell>
        </table:table-row>
        <table:table-row table:style-name="ro1" table:visibility="filter">
          <table:table-cell office:value-type="string" calcext:value-type="string">
            <text:p>p-cos-s2</text:p>
          </table:table-cell>
          <table:table-cell office:value-type="float" office:value="1.6" calcext:value-type="float">
            <text:p>1,6</text:p>
          </table:table-cell>
          <table:table-cell office:value-type="float" office:value="0.000269133" calcext:value-type="float">
            <text:p>0,000269133</text:p>
          </table:table-cell>
          <table:table-cell table:formula="of:=AVERAGE([.E349:.F349])" office:value-type="float" office:value="-0.0104744818907823" calcext:value-type="float">
            <text:p>-0,010474481890782</text:p>
          </table:table-cell>
          <table:table-cell table:style-name="Default" office:value-type="float" office:value="-0.0112089637815647" calcext:value-type="float">
            <text:p>-0,011208963781565</text:p>
          </table:table-cell>
          <table:table-cell office:value-type="float" office:value="-0.00974" calcext:value-type="float">
            <text:p>-0,00974</text:p>
          </table:table-cell>
          <table:table-cell office:value-type="float" office:value="0" calcext:value-type="float">
            <text:p>0</text:p>
          </table:table-cell>
          <table:table-cell office:value-type="float" office:value="-0.014871374253" calcext:value-type="float">
            <text:p>-0,014871374253</text:p>
          </table:table-cell>
          <table:table-cell office:value-type="float" office:value="-0.013212189864" calcext:value-type="float">
            <text:p>-0,013212189864</text:p>
          </table:table-cell>
          <table:table-cell office:value-type="float" office:value="-0.011803793471" calcext:value-type="float">
            <text:p>-0,011803793471</text:p>
          </table:table-cell>
          <table:table-cell office:value-type="float" office:value="-0.01062261837" calcext:value-type="float">
            <text:p>-0,01062261837</text:p>
          </table:table-cell>
          <table:table-cell office:value-type="float" office:value="-0.009596617787" calcext:value-type="float">
            <text:p>-0,009596617787</text:p>
          </table:table-cell>
          <table:table-cell office:value-type="float" office:value="-0.008730449162" calcext:value-type="float">
            <text:p>-0,008730449162</text:p>
          </table:table-cell>
          <table:table-cell office:value-type="float" office:value="-0.007954840596" calcext:value-type="float">
            <text:p>-0,007954840596</text:p>
          </table:table-cell>
          <table:table-cell office:value-type="float" office:value="0.000268501202968917" calcext:value-type="float">
            <text:p>0,000268501202969</text:p>
          </table:table-cell>
          <table:table-cell office:value-type="float" office:value="0.000268743385140978" calcext:value-type="float">
            <text:p>0,000268743385141</text:p>
          </table:table-cell>
          <table:table-cell office:value-type="float" office:value="0.000268946413523697" calcext:value-type="float">
            <text:p>0,000268946413524</text:p>
          </table:table-cell>
          <table:table-cell office:value-type="float" office:value="0.000269118109453404" calcext:value-type="float">
            <text:p>0,000269118109453</text:p>
          </table:table-cell>
          <table:table-cell office:value-type="float" office:value="0.000269264783548594" calcext:value-type="float">
            <text:p>0,000269264783549</text:p>
          </table:table-cell>
          <table:table-cell office:value-type="float" office:value="0.000269390888375739" calcext:value-type="float">
            <text:p>0,000269390888376</text:p>
          </table:table-cell>
          <table:table-cell office:value-type="float" office:value="0.000269500321182318" calcext:value-type="float">
            <text:p>0,000269500321182</text:p>
          </table:table-cell>
          <table:table-cell office:value-type="float" office:value="0.00026959563514846" calcext:value-type="float">
            <text:p>0,000269595635148</text:p>
          </table:table-cell>
        </table:table-row>
        <table:table-row table:style-name="ro1" table:visibility="filter">
          <table:table-cell office:value-type="string" calcext:value-type="string">
            <text:p>p-cos-s2</text:p>
          </table:table-cell>
          <table:table-cell office:value-type="float" office:value="1.7" calcext:value-type="float">
            <text:p>1,7</text:p>
          </table:table-cell>
          <table:table-cell office:value-type="float" office:value="0.000190518" calcext:value-type="float">
            <text:p>0,000190518</text:p>
          </table:table-cell>
          <table:table-cell table:formula="of:=AVERAGE([.E350:.F350])" office:value-type="float" office:value="-0.00257168907890289" calcext:value-type="float">
            <text:p>-0,002571689078903</text:p>
          </table:table-cell>
          <table:table-cell table:style-name="Default" office:value-type="float" office:value="-0.00177337815780577" calcext:value-type="float">
            <text:p>-0,001773378157806</text:p>
          </table:table-cell>
          <table:table-cell office:value-type="float" office:value="-0.00337" calcext:value-type="float">
            <text:p>-0,00337</text:p>
          </table:table-cell>
          <table:table-cell office:value-type="float" office:value="0" calcext:value-type="float">
            <text:p>0</text:p>
          </table:table-cell>
          <table:table-cell office:value-type="float" office:value="0.001542325905" calcext:value-type="float">
            <text:p>0,001542325905</text:p>
          </table:table-cell>
          <table:table-cell office:value-type="float" office:value="0.000540169631" calcext:value-type="float">
            <text:p>0,000540169631</text:p>
          </table:table-cell>
          <table:table-cell office:value-type="float" office:value="-0.000241418377" calcext:value-type="float">
            <text:p>-0,000241418377</text:p>
          </table:table-cell>
          <table:table-cell office:value-type="float" office:value="-0.000888899697" calcext:value-type="float">
            <text:p>-0,000888899697</text:p>
          </table:table-cell>
          <table:table-cell office:value-type="float" office:value="-0.001391428004" calcext:value-type="float">
            <text:p>-0,001391428004</text:p>
          </table:table-cell>
          <table:table-cell office:value-type="float" office:value="-0.00182469641" calcext:value-type="float">
            <text:p>-0,00182469641</text:p>
          </table:table-cell>
          <table:table-cell office:value-type="float" office:value="-0.012519785195" calcext:value-type="float">
            <text:p>-0,012519785195</text:p>
          </table:table-cell>
          <table:table-cell office:value-type="float" office:value="0.000190509497845426" calcext:value-type="float">
            <text:p>0,000190509497845</text:p>
          </table:table-cell>
          <table:table-cell office:value-type="float" office:value="0.000190491685482958" calcext:value-type="float">
            <text:p>0,000190491685483</text:p>
          </table:table-cell>
          <table:table-cell office:value-type="float" office:value="0.000190485804097382" calcext:value-type="float">
            <text:p>0,000190485804097</text:p>
          </table:table-cell>
          <table:table-cell office:value-type="float" office:value="0.000190488290490673" calcext:value-type="float">
            <text:p>0,000190488290491</text:p>
          </table:table-cell>
          <table:table-cell office:value-type="float" office:value="0.000190496975924914" calcext:value-type="float">
            <text:p>0,000190496975925</text:p>
          </table:table-cell>
          <table:table-cell office:value-type="float" office:value="0.00019050990882275" calcext:value-type="float">
            <text:p>0,000190509908823</text:p>
          </table:table-cell>
          <table:table-cell office:value-type="float" office:value="0.000190526080924735" calcext:value-type="float">
            <text:p>0,000190526080925</text:p>
          </table:table-cell>
          <table:table-cell office:value-type="float" office:value="0.00019063214325183" calcext:value-type="float">
            <text:p>0,000190632143252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1.75" calcext:value-type="float">
            <text:p>1,75</text:p>
          </table:table-cell>
          <table:table-cell table:style-name="ce1" office:value-type="float" office:value="0.000001802" calcext:value-type="float">
            <text:p>1,802E-06</text:p>
          </table:table-cell>
          <table:table-cell table:style-name="ce1" table:formula="of:=AVERAGE([.E351:.F351])" office:value-type="float" office:value="1.99847284577473" calcext:value-type="float">
            <text:p>1,99847284577473</text:p>
          </table:table-cell>
          <table:table-cell table:style-name="ce3" office:value-type="float" office:value="1.99870569154945" calcext:value-type="float">
            <text:p>1,99870569154945</text:p>
          </table:table-cell>
          <table:table-cell table:style-name="ce1" office:value-type="float" office:value="1.99824" calcext:value-type="float">
            <text:p>1,99824</text:p>
          </table:table-cell>
          <table:table-cell office:value-type="float" office:value="0" calcext:value-type="float">
            <text:p>0</text:p>
          </table:table-cell>
          <table:table-cell office:value-type="float" office:value="1.999239386593" calcext:value-type="float">
            <text:p>1,999239386593</text:p>
          </table:table-cell>
          <table:table-cell office:value-type="float" office:value="1.99997504478" calcext:value-type="float">
            <text:p>1,99997504478</text:p>
          </table:table-cell>
          <table:table-cell office:value-type="float" office:value="1.998370106508" calcext:value-type="float">
            <text:p>1,998370106508</text:p>
          </table:table-cell>
          <table:table-cell office:value-type="float" office:value="1.999397683515" calcext:value-type="float">
            <text:p>1,999397683515</text:p>
          </table:table-cell>
          <table:table-cell office:value-type="float" office:value="1.997709843745" calcext:value-type="float">
            <text:p>1,997709843745</text:p>
          </table:table-cell>
          <table:table-cell office:value-type="float" office:value="1.999380362633" calcext:value-type="float">
            <text:p>1,999380362633</text:p>
          </table:table-cell>
          <table:table-cell office:value-type="float" office:value="1.996342280075" calcext:value-type="float">
            <text:p>1,996342280075</text:p>
          </table:table-cell>
          <table:table-cell table:style-name="ce2" office:value-type="float" office:value="0.00000256482103801465" calcext:value-type="float">
            <text:p>2,56E-06</text:p>
          </table:table-cell>
          <table:table-cell table:style-name="ce2" office:value-type="float" office:value="0.00000227205696621234" calcext:value-type="float">
            <text:p>2,27E-06</text:p>
          </table:table-cell>
          <table:table-cell table:style-name="ce2" office:value-type="float" office:value="0.00000202662160446206" calcext:value-type="float">
            <text:p>2,03E-06</text:p>
          </table:table-cell>
          <table:table-cell table:style-name="ce2" office:value-type="float" office:value="0.00000181906722085523" calcext:value-type="float">
            <text:p>1,82E-06</text:p>
          </table:table-cell>
          <table:table-cell table:style-name="ce2" office:value-type="float" office:value="0.00000164175888784557" calcext:value-type="float">
            <text:p>1,64E-06</text:p>
          </table:table-cell>
          <table:table-cell table:style-name="ce2" office:value-type="float" office:value="0.00000148929010745694" calcext:value-type="float">
            <text:p>1,49E-06</text:p>
          </table:table-cell>
          <table:table-cell table:style-name="ce2" office:value-type="float" office:value="0.00000135701625952741" calcext:value-type="float">
            <text:p>1,36E-06</text:p>
          </table:table-cell>
          <table:table-cell table:style-name="ce2" office:value-type="float" office:value="0.00000124178198130719" calcext:value-type="float">
            <text:p>1,24E-06</text:p>
          </table:table-cell>
        </table:table-row>
        <table:table-row table:style-name="ro1" table:visibility="filter">
          <table:table-cell office:value-type="string" calcext:value-type="string">
            <text:p>p-cos-s2</text:p>
          </table:table-cell>
          <table:table-cell office:value-type="float" office:value="1.8" calcext:value-type="float">
            <text:p>1,8</text:p>
          </table:table-cell>
          <table:table-cell office:value-type="float" office:value="0.000163167" calcext:value-type="float">
            <text:p>0,000163167</text:p>
          </table:table-cell>
          <table:table-cell table:formula="of:=AVERAGE([.E352:.F352])" office:value-type="float" office:value="0.0221173317641671" calcext:value-type="float">
            <text:p>0,022117331764167</text:p>
          </table:table-cell>
          <table:table-cell table:style-name="Default" office:value-type="float" office:value="0.0236346635283343" calcext:value-type="float">
            <text:p>0,023634663528334</text:p>
          </table:table-cell>
          <table:table-cell office:value-type="float" office:value="0.0206" calcext:value-type="float">
            <text:p>0,0206</text:p>
          </table:table-cell>
          <table:table-cell office:value-type="float" office:value="0" calcext:value-type="float">
            <text:p>0</text:p>
          </table:table-cell>
          <table:table-cell office:value-type="float" office:value="0.031202326981" calcext:value-type="float">
            <text:p>0,031202326981</text:p>
          </table:table-cell>
          <table:table-cell office:value-type="float" office:value="0.027790069497" calcext:value-type="float">
            <text:p>0,027790069497</text:p>
          </table:table-cell>
          <table:table-cell office:value-type="float" office:value="0.024885532536" calcext:value-type="float">
            <text:p>0,024885532536</text:p>
          </table:table-cell>
          <table:table-cell office:value-type="float" office:value="0.022433737437" calcext:value-type="float">
            <text:p>0,022433737437</text:p>
          </table:table-cell>
          <table:table-cell office:value-type="float" office:value="0.020303162995" calcext:value-type="float">
            <text:p>0,020303162995</text:p>
          </table:table-cell>
          <table:table-cell office:value-type="float" office:value="0.018490981595" calcext:value-type="float">
            <text:p>0,018490981595</text:p>
          </table:table-cell>
          <table:table-cell office:value-type="float" office:value="0.016874389797" calcext:value-type="float">
            <text:p>0,016874389797</text:p>
          </table:table-cell>
          <table:table-cell office:value-type="float" office:value="0.000163975321672771" calcext:value-type="float">
            <text:p>0,000163975321673</text:p>
          </table:table-cell>
          <table:table-cell office:value-type="float" office:value="0.000163665434342623" calcext:value-type="float">
            <text:p>0,000163665434343</text:p>
          </table:table-cell>
          <table:table-cell office:value-type="float" office:value="0.000163405668592103" calcext:value-type="float">
            <text:p>0,000163405668592</text:p>
          </table:table-cell>
          <table:table-cell office:value-type="float" office:value="0.000163185955482808" calcext:value-type="float">
            <text:p>0,000163185955483</text:p>
          </table:table-cell>
          <table:table-cell office:value-type="float" office:value="0.00016299828535186" calcext:value-type="float">
            <text:p>0,000162998285352</text:p>
          </table:table-cell>
          <table:table-cell office:value-type="float" office:value="0.000162836900068404" calcext:value-type="float">
            <text:p>0,000162836900068</text:p>
          </table:table-cell>
          <table:table-cell office:value-type="float" office:value="0.000162696887872294" calcext:value-type="float">
            <text:p>0,000162696887872</text:p>
          </table:table-cell>
          <table:table-cell office:value-type="float" office:value="0.000162574895286306" calcext:value-type="float">
            <text:p>0,000162574895286</text:p>
          </table:table-cell>
        </table:table-row>
        <table:table-row table:style-name="ro1" table:visibility="filter">
          <table:table-cell office:value-type="string" calcext:value-type="string">
            <text:p>p-cos-s2</text:p>
          </table:table-cell>
          <table:table-cell office:value-type="float" office:value="1.9" calcext:value-type="float">
            <text:p>1,9</text:p>
          </table:table-cell>
          <table:table-cell office:value-type="float" office:value="0.00016253" calcext:value-type="float">
            <text:p>0,00016253</text:p>
          </table:table-cell>
          <table:table-cell table:formula="of:=AVERAGE([.E353:.F353])" office:value-type="float" office:value="0.0253031092443172" calcext:value-type="float">
            <text:p>0,025303109244317</text:p>
          </table:table-cell>
          <table:table-cell table:style-name="Default" office:value-type="float" office:value="0.0270362184886344" calcext:value-type="float">
            <text:p>0,027036218488634</text:p>
          </table:table-cell>
          <table:table-cell office:value-type="float" office:value="0.02357" calcext:value-type="float">
            <text:p>0,02357</text:p>
          </table:table-cell>
          <table:table-cell office:value-type="float" office:value="0" calcext:value-type="float">
            <text:p>0</text:p>
          </table:table-cell>
          <table:table-cell office:value-type="float" office:value="0.035675537222" calcext:value-type="float">
            <text:p>0,035675537222</text:p>
          </table:table-cell>
          <table:table-cell office:value-type="float" office:value="0.031780873382" calcext:value-type="float">
            <text:p>0,031780873382</text:p>
          </table:table-cell>
          <table:table-cell office:value-type="float" office:value="0.028467229963" calcext:value-type="float">
            <text:p>0,028467229963</text:p>
          </table:table-cell>
          <table:table-cell office:value-type="float" office:value="0.025665794727" calcext:value-type="float">
            <text:p>0,025665794727</text:p>
          </table:table-cell>
          <table:table-cell office:value-type="float" office:value="0.023233937252" calcext:value-type="float">
            <text:p>0,023233937252</text:p>
          </table:table-cell>
          <table:table-cell office:value-type="float" office:value="0.021160598249" calcext:value-type="float">
            <text:p>0,021160598249</text:p>
          </table:table-cell>
          <table:table-cell office:value-type="float" office:value="0.019315899824" calcext:value-type="float">
            <text:p>0,019315899824</text:p>
          </table:table-cell>
          <table:table-cell office:value-type="float" office:value="0.000163450884248935" calcext:value-type="float">
            <text:p>0,000163450884249</text:p>
          </table:table-cell>
          <table:table-cell office:value-type="float" office:value="0.000163097752086679" calcext:value-type="float">
            <text:p>0,000163097752087</text:p>
          </table:table-cell>
          <table:table-cell office:value-type="float" office:value="0.000162801746727493" calcext:value-type="float">
            <text:p>0,000162801746727</text:p>
          </table:table-cell>
          <table:table-cell office:value-type="float" office:value="0.00016255136412922" calcext:value-type="float">
            <text:p>0,000162551364129</text:p>
          </table:table-cell>
          <table:table-cell office:value-type="float" office:value="0.000162337508794317" calcext:value-type="float">
            <text:p>0,000162337508794</text:p>
          </table:table-cell>
          <table:table-cell office:value-type="float" office:value="0.000162153589269396" calcext:value-type="float">
            <text:p>0,000162153589269</text:p>
          </table:table-cell>
          <table:table-cell office:value-type="float" office:value="0.000161994045216677" calcext:value-type="float">
            <text:p>0,000161994045217</text:p>
          </table:table-cell>
          <table:table-cell office:value-type="float" office:value="0.00016185501264819" calcext:value-type="float">
            <text:p>0,000161855012648</text:p>
          </table:table-cell>
        </table:table-row>
        <table:table-row table:style-name="ro1" table:visibility="filter">
          <table:table-cell office:value-type="string" calcext:value-type="string">
            <text:p>p-cos-s2</text:p>
          </table:table-cell>
          <table:table-cell office:value-type="float" office:value="1.95" calcext:value-type="float">
            <text:p>1,95</text:p>
          </table:table-cell>
          <table:table-cell office:value-type="float" office:value="0.000087086" calcext:value-type="float">
            <text:p>8,7086E-05</text:p>
          </table:table-cell>
          <table:table-cell table:formula="of:=AVERAGE([.E354:.F354])" office:value-type="float" office:value="0.0504564706042229" calcext:value-type="float">
            <text:p>0,050456470604223</text:p>
          </table:table-cell>
          <table:table-cell table:style-name="Default" office:value-type="float" office:value="0.0538629412084458" calcext:value-type="float">
            <text:p>0,053862941208446</text:p>
          </table:table-cell>
          <table:table-cell office:value-type="float" office:value="0.04705" calcext:value-type="float">
            <text:p>0,04705</text:p>
          </table:table-cell>
          <table:table-cell office:value-type="float" office:value="0" calcext:value-type="float">
            <text:p>0</text:p>
          </table:table-cell>
          <table:table-cell office:value-type="float" office:value="0.070805349248" calcext:value-type="float">
            <text:p>0,070805349248</text:p>
          </table:table-cell>
          <table:table-cell office:value-type="float" office:value="0.063198490124" calcext:value-type="float">
            <text:p>0,063198490124</text:p>
          </table:table-cell>
          <table:table-cell office:value-type="float" office:value="0.056705009724" calcext:value-type="float">
            <text:p>0,056705009724</text:p>
          </table:table-cell>
          <table:table-cell office:value-type="float" office:value="0.051196037034" calcext:value-type="float">
            <text:p>0,051196037034</text:p>
          </table:table-cell>
          <table:table-cell office:value-type="float" office:value="0.046403632768" calcext:value-type="float">
            <text:p>0,046403632768</text:p>
          </table:table-cell>
          <table:table-cell office:value-type="float" office:value="0.042305211263" calcext:value-type="float">
            <text:p>0,042305211263</text:p>
          </table:table-cell>
          <table:table-cell office:value-type="float" office:value="0.038655579465" calcext:value-type="float">
            <text:p>0,038655579465</text:p>
          </table:table-cell>
          <table:table-cell table:style-name="ce2" office:value-type="float" office:value="0.0000880697630033184" calcext:value-type="float">
            <text:p>8,81E-05</text:p>
          </table:table-cell>
          <table:table-cell table:style-name="ce2" office:value-type="float" office:value="0.0000876925295859128" calcext:value-type="float">
            <text:p>8,77E-05</text:p>
          </table:table-cell>
          <table:table-cell table:style-name="ce2" office:value-type="float" office:value="0.0000873763270863015" calcext:value-type="float">
            <text:p>8,74E-05</text:p>
          </table:table-cell>
          <table:table-cell table:style-name="ce2" office:value-type="float" office:value="0.0000871088517843717" calcext:value-type="float">
            <text:p>8,71E-05</text:p>
          </table:table-cell>
          <table:table-cell table:style-name="ce2" office:value-type="float" office:value="0.000086880402858662" calcext:value-type="float">
            <text:p>8,69E-05</text:p>
          </table:table-cell>
          <table:table-cell table:style-name="ce2" office:value-type="float" office:value="0.0000866839245779423" calcext:value-type="float">
            <text:p>8,67E-05</text:p>
          </table:table-cell>
          <table:table-cell table:style-name="ce2" office:value-type="float" office:value="0.000086513494987007" calcext:value-type="float">
            <text:p>8,65E-05</text:p>
          </table:table-cell>
          <table:table-cell table:style-name="ce2" office:value-type="float" office:value="0.0000863649657471425" calcext:value-type="float">
            <text:p>8,64E-05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" calcext:value-type="float">
            <text:p>2</text:p>
          </table:table-cell>
          <table:table-cell office:value-type="float" office:value="0.000002474" calcext:value-type="float">
            <text:p>2,474E-06</text:p>
          </table:table-cell>
          <table:table-cell table:style-name="ce1" table:formula="of:=AVERAGE([.E355:.F355])" office:value-type="float" office:value="1.99888863983317" calcext:value-type="float">
            <text:p>1,99888863983317</text:p>
          </table:table-cell>
          <table:table-cell table:style-name="ce3" office:value-type="float" office:value="1.99905727966634" calcext:value-type="float">
            <text:p>1,99905727966634</text:p>
          </table:table-cell>
          <table:table-cell table:style-name="ce1" office:value-type="float" office:value="1.99872" calcext:value-type="float">
            <text:p>1,99872</text:p>
          </table:table-cell>
          <table:table-cell office:value-type="float" office:value="0" calcext:value-type="float">
            <text:p>0</text:p>
          </table:table-cell>
          <table:table-cell office:value-type="float" office:value="1.999446181705" calcext:value-type="float">
            <text:p>1,999446181705</text:p>
          </table:table-cell>
          <table:table-cell office:value-type="float" office:value="1.999981979896" calcext:value-type="float">
            <text:p>1,999981979896</text:p>
          </table:table-cell>
          <table:table-cell office:value-type="float" office:value="1.998811800439" calcext:value-type="float">
            <text:p>1,998811800439</text:p>
          </table:table-cell>
          <table:table-cell office:value-type="float" office:value="1.999561820052" calcext:value-type="float">
            <text:p>1,999561820052</text:p>
          </table:table-cell>
          <table:table-cell office:value-type="float" office:value="1.998331519299" calcext:value-type="float">
            <text:p>1,998331519299</text:p>
          </table:table-cell>
          <table:table-cell office:value-type="float" office:value="1.999549715716" calcext:value-type="float">
            <text:p>1,999549715716</text:p>
          </table:table-cell>
          <table:table-cell office:value-type="float" office:value="1.99733548604" calcext:value-type="float">
            <text:p>1,99733548604</text:p>
          </table:table-cell>
          <table:table-cell table:style-name="ce2" office:value-type="float" office:value="0.00000352163966685288" calcext:value-type="float">
            <text:p>3,52E-06</text:p>
          </table:table-cell>
          <table:table-cell table:style-name="ce2" office:value-type="float" office:value="0.0000031196194617371" calcext:value-type="float">
            <text:p>3,12E-06</text:p>
          </table:table-cell>
          <table:table-cell table:style-name="ce2" office:value-type="float" office:value="0.00000278262639833376" calcext:value-type="float">
            <text:p>2,78E-06</text:p>
          </table:table-cell>
          <table:table-cell table:style-name="ce2" office:value-type="float" office:value="0.00000249758690921472" calcext:value-type="float">
            <text:p>2,50E-06</text:p>
          </table:table-cell>
          <table:table-cell table:style-name="ce2" office:value-type="float" office:value="0.00000225412284797026" calcext:value-type="float">
            <text:p>2,25E-06</text:p>
          </table:table-cell>
          <table:table-cell table:style-name="ce2" office:value-type="float" office:value="0.00000204472231593478" calcext:value-type="float">
            <text:p>2,04E-06</text:p>
          </table:table-cell>
          <table:table-cell table:style-name="ce2" office:value-type="float" office:value="0.00000186310212833943" calcext:value-type="float">
            <text:p>1,86E-06</text:p>
          </table:table-cell>
          <table:table-cell table:style-name="ce2" office:value-type="float" office:value="0.00000170481709037505" calcext:value-type="float">
            <text:p>1,70E-06</text:p>
          </table:table-cell>
        </table:table-row>
        <table:table-row table:style-name="ro1" table:visibility="filter">
          <table:table-cell office:value-type="string" calcext:value-type="string">
            <text:p>p-cos-s2</text:p>
          </table:table-cell>
          <table:table-cell office:value-type="float" office:value="2.1" calcext:value-type="float">
            <text:p>2,1</text:p>
          </table:table-cell>
          <table:table-cell office:value-type="float" office:value="0.000118187" calcext:value-type="float">
            <text:p>0,000118187</text:p>
          </table:table-cell>
          <table:table-cell table:formula="of:=AVERAGE([.E356:.F356])" office:value-type="float" office:value="0.00920187481644716" calcext:value-type="float">
            <text:p>0,009201874816447</text:p>
          </table:table-cell>
          <table:table-cell table:style-name="Default" office:value-type="float" office:value="0.0102937496328943" calcext:value-type="float">
            <text:p>0,010293749632894</text:p>
          </table:table-cell>
          <table:table-cell office:value-type="float" office:value="0.00811" calcext:value-type="float">
            <text:p>0,00811</text:p>
          </table:table-cell>
          <table:table-cell office:value-type="float" office:value="0" calcext:value-type="float">
            <text:p>0</text:p>
          </table:table-cell>
          <table:table-cell office:value-type="float" office:value="0.01580620205" calcext:value-type="float">
            <text:p>0,01580620205</text:p>
          </table:table-cell>
          <table:table-cell office:value-type="float" office:value="0.01323125227" calcext:value-type="float">
            <text:p>0,01323125227</text:p>
          </table:table-cell>
          <table:table-cell office:value-type="float" office:value="0.011132896016" calcext:value-type="float">
            <text:p>0,011132896016</text:p>
          </table:table-cell>
          <table:table-cell office:value-type="float" office:value="0.009351057995" calcext:value-type="float">
            <text:p>0,009351057995</text:p>
          </table:table-cell>
          <table:table-cell office:value-type="float" office:value="0.007887081258" calcext:value-type="float">
            <text:p>0,007887081258</text:p>
          </table:table-cell>
          <table:table-cell office:value-type="float" office:value="0.00660570073" calcext:value-type="float">
            <text:p>0,00660570073</text:p>
          </table:table-cell>
          <table:table-cell office:value-type="float" office:value="0.005566826829" calcext:value-type="float">
            <text:p>0,005566826829</text:p>
          </table:table-cell>
          <table:table-cell office:value-type="float" office:value="0.000118456369319399" calcext:value-type="float">
            <text:p>0,000118456369319</text:p>
          </table:table-cell>
          <table:table-cell office:value-type="float" office:value="0.000118342913461153" calcext:value-type="float">
            <text:p>0,000118342913461</text:p>
          </table:table-cell>
          <table:table-cell office:value-type="float" office:value="0.000118253447226006" calcext:value-type="float">
            <text:p>0,000118253447226</text:p>
          </table:table-cell>
          <table:table-cell office:value-type="float" office:value="0.000118182288967187" calcext:value-type="float">
            <text:p>0,000118182288967</text:p>
          </table:table-cell>
          <table:table-cell office:value-type="float" office:value="0.000118125616829967" calcext:value-type="float">
            <text:p>0,00011812561683</text:p>
          </table:table-cell>
          <table:table-cell office:value-type="float" office:value="0.000118080169421274" calcext:value-type="float">
            <text:p>0,000118080169421</text:p>
          </table:table-cell>
          <table:table-cell office:value-type="float" office:value="0.000118043889278562" calcext:value-type="float">
            <text:p>0,000118043889279</text:p>
          </table:table-cell>
          <table:table-cell office:value-type="float" office:value="0.000118014682310577" calcext:value-type="float">
            <text:p>0,000118014682311</text:p>
          </table:table-cell>
        </table:table-row>
        <table:table-row table:style-name="ro1" table:visibility="filter">
          <table:table-cell office:value-type="string" calcext:value-type="string">
            <text:p>p-cos-s2</text:p>
          </table:table-cell>
          <table:table-cell office:value-type="float" office:value="2.2" calcext:value-type="float">
            <text:p>2,2</text:p>
          </table:table-cell>
          <table:table-cell office:value-type="float" office:value="0.000088393" calcext:value-type="float">
            <text:p>8,8393E-05</text:p>
          </table:table-cell>
          <table:table-cell table:formula="of:=AVERAGE([.E357:.F357])" office:value-type="float" office:value="0.0354681442198224" calcext:value-type="float">
            <text:p>0,035468144219823</text:p>
          </table:table-cell>
          <table:table-cell table:style-name="Default" office:value-type="float" office:value="0.0387862884396448" calcext:value-type="float">
            <text:p>0,038786288439645</text:p>
          </table:table-cell>
          <table:table-cell office:value-type="float" office:value="0.03215" calcext:value-type="float">
            <text:p>0,03215</text:p>
          </table:table-cell>
          <table:table-cell office:value-type="float" office:value="0" calcext:value-type="float">
            <text:p>0</text:p>
          </table:table-cell>
          <table:table-cell office:value-type="float" office:value="0.055428111766" calcext:value-type="float">
            <text:p>0,055428111766</text:p>
          </table:table-cell>
          <table:table-cell office:value-type="float" office:value="0.047781384215" calcext:value-type="float">
            <text:p>0,047781384215</text:p>
          </table:table-cell>
          <table:table-cell office:value-type="float" office:value="0.041428999847" calcext:value-type="float">
            <text:p>0,041428999847</text:p>
          </table:table-cell>
          <table:table-cell office:value-type="float" office:value="0.036031953082" calcext:value-type="float">
            <text:p>0,036031953082</text:p>
          </table:table-cell>
          <table:table-cell office:value-type="float" office:value="0.03149387501" calcext:value-type="float">
            <text:p>0,03149387501</text:p>
          </table:table-cell>
          <table:table-cell office:value-type="float" office:value="0.027557743482" calcext:value-type="float">
            <text:p>0,027557743482</text:p>
          </table:table-cell>
          <table:table-cell office:value-type="float" office:value="0.024242328704" calcext:value-type="float">
            <text:p>0,024242328704</text:p>
          </table:table-cell>
          <table:table-cell table:style-name="ce2" office:value-type="float" office:value="0.0000891327055199365" calcext:value-type="float">
            <text:p>8,91E-05</text:p>
          </table:table-cell>
          <table:table-cell table:style-name="ce2" office:value-type="float" office:value="0.0000888336948139885" calcext:value-type="float">
            <text:p>8,88E-05</text:p>
          </table:table-cell>
          <table:table-cell table:style-name="ce2" office:value-type="float" office:value="0.00008859141138933" calcext:value-type="float">
            <text:p>8,86E-05</text:p>
          </table:table-cell>
          <table:table-cell table:style-name="ce2" office:value-type="float" office:value="0.0000883931930600443" calcext:value-type="float">
            <text:p>8,84E-05</text:p>
          </table:table-cell>
          <table:table-cell table:style-name="ce2" office:value-type="float" office:value="0.000088229975850113" calcext:value-type="float">
            <text:p>8,82E-05</text:p>
          </table:table-cell>
          <table:table-cell table:style-name="ce2" office:value-type="float" office:value="0.0000880945065411291" calcext:value-type="float">
            <text:p>8,81E-05</text:p>
          </table:table-cell>
          <table:table-cell table:style-name="ce2" office:value-type="float" office:value="0.0000879816429194163" calcext:value-type="float">
            <text:p>8,80E-05</text:p>
          </table:table-cell>
          <table:table-cell table:style-name="ce2" office:value-type="float" office:value="0.000087886883714276" calcext:value-type="float">
            <text:p>8,79E-05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03206" calcext:value-type="float">
            <text:p>3,206E-06</text:p>
          </table:table-cell>
          <table:table-cell table:style-name="ce1" table:formula="of:=AVERAGE([.E358:.F358])" office:value-type="float" office:value="1.99914129079736" calcext:value-type="float">
            <text:p>1,99914129079736</text:p>
          </table:table-cell>
          <table:table-cell table:style-name="ce3" office:value-type="float" office:value="1.99927258159471" calcext:value-type="float">
            <text:p>1,99927258159471</text:p>
          </table:table-cell>
          <table:table-cell table:style-name="ce1" office:value-type="float" office:value="1.99901" calcext:value-type="float">
            <text:p>1,99901</text:p>
          </table:table-cell>
          <table:table-cell office:value-type="float" office:value="0" calcext:value-type="float">
            <text:p>0</text:p>
          </table:table-cell>
          <table:table-cell office:value-type="float" office:value="1.99957289447" calcext:value-type="float">
            <text:p>1,99957289447</text:p>
          </table:table-cell>
          <table:table-cell office:value-type="float" office:value="1.999986111933" calcext:value-type="float">
            <text:p>1,999986111933</text:p>
          </table:table-cell>
          <table:table-cell office:value-type="float" office:value="1.999081833501" calcext:value-type="float">
            <text:p>1,999081833501</text:p>
          </table:table-cell>
          <table:table-cell office:value-type="float" office:value="1.999662722644" calcext:value-type="float">
            <text:p>1,999662722644</text:p>
          </table:table-cell>
          <table:table-cell office:value-type="float" office:value="1.998712496822" calcext:value-type="float">
            <text:p>1,998712496822</text:p>
          </table:table-cell>
          <table:table-cell office:value-type="float" office:value="1.999653262803" calcext:value-type="float">
            <text:p>1,999653262803</text:p>
          </table:table-cell>
          <table:table-cell office:value-type="float" office:value="1.997943687499" calcext:value-type="float">
            <text:p>1,997943687499</text:p>
          </table:table-cell>
          <table:table-cell table:style-name="ce2" office:value-type="float" office:value="0.00000456433492938184" calcext:value-type="float">
            <text:p>4,56E-06</text:p>
          </table:table-cell>
          <table:table-cell table:style-name="ce2" office:value-type="float" office:value="0.00000404325258695668" calcext:value-type="float">
            <text:p>4,04E-06</text:p>
          </table:table-cell>
          <table:table-cell table:style-name="ce2" office:value-type="float" office:value="0.00000360648433706608" calcext:value-type="float">
            <text:p>3,61E-06</text:p>
          </table:table-cell>
          <table:table-cell table:style-name="ce2" office:value-type="float" office:value="0.00000323700535790392" calcext:value-type="float">
            <text:p>3,24E-06</text:p>
          </table:table-cell>
          <table:table-cell table:style-name="ce2" office:value-type="float" office:value="0.00000292144787631433" calcext:value-type="float">
            <text:p>2,92E-06</text:p>
          </table:table-cell>
          <table:table-cell table:style-name="ce2" office:value-type="float" office:value="0.00000265000580508427" calcext:value-type="float">
            <text:p>2,65E-06</text:p>
          </table:table-cell>
          <table:table-cell table:style-name="ce2" office:value-type="float" office:value="0.00000241461035292749" calcext:value-type="float">
            <text:p>2,41E-06</text:p>
          </table:table-cell>
          <table:table-cell table:style-name="ce2" office:value-type="float" office:value="0.00000220941066184109" calcext:value-type="float">
            <text:p>2,21E-06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.5" calcext:value-type="float">
            <text:p>2,5</text:p>
          </table:table-cell>
          <table:table-cell office:value-type="float" office:value="0.000004047" calcext:value-type="float">
            <text:p>4,047E-06</text:p>
          </table:table-cell>
          <table:table-cell table:style-name="ce1" table:formula="of:=AVERAGE([.E359:.F359])" office:value-type="float" office:value="1.99932185421942" calcext:value-type="float">
            <text:p>1,99932185421942</text:p>
          </table:table-cell>
          <table:table-cell table:style-name="ce3" office:value-type="float" office:value="1.99942370843885" calcext:value-type="float">
            <text:p>1,99942370843885</text:p>
          </table:table-cell>
          <table:table-cell table:style-name="ce1" office:value-type="float" office:value="1.99922" calcext:value-type="float">
            <text:p>1,99922</text:p>
          </table:table-cell>
          <table:table-cell office:value-type="float" office:value="0" calcext:value-type="float">
            <text:p>0</text:p>
          </table:table-cell>
          <table:table-cell office:value-type="float" office:value="1.999661888366" calcext:value-type="float">
            <text:p>1,999661888366</text:p>
          </table:table-cell>
          <table:table-cell office:value-type="float" office:value="1.99998892256" calcext:value-type="float">
            <text:p>1,99998892256</text:p>
          </table:table-cell>
          <table:table-cell office:value-type="float" office:value="1.999271018663" calcext:value-type="float">
            <text:p>1,999271018663</text:p>
          </table:table-cell>
          <table:table-cell office:value-type="float" office:value="1.999733933547" calcext:value-type="float">
            <text:p>1,999733933547</text:p>
          </table:table-cell>
          <table:table-cell office:value-type="float" office:value="1.998980141923" calcext:value-type="float">
            <text:p>1,998980141923</text:p>
          </table:table-cell>
          <table:table-cell office:value-type="float" office:value="1.999725782161" calcext:value-type="float">
            <text:p>1,999725782161</text:p>
          </table:table-cell>
          <table:table-cell office:value-type="float" office:value="1.998370565548" calcext:value-type="float">
            <text:p>1,998370565548</text:p>
          </table:table-cell>
          <table:table-cell table:style-name="ce2" office:value-type="float" office:value="0.00000576186921027612" calcext:value-type="float">
            <text:p>5,76E-06</text:p>
          </table:table-cell>
          <table:table-cell table:style-name="ce2" office:value-type="float" office:value="0.00000510404412912721" calcext:value-type="float">
            <text:p>5,10E-06</text:p>
          </table:table-cell>
          <table:table-cell table:style-name="ce2" office:value-type="float" office:value="0.00000455268422001764" calcext:value-type="float">
            <text:p>4,55E-06</text:p>
          </table:table-cell>
          <table:table-cell table:style-name="ce2" office:value-type="float" office:value="0.00000408622666709451" calcext:value-type="float">
            <text:p>4,09E-06</text:p>
          </table:table-cell>
          <table:table-cell table:style-name="ce2" office:value-type="float" office:value="0.0000036878698966368" calcext:value-type="float">
            <text:p>3,69E-06</text:p>
          </table:table-cell>
          <table:table-cell table:style-name="ce2" office:value-type="float" office:value="0.00000334517315744139" calcext:value-type="float">
            <text:p>3,35E-06</text:p>
          </table:table-cell>
          <table:table-cell table:style-name="ce2" office:value-type="float" office:value="0.00000304801690369271" calcext:value-type="float">
            <text:p>3,05E-06</text:p>
          </table:table-cell>
          <table:table-cell table:style-name="ce2" office:value-type="float" office:value="0.00000278893580098869" calcext:value-type="float">
            <text:p>2,79E-06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2.75" calcext:value-type="float">
            <text:p>2,75</text:p>
          </table:table-cell>
          <table:table-cell office:value-type="float" office:value="0.000004958" calcext:value-type="float">
            <text:p>4,958E-06</text:p>
          </table:table-cell>
          <table:table-cell table:style-name="ce1" table:formula="of:=AVERAGE([.E360:.F360])" office:value-type="float" office:value="1.99944479902202" calcext:value-type="float">
            <text:p>1,99944479902202</text:p>
          </table:table-cell>
          <table:table-cell table:style-name="ce3" office:value-type="float" office:value="1.99952959804404" calcext:value-type="float">
            <text:p>1,99952959804404</text:p>
          </table:table-cell>
          <table:table-cell table:style-name="ce1" office:value-type="float" office:value="1.99936" calcext:value-type="float">
            <text:p>1,99936</text:p>
          </table:table-cell>
          <table:table-cell office:value-type="float" office:value="0" calcext:value-type="float">
            <text:p>0</text:p>
          </table:table-cell>
          <table:table-cell office:value-type="float" office:value="1.999724268804" calcext:value-type="float">
            <text:p>1,999724268804</text:p>
          </table:table-cell>
          <table:table-cell office:value-type="float" office:value="1.999990844184" calcext:value-type="float">
            <text:p>1,999990844184</text:p>
          </table:table-cell>
          <table:table-cell office:value-type="float" office:value="1.999403377354" calcext:value-type="float">
            <text:p>1,999403377354</text:p>
          </table:table-cell>
          <table:table-cell office:value-type="float" office:value="1.999784054798" calcext:value-type="float">
            <text:p>1,999784054798</text:p>
          </table:table-cell>
          <table:table-cell office:value-type="float" office:value="1.999167787623" calcext:value-type="float">
            <text:p>1,999167787623</text:p>
          </table:table-cell>
          <table:table-cell office:value-type="float" office:value="1.99977651642" calcext:value-type="float">
            <text:p>1,99977651642</text:p>
          </table:table-cell>
          <table:table-cell office:value-type="float" office:value="1.998669624966" calcext:value-type="float">
            <text:p>1,998669624966</text:p>
          </table:table-cell>
          <table:table-cell table:style-name="ce2" office:value-type="float" office:value="0.00000705971274585388" calcext:value-type="float">
            <text:p>7,06E-06</text:p>
          </table:table-cell>
          <table:table-cell table:style-name="ce2" office:value-type="float" office:value="0.00000625369091339589" calcext:value-type="float">
            <text:p>6,25E-06</text:p>
          </table:table-cell>
          <table:table-cell table:style-name="ce2" office:value-type="float" office:value="0.00000557814080184605" calcext:value-type="float">
            <text:p>5,58E-06</text:p>
          </table:table-cell>
          <table:table-cell table:style-name="ce2" office:value-type="float" office:value="0.00000500658149778322" calcext:value-type="float">
            <text:p>5,01E-06</text:p>
          </table:table-cell>
          <table:table-cell table:style-name="ce2" office:value-type="float" office:value="0.00000451848985070943" calcext:value-type="float">
            <text:p>4,52E-06</text:p>
          </table:table-cell>
          <table:table-cell table:style-name="ce2" office:value-type="float" office:value="0.00000409856990675303" calcext:value-type="float">
            <text:p>4,10E-06</text:p>
          </table:table-cell>
          <table:table-cell table:style-name="ce2" office:value-type="float" office:value="0.00000373447958730928" calcext:value-type="float">
            <text:p>3,73E-06</text:p>
          </table:table-cell>
          <table:table-cell table:style-name="ce2" office:value-type="float" office:value="0.00000341700380675694" calcext:value-type="float">
            <text:p>3,42E-06</text:p>
          </table:table-cell>
        </table:table-row>
        <table:table-row table:style-name="ro1">
          <table:table-cell office:value-type="string" calcext:value-type="string">
            <text:p>p-cos-s2</text:p>
          </table:table-cell>
          <table:table-cell office:value-type="float" office:value="3" calcext:value-type="float">
            <text:p>3</text:p>
          </table:table-cell>
          <table:table-cell office:value-type="float" office:value="0.000005971" calcext:value-type="float">
            <text:p>5,971E-06</text:p>
          </table:table-cell>
          <table:table-cell table:style-name="ce1" table:formula="of:=AVERAGE([.E361:.F361])" office:value-type="float" office:value="1.99953967556317" calcext:value-type="float">
            <text:p>1,99953967556317</text:p>
          </table:table-cell>
          <table:table-cell table:style-name="ce3" office:value-type="float" office:value="1.99960935112635" calcext:value-type="float">
            <text:p>1,99960935112635</text:p>
          </table:table-cell>
          <table:table-cell table:style-name="ce1" office:value-type="float" office:value="1.99947" calcext:value-type="float">
            <text:p>1,99947</text:p>
          </table:table-cell>
          <table:table-cell office:value-type="float" office:value="0" calcext:value-type="float">
            <text:p>0</text:p>
          </table:table-cell>
          <table:table-cell office:value-type="float" office:value="1.999771277882" calcext:value-type="float">
            <text:p>1,999771277882</text:p>
          </table:table-cell>
          <table:table-cell office:value-type="float" office:value="1.99999229998" calcext:value-type="float">
            <text:p>1,99999229998</text:p>
          </table:table-cell>
          <table:table-cell office:value-type="float" office:value="1.999502897478" calcext:value-type="float">
            <text:p>1,999502897478</text:p>
          </table:table-cell>
          <table:table-cell office:value-type="float" office:value="1.999821964405" calcext:value-type="float">
            <text:p>1,999821964405</text:p>
          </table:table-cell>
          <table:table-cell office:value-type="float" office:value="1.999309138044" calcext:value-type="float">
            <text:p>1,999309138044</text:p>
          </table:table-cell>
          <table:table-cell office:value-type="float" office:value="1.999814705958" calcext:value-type="float">
            <text:p>1,999814705958</text:p>
          </table:table-cell>
          <table:table-cell office:value-type="float" office:value="1.998894843029" calcext:value-type="float">
            <text:p>1,998894843029</text:p>
          </table:table-cell>
          <table:table-cell table:style-name="ce2" office:value-type="float" office:value="0.00000850214694082016" calcext:value-type="float">
            <text:p>8,50E-06</text:p>
          </table:table-cell>
          <table:table-cell table:style-name="ce2" office:value-type="float" office:value="0.00000753141798447714" calcext:value-type="float">
            <text:p>7,53E-06</text:p>
          </table:table-cell>
          <table:table-cell table:style-name="ce2" office:value-type="float" office:value="0.00000671784183787784" calcext:value-type="float">
            <text:p>6,72E-06</text:p>
          </table:table-cell>
          <table:table-cell table:style-name="ce2" office:value-type="float" office:value="0.00000602947162358767" calcext:value-type="float">
            <text:p>6,03E-06</text:p>
          </table:table-cell>
          <table:table-cell table:style-name="ce2" office:value-type="float" office:value="0.00000544164783336408" calcext:value-type="float">
            <text:p>5,44E-06</text:p>
          </table:table-cell>
          <table:table-cell table:style-name="ce2" office:value-type="float" office:value="0.00000493590136919616" calcext:value-type="float">
            <text:p>4,94E-06</text:p>
          </table:table-cell>
          <table:table-cell table:style-name="ce2" office:value-type="float" office:value="0.00000449741997329162" calcext:value-type="float">
            <text:p>4,50E-06</text:p>
          </table:table-cell>
          <table:table-cell table:style-name="ce2" office:value-type="float" office:value="0.00000411504386609485" calcext:value-type="float">
            <text:p>4,12E-06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1" calcext:value-type="float">
            <text:p>1E-09</text:p>
          </table:table-cell>
          <table:table-cell table:formula="of:=AVERAGE([.E362:.F362])" office:value-type="float" office:value="-0.0827212931828478" calcext:value-type="float">
            <text:p>-0,082721293182848</text:p>
          </table:table-cell>
          <table:table-cell table:style-name="Default" office:value-type="float" office:value="0.180857413634305" calcext:value-type="float">
            <text:p>0,180857413634305</text:p>
          </table:table-cell>
          <table:table-cell office:value-type="float" office:value="-0.3463" calcext:value-type="float">
            <text:p>-0,3463</text:p>
          </table:table-cell>
          <table:table-cell office:value-type="float" office:value="0" calcext:value-type="float">
            <text:p>0</text:p>
          </table:table-cell>
          <table:table-cell office:value-type="float" office:value="0.552536713465" calcext:value-type="float">
            <text:p>0,552536713465</text:p>
          </table:table-cell>
          <table:table-cell office:value-type="float" office:value="1.94916771403" calcext:value-type="float">
            <text:p>1,94916771403</text:p>
          </table:table-cell>
          <table:table-cell office:value-type="float" office:value="-0.734668473204" calcext:value-type="float">
            <text:p>-0,734668473204</text:p>
          </table:table-cell>
          <table:table-cell office:value-type="float" office:value="1.064428856276" calcext:value-type="float">
            <text:p>1,064428856276</text:p>
          </table:table-cell>
          <table:table-cell office:value-type="float" office:value="-1.160423438259" calcext:value-type="float">
            <text:p>-1,160423438259</text:p>
          </table:table-cell>
          <table:table-cell office:value-type="float" office:value="1.213990390068" calcext:value-type="float">
            <text:p>1,213990390068</text:p>
          </table:table-cell>
          <table:table-cell office:value-type="float" office:value="-2.114847451768" calcext:value-type="float">
            <text:p>-2,114847451768</text:p>
          </table:table-cell>
          <table:table-cell table:style-name="ce2" office:value-type="float" office:value="0.00000000128837236482615" calcext:value-type="float">
            <text:p>1,29E-09</text:p>
          </table:table-cell>
          <table:table-cell table:style-name="ce2" office:value-type="float" office:value="0.00000000124593015040926" calcext:value-type="float">
            <text:p>1,25E-09</text:p>
          </table:table-cell>
          <table:table-cell table:style-name="ce2" office:value-type="float" office:value="0.00000000111457261320675" calcext:value-type="float">
            <text:p>1,11E-09</text:p>
          </table:table-cell>
          <table:table-cell table:style-name="ce2" office:value-type="float" office:value="0.00000000115973613311639" calcext:value-type="float">
            <text:p>1,16E-09</text:p>
          </table:table-cell>
          <table:table-cell table:style-name="ce2" office:value-type="float" office:value="0.00000000109811430997266" calcext:value-type="float">
            <text:p>1,10E-09</text:p>
          </table:table-cell>
          <table:table-cell table:style-name="ce2" office:value-type="float" office:value="0.00000000116208022346193" calcext:value-type="float">
            <text:p>1,16E-09</text:p>
          </table:table-cell>
          <table:table-cell table:style-name="ce2" office:value-type="float" office:value="0.00000000109827069053318" calcext:value-type="float">
            <text:p>1,10E-09</text:p>
          </table:table-cell>
          <table:table-cell table:style-name="ce2" office:value-type="float" office:value="0.00000000120652646361358" calcext:value-type="float">
            <text:p>1,21E-09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1" calcext:value-type="float">
            <text:p>1,1</text:p>
          </table:table-cell>
          <table:table-cell office:value-type="float" office:value="0.000610397" calcext:value-type="float">
            <text:p>0,000610397</text:p>
          </table:table-cell>
          <table:table-cell table:formula="of:=AVERAGE([.E363:.F363])" office:value-type="float" office:value="-0.000140113238792179" calcext:value-type="float">
            <text:p>-0,000140113238792</text:p>
          </table:table-cell>
          <table:table-cell table:style-name="Default" office:value-type="float" office:value="-0.000150226477584358" calcext:value-type="float">
            <text:p>-0,000150226477584</text:p>
          </table:table-cell>
          <table:table-cell office:value-type="float" office:value="-0.00013" calcext:value-type="float">
            <text:p>-0,00013</text:p>
          </table:table-cell>
          <table:table-cell office:value-type="float" office:value="0" calcext:value-type="float">
            <text:p>0</text:p>
          </table:table-cell>
          <table:table-cell office:value-type="float" office:value="-0.000199649329" calcext:value-type="float">
            <text:p>-0,000199649329</text:p>
          </table:table-cell>
          <table:table-cell office:value-type="float" office:value="-0.000179663677" calcext:value-type="float">
            <text:p>-0,000179663677</text:p>
          </table:table-cell>
          <table:table-cell office:value-type="float" office:value="-0.000156921038" calcext:value-type="float">
            <text:p>-0,000156921038</text:p>
          </table:table-cell>
          <table:table-cell office:value-type="float" office:value="-0.000143823107" calcext:value-type="float">
            <text:p>-0,000143823107</text:p>
          </table:table-cell>
          <table:table-cell office:value-type="float" office:value="-0.000126146009" calcext:value-type="float">
            <text:p>-0,000126146009</text:p>
          </table:table-cell>
          <table:table-cell office:value-type="float" office:value="-0.000119249515" calcext:value-type="float">
            <text:p>-0,000119249515</text:p>
          </table:table-cell>
          <table:table-cell office:value-type="float" office:value="-0.000103065405" calcext:value-type="float">
            <text:p>-0,000103065405</text:p>
          </table:table-cell>
          <table:table-cell office:value-type="float" office:value="0.000610377607649234" calcext:value-type="float">
            <text:p>0,000610377607649</text:p>
          </table:table-cell>
          <table:table-cell office:value-type="float" office:value="0.00061038499550007" calcext:value-type="float">
            <text:p>0,0006103849955</text:p>
          </table:table-cell>
          <table:table-cell office:value-type="float" office:value="0.000610391263753273" calcext:value-type="float">
            <text:p>0,000610391263753</text:p>
          </table:table-cell>
          <table:table-cell office:value-type="float" office:value="0.000610396442508386" calcext:value-type="float">
            <text:p>0,000610396442508</text:p>
          </table:table-cell>
          <table:table-cell office:value-type="float" office:value="0.000610400945517804" calcext:value-type="float">
            <text:p>0,000610400945518</text:p>
          </table:table-cell>
          <table:table-cell office:value-type="float" office:value="0.000610404702354592" calcext:value-type="float">
            <text:p>0,000610404702355</text:p>
          </table:table-cell>
          <table:table-cell office:value-type="float" office:value="0.000610408088577529" calcext:value-type="float">
            <text:p>0,000610408088578</text:p>
          </table:table-cell>
          <table:table-cell office:value-type="float" office:value="0.000610410885131304" calcext:value-type="float">
            <text:p>0,000610410885131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2" calcext:value-type="float">
            <text:p>1,2</text:p>
          </table:table-cell>
          <table:table-cell office:value-type="float" office:value="0.001591295" calcext:value-type="float">
            <text:p>0,001591295</text:p>
          </table:table-cell>
          <table:table-cell table:formula="of:=AVERAGE([.E364:.F364])" office:value-type="float" office:value="-0.000163774232931099" calcext:value-type="float">
            <text:p>-0,000163774232931</text:p>
          </table:table-cell>
          <table:table-cell table:style-name="Default" office:value-type="float" office:value="-0.000177548465862198" calcext:value-type="float">
            <text:p>-0,000177548465862</text:p>
          </table:table-cell>
          <table:table-cell office:value-type="float" office:value="-0.00015" calcext:value-type="float">
            <text:p>-0,00015</text:p>
          </table:table-cell>
          <table:table-cell office:value-type="float" office:value="0" calcext:value-type="float">
            <text:p>0</text:p>
          </table:table-cell>
          <table:table-cell office:value-type="float" office:value="-0.000235428474" calcext:value-type="float">
            <text:p>-0,000235428474</text:p>
          </table:table-cell>
          <table:table-cell office:value-type="float" office:value="-0.000210108163" calcext:value-type="float">
            <text:p>-0,000210108163</text:p>
          </table:table-cell>
          <table:table-cell office:value-type="float" office:value="-0.000186500434" calcext:value-type="float">
            <text:p>-0,000186500434</text:p>
          </table:table-cell>
          <table:table-cell office:value-type="float" office:value="-0.00016884881" calcext:value-type="float">
            <text:p>-0,00016884881</text:p>
          </table:table-cell>
          <table:table-cell office:value-type="float" office:value="-0.000151223062" calcext:value-type="float">
            <text:p>-0,000151223062</text:p>
          </table:table-cell>
          <table:table-cell office:value-type="float" office:value="-0.000139239104" calcext:value-type="float">
            <text:p>-0,000139239104</text:p>
          </table:table-cell>
          <table:table-cell office:value-type="float" office:value="-0.000124879793" calcext:value-type="float">
            <text:p>-0,000124879793</text:p>
          </table:table-cell>
          <table:table-cell office:value-type="float" office:value="0.00159123531158939" calcext:value-type="float">
            <text:p>0,001591235311589</text:p>
          </table:table-cell>
          <table:table-cell office:value-type="float" office:value="0.00159125802307472" calcext:value-type="float">
            <text:p>0,001591258023075</text:p>
          </table:table-cell>
          <table:table-cell office:value-type="float" office:value="0.00159127713332205" calcext:value-type="float">
            <text:p>0,001591277133322</text:p>
          </table:table-cell>
          <table:table-cell office:value-type="float" office:value="0.00159129317914175" calcext:value-type="float">
            <text:p>0,001591293179142</text:p>
          </table:table-cell>
          <table:table-cell office:value-type="float" office:value="0.00159130696109202" calcext:value-type="float">
            <text:p>0,001591306961092</text:p>
          </table:table-cell>
          <table:table-cell office:value-type="float" office:value="0.00159131870211318" calcext:value-type="float">
            <text:p>0,001591318702113</text:p>
          </table:table-cell>
          <table:table-cell office:value-type="float" office:value="0.00159132900976275" calcext:value-type="float">
            <text:p>0,001591329009763</text:p>
          </table:table-cell>
          <table:table-cell office:value-type="float" office:value="0.00159133784345652" calcext:value-type="float">
            <text:p>0,001591337843457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25" calcext:value-type="float">
            <text:p>1,25</text:p>
          </table:table-cell>
          <table:table-cell office:value-type="float" office:value="0.001999806" calcext:value-type="float">
            <text:p>0,001999806</text:p>
          </table:table-cell>
          <table:table-cell table:formula="of:=AVERAGE([.E365:.F365])" office:value-type="float" office:value="-0.000182761053016605" calcext:value-type="float">
            <text:p>-0,000182761053017</text:p>
          </table:table-cell>
          <table:table-cell table:style-name="Default" office:value-type="float" office:value="-0.00019552210603321" calcext:value-type="float">
            <text:p>-0,000195522106033</text:p>
          </table:table-cell>
          <table:table-cell office:value-type="float" office:value="-0.00017" calcext:value-type="float">
            <text:p>-0,00017</text:p>
          </table:table-cell>
          <table:table-cell office:value-type="float" office:value="0" calcext:value-type="float">
            <text:p>0</text:p>
          </table:table-cell>
          <table:table-cell office:value-type="float" office:value="-0.000258897335" calcext:value-type="float">
            <text:p>-0,000258897335</text:p>
          </table:table-cell>
          <table:table-cell office:value-type="float" office:value="-0.000230795045" calcext:value-type="float">
            <text:p>-0,000230795045</text:p>
          </table:table-cell>
          <table:table-cell office:value-type="float" office:value="-0.00020530578" calcext:value-type="float">
            <text:p>-0,00020530578</text:p>
          </table:table-cell>
          <table:table-cell office:value-type="float" office:value="-0.000185570078" calcext:value-type="float">
            <text:p>-0,000185570078</text:p>
          </table:table-cell>
          <table:table-cell office:value-type="float" office:value="-0.000166660463" calcext:value-type="float">
            <text:p>-0,000166660463</text:p>
          </table:table-cell>
          <table:table-cell office:value-type="float" office:value="-0.000152915673" calcext:value-type="float">
            <text:p>-0,000152915673</text:p>
          </table:table-cell>
          <table:table-cell office:value-type="float" office:value="-0.000139584347" calcext:value-type="float">
            <text:p>-0,000139584347</text:p>
          </table:table-cell>
          <table:table-cell office:value-type="float" office:value="0.00199972414650989" calcext:value-type="float">
            <text:p>0,00199972414651</text:p>
          </table:table-cell>
          <table:table-cell office:value-type="float" office:value="0.00199975553353258" calcext:value-type="float">
            <text:p>0,001999755533533</text:p>
          </table:table-cell>
          <table:table-cell office:value-type="float" office:value="0.00199978191423894" calcext:value-type="float">
            <text:p>0,001999781914239</text:p>
          </table:table-cell>
          <table:table-cell office:value-type="float" office:value="0.0019998041125674" calcext:value-type="float">
            <text:p>0,001999804112567</text:p>
          </table:table-cell>
          <table:table-cell office:value-type="float" office:value="0.00199982314779468" calcext:value-type="float">
            <text:p>0,001999823147795</text:p>
          </table:table-cell>
          <table:table-cell office:value-type="float" office:value="0.00199983940920539" calcext:value-type="float">
            <text:p>0,001999839409205</text:p>
          </table:table-cell>
          <table:table-cell office:value-type="float" office:value="0.00199985363539262" calcext:value-type="float">
            <text:p>0,001999853635393</text:p>
          </table:table-cell>
          <table:table-cell office:value-type="float" office:value="0.00199986604406344" calcext:value-type="float">
            <text:p>0,001999866044063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3" calcext:value-type="float">
            <text:p>1,3</text:p>
          </table:table-cell>
          <table:table-cell office:value-type="float" office:value="0.002304031" calcext:value-type="float">
            <text:p>0,002304031</text:p>
          </table:table-cell>
          <table:table-cell table:formula="of:=AVERAGE([.E366:.F366])" office:value-type="float" office:value="-0.000203598824709532" calcext:value-type="float">
            <text:p>-0,00020359882471</text:p>
          </table:table-cell>
          <table:table-cell table:style-name="Default" office:value-type="float" office:value="-0.000217197649419063" calcext:value-type="float">
            <text:p>-0,000217197649419</text:p>
          </table:table-cell>
          <table:table-cell office:value-type="float" office:value="-0.00019" calcext:value-type="float">
            <text:p>-0,00019</text:p>
          </table:table-cell>
          <table:table-cell office:value-type="float" office:value="0" calcext:value-type="float">
            <text:p>0</text:p>
          </table:table-cell>
          <table:table-cell office:value-type="float" office:value="-0.000287618729" calcext:value-type="float">
            <text:p>-0,000287618729</text:p>
          </table:table-cell>
          <table:table-cell office:value-type="float" office:value="-0.000256234056" calcext:value-type="float">
            <text:p>-0,000256234056</text:p>
          </table:table-cell>
          <table:table-cell office:value-type="float" office:value="-0.000228217975" calcext:value-type="float">
            <text:p>-0,000228217975</text:p>
          </table:table-cell>
          <table:table-cell office:value-type="float" office:value="-0.00020608576" calcext:value-type="float">
            <text:p>-0,00020608576</text:p>
          </table:table-cell>
          <table:table-cell office:value-type="float" office:value="-0.000185380178" calcext:value-type="float">
            <text:p>-0,000185380178</text:p>
          </table:table-cell>
          <table:table-cell office:value-type="float" office:value="-0.00016974929" calcext:value-type="float">
            <text:p>-0,00016974929</text:p>
          </table:table-cell>
          <table:table-cell office:value-type="float" office:value="-0.000154957028" calcext:value-type="float">
            <text:p>-0,000154957028</text:p>
          </table:table-cell>
          <table:table-cell office:value-type="float" office:value="0.00230392575852138" calcext:value-type="float">
            <text:p>0,002303925758521</text:p>
          </table:table-cell>
          <table:table-cell office:value-type="float" office:value="0.00230396593191059" calcext:value-type="float">
            <text:p>0,002303965931911</text:p>
          </table:table-cell>
          <table:table-cell office:value-type="float" office:value="0.00230399967588661" calcext:value-type="float">
            <text:p>0,002303999675887</text:p>
          </table:table-cell>
          <table:table-cell office:value-type="float" office:value="0.00230402810537149" calcext:value-type="float">
            <text:p>0,002304028105371</text:p>
          </table:table-cell>
          <table:table-cell office:value-type="float" office:value="0.00230405246096096" calcext:value-type="float">
            <text:p>0,002304052460961</text:p>
          </table:table-cell>
          <table:table-cell office:value-type="float" office:value="0.00230407330058605" calcext:value-type="float">
            <text:p>0,002304073300586</text:p>
          </table:table-cell>
          <table:table-cell office:value-type="float" office:value="0.00230409149532483" calcext:value-type="float">
            <text:p>0,002304091495325</text:p>
          </table:table-cell>
          <table:table-cell office:value-type="float" office:value="0.00230410736622209" calcext:value-type="float">
            <text:p>0,002304107366222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4" calcext:value-type="float">
            <text:p>1,4</text:p>
          </table:table-cell>
          <table:table-cell office:value-type="float" office:value="0.002550668" calcext:value-type="float">
            <text:p>0,002550668</text:p>
          </table:table-cell>
          <table:table-cell table:formula="of:=AVERAGE([.E367:.F367])" office:value-type="float" office:value="-0.00025959614067569" calcext:value-type="float">
            <text:p>-0,000259596140676</text:p>
          </table:table-cell>
          <table:table-cell table:style-name="Default" office:value-type="float" office:value="-0.000279192281351379" calcext:value-type="float">
            <text:p>-0,000279192281351</text:p>
          </table:table-cell>
          <table:table-cell office:value-type="float" office:value="-0.00024" calcext:value-type="float">
            <text:p>-0,00024</text:p>
          </table:table-cell>
          <table:table-cell office:value-type="float" office:value="0" calcext:value-type="float">
            <text:p>0</text:p>
          </table:table-cell>
          <table:table-cell office:value-type="float" office:value="-0.000369743241" calcext:value-type="float">
            <text:p>-0,000369743241</text:p>
          </table:table-cell>
          <table:table-cell office:value-type="float" office:value="-0.000329169832" calcext:value-type="float">
            <text:p>-0,000329169832</text:p>
          </table:table-cell>
          <table:table-cell office:value-type="float" office:value="-0.000293567122" calcext:value-type="float">
            <text:p>-0,000293567122</text:p>
          </table:table-cell>
          <table:table-cell office:value-type="float" office:value="-0.000264830446" calcext:value-type="float">
            <text:p>-0,000264830446</text:p>
          </table:table-cell>
          <table:table-cell office:value-type="float" office:value="-0.000238627308" calcext:value-type="float">
            <text:p>-0,000238627308</text:p>
          </table:table-cell>
          <table:table-cell office:value-type="float" office:value="-0.000218036718" calcext:value-type="float">
            <text:p>-0,000218036718</text:p>
          </table:table-cell>
          <table:table-cell office:value-type="float" office:value="-0.000199045457" calcext:value-type="float">
            <text:p>-0,000199045457</text:p>
          </table:table-cell>
          <table:table-cell office:value-type="float" office:value="0.00255051873721177" calcext:value-type="float">
            <text:p>0,002550518737212</text:p>
          </table:table-cell>
          <table:table-cell office:value-type="float" office:value="0.00255057590911793" calcext:value-type="float">
            <text:p>0,002550575909118</text:p>
          </table:table-cell>
          <table:table-cell office:value-type="float" office:value="0.00255062389821005" calcext:value-type="float">
            <text:p>0,00255062389821</text:p>
          </table:table-cell>
          <table:table-cell office:value-type="float" office:value="0.00255066438294834" calcext:value-type="float">
            <text:p>0,002550664382948</text:p>
          </table:table-cell>
          <table:table-cell office:value-type="float" office:value="0.00255069903147502" calcext:value-type="float">
            <text:p>0,002550699031475</text:p>
          </table:table-cell>
          <table:table-cell office:value-type="float" office:value="0.00255072872858366" calcext:value-type="float">
            <text:p>0,002550728728584</text:p>
          </table:table-cell>
          <table:table-cell office:value-type="float" office:value="0.00255075460093881" calcext:value-type="float">
            <text:p>0,002550754600939</text:p>
          </table:table-cell>
          <table:table-cell office:value-type="float" office:value="0.00255077716991485" calcext:value-type="float">
            <text:p>0,002550777169915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5" calcext:value-type="float">
            <text:p>1,5</text:p>
          </table:table-cell>
          <table:table-cell office:value-type="float" office:value="0.002314367" calcext:value-type="float">
            <text:p>0,002314367</text:p>
          </table:table-cell>
          <table:table-cell table:formula="of:=AVERAGE([.E368:.F368])" office:value-type="float" office:value="-0.000365420718280708" calcext:value-type="float">
            <text:p>-0,000365420718281</text:p>
          </table:table-cell>
          <table:table-cell table:style-name="Default" office:value-type="float" office:value="-0.000390841436561415" calcext:value-type="float">
            <text:p>-0,000390841436561</text:p>
          </table:table-cell>
          <table:table-cell office:value-type="float" office:value="-0.00034" calcext:value-type="float">
            <text:p>-0,00034</text:p>
          </table:table-cell>
          <table:table-cell office:value-type="float" office:value="0" calcext:value-type="float">
            <text:p>0</text:p>
          </table:table-cell>
          <table:table-cell office:value-type="float" office:value="-0.000517630789" calcext:value-type="float">
            <text:p>-0,000517630789</text:p>
          </table:table-cell>
          <table:table-cell office:value-type="float" office:value="-0.000460664119" calcext:value-type="float">
            <text:p>-0,000460664119</text:p>
          </table:table-cell>
          <table:table-cell office:value-type="float" office:value="-0.000411114041" calcext:value-type="float">
            <text:p>-0,000411114041</text:p>
          </table:table-cell>
          <table:table-cell office:value-type="float" office:value="-0.000370679067" calcext:value-type="float">
            <text:p>-0,000370679067</text:p>
          </table:table-cell>
          <table:table-cell office:value-type="float" office:value="-0.000334290425" calcext:value-type="float">
            <text:p>-0,000334290425</text:p>
          </table:table-cell>
          <table:table-cell office:value-type="float" office:value="-0.000305109446" calcext:value-type="float">
            <text:p>-0,000305109446</text:p>
          </table:table-cell>
          <table:table-cell office:value-type="float" office:value="-0.000278539644" calcext:value-type="float">
            <text:p>-0,000278539644</text:p>
          </table:table-cell>
          <table:table-cell office:value-type="float" office:value="0.0023141778336981" calcext:value-type="float">
            <text:p>0,002314177833698</text:p>
          </table:table-cell>
          <table:table-cell office:value-type="float" office:value="0.00231425045644746" calcext:value-type="float">
            <text:p>0,002314250456447</text:p>
          </table:table-cell>
          <table:table-cell office:value-type="float" office:value="0.00231431139338595" calcext:value-type="float">
            <text:p>0,002314311393386</text:p>
          </table:table-cell>
          <table:table-cell office:value-type="float" office:value="0.00231436283599414" calcext:value-type="float">
            <text:p>0,002314362835994</text:p>
          </table:table-cell>
          <table:table-cell office:value-type="float" office:value="0.00231440684020426" calcext:value-type="float">
            <text:p>0,002314406840204</text:p>
          </table:table-cell>
          <table:table-cell office:value-type="float" office:value="0.00231444458868368" calcext:value-type="float">
            <text:p>0,002314444588684</text:p>
          </table:table-cell>
          <table:table-cell office:value-type="float" office:value="0.00231447743944017" calcext:value-type="float">
            <text:p>0,00231447743944</text:p>
          </table:table-cell>
          <table:table-cell office:value-type="float" office:value="0.00231450609650076" calcext:value-type="float">
            <text:p>0,002314506096501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6" calcext:value-type="float">
            <text:p>1,6</text:p>
          </table:table-cell>
          <table:table-cell office:value-type="float" office:value="0.001647418" calcext:value-type="float">
            <text:p>0,001647418</text:p>
          </table:table-cell>
          <table:table-cell table:formula="of:=AVERAGE([.E369:.F369])" office:value-type="float" office:value="-0.00061058972658556" calcext:value-type="float">
            <text:p>-0,000610589726586</text:p>
          </table:table-cell>
          <table:table-cell table:style-name="Default" office:value-type="float" office:value="-0.00065117945317112" calcext:value-type="float">
            <text:p>-0,000651179453171</text:p>
          </table:table-cell>
          <table:table-cell office:value-type="float" office:value="-0.00057" calcext:value-type="float">
            <text:p>-0,00057</text:p>
          </table:table-cell>
          <table:table-cell office:value-type="float" office:value="0" calcext:value-type="float">
            <text:p>0</text:p>
          </table:table-cell>
          <table:table-cell office:value-type="float" office:value="-0.000862819646" calcext:value-type="float">
            <text:p>-0,000862819646</text:p>
          </table:table-cell>
          <table:table-cell office:value-type="float" office:value="-0.000767690029" calcext:value-type="float">
            <text:p>-0,000767690029</text:p>
          </table:table-cell>
          <table:table-cell office:value-type="float" office:value="-0.000685378983" calcext:value-type="float">
            <text:p>-0,000685378983</text:p>
          </table:table-cell>
          <table:table-cell office:value-type="float" office:value="-0.000617772951" calcext:value-type="float">
            <text:p>-0,000617772951</text:p>
          </table:table-cell>
          <table:table-cell office:value-type="float" office:value="-0.000557406857" calcext:value-type="float">
            <text:p>-0,000557406857</text:p>
          </table:table-cell>
          <table:table-cell office:value-type="float" office:value="-0.000508414157" calcext:value-type="float">
            <text:p>-0,000508414157</text:p>
          </table:table-cell>
          <table:table-cell office:value-type="float" office:value="-0.000462006163" calcext:value-type="float">
            <text:p>-0,000462006163</text:p>
          </table:table-cell>
          <table:table-cell office:value-type="float" office:value="0.00164719365550712" calcext:value-type="float">
            <text:p>0,001647193655507</text:p>
          </table:table-cell>
          <table:table-cell office:value-type="float" office:value="0.00164727981935537" calcext:value-type="float">
            <text:p>0,001647279819355</text:p>
          </table:table-cell>
          <table:table-cell office:value-type="float" office:value="0.00164735210348815" calcext:value-type="float">
            <text:p>0,001647352103488</text:p>
          </table:table-cell>
          <table:table-cell office:value-type="float" office:value="0.00164741314978362" calcext:value-type="float">
            <text:p>0,001647413149784</text:p>
          </table:table-cell>
          <table:table-cell office:value-type="float" office:value="0.00164746535319587" calcext:value-type="float">
            <text:p>0,001647465353196</text:p>
          </table:table-cell>
          <table:table-cell office:value-type="float" office:value="0.00164751015822681" calcext:value-type="float">
            <text:p>0,001647510158227</text:p>
          </table:table-cell>
          <table:table-cell office:value-type="float" office:value="0.00164754912466624" calcext:value-type="float">
            <text:p>0,001647549124666</text:p>
          </table:table-cell>
          <table:table-cell office:value-type="float" office:value="0.0016475829607107" calcext:value-type="float">
            <text:p>0,001647582960711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7" calcext:value-type="float">
            <text:p>1,7</text:p>
          </table:table-cell>
          <table:table-cell office:value-type="float" office:value="0.000686347" calcext:value-type="float">
            <text:p>0,000686347</text:p>
          </table:table-cell>
          <table:table-cell table:formula="of:=AVERAGE([.E370:.F370])" office:value-type="float" office:value="-0.00166788652143363" calcext:value-type="float">
            <text:p>-0,001667886521434</text:p>
          </table:table-cell>
          <table:table-cell table:style-name="Default" office:value-type="float" office:value="-0.00178577304286727" calcext:value-type="float">
            <text:p>-0,001785773042867</text:p>
          </table:table-cell>
          <table:table-cell office:value-type="float" office:value="-0.00155" calcext:value-type="float">
            <text:p>-0,00155</text:p>
          </table:table-cell>
          <table:table-cell office:value-type="float" office:value="0" calcext:value-type="float">
            <text:p>0</text:p>
          </table:table-cell>
          <table:table-cell office:value-type="float" office:value="-0.002366457324" calcext:value-type="float">
            <text:p>-0,002366457324</text:p>
          </table:table-cell>
          <table:table-cell office:value-type="float" office:value="-0.002105071233" calcext:value-type="float">
            <text:p>-0,002105071233</text:p>
          </table:table-cell>
          <table:table-cell office:value-type="float" office:value="-0.00187974807" calcext:value-type="float">
            <text:p>-0,00187974807</text:p>
          </table:table-cell>
          <table:table-cell office:value-type="float" office:value="-0.001693877255" calcext:value-type="float">
            <text:p>-0,001693877255</text:p>
          </table:table-cell>
          <table:table-cell office:value-type="float" office:value="-0.001528814633" calcext:value-type="float">
            <text:p>-0,001528814633</text:p>
          </table:table-cell>
          <table:table-cell office:value-type="float" office:value="-0.00139376258" calcext:value-type="float">
            <text:p>-0,00139376258</text:p>
          </table:table-cell>
          <table:table-cell office:value-type="float" office:value="-0.001267271713" calcext:value-type="float">
            <text:p>-0,001267271713</text:p>
          </table:table-cell>
          <table:table-cell office:value-type="float" office:value="0.000686089939833172" calcext:value-type="float">
            <text:p>0,000686089939833</text:p>
          </table:table-cell>
          <table:table-cell office:value-type="float" office:value="0.000686188377185544" calcext:value-type="float">
            <text:p>0,000686188377186</text:p>
          </table:table-cell>
          <table:table-cell office:value-type="float" office:value="0.000686270946076333" calcext:value-type="float">
            <text:p>0,000686270946076</text:p>
          </table:table-cell>
          <table:table-cell office:value-type="float" office:value="0.000686340697227597" calcext:value-type="float">
            <text:p>0,000686340697228</text:p>
          </table:table-cell>
          <table:table-cell office:value-type="float" office:value="0.000686400332217215" calcext:value-type="float">
            <text:p>0,000686400332217</text:p>
          </table:table-cell>
          <table:table-cell office:value-type="float" office:value="0.000686451533494212" calcext:value-type="float">
            <text:p>0,000686451533494</text:p>
          </table:table-cell>
          <table:table-cell office:value-type="float" office:value="0.000686496042983521" calcext:value-type="float">
            <text:p>0,000686496042984</text:p>
          </table:table-cell>
          <table:table-cell office:value-type="float" office:value="0.00068653471608455" calcext:value-type="float">
            <text:p>0,000686534716085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75" calcext:value-type="float">
            <text:p>1,75</text:p>
          </table:table-cell>
          <table:table-cell office:value-type="float" office:value="0.000363774" calcext:value-type="float">
            <text:p>0,000363774</text:p>
          </table:table-cell>
          <table:table-cell table:formula="of:=AVERAGE([.E371:.F371])" office:value-type="float" office:value="-0.00341616297556674" calcext:value-type="float">
            <text:p>-0,003416162975567</text:p>
          </table:table-cell>
          <table:table-cell table:style-name="Default" office:value-type="float" office:value="-0.00365232595113348" calcext:value-type="float">
            <text:p>-0,003652325951133</text:p>
          </table:table-cell>
          <table:table-cell office:value-type="float" office:value="-0.00318" calcext:value-type="float">
            <text:p>-0,00318</text:p>
          </table:table-cell>
          <table:table-cell office:value-type="float" office:value="0" calcext:value-type="float">
            <text:p>0</text:p>
          </table:table-cell>
          <table:table-cell office:value-type="float" office:value="-0.004841141264" calcext:value-type="float">
            <text:p>-0,004841141264</text:p>
          </table:table-cell>
          <table:table-cell office:value-type="float" office:value="-0.004305499591" calcext:value-type="float">
            <text:p>-0,004305499591</text:p>
          </table:table-cell>
          <table:table-cell office:value-type="float" office:value="-0.003844755684" calcext:value-type="float">
            <text:p>-0,003844755684</text:p>
          </table:table-cell>
          <table:table-cell office:value-type="float" office:value="-0.003463862463" calcext:value-type="float">
            <text:p>-0,003463862463</text:p>
          </table:table-cell>
          <table:table-cell office:value-type="float" office:value="-0.003126634448" calcext:value-type="float">
            <text:p>-0,003126634448</text:p>
          </table:table-cell>
          <table:table-cell office:value-type="float" office:value="-0.002849561404" calcext:value-type="float">
            <text:p>-0,002849561404</text:p>
          </table:table-cell>
          <table:table-cell office:value-type="float" office:value="-0.002591628266" calcext:value-type="float">
            <text:p>-0,002591628266</text:p>
          </table:table-cell>
          <table:table-cell office:value-type="float" office:value="0.000363496095433129" calcext:value-type="float">
            <text:p>0,000363496095433</text:p>
          </table:table-cell>
          <table:table-cell office:value-type="float" office:value="0.000363602794416309" calcext:value-type="float">
            <text:p>0,000363602794416</text:p>
          </table:table-cell>
          <table:table-cell office:value-type="float" office:value="0.000363692286449115" calcext:value-type="float">
            <text:p>0,000363692286449</text:p>
          </table:table-cell>
          <table:table-cell office:value-type="float" office:value="0.00036376789693487" calcext:value-type="float">
            <text:p>0,000363767896935</text:p>
          </table:table-cell>
          <table:table-cell office:value-type="float" office:value="0.000363832534380229" calcext:value-type="float">
            <text:p>0,00036383253438</text:p>
          </table:table-cell>
          <table:table-cell office:value-type="float" office:value="0.000363888040906054" calcext:value-type="float">
            <text:p>0,000363888040906</text:p>
          </table:table-cell>
          <table:table-cell office:value-type="float" office:value="0.000363936281699287" calcext:value-type="float">
            <text:p>0,000363936281699</text:p>
          </table:table-cell>
          <table:table-cell office:value-type="float" office:value="0.000363978210463623" calcext:value-type="float">
            <text:p>0,000363978210464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8" calcext:value-type="float">
            <text:p>1,8</text:p>
          </table:table-cell>
          <table:table-cell office:value-type="float" office:value="0.00017075" calcext:value-type="float">
            <text:p>0,00017075</text:p>
          </table:table-cell>
          <table:table-cell table:formula="of:=AVERAGE([.E372:.F372])" office:value-type="float" office:value="-0.00794502868891068" calcext:value-type="float">
            <text:p>-0,007945028688911</text:p>
          </table:table-cell>
          <table:table-cell table:style-name="Default" office:value-type="float" office:value="-0.00850005737782135" calcext:value-type="float">
            <text:p>-0,008500057377821</text:p>
          </table:table-cell>
          <table:table-cell office:value-type="float" office:value="-0.00739" calcext:value-type="float">
            <text:p>-0,00739</text:p>
          </table:table-cell>
          <table:table-cell office:value-type="float" office:value="0" calcext:value-type="float">
            <text:p>0</text:p>
          </table:table-cell>
          <table:table-cell office:value-type="float" office:value="-0.011274282506" calcext:value-type="float">
            <text:p>-0,011274282506</text:p>
          </table:table-cell>
          <table:table-cell office:value-type="float" office:value="-0.010022520363" calcext:value-type="float">
            <text:p>-0,010022520363</text:p>
          </table:table-cell>
          <table:table-cell office:value-type="float" office:value="-0.008948565647" calcext:value-type="float">
            <text:p>-0,008948565647</text:p>
          </table:table-cell>
          <table:table-cell office:value-type="float" office:value="-0.008059107404" calcext:value-type="float">
            <text:p>-0,008059107404</text:p>
          </table:table-cell>
          <table:table-cell office:value-type="float" office:value="-0.00727424239" calcext:value-type="float">
            <text:p>-0,00727424239</text:p>
          </table:table-cell>
          <table:table-cell office:value-type="float" office:value="-0.006626835447" calcext:value-type="float">
            <text:p>-0,006626835447</text:p>
          </table:table-cell>
          <table:table-cell office:value-type="float" office:value="-0.006027945966" calcext:value-type="float">
            <text:p>-0,006027945966</text:p>
          </table:table-cell>
          <table:table-cell office:value-type="float" office:value="0.000170446193732708" calcext:value-type="float">
            <text:p>0,000170446193733</text:p>
          </table:table-cell>
          <table:table-cell office:value-type="float" office:value="0.000170562733377802" calcext:value-type="float">
            <text:p>0,000170562733378</text:p>
          </table:table-cell>
          <table:table-cell office:value-type="float" office:value="0.000170660471877089" calcext:value-type="float">
            <text:p>0,000170660471877</text:p>
          </table:table-cell>
          <table:table-cell office:value-type="float" office:value="0.000170743061500507" calcext:value-type="float">
            <text:p>0,000170743061501</text:p>
          </table:table-cell>
          <table:table-cell office:value-type="float" office:value="0.000170813657544995" calcext:value-type="float">
            <text:p>0,000170813657545</text:p>
          </table:table-cell>
          <table:table-cell office:value-type="float" office:value="0.000170874292032366" calcext:value-type="float">
            <text:p>0,000170874292032</text:p>
          </table:table-cell>
          <table:table-cell office:value-type="float" office:value="0.000170926977363115" calcext:value-type="float">
            <text:p>0,000170926977363</text:p>
          </table:table-cell>
          <table:table-cell office:value-type="float" office:value="0.000170972783865918" calcext:value-type="float">
            <text:p>0,000170972783866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9" calcext:value-type="float">
            <text:p>1,9</text:p>
          </table:table-cell>
          <table:table-cell office:value-type="float" office:value="0.000018746" calcext:value-type="float">
            <text:p>1,8746E-05</text:p>
          </table:table-cell>
          <table:table-cell table:formula="of:=AVERAGE([.E373:.F373])" office:value-type="float" office:value="0.064487417655595" calcext:value-type="float">
            <text:p>0,064487417655595</text:p>
          </table:table-cell>
          <table:table-cell table:style-name="Default" office:value-type="float" office:value="0.0692248353111899" calcext:value-type="float">
            <text:p>0,06922483531119</text:p>
          </table:table-cell>
          <table:table-cell office:value-type="float" office:value="0.05975" calcext:value-type="float">
            <text:p>0,05975</text:p>
          </table:table-cell>
          <table:table-cell office:value-type="float" office:value="0" calcext:value-type="float">
            <text:p>0</text:p>
          </table:table-cell>
          <table:table-cell office:value-type="float" office:value="0.092889075997" calcext:value-type="float">
            <text:p>0,092889075997</text:p>
          </table:table-cell>
          <table:table-cell office:value-type="float" office:value="0.082129579604" calcext:value-type="float">
            <text:p>0,082129579604</text:p>
          </table:table-cell>
          <table:table-cell office:value-type="float" office:value="0.073212815653" calcext:value-type="float">
            <text:p>0,073212815653</text:p>
          </table:table-cell>
          <table:table-cell office:value-type="float" office:value="0.065402970495" calcext:value-type="float">
            <text:p>0,065402970495</text:p>
          </table:table-cell>
          <table:table-cell office:value-type="float" office:value="0.058903101489" calcext:value-type="float">
            <text:p>0,058903101489</text:p>
          </table:table-cell>
          <table:table-cell office:value-type="float" office:value="0.053010112095" calcext:value-type="float">
            <text:p>0,053010112095</text:p>
          </table:table-cell>
          <table:table-cell office:value-type="float" office:value="0.04821498067" calcext:value-type="float">
            <text:p>0,04821498067</text:p>
          </table:table-cell>
          <table:table-cell table:style-name="ce2" office:value-type="float" office:value="0.0000190206116066425" calcext:value-type="float">
            <text:p>1,90E-05</text:p>
          </table:table-cell>
          <table:table-cell table:style-name="ce2" office:value-type="float" office:value="0.0000189138006262808" calcext:value-type="float">
            <text:p>1,89E-05</text:p>
          </table:table-cell>
          <table:table-cell table:style-name="ce2" office:value-type="float" office:value="0.000018825219826201" calcext:value-type="float">
            <text:p>1,88E-05</text:p>
          </table:table-cell>
          <table:table-cell table:style-name="ce2" office:value-type="float" office:value="0.0000187508491139559" calcext:value-type="float">
            <text:p>1,88E-05</text:p>
          </table:table-cell>
          <table:table-cell table:style-name="ce2" office:value-type="float" office:value="0.0000186880504016688" calcext:value-type="float">
            <text:p>1,87E-05</text:p>
          </table:table-cell>
          <table:table-cell table:style-name="ce2" office:value-type="float" office:value="0.0000186344200640893" calcext:value-type="float">
            <text:p>1,86E-05</text:p>
          </table:table-cell>
          <table:table-cell table:style-name="ce2" office:value-type="float" office:value="0.0000185885236163038" calcext:value-type="float">
            <text:p>1,86E-05</text:p>
          </table:table-cell>
          <table:table-cell table:style-name="ce2" office:value-type="float" office:value="0.0000185487265952535" calcext:value-type="float">
            <text:p>1,85E-05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1.95" calcext:value-type="float">
            <text:p>1,95</text:p>
          </table:table-cell>
          <table:table-cell office:value-type="float" office:value="0.000002981" calcext:value-type="float">
            <text:p>2,981E-06</text:p>
          </table:table-cell>
          <table:table-cell table:formula="of:=AVERAGE([.E374:.F374])" office:value-type="float" office:value="0.577463092879178" calcext:value-type="float">
            <text:p>0,577463092879178</text:p>
          </table:table-cell>
          <table:table-cell table:style-name="Default" office:value-type="float" office:value="0.604986185758355" calcext:value-type="float">
            <text:p>0,604986185758355</text:p>
          </table:table-cell>
          <table:table-cell office:value-type="float" office:value="0.54994" calcext:value-type="float">
            <text:p>0,54994</text:p>
          </table:table-cell>
          <table:table-cell office:value-type="float" office:value="0" calcext:value-type="float">
            <text:p>0</text:p>
          </table:table-cell>
          <table:table-cell office:value-type="float" office:value="0.738347233708" calcext:value-type="float">
            <text:p>0,738347233708</text:p>
          </table:table-cell>
          <table:table-cell office:value-type="float" office:value="0.682852741002" calcext:value-type="float">
            <text:p>0,682852741002</text:p>
          </table:table-cell>
          <table:table-cell office:value-type="float" office:value="0.633497669925" calcext:value-type="float">
            <text:p>0,633497669925</text:p>
          </table:table-cell>
          <table:table-cell office:value-type="float" office:value="0.587291454478" calcext:value-type="float">
            <text:p>0,587291454478</text:p>
          </table:table-cell>
          <table:table-cell office:value-type="float" office:value="0.546598881634" calcext:value-type="float">
            <text:p>0,546598881634</text:p>
          </table:table-cell>
          <table:table-cell office:value-type="float" office:value="0.507738719243" calcext:value-type="float">
            <text:p>0,507738719243</text:p>
          </table:table-cell>
          <table:table-cell office:value-type="float" office:value="0.474576784718" calcext:value-type="float">
            <text:p>0,474576784718</text:p>
          </table:table-cell>
          <table:table-cell table:style-name="ce2" office:value-type="float" office:value="0.00000336399169860589" calcext:value-type="float">
            <text:p>3,36E-06</text:p>
          </table:table-cell>
          <table:table-cell table:style-name="ce2" office:value-type="float" office:value="0.00000321673301398584" calcext:value-type="float">
            <text:p>3,22E-06</text:p>
          </table:table-cell>
          <table:table-cell table:style-name="ce2" office:value-type="float" office:value="0.00000309360003621601" calcext:value-type="float">
            <text:p>3,09E-06</text:p>
          </table:table-cell>
          <table:table-cell table:style-name="ce2" office:value-type="float" office:value="0.00000298943382810451" calcext:value-type="float">
            <text:p>2,99E-06</text:p>
          </table:table-cell>
          <table:table-cell table:style-name="ce2" office:value-type="float" office:value="0.00000290072266523694" calcext:value-type="float">
            <text:p>2,90E-06</text:p>
          </table:table-cell>
          <table:table-cell table:style-name="ce2" office:value-type="float" office:value="0.00000282438672260587" calcext:value-type="float">
            <text:p>2,82E-06</text:p>
          </table:table-cell>
          <table:table-cell table:style-name="ce2" office:value-type="float" office:value="0.00000275845637411596" calcext:value-type="float">
            <text:p>2,76E-06</text:p>
          </table:table-cell>
          <table:table-cell table:style-name="ce2" office:value-type="float" office:value="0.00000270087410706609" calcext:value-type="float">
            <text:p>2,70E-06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1006" calcext:value-type="float">
            <text:p>1,006E-06</text:p>
          </table:table-cell>
          <table:table-cell table:formula="of:=AVERAGE([.E375:.F375])" office:value-type="float" office:value="1.99726596527278" calcext:value-type="float">
            <text:p>1,99726596527278</text:p>
          </table:table-cell>
          <table:table-cell table:style-name="Default" office:value-type="float" office:value="1.99768193054556" calcext:value-type="float">
            <text:p>1,99768193054556</text:p>
          </table:table-cell>
          <table:table-cell office:value-type="float" office:value="1.99685" calcext:value-type="float">
            <text:p>1,99685</text:p>
          </table:table-cell>
          <table:table-cell office:value-type="float" office:value="0" calcext:value-type="float">
            <text:p>0</text:p>
          </table:table-cell>
          <table:table-cell office:value-type="float" office:value="1.998637722279" calcext:value-type="float">
            <text:p>1,998637722279</text:p>
          </table:table-cell>
          <table:table-cell office:value-type="float" office:value="1.999953736185" calcext:value-type="float">
            <text:p>1,999953736185</text:p>
          </table:table-cell>
          <table:table-cell office:value-type="float" office:value="1.997083777663" calcext:value-type="float">
            <text:p>1,997083777663</text:p>
          </table:table-cell>
          <table:table-cell office:value-type="float" office:value="1.998918755892" calcext:value-type="float">
            <text:p>1,998918755892</text:p>
          </table:table-cell>
          <table:table-cell office:value-type="float" office:value="1.9959015694" calcext:value-type="float">
            <text:p>1,9959015694</text:p>
          </table:table-cell>
          <table:table-cell office:value-type="float" office:value="1.998886246007" calcext:value-type="float">
            <text:p>1,998886246007</text:p>
          </table:table-cell>
          <table:table-cell office:value-type="float" office:value="1.993451313978" calcext:value-type="float">
            <text:p>1,993451313978</text:p>
          </table:table-cell>
          <table:table-cell table:style-name="ce2" office:value-type="float" office:value="0.00000143179980234425" calcext:value-type="float">
            <text:p>1,43E-06</text:p>
          </table:table-cell>
          <table:table-cell table:style-name="ce2" office:value-type="float" office:value="0.00000126841184207819" calcext:value-type="float">
            <text:p>1,27E-06</text:p>
          </table:table-cell>
          <table:table-cell table:style-name="ce2" office:value-type="float" office:value="0.00000113139503614175" calcext:value-type="float">
            <text:p>1,13E-06</text:p>
          </table:table-cell>
          <table:table-cell table:style-name="ce2" office:value-type="float" office:value="0.00000101559499839303" calcext:value-type="float">
            <text:p>1,02E-06</text:p>
          </table:table-cell>
          <table:table-cell table:style-name="ce2" office:value-type="float" office:value="0.000000916625321204954" calcext:value-type="float">
            <text:p>9,17E-07</text:p>
          </table:table-cell>
          <table:table-cell table:style-name="ce2" office:value-type="float" office:value="0.000000831572454217084" calcext:value-type="float">
            <text:p>8,32E-07</text:p>
          </table:table-cell>
          <table:table-cell table:style-name="ce2" office:value-type="float" office:value="0.000000757732341784356" calcext:value-type="float">
            <text:p>7,58E-07</text:p>
          </table:table-cell>
          <table:table-cell table:style-name="ce2" office:value-type="float" office:value="0.000000693476801371365" calcext:value-type="float">
            <text:p>6,93E-07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2.1" calcext:value-type="float">
            <text:p>2,1</text:p>
          </table:table-cell>
          <table:table-cell office:value-type="float" office:value="0.000014653" calcext:value-type="float">
            <text:p>1,4653E-05</text:p>
          </table:table-cell>
          <table:table-cell table:formula="of:=AVERAGE([.E376:.F376])" office:value-type="float" office:value="0.149354442391933" calcext:value-type="float">
            <text:p>0,149354442391933</text:p>
          </table:table-cell>
          <table:table-cell table:style-name="Default" office:value-type="float" office:value="0.158838884783865" calcext:value-type="float">
            <text:p>0,158838884783865</text:p>
          </table:table-cell>
          <table:table-cell office:value-type="float" office:value="0.13987" calcext:value-type="float">
            <text:p>0,13987</text:p>
          </table:table-cell>
          <table:table-cell office:value-type="float" office:value="0" calcext:value-type="float">
            <text:p>0</text:p>
          </table:table-cell>
          <table:table-cell office:value-type="float" office:value="0.205738703233" calcext:value-type="float">
            <text:p>0,205738703233</text:p>
          </table:table-cell>
          <table:table-cell office:value-type="float" office:value="0.185077306232" calcext:value-type="float">
            <text:p>0,185077306232</text:p>
          </table:table-cell>
          <table:table-cell office:value-type="float" office:value="0.167059041568" calcext:value-type="float">
            <text:p>0,167059041568</text:p>
          </table:table-cell>
          <table:table-cell office:value-type="float" office:value="0.151725371768" calcext:value-type="float">
            <text:p>0,151725371768</text:p>
          </table:table-cell>
          <table:table-cell office:value-type="float" office:value="0.138102360353" calcext:value-type="float">
            <text:p>0,138102360353</text:p>
          </table:table-cell>
          <table:table-cell office:value-type="float" office:value="0.126531542575" calcext:value-type="float">
            <text:p>0,126531542575</text:p>
          </table:table-cell>
          <table:table-cell office:value-type="float" office:value="0.115917767137" calcext:value-type="float">
            <text:p>0,115917767137</text:p>
          </table:table-cell>
          <table:table-cell table:style-name="ce2" office:value-type="float" office:value="0.0000151421591455222" calcext:value-type="float">
            <text:p>1,51E-05</text:p>
          </table:table-cell>
          <table:table-cell table:style-name="ce2" office:value-type="float" office:value="0.0000149544665149006" calcext:value-type="float">
            <text:p>1,50E-05</text:p>
          </table:table-cell>
          <table:table-cell table:style-name="ce2" office:value-type="float" office:value="0.0000147971011522214" calcext:value-type="float">
            <text:p>1,48E-05</text:p>
          </table:table-cell>
          <table:table-cell table:style-name="ce2" office:value-type="float" office:value="0.0000146640493413518" calcext:value-type="float">
            <text:p>1,47E-05</text:p>
          </table:table-cell>
          <table:table-cell table:style-name="ce2" office:value-type="float" office:value="0.0000145503693935265" calcext:value-type="float">
            <text:p>1,46E-05</text:p>
          </table:table-cell>
          <table:table-cell table:style-name="ce2" office:value-type="float" office:value="0.0000144526580296751" calcext:value-type="float">
            <text:p>1,45E-05</text:p>
          </table:table-cell>
          <table:table-cell table:style-name="ce2" office:value-type="float" office:value="0.0000143678359677144" calcext:value-type="float">
            <text:p>1,44E-05</text:p>
          </table:table-cell>
          <table:table-cell table:style-name="ce2" office:value-type="float" office:value="0.0000142939925261469" calcext:value-type="float">
            <text:p>1,43E-05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2.2" calcext:value-type="float">
            <text:p>2,2</text:p>
          </table:table-cell>
          <table:table-cell office:value-type="float" office:value="0.000095214" calcext:value-type="float">
            <text:p>9,5214E-05</text:p>
          </table:table-cell>
          <table:table-cell table:formula="of:=AVERAGE([.E377:.F377])" office:value-type="float" office:value="0.025819113863215" calcext:value-type="float">
            <text:p>0,025819113863215</text:p>
          </table:table-cell>
          <table:table-cell table:style-name="Default" office:value-type="float" office:value="0.02758822772643" calcext:value-type="float">
            <text:p>0,02758822772643</text:p>
          </table:table-cell>
          <table:table-cell office:value-type="float" office:value="0.02405" calcext:value-type="float">
            <text:p>0,02405</text:p>
          </table:table-cell>
          <table:table-cell office:value-type="float" office:value="0" calcext:value-type="float">
            <text:p>0</text:p>
          </table:table-cell>
          <table:table-cell office:value-type="float" office:value="0.036402807414" calcext:value-type="float">
            <text:p>0,036402807414</text:p>
          </table:table-cell>
          <table:table-cell office:value-type="float" office:value="0.032435743455" calcext:value-type="float">
            <text:p>0,032435743455</text:p>
          </table:table-cell>
          <table:table-cell office:value-type="float" office:value="0.02904497939" calcext:value-type="float">
            <text:p>0,02904497939</text:p>
          </table:table-cell>
          <table:table-cell office:value-type="float" office:value="0.026194215431" calcext:value-type="float">
            <text:p>0,026194215431</text:p>
          </table:table-cell>
          <table:table-cell office:value-type="float" office:value="0.02370262247" calcext:value-type="float">
            <text:p>0,02370262247</text:p>
          </table:table-cell>
          <table:table-cell office:value-type="float" office:value="0.02159971396" calcext:value-type="float">
            <text:p>0,02159971396</text:p>
          </table:table-cell>
          <table:table-cell office:value-type="float" office:value="0.019702132578" calcext:value-type="float">
            <text:p>0,019702132578</text:p>
          </table:table-cell>
          <table:table-cell table:style-name="ce2" office:value-type="float" office:value="0.0000957641205009607" calcext:value-type="float">
            <text:p>9,58E-05</text:p>
          </table:table-cell>
          <table:table-cell table:style-name="ce2" office:value-type="float" office:value="0.0000955530110824725" calcext:value-type="float">
            <text:p>9,56E-05</text:p>
          </table:table-cell>
          <table:table-cell table:style-name="ce2" office:value-type="float" office:value="0.0000953760222440641" calcext:value-type="float">
            <text:p>9,54E-05</text:p>
          </table:table-cell>
          <table:table-cell table:style-name="ce2" office:value-type="float" office:value="0.0000952263630613941" calcext:value-type="float">
            <text:p>9,52E-05</text:p>
          </table:table-cell>
          <table:table-cell table:style-name="ce2" office:value-type="float" office:value="0.0000950985040146233" calcext:value-type="float">
            <text:p>9,51E-05</text:p>
          </table:table-cell>
          <table:table-cell table:style-name="ce2" office:value-type="float" office:value="0.0000949885904565134" calcext:value-type="float">
            <text:p>9,50E-05</text:p>
          </table:table-cell>
          <table:table-cell table:style-name="ce2" office:value-type="float" office:value="0.0000948931920501785" calcext:value-type="float">
            <text:p>9,49E-05</text:p>
          </table:table-cell>
          <table:table-cell table:style-name="ce2" office:value-type="float" office:value="0.0000948101214943228" calcext:value-type="float">
            <text:p>9,48E-05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2.25" calcext:value-type="float">
            <text:p>2,25</text:p>
          </table:table-cell>
          <table:table-cell office:value-type="float" office:value="0.000172836" calcext:value-type="float">
            <text:p>0,000172836</text:p>
          </table:table-cell>
          <table:table-cell table:formula="of:=AVERAGE([.E378:.F378])" office:value-type="float" office:value="0.0149744433012068" calcext:value-type="float">
            <text:p>0,014974443301207</text:p>
          </table:table-cell>
          <table:table-cell table:style-name="Default" office:value-type="float" office:value="0.0160088866024135" calcext:value-type="float">
            <text:p>0,016008886602414</text:p>
          </table:table-cell>
          <table:table-cell office:value-type="float" office:value="0.01394" calcext:value-type="float">
            <text:p>0,01394</text:p>
          </table:table-cell>
          <table:table-cell office:value-type="float" office:value="0" calcext:value-type="float">
            <text:p>0</text:p>
          </table:table-cell>
          <table:table-cell office:value-type="float" office:value="0.021158276779" calcext:value-type="float">
            <text:p>0,021158276779</text:p>
          </table:table-cell>
          <table:table-cell office:value-type="float" office:value="0.018836064303" calcext:value-type="float">
            <text:p>0,018836064303</text:p>
          </table:table-cell>
          <table:table-cell office:value-type="float" office:value="0.016855594654" calcext:value-type="float">
            <text:p>0,016855594654</text:p>
          </table:table-cell>
          <table:table-cell office:value-type="float" office:value="0.015191425262" calcext:value-type="float">
            <text:p>0,015191425262</text:p>
          </table:table-cell>
          <table:table-cell office:value-type="float" office:value="0.013739951687" calcext:value-type="float">
            <text:p>0,013739951687</text:p>
          </table:table-cell>
          <table:table-cell office:value-type="float" office:value="0.012514384398" calcext:value-type="float">
            <text:p>0,012514384398</text:p>
          </table:table-cell>
          <table:table-cell office:value-type="float" office:value="0.011411550627" calcext:value-type="float">
            <text:p>0,011411550627</text:p>
          </table:table-cell>
          <table:table-cell office:value-type="float" office:value="0.000173415533364338" calcext:value-type="float">
            <text:p>0,000173415533364</text:p>
          </table:table-cell>
          <table:table-cell office:value-type="float" office:value="0.000173193233690905" calcext:value-type="float">
            <text:p>0,000173193233691</text:p>
          </table:table-cell>
          <table:table-cell office:value-type="float" office:value="0.000173006867346932" calcext:value-type="float">
            <text:p>0,000173006867347</text:p>
          </table:table-cell>
          <table:table-cell office:value-type="float" office:value="0.000172849271926821" calcext:value-type="float">
            <text:p>0,000172849271927</text:p>
          </table:table-cell>
          <table:table-cell office:value-type="float" office:value="0.000172714637081734" calcext:value-type="float">
            <text:p>0,000172714637082</text:p>
          </table:table-cell>
          <table:table-cell office:value-type="float" office:value="0.000172598892393999" calcext:value-type="float">
            <text:p>0,000172598892394</text:p>
          </table:table-cell>
          <table:table-cell office:value-type="float" office:value="0.000172498439850685" calcext:value-type="float">
            <text:p>0,000172498439851</text:p>
          </table:table-cell>
          <table:table-cell office:value-type="float" office:value="0.00017241095987119" calcext:value-type="float">
            <text:p>0,000172410959871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2.5" calcext:value-type="float">
            <text:p>2,5</text:p>
          </table:table-cell>
          <table:table-cell office:value-type="float" office:value="0.000501737" calcext:value-type="float">
            <text:p>0,000501737</text:p>
          </table:table-cell>
          <table:table-cell table:formula="of:=AVERAGE([.E379:.F379])" office:value-type="float" office:value="0.00655232943685044" calcext:value-type="float">
            <text:p>0,00655232943685</text:p>
          </table:table-cell>
          <table:table-cell table:style-name="Default" office:value-type="float" office:value="0.00700465887370087" calcext:value-type="float">
            <text:p>0,007004658873701</text:p>
          </table:table-cell>
          <table:table-cell office:value-type="float" office:value="0.0061" calcext:value-type="float">
            <text:p>0,0061</text:p>
          </table:table-cell>
          <table:table-cell office:value-type="float" office:value="0" calcext:value-type="float">
            <text:p>0</text:p>
          </table:table-cell>
          <table:table-cell office:value-type="float" office:value="0.009269332073" calcext:value-type="float">
            <text:p>0,009269332073</text:p>
          </table:table-cell>
          <table:table-cell office:value-type="float" office:value="0.00824578319" calcext:value-type="float">
            <text:p>0,00824578319</text:p>
          </table:table-cell>
          <table:table-cell office:value-type="float" office:value="0.007375942102" calcext:value-type="float">
            <text:p>0,007375942102</text:p>
          </table:table-cell>
          <table:table-cell office:value-type="float" office:value="0.006643679666" calcext:value-type="float">
            <text:p>0,006643679666</text:p>
          </table:table-cell>
          <table:table-cell office:value-type="float" office:value="0.006007770714" calcext:value-type="float">
            <text:p>0,006007770714</text:p>
          </table:table-cell>
          <table:table-cell office:value-type="float" office:value="0.005468454052" calcext:value-type="float">
            <text:p>0,005468454052</text:p>
          </table:table-cell>
          <table:table-cell office:value-type="float" office:value="0.004986932719" calcext:value-type="float">
            <text:p>0,004986932719</text:p>
          </table:table-cell>
          <table:table-cell office:value-type="float" office:value="0.000502473095545271" calcext:value-type="float">
            <text:p>0,000502473095545</text:p>
          </table:table-cell>
          <table:table-cell office:value-type="float" office:value="0.000502190810236633" calcext:value-type="float">
            <text:p>0,000502190810237</text:p>
          </table:table-cell>
          <table:table-cell office:value-type="float" office:value="0.000501954175498207" calcext:value-type="float">
            <text:p>0,000501954175498</text:p>
          </table:table-cell>
          <table:table-cell office:value-type="float" office:value="0.000501754037742406" calcext:value-type="float">
            <text:p>0,000501754037742</text:p>
          </table:table-cell>
          <table:table-cell office:value-type="float" office:value="0.00050158308103024" calcext:value-type="float">
            <text:p>0,00050158308103</text:p>
          </table:table-cell>
          <table:table-cell office:value-type="float" office:value="0.000501436078483379" calcext:value-type="float">
            <text:p>0,000501436078483</text:p>
          </table:table-cell>
          <table:table-cell office:value-type="float" office:value="0.000501308533095676" calcext:value-type="float">
            <text:p>0,000501308533096</text:p>
          </table:table-cell>
          <table:table-cell office:value-type="float" office:value="0.000501197416364669" calcext:value-type="float">
            <text:p>0,000501197416365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2.75" calcext:value-type="float">
            <text:p>2,75</text:p>
          </table:table-cell>
          <table:table-cell office:value-type="float" office:value="0.00019004" calcext:value-type="float">
            <text:p>0,00019004</text:p>
          </table:table-cell>
          <table:table-cell table:formula="of:=AVERAGE([.E380:.F380])" office:value-type="float" office:value="0.0220212993106938" calcext:value-type="float">
            <text:p>0,022021299310694</text:p>
          </table:table-cell>
          <table:table-cell table:style-name="Default" office:value-type="float" office:value="0.0235325986213876" calcext:value-type="float">
            <text:p>0,023532598621388</text:p>
          </table:table-cell>
          <table:table-cell office:value-type="float" office:value="0.02051" calcext:value-type="float">
            <text:p>0,02051</text:p>
          </table:table-cell>
          <table:table-cell office:value-type="float" office:value="0" calcext:value-type="float">
            <text:p>0</text:p>
          </table:table-cell>
          <table:table-cell office:value-type="float" office:value="0.031067691913" calcext:value-type="float">
            <text:p>0,031067691913</text:p>
          </table:table-cell>
          <table:table-cell office:value-type="float" office:value="0.027668814959" calcext:value-type="float">
            <text:p>0,027668814959</text:p>
          </table:table-cell>
          <table:table-cell office:value-type="float" office:value="0.024778749636" calcext:value-type="float">
            <text:p>0,024778749636</text:p>
          </table:table-cell>
          <table:table-cell office:value-type="float" office:value="0.022336016031" calcext:value-type="float">
            <text:p>0,022336016031</text:p>
          </table:table-cell>
          <table:table-cell office:value-type="float" office:value="0.020216671839" calcext:value-type="float">
            <text:p>0,020216671839</text:p>
          </table:table-cell>
          <table:table-cell office:value-type="float" office:value="0.018409785602" calcext:value-type="float">
            <text:p>0,018409785602</text:p>
          </table:table-cell>
          <table:table-cell office:value-type="float" office:value="0.016803212997" calcext:value-type="float">
            <text:p>0,016803212997</text:p>
          </table:table-cell>
          <table:table-cell office:value-type="float" office:value="0.000190976785168962" calcext:value-type="float">
            <text:p>0,000190976785169</text:p>
          </table:table-cell>
          <table:table-cell office:value-type="float" office:value="0.000190617425209963" calcext:value-type="float">
            <text:p>0,00019061742521</text:p>
          </table:table-cell>
          <table:table-cell office:value-type="float" office:value="0.000190316200945848" calcext:value-type="float">
            <text:p>0,000190316200946</text:p>
          </table:table-cell>
          <table:table-cell office:value-type="float" office:value="0.000190061401596989" calcext:value-type="float">
            <text:p>0,000190061401597</text:p>
          </table:table-cell>
          <table:table-cell office:value-type="float" office:value="0.000189843775248974" calcext:value-type="float">
            <text:p>0,000189843775249</text:p>
          </table:table-cell>
          <table:table-cell office:value-type="float" office:value="0.000189656610467384" calcext:value-type="float">
            <text:p>0,000189656610467</text:p>
          </table:table-cell>
          <table:table-cell office:value-type="float" office:value="0.000189494253619618" calcext:value-type="float">
            <text:p>0,00018949425362</text:p>
          </table:table-cell>
          <table:table-cell office:value-type="float" office:value="0.000189352767062455" calcext:value-type="float">
            <text:p>0,000189352767062</text:p>
          </table:table-cell>
        </table:table-row>
        <table:table-row table:style-name="ro1" table:visibility="filter">
          <table:table-cell office:value-type="string" calcext:value-type="string">
            <text:p>p*2-s15</text:p>
          </table:table-cell>
          <table:table-cell office:value-type="float" office:value="3" calcext:value-type="float">
            <text:p>3</text:p>
          </table:table-cell>
          <table:table-cell office:value-type="float" office:value="0.00000268" calcext:value-type="float">
            <text:p>2,68E-06</text:p>
          </table:table-cell>
          <table:table-cell table:style-name="ce1" table:formula="of:=AVERAGE([.E381:.F381])" office:value-type="float" office:value="1.99897498195224" calcext:value-type="float">
            <text:p>1,99897498195224</text:p>
          </table:table-cell>
          <table:table-cell table:style-name="ce3" office:value-type="float" office:value="1.99912996390449" calcext:value-type="float">
            <text:p>1,99912996390449</text:p>
          </table:table-cell>
          <table:table-cell table:style-name="ce1" office:value-type="float" office:value="1.99882" calcext:value-type="float">
            <text:p>1,99882</text:p>
          </table:table-cell>
          <table:table-cell office:value-type="float" office:value="0" calcext:value-type="float">
            <text:p>0</text:p>
          </table:table-cell>
          <table:table-cell office:value-type="float" office:value="1.999489032673" calcext:value-type="float">
            <text:p>1,999489032673</text:p>
          </table:table-cell>
          <table:table-cell office:value-type="float" office:value="1.999983276818" calcext:value-type="float">
            <text:p>1,999983276818</text:p>
          </table:table-cell>
          <table:table-cell office:value-type="float" office:value="1.998902638589" calcext:value-type="float">
            <text:p>1,998902638589</text:p>
          </table:table-cell>
          <table:table-cell office:value-type="float" office:value="1.999596140689" calcext:value-type="float">
            <text:p>1,999596140689</text:p>
          </table:table-cell>
          <table:table-cell office:value-type="float" office:value="1.998460391353" calcext:value-type="float">
            <text:p>1,998460391353</text:p>
          </table:table-cell>
          <table:table-cell office:value-type="float" office:value="1.999584527025" calcext:value-type="float">
            <text:p>1,999584527025</text:p>
          </table:table-cell>
          <table:table-cell office:value-type="float" office:value="1.997540802069" calcext:value-type="float">
            <text:p>1,997540802069</text:p>
          </table:table-cell>
          <table:table-cell table:style-name="ce2" office:value-type="float" office:value="0.00000381598558403976" calcext:value-type="float">
            <text:p>3,82E-06</text:p>
          </table:table-cell>
          <table:table-cell table:style-name="ce2" office:value-type="float" office:value="0.00000338035491824319" calcext:value-type="float">
            <text:p>3,38E-06</text:p>
          </table:table-cell>
          <table:table-cell table:style-name="ce2" office:value-type="float" office:value="0.00000301519600365512" calcext:value-type="float">
            <text:p>3,02E-06</text:p>
          </table:table-cell>
          <table:table-cell table:style-name="ce2" office:value-type="float" office:value="0.00000270631985880325" calcext:value-type="float">
            <text:p>2,71E-06</text:p>
          </table:table-cell>
          <table:table-cell table:style-name="ce2" office:value-type="float" office:value="0.00000244250426919239" calcext:value-type="float">
            <text:p>2,44E-06</text:p>
          </table:table-cell>
          <table:table-cell table:style-name="ce2" office:value-type="float" office:value="0.00000221558979730602" calcext:value-type="float">
            <text:p>2,22E-06</text:p>
          </table:table-cell>
          <table:table-cell table:style-name="ce2" office:value-type="float" office:value="0.00000201878922627202" calcext:value-type="float">
            <text:p>2,02E-06</text:p>
          </table:table-cell>
          <table:table-cell table:style-name="ce2" office:value-type="float" office:value="0.00000184726049725878" calcext:value-type="float">
            <text:p>1,85E-06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178" calcext:value-type="float">
            <text:p>1,78E-07</text:p>
          </table:table-cell>
          <table:table-cell table:formula="of:=AVERAGE([.E382:.F382])" office:value-type="float" office:value="1.9845409394156" calcext:value-type="float">
            <text:p>1,9845409394156</text:p>
          </table:table-cell>
          <table:table-cell table:style-name="Default" office:value-type="float" office:value="1.9868918788312" calcext:value-type="float">
            <text:p>1,9868918788312</text:p>
          </table:table-cell>
          <table:table-cell office:value-type="float" office:value="1.98219" calcext:value-type="float">
            <text:p>1,98219</text:p>
          </table:table-cell>
          <table:table-cell office:value-type="float" office:value="0" calcext:value-type="float">
            <text:p>0</text:p>
          </table:table-cell>
          <table:table-cell office:value-type="float" office:value="1.992286365119" calcext:value-type="float">
            <text:p>1,992286365119</text:p>
          </table:table-cell>
          <table:table-cell office:value-type="float" office:value="1.999721432669" calcext:value-type="float">
            <text:p>1,999721432669</text:p>
          </table:table-cell>
          <table:table-cell office:value-type="float" office:value="1.983544774149" calcext:value-type="float">
            <text:p>1,983544774149</text:p>
          </table:table-cell>
          <table:table-cell office:value-type="float" office:value="1.993824224947" calcext:value-type="float">
            <text:p>1,993824224947</text:p>
          </table:table-cell>
          <table:table-cell office:value-type="float" office:value="1.976842538279" calcext:value-type="float">
            <text:p>1,976842538279</text:p>
          </table:table-cell>
          <table:table-cell office:value-type="float" office:value="1.993681084749" calcext:value-type="float">
            <text:p>1,993681084749</text:p>
          </table:table-cell>
          <table:table-cell office:value-type="float" office:value="1.963034672994" calcext:value-type="float">
            <text:p>1,963034672994</text:p>
          </table:table-cell>
          <table:table-cell table:style-name="ce2" office:value-type="float" office:value="0.000000252677046360531" calcext:value-type="float">
            <text:p>2,53E-07</text:p>
          </table:table-cell>
          <table:table-cell table:style-name="ce2" office:value-type="float" office:value="0.000000223929343048774" calcext:value-type="float">
            <text:p>2,24E-07</text:p>
          </table:table-cell>
          <table:table-cell table:style-name="ce2" office:value-type="float" office:value="0.000000199742625249924" calcext:value-type="float">
            <text:p>2,00E-07</text:p>
          </table:table-cell>
          <table:table-cell table:style-name="ce2" office:value-type="float" office:value="0.000000179429955167014" calcext:value-type="float">
            <text:p>1,79E-07</text:p>
          </table:table-cell>
          <table:table-cell table:style-name="ce2" office:value-type="float" office:value="0.000000161986839930207" calcext:value-type="float">
            <text:p>1,62E-07</text:p>
          </table:table-cell>
          <table:table-cell table:style-name="ce2" office:value-type="float" office:value="0.000000147092938979188" calcext:value-type="float">
            <text:p>1,47E-07</text:p>
          </table:table-cell>
          <table:table-cell table:style-name="ce2" office:value-type="float" office:value="0.000000134064167828091" calcext:value-type="float">
            <text:p>1,34E-07</text:p>
          </table:table-cell>
          <table:table-cell table:style-name="ce2" office:value-type="float" office:value="0.000000122861560673788" calcext:value-type="float">
            <text:p>1,23E-07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1" calcext:value-type="float">
            <text:p>1,1</text:p>
          </table:table-cell>
          <table:table-cell office:value-type="float" office:value="0.000051117" calcext:value-type="float">
            <text:p>5,1117E-05</text:p>
          </table:table-cell>
          <table:table-cell table:formula="of:=AVERAGE([.E383:.F383])" office:value-type="float" office:value="0.0109185914663885" calcext:value-type="float">
            <text:p>0,010918591466389</text:p>
          </table:table-cell>
          <table:table-cell table:style-name="Default" office:value-type="float" office:value="0.0116771829327769" calcext:value-type="float">
            <text:p>0,011677182932777</text:p>
          </table:table-cell>
          <table:table-cell office:value-type="float" office:value="0.01016" calcext:value-type="float">
            <text:p>0,01016</text:p>
          </table:table-cell>
          <table:table-cell office:value-type="float" office:value="0" calcext:value-type="float">
            <text:p>0</text:p>
          </table:table-cell>
          <table:table-cell office:value-type="float" office:value="0.01544892202" calcext:value-type="float">
            <text:p>0,01544892202</text:p>
          </table:table-cell>
          <table:table-cell office:value-type="float" office:value="0.013769555306" calcext:value-type="float">
            <text:p>0,013769555306</text:p>
          </table:table-cell>
          <table:table-cell office:value-type="float" office:value="0.012282885539" calcext:value-type="float">
            <text:p>0,012282885539</text:p>
          </table:table-cell>
          <table:table-cell office:value-type="float" office:value="0.011091974781" calcext:value-type="float">
            <text:p>0,011091974781</text:p>
          </table:table-cell>
          <table:table-cell office:value-type="float" office:value="0.009993138916" calcext:value-type="float">
            <text:p>0,009993138916</text:p>
          </table:table-cell>
          <table:table-cell office:value-type="float" office:value="0.009142955879" calcext:value-type="float">
            <text:p>0,009142955879</text:p>
          </table:table-cell>
          <table:table-cell office:value-type="float" office:value="0.008281788249" calcext:value-type="float">
            <text:p>0,008281788249</text:p>
          </table:table-cell>
          <table:table-cell table:style-name="ce2" office:value-type="float" office:value="0.0000512419581340592" calcext:value-type="float">
            <text:p>5,12E-05</text:p>
          </table:table-cell>
          <table:table-cell table:style-name="ce2" office:value-type="float" office:value="0.0000511939881493778" calcext:value-type="float">
            <text:p>5,12E-05</text:p>
          </table:table-cell>
          <table:table-cell table:style-name="ce2" office:value-type="float" office:value="0.0000511537119805" calcext:value-type="float">
            <text:p>5,12E-05</text:p>
          </table:table-cell>
          <table:table-cell table:style-name="ce2" office:value-type="float" office:value="0.0000511197520018253" calcext:value-type="float">
            <text:p>5,11E-05</text:p>
          </table:table-cell>
          <table:table-cell table:style-name="ce2" office:value-type="float" office:value="0.0000510906760014265" calcext:value-type="float">
            <text:p>5,11E-05</text:p>
          </table:table-cell>
          <table:table-cell table:style-name="ce2" office:value-type="float" office:value="0.0000510657719511981" calcext:value-type="float">
            <text:p>5,11E-05</text:p>
          </table:table-cell>
          <table:table-cell table:style-name="ce2" office:value-type="float" office:value="0.0000510440567418098" calcext:value-type="float">
            <text:p>5,10E-05</text:p>
          </table:table-cell>
          <table:table-cell table:style-name="ce2" office:value-type="float" office:value="0.0000510252688369291" calcext:value-type="float">
            <text:p>5,10E-05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2" calcext:value-type="float">
            <text:p>1,2</text:p>
          </table:table-cell>
          <table:table-cell office:value-type="float" office:value="0.00032989" calcext:value-type="float">
            <text:p>0,00032989</text:p>
          </table:table-cell>
          <table:table-cell table:formula="of:=AVERAGE([.E384:.F384])" office:value-type="float" office:value="0.00234489135667796" calcext:value-type="float">
            <text:p>0,002344891356678</text:p>
          </table:table-cell>
          <table:table-cell table:style-name="Default" office:value-type="float" office:value="0.00250978271335592" calcext:value-type="float">
            <text:p>0,002509782713356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" calcext:value-type="float">
            <text:p>0</text:p>
          </table:table-cell>
          <table:table-cell office:value-type="float" office:value="0.003324268997" calcext:value-type="float">
            <text:p>0,003324268997</text:p>
          </table:table-cell>
          <table:table-cell office:value-type="float" office:value="0.00295932067" calcext:value-type="float">
            <text:p>0,00295932067</text:p>
          </table:table-cell>
          <table:table-cell office:value-type="float" office:value="0.002641032383" calcext:value-type="float">
            <text:p>0,002641032383</text:p>
          </table:table-cell>
          <table:table-cell office:value-type="float" office:value="0.00238194851" calcext:value-type="float">
            <text:p>0,00238194851</text:p>
          </table:table-cell>
          <table:table-cell office:value-type="float" office:value="0.002147928542" calcext:value-type="float">
            <text:p>0,002147928542</text:p>
          </table:table-cell>
          <table:table-cell office:value-type="float" office:value="0.001961198272" calcext:value-type="float">
            <text:p>0,001961198272</text:p>
          </table:table-cell>
          <table:table-cell office:value-type="float" office:value="0.001780070687" calcext:value-type="float">
            <text:p>0,001780070687</text:p>
          </table:table-cell>
          <table:table-cell office:value-type="float" office:value="0.000330062960466327" calcext:value-type="float">
            <text:p>0,000330062960466</text:p>
          </table:table-cell>
          <table:table-cell office:value-type="float" office:value="0.00032999644873836" calcext:value-type="float">
            <text:p>0,000329996448738</text:p>
          </table:table-cell>
          <table:table-cell office:value-type="float" office:value="0.000329940634534743" calcext:value-type="float">
            <text:p>0,000329940634535</text:p>
          </table:table-cell>
          <table:table-cell office:value-type="float" office:value="0.000329893524592174" calcext:value-type="float">
            <text:p>0,000329893524592</text:p>
          </table:table-cell>
          <table:table-cell office:value-type="float" office:value="0.000329853221327839" calcext:value-type="float">
            <text:p>0,000329853221328</text:p>
          </table:table-cell>
          <table:table-cell office:value-type="float" office:value="0.000329818655251732" calcext:value-type="float">
            <text:p>0,000329818655252</text:p>
          </table:table-cell>
          <table:table-cell office:value-type="float" office:value="0.000329788565627845" calcext:value-type="float">
            <text:p>0,000329788565628</text:p>
          </table:table-cell>
          <table:table-cell office:value-type="float" office:value="0.000329762471388218" calcext:value-type="float">
            <text:p>0,000329762471388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25" calcext:value-type="float">
            <text:p>1,25</text:p>
          </table:table-cell>
          <table:table-cell office:value-type="float" office:value="0.000580434" calcext:value-type="float">
            <text:p>0,000580434</text:p>
          </table:table-cell>
          <table:table-cell table:formula="of:=AVERAGE([.E385:.F385])" office:value-type="float" office:value="0.00150595843597073" calcext:value-type="float">
            <text:p>0,001505958435971</text:p>
          </table:table-cell>
          <table:table-cell table:style-name="Default" office:value-type="float" office:value="0.00161191687194146" calcext:value-type="float">
            <text:p>0,001611916871941</text:p>
          </table:table-cell>
          <table:table-cell office:value-type="float" office:value="0.0014" calcext:value-type="float">
            <text:p>0,0014</text:p>
          </table:table-cell>
          <table:table-cell office:value-type="float" office:value="0" calcext:value-type="float">
            <text:p>0</text:p>
          </table:table-cell>
          <table:table-cell office:value-type="float" office:value="0.002135202259" calcext:value-type="float">
            <text:p>0,002135202259</text:p>
          </table:table-cell>
          <table:table-cell office:value-type="float" office:value="0.001900362659" calcext:value-type="float">
            <text:p>0,001900362659</text:p>
          </table:table-cell>
          <table:table-cell office:value-type="float" office:value="0.001696400624" calcext:value-type="float">
            <text:p>0,001696400624</text:p>
          </table:table-cell>
          <table:table-cell office:value-type="float" office:value="0.00152955364" calcext:value-type="float">
            <text:p>0,00152955364</text:p>
          </table:table-cell>
          <table:table-cell office:value-type="float" office:value="0.001379769815" calcext:value-type="float">
            <text:p>0,001379769815</text:p>
          </table:table-cell>
          <table:table-cell office:value-type="float" office:value="0.001259143376" calcext:value-type="float">
            <text:p>0,001259143376</text:p>
          </table:table-cell>
          <table:table-cell office:value-type="float" office:value="0.001143618658" calcext:value-type="float">
            <text:p>0,001143618658</text:p>
          </table:table-cell>
          <table:table-cell office:value-type="float" office:value="0.000580630336890585" calcext:value-type="float">
            <text:p>0,000580630336891</text:p>
          </table:table-cell>
          <table:table-cell office:value-type="float" office:value="0.000580555181579379" calcext:value-type="float">
            <text:p>0,000580555181579</text:p>
          </table:table-cell>
          <table:table-cell office:value-type="float" office:value="0.000580492124104487" calcext:value-type="float">
            <text:p>0,000580492124104</text:p>
          </table:table-cell>
          <table:table-cell office:value-type="float" office:value="0.000580438884001263" calcext:value-type="float">
            <text:p>0,000580438884001</text:p>
          </table:table-cell>
          <table:table-cell office:value-type="float" office:value="0.000580393346964402" calcext:value-type="float">
            <text:p>0,000580393346964</text:p>
          </table:table-cell>
          <table:table-cell office:value-type="float" office:value="0.000580354276666153" calcext:value-type="float">
            <text:p>0,000580354276666</text:p>
          </table:table-cell>
          <table:table-cell office:value-type="float" office:value="0.000580320283195547" calcext:value-type="float">
            <text:p>0,000580320283196</text:p>
          </table:table-cell>
          <table:table-cell office:value-type="float" office:value="0.000580290782861796" calcext:value-type="float">
            <text:p>0,000580290782862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3" calcext:value-type="float">
            <text:p>1,3</text:p>
          </table:table-cell>
          <table:table-cell office:value-type="float" office:value="0.000860293" calcext:value-type="float">
            <text:p>0,000860293</text:p>
          </table:table-cell>
          <table:table-cell table:formula="of:=AVERAGE([.E386:.F386])" office:value-type="float" office:value="0.00113139614427192" calcext:value-type="float">
            <text:p>0,001131396144272</text:p>
          </table:table-cell>
          <table:table-cell table:style-name="Default" office:value-type="float" office:value="0.00121279228854385" calcext:value-type="float">
            <text:p>0,001212792288544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" calcext:value-type="float">
            <text:p>0</text:p>
          </table:table-cell>
          <table:table-cell office:value-type="float" office:value="0.001609158319" calcext:value-type="float">
            <text:p>0,001609158319</text:p>
          </table:table-cell>
          <table:table-cell office:value-type="float" office:value="0.001425777812" calcext:value-type="float">
            <text:p>0,001425777812</text:p>
          </table:table-cell>
          <table:table-cell office:value-type="float" office:value="0.001279244329" calcext:value-type="float">
            <text:p>0,001279244329</text:p>
          </table:table-cell>
          <table:table-cell office:value-type="float" office:value="0.001150151801" calcext:value-type="float">
            <text:p>0,001150151801</text:p>
          </table:table-cell>
          <table:table-cell office:value-type="float" office:value="0.001037828763" calcext:value-type="float">
            <text:p>0,001037828763</text:p>
          </table:table-cell>
          <table:table-cell office:value-type="float" office:value="0.000946705044" calcext:value-type="float">
            <text:p>0,000946705044</text:p>
          </table:table-cell>
          <table:table-cell office:value-type="float" office:value="0.000860311019" calcext:value-type="float">
            <text:p>0,000860311019</text:p>
          </table:table-cell>
          <table:table-cell office:value-type="float" office:value="0.000860511796734311" calcext:value-type="float">
            <text:p>0,000860511796734</text:p>
          </table:table-cell>
          <table:table-cell office:value-type="float" office:value="0.000860427853932237" calcext:value-type="float">
            <text:p>0,000860427853932</text:p>
          </table:table-cell>
          <table:table-cell office:value-type="float" office:value="0.000860357736050899" calcext:value-type="float">
            <text:p>0,000860357736051</text:p>
          </table:table-cell>
          <table:table-cell office:value-type="float" office:value="0.000860298231305748" calcext:value-type="float">
            <text:p>0,000860298231306</text:p>
          </table:table-cell>
          <table:table-cell office:value-type="float" office:value="0.000860247479444225" calcext:value-type="float">
            <text:p>0,000860247479444</text:p>
          </table:table-cell>
          <table:table-cell office:value-type="float" office:value="0.000860203921196973" calcext:value-type="float">
            <text:p>0,000860203921197</text:p>
          </table:table-cell>
          <table:table-cell office:value-type="float" office:value="0.000860166038019578" calcext:value-type="float">
            <text:p>0,00086016603802</text:p>
          </table:table-cell>
          <table:table-cell office:value-type="float" office:value="0.000860133143885467" calcext:value-type="float">
            <text:p>0,000860133143885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4" calcext:value-type="float">
            <text:p>1,4</text:p>
          </table:table-cell>
          <table:table-cell office:value-type="float" office:value="0.001088836" calcext:value-type="float">
            <text:p>0,001088836</text:p>
          </table:table-cell>
          <table:table-cell table:formula="of:=AVERAGE([.E387:.F387])" office:value-type="float" office:value="0.00112053769744905" calcext:value-type="float">
            <text:p>0,001120537697449</text:p>
          </table:table-cell>
          <table:table-cell table:style-name="Default" office:value-type="float" office:value="0.0012010753948981" calcext:value-type="float">
            <text:p>0,001201075394898</text:p>
          </table:table-cell>
          <table:table-cell office:value-type="float" office:value="0.00104" calcext:value-type="float">
            <text:p>0,00104</text:p>
          </table:table-cell>
          <table:table-cell office:value-type="float" office:value="0" calcext:value-type="float">
            <text:p>0</text:p>
          </table:table-cell>
          <table:table-cell office:value-type="float" office:value="0.001592992607" calcext:value-type="float">
            <text:p>0,001592992607</text:p>
          </table:table-cell>
          <table:table-cell office:value-type="float" office:value="0.001412383049" calcext:value-type="float">
            <text:p>0,001412383049</text:p>
          </table:table-cell>
          <table:table-cell office:value-type="float" office:value="0.001266511031" calcext:value-type="float">
            <text:p>0,001266511031</text:p>
          </table:table-cell>
          <table:table-cell office:value-type="float" office:value="0.001138944698" calcext:value-type="float">
            <text:p>0,001138944698</text:p>
          </table:table-cell>
          <table:table-cell office:value-type="float" office:value="0.00102827785" calcext:value-type="float">
            <text:p>0,00102827785</text:p>
          </table:table-cell>
          <table:table-cell office:value-type="float" office:value="0.000937343621" calcext:value-type="float">
            <text:p>0,000937343621</text:p>
          </table:table-cell>
          <table:table-cell office:value-type="float" office:value="0.000852624619" calcext:value-type="float">
            <text:p>0,000852624619</text:p>
          </table:table-cell>
          <table:table-cell office:value-type="float" office:value="0.00108910973086529" calcext:value-type="float">
            <text:p>0,001089109730865</text:p>
          </table:table-cell>
          <table:table-cell office:value-type="float" office:value="0.00108900455563531" calcext:value-type="float">
            <text:p>0,001089004555635</text:p>
          </table:table-cell>
          <table:table-cell office:value-type="float" office:value="0.00108891664430914" calcext:value-type="float">
            <text:p>0,001088916644309</text:p>
          </table:table-cell>
          <table:table-cell office:value-type="float" office:value="0.00108884208140866" calcext:value-type="float">
            <text:p>0,001088842081409</text:p>
          </table:table-cell>
          <table:table-cell office:value-type="float" office:value="0.00108877847286656" calcext:value-type="float">
            <text:p>0,001088778472867</text:p>
          </table:table-cell>
          <table:table-cell office:value-type="float" office:value="0.00108872385038944" calcext:value-type="float">
            <text:p>0,001088723850389</text:p>
          </table:table-cell>
          <table:table-cell office:value-type="float" office:value="0.0010886763773598" calcext:value-type="float">
            <text:p>0,00108867637736</text:p>
          </table:table-cell>
          <table:table-cell office:value-type="float" office:value="0.00108863511658075" calcext:value-type="float">
            <text:p>0,001088635116581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5" calcext:value-type="float">
            <text:p>1,5</text:p>
          </table:table-cell>
          <table:table-cell office:value-type="float" office:value="0.00085206" calcext:value-type="float">
            <text:p>0,00085206</text:p>
          </table:table-cell>
          <table:table-cell table:formula="of:=AVERAGE([.E388:.F388])" office:value-type="float" office:value="0.00179450100649821" calcext:value-type="float">
            <text:p>0,001794501006498</text:p>
          </table:table-cell>
          <table:table-cell table:style-name="Default" office:value-type="float" office:value="0.00191900201299642" calcext:value-type="float">
            <text:p>0,001919002012996</text:p>
          </table:table-cell>
          <table:table-cell office:value-type="float" office:value="0.00167" calcext:value-type="float">
            <text:p>0,00167</text:p>
          </table:table-cell>
          <table:table-cell office:value-type="float" office:value="0" calcext:value-type="float">
            <text:p>0</text:p>
          </table:table-cell>
          <table:table-cell office:value-type="float" office:value="0.002541511822" calcext:value-type="float">
            <text:p>0,002541511822</text:p>
          </table:table-cell>
          <table:table-cell office:value-type="float" office:value="0.002257643041" calcext:value-type="float">
            <text:p>0,002257643041</text:p>
          </table:table-cell>
          <table:table-cell office:value-type="float" office:value="0.002023675511" calcext:value-type="float">
            <text:p>0,002023675511</text:p>
          </table:table-cell>
          <table:table-cell office:value-type="float" office:value="0.001820214006" calcext:value-type="float">
            <text:p>0,001820214006</text:p>
          </table:table-cell>
          <table:table-cell office:value-type="float" office:value="0.001644104193" calcext:value-type="float">
            <text:p>0,001644104193</text:p>
          </table:table-cell>
          <table:table-cell office:value-type="float" office:value="0.001497946049" calcext:value-type="float">
            <text:p>0,001497946049</text:p>
          </table:table-cell>
          <table:table-cell office:value-type="float" office:value="0.001363613264" calcext:value-type="float">
            <text:p>0,001363613264</text:p>
          </table:table-cell>
          <table:table-cell office:value-type="float" office:value="0.000852402336729036" calcext:value-type="float">
            <text:p>0,000852402336729</text:p>
          </table:table-cell>
          <table:table-cell office:value-type="float" office:value="0.000852271010234783" calcext:value-type="float">
            <text:p>0,000852271010235</text:p>
          </table:table-cell>
          <table:table-cell office:value-type="float" office:value="0.000852161037470966" calcext:value-type="float">
            <text:p>0,000852161037471</text:p>
          </table:table-cell>
          <table:table-cell office:value-type="float" office:value="0.000852067803787893" calcext:value-type="float">
            <text:p>0,000852067803788</text:p>
          </table:table-cell>
          <table:table-cell office:value-type="float" office:value="0.000851988254384546" calcext:value-type="float">
            <text:p>0,000851988254385</text:p>
          </table:table-cell>
          <table:table-cell office:value-type="float" office:value="0.000851919913939082" calcext:value-type="float">
            <text:p>0,000851919913939</text:p>
          </table:table-cell>
          <table:table-cell office:value-type="float" office:value="0.000851860550416688" calcext:value-type="float">
            <text:p>0,000851860550417</text:p>
          </table:table-cell>
          <table:table-cell office:value-type="float" office:value="0.000851808916443211" calcext:value-type="float">
            <text:p>0,000851808916443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6" calcext:value-type="float">
            <text:p>1,6</text:p>
          </table:table-cell>
          <table:table-cell office:value-type="float" office:value="0.000385395" calcext:value-type="float">
            <text:p>0,000385395</text:p>
          </table:table-cell>
          <table:table-cell table:formula="of:=AVERAGE([.E389:.F389])" office:value-type="float" office:value="0.0048376254198163" calcext:value-type="float">
            <text:p>0,004837625419816</text:p>
          </table:table-cell>
          <table:table-cell table:style-name="Default" office:value-type="float" office:value="0.00517525083963261" calcext:value-type="float">
            <text:p>0,005175250839633</text:p>
          </table:table-cell>
          <table:table-cell office:value-type="float" office:value="0.0045" calcext:value-type="float">
            <text:p>0,0045</text:p>
          </table:table-cell>
          <table:table-cell office:value-type="float" office:value="0" calcext:value-type="float">
            <text:p>0</text:p>
          </table:table-cell>
          <table:table-cell office:value-type="float" office:value="0.006850684104" calcext:value-type="float">
            <text:p>0,006850684104</text:p>
          </table:table-cell>
          <table:table-cell office:value-type="float" office:value="0.006094895553" calcext:value-type="float">
            <text:p>0,006094895553</text:p>
          </table:table-cell>
          <table:table-cell office:value-type="float" office:value="0.005448720278" calcext:value-type="float">
            <text:p>0,005448720278</text:p>
          </table:table-cell>
          <table:table-cell office:value-type="float" office:value="0.004909106033" calcext:value-type="float">
            <text:p>0,004909106033</text:p>
          </table:table-cell>
          <table:table-cell office:value-type="float" office:value="0.004436140456" calcext:value-type="float">
            <text:p>0,004436140456</text:p>
          </table:table-cell>
          <table:table-cell office:value-type="float" office:value="0.00404073812" calcext:value-type="float">
            <text:p>0,00404073812</text:p>
          </table:table-cell>
          <table:table-cell office:value-type="float" office:value="0.003680746242" calcext:value-type="float">
            <text:p>0,003680746242</text:p>
          </table:table-cell>
          <table:table-cell office:value-type="float" office:value="0.000385812595566813" calcext:value-type="float">
            <text:p>0,000385812595567</text:p>
          </table:table-cell>
          <table:table-cell office:value-type="float" office:value="0.000385652393098265" calcext:value-type="float">
            <text:p>0,000385652393098</text:p>
          </table:table-cell>
          <table:table-cell office:value-type="float" office:value="0.000385518065014206" calcext:value-type="float">
            <text:p>0,000385518065014</text:p>
          </table:table-cell>
          <table:table-cell office:value-type="float" office:value="0.000385404509212653" calcext:value-type="float">
            <text:p>0,000385404509213</text:p>
          </table:table-cell>
          <table:table-cell office:value-type="float" office:value="0.00038530747494779" calcext:value-type="float">
            <text:p>0,000385307474948</text:p>
          </table:table-cell>
          <table:table-cell office:value-type="float" office:value="0.000385224088014231" calcext:value-type="float">
            <text:p>0,000385224088014</text:p>
          </table:table-cell>
          <table:table-cell office:value-type="float" office:value="0.000385151682244492" calcext:value-type="float">
            <text:p>0,000385151682244</text:p>
          </table:table-cell>
          <table:table-cell office:value-type="float" office:value="0.000385088670553553" calcext:value-type="float">
            <text:p>0,000385088670554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7" calcext:value-type="float">
            <text:p>1,7</text:p>
          </table:table-cell>
          <table:table-cell office:value-type="float" office:value="0.000053574" calcext:value-type="float">
            <text:p>5,3574E-05</text:p>
          </table:table-cell>
          <table:table-cell table:formula="of:=AVERAGE([.E390:.F390])" office:value-type="float" office:value="0.041069168937746" calcext:value-type="float">
            <text:p>0,041069168937746</text:p>
          </table:table-cell>
          <table:table-cell table:style-name="Default" office:value-type="float" office:value="0.043858337875492" calcext:value-type="float">
            <text:p>0,043858337875492</text:p>
          </table:table-cell>
          <table:table-cell office:value-type="float" office:value="0.03828" calcext:value-type="float">
            <text:p>0,03828</text:p>
          </table:table-cell>
          <table:table-cell office:value-type="float" office:value="0" calcext:value-type="float">
            <text:p>0</text:p>
          </table:table-cell>
          <table:table-cell office:value-type="float" office:value="0.057739175503" calcext:value-type="float">
            <text:p>0,057739175503</text:p>
          </table:table-cell>
          <table:table-cell office:value-type="float" office:value="0.051510938743" calcext:value-type="float">
            <text:p>0,051510938743</text:p>
          </table:table-cell>
          <table:table-cell office:value-type="float" office:value="0.046168035607" calcext:value-type="float">
            <text:p>0,046168035607</text:p>
          </table:table-cell>
          <table:table-cell office:value-type="float" office:value="0.041675627356" calcext:value-type="float">
            <text:p>0,041675627356</text:p>
          </table:table-cell>
          <table:table-cell office:value-type="float" office:value="0.037734550994" calcext:value-type="float">
            <text:p>0,037734550994</text:p>
          </table:table-cell>
          <table:table-cell office:value-type="float" office:value="0.03441424959" calcext:value-type="float">
            <text:p>0,03441424959</text:p>
          </table:table-cell>
          <table:table-cell office:value-type="float" office:value="0.031401421657" calcext:value-type="float">
            <text:p>0,031401421657</text:p>
          </table:table-cell>
          <table:table-cell table:style-name="ce2" office:value-type="float" office:value="0.0000540662980773882" calcext:value-type="float">
            <text:p>5,41E-05</text:p>
          </table:table-cell>
          <table:table-cell table:style-name="ce2" office:value-type="float" office:value="0.000053877374408491" calcext:value-type="float">
            <text:p>5,39E-05</text:p>
          </table:table-cell>
          <table:table-cell table:style-name="ce2" office:value-type="float" office:value="0.0000537189774383145" calcext:value-type="float">
            <text:p>5,37E-05</text:p>
          </table:table-cell>
          <table:table-cell table:style-name="ce2" office:value-type="float" office:value="0.0000535850525607198" calcext:value-type="float">
            <text:p>5,36E-05</text:p>
          </table:table-cell>
          <table:table-cell table:style-name="ce2" office:value-type="float" office:value="0.0000534706271996139" calcext:value-type="float">
            <text:p>5,35E-05</text:p>
          </table:table-cell>
          <table:table-cell table:style-name="ce2" office:value-type="float" office:value="0.0000533722743332436" calcext:value-type="float">
            <text:p>5,34E-05</text:p>
          </table:table-cell>
          <table:table-cell table:style-name="ce2" office:value-type="float" office:value="0.0000532868962756793" calcext:value-type="float">
            <text:p>5,33E-05</text:p>
          </table:table-cell>
          <table:table-cell table:style-name="ce2" office:value-type="float" office:value="0.0000532125677270851" calcext:value-type="float">
            <text:p>5,32E-05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75" calcext:value-type="float">
            <text:p>1,75</text:p>
          </table:table-cell>
          <table:table-cell office:value-type="float" office:value="0.00001576" calcext:value-type="float">
            <text:p>1,576E-05</text:p>
          </table:table-cell>
          <table:table-cell table:formula="of:=AVERAGE([.E391:.F391])" office:value-type="float" office:value="0.126119063729199" calcext:value-type="float">
            <text:p>0,126119063729199</text:p>
          </table:table-cell>
          <table:table-cell table:style-name="Default" office:value-type="float" office:value="0.135068127458399" calcext:value-type="float">
            <text:p>0,135068127458399</text:p>
          </table:table-cell>
          <table:table-cell office:value-type="float" office:value="0.11717" calcext:value-type="float">
            <text:p>0,11717</text:p>
          </table:table-cell>
          <table:table-cell office:value-type="float" office:value="0" calcext:value-type="float">
            <text:p>0</text:p>
          </table:table-cell>
          <table:table-cell office:value-type="float" office:value="0.179567948301" calcext:value-type="float">
            <text:p>0,179567948301</text:p>
          </table:table-cell>
          <table:table-cell office:value-type="float" office:value="0.159601326502" calcext:value-type="float">
            <text:p>0,159601326502</text:p>
          </table:table-cell>
          <table:table-cell office:value-type="float" office:value="0.142769554645" calcext:value-type="float">
            <text:p>0,142769554645</text:p>
          </table:table-cell>
          <table:table-cell office:value-type="float" office:value="0.12805689495" calcext:value-type="float">
            <text:p>0,12805689495</text:p>
          </table:table-cell>
          <table:table-cell office:value-type="float" office:value="0.115581143008" calcext:value-type="float">
            <text:p>0,115581143008</text:p>
          </table:table-cell>
          <table:table-cell office:value-type="float" office:value="0.104406236252" calcext:value-type="float">
            <text:p>0,104406236252</text:p>
          </table:table-cell>
          <table:table-cell office:value-type="float" office:value="0.095032273395" calcext:value-type="float">
            <text:p>0,095032273395</text:p>
          </table:table-cell>
          <table:table-cell table:style-name="ce2" office:value-type="float" office:value="0.0000162111087021182" calcext:value-type="float">
            <text:p>1,62E-05</text:p>
          </table:table-cell>
          <table:table-cell table:style-name="ce2" office:value-type="float" office:value="0.0000160355878136253" calcext:value-type="float">
            <text:p>1,60E-05</text:p>
          </table:table-cell>
          <table:table-cell table:style-name="ce2" office:value-type="float" office:value="0.0000158899674480468" calcext:value-type="float">
            <text:p>1,59E-05</text:p>
          </table:table-cell>
          <table:table-cell table:style-name="ce2" office:value-type="float" office:value="0.0000157677825452223" calcext:value-type="float">
            <text:p>1,58E-05</text:p>
          </table:table-cell>
          <table:table-cell table:style-name="ce2" office:value-type="float" office:value="0.0000156645519004469" calcext:value-type="float">
            <text:p>1,57E-05</text:p>
          </table:table-cell>
          <table:table-cell table:style-name="ce2" office:value-type="float" office:value="0.0000155764646053747" calcext:value-type="float">
            <text:p>1,56E-05</text:p>
          </table:table-cell>
          <table:table-cell table:style-name="ce2" office:value-type="float" office:value="0.0000155009934615951" calcext:value-type="float">
            <text:p>1,55E-05</text:p>
          </table:table-cell>
          <table:table-cell table:style-name="ce2" office:value-type="float" office:value="0.0000154356499222632" calcext:value-type="float">
            <text:p>1,54E-05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8" calcext:value-type="float">
            <text:p>1,8</text:p>
          </table:table-cell>
          <table:table-cell office:value-type="float" office:value="0.000023568" calcext:value-type="float">
            <text:p>2,3568E-05</text:p>
          </table:table-cell>
          <table:table-cell table:formula="of:=AVERAGE([.E392:.F392])" office:value-type="float" office:value="0.079125469532028" calcext:value-type="float">
            <text:p>0,079125469532028</text:p>
          </table:table-cell>
          <table:table-cell table:style-name="Default" office:value-type="float" office:value="0.0862209390640559" calcext:value-type="float">
            <text:p>0,086220939064056</text:p>
          </table:table-cell>
          <table:table-cell office:value-type="float" office:value="0.07203" calcext:value-type="float">
            <text:p>0,07203</text:p>
          </table:table-cell>
          <table:table-cell office:value-type="float" office:value="0" calcext:value-type="float">
            <text:p>0</text:p>
          </table:table-cell>
          <table:table-cell office:value-type="float" office:value="0.120379016274" calcext:value-type="float">
            <text:p>0,120379016274</text:p>
          </table:table-cell>
          <table:table-cell office:value-type="float" office:value="0.106087043716" calcext:value-type="float">
            <text:p>0,106087043716</text:p>
          </table:table-cell>
          <table:table-cell office:value-type="float" office:value="0.094129724689" calcext:value-type="float">
            <text:p>0,094129724689</text:p>
          </table:table-cell>
          <table:table-cell office:value-type="float" office:value="0.08376461502" calcext:value-type="float">
            <text:p>0,08376461502</text:p>
          </table:table-cell>
          <table:table-cell office:value-type="float" office:value="0.074524892717" calcext:value-type="float">
            <text:p>0,074524892717</text:p>
          </table:table-cell>
          <table:table-cell office:value-type="float" office:value="0.056432550894" calcext:value-type="float">
            <text:p>0,056432550894</text:p>
          </table:table-cell>
          <table:table-cell office:value-type="float" office:value="0.05131702841" calcext:value-type="float">
            <text:p>0,05131702841</text:p>
          </table:table-cell>
          <table:table-cell table:style-name="ce2" office:value-type="float" office:value="0.0000240082389883155" calcext:value-type="float">
            <text:p>2,40E-05</text:p>
          </table:table-cell>
          <table:table-cell table:style-name="ce2" office:value-type="float" office:value="0.0000238336662694198" calcext:value-type="float">
            <text:p>2,38E-05</text:p>
          </table:table-cell>
          <table:table-cell table:style-name="ce2" office:value-type="float" office:value="0.0000236895817558444" calcext:value-type="float">
            <text:p>2,37E-05</text:p>
          </table:table-cell>
          <table:table-cell table:style-name="ce2" office:value-type="float" office:value="0.0000235693238696442" calcext:value-type="float">
            <text:p>2,36E-05</text:p>
          </table:table-cell>
          <table:table-cell table:style-name="ce2" office:value-type="float" office:value="0.000023468274022388" calcext:value-type="float">
            <text:p>2,35E-05</text:p>
          </table:table-cell>
          <table:table-cell table:style-name="ce2" office:value-type="float" office:value="0.0000233830964097285" calcext:value-type="float">
            <text:p>2,34E-05</text:p>
          </table:table-cell>
          <table:table-cell table:style-name="ce2" office:value-type="float" office:value="0.0000233217906025904" calcext:value-type="float">
            <text:p>2,33E-05</text:p>
          </table:table-cell>
          <table:table-cell table:style-name="ce2" office:value-type="float" office:value="0.0000232686511434034" calcext:value-type="float">
            <text:p>2,33E-05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9" calcext:value-type="float">
            <text:p>1,9</text:p>
          </table:table-cell>
          <table:table-cell office:value-type="float" office:value="0.000005879" calcext:value-type="float">
            <text:p>5,879E-06</text:p>
          </table:table-cell>
          <table:table-cell table:formula="of:=AVERAGE([.E393:.F393])" office:value-type="float" office:value="0.467114833399006" calcext:value-type="float">
            <text:p>0,467114833399006</text:p>
          </table:table-cell>
          <table:table-cell table:style-name="Default" office:value-type="float" office:value="0.491519666798012" calcext:value-type="float">
            <text:p>0,491519666798012</text:p>
          </table:table-cell>
          <table:table-cell office:value-type="float" office:value="0.44271" calcext:value-type="float">
            <text:p>0,44271</text:p>
          </table:table-cell>
          <table:table-cell office:value-type="float" office:value="0" calcext:value-type="float">
            <text:p>0</text:p>
          </table:table-cell>
          <table:table-cell office:value-type="float" office:value="0.61039182309" calcext:value-type="float">
            <text:p>0,61039182309</text:p>
          </table:table-cell>
          <table:table-cell office:value-type="float" office:value="0.560186733088" calcext:value-type="float">
            <text:p>0,560186733088</text:p>
          </table:table-cell>
          <table:table-cell office:value-type="float" office:value="0.51572289151" calcext:value-type="float">
            <text:p>0,51572289151</text:p>
          </table:table-cell>
          <table:table-cell office:value-type="float" office:value="0.47512544314" calcext:value-type="float">
            <text:p>0,47512544314</text:p>
          </table:table-cell>
          <table:table-cell office:value-type="float" office:value="0.439295008111" calcext:value-type="float">
            <text:p>0,439295008111</text:p>
          </table:table-cell>
          <table:table-cell office:value-type="float" office:value="0.406110708044" calcext:value-type="float">
            <text:p>0,406110708044</text:p>
          </table:table-cell>
          <table:table-cell office:value-type="float" office:value="0.37728591281" calcext:value-type="float">
            <text:p>0,37728591281</text:p>
          </table:table-cell>
          <table:table-cell table:style-name="ce2" office:value-type="float" office:value="0.00000649185289139039" calcext:value-type="float">
            <text:p>6,49E-06</text:p>
          </table:table-cell>
          <table:table-cell table:style-name="ce2" office:value-type="float" office:value="0.00000625601384288516" calcext:value-type="float">
            <text:p>6,26E-06</text:p>
          </table:table-cell>
          <table:table-cell table:style-name="ce2" office:value-type="float" office:value="0.000006058873131307" calcext:value-type="float">
            <text:p>6,06E-06</text:p>
          </table:table-cell>
          <table:table-cell table:style-name="ce2" office:value-type="float" office:value="0.00000589226295740598" calcext:value-type="float">
            <text:p>5,89E-06</text:p>
          </table:table-cell>
          <table:table-cell table:style-name="ce2" office:value-type="float" office:value="0.00000575039977192738" calcext:value-type="float">
            <text:p>5,75E-06</text:p>
          </table:table-cell>
          <table:table-cell table:style-name="ce2" office:value-type="float" office:value="0.00000562846130739117" calcext:value-type="float">
            <text:p>5,63E-06</text:p>
          </table:table-cell>
          <table:table-cell table:style-name="ce2" office:value-type="float" office:value="0.00000552312501437488" calcext:value-type="float">
            <text:p>5,52E-06</text:p>
          </table:table-cell>
          <table:table-cell table:style-name="ce2" office:value-type="float" office:value="0.00000543126896619533" calcext:value-type="float">
            <text:p>5,43E-06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1.95" calcext:value-type="float">
            <text:p>1,95</text:p>
          </table:table-cell>
          <table:table-cell office:value-type="float" office:value="0.000002186" calcext:value-type="float">
            <text:p>2,186E-06</text:p>
          </table:table-cell>
          <table:table-cell table:formula="of:=AVERAGE([.E394:.F394])" office:value-type="float" office:value="1.42843515761341" calcext:value-type="float">
            <text:p>1,42843515761341</text:p>
          </table:table-cell>
          <table:table-cell table:style-name="Default" office:value-type="float" office:value="1.45344031522682" calcext:value-type="float">
            <text:p>1,45344031522682</text:p>
          </table:table-cell>
          <table:table-cell office:value-type="float" office:value="1.40343" calcext:value-type="float">
            <text:p>1,40343</text:p>
          </table:table-cell>
          <table:table-cell office:value-type="float" office:value="0" calcext:value-type="float">
            <text:p>0</text:p>
          </table:table-cell>
          <table:table-cell office:value-type="float" office:value="1.569618293461" calcext:value-type="float">
            <text:p>1,569618293461</text:p>
          </table:table-cell>
          <table:table-cell office:value-type="float" office:value="1.527372091463" calcext:value-type="float">
            <text:p>1,527372091463</text:p>
          </table:table-cell>
          <table:table-cell office:value-type="float" office:value="1.48653003435" calcext:value-type="float">
            <text:p>1,48653003435</text:p>
          </table:table-cell>
          <table:table-cell office:value-type="float" office:value="1.443955206655" calcext:value-type="float">
            <text:p>1,443955206655</text:p>
          </table:table-cell>
          <table:table-cell office:value-type="float" office:value="1.403583983087" calcext:value-type="float">
            <text:p>1,403583983087</text:p>
          </table:table-cell>
          <table:table-cell office:value-type="float" office:value="1.360870261252" calcext:value-type="float">
            <text:p>1,360870261252</text:p>
          </table:table-cell>
          <table:table-cell office:value-type="float" office:value="1.322224893619" calcext:value-type="float">
            <text:p>1,322224893619</text:p>
          </table:table-cell>
          <table:table-cell table:style-name="ce2" office:value-type="float" office:value="0.00000286270022285776" calcext:value-type="float">
            <text:p>2,86E-06</text:p>
          </table:table-cell>
          <table:table-cell table:style-name="ce2" office:value-type="float" office:value="0.00000260285208048803" calcext:value-type="float">
            <text:p>2,60E-06</text:p>
          </table:table-cell>
          <table:table-cell table:style-name="ce2" office:value-type="float" office:value="0.00000238525403371306" calcext:value-type="float">
            <text:p>2,39E-06</text:p>
          </table:table-cell>
          <table:table-cell table:style-name="ce2" office:value-type="float" office:value="0.00000220104683980112" calcext:value-type="float">
            <text:p>2,20E-06</text:p>
          </table:table-cell>
          <table:table-cell table:style-name="ce2" office:value-type="float" office:value="0.00000204391658938235" calcext:value-type="float">
            <text:p>2,04E-06</text:p>
          </table:table-cell>
          <table:table-cell table:style-name="ce2" office:value-type="float" office:value="0.00000190863203040259" calcext:value-type="float">
            <text:p>1,91E-06</text:p>
          </table:table-cell>
          <table:table-cell table:style-name="ce2" office:value-type="float" office:value="0.00000179154623457546" calcext:value-type="float">
            <text:p>1,79E-06</text:p>
          </table:table-cell>
          <table:table-cell table:style-name="ce2" office:value-type="float" office:value="0.00000168928242493873" calcext:value-type="float">
            <text:p>1,69E-06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1712" calcext:value-type="float">
            <text:p>1,712E-06</text:p>
          </table:table-cell>
          <table:table-cell table:formula="of:=AVERAGE([.E395:.F395])" office:value-type="float" office:value="1.99839400681691" calcext:value-type="float">
            <text:p>1,99839400681691</text:p>
          </table:table-cell>
          <table:table-cell table:style-name="ce3" office:value-type="float" office:value="1.99863801363383" calcext:value-type="float">
            <text:p>1,99863801363383</text:p>
          </table:table-cell>
          <table:table-cell table:style-name="ce1" office:value-type="float" office:value="1.99815" calcext:value-type="float">
            <text:p>1,99815</text:p>
          </table:table-cell>
          <table:table-cell office:value-type="float" office:value="0" calcext:value-type="float">
            <text:p>0</text:p>
          </table:table-cell>
          <table:table-cell office:value-type="float" office:value="1.999199702219" calcext:value-type="float">
            <text:p>1,999199702219</text:p>
          </table:table-cell>
          <table:table-cell office:value-type="float" office:value="1.999973509164" calcext:value-type="float">
            <text:p>1,999973509164</text:p>
          </table:table-cell>
          <table:table-cell office:value-type="float" office:value="1.998284896269" calcext:value-type="float">
            <text:p>1,998284896269</text:p>
          </table:table-cell>
          <table:table-cell office:value-type="float" office:value="1.999366102659" calcext:value-type="float">
            <text:p>1,999366102659</text:p>
          </table:table-cell>
          <table:table-cell office:value-type="float" office:value="1.99759056997" calcext:value-type="float">
            <text:p>1,99759056997</text:p>
          </table:table-cell>
          <table:table-cell office:value-type="float" office:value="1.999347550497" calcext:value-type="float">
            <text:p>1,999347550497</text:p>
          </table:table-cell>
          <table:table-cell office:value-type="float" office:value="1.996151190041" calcext:value-type="float">
            <text:p>1,996151190041</text:p>
          </table:table-cell>
          <table:table-cell table:style-name="ce2" office:value-type="float" office:value="0.0000024373545309495" calcext:value-type="float">
            <text:p>2,44E-06</text:p>
          </table:table-cell>
          <table:table-cell table:style-name="ce2" office:value-type="float" office:value="0.00000215914544611379" calcext:value-type="float">
            <text:p>2,16E-06</text:p>
          </table:table-cell>
          <table:table-cell table:style-name="ce2" office:value-type="float" office:value="0.00000192590734185719" calcext:value-type="float">
            <text:p>1,93E-06</text:p>
          </table:table-cell>
          <table:table-cell table:style-name="ce2" office:value-type="float" office:value="0.00000172867547081304" calcext:value-type="float">
            <text:p>1,73E-06</text:p>
          </table:table-cell>
          <table:table-cell table:style-name="ce2" office:value-type="float" office:value="0.00000156018034035313" calcext:value-type="float">
            <text:p>1,56E-06</text:p>
          </table:table-cell>
          <table:table-cell table:style-name="ce2" office:value-type="float" office:value="0.00000141529592784897" calcext:value-type="float">
            <text:p>1,42E-06</text:p>
          </table:table-cell>
          <table:table-cell table:style-name="ce2" office:value-type="float" office:value="0.00000128959596799368" calcext:value-type="float">
            <text:p>1,29E-06</text:p>
          </table:table-cell>
          <table:table-cell table:style-name="ce2" office:value-type="float" office:value="0.00000118009686896852" calcext:value-type="float">
            <text:p>1,18E-06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2.1" calcext:value-type="float">
            <text:p>2,1</text:p>
          </table:table-cell>
          <table:table-cell office:value-type="float" office:value="0.000006869" calcext:value-type="float">
            <text:p>6,869E-06</text:p>
          </table:table-cell>
          <table:table-cell table:formula="of:=AVERAGE([.E396:.F396])" office:value-type="float" office:value="0.53467910151259" calcext:value-type="float">
            <text:p>0,53467910151259</text:p>
          </table:table-cell>
          <table:table-cell table:style-name="Default" office:value-type="float" office:value="0.56057820302518" calcext:value-type="float">
            <text:p>0,56057820302518</text:p>
          </table:table-cell>
          <table:table-cell office:value-type="float" office:value="0.50878" calcext:value-type="float">
            <text:p>0,50878</text:p>
          </table:table-cell>
          <table:table-cell office:value-type="float" office:value="0" calcext:value-type="float">
            <text:p>0</text:p>
          </table:table-cell>
          <table:table-cell office:value-type="float" office:value="0.68595526516" calcext:value-type="float">
            <text:p>0,68595526516</text:p>
          </table:table-cell>
          <table:table-cell office:value-type="float" office:value="0.634087919794" calcext:value-type="float">
            <text:p>0,634087919794</text:p>
          </table:table-cell>
          <table:table-cell office:value-type="float" office:value="0.586589716952" calcext:value-type="float">
            <text:p>0,586589716952</text:p>
          </table:table-cell>
          <table:table-cell office:value-type="float" office:value="0.544123040052" calcext:value-type="float">
            <text:p>0,544123040052</text:p>
          </table:table-cell>
          <table:table-cell office:value-type="float" office:value="0.505023065666" calcext:value-type="float">
            <text:p>0,505023065666</text:p>
          </table:table-cell>
          <table:table-cell office:value-type="float" office:value="0.470333530971" calcext:value-type="float">
            <text:p>0,470333530971</text:p>
          </table:table-cell>
          <table:table-cell office:value-type="float" office:value="0.437833042732" calcext:value-type="float">
            <text:p>0,437833042732</text:p>
          </table:table-cell>
          <table:table-cell table:style-name="ce2" office:value-type="float" office:value="0.00000768516352649301" calcext:value-type="float">
            <text:p>7,69E-06</text:p>
          </table:table-cell>
          <table:table-cell table:style-name="ce2" office:value-type="float" office:value="0.00000737212412401397" calcext:value-type="float">
            <text:p>7,37E-06</text:p>
          </table:table-cell>
          <table:table-cell table:style-name="ce2" office:value-type="float" office:value="0.00000710971683811452" calcext:value-type="float">
            <text:p>7,11E-06</text:p>
          </table:table-cell>
          <table:table-cell table:style-name="ce2" office:value-type="float" office:value="0.00000688776838809157" calcext:value-type="float">
            <text:p>6,89E-06</text:p>
          </table:table-cell>
          <table:table-cell table:style-name="ce2" office:value-type="float" office:value="0.00000669818957945492" calcext:value-type="float">
            <text:p>6,70E-06</text:p>
          </table:table-cell>
          <table:table-cell table:style-name="ce2" office:value-type="float" office:value="0.0000065351618903059" calcext:value-type="float">
            <text:p>6,54E-06</text:p>
          </table:table-cell>
          <table:table-cell table:style-name="ce2" office:value-type="float" office:value="0.00000639372599564425" calcext:value-type="float">
            <text:p>6,39E-06</text:p>
          </table:table-cell>
          <table:table-cell table:style-name="ce2" office:value-type="float" office:value="0.00000627049153245212" calcext:value-type="float">
            <text:p>6,27E-06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2.2" calcext:value-type="float">
            <text:p>2,2</text:p>
          </table:table-cell>
          <table:table-cell office:value-type="float" office:value="0.000039882" calcext:value-type="float">
            <text:p>3,9882E-05</text:p>
          </table:table-cell>
          <table:table-cell table:formula="of:=AVERAGE([.E397:.F397])" office:value-type="float" office:value="0.101945497212871" calcext:value-type="float">
            <text:p>0,101945497212871</text:p>
          </table:table-cell>
          <table:table-cell table:style-name="Default" office:value-type="float" office:value="0.108610994425741" calcext:value-type="float">
            <text:p>0,108610994425741</text:p>
          </table:table-cell>
          <table:table-cell office:value-type="float" office:value="0.09528" calcext:value-type="float">
            <text:p>0,09528</text:p>
          </table:table-cell>
          <table:table-cell office:value-type="float" office:value="0" calcext:value-type="float">
            <text:p>0</text:p>
          </table:table-cell>
          <table:table-cell office:value-type="float" office:value="0.141674245586" calcext:value-type="float">
            <text:p>0,141674245586</text:p>
          </table:table-cell>
          <table:table-cell office:value-type="float" office:value="0.12695937421" calcext:value-type="float">
            <text:p>0,12695937421</text:p>
          </table:table-cell>
          <table:table-cell office:value-type="float" office:value="0.114295844848" calcext:value-type="float">
            <text:p>0,114295844848</text:p>
          </table:table-cell>
          <table:table-cell office:value-type="float" office:value="0.1034944537" calcext:value-type="float">
            <text:p>0,1034944537</text:p>
          </table:table-cell>
          <table:table-cell office:value-type="float" office:value="0.09403695697" calcext:value-type="float">
            <text:p>0,09403695697</text:p>
          </table:table-cell>
          <table:table-cell office:value-type="float" office:value="0.085923642567" calcext:value-type="float">
            <text:p>0,085923642567</text:p>
          </table:table-cell>
          <table:table-cell office:value-type="float" office:value="0.078653901652" calcext:value-type="float">
            <text:p>0,078653901652</text:p>
          </table:table-cell>
          <table:table-cell table:style-name="ce2" office:value-type="float" office:value="0.0000407917966081505" calcext:value-type="float">
            <text:p>4,08E-05</text:p>
          </table:table-cell>
          <table:table-cell table:style-name="ce2" office:value-type="float" office:value="0.0000404429383136181" calcext:value-type="float">
            <text:p>4,04E-05</text:p>
          </table:table-cell>
          <table:table-cell table:style-name="ce2" office:value-type="float" office:value="0.0000401505144558423" calcext:value-type="float">
            <text:p>4,02E-05</text:p>
          </table:table-cell>
          <table:table-cell table:style-name="ce2" office:value-type="float" office:value="0.0000399031630393535" calcext:value-type="float">
            <text:p>3,99E-05</text:p>
          </table:table-cell>
          <table:table-cell table:style-name="ce2" office:value-type="float" office:value="0.0000396918955065799" calcext:value-type="float">
            <text:p>3,97E-05</text:p>
          </table:table-cell>
          <table:table-cell table:style-name="ce2" office:value-type="float" office:value="0.0000395102030997046" calcext:value-type="float">
            <text:p>3,95E-05</text:p>
          </table:table-cell>
          <table:table-cell table:style-name="ce2" office:value-type="float" office:value="0.0000393525893472335" calcext:value-type="float">
            <text:p>3,94E-05</text:p>
          </table:table-cell>
          <table:table-cell table:style-name="ce2" office:value-type="float" office:value="0.0000392152409554104" calcext:value-type="float">
            <text:p>3,92E-05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73586" calcext:value-type="float">
            <text:p>7,3586E-05</text:p>
          </table:table-cell>
          <table:table-cell table:formula="of:=AVERAGE([.E398:.F398])" office:value-type="float" office:value="0.0580688350646335" calcext:value-type="float">
            <text:p>0,058068835064634</text:p>
          </table:table-cell>
          <table:table-cell table:style-name="Default" office:value-type="float" office:value="0.061967670129267" calcext:value-type="float">
            <text:p>0,061967670129267</text:p>
          </table:table-cell>
          <table:table-cell office:value-type="float" office:value="0.05417" calcext:value-type="float">
            <text:p>0,05417</text:p>
          </table:table-cell>
          <table:table-cell office:value-type="float" office:value="0" calcext:value-type="float">
            <text:p>0</text:p>
          </table:table-cell>
          <table:table-cell office:value-type="float" office:value="0.081366282261" calcext:value-type="float">
            <text:p>0,081366282261</text:p>
          </table:table-cell>
          <table:table-cell office:value-type="float" office:value="0.072668246977" calcext:value-type="float">
            <text:p>0,072668246977</text:p>
          </table:table-cell>
          <table:table-cell office:value-type="float" office:value="0.065233574332" calcext:value-type="float">
            <text:p>0,065233574332</text:p>
          </table:table-cell>
          <table:table-cell office:value-type="float" office:value="0.058921926972" calcext:value-type="float">
            <text:p>0,058921926972</text:p>
          </table:table-cell>
          <table:table-cell office:value-type="float" office:value="0.053425123883" calcext:value-type="float">
            <text:p>0,053425123883</text:p>
          </table:table-cell>
          <table:table-cell office:value-type="float" office:value="0.048723217615" calcext:value-type="float">
            <text:p>0,048723217615</text:p>
          </table:table-cell>
          <table:table-cell office:value-type="float" office:value="0.044531031578" calcext:value-type="float">
            <text:p>0,044531031578</text:p>
          </table:table-cell>
          <table:table-cell table:style-name="ce2" office:value-type="float" office:value="0.0000745422584880362" calcext:value-type="float">
            <text:p>7,45E-05</text:p>
          </table:table-cell>
          <table:table-cell table:style-name="ce2" office:value-type="float" office:value="0.0000741754618396358" calcext:value-type="float">
            <text:p>7,42E-05</text:p>
          </table:table-cell>
          <table:table-cell table:style-name="ce2" office:value-type="float" office:value="0.0000738680054804029" calcext:value-type="float">
            <text:p>7,39E-05</text:p>
          </table:table-cell>
          <table:table-cell table:style-name="ce2" office:value-type="float" office:value="0.0000736079320744039" calcext:value-type="float">
            <text:p>7,36E-05</text:p>
          </table:table-cell>
          <table:table-cell table:style-name="ce2" office:value-type="float" office:value="0.0000733858026798767" calcext:value-type="float">
            <text:p>7,34E-05</text:p>
          </table:table-cell>
          <table:table-cell table:style-name="ce2" office:value-type="float" office:value="0.0000731947628298009" calcext:value-type="float">
            <text:p>7,32E-05</text:p>
          </table:table-cell>
          <table:table-cell table:style-name="ce2" office:value-type="float" office:value="0.0000730290471027066" calcext:value-type="float">
            <text:p>7,30E-05</text:p>
          </table:table-cell>
          <table:table-cell table:style-name="ce2" office:value-type="float" office:value="0.0000728846303393557" calcext:value-type="float">
            <text:p>7,29E-05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2.5" calcext:value-type="float">
            <text:p>2,5</text:p>
          </table:table-cell>
          <table:table-cell office:value-type="float" office:value="0.000153213" calcext:value-type="float">
            <text:p>0,000153213</text:p>
          </table:table-cell>
          <table:table-cell table:formula="of:=AVERAGE([.E399:.F399])" office:value-type="float" office:value="0.0352804822709212" calcext:value-type="float">
            <text:p>0,035280482270921</text:p>
          </table:table-cell>
          <table:table-cell table:style-name="Default" office:value-type="float" office:value="0.0376809645418424" calcext:value-type="float">
            <text:p>0,037680964541843</text:p>
          </table:table-cell>
          <table:table-cell office:value-type="float" office:value="0.03288" calcext:value-type="float">
            <text:p>0,03288</text:p>
          </table:table-cell>
          <table:table-cell office:value-type="float" office:value="0" calcext:value-type="float">
            <text:p>0</text:p>
          </table:table-cell>
          <table:table-cell office:value-type="float" office:value="0.04964620294" calcext:value-type="float">
            <text:p>0,04964620294</text:p>
          </table:table-cell>
          <table:table-cell office:value-type="float" office:value="0.044258131671" calcext:value-type="float">
            <text:p>0,044258131671</text:p>
          </table:table-cell>
          <table:table-cell office:value-type="float" office:value="0.039674455571" calcext:value-type="float">
            <text:p>0,039674455571</text:p>
          </table:table-cell>
          <table:table-cell office:value-type="float" office:value="0.035787008982" calcext:value-type="float">
            <text:p>0,035787008982</text:p>
          </table:table-cell>
          <table:table-cell office:value-type="float" office:value="0.032416803762" calcext:value-type="float">
            <text:p>0,032416803762</text:p>
          </table:table-cell>
          <table:table-cell office:value-type="float" office:value="0.029530633573" calcext:value-type="float">
            <text:p>0,029530633573</text:p>
          </table:table-cell>
          <table:table-cell office:value-type="float" office:value="0.026973380101" calcext:value-type="float">
            <text:p>0,026973380101</text:p>
          </table:table-cell>
          <table:table-cell office:value-type="float" office:value="0.000154422505303658" calcext:value-type="float">
            <text:p>0,000154422505304</text:p>
          </table:table-cell>
          <table:table-cell office:value-type="float" office:value="0.000153958425923173" calcext:value-type="float">
            <text:p>0,000153958425923</text:p>
          </table:table-cell>
          <table:table-cell office:value-type="float" office:value="0.000153569445718676" calcext:value-type="float">
            <text:p>0,000153569445719</text:p>
          </table:table-cell>
          <table:table-cell office:value-type="float" office:value="0.000153240378874594" calcext:value-type="float">
            <text:p>0,000153240378875</text:p>
          </table:table-cell>
          <table:table-cell office:value-type="float" office:value="0.000152959343705962" calcext:value-type="float">
            <text:p>0,000152959343706</text:p>
          </table:table-cell>
          <table:table-cell office:value-type="float" office:value="0.000152717611183704" calcext:value-type="float">
            <text:p>0,000152717611184</text:p>
          </table:table-cell>
          <table:table-cell office:value-type="float" office:value="0.000152507957033585" calcext:value-type="float">
            <text:p>0,000152507957034</text:p>
          </table:table-cell>
          <table:table-cell office:value-type="float" office:value="0.000152325207395681" calcext:value-type="float">
            <text:p>0,000152325207396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2.75" calcext:value-type="float">
            <text:p>2,75</text:p>
          </table:table-cell>
          <table:table-cell office:value-type="float" office:value="0.000005472" calcext:value-type="float">
            <text:p>5,472E-06</text:p>
          </table:table-cell>
          <table:table-cell table:formula="of:=AVERAGE([.E400:.F400])" office:value-type="float" office:value="1.25787466243115" calcext:value-type="float">
            <text:p>1,25787466243115</text:p>
          </table:table-cell>
          <table:table-cell table:style-name="Default" office:value-type="float" office:value="1.2867093248623" calcext:value-type="float">
            <text:p>1,2867093248623</text:p>
          </table:table-cell>
          <table:table-cell office:value-type="float" office:value="1.22904" calcext:value-type="float">
            <text:p>1,22904</text:p>
          </table:table-cell>
          <table:table-cell office:value-type="float" office:value="0" calcext:value-type="float">
            <text:p>0</text:p>
          </table:table-cell>
          <table:table-cell office:value-type="float" office:value="1.421245424793" calcext:value-type="float">
            <text:p>1,421245424793</text:p>
          </table:table-cell>
          <table:table-cell office:value-type="float" office:value="1.371883063561" calcext:value-type="float">
            <text:p>1,371883063561</text:p>
          </table:table-cell>
          <table:table-cell office:value-type="float" office:value="1.322592459234" calcext:value-type="float">
            <text:p>1,322592459234</text:p>
          </table:table-cell>
          <table:table-cell office:value-type="float" office:value="1.274957370544" calcext:value-type="float">
            <text:p>1,274957370544</text:p>
          </table:table-cell>
          <table:table-cell office:value-type="float" office:value="1.227604696095" calcext:value-type="float">
            <text:p>1,227604696095</text:p>
          </table:table-cell>
          <table:table-cell office:value-type="float" office:value="1.182577965405" calcext:value-type="float">
            <text:p>1,182577965405</text:p>
          </table:table-cell>
          <table:table-cell office:value-type="float" office:value="1.137469260964" calcext:value-type="float">
            <text:p>1,137469260964</text:p>
          </table:table-cell>
          <table:table-cell table:style-name="ce2" office:value-type="float" office:value="0.00000697285507824164" calcext:value-type="float">
            <text:p>6,97E-06</text:p>
          </table:table-cell>
          <table:table-cell table:style-name="ce2" office:value-type="float" office:value="0.00000639721217855003" calcext:value-type="float">
            <text:p>6,40E-06</text:p>
          </table:table-cell>
          <table:table-cell table:style-name="ce2" office:value-type="float" office:value="0.00000591474057998021" calcext:value-type="float">
            <text:p>5,91E-06</text:p>
          </table:table-cell>
          <table:table-cell table:style-name="ce2" office:value-type="float" office:value="0.00000550655245908059" calcext:value-type="float">
            <text:p>5,51E-06</text:p>
          </table:table-cell>
          <table:table-cell table:style-name="ce2" office:value-type="float" office:value="0.00000515796424556532" calcext:value-type="float">
            <text:p>5,16E-06</text:p>
          </table:table-cell>
          <table:table-cell table:style-name="ce2" office:value-type="float" office:value="0.0000048580976970955" calcext:value-type="float">
            <text:p>4,86E-06</text:p>
          </table:table-cell>
          <table:table-cell table:style-name="ce2" office:value-type="float" office:value="0.00000459805503450697" calcext:value-type="float">
            <text:p>4,60E-06</text:p>
          </table:table-cell>
          <table:table-cell table:style-name="ce2" office:value-type="float" office:value="0.00000437134561156619" calcext:value-type="float">
            <text:p>4,37E-06</text:p>
          </table:table-cell>
        </table:table-row>
        <table:table-row table:style-name="ro1" table:visibility="filter">
          <table:table-cell office:value-type="string" calcext:value-type="string">
            <text:p>p*3-s2</text:p>
          </table:table-cell>
          <table:table-cell office:value-type="float" office:value="3" calcext:value-type="float">
            <text:p>3</text:p>
          </table:table-cell>
          <table:table-cell office:value-type="float" office:value="0.000004269" calcext:value-type="float">
            <text:p>4,269E-06</text:p>
          </table:table-cell>
          <table:table-cell table:style-name="ce1" table:formula="of:=AVERAGE([.E401:.F401])" office:value-type="float" office:value="1.99935684899753" calcext:value-type="float">
            <text:p>1,99935684899753</text:p>
          </table:table-cell>
          <table:table-cell table:style-name="ce3" office:value-type="float" office:value="1.99945369799506" calcext:value-type="float">
            <text:p>1,99945369799506</text:p>
          </table:table-cell>
          <table:table-cell table:style-name="ce1" office:value-type="float" office:value="1.99926" calcext:value-type="float">
            <text:p>1,99926</text:p>
          </table:table-cell>
          <table:table-cell office:value-type="float" office:value="0" calcext:value-type="float">
            <text:p>0</text:p>
          </table:table-cell>
          <table:table-cell office:value-type="float" office:value="1.999679604882" calcext:value-type="float">
            <text:p>1,999679604882</text:p>
          </table:table-cell>
          <table:table-cell office:value-type="float" office:value="1.99998940243" calcext:value-type="float">
            <text:p>1,99998940243</text:p>
          </table:table-cell>
          <table:table-cell office:value-type="float" office:value="1.999308216356" calcext:value-type="float">
            <text:p>1,999308216356</text:p>
          </table:table-cell>
          <table:table-cell office:value-type="float" office:value="1.999748441652" calcext:value-type="float">
            <text:p>1,999748441652</text:p>
          </table:table-cell>
          <table:table-cell office:value-type="float" office:value="1.999033457562" calcext:value-type="float">
            <text:p>1,999033457562</text:p>
          </table:table-cell>
          <table:table-cell office:value-type="float" office:value="1.999740028553" calcext:value-type="float">
            <text:p>1,999740028553</text:p>
          </table:table-cell>
          <table:table-cell office:value-type="float" office:value="1.99845520839" calcext:value-type="float">
            <text:p>1,99845520839</text:p>
          </table:table-cell>
          <table:table-cell table:style-name="ce2" office:value-type="float" office:value="0.00000607848375984373" calcext:value-type="float">
            <text:p>6,08E-06</text:p>
          </table:table-cell>
          <table:table-cell table:style-name="ce2" office:value-type="float" office:value="0.00000538450542588725" calcext:value-type="float">
            <text:p>5,38E-06</text:p>
          </table:table-cell>
          <table:table-cell table:style-name="ce2" office:value-type="float" office:value="0.00000480284879841828" calcext:value-type="float">
            <text:p>4,80E-06</text:p>
          </table:table-cell>
          <table:table-cell table:style-name="ce2" office:value-type="float" office:value="0.00000431075128854262" calcext:value-type="float">
            <text:p>4,31E-06</text:p>
          </table:table-cell>
          <table:table-cell table:style-name="ce2" office:value-type="float" office:value="0.00000389050323774672" calcext:value-type="float">
            <text:p>3,89E-06</text:p>
          </table:table-cell>
          <table:table-cell table:style-name="ce2" office:value-type="float" office:value="0.00000352896753696796" calcext:value-type="float">
            <text:p>3,53E-06</text:p>
          </table:table-cell>
          <table:table-cell table:style-name="ce2" office:value-type="float" office:value="0.00000321548244898628" calcext:value-type="float">
            <text:p>3,22E-06</text:p>
          </table:table-cell>
          <table:table-cell table:style-name="ce2" office:value-type="float" office:value="0.00000294215572333823" calcext:value-type="float">
            <text:p>2,94E-06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488" calcext:value-type="float">
            <text:p>4,88E-07</text:p>
          </table:table-cell>
          <table:table-cell table:formula="of:=AVERAGE([.E402:.F402])" office:value-type="float" office:value="1.99436628041988" calcext:value-type="float">
            <text:p>1,99436628041988</text:p>
          </table:table-cell>
          <table:table-cell table:style-name="Default" office:value-type="float" office:value="1.99522256083976" calcext:value-type="float">
            <text:p>1,99522256083976</text:p>
          </table:table-cell>
          <table:table-cell office:value-type="float" office:value="1.99351" calcext:value-type="float">
            <text:p>1,99351</text:p>
          </table:table-cell>
          <table:table-cell office:value-type="float" office:value="0" calcext:value-type="float">
            <text:p>0</text:p>
          </table:table-cell>
          <table:table-cell office:value-type="float" office:value="1.997191830715" calcext:value-type="float">
            <text:p>1,997191830715</text:p>
          </table:table-cell>
          <table:table-cell office:value-type="float" office:value="1.999901506621" calcext:value-type="float">
            <text:p>1,999901506621</text:p>
          </table:table-cell>
          <table:table-cell office:value-type="float" office:value="1.993997428208" calcext:value-type="float">
            <text:p>1,993997428208</text:p>
          </table:table-cell>
          <table:table-cell office:value-type="float" office:value="1.997762066931" calcext:value-type="float">
            <text:p>1,997762066931</text:p>
          </table:table-cell>
          <table:table-cell office:value-type="float" office:value="1.99155762661" calcext:value-type="float">
            <text:p>1,99155762661</text:p>
          </table:table-cell>
          <table:table-cell office:value-type="float" office:value="1.997699380645" calcext:value-type="float">
            <text:p>1,997699380645</text:p>
          </table:table-cell>
          <table:table-cell office:value-type="float" office:value="1.986510725626" calcext:value-type="float">
            <text:p>1,986510725626</text:p>
          </table:table-cell>
          <table:table-cell table:style-name="ce2" office:value-type="float" office:value="0.000000694381125065015" calcext:value-type="float">
            <text:p>6,94E-07</text:p>
          </table:table-cell>
          <table:table-cell table:style-name="ce2" office:value-type="float" office:value="0.000000615196655601835" calcext:value-type="float">
            <text:p>6,15E-07</text:p>
          </table:table-cell>
          <table:table-cell table:style-name="ce2" office:value-type="float" office:value="0.000000548743316021405" calcext:value-type="float">
            <text:p>5,49E-07</text:p>
          </table:table-cell>
          <table:table-cell table:style-name="ce2" office:value-type="float" office:value="0.000000492660789651931" calcext:value-type="float">
            <text:p>4,93E-07</text:p>
          </table:table-cell>
          <table:table-cell table:style-name="ce2" office:value-type="float" office:value="0.000000444677404677294" calcext:value-type="float">
            <text:p>4,45E-07</text:p>
          </table:table-cell>
          <table:table-cell table:style-name="ce2" office:value-type="float" office:value="0.000000403501684495114" calcext:value-type="float">
            <text:p>4,04E-07</text:p>
          </table:table-cell>
          <table:table-cell table:style-name="ce2" office:value-type="float" office:value="0.000000367692744498151" calcext:value-type="float">
            <text:p>3,68E-07</text:p>
          </table:table-cell>
          <table:table-cell table:style-name="ce2" office:value-type="float" office:value="0.000000336616315771814" calcext:value-type="float">
            <text:p>3,37E-07</text:p>
          </table:table-cell>
        </table:table-row>
        <table:table-row table:style-name="ro1" table:visibility="filter">
          <table:table-cell office:value-type="string" calcext:value-type="string">
            <text:p>p*cos-s25</text:p>
          </table:table-cell>
          <table:table-cell office:value-type="float" office:value="1.1" calcext:value-type="float">
            <text:p>1,1</text:p>
          </table:table-cell>
          <table:table-cell office:value-type="float" office:value="0.000087982" calcext:value-type="float">
            <text:p>8,7982E-05</text:p>
          </table:table-cell>
          <table:table-cell table:formula="of:=AVERAGE([.E403:.F403])" office:value-type="float" office:value="0.0138257251682169" calcext:value-type="float">
            <text:p>0,013825725168217</text:p>
          </table:table-cell>
          <table:table-cell table:style-name="Default" office:value-type="float" office:value="0.0147814503364338" calcext:value-type="float">
            <text:p>0,014781450336434</text:p>
          </table:table-cell>
          <table:table-cell office:value-type="float" office:value="0.01287" calcext:value-type="float">
            <text:p>0,01287</text:p>
          </table:table-cell>
          <table:table-cell office:value-type="float" office:value="0" calcext:value-type="float">
            <text:p>0</text:p>
          </table:table-cell>
          <table:table-cell office:value-type="float" office:value="0.019541856814" calcext:value-type="float">
            <text:p>0,019541856814</text:p>
          </table:table-cell>
          <table:table-cell office:value-type="float" office:value="0.017403579736" calcext:value-type="float">
            <text:p>0,017403579736</text:p>
          </table:table-cell>
          <table:table-cell office:value-type="float" office:value="0.015558525169" calcext:value-type="float">
            <text:p>0,015558525169</text:p>
          </table:table-cell>
          <table:table-cell office:value-type="float" office:value="0.014031127505" calcext:value-type="float">
            <text:p>0,014031127505</text:p>
          </table:table-cell>
          <table:table-cell office:value-type="float" office:value="0.012675211432" calcext:value-type="float">
            <text:p>0,012675211432</text:p>
          </table:table-cell>
          <table:table-cell office:value-type="float" office:value="0.011560841933" calcext:value-type="float">
            <text:p>0,011560841933</text:p>
          </table:table-cell>
          <table:table-cell office:value-type="float" office:value="0.010520295308" calcext:value-type="float">
            <text:p>0,010520295308</text:p>
          </table:table-cell>
          <table:table-cell table:style-name="ce2" office:value-type="float" office:value="0.0000882544709058974" calcext:value-type="float">
            <text:p>8,83E-05</text:p>
          </table:table-cell>
          <table:table-cell table:style-name="ce2" office:value-type="float" office:value="0.0000881499761845633" calcext:value-type="float">
            <text:p>8,81E-05</text:p>
          </table:table-cell>
          <table:table-cell table:style-name="ce2" office:value-type="float" office:value="0.000088062331624895" calcext:value-type="float">
            <text:p>8,81E-05</text:p>
          </table:table-cell>
          <table:table-cell table:style-name="ce2" office:value-type="float" office:value="0.0000879882841924692" calcext:value-type="float">
            <text:p>8,80E-05</text:p>
          </table:table-cell>
          <table:table-cell table:style-name="ce2" office:value-type="float" office:value="0.0000879249815643109" calcext:value-type="float">
            <text:p>8,79E-05</text:p>
          </table:table-cell>
          <table:table-cell table:style-name="ce2" office:value-type="float" office:value="0.0000878706233107333" calcext:value-type="float">
            <text:p>8,79E-05</text:p>
          </table:table-cell>
          <table:table-cell table:style-name="ce2" office:value-type="float" office:value="0.000087823378268284" calcext:value-type="float">
            <text:p>8,78E-05</text:p>
          </table:table-cell>
          <table:table-cell table:style-name="ce2" office:value-type="float" office:value="0.000087782317647441" calcext:value-type="float">
            <text:p>8,78E-05</text:p>
          </table:table-cell>
        </table:table-row>
        <table:table-row table:style-name="ro1" table:visibility="filter">
          <table:table-cell office:value-type="string" calcext:value-type="string">
            <text:p>p*cos-s25</text:p>
          </table:table-cell>
          <table:table-cell office:value-type="float" office:value="1.2" calcext:value-type="float">
            <text:p>1,2</text:p>
          </table:table-cell>
          <table:table-cell office:value-type="float" office:value="0.00006073" calcext:value-type="float">
            <text:p>6,073E-05</text:p>
          </table:table-cell>
          <table:table-cell table:formula="of:=AVERAGE([.E404:.F404])" office:value-type="float" office:value="0.025852614447727" calcext:value-type="float">
            <text:p>0,025852614447727</text:p>
          </table:table-cell>
          <table:table-cell table:style-name="Default" office:value-type="float" office:value="0.027625228895454" calcext:value-type="float">
            <text:p>0,027625228895454</text:p>
          </table:table-cell>
          <table:table-cell office:value-type="float" office:value="0.02408" calcext:value-type="float">
            <text:p>0,02408</text:p>
          </table:table-cell>
          <table:table-cell office:value-type="float" office:value="0" calcext:value-type="float">
            <text:p>0</text:p>
          </table:table-cell>
          <table:table-cell office:value-type="float" office:value="0.036453848074" calcext:value-type="float">
            <text:p>0,036453848074</text:p>
          </table:table-cell>
          <table:table-cell office:value-type="float" office:value="0.032489307337" calcext:value-type="float">
            <text:p>0,032489307337</text:p>
          </table:table-cell>
          <table:table-cell office:value-type="float" office:value="0.029079158886" calcext:value-type="float">
            <text:p>0,029079158886</text:p>
          </table:table-cell>
          <table:table-cell office:value-type="float" office:value="0.026234627904" calcext:value-type="float">
            <text:p>0,026234627904</text:p>
          </table:table-cell>
          <table:table-cell office:value-type="float" office:value="0.02372478102" calcext:value-type="float">
            <text:p>0,02372478102</text:p>
          </table:table-cell>
          <table:table-cell office:value-type="float" office:value="0.021636538085" calcext:value-type="float">
            <text:p>0,021636538085</text:p>
          </table:table-cell>
          <table:table-cell office:value-type="float" office:value="0.019714661278" calcext:value-type="float">
            <text:p>0,019714661278</text:p>
          </table:table-cell>
          <table:table-cell table:style-name="ce2" office:value-type="float" office:value="0.0000610816943366575" calcext:value-type="float">
            <text:p>6,11E-05</text:p>
          </table:table-cell>
          <table:table-cell table:style-name="ce2" office:value-type="float" office:value="0.0000609468528009932" calcext:value-type="float">
            <text:p>6,09E-05</text:p>
          </table:table-cell>
          <table:table-cell table:style-name="ce2" office:value-type="float" office:value="0.000060833777248855" calcext:value-type="float">
            <text:p>6,08E-05</text:p>
          </table:table-cell>
          <table:table-cell table:style-name="ce2" office:value-type="float" office:value="0.0000607382077490199" calcext:value-type="float">
            <text:p>6,07E-05</text:p>
          </table:table-cell>
          <table:table-cell table:style-name="ce2" office:value-type="float" office:value="0.0000606565297102638" calcext:value-type="float">
            <text:p>6,07E-05</text:p>
          </table:table-cell>
          <table:table-cell table:style-name="ce2" office:value-type="float" office:value="0.0000605863582167119" calcext:value-type="float">
            <text:p>6,06E-05</text:p>
          </table:table-cell>
          <table:table-cell table:style-name="ce2" office:value-type="float" office:value="0.0000605254067828833" calcext:value-type="float">
            <text:p>6,05E-05</text:p>
          </table:table-cell>
          <table:table-cell table:style-name="ce2" office:value-type="float" office:value="0.0000604723884900763" calcext:value-type="float">
            <text:p>6,05E-05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.25" calcext:value-type="float">
            <text:p>1,25</text:p>
          </table:table-cell>
          <table:table-cell table:style-name="ce1" office:value-type="float" office:value="0.000000935" calcext:value-type="float">
            <text:p>9,35E-07</text:p>
          </table:table-cell>
          <table:table-cell table:formula="of:=AVERAGE([.E405:.F405])" office:value-type="float" office:value="1.99705803150336" calcext:value-type="float">
            <text:p>1,99705803150336</text:p>
          </table:table-cell>
          <table:table-cell table:style-name="Default" office:value-type="float" office:value="1.99750606300672" calcext:value-type="float">
            <text:p>1,99750606300672</text:p>
          </table:table-cell>
          <table:table-cell office:value-type="float" office:value="1.99661" calcext:value-type="float">
            <text:p>1,99661</text:p>
          </table:table-cell>
          <table:table-cell office:value-type="float" office:value="0" calcext:value-type="float">
            <text:p>0</text:p>
          </table:table-cell>
          <table:table-cell office:value-type="float" office:value="1.998534305872" calcext:value-type="float">
            <text:p>1,998534305872</text:p>
          </table:table-cell>
          <table:table-cell office:value-type="float" office:value="1.999950223963" calcext:value-type="float">
            <text:p>1,999950223963</text:p>
          </table:table-cell>
          <table:table-cell office:value-type="float" office:value="1.99686211713" calcext:value-type="float">
            <text:p>1,99686211713</text:p>
          </table:table-cell>
          <table:table-cell office:value-type="float" office:value="1.998837244083" calcext:value-type="float">
            <text:p>1,998837244083</text:p>
          </table:table-cell>
          <table:table-cell office:value-type="float" office:value="1.995590891674" calcext:value-type="float">
            <text:p>1,995590891674</text:p>
          </table:table-cell>
          <table:table-cell office:value-type="float" office:value="1.998801412028" calcext:value-type="float">
            <text:p>1,998801412028</text:p>
          </table:table-cell>
          <table:table-cell office:value-type="float" office:value="1.99295453078" calcext:value-type="float">
            <text:p>1,99295453078</text:p>
          </table:table-cell>
          <table:table-cell table:style-name="ce2" office:value-type="float" office:value="0.00000133080566693997" calcext:value-type="float">
            <text:p>1,33E-06</text:p>
          </table:table-cell>
          <table:table-cell table:style-name="ce2" office:value-type="float" office:value="0.00000117894991173587" calcext:value-type="float">
            <text:p>1,18E-06</text:p>
          </table:table-cell>
          <table:table-cell table:style-name="ce2" office:value-type="float" office:value="0.0000010515972033093" calcext:value-type="float">
            <text:p>1,05E-06</text:p>
          </table:table-cell>
          <table:table-cell table:style-name="ce2" office:value-type="float" office:value="0.000000943975910665111" calcext:value-type="float">
            <text:p>9,44E-07</text:p>
          </table:table-cell>
          <table:table-cell table:style-name="ce2" office:value-type="float" office:value="0.000000851989071835707" calcext:value-type="float">
            <text:p>8,52E-07</text:p>
          </table:table-cell>
          <table:table-cell table:style-name="ce2" office:value-type="float" office:value="0.000000772945462488413" calcext:value-type="float">
            <text:p>7,73E-07</text:p>
          </table:table-cell>
          <table:table-cell table:style-name="ce2" office:value-type="float" office:value="0.000000704313958204596" calcext:value-type="float">
            <text:p>7,04E-07</text:p>
          </table:table-cell>
          <table:table-cell table:style-name="ce2" office:value-type="float" office:value="0.000000644602519815103" calcext:value-type="float">
            <text:p>6,45E-07</text:p>
          </table:table-cell>
        </table:table-row>
        <table:table-row table:style-name="ro1" table:visibility="filter">
          <table:table-cell office:value-type="string" calcext:value-type="string">
            <text:p>p*cos-s25</text:p>
          </table:table-cell>
          <table:table-cell office:value-type="float" office:value="1.3" calcext:value-type="float">
            <text:p>1,3</text:p>
          </table:table-cell>
          <table:table-cell office:value-type="float" office:value="0.00006127" calcext:value-type="float">
            <text:p>6,127E-05</text:p>
          </table:table-cell>
          <table:table-cell table:formula="of:=AVERAGE([.E406:.F406])" office:value-type="float" office:value="0.0147785577882199" calcext:value-type="float">
            <text:p>0,01477855778822</text:p>
          </table:table-cell>
          <table:table-cell table:style-name="Default" office:value-type="float" office:value="0.0162471155764399" calcext:value-type="float">
            <text:p>0,01624711557644</text:p>
          </table:table-cell>
          <table:table-cell office:value-type="float" office:value="0.01331" calcext:value-type="float">
            <text:p>0,01331</text:p>
          </table:table-cell>
          <table:table-cell office:value-type="float" office:value="0" calcext:value-type="float">
            <text:p>0</text:p>
          </table:table-cell>
          <table:table-cell office:value-type="float" office:value="0.023650533065" calcext:value-type="float">
            <text:p>0,023650533065</text:p>
          </table:table-cell>
          <table:table-cell office:value-type="float" office:value="0.020211219464" calcext:value-type="float">
            <text:p>0,020211219464</text:p>
          </table:table-cell>
          <table:table-cell office:value-type="float" office:value="0.017409224707" calcext:value-type="float">
            <text:p>0,017409224707</text:p>
          </table:table-cell>
          <table:table-cell office:value-type="float" office:value="0.01499681956" calcext:value-type="float">
            <text:p>0,01499681956</text:p>
          </table:table-cell>
          <table:table-cell office:value-type="float" office:value="0.013021216629" calcext:value-type="float">
            <text:p>0,013021216629</text:p>
          </table:table-cell>
          <table:table-cell office:value-type="float" office:value="0.011256789032" calcext:value-type="float">
            <text:p>0,011256789032</text:p>
          </table:table-cell>
          <table:table-cell office:value-type="float" office:value="0.009845360929" calcext:value-type="float">
            <text:p>0,009845360929</text:p>
          </table:table-cell>
          <table:table-cell table:style-name="ce2" office:value-type="float" office:value="0.0000614856124998481" calcext:value-type="float">
            <text:p>6,15E-05</text:p>
          </table:table-cell>
          <table:table-cell table:style-name="ce2" office:value-type="float" office:value="0.0000613975173151421" calcext:value-type="float">
            <text:p>6,14E-05</text:p>
          </table:table-cell>
          <table:table-cell table:style-name="ce2" office:value-type="float" office:value="0.0000613266293249661" calcext:value-type="float">
            <text:p>6,13E-05</text:p>
          </table:table-cell>
          <table:table-cell table:style-name="ce2" office:value-type="float" office:value="0.0000612689316651864" calcext:value-type="float">
            <text:p>6,13E-05</text:p>
          </table:table-cell>
          <table:table-cell table:style-name="ce2" office:value-type="float" office:value="0.0000612218195025948" calcext:value-type="float">
            <text:p>6,12E-05</text:p>
          </table:table-cell>
          <table:table-cell table:style-name="ce2" office:value-type="float" office:value="0.0000611829371863471" calcext:value-type="float">
            <text:p>6,12E-05</text:p>
          </table:table-cell>
          <table:table-cell table:style-name="ce2" office:value-type="float" office:value="0.0000611509061497699" calcext:value-type="float">
            <text:p>6,12E-05</text:p>
          </table:table-cell>
          <table:table-cell table:style-name="ce2" office:value-type="float" office:value="0.0000611241496995409" calcext:value-type="float">
            <text:p>6,11E-05</text:p>
          </table:table-cell>
        </table:table-row>
        <table:table-row table:style-name="ro1" table:visibility="filter">
          <table:table-cell office:value-type="string" calcext:value-type="string">
            <text:p>p*cos-s25</text:p>
          </table:table-cell>
          <table:table-cell office:value-type="float" office:value="1.4" calcext:value-type="float">
            <text:p>1,4</text:p>
          </table:table-cell>
          <table:table-cell office:value-type="float" office:value="0.000099136" calcext:value-type="float">
            <text:p>9,9136E-05</text:p>
          </table:table-cell>
          <table:table-cell table:formula="of:=AVERAGE([.E407:.F407])" office:value-type="float" office:value="0.00632564953508222" calcext:value-type="float">
            <text:p>0,006325649535082</text:p>
          </table:table-cell>
          <table:table-cell table:style-name="Default" office:value-type="float" office:value="0.00722129907016444" calcext:value-type="float">
            <text:p>0,007221299070164</text:p>
          </table:table-cell>
          <table:table-cell office:value-type="float" office:value="0.00543" calcext:value-type="float">
            <text:p>0,00543</text:p>
          </table:table-cell>
          <table:table-cell office:value-type="float" office:value="0" calcext:value-type="float">
            <text:p>0</text:p>
          </table:table-cell>
          <table:table-cell office:value-type="float" office:value="0.011750342335" calcext:value-type="float">
            <text:p>0,011750342335</text:p>
          </table:table-cell>
          <table:table-cell office:value-type="float" office:value="0.009617205371" calcext:value-type="float">
            <text:p>0,009617205371</text:p>
          </table:table-cell>
          <table:table-cell office:value-type="float" office:value="0.007898140893" calcext:value-type="float">
            <text:p>0,007898140893</text:p>
          </table:table-cell>
          <table:table-cell office:value-type="float" office:value="0.006433699314" calcext:value-type="float">
            <text:p>0,006433699314</text:p>
          </table:table-cell>
          <table:table-cell office:value-type="float" office:value="0.005248794246" calcext:value-type="float">
            <text:p>0,005248794246</text:p>
          </table:table-cell>
          <table:table-cell office:value-type="float" office:value="0.004200836132" calcext:value-type="float">
            <text:p>0,004200836132</text:p>
          </table:table-cell>
          <table:table-cell office:value-type="float" office:value="0.003375258279" calcext:value-type="float">
            <text:p>0,003375258279</text:p>
          </table:table-cell>
          <table:table-cell table:style-name="ce2" office:value-type="float" office:value="0.0000992974174135839" calcext:value-type="float">
            <text:p>9,93E-05</text:p>
          </table:table-cell>
          <table:table-cell table:style-name="ce2" office:value-type="float" office:value="0.0000992267070879237" calcext:value-type="float">
            <text:p>9,92E-05</text:p>
          </table:table-cell>
          <table:table-cell table:style-name="ce2" office:value-type="float" office:value="0.0000991721767389862" calcext:value-type="float">
            <text:p>9,92E-05</text:p>
          </table:table-cell>
          <table:table-cell table:style-name="ce2" office:value-type="float" office:value="0.0000991298362326541" calcext:value-type="float">
            <text:p>9,91E-05</text:p>
          </table:table-cell>
          <table:table-cell table:style-name="ce2" office:value-type="float" office:value="0.0000990971282255191" calcext:value-type="float">
            <text:p>9,91E-05</text:p>
          </table:table-cell>
          <table:table-cell table:style-name="ce2" office:value-type="float" office:value="0.0000990717537374461" calcext:value-type="float">
            <text:p>9,91E-05</text:p>
          </table:table-cell>
          <table:table-cell table:style-name="ce2" office:value-type="float" office:value="0.0000990523947334874" calcext:value-type="float">
            <text:p>9,91E-05</text:p>
          </table:table-cell>
          <table:table-cell table:style-name="ce2" office:value-type="float" office:value="0.0000990375344054176" calcext:value-type="float">
            <text:p>9,90E-05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.5" calcext:value-type="float">
            <text:p>1,5</text:p>
          </table:table-cell>
          <table:table-cell table:style-name="ce1" office:value-type="float" office:value="0.000001489" calcext:value-type="float">
            <text:p>1,489E-06</text:p>
          </table:table-cell>
          <table:table-cell table:formula="of:=AVERAGE([.E408:.F408])" office:value-type="float" office:value="1.99815227140555" calcext:value-type="float">
            <text:p>1,99815227140555</text:p>
          </table:table-cell>
          <table:table-cell table:style-name="ce3" office:value-type="float" office:value="1.99843454281109" calcext:value-type="float">
            <text:p>1,99843454281109</text:p>
          </table:table-cell>
          <table:table-cell table:style-name="ce1" office:value-type="float" office:value="1.99787" calcext:value-type="float">
            <text:p>1,99787</text:p>
          </table:table-cell>
          <table:table-cell office:value-type="float" office:value="0" calcext:value-type="float">
            <text:p>0</text:p>
          </table:table-cell>
          <table:table-cell office:value-type="float" office:value="1.999080028658" calcext:value-type="float">
            <text:p>1,999080028658</text:p>
          </table:table-cell>
          <table:table-cell office:value-type="float" office:value="1.999969462784" calcext:value-type="float">
            <text:p>1,999969462784</text:p>
          </table:table-cell>
          <table:table-cell office:value-type="float" office:value="1.998029066029" calcext:value-type="float">
            <text:p>1,998029066029</text:p>
          </table:table-cell>
          <table:table-cell office:value-type="float" office:value="1.999271276765" calcext:value-type="float">
            <text:p>1,999271276765</text:p>
          </table:table-cell>
          <table:table-cell office:value-type="float" office:value="1.997230945259" calcext:value-type="float">
            <text:p>1,997230945259</text:p>
          </table:table-cell>
          <table:table-cell office:value-type="float" office:value="1.999249468867" calcext:value-type="float">
            <text:p>1,999249468867</text:p>
          </table:table-cell>
          <table:table-cell office:value-type="float" office:value="1.995576424081" calcext:value-type="float">
            <text:p>1,995576424081</text:p>
          </table:table-cell>
          <table:table-cell table:style-name="ce2" office:value-type="float" office:value="0.00000212048187997512" calcext:value-type="float">
            <text:p>2,12E-06</text:p>
          </table:table-cell>
          <table:table-cell table:style-name="ce2" office:value-type="float" office:value="0.00000187845549506716" calcext:value-type="float">
            <text:p>1,88E-06</text:p>
          </table:table-cell>
          <table:table-cell table:style-name="ce2" office:value-type="float" office:value="0.00000167553884456427" calcext:value-type="float">
            <text:p>1,68E-06</text:p>
          </table:table-cell>
          <table:table-cell table:style-name="ce2" office:value-type="float" office:value="0.00000150396797513578" calcext:value-type="float">
            <text:p>1,50E-06</text:p>
          </table:table-cell>
          <table:table-cell table:style-name="ce2" office:value-type="float" office:value="0.00000135738183366537" calcext:value-type="float">
            <text:p>1,36E-06</text:p>
          </table:table-cell>
          <table:table-cell table:style-name="ce2" office:value-type="float" office:value="0.00000123135168427836" calcext:value-type="float">
            <text:p>1,23E-06</text:p>
          </table:table-cell>
          <table:table-cell table:style-name="ce2" office:value-type="float" office:value="0.00000112199391054081" calcext:value-type="float">
            <text:p>1,12E-06</text:p>
          </table:table-cell>
          <table:table-cell table:style-name="ce2" office:value-type="float" office:value="0.00000102675207045429" calcext:value-type="float">
            <text:p>1,03E-06</text:p>
          </table:table-cell>
        </table:table-row>
        <table:table-row table:style-name="ro1" table:visibility="filter">
          <table:table-cell office:value-type="string" calcext:value-type="string">
            <text:p>p*cos-s25</text:p>
          </table:table-cell>
          <table:table-cell office:value-type="float" office:value="1.6" calcext:value-type="float">
            <text:p>1,6</text:p>
          </table:table-cell>
          <table:table-cell office:value-type="float" office:value="0.000056434" calcext:value-type="float">
            <text:p>5,6434E-05</text:p>
          </table:table-cell>
          <table:table-cell table:formula="of:=AVERAGE([.E409:.F409])" office:value-type="float" office:value="0.0582945947415491" calcext:value-type="float">
            <text:p>0,058294594741549</text:p>
          </table:table-cell>
          <table:table-cell table:style-name="Default" office:value-type="float" office:value="0.0622091894830981" calcext:value-type="float">
            <text:p>0,062209189483098</text:p>
          </table:table-cell>
          <table:table-cell office:value-type="float" office:value="0.05438" calcext:value-type="float">
            <text:p>0,05438</text:p>
          </table:table-cell>
          <table:table-cell office:value-type="float" office:value="0" calcext:value-type="float">
            <text:p>0</text:p>
          </table:table-cell>
          <table:table-cell office:value-type="float" office:value="0.081682255656" calcext:value-type="float">
            <text:p>0,081682255656</text:p>
          </table:table-cell>
          <table:table-cell office:value-type="float" office:value="0.072957214521" calcext:value-type="float">
            <text:p>0,072957214521</text:p>
          </table:table-cell>
          <table:table-cell office:value-type="float" office:value="0.065484477236" calcext:value-type="float">
            <text:p>0,065484477236</text:p>
          </table:table-cell>
          <table:table-cell office:value-type="float" office:value="0.05915583527" calcext:value-type="float">
            <text:p>0,05915583527</text:p>
          </table:table-cell>
          <table:table-cell office:value-type="float" office:value="0.05362786145" calcext:value-type="float">
            <text:p>0,05362786145</text:p>
          </table:table-cell>
          <table:table-cell office:value-type="float" office:value="0.048920014325" calcext:value-type="float">
            <text:p>0,048920014325</text:p>
          </table:table-cell>
          <table:table-cell office:value-type="float" office:value="0.044696736391" calcext:value-type="float">
            <text:p>0,044696736391</text:p>
          </table:table-cell>
          <table:table-cell table:style-name="ce2" office:value-type="float" office:value="0.000057170356271016" calcext:value-type="float">
            <text:p>5,72E-05</text:p>
          </table:table-cell>
          <table:table-cell table:style-name="ce2" office:value-type="float" office:value="0.0000568879509966802" calcext:value-type="float">
            <text:p>5,69E-05</text:p>
          </table:table-cell>
          <table:table-cell table:style-name="ce2" office:value-type="float" office:value="0.0000566512154414333" calcext:value-type="float">
            <text:p>5,67E-05</text:p>
          </table:table-cell>
          <table:table-cell table:style-name="ce2" office:value-type="float" office:value="0.000056450992862878" calcext:value-type="float">
            <text:p>5,65E-05</text:p>
          </table:table-cell>
          <table:table-cell table:style-name="ce2" office:value-type="float" office:value="0.0000562799633550216" calcext:value-type="float">
            <text:p>5,63E-05</text:p>
          </table:table-cell>
          <table:table-cell table:style-name="ce2" office:value-type="float" office:value="0.0000561328986285285" calcext:value-type="float">
            <text:p>5,61E-05</text:p>
          </table:table-cell>
          <table:table-cell table:style-name="ce2" office:value-type="float" office:value="0.0000560052988808791" calcext:value-type="float">
            <text:p>5,60E-05</text:p>
          </table:table-cell>
          <table:table-cell table:style-name="ce2" office:value-type="float" office:value="0.0000558941352940173" calcext:value-type="float">
            <text:p>5,59E-05</text:p>
          </table:table-cell>
        </table:table-row>
        <table:table-row table:style-name="ro1" table:visibility="filter">
          <table:table-cell office:value-type="string" calcext:value-type="string">
            <text:p>p*cos-s25</text:p>
          </table:table-cell>
          <table:table-cell office:value-type="float" office:value="1.7" calcext:value-type="float">
            <text:p>1,7</text:p>
          </table:table-cell>
          <table:table-cell office:value-type="float" office:value="0.000027836" calcext:value-type="float">
            <text:p>2,7836E-05</text:p>
          </table:table-cell>
          <table:table-cell table:formula="of:=AVERAGE([.E410:.F410])" office:value-type="float" office:value="0.136989275417958" calcext:value-type="float">
            <text:p>0,136989275417958</text:p>
          </table:table-cell>
          <table:table-cell table:style-name="Default" office:value-type="float" office:value="0.145748550835915" calcext:value-type="float">
            <text:p>0,145748550835915</text:p>
          </table:table-cell>
          <table:table-cell office:value-type="float" office:value="0.12823" calcext:value-type="float">
            <text:p>0,12823</text:p>
          </table:table-cell>
          <table:table-cell office:value-type="float" office:value="0" calcext:value-type="float">
            <text:p>0</text:p>
          </table:table-cell>
          <table:table-cell office:value-type="float" office:value="0.18912237167" calcext:value-type="float">
            <text:p>0,18912237167</text:p>
          </table:table-cell>
          <table:table-cell office:value-type="float" office:value="0.169934971128" calcext:value-type="float">
            <text:p>0,169934971128</text:p>
          </table:table-cell>
          <table:table-cell office:value-type="float" office:value="0.153329438709" calcext:value-type="float">
            <text:p>0,153329438709</text:p>
          </table:table-cell>
          <table:table-cell office:value-type="float" office:value="0.139116477697" calcext:value-type="float">
            <text:p>0,139116477697</text:p>
          </table:table-cell>
          <table:table-cell office:value-type="float" office:value="0.126614424061" calcext:value-type="float">
            <text:p>0,126614424061</text:p>
          </table:table-cell>
          <table:table-cell office:value-type="float" office:value="0.115869436721" calcext:value-type="float">
            <text:p>0,115869436721</text:p>
          </table:table-cell>
          <table:table-cell office:value-type="float" office:value="0.106196879017" calcext:value-type="float">
            <text:p>0,106196879017</text:p>
          </table:table-cell>
          <table:table-cell table:style-name="ce2" office:value-type="float" office:value="0.0000286891417156431" calcext:value-type="float">
            <text:p>2,87E-05</text:p>
          </table:table-cell>
          <table:table-cell table:style-name="ce2" office:value-type="float" office:value="0.0000283620856659954" calcext:value-type="float">
            <text:p>2,84E-05</text:p>
          </table:table-cell>
          <table:table-cell table:style-name="ce2" office:value-type="float" office:value="0.0000280879322858848" calcext:value-type="float">
            <text:p>2,81E-05</text:p>
          </table:table-cell>
          <table:table-cell table:style-name="ce2" office:value-type="float" office:value="0.0000278560431312314" calcext:value-type="float">
            <text:p>2,79E-05</text:p>
          </table:table-cell>
          <table:table-cell table:style-name="ce2" office:value-type="float" office:value="0.0000276579770964651" calcext:value-type="float">
            <text:p>2,77E-05</text:p>
          </table:table-cell>
          <table:table-cell table:style-name="ce2" office:value-type="float" office:value="0.0000274876455336986" calcext:value-type="float">
            <text:p>2,75E-05</text:p>
          </table:table-cell>
          <table:table-cell table:style-name="ce2" office:value-type="float" office:value="0.0000273398789142596" calcext:value-type="float">
            <text:p>2,73E-05</text:p>
          </table:table-cell>
          <table:table-cell table:style-name="ce2" office:value-type="float" office:value="0.0000272111213785823" calcext:value-type="float">
            <text:p>2,72E-05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1.75" calcext:value-type="float">
            <text:p>1,75</text:p>
          </table:table-cell>
          <table:table-cell table:style-name="ce1" office:value-type="float" office:value="0.000002156" calcext:value-type="float">
            <text:p>2,156E-06</text:p>
          </table:table-cell>
          <table:table-cell table:style-name="ce1" table:formula="of:=AVERAGE([.E411:.F411])" office:value-type="float" office:value="1.99872427417143" calcext:value-type="float">
            <text:p>1,99872427417143</text:p>
          </table:table-cell>
          <table:table-cell table:style-name="ce3" office:value-type="float" office:value="1.99891854834286" calcext:value-type="float">
            <text:p>1,99891854834286</text:p>
          </table:table-cell>
          <table:table-cell table:style-name="ce1" office:value-type="float" office:value="1.99853" calcext:value-type="float">
            <text:p>1,99853</text:p>
          </table:table-cell>
          <table:table-cell office:value-type="float" office:value="0" calcext:value-type="float">
            <text:p>0</text:p>
          </table:table-cell>
          <table:table-cell office:value-type="float" office:value="1.999364626646" calcext:value-type="float">
            <text:p>1,999364626646</text:p>
          </table:table-cell>
          <table:table-cell office:value-type="float" office:value="1.999979187101" calcext:value-type="float">
            <text:p>1,999979187101</text:p>
          </table:table-cell>
          <table:table-cell office:value-type="float" office:value="1.998637347508" calcext:value-type="float">
            <text:p>1,998637347508</text:p>
          </table:table-cell>
          <table:table-cell office:value-type="float" office:value="1.999497186614" calcext:value-type="float">
            <text:p>1,999497186614</text:p>
          </table:table-cell>
          <table:table-cell office:value-type="float" office:value="1.99808638158" calcext:value-type="float">
            <text:p>1,99808638158</text:p>
          </table:table-cell>
          <table:table-cell office:value-type="float" office:value="1.999482794449" calcext:value-type="float">
            <text:p>1,999482794449</text:p>
          </table:table-cell>
          <table:table-cell office:value-type="float" office:value="1.996943565743" calcext:value-type="float">
            <text:p>1,996943565743</text:p>
          </table:table-cell>
          <table:table-cell table:style-name="ce2" office:value-type="float" office:value="0.00000306980480635901" calcext:value-type="float">
            <text:p>3,07E-06</text:p>
          </table:table-cell>
          <table:table-cell table:style-name="ce2" office:value-type="float" office:value="0.00000271937820813239" calcext:value-type="float">
            <text:p>2,72E-06</text:p>
          </table:table-cell>
          <table:table-cell table:style-name="ce2" office:value-type="float" office:value="0.00000242562110210868" calcext:value-type="float">
            <text:p>2,43E-06</text:p>
          </table:table-cell>
          <table:table-cell table:style-name="ce2" office:value-type="float" office:value="0.00000217717213395907" calcext:value-type="float">
            <text:p>2,18E-06</text:p>
          </table:table-cell>
          <table:table-cell table:style-name="ce2" office:value-type="float" office:value="0.00000196494852814367" calcext:value-type="float">
            <text:p>1,96E-06</text:p>
          </table:table-cell>
          <table:table-cell table:style-name="ce2" office:value-type="float" office:value="0.00000178243264908382" calcext:value-type="float">
            <text:p>1,78E-06</text:p>
          </table:table-cell>
          <table:table-cell table:style-name="ce2" office:value-type="float" office:value="0.00000162411510583954" calcext:value-type="float">
            <text:p>1,62E-06</text:p>
          </table:table-cell>
          <table:table-cell table:style-name="ce2" office:value-type="float" office:value="0.00000148615976794354" calcext:value-type="float">
            <text:p>1,49E-06</text:p>
          </table:table-cell>
        </table:table-row>
        <table:table-row table:style-name="ro1" table:visibility="filter">
          <table:table-cell office:value-type="string" calcext:value-type="string">
            <text:p>p*cos-s25</text:p>
          </table:table-cell>
          <table:table-cell office:value-type="float" office:value="1.8" calcext:value-type="float">
            <text:p>1,8</text:p>
          </table:table-cell>
          <table:table-cell office:value-type="float" office:value="0.000017722" calcext:value-type="float">
            <text:p>1,7722E-05</text:p>
          </table:table-cell>
          <table:table-cell table:formula="of:=AVERAGE([.E412:.F412])" office:value-type="float" office:value="0.212776173489895" calcext:value-type="float">
            <text:p>0,212776173489895</text:p>
          </table:table-cell>
          <table:table-cell table:style-name="Default" office:value-type="float" office:value="0.22651234697979" calcext:value-type="float">
            <text:p>0,22651234697979</text:p>
          </table:table-cell>
          <table:table-cell office:value-type="float" office:value="0.19904" calcext:value-type="float">
            <text:p>0,19904</text:p>
          </table:table-cell>
          <table:table-cell office:value-type="float" office:value="0" calcext:value-type="float">
            <text:p>0</text:p>
          </table:table-cell>
          <table:table-cell office:value-type="float" office:value="0.294372739497" calcext:value-type="float">
            <text:p>0,294372739497</text:p>
          </table:table-cell>
          <table:table-cell office:value-type="float" office:value="0.264483894949" calcext:value-type="float">
            <text:p>0,264483894949</text:p>
          </table:table-cell>
          <table:table-cell office:value-type="float" office:value="0.238794031496" calcext:value-type="float">
            <text:p>0,238794031496</text:p>
          </table:table-cell>
          <table:table-cell office:value-type="float" office:value="0.216217911247" calcext:value-type="float">
            <text:p>0,216217911247</text:p>
          </table:table-cell>
          <table:table-cell office:value-type="float" office:value="0.196700541613" calcext:value-type="float">
            <text:p>0,196700541613</text:p>
          </table:table-cell>
          <table:table-cell office:value-type="float" office:value="0.179265469773" calcext:value-type="float">
            <text:p>0,179265469773</text:p>
          </table:table-cell>
          <table:table-cell office:value-type="float" office:value="0.164243572631" calcext:value-type="float">
            <text:p>0,164243572631</text:p>
          </table:table-cell>
          <table:table-cell table:style-name="ce2" office:value-type="float" office:value="0.0000185714997558078" calcext:value-type="float">
            <text:p>1,86E-05</text:p>
          </table:table-cell>
          <table:table-cell table:style-name="ce2" office:value-type="float" office:value="0.0000182430082747864" calcext:value-type="float">
            <text:p>1,82E-05</text:p>
          </table:table-cell>
          <table:table-cell table:style-name="ce2" office:value-type="float" office:value="0.0000179692941105014" calcext:value-type="float">
            <text:p>1,80E-05</text:p>
          </table:table-cell>
          <table:table-cell table:style-name="ce2" office:value-type="float" office:value="0.0000177387850618431" calcext:value-type="float">
            <text:p>1,77E-05</text:p>
          </table:table-cell>
          <table:table-cell table:style-name="ce2" office:value-type="float" office:value="0.0000175431394641063" calcext:value-type="float">
            <text:p>1,75E-05</text:p>
          </table:table-cell>
          <table:table-cell table:style-name="ce2" office:value-type="float" office:value="0.0000173755823605227" calcext:value-type="float">
            <text:p>1,74E-05</text:p>
          </table:table-cell>
          <table:table-cell table:style-name="ce2" office:value-type="float" office:value="0.0000172312823912468" calcext:value-type="float">
            <text:p>1,72E-05</text:p>
          </table:table-cell>
          <table:table-cell table:style-name="ce2" office:value-type="float" office:value="0.0000171059363680552" calcext:value-type="float">
            <text:p>1,71E-05</text:p>
          </table:table-cell>
        </table:table-row>
        <table:table-row table:style-name="ro1" table:visibility="filter">
          <table:table-cell office:value-type="string" calcext:value-type="string">
            <text:p>p*cos-s25</text:p>
          </table:table-cell>
          <table:table-cell office:value-type="float" office:value="1.9" calcext:value-type="float">
            <text:p>1,9</text:p>
          </table:table-cell>
          <table:table-cell office:value-type="float" office:value="0.000010609" calcext:value-type="float">
            <text:p>1,0609E-05</text:p>
          </table:table-cell>
          <table:table-cell table:formula="of:=AVERAGE([.E413:.F413])" office:value-type="float" office:value="0.43592139713722" calcext:value-type="float">
            <text:p>0,43592139713722</text:p>
          </table:table-cell>
          <table:table-cell table:style-name="Default" office:value-type="float" office:value="0.459642794274441" calcext:value-type="float">
            <text:p>0,459642794274441</text:p>
          </table:table-cell>
          <table:table-cell office:value-type="float" office:value="0.4122" calcext:value-type="float">
            <text:p>0,4122</text:p>
          </table:table-cell>
          <table:table-cell office:value-type="float" office:value="0" calcext:value-type="float">
            <text:p>0</text:p>
          </table:table-cell>
          <table:table-cell office:value-type="float" office:value="0.575329738504" calcext:value-type="float">
            <text:p>0,575329738504</text:p>
          </table:table-cell>
          <table:table-cell office:value-type="float" office:value="0.526295792645" calcext:value-type="float">
            <text:p>0,526295792645</text:p>
          </table:table-cell>
          <table:table-cell office:value-type="float" office:value="0.482805450009" calcext:value-type="float">
            <text:p>0,482805450009</text:p>
          </table:table-cell>
          <table:table-cell office:value-type="float" office:value="0.443530752654" calcext:value-type="float">
            <text:p>0,443530752654</text:p>
          </table:table-cell>
          <table:table-cell office:value-type="float" office:value="0.408713082322" calcext:value-type="float">
            <text:p>0,408713082322</text:p>
          </table:table-cell>
          <table:table-cell office:value-type="float" office:value="0.376958229015" calcext:value-type="float">
            <text:p>0,376958229015</text:p>
          </table:table-cell>
          <table:table-cell office:value-type="float" office:value="0.349010479918" calcext:value-type="float">
            <text:p>0,349010479918</text:p>
          </table:table-cell>
          <table:table-cell table:style-name="ce2" office:value-type="float" office:value="0.0000116437179419245" calcext:value-type="float">
            <text:p>1,16E-05</text:p>
          </table:table-cell>
          <table:table-cell table:style-name="ce2" office:value-type="float" office:value="0.0000112445959619599" calcext:value-type="float">
            <text:p>1,12E-05</text:p>
          </table:table-cell>
          <table:table-cell table:style-name="ce2" office:value-type="float" office:value="0.0000109113706192826" calcext:value-type="float">
            <text:p>1,09E-05</text:p>
          </table:table-cell>
          <table:table-cell table:style-name="ce2" office:value-type="float" office:value="0.0000106302262102529" calcext:value-type="float">
            <text:p>1,06E-05</text:p>
          </table:table-cell>
          <table:table-cell table:style-name="ce2" office:value-type="float" office:value="0.0000103911171296076" calcext:value-type="float">
            <text:p>1,04E-05</text:p>
          </table:table-cell>
          <table:table-cell table:style-name="ce2" office:value-type="float" office:value="0.0000101859583615197" calcext:value-type="float">
            <text:p>1,02E-05</text:p>
          </table:table-cell>
          <table:table-cell table:style-name="ce2" office:value-type="float" office:value="0.0000100088934016652" calcext:value-type="float">
            <text:p>1,00E-05</text:p>
          </table:table-cell>
          <table:table-cell table:style-name="ce2" office:value-type="float" office:value="0.00000985481242505759" calcext:value-type="float">
            <text:p>9,85E-06</text:p>
          </table:table-cell>
        </table:table-row>
        <table:table-row table:style-name="ro1" table:visibility="filter">
          <table:table-cell office:value-type="string" calcext:value-type="string">
            <text:p>p*cos-s25</text:p>
          </table:table-cell>
          <table:table-cell office:value-type="float" office:value="1.95" calcext:value-type="float">
            <text:p>1,95</text:p>
          </table:table-cell>
          <table:table-cell office:value-type="float" office:value="0.000004829" calcext:value-type="float">
            <text:p>4,829E-06</text:p>
          </table:table-cell>
          <table:table-cell table:formula="of:=AVERAGE([.E414:.F414])" office:value-type="float" office:value="1.08253888848793" calcext:value-type="float">
            <text:p>1,08253888848793</text:p>
          </table:table-cell>
          <table:table-cell table:style-name="Default" office:value-type="float" office:value="1.11416777697586" calcext:value-type="float">
            <text:p>1,11416777697586</text:p>
          </table:table-cell>
          <table:table-cell office:value-type="float" office:value="1.05091" calcext:value-type="float">
            <text:p>1,05091</text:p>
          </table:table-cell>
          <table:table-cell office:value-type="float" office:value="0" calcext:value-type="float">
            <text:p>0</text:p>
          </table:table-cell>
          <table:table-cell office:value-type="float" office:value="1.2633115955" calcext:value-type="float">
            <text:p>1,2633115955</text:p>
          </table:table-cell>
          <table:table-cell office:value-type="float" office:value="1.206451648986" calcext:value-type="float">
            <text:p>1,206451648986</text:p>
          </table:table-cell>
          <table:table-cell office:value-type="float" office:value="1.152164435703" calcext:value-type="float">
            <text:p>1,152164435703</text:p>
          </table:table-cell>
          <table:table-cell office:value-type="float" office:value="1.099067837448" calcext:value-type="float">
            <text:p>1,099067837448</text:p>
          </table:table-cell>
          <table:table-cell office:value-type="float" office:value="1.048976630062" calcext:value-type="float">
            <text:p>1,048976630062</text:p>
          </table:table-cell>
          <table:table-cell office:value-type="float" office:value="0.999861162153" calcext:value-type="float">
            <text:p>0,999861162153</text:p>
          </table:table-cell>
          <table:table-cell office:value-type="float" office:value="0.954484498444" calcext:value-type="float">
            <text:p>0,954484498444</text:p>
          </table:table-cell>
          <table:table-cell table:style-name="ce2" office:value-type="float" office:value="0.00000597637984540465" calcext:value-type="float">
            <text:p>5,98E-06</text:p>
          </table:table-cell>
          <table:table-cell table:style-name="ce2" office:value-type="float" office:value="0.0000055357508944423" calcext:value-type="float">
            <text:p>5,54E-06</text:p>
          </table:table-cell>
          <table:table-cell table:style-name="ce2" office:value-type="float" office:value="0.00000516687655138699" calcext:value-type="float">
            <text:p>5,17E-06</text:p>
          </table:table-cell>
          <table:table-cell table:style-name="ce2" office:value-type="float" office:value="0.00000485482971897324" calcext:value-type="float">
            <text:p>4,85E-06</text:p>
          </table:table-cell>
          <table:table-cell table:style-name="ce2" office:value-type="float" office:value="0.00000458871127950717" calcext:value-type="float">
            <text:p>4,59E-06</text:p>
          </table:table-cell>
          <table:table-cell table:style-name="ce2" office:value-type="float" office:value="0.00000435977074984378" calcext:value-type="float">
            <text:p>4,36E-06</text:p>
          </table:table-cell>
          <table:table-cell table:style-name="ce2" office:value-type="float" office:value="0.0000041616262308937" calcext:value-type="float">
            <text:p>4,16E-06</text:p>
          </table:table-cell>
          <table:table-cell table:style-name="ce2" office:value-type="float" office:value="0.00000398874801303947" calcext:value-type="float">
            <text:p>3,99E-06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" calcext:value-type="float">
            <text:p>2</text:p>
          </table:table-cell>
          <table:table-cell office:value-type="float" office:value="0.000002912" calcext:value-type="float">
            <text:p>2,912E-06</text:p>
          </table:table-cell>
          <table:table-cell table:style-name="ce1" table:formula="of:=AVERAGE([.E415:.F415])" office:value-type="float" office:value="1.99905456953047" calcext:value-type="float">
            <text:p>1,99905456953047</text:p>
          </table:table-cell>
          <table:table-cell table:style-name="ce3" office:value-type="float" office:value="1.99919913906095" calcext:value-type="float">
            <text:p>1,99919913906095</text:p>
          </table:table-cell>
          <table:table-cell table:style-name="ce1" office:value-type="float" office:value="1.99891" calcext:value-type="float">
            <text:p>1,99891</text:p>
          </table:table-cell>
          <table:table-cell office:value-type="float" office:value="0" calcext:value-type="float">
            <text:p>0</text:p>
          </table:table-cell>
          <table:table-cell office:value-type="float" office:value="1.999529710224" calcext:value-type="float">
            <text:p>1,999529710224</text:p>
          </table:table-cell>
          <table:table-cell office:value-type="float" office:value="1.999984654952" calcext:value-type="float">
            <text:p>1,999984654952</text:p>
          </table:table-cell>
          <table:table-cell office:value-type="float" office:value="1.99898953028" calcext:value-type="float">
            <text:p>1,99898953028</text:p>
          </table:table-cell>
          <table:table-cell office:value-type="float" office:value="1.999628493792" calcext:value-type="float">
            <text:p>1,999628493792</text:p>
          </table:table-cell>
          <table:table-cell office:value-type="float" office:value="1.998582669949" calcext:value-type="float">
            <text:p>1,998582669949</text:p>
          </table:table-cell>
          <table:table-cell office:value-type="float" office:value="1.999617858806" calcext:value-type="float">
            <text:p>1,999617858806</text:p>
          </table:table-cell>
          <table:table-cell office:value-type="float" office:value="1.997736185411" calcext:value-type="float">
            <text:p>1,997736185411</text:p>
          </table:table-cell>
          <table:table-cell table:style-name="ce2" office:value-type="float" office:value="0.00000414569889178579" calcext:value-type="float">
            <text:p>4,15E-06</text:p>
          </table:table-cell>
          <table:table-cell table:style-name="ce2" office:value-type="float" office:value="0.00000367241929263078" calcext:value-type="float">
            <text:p>3,67E-06</text:p>
          </table:table-cell>
          <table:table-cell table:style-name="ce2" office:value-type="float" office:value="0.00000327571020512666" calcext:value-type="float">
            <text:p>3,28E-06</text:p>
          </table:table-cell>
          <table:table-cell table:style-name="ce2" office:value-type="float" office:value="0.00000294013321883771" calcext:value-type="float">
            <text:p>2,94E-06</text:p>
          </table:table-cell>
          <table:table-cell table:style-name="ce2" office:value-type="float" office:value="0.00000265352079442053" calcext:value-type="float">
            <text:p>2,65E-06</text:p>
          </table:table-cell>
          <table:table-cell table:style-name="ce2" office:value-type="float" office:value="0.00000240698802395824" calcext:value-type="float">
            <text:p>2,41E-06</text:p>
          </table:table-cell>
          <table:table-cell table:style-name="ce2" office:value-type="float" office:value="0.00000219318303496142" calcext:value-type="float">
            <text:p>2,19E-06</text:p>
          </table:table-cell>
          <table:table-cell table:style-name="ce2" office:value-type="float" office:value="0.00000200681930752891" calcext:value-type="float">
            <text:p>2,01E-06</text:p>
          </table:table-cell>
        </table:table-row>
        <table:table-row table:style-name="ro1" table:visibility="filter">
          <table:table-cell office:value-type="string" calcext:value-type="string">
            <text:p>p*cos-s25</text:p>
          </table:table-cell>
          <table:table-cell office:value-type="float" office:value="2.1" calcext:value-type="float">
            <text:p>2,1</text:p>
          </table:table-cell>
          <table:table-cell office:value-type="float" office:value="0.000008574" calcext:value-type="float">
            <text:p>8,574E-06</text:p>
          </table:table-cell>
          <table:table-cell table:formula="of:=AVERAGE([.E416:.F416])" office:value-type="float" office:value="0.694723846639004" calcext:value-type="float">
            <text:p>0,694723846639004</text:p>
          </table:table-cell>
          <table:table-cell table:style-name="Default" office:value-type="float" office:value="0.724997693278009" calcext:value-type="float">
            <text:p>0,724997693278009</text:p>
          </table:table-cell>
          <table:table-cell office:value-type="float" office:value="0.66445" calcext:value-type="float">
            <text:p>0,66445</text:p>
          </table:table-cell>
          <table:table-cell office:value-type="float" office:value="0" calcext:value-type="float">
            <text:p>0</text:p>
          </table:table-cell>
          <table:table-cell office:value-type="float" office:value="0.870560597963" calcext:value-type="float">
            <text:p>0,870560597963</text:p>
          </table:table-cell>
          <table:table-cell office:value-type="float" office:value="0.811503167157" calcext:value-type="float">
            <text:p>0,811503167157</text:p>
          </table:table-cell>
          <table:table-cell office:value-type="float" office:value="0.757333630272" calcext:value-type="float">
            <text:p>0,757333630272</text:p>
          </table:table-cell>
          <table:table-cell office:value-type="float" office:value="0.706909823633" calcext:value-type="float">
            <text:p>0,706909823633</text:p>
          </table:table-cell>
          <table:table-cell office:value-type="float" office:value="0.660922531702" calcext:value-type="float">
            <text:p>0,660922531702</text:p>
          </table:table-cell>
          <table:table-cell office:value-type="float" office:value="0.617936558797" calcext:value-type="float">
            <text:p>0,617936558797</text:p>
          </table:table-cell>
          <table:table-cell office:value-type="float" office:value="0.579153841808" calcext:value-type="float">
            <text:p>0,579153841808</text:p>
          </table:table-cell>
          <table:table-cell table:style-name="ce2" office:value-type="float" office:value="0.00000989717753918242" calcext:value-type="float">
            <text:p>9,90E-06</text:p>
          </table:table-cell>
          <table:table-cell table:style-name="ce2" office:value-type="float" office:value="0.00000938837491193155" calcext:value-type="float">
            <text:p>9,39E-06</text:p>
          </table:table-cell>
          <table:table-cell table:style-name="ce2" office:value-type="float" office:value="0.00000896284750646937" calcext:value-type="float">
            <text:p>8,96E-06</text:p>
          </table:table-cell>
          <table:table-cell table:style-name="ce2" office:value-type="float" office:value="0.0000086032587301443" calcext:value-type="float">
            <text:p>8,60E-06</text:p>
          </table:table-cell>
          <table:table-cell table:style-name="ce2" office:value-type="float" office:value="0.00000829689476338803" calcext:value-type="float">
            <text:p>8,30E-06</text:p>
          </table:table-cell>
          <table:table-cell table:style-name="ce2" office:value-type="float" office:value="0.00000803361650732989" calcext:value-type="float">
            <text:p>8,03E-06</text:p>
          </table:table-cell>
          <table:table-cell table:style-name="ce2" office:value-type="float" office:value="0.00000780596654314428" calcext:value-type="float">
            <text:p>7,81E-06</text:p>
          </table:table-cell>
          <table:table-cell table:style-name="ce2" office:value-type="float" office:value="0.00000760757128906531" calcext:value-type="float">
            <text:p>7,61E-06</text:p>
          </table:table-cell>
        </table:table-row>
        <table:table-row table:style-name="ro1" table:visibility="filter">
          <table:table-cell office:value-type="string" calcext:value-type="string">
            <text:p>p*cos-s25</text:p>
          </table:table-cell>
          <table:table-cell office:value-type="float" office:value="2.2" calcext:value-type="float">
            <text:p>2,2</text:p>
          </table:table-cell>
          <table:table-cell office:value-type="float" office:value="0.000010376" calcext:value-type="float">
            <text:p>1,0376E-05</text:p>
          </table:table-cell>
          <table:table-cell table:formula="of:=AVERAGE([.E417:.F417])" office:value-type="float" office:value="0.628098392154929" calcext:value-type="float">
            <text:p>0,628098392154929</text:p>
          </table:table-cell>
          <table:table-cell table:style-name="Default" office:value-type="float" office:value="0.657136784309858" calcext:value-type="float">
            <text:p>0,657136784309858</text:p>
          </table:table-cell>
          <table:table-cell office:value-type="float" office:value="0.59906" calcext:value-type="float">
            <text:p>0,59906</text:p>
          </table:table-cell>
          <table:table-cell office:value-type="float" office:value="0" calcext:value-type="float">
            <text:p>0</text:p>
          </table:table-cell>
          <table:table-cell office:value-type="float" office:value="0.797256599726" calcext:value-type="float">
            <text:p>0,797256599726</text:p>
          </table:table-cell>
          <table:table-cell office:value-type="float" office:value="0.739791644662" calcext:value-type="float">
            <text:p>0,739791644662</text:p>
          </table:table-cell>
          <table:table-cell office:value-type="float" office:value="0.687466233297" calcext:value-type="float">
            <text:p>0,687466233297</text:p>
          </table:table-cell>
          <table:table-cell office:value-type="float" office:value="0.639192532188" calcext:value-type="float">
            <text:p>0,639192532188</text:p>
          </table:table-cell>
          <table:table-cell office:value-type="float" office:value="0.595417235669" calcext:value-type="float">
            <text:p>0,595417235669</text:p>
          </table:table-cell>
          <table:table-cell office:value-type="float" office:value="0.554845539261" calcext:value-type="float">
            <text:p>0,554845539261</text:p>
          </table:table-cell>
          <table:table-cell office:value-type="float" office:value="0.51836515482" calcext:value-type="float">
            <text:p>0,51836515482</text:p>
          </table:table-cell>
          <table:table-cell table:style-name="ce2" office:value-type="float" office:value="0.0000118260725194169" calcext:value-type="float">
            <text:p>1,18E-05</text:p>
          </table:table-cell>
          <table:table-cell table:style-name="ce2" office:value-type="float" office:value="0.0000112680721122568" calcext:value-type="float">
            <text:p>1,13E-05</text:p>
          </table:table-cell>
          <table:table-cell table:style-name="ce2" office:value-type="float" office:value="0.0000108015315336924" calcext:value-type="float">
            <text:p>1,08E-05</text:p>
          </table:table-cell>
          <table:table-cell table:style-name="ce2" office:value-type="float" office:value="0.0000104074151137891" calcext:value-type="float">
            <text:p>1,04E-05</text:p>
          </table:table-cell>
          <table:table-cell table:style-name="ce2" office:value-type="float" office:value="0.0000100717276198798" calcext:value-type="float">
            <text:p>1,01E-05</text:p>
          </table:table-cell>
          <table:table-cell table:style-name="ce2" office:value-type="float" office:value="0.0000097833479182642" calcext:value-type="float">
            <text:p>9,78E-06</text:p>
          </table:table-cell>
          <table:table-cell table:style-name="ce2" office:value-type="float" office:value="0.00000953405690341505" calcext:value-type="float">
            <text:p>9,53E-06</text:p>
          </table:table-cell>
          <table:table-cell table:style-name="ce2" office:value-type="float" office:value="0.000009316882531835" calcext:value-type="float">
            <text:p>9,32E-06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03777" calcext:value-type="float">
            <text:p>3,777E-06</text:p>
          </table:table-cell>
          <table:table-cell table:style-name="ce1" table:formula="of:=AVERAGE([.E418:.F418])" office:value-type="float" office:value="1.9992712682915" calcext:value-type="float">
            <text:p>1,9992712682915</text:p>
          </table:table-cell>
          <table:table-cell table:style-name="ce3" office:value-type="float" office:value="1.99938253658299" calcext:value-type="float">
            <text:p>1,99938253658299</text:p>
          </table:table-cell>
          <table:table-cell table:style-name="ce1" office:value-type="float" office:value="1.99916" calcext:value-type="float">
            <text:p>1,99916</text:p>
          </table:table-cell>
          <table:table-cell office:value-type="float" office:value="0" calcext:value-type="float">
            <text:p>0</text:p>
          </table:table-cell>
          <table:table-cell office:value-type="float" office:value="1.999637664624" calcext:value-type="float">
            <text:p>1,999637664624</text:p>
          </table:table-cell>
          <table:table-cell office:value-type="float" office:value="1.999988119809" calcext:value-type="float">
            <text:p>1,999988119809</text:p>
          </table:table-cell>
          <table:table-cell office:value-type="float" office:value="1.999219314607" calcext:value-type="float">
            <text:p>1,999219314607</text:p>
          </table:table-cell>
          <table:table-cell office:value-type="float" office:value="1.99971471544" calcext:value-type="float">
            <text:p>1,99971471544</text:p>
          </table:table-cell>
          <table:table-cell office:value-type="float" office:value="1.998907331988" calcext:value-type="float">
            <text:p>1,998907331988</text:p>
          </table:table-cell>
          <table:table-cell office:value-type="float" office:value="1.999705947096" calcext:value-type="float">
            <text:p>1,999705947096</text:p>
          </table:table-cell>
          <table:table-cell office:value-type="float" office:value="1.998254244792" calcext:value-type="float">
            <text:p>1,998254244792</text:p>
          </table:table-cell>
          <table:table-cell table:style-name="ce2" office:value-type="float" office:value="0.00000537755499663512" calcext:value-type="float">
            <text:p>5,38E-06</text:p>
          </table:table-cell>
          <table:table-cell table:style-name="ce2" office:value-type="float" office:value="0.00000476361356286176" calcext:value-type="float">
            <text:p>4,76E-06</text:p>
          </table:table-cell>
          <table:table-cell table:style-name="ce2" office:value-type="float" office:value="0.00000424902856329869" calcext:value-type="float">
            <text:p>4,25E-06</text:p>
          </table:table-cell>
          <table:table-cell table:style-name="ce2" office:value-type="float" office:value="0.00000381369353162733" calcext:value-type="float">
            <text:p>3,81E-06</text:p>
          </table:table-cell>
          <table:table-cell table:style-name="ce2" office:value-type="float" office:value="0.00000344190877801286" calcext:value-type="float">
            <text:p>3,44E-06</text:p>
          </table:table-cell>
          <table:table-cell table:style-name="ce2" office:value-type="float" office:value="0.000003122079161957" calcext:value-type="float">
            <text:p>3,12E-06</text:p>
          </table:table-cell>
          <table:table-cell table:style-name="ce2" office:value-type="float" office:value="0.00000284474327433865" calcext:value-type="float">
            <text:p>2,84E-06</text:p>
          </table:table-cell>
          <table:table-cell table:style-name="ce2" office:value-type="float" office:value="0.00000260295386680926" calcext:value-type="float">
            <text:p>2,60E-06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.5" calcext:value-type="float">
            <text:p>2,5</text:p>
          </table:table-cell>
          <table:table-cell office:value-type="float" office:value="0.000004741" calcext:value-type="float">
            <text:p>4,741E-06</text:p>
          </table:table-cell>
          <table:table-cell table:style-name="ce1" table:formula="of:=AVERAGE([.E419:.F419])" office:value-type="float" office:value="1.99941903189838" calcext:value-type="float">
            <text:p>1,99941903189838</text:p>
          </table:table-cell>
          <table:table-cell table:style-name="ce3" office:value-type="float" office:value="1.99950806379677" calcext:value-type="float">
            <text:p>1,99950806379677</text:p>
          </table:table-cell>
          <table:table-cell table:style-name="ce1" office:value-type="float" office:value="1.99933" calcext:value-type="float">
            <text:p>1,99933</text:p>
          </table:table-cell>
          <table:table-cell office:value-type="float" office:value="0" calcext:value-type="float">
            <text:p>0</text:p>
          </table:table-cell>
          <table:table-cell office:value-type="float" office:value="1.999711607152" calcext:value-type="float">
            <text:p>1,999711607152</text:p>
          </table:table-cell>
          <table:table-cell office:value-type="float" office:value="1.999990439636" calcext:value-type="float">
            <text:p>1,999990439636</text:p>
          </table:table-cell>
          <table:table-cell office:value-type="float" office:value="1.999376313418" calcext:value-type="float">
            <text:p>1,999376313418</text:p>
          </table:table-cell>
          <table:table-cell office:value-type="float" office:value="1.999774021588" calcext:value-type="float">
            <text:p>1,999774021588</text:p>
          </table:table-cell>
          <table:table-cell office:value-type="float" office:value="1.999129677703" calcext:value-type="float">
            <text:p>1,999129677703</text:p>
          </table:table-cell>
          <table:table-cell office:value-type="float" office:value="1.99976615929" calcext:value-type="float">
            <text:p>1,99976615929</text:p>
          </table:table-cell>
          <table:table-cell office:value-type="float" office:value="1.998608771268" calcext:value-type="float">
            <text:p>1,998608771268</text:p>
          </table:table-cell>
          <table:table-cell table:style-name="ce2" office:value-type="float" office:value="0.00000675057353950015" calcext:value-type="float">
            <text:p>6,75E-06</text:p>
          </table:table-cell>
          <table:table-cell table:style-name="ce2" office:value-type="float" office:value="0.0000059798513522128" calcext:value-type="float">
            <text:p>5,98E-06</text:p>
          </table:table-cell>
          <table:table-cell table:style-name="ce2" office:value-type="float" office:value="0.00000533388267025057" calcext:value-type="float">
            <text:p>5,33E-06</text:p>
          </table:table-cell>
          <table:table-cell table:style-name="ce2" office:value-type="float" office:value="0.00000478735806657701" calcext:value-type="float">
            <text:p>4,79E-06</text:p>
          </table:table-cell>
          <table:table-cell table:style-name="ce2" office:value-type="float" office:value="0.00000432064073610794" calcext:value-type="float">
            <text:p>4,32E-06</text:p>
          </table:table-cell>
          <table:table-cell table:style-name="ce2" office:value-type="float" office:value="0.0000039191149279779" calcext:value-type="float">
            <text:p>3,92E-06</text:p>
          </table:table-cell>
          <table:table-cell table:style-name="ce2" office:value-type="float" office:value="0.00000357096794335426" calcext:value-type="float">
            <text:p>3,57E-06</text:p>
          </table:table-cell>
          <table:table-cell table:style-name="ce2" office:value-type="float" office:value="0.00000326740146200277" calcext:value-type="float">
            <text:p>3,27E-06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2.75" calcext:value-type="float">
            <text:p>2,75</text:p>
          </table:table-cell>
          <table:table-cell office:value-type="float" office:value="0.000005805" calcext:value-type="float">
            <text:p>5,805E-06</text:p>
          </table:table-cell>
          <table:table-cell table:style-name="ce1" table:formula="of:=AVERAGE([.E420:.F420])" office:value-type="float" office:value="1.9995240825312" calcext:value-type="float">
            <text:p>1,9995240825312</text:p>
          </table:table-cell>
          <table:table-cell table:style-name="ce3" office:value-type="float" office:value="1.99959816506239" calcext:value-type="float">
            <text:p>1,99959816506239</text:p>
          </table:table-cell>
          <table:table-cell table:style-name="ce1" office:value-type="float" office:value="1.99945" calcext:value-type="float">
            <text:p>1,99945</text:p>
          </table:table-cell>
          <table:table-cell office:value-type="float" office:value="0" calcext:value-type="float">
            <text:p>0</text:p>
          </table:table-cell>
          <table:table-cell office:value-type="float" office:value="1.999764700583" calcext:value-type="float">
            <text:p>1,999764700583</text:p>
          </table:table-cell>
          <table:table-cell office:value-type="float" office:value="1.999992111833" calcext:value-type="float">
            <text:p>1,999992111833</text:p>
          </table:table-cell>
          <table:table-cell office:value-type="float" office:value="1.999488813325" calcext:value-type="float">
            <text:p>1,999488813325</text:p>
          </table:table-cell>
          <table:table-cell office:value-type="float" office:value="1.999816766746" calcext:value-type="float">
            <text:p>1,999816766746</text:p>
          </table:table-cell>
          <table:table-cell office:value-type="float" office:value="1.999289316907" calcext:value-type="float">
            <text:p>1,999289316907</text:p>
          </table:table-cell>
          <table:table-cell office:value-type="float" office:value="1.999809356801" calcext:value-type="float">
            <text:p>1,999809356801</text:p>
          </table:table-cell>
          <table:table-cell office:value-type="float" office:value="1.998863213954" calcext:value-type="float">
            <text:p>1,998863213954</text:p>
          </table:table-cell>
          <table:table-cell table:style-name="ce2" office:value-type="float" office:value="0.00000826535578844942" calcext:value-type="float">
            <text:p>8,27E-06</text:p>
          </table:table-cell>
          <table:table-cell table:style-name="ce2" office:value-type="float" office:value="0.00000732166527918481" calcext:value-type="float">
            <text:p>7,32E-06</text:p>
          </table:table-cell>
          <table:table-cell table:style-name="ce2" office:value-type="float" office:value="0.00000653074759172492" calcext:value-type="float">
            <text:p>6,53E-06</text:p>
          </table:table-cell>
          <table:table-cell table:style-name="ce2" office:value-type="float" office:value="0.00000586155319232235" calcext:value-type="float">
            <text:p>5,86E-06</text:p>
          </table:table-cell>
          <table:table-cell table:style-name="ce2" office:value-type="float" office:value="0.00000529010147558212" calcext:value-type="float">
            <text:p>5,29E-06</text:p>
          </table:table-cell>
          <table:table-cell table:style-name="ce2" office:value-type="float" office:value="0.00000479844436241704" calcext:value-type="float">
            <text:p>4,80E-06</text:p>
          </table:table-cell>
          <table:table-cell table:style-name="ce2" office:value-type="float" office:value="0.00000437217506434118" calcext:value-type="float">
            <text:p>4,37E-06</text:p>
          </table:table-cell>
          <table:table-cell table:style-name="ce2" office:value-type="float" office:value="0.00000400045305588968" calcext:value-type="float">
            <text:p>4,00E-06</text:p>
          </table:table-cell>
        </table:table-row>
        <table:table-row table:style-name="ro1">
          <table:table-cell office:value-type="string" calcext:value-type="string">
            <text:p>p*cos-s25</text:p>
          </table:table-cell>
          <table:table-cell office:value-type="float" office:value="3" calcext:value-type="float">
            <text:p>3</text:p>
          </table:table-cell>
          <table:table-cell office:value-type="float" office:value="0.000006974" calcext:value-type="float">
            <text:p>6,974E-06</text:p>
          </table:table-cell>
          <table:table-cell table:style-name="ce1" table:formula="of:=AVERAGE([.E421:.F421])" office:value-type="float" office:value="1.99960774236646" calcext:value-type="float">
            <text:p>1,99960774236646</text:p>
          </table:table-cell>
          <table:table-cell table:style-name="ce3" office:value-type="float" office:value="1.99966548473293" calcext:value-type="float">
            <text:p>1,99966548473293</text:p>
          </table:table-cell>
          <table:table-cell table:style-name="ce1" office:value-type="float" office:value="1.99955" calcext:value-type="float">
            <text:p>1,99955</text:p>
          </table:table-cell>
          <table:table-cell office:value-type="float" office:value="0" calcext:value-type="float">
            <text:p>0</text:p>
          </table:table-cell>
          <table:table-cell office:value-type="float" office:value="1.999804386013" calcext:value-type="float">
            <text:p>1,999804386013</text:p>
          </table:table-cell>
          <table:table-cell office:value-type="float" office:value="1.999993379825" calcext:value-type="float">
            <text:p>1,999993379825</text:p>
          </table:table-cell>
          <table:table-cell office:value-type="float" office:value="1.999572762719" calcext:value-type="float">
            <text:p>1,999572762719</text:p>
          </table:table-cell>
          <table:table-cell office:value-type="float" office:value="1.999848797502" calcext:value-type="float">
            <text:p>1,999848797502</text:p>
          </table:table-cell>
          <table:table-cell office:value-type="float" office:value="1.999408597027" calcext:value-type="float">
            <text:p>1,999408597027</text:p>
          </table:table-cell>
          <table:table-cell office:value-type="float" office:value="1.999841633506" calcext:value-type="float">
            <text:p>1,999841633506</text:p>
          </table:table-cell>
          <table:table-cell office:value-type="float" office:value="1.999053289763" calcext:value-type="float">
            <text:p>1,999053289763</text:p>
          </table:table-cell>
          <table:table-cell table:style-name="ce2" office:value-type="float" office:value="0.00000993026124084008" calcext:value-type="float">
            <text:p>9,93E-06</text:p>
          </table:table-cell>
          <table:table-cell table:style-name="ce2" office:value-type="float" office:value="0.00000879646029486031" calcext:value-type="float">
            <text:p>8,80E-06</text:p>
          </table:table-cell>
          <table:table-cell table:style-name="ce2" office:value-type="float" office:value="0.000007846228355467" calcext:value-type="float">
            <text:p>7,85E-06</text:p>
          </table:table-cell>
          <table:table-cell table:style-name="ce2" office:value-type="float" office:value="0.00000704220695560343" calcext:value-type="float">
            <text:p>7,04E-06</text:p>
          </table:table-cell>
          <table:table-cell table:style-name="ce2" office:value-type="float" office:value="0.0000063556410695228" calcext:value-type="float">
            <text:p>6,36E-06</text:p>
          </table:table-cell>
          <table:table-cell table:style-name="ce2" office:value-type="float" office:value="0.00000576492014689834" calcext:value-type="float">
            <text:p>5,76E-06</text:p>
          </table:table-cell>
          <table:table-cell table:style-name="ce2" office:value-type="float" office:value="0.00000525278618746506" calcext:value-type="float">
            <text:p>5,25E-06</text:p>
          </table:table-cell>
          <table:table-cell table:style-name="ce2" office:value-type="float" office:value="0.00000480615407652356" calcext:value-type="float">
            <text:p>4,81E-06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1" calcext:value-type="float">
            <text:p>1E-09</text:p>
          </table:table-cell>
          <table:table-cell table:formula="of:=AVERAGE([.E422:.F422])" office:value-type="float" office:value="-0.0827212931828478" calcext:value-type="float">
            <text:p>-0,082721293182848</text:p>
          </table:table-cell>
          <table:table-cell table:style-name="Default" office:value-type="float" office:value="0.180857413634305" calcext:value-type="float">
            <text:p>0,180857413634305</text:p>
          </table:table-cell>
          <table:table-cell office:value-type="float" office:value="-0.3463" calcext:value-type="float">
            <text:p>-0,3463</text:p>
          </table:table-cell>
          <table:table-cell office:value-type="float" office:value="0" calcext:value-type="float">
            <text:p>0</text:p>
          </table:table-cell>
          <table:table-cell office:value-type="float" office:value="0.552536713465" calcext:value-type="float">
            <text:p>0,552536713465</text:p>
          </table:table-cell>
          <table:table-cell office:value-type="float" office:value="1.94916771403" calcext:value-type="float">
            <text:p>1,94916771403</text:p>
          </table:table-cell>
          <table:table-cell office:value-type="float" office:value="-0.734668473204" calcext:value-type="float">
            <text:p>-0,734668473204</text:p>
          </table:table-cell>
          <table:table-cell office:value-type="float" office:value="1.064428856276" calcext:value-type="float">
            <text:p>1,064428856276</text:p>
          </table:table-cell>
          <table:table-cell office:value-type="float" office:value="-1.160423438259" calcext:value-type="float">
            <text:p>-1,160423438259</text:p>
          </table:table-cell>
          <table:table-cell office:value-type="float" office:value="1.213990390068" calcext:value-type="float">
            <text:p>1,213990390068</text:p>
          </table:table-cell>
          <table:table-cell office:value-type="float" office:value="-2.114847451768" calcext:value-type="float">
            <text:p>-2,114847451768</text:p>
          </table:table-cell>
          <table:table-cell table:style-name="ce2" office:value-type="float" office:value="0.00000000128837236482615" calcext:value-type="float">
            <text:p>1,29E-09</text:p>
          </table:table-cell>
          <table:table-cell table:style-name="ce2" office:value-type="float" office:value="0.00000000124593015040926" calcext:value-type="float">
            <text:p>1,25E-09</text:p>
          </table:table-cell>
          <table:table-cell table:style-name="ce2" office:value-type="float" office:value="0.00000000111457261320675" calcext:value-type="float">
            <text:p>1,11E-09</text:p>
          </table:table-cell>
          <table:table-cell table:style-name="ce2" office:value-type="float" office:value="0.00000000115973613311639" calcext:value-type="float">
            <text:p>1,16E-09</text:p>
          </table:table-cell>
          <table:table-cell table:style-name="ce2" office:value-type="float" office:value="0.00000000109811430997266" calcext:value-type="float">
            <text:p>1,10E-09</text:p>
          </table:table-cell>
          <table:table-cell table:style-name="ce2" office:value-type="float" office:value="0.00000000116208022346193" calcext:value-type="float">
            <text:p>1,16E-09</text:p>
          </table:table-cell>
          <table:table-cell table:style-name="ce2" office:value-type="float" office:value="0.00000000109827069053318" calcext:value-type="float">
            <text:p>1,10E-09</text:p>
          </table:table-cell>
          <table:table-cell table:style-name="ce2" office:value-type="float" office:value="0.00000000120652646361358" calcext:value-type="float">
            <text:p>1,21E-09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1" calcext:value-type="float">
            <text:p>1,1</text:p>
          </table:table-cell>
          <table:table-cell office:value-type="float" office:value="0.00248149" calcext:value-type="float">
            <text:p>0,00248149</text:p>
          </table:table-cell>
          <table:table-cell table:formula="of:=AVERAGE([.E423:.F423])" office:value-type="float" office:value="-0.0000839280494011376" calcext:value-type="float">
            <text:p>-8,39280494011376E-05</text:p>
          </table:table-cell>
          <table:table-cell office:value-type="float" office:value="-0.0000878560988022752" calcext:value-type="float">
            <text:p>-8,79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 office:value-type="float" office:value="-0.000116302754" calcext:value-type="float">
            <text:p>-0,000116302754</text:p>
          </table:table-cell>
          <table:table-cell office:value-type="float" office:value="-0.000103924825" calcext:value-type="float">
            <text:p>-0,000103924825</text:p>
          </table:table-cell>
          <table:table-cell table:style-name="ce2" office:value-type="float" office:value="-0.000092025269" calcext:value-type="float">
            <text:p>-9,20E-05</text:p>
          </table:table-cell>
          <table:table-cell table:style-name="ce2" office:value-type="float" office:value="-0.000083468877" calcext:value-type="float">
            <text:p>-8,35E-05</text:p>
          </table:table-cell>
          <table:table-cell table:style-name="ce2" office:value-type="float" office:value="-0.000074523541" calcext:value-type="float">
            <text:p>-7,45E-05</text:p>
          </table:table-cell>
          <table:table-cell table:style-name="ce2" office:value-type="float" office:value="-0.000068888592" calcext:value-type="float">
            <text:p>-6,89E-05</text:p>
          </table:table-cell>
          <table:table-cell table:style-name="ce2" office:value-type="float" office:value="-0.000062872959" calcext:value-type="float">
            <text:p>-6,29E-05</text:p>
          </table:table-cell>
          <table:table-cell office:value-type="float" office:value="0.00248144434925782" calcext:value-type="float">
            <text:p>0,002481444349258</text:p>
          </table:table-cell>
          <table:table-cell office:value-type="float" office:value="0.00248146184551334" calcext:value-type="float">
            <text:p>0,002481461845513</text:p>
          </table:table-cell>
          <table:table-cell office:value-type="float" office:value="0.00248147658588255" calcext:value-type="float">
            <text:p>0,002481476585883</text:p>
          </table:table-cell>
          <table:table-cell office:value-type="float" office:value="0.00248148893262557" calcext:value-type="float">
            <text:p>0,002481488932626</text:p>
          </table:table-cell>
          <table:table-cell office:value-type="float" office:value="0.00248149955687931" calcext:value-type="float">
            <text:p>0,002481499556879</text:p>
          </table:table-cell>
          <table:table-cell office:value-type="float" office:value="0.00248150857966731" calcext:value-type="float">
            <text:p>0,002481508579667</text:p>
          </table:table-cell>
          <table:table-cell office:value-type="float" office:value="0.00248151653216653" calcext:value-type="float">
            <text:p>0,002481516532167</text:p>
          </table:table-cell>
          <table:table-cell office:value-type="float" office:value="0.002481523467553" calcext:value-type="float">
            <text:p>0,002481523467553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2" calcext:value-type="float">
            <text:p>1,2</text:p>
          </table:table-cell>
          <table:table-cell office:value-type="float" office:value="0.004619513" calcext:value-type="float">
            <text:p>0,004619513</text:p>
          </table:table-cell>
          <table:table-cell table:formula="of:=AVERAGE([.E424:.F424])" office:value-type="float" office:value="-0.000106904873585597" calcext:value-type="float">
            <text:p>-0,000106904873586</text:p>
          </table:table-cell>
          <table:table-cell table:style-name="Default" office:value-type="float" office:value="-0.000113809747171195" calcext:value-type="float">
            <text:p>-0,000113809747171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" calcext:value-type="float">
            <text:p>0</text:p>
          </table:table-cell>
          <table:table-cell office:value-type="float" office:value="-0.000150708726" calcext:value-type="float">
            <text:p>-0,000150708726</text:p>
          </table:table-cell>
          <table:table-cell office:value-type="float" office:value="-0.000134254963" calcext:value-type="float">
            <text:p>-0,000134254963</text:p>
          </table:table-cell>
          <table:table-cell office:value-type="float" office:value="-0.00011959311" calcext:value-type="float">
            <text:p>-0,00011959311</text:p>
          </table:table-cell>
          <table:table-cell office:value-type="float" office:value="-0.000107984444" calcext:value-type="float">
            <text:p>-0,000107984444</text:p>
          </table:table-cell>
          <table:table-cell table:style-name="ce2" office:value-type="float" office:value="-0.000097152843" calcext:value-type="float">
            <text:p>-9,72E-05</text:p>
          </table:table-cell>
          <table:table-cell table:style-name="ce2" office:value-type="float" office:value="-0.000088941523" calcext:value-type="float">
            <text:p>-8,89E-05</text:p>
          </table:table-cell>
          <table:table-cell table:style-name="ce2" office:value-type="float" office:value="-0.000081191673" calcext:value-type="float">
            <text:p>-8,12E-05</text:p>
          </table:table-cell>
          <table:table-cell office:value-type="float" office:value="0.0046194033918948" calcext:value-type="float">
            <text:p>0,004619403391895</text:p>
          </table:table-cell>
          <table:table-cell office:value-type="float" office:value="0.00461944559800351" calcext:value-type="float">
            <text:p>0,004619445598004</text:p>
          </table:table-cell>
          <table:table-cell office:value-type="float" office:value="0.00461948104684468" calcext:value-type="float">
            <text:p>0,004619481046845</text:p>
          </table:table-cell>
          <table:table-cell office:value-type="float" office:value="0.00461951091681592" calcext:value-type="float">
            <text:p>0,004619510916816</text:p>
          </table:table-cell>
          <table:table-cell office:value-type="float" office:value="0.0046195365037937" calcext:value-type="float">
            <text:p>0,004619536503794</text:p>
          </table:table-cell>
          <table:table-cell office:value-type="float" office:value="0.0046195584009252" calcext:value-type="float">
            <text:p>0,004619558400925</text:p>
          </table:table-cell>
          <table:table-cell office:value-type="float" office:value="0.00461957751466956" calcext:value-type="float">
            <text:p>0,00461957751467</text:p>
          </table:table-cell>
          <table:table-cell office:value-type="float" office:value="0.00461959418727676" calcext:value-type="float">
            <text:p>0,004619594187277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25" calcext:value-type="float">
            <text:p>1,25</text:p>
          </table:table-cell>
          <table:table-cell office:value-type="float" office:value="0.005137581" calcext:value-type="float">
            <text:p>0,005137581</text:p>
          </table:table-cell>
          <table:table-cell table:formula="of:=AVERAGE([.E425:.F425])" office:value-type="float" office:value="-0.000120073430569669" calcext:value-type="float">
            <text:p>-0,00012007343057</text:p>
          </table:table-cell>
          <table:table-cell table:style-name="Default" office:value-type="float" office:value="-0.000130146861139338" calcext:value-type="float">
            <text:p>-0,000130146861139</text:p>
          </table:table-cell>
          <table:table-cell office:value-type="float" office:value="-0.00011" calcext:value-type="float">
            <text:p>-0,00011</text:p>
          </table:table-cell>
          <table:table-cell office:value-type="float" office:value="0" calcext:value-type="float">
            <text:p>0</text:p>
          </table:table-cell>
          <table:table-cell office:value-type="float" office:value="-0.000172351475" calcext:value-type="float">
            <text:p>-0,000172351475</text:p>
          </table:table-cell>
          <table:table-cell office:value-type="float" office:value="-0.000153462046" calcext:value-type="float">
            <text:p>-0,000153462046</text:p>
          </table:table-cell>
          <table:table-cell office:value-type="float" office:value="-0.000136827578" calcext:value-type="float">
            <text:p>-0,000136827578</text:p>
          </table:table-cell>
          <table:table-cell office:value-type="float" office:value="-0.000123460347" calcext:value-type="float">
            <text:p>-0,000123460347</text:p>
          </table:table-cell>
          <table:table-cell office:value-type="float" office:value="-0.000111206594" calcext:value-type="float">
            <text:p>-0,000111206594</text:p>
          </table:table-cell>
          <table:table-cell office:value-type="float" office:value="-0.000101656475" calcext:value-type="float">
            <text:p>-0,000101656475</text:p>
          </table:table-cell>
          <table:table-cell table:style-name="ce2" office:value-type="float" office:value="-0.000092801655" calcext:value-type="float">
            <text:p>-9,28E-05</text:p>
          </table:table-cell>
          <table:table-cell office:value-type="float" office:value="0.00513744082976645" calcext:value-type="float">
            <text:p>0,005137440829766</text:p>
          </table:table-cell>
          <table:table-cell office:value-type="float" office:value="0.00513749450984562" calcext:value-type="float">
            <text:p>0,005137494509846</text:p>
          </table:table-cell>
          <table:table-cell office:value-type="float" office:value="0.00513753957433234" calcext:value-type="float">
            <text:p>0,005137539574332</text:p>
          </table:table-cell>
          <table:table-cell office:value-type="float" office:value="0.00513757758140991" calcext:value-type="float">
            <text:p>0,00513757758141</text:p>
          </table:table-cell>
          <table:table-cell office:value-type="float" office:value="0.00513761011618835" calcext:value-type="float">
            <text:p>0,005137610116188</text:p>
          </table:table-cell>
          <table:table-cell office:value-type="float" office:value="0.0051376379918471" calcext:value-type="float">
            <text:p>0,005137637991847</text:p>
          </table:table-cell>
          <table:table-cell office:value-type="float" office:value="0.00513766228810711" calcext:value-type="float">
            <text:p>0,005137662288107</text:p>
          </table:table-cell>
          <table:table-cell office:value-type="float" office:value="0.00513768348202056" calcext:value-type="float">
            <text:p>0,005137683482021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3" calcext:value-type="float">
            <text:p>1,3</text:p>
          </table:table-cell>
          <table:table-cell office:value-type="float" office:value="0.00532691" calcext:value-type="float">
            <text:p>0,00532691</text:p>
          </table:table-cell>
          <table:table-cell table:formula="of:=AVERAGE([.E426:.F426])" office:value-type="float" office:value="-0.000140062509982334" calcext:value-type="float">
            <text:p>-0,000140062509982</text:p>
          </table:table-cell>
          <table:table-cell table:style-name="Default" office:value-type="float" office:value="-0.000150125019964669" calcext:value-type="float">
            <text:p>-0,000150125019965</text:p>
          </table:table-cell>
          <table:table-cell office:value-type="float" office:value="-0.00013" calcext:value-type="float">
            <text:p>-0,00013</text:p>
          </table:table-cell>
          <table:table-cell office:value-type="float" office:value="0" calcext:value-type="float">
            <text:p>0</text:p>
          </table:table-cell>
          <table:table-cell office:value-type="float" office:value="-0.000198814777" calcext:value-type="float">
            <text:p>-0,000198814777</text:p>
          </table:table-cell>
          <table:table-cell office:value-type="float" office:value="-0.00017697366" calcext:value-type="float">
            <text:p>-0,00017697366</text:p>
          </table:table-cell>
          <table:table-cell office:value-type="float" office:value="-0.000157878519" calcext:value-type="float">
            <text:p>-0,000157878519</text:p>
          </table:table-cell>
          <table:table-cell office:value-type="float" office:value="-0.00014239443" calcext:value-type="float">
            <text:p>-0,00014239443</text:p>
          </table:table-cell>
          <table:table-cell office:value-type="float" office:value="-0.000128352976" calcext:value-type="float">
            <text:p>-0,000128352976</text:p>
          </table:table-cell>
          <table:table-cell office:value-type="float" office:value="-0.000117224216" calcext:value-type="float">
            <text:p>-0,000117224216</text:p>
          </table:table-cell>
          <table:table-cell office:value-type="float" office:value="-0.000107015391" calcext:value-type="float">
            <text:p>-0,000107015391</text:p>
          </table:table-cell>
          <table:table-cell office:value-type="float" office:value="0.0053267427973678" calcext:value-type="float">
            <text:p>0,005326742797368</text:p>
          </table:table-cell>
          <table:table-cell office:value-type="float" office:value="0.00532680700136203" calcext:value-type="float">
            <text:p>0,005326807001362</text:p>
          </table:table-cell>
          <table:table-cell office:value-type="float" office:value="0.00532686088513039" calcext:value-type="float">
            <text:p>0,00532686088513</text:p>
          </table:table-cell>
          <table:table-cell office:value-type="float" office:value="0.00532690635569029" calcext:value-type="float">
            <text:p>0,00532690635569</text:p>
          </table:table-cell>
          <table:table-cell office:value-type="float" office:value="0.00532694526291405" calcext:value-type="float">
            <text:p>0,005326945262914</text:p>
          </table:table-cell>
          <table:table-cell office:value-type="float" office:value="0.00532697862228231" calcext:value-type="float">
            <text:p>0,005326978622282</text:p>
          </table:table-cell>
          <table:table-cell office:value-type="float" office:value="0.0053270076718268" calcext:value-type="float">
            <text:p>0,005327007671827</text:p>
          </table:table-cell>
          <table:table-cell office:value-type="float" office:value="0.00532703301258368" calcext:value-type="float">
            <text:p>0,005327033012584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4" calcext:value-type="float">
            <text:p>1,4</text:p>
          </table:table-cell>
          <table:table-cell office:value-type="float" office:value="0.004905012" calcext:value-type="float">
            <text:p>0,004905012</text:p>
          </table:table-cell>
          <table:table-cell table:formula="of:=AVERAGE([.E427:.F427])" office:value-type="float" office:value="-0.000194503906539477" calcext:value-type="float">
            <text:p>-0,000194503906539</text:p>
          </table:table-cell>
          <table:table-cell table:style-name="Default" office:value-type="float" office:value="-0.000209007813078955" calcext:value-type="float">
            <text:p>-0,000209007813079</text:p>
          </table:table-cell>
          <table:table-cell office:value-type="float" office:value="-0.00018" calcext:value-type="float">
            <text:p>-0,00018</text:p>
          </table:table-cell>
          <table:table-cell office:value-type="float" office:value="0" calcext:value-type="float">
            <text:p>0</text:p>
          </table:table-cell>
          <table:table-cell office:value-type="float" office:value="-0.000276806723" calcext:value-type="float">
            <text:p>-0,000276806723</text:p>
          </table:table-cell>
          <table:table-cell office:value-type="float" office:value="-0.000246315174" calcext:value-type="float">
            <text:p>-0,000246315174</text:p>
          </table:table-cell>
          <table:table-cell office:value-type="float" office:value="-0.000219877819" calcext:value-type="float">
            <text:p>-0,000219877819</text:p>
          </table:table-cell>
          <table:table-cell office:value-type="float" office:value="-0.000198216601" calcext:value-type="float">
            <text:p>-0,000198216601</text:p>
          </table:table-cell>
          <table:table-cell office:value-type="float" office:value="-0.000178816229" calcext:value-type="float">
            <text:p>-0,000178816229</text:p>
          </table:table-cell>
          <table:table-cell office:value-type="float" office:value="-0.000163142708" calcext:value-type="float">
            <text:p>-0,000163142708</text:p>
          </table:table-cell>
          <table:table-cell office:value-type="float" office:value="-0.000148937995" calcext:value-type="float">
            <text:p>-0,000148937995</text:p>
          </table:table-cell>
          <table:table-cell office:value-type="float" office:value="0.00490479689566846" calcext:value-type="float">
            <text:p>0,004904796895668</text:p>
          </table:table-cell>
          <table:table-cell office:value-type="float" office:value="0.00490487920524134" calcext:value-type="float">
            <text:p>0,004904879205241</text:p>
          </table:table-cell>
          <table:table-cell office:value-type="float" office:value="0.0049049482614465" calcext:value-type="float">
            <text:p>0,004904948261447</text:p>
          </table:table-cell>
          <table:table-cell office:value-type="float" office:value="0.00490500657271416" calcext:value-type="float">
            <text:p>0,004905006572714</text:p>
          </table:table-cell>
          <table:table-cell office:value-type="float" office:value="0.00490505644306459" calcext:value-type="float">
            <text:p>0,004905056443065</text:p>
          </table:table-cell>
          <table:table-cell office:value-type="float" office:value="0.00490509923728464" calcext:value-type="float">
            <text:p>0,004905099237285</text:p>
          </table:table-cell>
          <table:table-cell office:value-type="float" office:value="0.00490513646419257" calcext:value-type="float">
            <text:p>0,004905136464193</text:p>
          </table:table-cell>
          <table:table-cell office:value-type="float" office:value="0.00490516893903257" calcext:value-type="float">
            <text:p>0,004905168939033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5" calcext:value-type="float">
            <text:p>1,5</text:p>
          </table:table-cell>
          <table:table-cell office:value-type="float" office:value="0.003693658" calcext:value-type="float">
            <text:p>0,003693658</text:p>
          </table:table-cell>
          <table:table-cell table:formula="of:=AVERAGE([.E428:.F428])" office:value-type="float" office:value="-0.000303242912267269" calcext:value-type="float">
            <text:p>-0,000303242912267</text:p>
          </table:table-cell>
          <table:table-cell table:style-name="Default" office:value-type="float" office:value="-0.000326485824534539" calcext:value-type="float">
            <text:p>-0,000326485824535</text:p>
          </table:table-cell>
          <table:table-cell office:value-type="float" office:value="-0.00028" calcext:value-type="float">
            <text:p>-0,00028</text:p>
          </table:table-cell>
          <table:table-cell office:value-type="float" office:value="0" calcext:value-type="float">
            <text:p>0</text:p>
          </table:table-cell>
          <table:table-cell office:value-type="float" office:value="-0.000432408173" calcext:value-type="float">
            <text:p>-0,000432408173</text:p>
          </table:table-cell>
          <table:table-cell office:value-type="float" office:value="-0.000384702903" calcext:value-type="float">
            <text:p>-0,000384702903</text:p>
          </table:table-cell>
          <table:table-cell office:value-type="float" office:value="-0.000343530667" calcext:value-type="float">
            <text:p>-0,000343530667</text:p>
          </table:table-cell>
          <table:table-cell office:value-type="float" office:value="-0.000309603357" calcext:value-type="float">
            <text:p>-0,000309603357</text:p>
          </table:table-cell>
          <table:table-cell office:value-type="float" office:value="-0.000279425491" calcext:value-type="float">
            <text:p>-0,000279425491</text:p>
          </table:table-cell>
          <table:table-cell office:value-type="float" office:value="-0.00025478676" calcext:value-type="float">
            <text:p>-0,00025478676</text:p>
          </table:table-cell>
          <table:table-cell office:value-type="float" office:value="-0.000232604619" calcext:value-type="float">
            <text:p>-0,000232604619</text:p>
          </table:table-cell>
          <table:table-cell office:value-type="float" office:value="0.00369340557426527" calcext:value-type="float">
            <text:p>0,003693405574265</text:p>
          </table:table-cell>
          <table:table-cell office:value-type="float" office:value="0.00369350239661746" calcext:value-type="float">
            <text:p>0,003693502396617</text:p>
          </table:table-cell>
          <table:table-cell office:value-type="float" office:value="0.00369358361396308" calcext:value-type="float">
            <text:p>0,003693583613963</text:p>
          </table:table-cell>
          <table:table-cell office:value-type="float" office:value="0.00369365221829353" calcext:value-type="float">
            <text:p>0,003693652218294</text:p>
          </table:table-cell>
          <table:table-cell office:value-type="float" office:value="0.00369371087608464" calcext:value-type="float">
            <text:p>0,003693710876085</text:p>
          </table:table-cell>
          <table:table-cell office:value-type="float" office:value="0.00369376123358465" calcext:value-type="float">
            <text:p>0,003693761233585</text:p>
          </table:table-cell>
          <table:table-cell office:value-type="float" office:value="0.00369380501482899" calcext:value-type="float">
            <text:p>0,003693805014829</text:p>
          </table:table-cell>
          <table:table-cell office:value-type="float" office:value="0.00369384320780784" calcext:value-type="float">
            <text:p>0,003693843207808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6" calcext:value-type="float">
            <text:p>1,6</text:p>
          </table:table-cell>
          <table:table-cell office:value-type="float" office:value="0.001954532" calcext:value-type="float">
            <text:p>0,001954532</text:p>
          </table:table-cell>
          <table:table-cell table:formula="of:=AVERAGE([.E429:.F429])" office:value-type="float" office:value="-0.000645130216495093" calcext:value-type="float">
            <text:p>-0,000645130216495</text:p>
          </table:table-cell>
          <table:table-cell table:style-name="Default" office:value-type="float" office:value="-0.000690260432990186" calcext:value-type="float">
            <text:p>-0,00069026043299</text:p>
          </table:table-cell>
          <table:table-cell office:value-type="float" office:value="-0.0006" calcext:value-type="float">
            <text:p>-0,0006</text:p>
          </table:table-cell>
          <table:table-cell office:value-type="float" office:value="0" calcext:value-type="float">
            <text:p>0</text:p>
          </table:table-cell>
          <table:table-cell office:value-type="float" office:value="-0.000914260725" calcext:value-type="float">
            <text:p>-0,000914260725</text:p>
          </table:table-cell>
          <table:table-cell office:value-type="float" office:value="-0.000813279811" calcext:value-type="float">
            <text:p>-0,000813279811</text:p>
          </table:table-cell>
          <table:table-cell office:value-type="float" office:value="-0.000726384854" calcext:value-type="float">
            <text:p>-0,000726384854</text:p>
          </table:table-cell>
          <table:table-cell office:value-type="float" office:value="-0.000654523907" calcext:value-type="float">
            <text:p>-0,000654523907</text:p>
          </table:table-cell>
          <table:table-cell office:value-type="float" office:value="-0.000590884005" calcext:value-type="float">
            <text:p>-0,000590884005</text:p>
          </table:table-cell>
          <table:table-cell office:value-type="float" office:value="-0.000538580349" calcext:value-type="float">
            <text:p>-0,000538580349</text:p>
          </table:table-cell>
          <table:table-cell office:value-type="float" office:value="-0.000491688414" calcext:value-type="float">
            <text:p>-0,000491688414</text:p>
          </table:table-cell>
          <table:table-cell office:value-type="float" office:value="0.00195424957032859" calcext:value-type="float">
            <text:p>0,001954249570329</text:p>
          </table:table-cell>
          <table:table-cell office:value-type="float" office:value="0.001954357890956" calcext:value-type="float">
            <text:p>0,001954357890956</text:p>
          </table:table-cell>
          <table:table-cell office:value-type="float" office:value="0.0019544487429264" calcext:value-type="float">
            <text:p>0,001954448742926</text:p>
          </table:table-cell>
          <table:table-cell office:value-type="float" office:value="0.00195452550269262" calcext:value-type="float">
            <text:p>0,001954525502693</text:p>
          </table:table-cell>
          <table:table-cell office:value-type="float" office:value="0.00195459112246789" calcext:value-type="float">
            <text:p>0,001954591122468</text:p>
          </table:table-cell>
          <table:table-cell office:value-type="float" office:value="0.00195464747282797" calcext:value-type="float">
            <text:p>0,001954647472828</text:p>
          </table:table-cell>
          <table:table-cell office:value-type="float" office:value="0.00195469644667699" calcext:value-type="float">
            <text:p>0,001954696446677</text:p>
          </table:table-cell>
          <table:table-cell office:value-type="float" office:value="0.00195473916980386" calcext:value-type="float">
            <text:p>0,001954739169804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7" calcext:value-type="float">
            <text:p>1,7</text:p>
          </table:table-cell>
          <table:table-cell office:value-type="float" office:value="0.000093656" calcext:value-type="float">
            <text:p>9,3656E-05</text:p>
          </table:table-cell>
          <table:table-cell table:formula="of:=AVERAGE([.E430:.F430])" office:value-type="float" office:value="0.00141991864711265" calcext:value-type="float">
            <text:p>0,001419918647113</text:p>
          </table:table-cell>
          <table:table-cell table:style-name="Default" office:value-type="float" office:value="0.00214983729422529" calcext:value-type="float">
            <text:p>0,002149837294225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" calcext:value-type="float">
            <text:p>0</text:p>
          </table:table-cell>
          <table:table-cell office:value-type="float" office:value="0.005611510937" calcext:value-type="float">
            <text:p>0,005611510937</text:p>
          </table:table-cell>
          <table:table-cell office:value-type="float" office:value="0.004152662552" calcext:value-type="float">
            <text:p>0,004152662552</text:p>
          </table:table-cell>
          <table:table-cell office:value-type="float" office:value="0.003005163305" calcext:value-type="float">
            <text:p>0,003005163305</text:p>
          </table:table-cell>
          <table:table-cell office:value-type="float" office:value="0.002025542905" calcext:value-type="float">
            <text:p>0,002025542905</text:p>
          </table:table-cell>
          <table:table-cell office:value-type="float" office:value="0.001259254596" calcext:value-type="float">
            <text:p>0,001259254596</text:p>
          </table:table-cell>
          <table:table-cell office:value-type="float" office:value="0.000570508389" calcext:value-type="float">
            <text:p>0,000570508389</text:p>
          </table:table-cell>
          <table:table-cell office:value-type="float" office:value="-0.003413238422" calcext:value-type="float">
            <text:p>-0,003413238422</text:p>
          </table:table-cell>
          <table:table-cell table:style-name="ce2" office:value-type="float" office:value="0.0000937155930296236" calcext:value-type="float">
            <text:p>9,37E-05</text:p>
          </table:table-cell>
          <table:table-cell table:style-name="ce2" office:value-type="float" office:value="0.0000936837168075758" calcext:value-type="float">
            <text:p>9,37E-05</text:p>
          </table:table-cell>
          <table:table-cell table:style-name="ce2" office:value-type="float" office:value="0.0000936614827164321" calcext:value-type="float">
            <text:p>9,37E-05</text:p>
          </table:table-cell>
          <table:table-cell table:style-name="ce2" office:value-type="float" office:value="0.0000936462657573071" calcext:value-type="float">
            <text:p>9,36E-05</text:p>
          </table:table-cell>
          <table:table-cell table:style-name="ce2" office:value-type="float" office:value="0.0000936365367183297" calcext:value-type="float">
            <text:p>9,36E-05</text:p>
          </table:table-cell>
          <table:table-cell table:style-name="ce2" office:value-type="float" office:value="0.0000936307839375477" calcext:value-type="float">
            <text:p>9,36E-05</text:p>
          </table:table-cell>
          <table:table-cell table:style-name="ce2" office:value-type="float" office:value="0.000093628299003977" calcext:value-type="float">
            <text:p>9,36E-05</text:p>
          </table:table-cell>
          <table:table-cell table:style-name="ce2" office:value-type="float" office:value="0.0000936425057851827" calcext:value-type="float">
            <text:p>9,36E-05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75" calcext:value-type="float">
            <text:p>1,75</text:p>
          </table:table-cell>
          <table:table-cell office:value-type="float" office:value="0.000195442" calcext:value-type="float">
            <text:p>0,000195442</text:p>
          </table:table-cell>
          <table:table-cell table:formula="of:=AVERAGE([.E431:.F431])" office:value-type="float" office:value="0.00786824558325457" calcext:value-type="float">
            <text:p>0,007868245583255</text:p>
          </table:table-cell>
          <table:table-cell table:style-name="Default" office:value-type="float" office:value="0.00841649116650915" calcext:value-type="float">
            <text:p>0,008416491166509</text:p>
          </table:table-cell>
          <table:table-cell office:value-type="float" office:value="0.00732" calcext:value-type="float">
            <text:p>0,00732</text:p>
          </table:table-cell>
          <table:table-cell office:value-type="float" office:value="0" calcext:value-type="float">
            <text:p>0</text:p>
          </table:table-cell>
          <table:table-cell office:value-type="float" office:value="0.011136506236" calcext:value-type="float">
            <text:p>0,011136506236</text:p>
          </table:table-cell>
          <table:table-cell office:value-type="float" office:value="0.009911473474" calcext:value-type="float">
            <text:p>0,009911473474</text:p>
          </table:table-cell>
          <table:table-cell office:value-type="float" office:value="0.008860348683" calcext:value-type="float">
            <text:p>0,008860348683</text:p>
          </table:table-cell>
          <table:table-cell office:value-type="float" office:value="0.007985679231" calcext:value-type="float">
            <text:p>0,007985679231</text:p>
          </table:table-cell>
          <table:table-cell office:value-type="float" office:value="0.007215172766" calcext:value-type="float">
            <text:p>0,007215172766</text:p>
          </table:table-cell>
          <table:table-cell office:value-type="float" office:value="0.006575413283" calcext:value-type="float">
            <text:p>0,006575413283</text:p>
          </table:table-cell>
          <table:table-cell office:value-type="float" office:value="0.00598708047" calcext:value-type="float">
            <text:p>0,00598708047</text:p>
          </table:table-cell>
          <table:table-cell office:value-type="float" office:value="0.000195786358887" calcext:value-type="float">
            <text:p>0,000195786358887</text:p>
          </table:table-cell>
          <table:table-cell office:value-type="float" office:value="0.000195654219028077" calcext:value-type="float">
            <text:p>0,000195654219028</text:p>
          </table:table-cell>
          <table:table-cell office:value-type="float" office:value="0.000195543407588868" calcext:value-type="float">
            <text:p>0,000195543407589</text:p>
          </table:table-cell>
          <table:table-cell office:value-type="float" office:value="0.000195449754087018" calcext:value-type="float">
            <text:p>0,000195449754087</text:p>
          </table:table-cell>
          <table:table-cell office:value-type="float" office:value="0.000195369711956505" calcext:value-type="float">
            <text:p>0,000195369711957</text:p>
          </table:table-cell>
          <table:table-cell office:value-type="float" office:value="0.000195300948165724" calcext:value-type="float">
            <text:p>0,000195300948166</text:p>
          </table:table-cell>
          <table:table-cell office:value-type="float" office:value="0.000195241217021088" calcext:value-type="float">
            <text:p>0,000195241217021</text:p>
          </table:table-cell>
          <table:table-cell office:value-type="float" office:value="0.000195189263163686" calcext:value-type="float">
            <text:p>0,000195189263164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8" calcext:value-type="float">
            <text:p>1,8</text:p>
          </table:table-cell>
          <table:table-cell office:value-type="float" office:value="0.000230273" calcext:value-type="float">
            <text:p>0,000230273</text:p>
          </table:table-cell>
          <table:table-cell table:formula="of:=AVERAGE([.E432:.F432])" office:value-type="float" office:value="0.00744538102247684" calcext:value-type="float">
            <text:p>0,007445381022477</text:p>
          </table:table-cell>
          <table:table-cell table:style-name="Default" office:value-type="float" office:value="0.00796076204495368" calcext:value-type="float">
            <text:p>0,007960762044954</text:p>
          </table:table-cell>
          <table:table-cell office:value-type="float" office:value="0.00693" calcext:value-type="float">
            <text:p>0,00693</text:p>
          </table:table-cell>
          <table:table-cell office:value-type="float" office:value="0" calcext:value-type="float">
            <text:p>0</text:p>
          </table:table-cell>
          <table:table-cell office:value-type="float" office:value="0.010533972545" calcext:value-type="float">
            <text:p>0,010533972545</text:p>
          </table:table-cell>
          <table:table-cell office:value-type="float" office:value="0.00937423577" calcext:value-type="float">
            <text:p>0,00937423577</text:p>
          </table:table-cell>
          <table:table-cell office:value-type="float" office:value="0.008381006485" calcext:value-type="float">
            <text:p>0,008381006485</text:p>
          </table:table-cell>
          <table:table-cell office:value-type="float" office:value="0.007552678315" calcext:value-type="float">
            <text:p>0,007552678315</text:p>
          </table:table-cell>
          <table:table-cell office:value-type="float" office:value="0.006825015141" calcext:value-type="float">
            <text:p>0,006825015141</text:p>
          </table:table-cell>
          <table:table-cell office:value-type="float" office:value="0.006218354452" calcext:value-type="float">
            <text:p>0,006218354452</text:p>
          </table:table-cell>
          <table:table-cell office:value-type="float" office:value="0.005663637982" calcext:value-type="float">
            <text:p>0,005663637982</text:p>
          </table:table-cell>
          <table:table-cell office:value-type="float" office:value="0.000230656499441329" calcext:value-type="float">
            <text:p>0,000230656499441</text:p>
          </table:table-cell>
          <table:table-cell office:value-type="float" office:value="0.000230509245050155" calcext:value-type="float">
            <text:p>0,00023050924505</text:p>
          </table:table-cell>
          <table:table-cell office:value-type="float" office:value="0.000230385767488942" calcext:value-type="float">
            <text:p>0,000230385767489</text:p>
          </table:table-cell>
          <table:table-cell office:value-type="float" office:value="0.000230281394654176" calcext:value-type="float">
            <text:p>0,000230281394654</text:p>
          </table:table-cell>
          <table:table-cell office:value-type="float" office:value="0.000230192200516479" calcext:value-type="float">
            <text:p>0,000230192200516</text:p>
          </table:table-cell>
          <table:table-cell office:value-type="float" office:value="0.000230115560745812" calcext:value-type="float">
            <text:p>0,000230115560746</text:p>
          </table:table-cell>
          <table:table-cell office:value-type="float" office:value="0.000230049003016291" calcext:value-type="float">
            <text:p>0,000230049003016</text:p>
          </table:table-cell>
          <table:table-cell office:value-type="float" office:value="0.000229991093470375" calcext:value-type="float">
            <text:p>0,00022999109347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9" calcext:value-type="float">
            <text:p>1,9</text:p>
          </table:table-cell>
          <table:table-cell office:value-type="float" office:value="0.000087335" calcext:value-type="float">
            <text:p>8,7335E-05</text:p>
          </table:table-cell>
          <table:table-cell table:formula="of:=AVERAGE([.E433:.F433])" office:value-type="float" office:value="0.0239128388814887" calcext:value-type="float">
            <text:p>0,023912838881489</text:p>
          </table:table-cell>
          <table:table-cell table:style-name="Default" office:value-type="float" office:value="0.0255556777629775" calcext:value-type="float">
            <text:p>0,025555677762978</text:p>
          </table:table-cell>
          <table:table-cell office:value-type="float" office:value="0.02227" calcext:value-type="float">
            <text:p>0,02227</text:p>
          </table:table-cell>
          <table:table-cell office:value-type="float" office:value="0" calcext:value-type="float">
            <text:p>0</text:p>
          </table:table-cell>
          <table:table-cell office:value-type="float" office:value="0.033731231653" calcext:value-type="float">
            <text:p>0,033731231653</text:p>
          </table:table-cell>
          <table:table-cell office:value-type="float" office:value="0.030053138697" calcext:value-type="float">
            <text:p>0,030053138697</text:p>
          </table:table-cell>
          <table:table-cell office:value-type="float" office:value="0.026904043704" calcext:value-type="float">
            <text:p>0,026904043704</text:p>
          </table:table-cell>
          <table:table-cell office:value-type="float" office:value="0.024263573621" calcext:value-type="float">
            <text:p>0,024263573621</text:p>
          </table:table-cell>
          <table:table-cell office:value-type="float" office:value="0.021949413919" calcext:value-type="float">
            <text:p>0,021949413919</text:p>
          </table:table-cell>
          <table:table-cell office:value-type="float" office:value="0.020005255442" calcext:value-type="float">
            <text:p>0,020005255442</text:p>
          </table:table-cell>
          <table:table-cell office:value-type="float" office:value="0.018240382247" calcext:value-type="float">
            <text:p>0,018240382247</text:p>
          </table:table-cell>
          <table:table-cell table:style-name="ce2" office:value-type="float" office:value="0.0000878029647477201" calcext:value-type="float">
            <text:p>8,78E-05</text:p>
          </table:table-cell>
          <table:table-cell table:style-name="ce2" office:value-type="float" office:value="0.0000876235961371354" calcext:value-type="float">
            <text:p>8,76E-05</text:p>
          </table:table-cell>
          <table:table-cell table:style-name="ce2" office:value-type="float" office:value="0.0000874732064287433" calcext:value-type="float">
            <text:p>8,75E-05</text:p>
          </table:table-cell>
          <table:table-cell table:style-name="ce2" office:value-type="float" office:value="0.0000873460580501858" calcext:value-type="float">
            <text:p>8,73E-05</text:p>
          </table:table-cell>
          <table:table-cell table:style-name="ce2" office:value-type="float" office:value="0.0000872374183785566" calcext:value-type="float">
            <text:p>8,72E-05</text:p>
          </table:table-cell>
          <table:table-cell table:style-name="ce2" office:value-type="float" office:value="0.0000871440444809933" calcext:value-type="float">
            <text:p>8,71E-05</text:p>
          </table:table-cell>
          <table:table-cell table:style-name="ce2" office:value-type="float" office:value="0.0000870629820555116" calcext:value-type="float">
            <text:p>8,71E-05</text:p>
          </table:table-cell>
          <table:table-cell table:style-name="ce2" office:value-type="float" office:value="0.0000869924185082608" calcext:value-type="float">
            <text:p>8,70E-05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1.95" calcext:value-type="float">
            <text:p>1,95</text:p>
          </table:table-cell>
          <table:table-cell office:value-type="float" office:value="0.000024707" calcext:value-type="float">
            <text:p>2,4707E-05</text:p>
          </table:table-cell>
          <table:table-cell table:formula="of:=AVERAGE([.E434:.F434])" office:value-type="float" office:value="0.0919980931635116" calcext:value-type="float">
            <text:p>0,091998093163512</text:p>
          </table:table-cell>
          <table:table-cell table:style-name="Default" office:value-type="float" office:value="0.0980561863270232" calcext:value-type="float">
            <text:p>0,098056186327023</text:p>
          </table:table-cell>
          <table:table-cell office:value-type="float" office:value="0.08594" calcext:value-type="float">
            <text:p>0,08594</text:p>
          </table:table-cell>
          <table:table-cell office:value-type="float" office:value="0" calcext:value-type="float">
            <text:p>0</text:p>
          </table:table-cell>
          <table:table-cell office:value-type="float" office:value="0.128104509602" calcext:value-type="float">
            <text:p>0,128104509602</text:p>
          </table:table-cell>
          <table:table-cell office:value-type="float" office:value="0.114735549249" calcext:value-type="float">
            <text:p>0,114735549249</text:p>
          </table:table-cell>
          <table:table-cell office:value-type="float" office:value="0.103182727018" calcext:value-type="float">
            <text:p>0,103182727018</text:p>
          </table:table-cell>
          <table:table-cell office:value-type="float" office:value="0.093407923979" calcext:value-type="float">
            <text:p>0,093407923979</text:p>
          </table:table-cell>
          <table:table-cell office:value-type="float" office:value="0.084787512044" calcext:value-type="float">
            <text:p>0,084787512044</text:p>
          </table:table-cell>
          <table:table-cell office:value-type="float" office:value="0.07748972059" calcext:value-type="float">
            <text:p>0,07748972059</text:p>
          </table:table-cell>
          <table:table-cell office:value-type="float" office:value="0.070843448069" calcext:value-type="float">
            <text:p>0,070843448069</text:p>
          </table:table-cell>
          <table:table-cell table:style-name="ce2" office:value-type="float" office:value="0.0000252158576891105" calcext:value-type="float">
            <text:p>2,52E-05</text:p>
          </table:table-cell>
          <table:table-cell table:style-name="ce2" office:value-type="float" office:value="0.000025020782575262" calcext:value-type="float">
            <text:p>2,50E-05</text:p>
          </table:table-cell>
          <table:table-cell table:style-name="ce2" office:value-type="float" office:value="0.0000248572306122675" calcext:value-type="float">
            <text:p>2,49E-05</text:p>
          </table:table-cell>
          <table:table-cell table:style-name="ce2" office:value-type="float" office:value="0.0000247189431093309" calcext:value-type="float">
            <text:p>2,47E-05</text:p>
          </table:table-cell>
          <table:table-cell table:style-name="ce2" office:value-type="float" office:value="0.0000246007929720701" calcext:value-type="float">
            <text:p>2,46E-05</text:p>
          </table:table-cell>
          <table:table-cell table:style-name="ce2" office:value-type="float" office:value="0.0000244992347023407" calcext:value-type="float">
            <text:p>2,45E-05</text:p>
          </table:table-cell>
          <table:table-cell table:style-name="ce2" office:value-type="float" office:value="0.0000244110782868768" calcext:value-type="float">
            <text:p>2,44E-05</text:p>
          </table:table-cell>
          <table:table-cell table:style-name="ce2" office:value-type="float" office:value="0.0000243343258809625" calcext:value-type="float">
            <text:p>2,43E-05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1294" calcext:value-type="float">
            <text:p>1,294E-06</text:p>
          </table:table-cell>
          <table:table-cell table:formula="of:=AVERAGE([.E435:.F435])" office:value-type="float" office:value="1.99787375105522" calcext:value-type="float">
            <text:p>1,99787375105522</text:p>
          </table:table-cell>
          <table:table-cell table:style-name="Default" office:value-type="float" office:value="1.99819750211044" calcext:value-type="float">
            <text:p>1,99819750211044</text:p>
          </table:table-cell>
          <table:table-cell table:style-name="ce1" office:value-type="float" office:value="1.99755" calcext:value-type="float">
            <text:p>1,99755</text:p>
          </table:table-cell>
          <table:table-cell office:value-type="float" office:value="0" calcext:value-type="float">
            <text:p>0</text:p>
          </table:table-cell>
          <table:table-cell office:value-type="float" office:value="1.99894073252" calcext:value-type="float">
            <text:p>1,99894073252</text:p>
          </table:table-cell>
          <table:table-cell office:value-type="float" office:value="1.999964491984" calcext:value-type="float">
            <text:p>1,999964491984</text:p>
          </table:table-cell>
          <table:table-cell office:value-type="float" office:value="1.997731541993" calcext:value-type="float">
            <text:p>1,997731541993</text:p>
          </table:table-cell>
          <table:table-cell office:value-type="float" office:value="1.99916005908" calcext:value-type="float">
            <text:p>1,99916005908</text:p>
          </table:table-cell>
          <table:table-cell office:value-type="float" office:value="1.996812218692" calcext:value-type="float">
            <text:p>1,996812218692</text:p>
          </table:table-cell>
          <table:table-cell office:value-type="float" office:value="1.999135110808" calcext:value-type="float">
            <text:p>1,999135110808</text:p>
          </table:table-cell>
          <table:table-cell office:value-type="float" office:value="1.994907074295" calcext:value-type="float">
            <text:p>1,994907074295</text:p>
          </table:table-cell>
          <table:table-cell table:style-name="ce2" office:value-type="float" office:value="0.00000184152926134164" calcext:value-type="float">
            <text:p>1,84E-06</text:p>
          </table:table-cell>
          <table:table-cell table:style-name="ce2" office:value-type="float" office:value="0.00000163135559210058" calcext:value-type="float">
            <text:p>1,63E-06</text:p>
          </table:table-cell>
          <table:table-cell table:style-name="ce2" office:value-type="float" office:value="0.00000145513186107497" calcext:value-type="float">
            <text:p>1,46E-06</text:p>
          </table:table-cell>
          <table:table-cell table:style-name="ce2" office:value-type="float" office:value="0.00000130615111099782" calcext:value-type="float">
            <text:p>1,31E-06</text:p>
          </table:table-cell>
          <table:table-cell table:style-name="ce2" office:value-type="float" office:value="0.00000117885216546647" calcext:value-type="float">
            <text:p>1,18E-06</text:p>
          </table:table-cell>
          <table:table-cell table:style-name="ce2" office:value-type="float" office:value="0.00000106941998131587" calcext:value-type="float">
            <text:p>1,07E-06</text:p>
          </table:table-cell>
          <table:table-cell table:style-name="ce2" office:value-type="float" office:value="0.000000974448734253934" calcext:value-type="float">
            <text:p>9,74E-07</text:p>
          </table:table-cell>
          <table:table-cell table:style-name="ce2" office:value-type="float" office:value="0.000000891757981623517" calcext:value-type="float">
            <text:p>8,92E-07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2.1" calcext:value-type="float">
            <text:p>2,1</text:p>
          </table:table-cell>
          <table:table-cell office:value-type="float" office:value="0.000105643" calcext:value-type="float">
            <text:p>0,000105643</text:p>
          </table:table-cell>
          <table:table-cell table:formula="of:=AVERAGE([.E436:.F436])" office:value-type="float" office:value="0.0262358143342562" calcext:value-type="float">
            <text:p>0,026235814334256</text:p>
          </table:table-cell>
          <table:table-cell table:style-name="Default" office:value-type="float" office:value="0.0280316286685123" calcext:value-type="float">
            <text:p>0,028031628668512</text:p>
          </table:table-cell>
          <table:table-cell office:value-type="float" office:value="0.02444" calcext:value-type="float">
            <text:p>0,02444</text:p>
          </table:table-cell>
          <table:table-cell office:value-type="float" office:value="0" calcext:value-type="float">
            <text:p>0</text:p>
          </table:table-cell>
          <table:table-cell office:value-type="float" office:value="0.036985071269" calcext:value-type="float">
            <text:p>0,036985071269</text:p>
          </table:table-cell>
          <table:table-cell office:value-type="float" office:value="0.03295400642" calcext:value-type="float">
            <text:p>0,03295400642</text:p>
          </table:table-cell>
          <table:table-cell office:value-type="float" office:value="0.029512681641" calcext:value-type="float">
            <text:p>0,029512681641</text:p>
          </table:table-cell>
          <table:table-cell office:value-type="float" office:value="0.02661470404" calcext:value-type="float">
            <text:p>0,02661470404</text:p>
          </table:table-cell>
          <table:table-cell office:value-type="float" office:value="0.024086527265" calcext:value-type="float">
            <text:p>0,024086527265</text:p>
          </table:table-cell>
          <table:table-cell office:value-type="float" office:value="0.021946577422" calcext:value-type="float">
            <text:p>0,021946577422</text:p>
          </table:table-cell>
          <table:table-cell office:value-type="float" office:value="0.020023099465" calcext:value-type="float">
            <text:p>0,020023099465</text:p>
          </table:table-cell>
          <table:table-cell office:value-type="float" office:value="0.00010626349026844" calcext:value-type="float">
            <text:p>0,000106263490268</text:p>
          </table:table-cell>
          <table:table-cell office:value-type="float" office:value="0.000106025492557037" calcext:value-type="float">
            <text:p>0,000106025492557</text:p>
          </table:table-cell>
          <table:table-cell office:value-type="float" office:value="0.000105825971041433" calcext:value-type="float">
            <text:p>0,000105825971041</text:p>
          </table:table-cell>
          <table:table-cell office:value-type="float" office:value="0.000105657242506224" calcext:value-type="float">
            <text:p>0,000105657242506</text:p>
          </table:table-cell>
          <table:table-cell office:value-type="float" office:value="0.000105513102312891" calcext:value-type="float">
            <text:p>0,000105513102313</text:p>
          </table:table-cell>
          <table:table-cell office:value-type="float" office:value="0.000105389177663875" calcext:value-type="float">
            <text:p>0,000105389177664</text:p>
          </table:table-cell>
          <table:table-cell office:value-type="float" office:value="0.000105281634950322" calcext:value-type="float">
            <text:p>0,00010528163495</text:p>
          </table:table-cell>
          <table:table-cell office:value-type="float" office:value="0.00010518796945132" calcext:value-type="float">
            <text:p>0,000105187969451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2.2" calcext:value-type="float">
            <text:p>2,2</text:p>
          </table:table-cell>
          <table:table-cell office:value-type="float" office:value="0.0004214" calcext:value-type="float">
            <text:p>0,0004214</text:p>
          </table:table-cell>
          <table:table-cell table:formula="of:=AVERAGE([.E437:.F437])" office:value-type="float" office:value="0.00725332888160853" calcext:value-type="float">
            <text:p>0,007253328881609</text:p>
          </table:table-cell>
          <table:table-cell table:style-name="Default" office:value-type="float" office:value="0.00775665776321706" calcext:value-type="float">
            <text:p>0,007756657763217</text:p>
          </table:table-cell>
          <table:table-cell office:value-type="float" office:value="0.00675" calcext:value-type="float">
            <text:p>0,00675</text:p>
          </table:table-cell>
          <table:table-cell office:value-type="float" office:value="0" calcext:value-type="float">
            <text:p>0</text:p>
          </table:table-cell>
          <table:table-cell office:value-type="float" office:value="0.010263436244" calcext:value-type="float">
            <text:p>0,010263436244</text:p>
          </table:table-cell>
          <table:table-cell office:value-type="float" office:value="0.00913084597" calcext:value-type="float">
            <text:p>0,00913084597</text:p>
          </table:table-cell>
          <table:table-cell office:value-type="float" office:value="0.008167633628" calcext:value-type="float">
            <text:p>0,008167633628</text:p>
          </table:table-cell>
          <table:table-cell office:value-type="float" office:value="0.007357332185" calcext:value-type="float">
            <text:p>0,007357332185</text:p>
          </table:table-cell>
          <table:table-cell office:value-type="float" office:value="0.006652937029" calcext:value-type="float">
            <text:p>0,006652937029</text:p>
          </table:table-cell>
          <table:table-cell office:value-type="float" office:value="0.006056347173" calcext:value-type="float">
            <text:p>0,006056347173</text:p>
          </table:table-cell>
          <table:table-cell office:value-type="float" office:value="0.005522610846" calcext:value-type="float">
            <text:p>0,005522610846</text:p>
          </table:table-cell>
          <table:table-cell office:value-type="float" office:value="0.0004220843602333" calcext:value-type="float">
            <text:p>0,000422084360233</text:p>
          </table:table-cell>
          <table:table-cell office:value-type="float" office:value="0.000421821813882771" calcext:value-type="float">
            <text:p>0,000421821813883</text:p>
          </table:table-cell>
          <table:table-cell office:value-type="float" office:value="0.00042160172054593" calcext:value-type="float">
            <text:p>0,000421601720546</text:p>
          </table:table-cell>
          <table:table-cell office:value-type="float" office:value="0.000421415581799757" calcext:value-type="float">
            <text:p>0,0004214155818</text:p>
          </table:table-cell>
          <table:table-cell office:value-type="float" office:value="0.000421256577231167" calcext:value-type="float">
            <text:p>0,000421256577231</text:p>
          </table:table-cell>
          <table:table-cell office:value-type="float" office:value="0.000421119860425306" calcext:value-type="float">
            <text:p>0,000421119860425</text:p>
          </table:table-cell>
          <table:table-cell office:value-type="float" office:value="0.000421001230253221" calcext:value-type="float">
            <text:p>0,000421001230253</text:p>
          </table:table-cell>
          <table:table-cell office:value-type="float" office:value="0.00042089789143609" calcext:value-type="float">
            <text:p>0,000420897891436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2.25" calcext:value-type="float">
            <text:p>2,25</text:p>
          </table:table-cell>
          <table:table-cell office:value-type="float" office:value="0.000653911" calcext:value-type="float">
            <text:p>0,000653911</text:p>
          </table:table-cell>
          <table:table-cell table:formula="of:=AVERAGE([.E438:.F438])" office:value-type="float" office:value="0.00486983785116745" calcext:value-type="float">
            <text:p>0,004869837851167</text:p>
          </table:table-cell>
          <table:table-cell table:style-name="Default" office:value-type="float" office:value="0.00520967570233489" calcext:value-type="float">
            <text:p>0,005209675702335</text:p>
          </table:table-cell>
          <table:table-cell office:value-type="float" office:value="0.00453" calcext:value-type="float">
            <text:p>0,00453</text:p>
          </table:table-cell>
          <table:table-cell office:value-type="float" office:value="0" calcext:value-type="float">
            <text:p>0</text:p>
          </table:table-cell>
          <table:table-cell office:value-type="float" office:value="0.006895780649" calcext:value-type="float">
            <text:p>0,006895780649</text:p>
          </table:table-cell>
          <table:table-cell office:value-type="float" office:value="0.006133575832" calcext:value-type="float">
            <text:p>0,006133575832</text:p>
          </table:table-cell>
          <table:table-cell office:value-type="float" office:value="0.005485834215" calcext:value-type="float">
            <text:p>0,005485834215</text:p>
          </table:table-cell>
          <table:table-cell office:value-type="float" office:value="0.004940818689" calcext:value-type="float">
            <text:p>0,004940818689</text:p>
          </table:table-cell>
          <table:table-cell office:value-type="float" office:value="0.004467429703" calcext:value-type="float">
            <text:p>0,004467429703</text:p>
          </table:table-cell>
          <table:table-cell office:value-type="float" office:value="0.004066229398" calcext:value-type="float">
            <text:p>0,004066229398</text:p>
          </table:table-cell>
          <table:table-cell office:value-type="float" office:value="0.003707794693" calcext:value-type="float">
            <text:p>0,003707794693</text:p>
          </table:table-cell>
          <table:table-cell office:value-type="float" office:value="0.000654624226099025" calcext:value-type="float">
            <text:p>0,000654624226099</text:p>
          </table:table-cell>
          <table:table-cell office:value-type="float" office:value="0.000654350614957416" calcext:value-type="float">
            <text:p>0,000654350614957</text:p>
          </table:table-cell>
          <table:table-cell office:value-type="float" office:value="0.000654121249350802" calcext:value-type="float">
            <text:p>0,000654121249351</text:p>
          </table:table-cell>
          <table:table-cell office:value-type="float" office:value="0.000653927263264418" calcext:value-type="float">
            <text:p>0,000653927263264</text:p>
          </table:table-cell>
          <table:table-cell office:value-type="float" office:value="0.000653761558908959" calcext:value-type="float">
            <text:p>0,000653761558909</text:p>
          </table:table-cell>
          <table:table-cell office:value-type="float" office:value="0.00065361907623484" calcext:value-type="float">
            <text:p>0,000653619076235</text:p>
          </table:table-cell>
          <table:table-cell office:value-type="float" office:value="0.000653495448653846" calcext:value-type="float">
            <text:p>0,000653495448654</text:p>
          </table:table-cell>
          <table:table-cell office:value-type="float" office:value="0.000653387749710485" calcext:value-type="float">
            <text:p>0,00065338774971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2.5" calcext:value-type="float">
            <text:p>2,5</text:p>
          </table:table-cell>
          <table:table-cell office:value-type="float" office:value="0.001103031" calcext:value-type="float">
            <text:p>0,001103031</text:p>
          </table:table-cell>
          <table:table-cell table:formula="of:=AVERAGE([.E439:.F439])" office:value-type="float" office:value="0.00365152924269981" calcext:value-type="float">
            <text:p>0,0036515292427</text:p>
          </table:table-cell>
          <table:table-cell table:style-name="Default" office:value-type="float" office:value="0.00390305848539961" calcext:value-type="float">
            <text:p>0,0039030584854</text:p>
          </table:table-cell>
          <table:table-cell office:value-type="float" office:value="0.0034" calcext:value-type="float">
            <text:p>0,0034</text:p>
          </table:table-cell>
          <table:table-cell office:value-type="float" office:value="0" calcext:value-type="float">
            <text:p>0</text:p>
          </table:table-cell>
          <table:table-cell office:value-type="float" office:value="0.005169169725" calcext:value-type="float">
            <text:p>0,005169169725</text:p>
          </table:table-cell>
          <table:table-cell office:value-type="float" office:value="0.004592240975" calcext:value-type="float">
            <text:p>0,004592240975</text:p>
          </table:table-cell>
          <table:table-cell office:value-type="float" office:value="0.004112338026" calcext:value-type="float">
            <text:p>0,004112338026</text:p>
          </table:table-cell>
          <table:table-cell office:value-type="float" office:value="0.003700778623" calcext:value-type="float">
            <text:p>0,003700778623</text:p>
          </table:table-cell>
          <table:table-cell office:value-type="float" office:value="0.003346586648" calcext:value-type="float">
            <text:p>0,003346586648</text:p>
          </table:table-cell>
          <table:table-cell office:value-type="float" office:value="0.003045217322" calcext:value-type="float">
            <text:p>0,003045217322</text:p>
          </table:table-cell>
          <table:table-cell office:value-type="float" office:value="0.002777512135" calcext:value-type="float">
            <text:p>0,002777512135</text:p>
          </table:table-cell>
          <table:table-cell office:value-type="float" office:value="0.00110393223832419" calcext:value-type="float">
            <text:p>0,001103932238324</text:p>
          </table:table-cell>
          <table:table-cell office:value-type="float" office:value="0.00110358634338869" calcext:value-type="float">
            <text:p>0,001103586343389</text:p>
          </table:table-cell>
          <table:table-cell office:value-type="float" office:value="0.00110329670630986" calcext:value-type="float">
            <text:p>0,00110329670631</text:p>
          </table:table-cell>
          <table:table-cell office:value-type="float" office:value="0.00110305142362171" calcext:value-type="float">
            <text:p>0,001103051423622</text:p>
          </table:table-cell>
          <table:table-cell office:value-type="float" office:value="0.00110284205661692" calcext:value-type="float">
            <text:p>0,001102842056617</text:p>
          </table:table-cell>
          <table:table-cell office:value-type="float" office:value="0.00110266199870166" calcext:value-type="float">
            <text:p>0,001102661998702</text:p>
          </table:table-cell>
          <table:table-cell office:value-type="float" office:value="0.00110250580274418" calcext:value-type="float">
            <text:p>0,001102505802744</text:p>
          </table:table-cell>
          <table:table-cell office:value-type="float" office:value="0.00110236968992631" calcext:value-type="float">
            <text:p>0,001102369689926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2.75" calcext:value-type="float">
            <text:p>2,75</text:p>
          </table:table-cell>
          <table:table-cell office:value-type="float" office:value="0.00029179" calcext:value-type="float">
            <text:p>0,00029179</text:p>
          </table:table-cell>
          <table:table-cell table:formula="of:=AVERAGE([.E440:.F440])" office:value-type="float" office:value="0.0177103976132088" calcext:value-type="float">
            <text:p>0,017710397613209</text:p>
          </table:table-cell>
          <table:table-cell table:style-name="Default" office:value-type="float" office:value="0.0189307952264177" calcext:value-type="float">
            <text:p>0,018930795226418</text:p>
          </table:table-cell>
          <table:table-cell office:value-type="float" office:value="0.01649" calcext:value-type="float">
            <text:p>0,01649</text:p>
          </table:table-cell>
          <table:table-cell office:value-type="float" office:value="0" calcext:value-type="float">
            <text:p>0</text:p>
          </table:table-cell>
          <table:table-cell office:value-type="float" office:value="0.025008332436" calcext:value-type="float">
            <text:p>0,025008332436</text:p>
          </table:table-cell>
          <table:table-cell office:value-type="float" office:value="0.0222637464" calcext:value-type="float">
            <text:p>0,0222637464</text:p>
          </table:table-cell>
          <table:table-cell office:value-type="float" office:value="0.019934439701" calcext:value-type="float">
            <text:p>0,019934439701</text:p>
          </table:table-cell>
          <table:table-cell office:value-type="float" office:value="0.017963611568" calcext:value-type="float">
            <text:p>0,017963611568</text:p>
          </table:table-cell>
          <table:table-cell office:value-type="float" office:value="0.016257707018" calcext:value-type="float">
            <text:p>0,016257707018</text:p>
          </table:table-cell>
          <table:table-cell office:value-type="float" office:value="0.014799731983" calcext:value-type="float">
            <text:p>0,014799731983</text:p>
          </table:table-cell>
          <table:table-cell office:value-type="float" office:value="0.013508933954" calcext:value-type="float">
            <text:p>0,013508933954</text:p>
          </table:table-cell>
          <table:table-cell office:value-type="float" office:value="0.00029294709691116" calcext:value-type="float">
            <text:p>0,000292947096911</text:p>
          </table:table-cell>
          <table:table-cell office:value-type="float" office:value="0.000292503290271872" calcext:value-type="float">
            <text:p>0,000292503290272</text:p>
          </table:table-cell>
          <table:table-cell office:value-type="float" office:value="0.000292131298899874" calcext:value-type="float">
            <text:p>0,0002921312989</text:p>
          </table:table-cell>
          <table:table-cell office:value-type="float" office:value="0.000291816609471938" calcext:value-type="float">
            <text:p>0,000291816609472</text:p>
          </table:table-cell>
          <table:table-cell office:value-type="float" office:value="0.000291547849746275" calcext:value-type="float">
            <text:p>0,000291547849746</text:p>
          </table:table-cell>
          <table:table-cell office:value-type="float" office:value="0.000291316680965942" calcext:value-type="float">
            <text:p>0,000291316680966</text:p>
          </table:table-cell>
          <table:table-cell office:value-type="float" office:value="0.000291116183188781" calcext:value-type="float">
            <text:p>0,000291116183189</text:p>
          </table:table-cell>
          <table:table-cell office:value-type="float" office:value="0.000290941421584221" calcext:value-type="float">
            <text:p>0,000290941421584</text:p>
          </table:table-cell>
        </table:table-row>
        <table:table-row table:style-name="ro1" table:visibility="filter">
          <table:table-cell office:value-type="string" calcext:value-type="string">
            <text:p>p3-s15</text:p>
          </table:table-cell>
          <table:table-cell office:value-type="float" office:value="3" calcext:value-type="float">
            <text:p>3</text:p>
          </table:table-cell>
          <table:table-cell office:value-type="float" office:value="0.000003241" calcext:value-type="float">
            <text:p>3,241E-06</text:p>
          </table:table-cell>
          <table:table-cell table:style-name="ce1" table:formula="of:=AVERAGE([.E441:.F441])" office:value-type="float" office:value="1.99915021183248" calcext:value-type="float">
            <text:p>1,99915021183248</text:p>
          </table:table-cell>
          <table:table-cell table:style-name="ce3" office:value-type="float" office:value="1.99928042366496" calcext:value-type="float">
            <text:p>1,99928042366496</text:p>
          </table:table-cell>
          <table:table-cell table:style-name="ce1" office:value-type="float" office:value="1.99902" calcext:value-type="float">
            <text:p>1,99902</text:p>
          </table:table-cell>
          <table:table-cell office:value-type="float" office:value="0" calcext:value-type="float">
            <text:p>0</text:p>
          </table:table-cell>
          <table:table-cell office:value-type="float" office:value="1.999577549572" calcext:value-type="float">
            <text:p>1,999577549572</text:p>
          </table:table-cell>
          <table:table-cell office:value-type="float" office:value="1.999986224742" calcext:value-type="float">
            <text:p>1,999986224742</text:p>
          </table:table-cell>
          <table:table-cell office:value-type="float" office:value="1.999091357815" calcext:value-type="float">
            <text:p>1,999091357815</text:p>
          </table:table-cell>
          <table:table-cell office:value-type="float" office:value="1.999666680401" calcext:value-type="float">
            <text:p>1,999666680401</text:p>
          </table:table-cell>
          <table:table-cell office:value-type="float" office:value="1.998726537163" calcext:value-type="float">
            <text:p>1,998726537163</text:p>
          </table:table-cell>
          <table:table-cell office:value-type="float" office:value="1.999656940513" calcext:value-type="float">
            <text:p>1,999656940513</text:p>
          </table:table-cell>
          <table:table-cell office:value-type="float" office:value="1.997965805661" calcext:value-type="float">
            <text:p>1,997965805661</text:p>
          </table:table-cell>
          <table:table-cell table:style-name="ce2" office:value-type="float" office:value="0.00000461417115866432" calcext:value-type="float">
            <text:p>4,61E-06</text:p>
          </table:table-cell>
          <table:table-cell table:style-name="ce2" office:value-type="float" office:value="0.00000408739816370212" calcext:value-type="float">
            <text:p>4,09E-06</text:p>
          </table:table-cell>
          <table:table-cell table:style-name="ce2" office:value-type="float" office:value="0.00000364586110925833" calcext:value-type="float">
            <text:p>3,65E-06</text:p>
          </table:table-cell>
          <table:table-cell table:style-name="ce2" office:value-type="float" office:value="0.00000327234635299604" calcext:value-type="float">
            <text:p>3,27E-06</text:p>
          </table:table-cell>
          <table:table-cell table:style-name="ce2" office:value-type="float" office:value="0.00000295334307663195" calcext:value-type="float">
            <text:p>2,95E-06</text:p>
          </table:table-cell>
          <table:table-cell table:style-name="ce2" office:value-type="float" office:value="0.00000267893567420037" calcext:value-type="float">
            <text:p>2,68E-06</text:p>
          </table:table-cell>
          <table:table-cell table:style-name="ce2" office:value-type="float" office:value="0.00000244097001397082" calcext:value-type="float">
            <text:p>2,44E-06</text:p>
          </table:table-cell>
          <table:table-cell table:style-name="ce2" office:value-type="float" office:value="0.00000223352801627461" calcext:value-type="float">
            <text:p>2,23E-06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394" calcext:value-type="float">
            <text:p>3,94E-07</text:p>
          </table:table-cell>
          <table:table-cell table:formula="of:=AVERAGE([.E442:.F442])" office:value-type="float" office:value="1.99301341290879" calcext:value-type="float">
            <text:p>1,99301341290879</text:p>
          </table:table-cell>
          <table:table-cell table:style-name="Default" office:value-type="float" office:value="1.99407682581759" calcext:value-type="float">
            <text:p>1,99407682581759</text:p>
          </table:table-cell>
          <table:table-cell office:value-type="float" office:value="1.99195" calcext:value-type="float">
            <text:p>1,99195</text:p>
          </table:table-cell>
          <table:table-cell office:value-type="float" office:value="0" calcext:value-type="float">
            <text:p>0</text:p>
          </table:table-cell>
          <table:table-cell office:value-type="float" office:value="1.996517936205" calcext:value-type="float">
            <text:p>1,996517936205</text:p>
          </table:table-cell>
          <table:table-cell office:value-type="float" office:value="1.999876795324" calcext:value-type="float">
            <text:p>1,999876795324</text:p>
          </table:table-cell>
          <table:table-cell office:value-type="float" office:value="1.992561039228" calcext:value-type="float">
            <text:p>1,992561039228</text:p>
          </table:table-cell>
          <table:table-cell office:value-type="float" office:value="1.997220732283" calcext:value-type="float">
            <text:p>1,997220732283</text:p>
          </table:table-cell>
          <table:table-cell office:value-type="float" office:value="1.989533839938" calcext:value-type="float">
            <text:p>1,989533839938</text:p>
          </table:table-cell>
          <table:table-cell office:value-type="float" office:value="1.997146609608" calcext:value-type="float">
            <text:p>1,997146609608</text:p>
          </table:table-cell>
          <table:table-cell office:value-type="float" office:value="1.983279306494" calcext:value-type="float">
            <text:p>1,983279306494</text:p>
          </table:table-cell>
          <table:table-cell table:style-name="ce2" office:value-type="float" office:value="0.000000559937829451999" calcext:value-type="float">
            <text:p>5,60E-07</text:p>
          </table:table-cell>
          <table:table-cell table:style-name="ce2" office:value-type="float" office:value="0.000000496105007951993" calcext:value-type="float">
            <text:p>4,96E-07</text:p>
          </table:table-cell>
          <table:table-cell table:style-name="ce2" office:value-type="float" office:value="0.000000442516533858621" calcext:value-type="float">
            <text:p>4,43E-07</text:p>
          </table:table-cell>
          <table:table-cell table:style-name="ce2" office:value-type="float" office:value="0.000000397321425766522" calcext:value-type="float">
            <text:p>3,97E-07</text:p>
          </table:table-cell>
          <table:table-cell table:style-name="ce2" office:value-type="float" office:value="0.000000358633709141834" calcext:value-type="float">
            <text:p>3,59E-07</text:p>
          </table:table-cell>
          <table:table-cell table:style-name="ce2" office:value-type="float" office:value="0.000000325457497195583" calcext:value-type="float">
            <text:p>3,25E-07</text:p>
          </table:table-cell>
          <table:table-cell table:style-name="ce2" office:value-type="float" office:value="0.000000296582250487107" calcext:value-type="float">
            <text:p>2,97E-07</text:p>
          </table:table-cell>
          <table:table-cell table:style-name="ce2" office:value-type="float" office:value="0.000000271554898621996" calcext:value-type="float">
            <text:p>2,72E-07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1" calcext:value-type="float">
            <text:p>1,1</text:p>
          </table:table-cell>
          <table:table-cell office:value-type="float" office:value="0.000362531" calcext:value-type="float">
            <text:p>0,000362531</text:p>
          </table:table-cell>
          <table:table-cell table:formula="of:=AVERAGE([.E443:.F443])" office:value-type="float" office:value="0.00281480572586259" calcext:value-type="float">
            <text:p>0,002814805725863</text:p>
          </table:table-cell>
          <table:table-cell table:style-name="Default" office:value-type="float" office:value="0.00300961145172519" calcext:value-type="float">
            <text:p>0,003009611451725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" calcext:value-type="float">
            <text:p>0</text:p>
          </table:table-cell>
          <table:table-cell office:value-type="float" office:value="0.003985667206" calcext:value-type="float">
            <text:p>0,003985667206</text:p>
          </table:table-cell>
          <table:table-cell office:value-type="float" office:value="0.0035470648" calcext:value-type="float">
            <text:p>0,0035470648</text:p>
          </table:table-cell>
          <table:table-cell office:value-type="float" office:value="0.00316768598" calcext:value-type="float">
            <text:p>0,00316768598</text:p>
          </table:table-cell>
          <table:table-cell office:value-type="float" office:value="0.002855630081" calcext:value-type="float">
            <text:p>0,002855630081</text:p>
          </table:table-cell>
          <table:table-cell office:value-type="float" office:value="0.002577239523" calcext:value-type="float">
            <text:p>0,002577239523</text:p>
          </table:table-cell>
          <table:table-cell office:value-type="float" office:value="0.002350794866" calcext:value-type="float">
            <text:p>0,002350794866</text:p>
          </table:table-cell>
          <table:table-cell office:value-type="float" office:value="0.002136805222" calcext:value-type="float">
            <text:p>0,002136805222</text:p>
          </table:table-cell>
          <table:table-cell office:value-type="float" office:value="0.000362759269770627" calcext:value-type="float">
            <text:p>0,000362759269771</text:p>
          </table:table-cell>
          <table:table-cell office:value-type="float" office:value="0.000362671626994309" calcext:value-type="float">
            <text:p>0,000362671626994</text:p>
          </table:table-cell>
          <table:table-cell office:value-type="float" office:value="0.000362598104734555" calcext:value-type="float">
            <text:p>0,000362598104735</text:p>
          </table:table-cell>
          <table:table-cell office:value-type="float" office:value="0.000362536008607725" calcext:value-type="float">
            <text:p>0,000362536008608</text:p>
          </table:table-cell>
          <table:table-cell office:value-type="float" office:value="0.000362482910152796" calcext:value-type="float">
            <text:p>0,000362482910153</text:p>
          </table:table-cell>
          <table:table-cell office:value-type="float" office:value="0.00036243733298928" calcext:value-type="float">
            <text:p>0,000362437332989</text:p>
          </table:table-cell>
          <table:table-cell office:value-type="float" office:value="0.000362397699367128" calcext:value-type="float">
            <text:p>0,000362397699367</text:p>
          </table:table-cell>
          <table:table-cell office:value-type="float" office:value="0.000362363278743954" calcext:value-type="float">
            <text:p>0,000362363278744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2" calcext:value-type="float">
            <text:p>1,2</text:p>
          </table:table-cell>
          <table:table-cell office:value-type="float" office:value="0.001350937" calcext:value-type="float">
            <text:p>0,001350937</text:p>
          </table:table-cell>
          <table:table-cell table:formula="of:=AVERAGE([.E444:.F444])" office:value-type="float" office:value="0.000922530460919874" calcext:value-type="float">
            <text:p>0,00092253046092</text:p>
          </table:table-cell>
          <table:table-cell table:style-name="Default" office:value-type="float" office:value="0.000985060921839747" calcext:value-type="float">
            <text:p>0,00098506092184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" calcext:value-type="float">
            <text:p>0</text:p>
          </table:table-cell>
          <table:table-cell office:value-type="float" office:value="0.001306492706" calcext:value-type="float">
            <text:p>0,001306492706</text:p>
          </table:table-cell>
          <table:table-cell office:value-type="float" office:value="0.001158405238" calcext:value-type="float">
            <text:p>0,001158405238</text:p>
          </table:table-cell>
          <table:table-cell office:value-type="float" office:value="0.001038705178" calcext:value-type="float">
            <text:p>0,001038705178</text:p>
          </table:table-cell>
          <table:table-cell office:value-type="float" office:value="0.000934089771" calcext:value-type="float">
            <text:p>0,000934089771</text:p>
          </table:table-cell>
          <table:table-cell office:value-type="float" office:value="0.000843353855" calcext:value-type="float">
            <text:p>0,000843353855</text:p>
          </table:table-cell>
          <table:table-cell office:value-type="float" office:value="0.000768726357" calcext:value-type="float">
            <text:p>0,000768726357</text:p>
          </table:table-cell>
          <table:table-cell office:value-type="float" office:value="0.000699293046" calcext:value-type="float">
            <text:p>0,000699293046</text:p>
          </table:table-cell>
          <table:table-cell office:value-type="float" office:value="0.00135121530489893" calcext:value-type="float">
            <text:p>0,001351215304899</text:p>
          </table:table-cell>
          <table:table-cell office:value-type="float" office:value="0.00135110828528291" calcext:value-type="float">
            <text:p>0,001351108285283</text:p>
          </table:table-cell>
          <table:table-cell office:value-type="float" office:value="0.00135101882784398" calcext:value-type="float">
            <text:p>0,001351018827844</text:p>
          </table:table-cell>
          <table:table-cell office:value-type="float" office:value="0.00135094295688852" calcext:value-type="float">
            <text:p>0,001350942956889</text:p>
          </table:table-cell>
          <table:table-cell office:value-type="float" office:value="0.00135087823132851" calcext:value-type="float">
            <text:p>0,001350878231329</text:p>
          </table:table-cell>
          <table:table-cell office:value-type="float" office:value="0.00135082264738155" calcext:value-type="float">
            <text:p>0,001350822647382</text:p>
          </table:table-cell>
          <table:table-cell office:value-type="float" office:value="0.00135077434125757" calcext:value-type="float">
            <text:p>0,001350774341258</text:p>
          </table:table-cell>
          <table:table-cell office:value-type="float" office:value="0.00135073235334852" calcext:value-type="float">
            <text:p>0,001350732353349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25" calcext:value-type="float">
            <text:p>1,25</text:p>
          </table:table-cell>
          <table:table-cell office:value-type="float" office:value="0.002016329" calcext:value-type="float">
            <text:p>0,002016329</text:p>
          </table:table-cell>
          <table:table-cell table:formula="of:=AVERAGE([.E445:.F445])" office:value-type="float" office:value="0.000665071147092362" calcext:value-type="float">
            <text:p>0,000665071147092</text:p>
          </table:table-cell>
          <table:table-cell table:style-name="Default" office:value-type="float" office:value="0.000710142294184723" calcext:value-type="float">
            <text:p>0,000710142294185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" calcext:value-type="float">
            <text:p>0</text:p>
          </table:table-cell>
          <table:table-cell office:value-type="float" office:value="0.00094179625" calcext:value-type="float">
            <text:p>0,00094179625</text:p>
          </table:table-cell>
          <table:table-cell office:value-type="float" office:value="0.000835188721" calcext:value-type="float">
            <text:p>0,000835188721</text:p>
          </table:table-cell>
          <table:table-cell office:value-type="float" office:value="0.000748751881" calcext:value-type="float">
            <text:p>0,000748751881</text:p>
          </table:table-cell>
          <table:table-cell office:value-type="float" office:value="0.000673371672" calcext:value-type="float">
            <text:p>0,000673371672</text:p>
          </table:table-cell>
          <table:table-cell office:value-type="float" office:value="0.000608050178" calcext:value-type="float">
            <text:p>0,000608050178</text:p>
          </table:table-cell>
          <table:table-cell office:value-type="float" office:value="0.0005541274" calcext:value-type="float">
            <text:p>0,0005541274</text:p>
          </table:table-cell>
          <table:table-cell office:value-type="float" office:value="0.000504213246" calcext:value-type="float">
            <text:p>0,000504213246</text:p>
          </table:table-cell>
          <table:table-cell office:value-type="float" office:value="0.00201662912153996" calcext:value-type="float">
            <text:p>0,00201662912154</text:p>
          </table:table-cell>
          <table:table-cell office:value-type="float" office:value="0.00201651398328694" calcext:value-type="float">
            <text:p>0,002016513983287</text:p>
          </table:table-cell>
          <table:table-cell office:value-type="float" office:value="0.00201641772111401" calcext:value-type="float">
            <text:p>0,002016417721114</text:p>
          </table:table-cell>
          <table:table-cell office:value-type="float" office:value="0.00201633609226158" calcext:value-type="float">
            <text:p>0,002016336092262</text:p>
          </table:table-cell>
          <table:table-cell office:value-type="float" office:value="0.00201626645032184" calcext:value-type="float">
            <text:p>0,002016266450322</text:p>
          </table:table-cell>
          <table:table-cell office:value-type="float" office:value="0.00201620663489851" calcext:value-type="float">
            <text:p>0,002016206634899</text:p>
          </table:table-cell>
          <table:table-cell office:value-type="float" office:value="0.00201615466176284" calcext:value-type="float">
            <text:p>0,002016154661763</text:p>
          </table:table-cell>
          <table:table-cell office:value-type="float" office:value="0.00201610947385709" calcext:value-type="float">
            <text:p>0,002016109473857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3" calcext:value-type="float">
            <text:p>1,3</text:p>
          </table:table-cell>
          <table:table-cell office:value-type="float" office:value="0.002263696" calcext:value-type="float">
            <text:p>0,002263696</text:p>
          </table:table-cell>
          <table:table-cell table:formula="of:=AVERAGE([.E446:.F446])" office:value-type="float" office:value="0.000655621422455638" calcext:value-type="float">
            <text:p>0,000655621422456</text:p>
          </table:table-cell>
          <table:table-cell table:style-name="Default" office:value-type="float" office:value="0.000701242844911276" calcext:value-type="float">
            <text:p>0,000701242844911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" calcext:value-type="float">
            <text:p>0</text:p>
          </table:table-cell>
          <table:table-cell office:value-type="float" office:value="0.000929866428" calcext:value-type="float">
            <text:p>0,000929866428</text:p>
          </table:table-cell>
          <table:table-cell office:value-type="float" office:value="0.000824800872" calcext:value-type="float">
            <text:p>0,000824800872</text:p>
          </table:table-cell>
          <table:table-cell office:value-type="float" office:value="0.000739291385" calcext:value-type="float">
            <text:p>0,000739291385</text:p>
          </table:table-cell>
          <table:table-cell office:value-type="float" office:value="0.000664913062" calcext:value-type="float">
            <text:p>0,000664913062</text:p>
          </table:table-cell>
          <table:table-cell office:value-type="float" office:value="0.000600528103" calcext:value-type="float">
            <text:p>0,000600528103</text:p>
          </table:table-cell>
          <table:table-cell office:value-type="float" office:value="0.000547138344" calcext:value-type="float">
            <text:p>0,000547138344</text:p>
          </table:table-cell>
          <table:table-cell office:value-type="float" office:value="0.000498023207" calcext:value-type="float">
            <text:p>0,000498023207</text:p>
          </table:table-cell>
          <table:table-cell office:value-type="float" office:value="0.00226402827653193" calcext:value-type="float">
            <text:p>0,002264028276532</text:p>
          </table:table-cell>
          <table:table-cell office:value-type="float" office:value="0.00226390065051488" calcext:value-type="float">
            <text:p>0,002263900650515</text:p>
          </table:table-cell>
          <table:table-cell office:value-type="float" office:value="0.00226379392299756" calcext:value-type="float">
            <text:p>0,002263793922998</text:p>
          </table:table-cell>
          <table:table-cell office:value-type="float" office:value="0.00226370343772368" calcext:value-type="float">
            <text:p>0,002263703437724</text:p>
          </table:table-cell>
          <table:table-cell office:value-type="float" office:value="0.00226362623411831" calcext:value-type="float">
            <text:p>0,002263626234118</text:p>
          </table:table-cell>
          <table:table-cell office:value-type="float" office:value="0.00226355991114745" calcext:value-type="float">
            <text:p>0,002263559911147</text:p>
          </table:table-cell>
          <table:table-cell office:value-type="float" office:value="0.00226350229775206" calcext:value-type="float">
            <text:p>0,002263502297752</text:p>
          </table:table-cell>
          <table:table-cell office:value-type="float" office:value="0.00226345218887169" calcext:value-type="float">
            <text:p>0,002263452188872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4" calcext:value-type="float">
            <text:p>1,4</text:p>
          </table:table-cell>
          <table:table-cell office:value-type="float" office:value="0.001385058" calcext:value-type="float">
            <text:p>0,001385058</text:p>
          </table:table-cell>
          <table:table-cell table:formula="of:=AVERAGE([.E447:.F447])" office:value-type="float" office:value="0.00139747719050088" calcext:value-type="float">
            <text:p>0,001397477190501</text:p>
          </table:table-cell>
          <table:table-cell table:style-name="Default" office:value-type="float" office:value="0.00149495438100177" calcext:value-type="float">
            <text:p>0,001494954381002</text:p>
          </table:table-cell>
          <table:table-cell office:value-type="float" office:value="0.0013" calcext:value-type="float">
            <text:p>0,0013</text:p>
          </table:table-cell>
          <table:table-cell office:value-type="float" office:value="0" calcext:value-type="float">
            <text:p>0</text:p>
          </table:table-cell>
          <table:table-cell office:value-type="float" office:value="0.00198156354" calcext:value-type="float">
            <text:p>0,00198156354</text:p>
          </table:table-cell>
          <table:table-cell office:value-type="float" office:value="0.001758611563" calcext:value-type="float">
            <text:p>0,001758611563</text:p>
          </table:table-cell>
          <table:table-cell office:value-type="float" office:value="0.001575724512" calcext:value-type="float">
            <text:p>0,001575724512</text:p>
          </table:table-cell>
          <table:table-cell office:value-type="float" office:value="0.001417470146" calcext:value-type="float">
            <text:p>0,001417470146</text:p>
          </table:table-cell>
          <table:table-cell office:value-type="float" office:value="0.001280770105" calcext:value-type="float">
            <text:p>0,001280770105</text:p>
          </table:table-cell>
          <table:table-cell office:value-type="float" office:value="0.001166352957" calcext:value-type="float">
            <text:p>0,001166352957</text:p>
          </table:table-cell>
          <table:table-cell office:value-type="float" office:value="0.001062425119" calcext:value-type="float">
            <text:p>0,001062425119</text:p>
          </table:table-cell>
          <table:table-cell office:value-type="float" office:value="0.00138549188408864" calcext:value-type="float">
            <text:p>0,001385491884089</text:p>
          </table:table-cell>
          <table:table-cell office:value-type="float" office:value="0.00138532545281164" calcext:value-type="float">
            <text:p>0,001385325452812</text:p>
          </table:table-cell>
          <table:table-cell office:value-type="float" office:value="0.00138518620766107" calcext:value-type="float">
            <text:p>0,001385186207661</text:p>
          </table:table-cell>
          <table:table-cell office:value-type="float" office:value="0.00138506820168545" calcext:value-type="float">
            <text:p>0,001385068201685</text:p>
          </table:table-cell>
          <table:table-cell office:value-type="float" office:value="0.00138496750158941" calcext:value-type="float">
            <text:p>0,001384967501589</text:p>
          </table:table-cell>
          <table:table-cell office:value-type="float" office:value="0.00138488095908179" calcext:value-type="float">
            <text:p>0,001384880959082</text:p>
          </table:table-cell>
          <table:table-cell office:value-type="float" office:value="0.00138480581919976" calcext:value-type="float">
            <text:p>0,0013848058192</text:p>
          </table:table-cell>
          <table:table-cell office:value-type="float" office:value="0.00138474042097778" calcext:value-type="float">
            <text:p>0,001384740420978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5" calcext:value-type="float">
            <text:p>1,5</text:p>
          </table:table-cell>
          <table:table-cell table:style-name="ce1" office:value-type="float" office:value="0.000001286" calcext:value-type="float">
            <text:p>1,286E-06</text:p>
          </table:table-cell>
          <table:table-cell table:formula="of:=AVERAGE([.E448:.F448])" office:value-type="float" office:value="1.99785824212881" calcext:value-type="float">
            <text:p>1,99785824212881</text:p>
          </table:table-cell>
          <table:table-cell table:style-name="Default" office:value-type="float" office:value="1.99818648425761" calcext:value-type="float">
            <text:p>1,99818648425761</text:p>
          </table:table-cell>
          <table:table-cell table:style-name="ce1" office:value-type="float" office:value="1.99753" calcext:value-type="float">
            <text:p>1,99753</text:p>
          </table:table-cell>
          <table:table-cell office:value-type="float" office:value="0" calcext:value-type="float">
            <text:p>0</text:p>
          </table:table-cell>
          <table:table-cell office:value-type="float" office:value="1.998934206466" calcext:value-type="float">
            <text:p>1,998934206466</text:p>
          </table:table-cell>
          <table:table-cell office:value-type="float" office:value="1.999964441113" calcext:value-type="float">
            <text:p>1,999964441113</text:p>
          </table:table-cell>
          <table:table-cell office:value-type="float" office:value="1.997716796038" calcext:value-type="float">
            <text:p>1,997716796038</text:p>
          </table:table-cell>
          <table:table-cell office:value-type="float" office:value="1.999155969612" calcext:value-type="float">
            <text:p>1,999155969612</text:p>
          </table:table-cell>
          <table:table-cell office:value-type="float" office:value="1.996792705316" calcext:value-type="float">
            <text:p>1,996792705316</text:p>
          </table:table-cell>
          <table:table-cell office:value-type="float" office:value="1.999129753092" calcext:value-type="float">
            <text:p>1,999129753092</text:p>
          </table:table-cell>
          <table:table-cell office:value-type="float" office:value="1.994875769458" calcext:value-type="float">
            <text:p>1,994875769458</text:p>
          </table:table-cell>
          <table:table-cell table:style-name="ce2" office:value-type="float" office:value="0.00000183036850263271" calcext:value-type="float">
            <text:p>1,83E-06</text:p>
          </table:table-cell>
          <table:table-cell table:style-name="ce2" office:value-type="float" office:value="0.00000162146925190425" calcext:value-type="float">
            <text:p>1,62E-06</text:p>
          </table:table-cell>
          <table:table-cell table:style-name="ce2" office:value-type="float" office:value="0.00000144631347603485" calcext:value-type="float">
            <text:p>1,45E-06</text:p>
          </table:table-cell>
          <table:table-cell table:style-name="ce2" office:value-type="float" office:value="0.00000129823661362913" calcext:value-type="float">
            <text:p>1,30E-06</text:p>
          </table:table-cell>
          <table:table-cell table:style-name="ce2" office:value-type="float" office:value="0.00000117170926962782" calcext:value-type="float">
            <text:p>1,17E-06</text:p>
          </table:table-cell>
          <table:table-cell table:style-name="ce2" office:value-type="float" office:value="0.00000106294116846866" calcext:value-type="float">
            <text:p>1,06E-06</text:p>
          </table:table-cell>
          <table:table-cell table:style-name="ce2" office:value-type="float" office:value="0.00000096854552229847" calcext:value-type="float">
            <text:p>9,69E-07</text:p>
          </table:table-cell>
          <table:table-cell table:style-name="ce2" office:value-type="float" office:value="0.000000886356943790487" calcext:value-type="float">
            <text:p>8,86E-07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6" calcext:value-type="float">
            <text:p>1,6</text:p>
          </table:table-cell>
          <table:table-cell office:value-type="float" office:value="0.000797986" calcext:value-type="float">
            <text:p>0,000797986</text:p>
          </table:table-cell>
          <table:table-cell table:formula="of:=AVERAGE([.E449:.F449])" office:value-type="float" office:value="-0.00361071177811774" calcext:value-type="float">
            <text:p>-0,003610711778118</text:p>
          </table:table-cell>
          <table:table-cell table:style-name="Default" office:value-type="float" office:value="-0.00386142355623548" calcext:value-type="float">
            <text:p>-0,003861423556235</text:p>
          </table:table-cell>
          <table:table-cell office:value-type="float" office:value="-0.00336" calcext:value-type="float">
            <text:p>-0,00336</text:p>
          </table:table-cell>
          <table:table-cell office:value-type="float" office:value="0" calcext:value-type="float">
            <text:p>0</text:p>
          </table:table-cell>
          <table:table-cell office:value-type="float" office:value="-0.005117778165" calcext:value-type="float">
            <text:p>-0,005117778165</text:p>
          </table:table-cell>
          <table:table-cell office:value-type="float" office:value="-0.004549233974" calcext:value-type="float">
            <text:p>-0,004549233974</text:p>
          </table:table-cell>
          <table:table-cell office:value-type="float" office:value="-0.004066201194" calcext:value-type="float">
            <text:p>-0,004066201194</text:p>
          </table:table-cell>
          <table:table-cell office:value-type="float" office:value="-0.003660691262" calcext:value-type="float">
            <text:p>-0,003660691262</text:p>
          </table:table-cell>
          <table:table-cell office:value-type="float" office:value="-0.003308269059" calcext:value-type="float">
            <text:p>-0,003308269059</text:p>
          </table:table-cell>
          <table:table-cell office:value-type="float" office:value="-0.003010473725" calcext:value-type="float">
            <text:p>-0,003010473725</text:p>
          </table:table-cell>
          <table:table-cell office:value-type="float" office:value="-0.002743784758" calcext:value-type="float">
            <text:p>-0,002743784758</text:p>
          </table:table-cell>
          <table:table-cell office:value-type="float" office:value="0.000797341135141733" calcext:value-type="float">
            <text:p>0,000797341135142</text:p>
          </table:table-cell>
          <table:table-cell office:value-type="float" office:value="0.000797588559267331" calcext:value-type="float">
            <text:p>0,000797588559267</text:p>
          </table:table-cell>
          <table:table-cell office:value-type="float" office:value="0.000797795980792566" calcext:value-type="float">
            <text:p>0,000797795980793</text:p>
          </table:table-cell>
          <table:table-cell office:value-type="float" office:value="0.000797971394084113" calcext:value-type="float">
            <text:p>0,000797971394084</text:p>
          </table:table-cell>
          <table:table-cell office:value-type="float" office:value="0.000798121242374614" calcext:value-type="float">
            <text:p>0,000798121242375</text:p>
          </table:table-cell>
          <table:table-cell office:value-type="float" office:value="0.000798250078312372" calcext:value-type="float">
            <text:p>0,000798250078312</text:p>
          </table:table-cell>
          <table:table-cell office:value-type="float" office:value="0.000798361878896888" calcext:value-type="float">
            <text:p>0,000798361878897</text:p>
          </table:table-cell>
          <table:table-cell office:value-type="float" office:value="0.000798459257894936" calcext:value-type="float">
            <text:p>0,000798459257895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7" calcext:value-type="float">
            <text:p>1,7</text:p>
          </table:table-cell>
          <table:table-cell office:value-type="float" office:value="0.000650231" calcext:value-type="float">
            <text:p>0,000650231</text:p>
          </table:table-cell>
          <table:table-cell table:formula="of:=AVERAGE([.E450:.F450])" office:value-type="float" office:value="-0.00500145298979142" calcext:value-type="float">
            <text:p>-0,005001452989791</text:p>
          </table:table-cell>
          <table:table-cell table:style-name="Default" office:value-type="float" office:value="-0.00535290597958283" calcext:value-type="float">
            <text:p>-0,005352905979583</text:p>
          </table:table-cell>
          <table:table-cell office:value-type="float" office:value="-0.00465" calcext:value-type="float">
            <text:p>-0,00465</text:p>
          </table:table-cell>
          <table:table-cell office:value-type="float" office:value="0" calcext:value-type="float">
            <text:p>0</text:p>
          </table:table-cell>
          <table:table-cell office:value-type="float" office:value="-0.0070959431" calcext:value-type="float">
            <text:p>-0,0070959431</text:p>
          </table:table-cell>
          <table:table-cell office:value-type="float" office:value="-0.006306673056" calcext:value-type="float">
            <text:p>-0,006306673056</text:p>
          </table:table-cell>
          <table:table-cell office:value-type="float" office:value="-0.005636987327" calcext:value-type="float">
            <text:p>-0,005636987327</text:p>
          </table:table-cell>
          <table:table-cell office:value-type="float" office:value="-0.005074102768" calcext:value-type="float">
            <text:p>-0,005074102768</text:p>
          </table:table-cell>
          <table:table-cell office:value-type="float" office:value="-0.004585790422" calcext:value-type="float">
            <text:p>-0,004585790422</text:p>
          </table:table-cell>
          <table:table-cell office:value-type="float" office:value="-0.004172193134" calcext:value-type="float">
            <text:p>-0,004172193134</text:p>
          </table:table-cell>
          <table:table-cell office:value-type="float" office:value="-0.00380311233" calcext:value-type="float">
            <text:p>-0,00380311233</text:p>
          </table:table-cell>
          <table:table-cell office:value-type="float" office:value="0.000649502380061938" calcext:value-type="float">
            <text:p>0,000649502380062</text:p>
          </table:table-cell>
          <table:table-cell office:value-type="float" office:value="0.000649781848862727" calcext:value-type="float">
            <text:p>0,000649781848863</text:p>
          </table:table-cell>
          <table:table-cell office:value-type="float" office:value="0.000650016124075417" calcext:value-type="float">
            <text:p>0,000650016124075</text:p>
          </table:table-cell>
          <table:table-cell office:value-type="float" office:value="0.000650214263738983" calcext:value-type="float">
            <text:p>0,000650214263739</text:p>
          </table:table-cell>
          <table:table-cell office:value-type="float" office:value="0.000650383515369818" calcext:value-type="float">
            <text:p>0,00065038351537</text:p>
          </table:table-cell>
          <table:table-cell office:value-type="float" office:value="0.000650529049412388" calcext:value-type="float">
            <text:p>0,000650529049412</text:p>
          </table:table-cell>
          <table:table-cell office:value-type="float" office:value="0.000650655323168106" calcext:value-type="float">
            <text:p>0,000650655323168</text:p>
          </table:table-cell>
          <table:table-cell office:value-type="float" office:value="0.000650765329032157" calcext:value-type="float">
            <text:p>0,000650765329032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75" calcext:value-type="float">
            <text:p>1,75</text:p>
          </table:table-cell>
          <table:table-cell office:value-type="float" office:value="0.000327601" calcext:value-type="float">
            <text:p>0,000327601</text:p>
          </table:table-cell>
          <table:table-cell table:formula="of:=AVERAGE([.E451:.F451])" office:value-type="float" office:value="-0.0104222244395641" calcext:value-type="float">
            <text:p>-0,010422224439564</text:p>
          </table:table-cell>
          <table:table-cell table:style-name="Default" office:value-type="float" office:value="-0.0111544488791283" calcext:value-type="float">
            <text:p>-0,011154448879128</text:p>
          </table:table-cell>
          <table:table-cell office:value-type="float" office:value="-0.00969" calcext:value-type="float">
            <text:p>-0,00969</text:p>
          </table:table-cell>
          <table:table-cell office:value-type="float" office:value="0" calcext:value-type="float">
            <text:p>0</text:p>
          </table:table-cell>
          <table:table-cell office:value-type="float" office:value="-0.014798670832" calcext:value-type="float">
            <text:p>-0,014798670832</text:p>
          </table:table-cell>
          <table:table-cell office:value-type="float" office:value="-0.013146782129" calcext:value-type="float">
            <text:p>-0,013146782129</text:p>
          </table:table-cell>
          <table:table-cell office:value-type="float" office:value="-0.011746904385" calcext:value-type="float">
            <text:p>-0,011746904385</text:p>
          </table:table-cell>
          <table:table-cell office:value-type="float" office:value="-0.010570415871" calcext:value-type="float">
            <text:p>-0,010570415871</text:p>
          </table:table-cell>
          <table:table-cell office:value-type="float" office:value="-0.009551045077" calcext:value-type="float">
            <text:p>-0,009551045077</text:p>
          </table:table-cell>
          <table:table-cell office:value-type="float" office:value="-0.00868721564" calcext:value-type="float">
            <text:p>-0,00868721564</text:p>
          </table:table-cell>
          <table:table-cell office:value-type="float" office:value="-0.007917736541" calcext:value-type="float">
            <text:p>-0,007917736541</text:p>
          </table:table-cell>
          <table:table-cell office:value-type="float" office:value="0.00032683574374702" calcext:value-type="float">
            <text:p>0,000326835743747</text:p>
          </table:table-cell>
          <table:table-cell office:value-type="float" office:value="0.000327129100527099" calcext:value-type="float">
            <text:p>0,000327129100527</text:p>
          </table:table-cell>
          <table:table-cell office:value-type="float" office:value="0.000327375013816532" calcext:value-type="float">
            <text:p>0,000327375013817</text:p>
          </table:table-cell>
          <table:table-cell office:value-type="float" office:value="0.00032758300308908" calcext:value-type="float">
            <text:p>0,000327583003089</text:p>
          </table:table-cell>
          <table:table-cell office:value-type="float" office:value="0.000327760663952274" calcext:value-type="float">
            <text:p>0,000327760663952</text:p>
          </table:table-cell>
          <table:table-cell office:value-type="float" office:value="0.000327913435049847" calcext:value-type="float">
            <text:p>0,00032791343505</text:p>
          </table:table-cell>
          <table:table-cell office:value-type="float" office:value="0.000328045981293148" calcext:value-type="float">
            <text:p>0,000328045981293</text:p>
          </table:table-cell>
          <table:table-cell office:value-type="float" office:value="0.000328161459806258" calcext:value-type="float">
            <text:p>0,000328161459806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8" calcext:value-type="float">
            <text:p>1,8</text:p>
          </table:table-cell>
          <table:table-cell office:value-type="float" office:value="0.000074985" calcext:value-type="float">
            <text:p>7,4985E-05</text:p>
          </table:table-cell>
          <table:table-cell table:formula="of:=AVERAGE([.E452:.F452])" office:value-type="float" office:value="0.019415459492619" calcext:value-type="float">
            <text:p>0,019415459492619</text:p>
          </table:table-cell>
          <table:table-cell table:style-name="Default" office:value-type="float" office:value="0.0212009189852381" calcext:value-type="float">
            <text:p>0,021200918985238</text:p>
          </table:table-cell>
          <table:table-cell office:value-type="float" office:value="0.01763" calcext:value-type="float">
            <text:p>0,01763</text:p>
          </table:table-cell>
          <table:table-cell office:value-type="float" office:value="0" calcext:value-type="float">
            <text:p>0</text:p>
          </table:table-cell>
          <table:table-cell office:value-type="float" office:value="0.030171658924" calcext:value-type="float">
            <text:p>0,030171658924</text:p>
          </table:table-cell>
          <table:table-cell office:value-type="float" office:value="0.026030988038" calcext:value-type="float">
            <text:p>0,026030988038</text:p>
          </table:table-cell>
          <table:table-cell office:value-type="float" office:value="0.022623752368" calcext:value-type="float">
            <text:p>0,022623752368</text:p>
          </table:table-cell>
          <table:table-cell office:value-type="float" office:value="0.019705298164" calcext:value-type="float">
            <text:p>0,019705298164</text:p>
          </table:table-cell>
          <table:table-cell office:value-type="float" office:value="0.017282253171" calcext:value-type="float">
            <text:p>0,017282253171</text:p>
          </table:table-cell>
          <table:table-cell office:value-type="float" office:value="0.01514488186" calcext:value-type="float">
            <text:p>0,01514488186</text:p>
          </table:table-cell>
          <table:table-cell office:value-type="float" office:value="0.013389736255" calcext:value-type="float">
            <text:p>0,013389736255</text:p>
          </table:table-cell>
          <table:table-cell table:style-name="ce2" office:value-type="float" office:value="0.0000753264709422107" calcext:value-type="float">
            <text:p>7,53E-05</text:p>
          </table:table-cell>
          <table:table-cell table:style-name="ce2" office:value-type="float" office:value="0.0000751888138093337" calcext:value-type="float">
            <text:p>7,52E-05</text:p>
          </table:table-cell>
          <table:table-cell table:style-name="ce2" office:value-type="float" office:value="0.0000750770243119984" calcext:value-type="float">
            <text:p>7,51E-05</text:p>
          </table:table-cell>
          <table:table-cell table:style-name="ce2" office:value-type="float" office:value="0.0000749852459819284" calcext:value-type="float">
            <text:p>7,50E-05</text:p>
          </table:table-cell>
          <table:table-cell table:style-name="ce2" office:value-type="float" office:value="0.0000749094929601891" calcext:value-type="float">
            <text:p>7,49E-05</text:p>
          </table:table-cell>
          <table:table-cell table:style-name="ce2" office:value-type="float" office:value="0.0000748463556009525" calcext:value-type="float">
            <text:p>7,48E-05</text:p>
          </table:table-cell>
          <table:table-cell table:style-name="ce2" office:value-type="float" office:value="0.000074793641910666" calcext:value-type="float">
            <text:p>7,48E-05</text:p>
          </table:table-cell>
          <table:table-cell table:style-name="ce2" office:value-type="float" office:value="0.0000747491381767586" calcext:value-type="float">
            <text:p>7,47E-05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9" calcext:value-type="float">
            <text:p>1,9</text:p>
          </table:table-cell>
          <table:table-cell office:value-type="float" office:value="0.000023752" calcext:value-type="float">
            <text:p>2,3752E-05</text:p>
          </table:table-cell>
          <table:table-cell table:formula="of:=AVERAGE([.E453:.F453])" office:value-type="float" office:value="0.174219907326271" calcext:value-type="float">
            <text:p>0,174219907326271</text:p>
          </table:table-cell>
          <table:table-cell table:style-name="Default" office:value-type="float" office:value="0.185099814652541" calcext:value-type="float">
            <text:p>0,185099814652541</text:p>
          </table:table-cell>
          <table:table-cell office:value-type="float" office:value="0.16334" calcext:value-type="float">
            <text:p>0,16334</text:p>
          </table:table-cell>
          <table:table-cell office:value-type="float" office:value="0" calcext:value-type="float">
            <text:p>0</text:p>
          </table:table-cell>
          <table:table-cell office:value-type="float" office:value="0.238850033528" calcext:value-type="float">
            <text:p>0,238850033528</text:p>
          </table:table-cell>
          <table:table-cell office:value-type="float" office:value="0.215215075939" calcext:value-type="float">
            <text:p>0,215215075939</text:p>
          </table:table-cell>
          <table:table-cell office:value-type="float" office:value="0.194662110817" calcext:value-type="float">
            <text:p>0,194662110817</text:p>
          </table:table-cell>
          <table:table-cell office:value-type="float" office:value="0.176981400484" calcext:value-type="float">
            <text:p>0,176981400484</text:p>
          </table:table-cell>
          <table:table-cell office:value-type="float" office:value="0.161378601155" calcext:value-type="float">
            <text:p>0,161378601155</text:p>
          </table:table-cell>
          <table:table-cell office:value-type="float" office:value="0.147908817273" calcext:value-type="float">
            <text:p>0,147908817273</text:p>
          </table:table-cell>
          <table:table-cell office:value-type="float" office:value="0.135764849584" calcext:value-type="float">
            <text:p>0,135764849584</text:p>
          </table:table-cell>
          <table:table-cell table:style-name="ce2" office:value-type="float" office:value="0.0000246766240965693" calcext:value-type="float">
            <text:p>2,47E-05</text:p>
          </table:table-cell>
          <table:table-cell table:style-name="ce2" office:value-type="float" office:value="0.0000243218764240682" calcext:value-type="float">
            <text:p>2,43E-05</text:p>
          </table:table-cell>
          <table:table-cell table:style-name="ce2" office:value-type="float" office:value="0.0000240245171620551" calcext:value-type="float">
            <text:p>2,40E-05</text:p>
          </table:table-cell>
          <table:table-cell table:style-name="ce2" office:value-type="float" office:value="0.0000237729889457191" calcext:value-type="float">
            <text:p>2,38E-05</text:p>
          </table:table-cell>
          <table:table-cell table:style-name="ce2" office:value-type="float" office:value="0.000023558155325714" calcext:value-type="float">
            <text:p>2,36E-05</text:p>
          </table:table-cell>
          <table:table-cell table:style-name="ce2" office:value-type="float" office:value="0.0000233733940811279" calcext:value-type="float">
            <text:p>2,34E-05</text:p>
          </table:table-cell>
          <table:table-cell table:style-name="ce2" office:value-type="float" office:value="0.0000232131203213133" calcext:value-type="float">
            <text:p>2,32E-05</text:p>
          </table:table-cell>
          <table:table-cell table:style-name="ce2" office:value-type="float" office:value="0.0000230734513194167" calcext:value-type="float">
            <text:p>2,31E-05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1.95" calcext:value-type="float">
            <text:p>1,95</text:p>
          </table:table-cell>
          <table:table-cell office:value-type="float" office:value="0.000010755" calcext:value-type="float">
            <text:p>1,0755E-05</text:p>
          </table:table-cell>
          <table:table-cell table:formula="of:=AVERAGE([.E454:.F454])" office:value-type="float" office:value="0.412743777454388" calcext:value-type="float">
            <text:p>0,412743777454388</text:p>
          </table:table-cell>
          <table:table-cell table:style-name="Default" office:value-type="float" office:value="0.434647554908777" calcext:value-type="float">
            <text:p>0,434647554908777</text:p>
          </table:table-cell>
          <table:table-cell office:value-type="float" office:value="0.39084" calcext:value-type="float">
            <text:p>0,39084</text:p>
          </table:table-cell>
          <table:table-cell office:value-type="float" office:value="0" calcext:value-type="float">
            <text:p>0</text:p>
          </table:table-cell>
          <table:table-cell office:value-type="float" office:value="0.541408533356" calcext:value-type="float">
            <text:p>0,541408533356</text:p>
          </table:table-cell>
          <table:table-cell office:value-type="float" office:value="0.496296072845" calcext:value-type="float">
            <text:p>0,496296072845</text:p>
          </table:table-cell>
          <table:table-cell office:value-type="float" office:value="0.455743398829" calcext:value-type="float">
            <text:p>0,455743398829</text:p>
          </table:table-cell>
          <table:table-cell office:value-type="float" office:value="0.419883425585" calcext:value-type="float">
            <text:p>0,419883425585</text:p>
          </table:table-cell>
          <table:table-cell office:value-type="float" office:value="0.387406334421" calcext:value-type="float">
            <text:p>0,387406334421</text:p>
          </table:table-cell>
          <table:table-cell office:value-type="float" office:value="0.358771639629" calcext:value-type="float">
            <text:p>0,358771639629</text:p>
          </table:table-cell>
          <table:table-cell office:value-type="float" office:value="0.332408355781" calcext:value-type="float">
            <text:p>0,332408355781</text:p>
          </table:table-cell>
          <table:table-cell table:style-name="ce2" office:value-type="float" office:value="0.0000117440848323073" calcext:value-type="float">
            <text:p>1,17E-05</text:p>
          </table:table-cell>
          <table:table-cell table:style-name="ce2" office:value-type="float" office:value="0.0000113648698762462" calcext:value-type="float">
            <text:p>1,14E-05</text:p>
          </table:table-cell>
          <table:table-cell table:style-name="ce2" office:value-type="float" office:value="0.0000110470067774867" calcext:value-type="float">
            <text:p>1,10E-05</text:p>
          </table:table-cell>
          <table:table-cell table:style-name="ce2" office:value-type="float" office:value="0.0000107781262402787" calcext:value-type="float">
            <text:p>1,08E-05</text:p>
          </table:table-cell>
          <table:table-cell table:style-name="ce2" office:value-type="float" office:value="0.0000105484774087343" calcext:value-type="float">
            <text:p>1,05E-05</text:p>
          </table:table-cell>
          <table:table-cell table:style-name="ce2" office:value-type="float" office:value="0.0000103509666284449" calcext:value-type="float">
            <text:p>1,04E-05</text:p>
          </table:table-cell>
          <table:table-cell table:style-name="ce2" office:value-type="float" office:value="0.0000101796420367309" calcext:value-type="float">
            <text:p>1,02E-05</text:p>
          </table:table-cell>
          <table:table-cell table:style-name="ce2" office:value-type="float" office:value="0.0000100303320770982" calcext:value-type="float">
            <text:p>1,00E-05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2" calcext:value-type="float">
            <text:p>2</text:p>
          </table:table-cell>
          <table:table-cell office:value-type="float" office:value="0.000002485" calcext:value-type="float">
            <text:p>2,485E-06</text:p>
          </table:table-cell>
          <table:table-cell table:style-name="ce1" table:formula="of:=AVERAGE([.E455:.F455])" office:value-type="float" office:value="1.99889081168731" calcext:value-type="float">
            <text:p>1,99889081168731</text:p>
          </table:table-cell>
          <table:table-cell table:style-name="ce3" office:value-type="float" office:value="1.99906162337461" calcext:value-type="float">
            <text:p>1,99906162337461</text:p>
          </table:table-cell>
          <table:table-cell table:style-name="ce1" office:value-type="float" office:value="1.99872" calcext:value-type="float">
            <text:p>1,99872</text:p>
          </table:table-cell>
          <table:table-cell office:value-type="float" office:value="0" calcext:value-type="float">
            <text:p>0</text:p>
          </table:table-cell>
          <table:table-cell office:value-type="float" office:value="1.999448752713" calcext:value-type="float">
            <text:p>1,999448752713</text:p>
          </table:table-cell>
          <table:table-cell office:value-type="float" office:value="1.999982068123" calcext:value-type="float">
            <text:p>1,999982068123</text:p>
          </table:table-cell>
          <table:table-cell office:value-type="float" office:value="1.998816961075" calcext:value-type="float">
            <text:p>1,998816961075</text:p>
          </table:table-cell>
          <table:table-cell office:value-type="float" office:value="1.999564161431" calcext:value-type="float">
            <text:p>1,999564161431</text:p>
          </table:table-cell>
          <table:table-cell office:value-type="float" office:value="1.998339268248" calcext:value-type="float">
            <text:p>1,998339268248</text:p>
          </table:table-cell>
          <table:table-cell office:value-type="float" office:value="1.999551767192" calcext:value-type="float">
            <text:p>1,999551767192</text:p>
          </table:table-cell>
          <table:table-cell office:value-type="float" office:value="1.997347697496" calcext:value-type="float">
            <text:p>1,997347697496</text:p>
          </table:table-cell>
          <table:table-cell table:style-name="ce2" office:value-type="float" office:value="0.00000353798701525462" calcext:value-type="float">
            <text:p>3,54E-06</text:p>
          </table:table-cell>
          <table:table-cell table:style-name="ce2" office:value-type="float" office:value="0.0000031341001555961" calcext:value-type="float">
            <text:p>3,13E-06</text:p>
          </table:table-cell>
          <table:table-cell table:style-name="ce2" office:value-type="float" office:value="0.00000279554281891427" calcext:value-type="float">
            <text:p>2,80E-06</text:p>
          </table:table-cell>
          <table:table-cell table:style-name="ce2" office:value-type="float" office:value="0.00000250917953078188" calcext:value-type="float">
            <text:p>2,51E-06</text:p>
          </table:table-cell>
          <table:table-cell table:style-name="ce2" office:value-type="float" office:value="0.0000022645851521156" calcext:value-type="float">
            <text:p>2,26E-06</text:p>
          </table:table-cell>
          <table:table-cell table:style-name="ce2" office:value-type="float" office:value="0.00000205421193010403" calcext:value-type="float">
            <text:p>2,05E-06</text:p>
          </table:table-cell>
          <table:table-cell table:style-name="ce2" office:value-type="float" office:value="0.00000187174865944525" calcext:value-type="float">
            <text:p>1,87E-06</text:p>
          </table:table-cell>
          <table:table-cell table:style-name="ce2" office:value-type="float" office:value="0.00000171272810160889" calcext:value-type="float">
            <text:p>1,71E-06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2.1" calcext:value-type="float">
            <text:p>2,1</text:p>
          </table:table-cell>
          <table:table-cell office:value-type="float" office:value="0.000056372" calcext:value-type="float">
            <text:p>5,6372E-05</text:p>
          </table:table-cell>
          <table:table-cell table:formula="of:=AVERAGE([.E456:.F456])" office:value-type="float" office:value="0.0934390798926575" calcext:value-type="float">
            <text:p>0,093439079892658</text:p>
          </table:table-cell>
          <table:table-cell table:style-name="Default" office:value-type="float" office:value="0.099578159785315" calcext:value-type="float">
            <text:p>0,099578159785315</text:p>
          </table:table-cell>
          <table:table-cell office:value-type="float" office:value="0.0873" calcext:value-type="float">
            <text:p>0,0873</text:p>
          </table:table-cell>
          <table:table-cell office:value-type="float" office:value="0" calcext:value-type="float">
            <text:p>0</text:p>
          </table:table-cell>
          <table:table-cell office:value-type="float" office:value="0.130055532806" calcext:value-type="float">
            <text:p>0,130055532806</text:p>
          </table:table-cell>
          <table:table-cell office:value-type="float" office:value="0.116464431101" calcext:value-type="float">
            <text:p>0,116464431101</text:p>
          </table:table-cell>
          <table:table-cell office:value-type="float" office:value="0.104801544562" calcext:value-type="float">
            <text:p>0,104801544562</text:p>
          </table:table-cell>
          <table:table-cell office:value-type="float" office:value="0.094843600599" calcext:value-type="float">
            <text:p>0,094843600599</text:p>
          </table:table-cell>
          <table:table-cell office:value-type="float" office:value="0.086153746133" calcext:value-type="float">
            <text:p>0,086153746133</text:p>
          </table:table-cell>
          <table:table-cell office:value-type="float" office:value="0.078677414249" calcext:value-type="float">
            <text:p>0,078677414249</text:p>
          </table:table-cell>
          <table:table-cell office:value-type="float" office:value="0.072016775629" calcext:value-type="float">
            <text:p>0,072016775629</text:p>
          </table:table-cell>
          <table:table-cell table:style-name="ce2" office:value-type="float" office:value="0.000057549978530576" calcext:value-type="float">
            <text:p>5,75E-05</text:p>
          </table:table-cell>
          <table:table-cell table:style-name="ce2" office:value-type="float" office:value="0.0000570980059861904" calcext:value-type="float">
            <text:p>5,71E-05</text:p>
          </table:table-cell>
          <table:table-cell table:style-name="ce2" office:value-type="float" office:value="0.0000567191713407529" calcext:value-type="float">
            <text:p>5,67E-05</text:p>
          </table:table-cell>
          <table:table-cell table:style-name="ce2" office:value-type="float" office:value="0.0000563986907267384" calcext:value-type="float">
            <text:p>5,64E-05</text:p>
          </table:table-cell>
          <table:table-cell table:style-name="ce2" office:value-type="float" office:value="0.0000561249863830063" calcext:value-type="float">
            <text:p>5,61E-05</text:p>
          </table:table-cell>
          <table:table-cell table:style-name="ce2" office:value-type="float" office:value="0.0000558895626481598" calcext:value-type="float">
            <text:p>5,59E-05</text:p>
          </table:table-cell>
          <table:table-cell table:style-name="ce2" office:value-type="float" office:value="0.0000556853765788647" calcext:value-type="float">
            <text:p>5,57E-05</text:p>
          </table:table-cell>
          <table:table-cell table:style-name="ce2" office:value-type="float" office:value="0.0000555073975396757" calcext:value-type="float">
            <text:p>5,55E-05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2.2" calcext:value-type="float">
            <text:p>2,2</text:p>
          </table:table-cell>
          <table:table-cell office:value-type="float" office:value="0.000239262" calcext:value-type="float">
            <text:p>0,000239262</text:p>
          </table:table-cell>
          <table:table-cell table:formula="of:=AVERAGE([.E457:.F457])" office:value-type="float" office:value="0.0241899820049065" calcext:value-type="float">
            <text:p>0,024189982004907</text:p>
          </table:table-cell>
          <table:table-cell table:style-name="Default" office:value-type="float" office:value="0.0258499640098129" calcext:value-type="float">
            <text:p>0,025849964009813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0" calcext:value-type="float">
            <text:p>0</text:p>
          </table:table-cell>
          <table:table-cell office:value-type="float" office:value="0.034115252872" calcext:value-type="float">
            <text:p>0,034115252872</text:p>
          </table:table-cell>
          <table:table-cell office:value-type="float" office:value="0.030385979405" calcext:value-type="float">
            <text:p>0,030385979405</text:p>
          </table:table-cell>
          <table:table-cell office:value-type="float" office:value="0.027219732885" calcext:value-type="float">
            <text:p>0,027219732885</text:p>
          </table:table-cell>
          <table:table-cell office:value-type="float" office:value="0.02453681586" calcext:value-type="float">
            <text:p>0,02453681586</text:p>
          </table:table-cell>
          <table:table-cell office:value-type="float" office:value="0.022214871632" calcext:value-type="float">
            <text:p>0,022214871632</text:p>
          </table:table-cell>
          <table:table-cell office:value-type="float" office:value="0.020226764534" calcext:value-type="float">
            <text:p>0,020226764534</text:p>
          </table:table-cell>
          <table:table-cell office:value-type="float" office:value="0.018468765639" calcext:value-type="float">
            <text:p>0,018468765639</text:p>
          </table:table-cell>
          <table:table-cell office:value-type="float" office:value="0.000240557372643082" calcext:value-type="float">
            <text:p>0,000240557372643</text:p>
          </table:table-cell>
          <table:table-cell office:value-type="float" office:value="0.000240060360182378" calcext:value-type="float">
            <text:p>0,000240060360182</text:p>
          </table:table-cell>
          <table:table-cell office:value-type="float" office:value="0.000239643781759782" calcext:value-type="float">
            <text:p>0,00023964378176</text:p>
          </table:table-cell>
          <table:table-cell office:value-type="float" office:value="0.000239291358520934" calcext:value-type="float">
            <text:p>0,000239291358521</text:p>
          </table:table-cell>
          <table:table-cell office:value-type="float" office:value="0.000238990382050465" calcext:value-type="float">
            <text:p>0,00023899038205</text:p>
          </table:table-cell>
          <table:table-cell office:value-type="float" office:value="0.000238731488534576" calcext:value-type="float">
            <text:p>0,000238731488535</text:p>
          </table:table-cell>
          <table:table-cell office:value-type="float" office:value="0.000238506959934703" calcext:value-type="float">
            <text:p>0,000238506959935</text:p>
          </table:table-cell>
          <table:table-cell office:value-type="float" office:value="0.000238311233423857" calcext:value-type="float">
            <text:p>0,000238311233424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2.25" calcext:value-type="float">
            <text:p>2,25</text:p>
          </table:table-cell>
          <table:table-cell office:value-type="float" office:value="0.000380821" calcext:value-type="float">
            <text:p>0,000380821</text:p>
          </table:table-cell>
          <table:table-cell table:formula="of:=AVERAGE([.E458:.F458])" office:value-type="float" office:value="0.0158428468861075" calcext:value-type="float">
            <text:p>0,015842846886108</text:p>
          </table:table-cell>
          <table:table-cell table:style-name="Default" office:value-type="float" office:value="0.0169356937722149" calcext:value-type="float">
            <text:p>0,016935693772215</text:p>
          </table:table-cell>
          <table:table-cell office:value-type="float" office:value="0.01475" calcext:value-type="float">
            <text:p>0,01475</text:p>
          </table:table-cell>
          <table:table-cell office:value-type="float" office:value="0" calcext:value-type="float">
            <text:p>0</text:p>
          </table:table-cell>
          <table:table-cell office:value-type="float" office:value="0.022378854946" calcext:value-type="float">
            <text:p>0,022378854946</text:p>
          </table:table-cell>
          <table:table-cell office:value-type="float" office:value="0.019919329521" calcext:value-type="float">
            <text:p>0,019919329521</text:p>
          </table:table-cell>
          <table:table-cell office:value-type="float" office:value="0.017834121033" calcext:value-type="float">
            <text:p>0,017834121033</text:p>
          </table:table-cell>
          <table:table-cell office:value-type="float" office:value="0.016068546896" calcext:value-type="float">
            <text:p>0,016068546896</text:p>
          </table:table-cell>
          <table:table-cell office:value-type="float" office:value="0.01454236024" calcext:value-type="float">
            <text:p>0,01454236024</text:p>
          </table:table-cell>
          <table:table-cell office:value-type="float" office:value="0.013235949808" calcext:value-type="float">
            <text:p>0,013235949808</text:p>
          </table:table-cell>
          <table:table-cell office:value-type="float" office:value="0.012082279093" calcext:value-type="float">
            <text:p>0,012082279093</text:p>
          </table:table-cell>
          <table:table-cell office:value-type="float" office:value="0.000382172245933963" calcext:value-type="float">
            <text:p>0,000382172245934</text:p>
          </table:table-cell>
          <table:table-cell office:value-type="float" office:value="0.000381654100738022" calcext:value-type="float">
            <text:p>0,000381654100738</text:p>
          </table:table-cell>
          <table:table-cell office:value-type="float" office:value="0.000381219812960783" calcext:value-type="float">
            <text:p>0,000381219812961</text:p>
          </table:table-cell>
          <table:table-cell office:value-type="float" office:value="0.000380852402211599" calcext:value-type="float">
            <text:p>0,000380852402212</text:p>
          </table:table-cell>
          <table:table-cell office:value-type="float" office:value="0.000380538629670665" calcext:value-type="float">
            <text:p>0,000380538629671</text:p>
          </table:table-cell>
          <table:table-cell office:value-type="float" office:value="0.000380268724088959" calcext:value-type="float">
            <text:p>0,000380268724089</text:p>
          </table:table-cell>
          <table:table-cell office:value-type="float" office:value="0.000380034650791886" calcext:value-type="float">
            <text:p>0,000380034650792</text:p>
          </table:table-cell>
          <table:table-cell office:value-type="float" office:value="0.00037983059711444" calcext:value-type="float">
            <text:p>0,000379830597114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2.5" calcext:value-type="float">
            <text:p>2,5</text:p>
          </table:table-cell>
          <table:table-cell office:value-type="float" office:value="0.000004072" calcext:value-type="float">
            <text:p>4,072E-06</text:p>
          </table:table-cell>
          <table:table-cell table:style-name="ce1" table:formula="of:=AVERAGE([.E459:.F459])" office:value-type="float" office:value="1.999323611712" calcext:value-type="float">
            <text:p>1,999323611712</text:p>
          </table:table-cell>
          <table:table-cell table:style-name="ce3" office:value-type="float" office:value="1.999427223424" calcext:value-type="float">
            <text:p>1,999427223424</text:p>
          </table:table-cell>
          <table:table-cell table:style-name="ce1" office:value-type="float" office:value="1.99922" calcext:value-type="float">
            <text:p>1,99922</text:p>
          </table:table-cell>
          <table:table-cell office:value-type="float" office:value="0" calcext:value-type="float">
            <text:p>0</text:p>
          </table:table-cell>
          <table:table-cell office:value-type="float" office:value="1.999663955774" calcext:value-type="float">
            <text:p>1,999663955774</text:p>
          </table:table-cell>
          <table:table-cell office:value-type="float" office:value="1.999988986347" calcext:value-type="float">
            <text:p>1,999988986347</text:p>
          </table:table-cell>
          <table:table-cell office:value-type="float" office:value="1.999275380384" calcext:value-type="float">
            <text:p>1,999275380384</text:p>
          </table:table-cell>
          <table:table-cell office:value-type="float" office:value="1.999735646138" calcext:value-type="float">
            <text:p>1,999735646138</text:p>
          </table:table-cell>
          <table:table-cell office:value-type="float" office:value="1.998986372744" calcext:value-type="float">
            <text:p>1,998986372744</text:p>
          </table:table-cell>
          <table:table-cell office:value-type="float" office:value="1.999727458241" calcext:value-type="float">
            <text:p>1,999727458241</text:p>
          </table:table-cell>
          <table:table-cell office:value-type="float" office:value="1.998380485989" calcext:value-type="float">
            <text:p>1,998380485989</text:p>
          </table:table-cell>
          <table:table-cell table:style-name="ce2" office:value-type="float" office:value="0.00000579724456645206" calcext:value-type="float">
            <text:p>5,80E-06</text:p>
          </table:table-cell>
          <table:table-cell table:style-name="ce2" office:value-type="float" office:value="0.00000513538008345151" calcext:value-type="float">
            <text:p>5,14E-06</text:p>
          </table:table-cell>
          <table:table-cell table:style-name="ce2" office:value-type="float" office:value="0.00000458063511854451" calcext:value-type="float">
            <text:p>4,58E-06</text:p>
          </table:table-cell>
          <table:table-cell table:style-name="ce2" office:value-type="float" office:value="0.00000411131281129698" calcext:value-type="float">
            <text:p>4,11E-06</text:p>
          </table:table-cell>
          <table:table-cell table:style-name="ce2" office:value-type="float" office:value="0.00000371051012481505" calcext:value-type="float">
            <text:p>3,71E-06</text:p>
          </table:table-cell>
          <table:table-cell table:style-name="ce2" office:value-type="float" office:value="0.00000336570851045822" calcext:value-type="float">
            <text:p>3,37E-06</text:p>
          </table:table-cell>
          <table:table-cell table:style-name="ce2" office:value-type="float" office:value="0.00000306672783442372" calcext:value-type="float">
            <text:p>3,07E-06</text:p>
          </table:table-cell>
          <table:table-cell table:style-name="ce2" office:value-type="float" office:value="0.00000280605506724103" calcext:value-type="float">
            <text:p>2,81E-06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2.75" calcext:value-type="float">
            <text:p>2,75</text:p>
          </table:table-cell>
          <table:table-cell office:value-type="float" office:value="0.000114561" calcext:value-type="float">
            <text:p>0,000114561</text:p>
          </table:table-cell>
          <table:table-cell table:formula="of:=AVERAGE([.E460:.F460])" office:value-type="float" office:value="0.0400168044288666" calcext:value-type="float">
            <text:p>0,040016804428867</text:p>
          </table:table-cell>
          <table:table-cell table:style-name="Default" office:value-type="float" office:value="0.0436336088577333" calcext:value-type="float">
            <text:p>0,043633608857733</text:p>
          </table:table-cell>
          <table:table-cell office:value-type="float" office:value="0.0364" calcext:value-type="float">
            <text:p>0,0364</text:p>
          </table:table-cell>
          <table:table-cell office:value-type="float" office:value="0" calcext:value-type="float">
            <text:p>0</text:p>
          </table:table-cell>
          <table:table-cell office:value-type="float" office:value="0.061761691243" calcext:value-type="float">
            <text:p>0,061761691243</text:p>
          </table:table-cell>
          <table:table-cell office:value-type="float" office:value="0.053455609149" calcext:value-type="float">
            <text:p>0,053455609149</text:p>
          </table:table-cell>
          <table:table-cell office:value-type="float" office:value="0.046530591163" calcext:value-type="float">
            <text:p>0,046530591163</text:p>
          </table:table-cell>
          <table:table-cell office:value-type="float" office:value="0.040650314797" calcext:value-type="float">
            <text:p>0,040650314797</text:p>
          </table:table-cell>
          <table:table-cell office:value-type="float" office:value="0.035683879383" calcext:value-type="float">
            <text:p>0,035683879383</text:p>
          </table:table-cell>
          <table:table-cell office:value-type="float" office:value="0.03138754642" calcext:value-type="float">
            <text:p>0,03138754642</text:p>
          </table:table-cell>
          <table:table-cell office:value-type="float" office:value="0.027740622034" calcext:value-type="float">
            <text:p>0,027740622034</text:p>
          </table:table-cell>
          <table:table-cell office:value-type="float" office:value="0.000115636129530792" calcext:value-type="float">
            <text:p>0,000115636129531</text:p>
          </table:table-cell>
          <table:table-cell office:value-type="float" office:value="0.00011520396515612" calcext:value-type="float">
            <text:p>0,000115203965156</text:p>
          </table:table-cell>
          <table:table-cell office:value-type="float" office:value="0.000114852503810415" calcext:value-type="float">
            <text:p>0,00011485250381</text:p>
          </table:table-cell>
          <table:table-cell office:value-type="float" office:value="0.000114563923359629" calcext:value-type="float">
            <text:p>0,00011456392336</text:p>
          </table:table-cell>
          <table:table-cell office:value-type="float" office:value="0.000114325296298938" calcext:value-type="float">
            <text:p>0,000114325296299</text:p>
          </table:table-cell>
          <table:table-cell office:value-type="float" office:value="0.00011412642657337" calcext:value-type="float">
            <text:p>0,000114126426573</text:p>
          </table:table-cell>
          <table:table-cell office:value-type="float" office:value="0.0001139599065702" calcext:value-type="float">
            <text:p>0,00011395990657</text:p>
          </table:table-cell>
          <table:table-cell office:value-type="float" office:value="0.00011381946698934" calcext:value-type="float">
            <text:p>0,000113819466989</text:p>
          </table:table-cell>
        </table:table-row>
        <table:table-row table:style-name="ro1" table:visibility="filter">
          <table:table-cell office:value-type="string" calcext:value-type="string">
            <text:p>p4-s2</text:p>
          </table:table-cell>
          <table:table-cell office:value-type="float" office:value="3" calcext:value-type="float">
            <text:p>3</text:p>
          </table:table-cell>
          <table:table-cell office:value-type="float" office:value="0.000005989" calcext:value-type="float">
            <text:p>5,989E-06</text:p>
          </table:table-cell>
          <table:table-cell table:style-name="ce1" table:formula="of:=AVERAGE([.E461:.F461])" office:value-type="float" office:value="1.9995402644015" calcext:value-type="float">
            <text:p>1,9995402644015</text:p>
          </table:table-cell>
          <table:table-cell table:style-name="ce3" office:value-type="float" office:value="1.999610528803" calcext:value-type="float">
            <text:p>1,999610528803</text:p>
          </table:table-cell>
          <table:table-cell table:style-name="ce1" office:value-type="float" office:value="1.99947" calcext:value-type="float">
            <text:p>1,99947</text:p>
          </table:table-cell>
          <table:table-cell office:value-type="float" office:value="0" calcext:value-type="float">
            <text:p>0</text:p>
          </table:table-cell>
          <table:table-cell office:value-type="float" office:value="1.999771964397" calcext:value-type="float">
            <text:p>1,999771964397</text:p>
          </table:table-cell>
          <table:table-cell office:value-type="float" office:value="1.999992340951" calcext:value-type="float">
            <text:p>1,999992340951</text:p>
          </table:table-cell>
          <table:table-cell office:value-type="float" office:value="1.999504408827" calcext:value-type="float">
            <text:p>1,999504408827</text:p>
          </table:table-cell>
          <table:table-cell office:value-type="float" office:value="1.999822487992" calcext:value-type="float">
            <text:p>1,999822487992</text:p>
          </table:table-cell>
          <table:table-cell office:value-type="float" office:value="1.999311183221" calcext:value-type="float">
            <text:p>1,999311183221</text:p>
          </table:table-cell>
          <table:table-cell office:value-type="float" office:value="1.999815291412" calcext:value-type="float">
            <text:p>1,999815291412</text:p>
          </table:table-cell>
          <table:table-cell office:value-type="float" office:value="1.998898168723" calcext:value-type="float">
            <text:p>1,998898168723</text:p>
          </table:table-cell>
          <table:table-cell table:style-name="ce2" office:value-type="float" office:value="0.00000852781500222157" calcext:value-type="float">
            <text:p>8,53E-06</text:p>
          </table:table-cell>
          <table:table-cell table:style-name="ce2" office:value-type="float" office:value="0.000007554155091648" calcext:value-type="float">
            <text:p>7,55E-06</text:p>
          </table:table-cell>
          <table:table-cell table:style-name="ce2" office:value-type="float" office:value="0.00000673812276921081" calcext:value-type="float">
            <text:p>6,74E-06</text:p>
          </table:table-cell>
          <table:table-cell table:style-name="ce2" office:value-type="float" office:value="0.00000604767389495463" calcext:value-type="float">
            <text:p>6,05E-06</text:p>
          </table:table-cell>
          <table:table-cell table:style-name="ce2" office:value-type="float" office:value="0.00000545807538670552" calcext:value-type="float">
            <text:p>5,46E-06</text:p>
          </table:table-cell>
          <table:table-cell table:style-name="ce2" office:value-type="float" office:value="0.00000495080165257841" calcext:value-type="float">
            <text:p>4,95E-06</text:p>
          </table:table-cell>
          <table:table-cell table:style-name="ce2" office:value-type="float" office:value="0.00000451099646533659" calcext:value-type="float">
            <text:p>4,51E-06</text:p>
          </table:table-cell>
          <table:table-cell table:style-name="ce2" office:value-type="float" office:value="0.00000412746545812503" calcext:value-type="float">
            <text:p>4,13E-06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" calcext:value-type="float">
            <text:p>1</text:p>
          </table:table-cell>
          <table:table-cell office:value-type="float" office:value="0.006856112" calcext:value-type="float">
            <text:p>0,006856112</text:p>
          </table:table-cell>
          <table:table-cell table:style-name="ce1" table:formula="of:=AVERAGE([.E462:.F462])" office:value-type="float" office:value="18.0712870709983" calcext:value-type="float">
            <text:p>18,0712870709983</text:p>
          </table:table-cell>
          <table:table-cell table:style-name="ce3" office:value-type="float" office:value="34.1521941419966" calcext:value-type="float">
            <text:p>34,1521941419966</text:p>
          </table:table-cell>
          <table:table-cell office:value-type="float" office:value="1.99038" calcext:value-type="float">
            <text:p>1,99038</text:p>
          </table:table-cell>
          <table:table-cell office:value-type="float" office:value="0" calcext:value-type="float">
            <text:p>0</text:p>
          </table:table-cell>
          <table:table-cell office:value-type="float" office:value="194.504701411186" calcext:value-type="float">
            <text:p>194,504701411186</text:p>
          </table:table-cell>
          <table:table-cell office:value-type="float" office:value="1.999851814599" calcext:value-type="float">
            <text:p>1,999851814599</text:p>
          </table:table-cell>
          <table:table-cell office:value-type="float" office:value="1.991110991914" calcext:value-type="float">
            <text:p>1,991110991914</text:p>
          </table:table-cell>
          <table:table-cell office:value-type="float" office:value="1.99667426767" calcext:value-type="float">
            <text:p>1,99667426767</text:p>
          </table:table-cell>
          <table:table-cell office:value-type="float" office:value="1.987491623301" calcext:value-type="float">
            <text:p>1,987491623301</text:p>
          </table:table-cell>
          <table:table-cell office:value-type="float" office:value="1.996588724544" calcext:value-type="float">
            <text:p>1,996588724544</text:p>
          </table:table-cell>
          <table:table-cell office:value-type="float" office:value="1.980018958247" calcext:value-type="float">
            <text:p>1,980018958247</text:p>
          </table:table-cell>
          <table:table-cell office:value-type="float" office:value="0.054846731558568" calcext:value-type="float">
            <text:p>0,054846731558568</text:p>
          </table:table-cell>
          <table:table-cell table:style-name="ce2" office:value-type="float" office:value="0.000000415000277794897" calcext:value-type="float">
            <text:p>4,15E-07</text:p>
          </table:table-cell>
          <table:table-cell table:style-name="ce2" office:value-type="float" office:value="0.000000370173136241527" calcext:value-type="float">
            <text:p>3,70E-07</text:p>
          </table:table-cell>
          <table:table-cell table:style-name="ce2" office:value-type="float" office:value="0.000000332392664153746" calcext:value-type="float">
            <text:p>3,32E-07</text:p>
          </table:table-cell>
          <table:table-cell table:style-name="ce2" office:value-type="float" office:value="0.000000300035557429364" calcext:value-type="float">
            <text:p>3,00E-07</text:p>
          </table:table-cell>
          <table:table-cell table:style-name="ce2" office:value-type="float" office:value="0.000000272307229696731" calcext:value-type="float">
            <text:p>2,72E-07</text:p>
          </table:table-cell>
          <table:table-cell table:style-name="ce2" office:value-type="float" office:value="0.000000248154022319609" calcext:value-type="float">
            <text:p>2,48E-07</text:p>
          </table:table-cell>
          <table:table-cell table:style-name="ce2" office:value-type="float" office:value="0.000000227246260735066" calcext:value-type="float">
            <text:p>2,27E-07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1" calcext:value-type="float">
            <text:p>1,1</text:p>
          </table:table-cell>
          <table:table-cell office:value-type="float" office:value="0.000024876" calcext:value-type="float">
            <text:p>2,4876E-05</text:p>
          </table:table-cell>
          <table:table-cell table:formula="of:=AVERAGE([.E463:.F463])" office:value-type="float" office:value="0.0224751556693724" calcext:value-type="float">
            <text:p>0,022475155669372</text:p>
          </table:table-cell>
          <table:table-cell table:style-name="Default" office:value-type="float" office:value="0.0244603113387448" calcext:value-type="float">
            <text:p>0,024460311338745</text:p>
          </table:table-cell>
          <table:table-cell office:value-type="float" office:value="0.02049" calcext:value-type="float">
            <text:p>0,02049</text:p>
          </table:table-cell>
          <table:table-cell office:value-type="float" office:value="0" calcext:value-type="float">
            <text:p>0</text:p>
          </table:table-cell>
          <table:table-cell office:value-type="float" office:value="0.034445429576" calcext:value-type="float">
            <text:p>0,034445429576</text:p>
          </table:table-cell>
          <table:table-cell office:value-type="float" office:value="0.029809465156" calcext:value-type="float">
            <text:p>0,029809465156</text:p>
          </table:table-cell>
          <table:table-cell office:value-type="float" office:value="0.026077661117" calcext:value-type="float">
            <text:p>0,026077661117</text:p>
          </table:table-cell>
          <table:table-cell office:value-type="float" office:value="0.022779656114" calcext:value-type="float">
            <text:p>0,022779656114</text:p>
          </table:table-cell>
          <table:table-cell office:value-type="float" office:value="0.020134512889" calcext:value-type="float">
            <text:p>0,020134512889</text:p>
          </table:table-cell>
          <table:table-cell office:value-type="float" office:value="0.017668297732" calcext:value-type="float">
            <text:p>0,017668297732</text:p>
          </table:table-cell>
          <table:table-cell office:value-type="float" office:value="0.015792231343" calcext:value-type="float">
            <text:p>0,015792231343</text:p>
          </table:table-cell>
          <table:table-cell table:style-name="ce2" office:value-type="float" office:value="0.0000250065738105078" calcext:value-type="float">
            <text:p>2,50E-05</text:p>
          </table:table-cell>
          <table:table-cell table:style-name="ce2" office:value-type="float" office:value="0.0000249544085400611" calcext:value-type="float">
            <text:p>2,50E-05</text:p>
          </table:table-cell>
          <table:table-cell table:style-name="ce2" office:value-type="float" office:value="0.0000249119258805287" calcext:value-type="float">
            <text:p>2,49E-05</text:p>
          </table:table-cell>
          <table:table-cell table:style-name="ce2" office:value-type="float" office:value="0.0000248768261436884" calcext:value-type="float">
            <text:p>2,49E-05</text:p>
          </table:table-cell>
          <table:table-cell table:style-name="ce2" office:value-type="float" office:value="0.0000248477759502771" calcext:value-type="float">
            <text:p>2,48E-05</text:p>
          </table:table-cell>
          <table:table-cell table:style-name="ce2" office:value-type="float" office:value="0.0000248233783209687" calcext:value-type="float">
            <text:p>2,48E-05</text:p>
          </table:table-cell>
          <table:table-cell table:style-name="ce2" office:value-type="float" office:value="0.0000248029836370109" calcext:value-type="float">
            <text:p>2,48E-05</text:p>
          </table:table-cell>
          <table:table-cell table:style-name="ce2" office:value-type="float" office:value="0.0000247855782380158" calcext:value-type="float">
            <text:p>2,48E-05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2" calcext:value-type="float">
            <text:p>1,2</text:p>
          </table:table-cell>
          <table:table-cell office:value-type="float" office:value="0.000129452" calcext:value-type="float">
            <text:p>0,000129452</text:p>
          </table:table-cell>
          <table:table-cell table:formula="of:=AVERAGE([.E464:.F464])" office:value-type="float" office:value="-0.00903076577862065" calcext:value-type="float">
            <text:p>-0,009030765778621</text:p>
          </table:table-cell>
          <table:table-cell table:style-name="Default" office:value-type="float" office:value="-0.00966153155724131" calcext:value-type="float">
            <text:p>-0,009661531557241</text:p>
          </table:table-cell>
          <table:table-cell office:value-type="float" office:value="-0.0084" calcext:value-type="float">
            <text:p>-0,0084</text:p>
          </table:table-cell>
          <table:table-cell office:value-type="float" office:value="0" calcext:value-type="float">
            <text:p>0</text:p>
          </table:table-cell>
          <table:table-cell office:value-type="float" office:value="-0.012817373129" calcext:value-type="float">
            <text:p>-0,012817373129</text:p>
          </table:table-cell>
          <table:table-cell office:value-type="float" office:value="-0.011394739459" calcext:value-type="float">
            <text:p>-0,011394739459</text:p>
          </table:table-cell>
          <table:table-cell office:value-type="float" office:value="-0.01017053617" calcext:value-type="float">
            <text:p>-0,01017053617</text:p>
          </table:table-cell>
          <table:table-cell office:value-type="float" office:value="-0.009160743635" calcext:value-type="float">
            <text:p>-0,009160743635</text:p>
          </table:table-cell>
          <table:table-cell office:value-type="float" office:value="-0.0082655863" calcext:value-type="float">
            <text:p>-0,0082655863</text:p>
          </table:table-cell>
          <table:table-cell office:value-type="float" office:value="-0.007532576131" calcext:value-type="float">
            <text:p>-0,007532576131</text:p>
          </table:table-cell>
          <table:table-cell office:value-type="float" office:value="-0.006847805536" calcext:value-type="float">
            <text:p>-0,006847805536</text:p>
          </table:table-cell>
          <table:table-cell office:value-type="float" office:value="0.000129189718097313" calcext:value-type="float">
            <text:p>0,000129189718097</text:p>
          </table:table-cell>
          <table:table-cell office:value-type="float" office:value="0.000129290143773631" calcext:value-type="float">
            <text:p>0,000129290143774</text:p>
          </table:table-cell>
          <table:table-cell office:value-type="float" office:value="0.000129374378549222" calcext:value-type="float">
            <text:p>0,000129374378549</text:p>
          </table:table-cell>
          <table:table-cell office:value-type="float" office:value="0.000129445540130261" calcext:value-type="float">
            <text:p>0,00012944554013</text:p>
          </table:table-cell>
          <table:table-cell office:value-type="float" office:value="0.000129506378904134" calcext:value-type="float">
            <text:p>0,000129506378904</text:p>
          </table:table-cell>
          <table:table-cell office:value-type="float" office:value="0.000129558616680088" calcext:value-type="float">
            <text:p>0,00012955861668</text:p>
          </table:table-cell>
          <table:table-cell office:value-type="float" office:value="0.000129604023990474" calcext:value-type="float">
            <text:p>0,00012960402399</text:p>
          </table:table-cell>
          <table:table-cell office:value-type="float" office:value="0.000129643481074914" calcext:value-type="float">
            <text:p>0,000129643481075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25" calcext:value-type="float">
            <text:p>1,25</text:p>
          </table:table-cell>
          <table:table-cell office:value-type="float" office:value="0.000191995" calcext:value-type="float">
            <text:p>0,000191995</text:p>
          </table:table-cell>
          <table:table-cell table:formula="of:=AVERAGE([.E465:.F465])" office:value-type="float" office:value="-0.00691548821511769" calcext:value-type="float">
            <text:p>-0,006915488215118</text:p>
          </table:table-cell>
          <table:table-cell table:style-name="Default" office:value-type="float" office:value="-0.00740097643023538" calcext:value-type="float">
            <text:p>-0,007400976430235</text:p>
          </table:table-cell>
          <table:table-cell office:value-type="float" office:value="-0.00643" calcext:value-type="float">
            <text:p>-0,00643</text:p>
          </table:table-cell>
          <table:table-cell office:value-type="float" office:value="0" calcext:value-type="float">
            <text:p>0</text:p>
          </table:table-cell>
          <table:table-cell office:value-type="float" office:value="-0.00981500729" calcext:value-type="float">
            <text:p>-0,00981500729</text:p>
          </table:table-cell>
          <table:table-cell office:value-type="float" office:value="-0.008726122391" calcext:value-type="float">
            <text:p>-0,008726122391</text:p>
          </table:table-cell>
          <table:table-cell office:value-type="float" office:value="-0.007791361758" calcext:value-type="float">
            <text:p>-0,007791361758</text:p>
          </table:table-cell>
          <table:table-cell office:value-type="float" office:value="-0.007017502369" calcext:value-type="float">
            <text:p>-0,007017502369</text:p>
          </table:table-cell>
          <table:table-cell office:value-type="float" office:value="-0.006334129227" calcext:value-type="float">
            <text:p>-0,006334129227</text:p>
          </table:table-cell>
          <table:table-cell office:value-type="float" office:value="-0.005770945419" calcext:value-type="float">
            <text:p>-0,005770945419</text:p>
          </table:table-cell>
          <table:table-cell office:value-type="float" office:value="-0.005249213995" calcext:value-type="float">
            <text:p>-0,005249213995</text:p>
          </table:table-cell>
          <table:table-cell office:value-type="float" office:value="0.000191697082668855" calcext:value-type="float">
            <text:p>0,000191697082669</text:p>
          </table:table-cell>
          <table:table-cell office:value-type="float" office:value="0.000191811182338855" calcext:value-type="float">
            <text:p>0,000191811182339</text:p>
          </table:table-cell>
          <table:table-cell office:value-type="float" office:value="0.000191906876117149" calcext:value-type="float">
            <text:p>0,000191906876117</text:p>
          </table:table-cell>
          <table:table-cell office:value-type="float" office:value="0.000191987735315898" calcext:value-type="float">
            <text:p>0,000191987735316</text:p>
          </table:table-cell>
          <table:table-cell office:value-type="float" office:value="0.000192056853896572" calcext:value-type="float">
            <text:p>0,000192056853897</text:p>
          </table:table-cell>
          <table:table-cell office:value-type="float" office:value="0.000192116216934618" calcext:value-type="float">
            <text:p>0,000192116216935</text:p>
          </table:table-cell>
          <table:table-cell office:value-type="float" office:value="0.00019216780023702" calcext:value-type="float">
            <text:p>0,000192167800237</text:p>
          </table:table-cell>
          <table:table-cell office:value-type="float" office:value="0.000192212645291117" calcext:value-type="float">
            <text:p>0,000192212645291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3" calcext:value-type="float">
            <text:p>1,3</text:p>
          </table:table-cell>
          <table:table-cell office:value-type="float" office:value="0.000244063" calcext:value-type="float">
            <text:p>0,000244063</text:p>
          </table:table-cell>
          <table:table-cell table:formula="of:=AVERAGE([.E466:.F466])" office:value-type="float" office:value="-0.00612032566375362" calcext:value-type="float">
            <text:p>-0,006120325663754</text:p>
          </table:table-cell>
          <table:table-cell table:style-name="Default" office:value-type="float" office:value="-0.00655065132750724" calcext:value-type="float">
            <text:p>-0,006550651327507</text:p>
          </table:table-cell>
          <table:table-cell office:value-type="float" office:value="-0.00569" calcext:value-type="float">
            <text:p>-0,00569</text:p>
          </table:table-cell>
          <table:table-cell office:value-type="float" office:value="0" calcext:value-type="float">
            <text:p>0</text:p>
          </table:table-cell>
          <table:table-cell office:value-type="float" office:value="-0.008686073552" calcext:value-type="float">
            <text:p>-0,008686073552</text:p>
          </table:table-cell>
          <table:table-cell office:value-type="float" office:value="-0.007722230611" calcext:value-type="float">
            <text:p>-0,007722230611</text:p>
          </table:table-cell>
          <table:table-cell office:value-type="float" office:value="-0.006896563084" calcext:value-type="float">
            <text:p>-0,006896563084</text:p>
          </table:table-cell>
          <table:table-cell office:value-type="float" office:value="-0.006211042387" calcext:value-type="float">
            <text:p>-0,006211042387</text:p>
          </table:table-cell>
          <table:table-cell office:value-type="float" office:value="-0.005607655346" calcext:value-type="float">
            <text:p>-0,005607655346</text:p>
          </table:table-cell>
          <table:table-cell office:value-type="float" office:value="-0.005107809596" calcext:value-type="float">
            <text:p>-0,005107809596</text:p>
          </table:table-cell>
          <table:table-cell office:value-type="float" office:value="-0.004647967364" calcext:value-type="float">
            <text:p>-0,004647967364</text:p>
          </table:table-cell>
          <table:table-cell office:value-type="float" office:value="0.000243728084542868" calcext:value-type="float">
            <text:p>0,000243728084543</text:p>
          </table:table-cell>
          <table:table-cell office:value-type="float" office:value="0.000243856463094881" calcext:value-type="float">
            <text:p>0,000243856463095</text:p>
          </table:table-cell>
          <table:table-cell office:value-type="float" office:value="0.000243964122767831" calcext:value-type="float">
            <text:p>0,000243964122768</text:p>
          </table:table-cell>
          <table:table-cell office:value-type="float" office:value="0.00024405510858481" calcext:value-type="float">
            <text:p>0,000244055108585</text:p>
          </table:table-cell>
          <table:table-cell office:value-type="float" office:value="0.00024413287322568" calcext:value-type="float">
            <text:p>0,000244132873226</text:p>
          </table:table-cell>
          <table:table-cell office:value-type="float" office:value="0.000244199676733518" calcext:value-type="float">
            <text:p>0,000244199676734</text:p>
          </table:table-cell>
          <table:table-cell office:value-type="float" office:value="0.000244257709227489" calcext:value-type="float">
            <text:p>0,000244257709227</text:p>
          </table:table-cell>
          <table:table-cell office:value-type="float" office:value="0.000244308180610029" calcext:value-type="float">
            <text:p>0,00024430818061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4" calcext:value-type="float">
            <text:p>1,4</text:p>
          </table:table-cell>
          <table:table-cell office:value-type="float" office:value="0.000274701" calcext:value-type="float">
            <text:p>0,000274701</text:p>
          </table:table-cell>
          <table:table-cell table:formula="of:=AVERAGE([.E467:.F467])" office:value-type="float" office:value="-0.00669635185836271" calcext:value-type="float">
            <text:p>-0,006696351858363</text:p>
          </table:table-cell>
          <table:table-cell table:style-name="Default" office:value-type="float" office:value="-0.00716270371672541" calcext:value-type="float">
            <text:p>-0,007162703716725</text:p>
          </table:table-cell>
          <table:table-cell office:value-type="float" office:value="-0.00623" calcext:value-type="float">
            <text:p>-0,00623</text:p>
          </table:table-cell>
          <table:table-cell office:value-type="float" office:value="0" calcext:value-type="float">
            <text:p>0</text:p>
          </table:table-cell>
          <table:table-cell office:value-type="float" office:value="-0.00949812614" calcext:value-type="float">
            <text:p>-0,00949812614</text:p>
          </table:table-cell>
          <table:table-cell office:value-type="float" office:value="-0.008442661864" calcext:value-type="float">
            <text:p>-0,008442661864</text:p>
          </table:table-cell>
          <table:table-cell office:value-type="float" office:value="-0.00754163308" calcext:value-type="float">
            <text:p>-0,00754163308</text:p>
          </table:table-cell>
          <table:table-cell office:value-type="float" office:value="-0.006790433957" calcext:value-type="float">
            <text:p>-0,006790433957</text:p>
          </table:table-cell>
          <table:table-cell office:value-type="float" office:value="-0.006132622605" calcext:value-type="float">
            <text:p>-0,006132622605</text:p>
          </table:table-cell>
          <table:table-cell office:value-type="float" office:value="-0.005583512411" calcext:value-type="float">
            <text:p>-0,005583512411</text:p>
          </table:table-cell>
          <table:table-cell office:value-type="float" office:value="-0.005083700369" calcext:value-type="float">
            <text:p>-0,005083700369</text:p>
          </table:table-cell>
          <table:table-cell office:value-type="float" office:value="0.000274288815510391" calcext:value-type="float">
            <text:p>0,00027428881551</text:p>
          </table:table-cell>
          <table:table-cell office:value-type="float" office:value="0.000274446802061414" calcext:value-type="float">
            <text:p>0,000274446802061</text:p>
          </table:table-cell>
          <table:table-cell office:value-type="float" office:value="0.000274579273585117" calcext:value-type="float">
            <text:p>0,000274579273585</text:p>
          </table:table-cell>
          <table:table-cell office:value-type="float" office:value="0.000274691257525945" calcext:value-type="float">
            <text:p>0,000274691257526</text:p>
          </table:table-cell>
          <table:table-cell office:value-type="float" office:value="0.000274786950179065" calcext:value-type="float">
            <text:p>0,000274786950179</text:p>
          </table:table-cell>
          <table:table-cell office:value-type="float" office:value="0.000274869181941322" calcext:value-type="float">
            <text:p>0,000274869181941</text:p>
          </table:table-cell>
          <table:table-cell office:value-type="float" office:value="0.000274940587133433" calcext:value-type="float">
            <text:p>0,000274940587133</text:p>
          </table:table-cell>
          <table:table-cell office:value-type="float" office:value="0.00027500272507452" calcext:value-type="float">
            <text:p>0,000275002725075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5" calcext:value-type="float">
            <text:p>1,5</text:p>
          </table:table-cell>
          <table:table-cell office:value-type="float" office:value="0.000182074" calcext:value-type="float">
            <text:p>0,000182074</text:p>
          </table:table-cell>
          <table:table-cell table:formula="of:=AVERAGE([.E468:.F468])" office:value-type="float" office:value="-0.0112912800054583" calcext:value-type="float">
            <text:p>-0,011291280005458</text:p>
          </table:table-cell>
          <table:table-cell table:style-name="Default" office:value-type="float" office:value="-0.0113925600109166" calcext:value-type="float">
            <text:p>-0,011392560010917</text:p>
          </table:table-cell>
          <table:table-cell office:value-type="float" office:value="-0.01119" calcext:value-type="float">
            <text:p>-0,01119</text:p>
          </table:table-cell>
          <table:table-cell office:value-type="float" office:value="0" calcext:value-type="float">
            <text:p>0</text:p>
          </table:table-cell>
          <table:table-cell office:value-type="float" office:value="-0.008181865475" calcext:value-type="float">
            <text:p>-0,008181865475</text:p>
          </table:table-cell>
          <table:table-cell office:value-type="float" office:value="-0.015187457806" calcext:value-type="float">
            <text:p>-0,015187457806</text:p>
          </table:table-cell>
          <table:table-cell office:value-type="float" office:value="-0.01356424629" calcext:value-type="float">
            <text:p>-0,01356424629</text:p>
          </table:table-cell>
          <table:table-cell office:value-type="float" office:value="-0.012207776932" calcext:value-type="float">
            <text:p>-0,012207776932</text:p>
          </table:table-cell>
          <table:table-cell office:value-type="float" office:value="-0.011024885468" calcext:value-type="float">
            <text:p>-0,011024885468</text:p>
          </table:table-cell>
          <table:table-cell office:value-type="float" office:value="-0.010032545013" calcext:value-type="float">
            <text:p>-0,010032545013</text:p>
          </table:table-cell>
          <table:table-cell office:value-type="float" office:value="-0.009136438438" calcext:value-type="float">
            <text:p>-0,009136438438</text:p>
          </table:table-cell>
          <table:table-cell office:value-type="float" office:value="0.000181668603215496" calcext:value-type="float">
            <text:p>0,000181668603215</text:p>
          </table:table-cell>
          <table:table-cell office:value-type="float" office:value="0.000181758737282682" calcext:value-type="float">
            <text:p>0,000181758737283</text:p>
          </table:table-cell>
          <table:table-cell office:value-type="float" office:value="0.000181916588911287" calcext:value-type="float">
            <text:p>0,000181916588911</text:p>
          </table:table-cell>
          <table:table-cell office:value-type="float" office:value="0.000182050052034062" calcext:value-type="float">
            <text:p>0,000182050052034</text:p>
          </table:table-cell>
          <table:table-cell office:value-type="float" office:value="0.000182164083305126" calcext:value-type="float">
            <text:p>0,000182164083305</text:p>
          </table:table-cell>
          <table:table-cell office:value-type="float" office:value="0.00018226209681207" calcext:value-type="float">
            <text:p>0,000182262096812</text:p>
          </table:table-cell>
          <table:table-cell office:value-type="float" office:value="0.000182347180965263" calcext:value-type="float">
            <text:p>0,000182347180965</text:p>
          </table:table-cell>
          <table:table-cell office:value-type="float" office:value="0.000182421252810731" calcext:value-type="float">
            <text:p>0,000182421252811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6" calcext:value-type="float">
            <text:p>1,6</text:p>
          </table:table-cell>
          <table:table-cell office:value-type="float" office:value="0.000062776" calcext:value-type="float">
            <text:p>6,2776E-05</text:p>
          </table:table-cell>
          <table:table-cell table:formula="of:=AVERAGE([.E469:.F469])" office:value-type="float" office:value="0.0176652185391368" calcext:value-type="float">
            <text:p>0,017665218539137</text:p>
          </table:table-cell>
          <table:table-cell table:style-name="Default" office:value-type="float" office:value="0.0193304370782736" calcext:value-type="float">
            <text:p>0,019330437078274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27709849816" calcext:value-type="float">
            <text:p>0,027709849816</text:p>
          </table:table-cell>
          <table:table-cell office:value-type="float" office:value="0.023831522272" calcext:value-type="float">
            <text:p>0,023831522272</text:p>
          </table:table-cell>
          <table:table-cell office:value-type="float" office:value="0.020656042946" calcext:value-type="float">
            <text:p>0,020656042946</text:p>
          </table:table-cell>
          <table:table-cell office:value-type="float" office:value="0.017925926041" calcext:value-type="float">
            <text:p>0,017925926041</text:p>
          </table:table-cell>
          <table:table-cell office:value-type="float" office:value="0.015675260207" calcext:value-type="float">
            <text:p>0,015675260207</text:p>
          </table:table-cell>
          <table:table-cell office:value-type="float" office:value="0.013674292996" calcext:value-type="float">
            <text:p>0,013674292996</text:p>
          </table:table-cell>
          <table:table-cell office:value-type="float" office:value="0.012054170926" calcext:value-type="float">
            <text:p>0,012054170926</text:p>
          </table:table-cell>
          <table:table-cell table:style-name="ce2" office:value-type="float" office:value="0.0000630378299014192" calcext:value-type="float">
            <text:p>6,30E-05</text:p>
          </table:table-cell>
          <table:table-cell table:style-name="ce2" office:value-type="float" office:value="0.000062932021602083" calcext:value-type="float">
            <text:p>6,29E-05</text:p>
          </table:table-cell>
          <table:table-cell table:style-name="ce2" office:value-type="float" office:value="0.0000628463557226456" calcext:value-type="float">
            <text:p>6,28E-05</text:p>
          </table:table-cell>
          <table:table-cell table:style-name="ce2" office:value-type="float" office:value="0.0000627762071584188" calcext:value-type="float">
            <text:p>6,28E-05</text:p>
          </table:table-cell>
          <table:table-cell table:style-name="ce2" office:value-type="float" office:value="0.0000627185122326406" calcext:value-type="float">
            <text:p>6,27E-05</text:p>
          </table:table-cell>
          <table:table-cell table:style-name="ce2" office:value-type="float" office:value="0.0000626705635452574" calcext:value-type="float">
            <text:p>6,27E-05</text:p>
          </table:table-cell>
          <table:table-cell table:style-name="ce2" office:value-type="float" office:value="0.0000626307097021311" calcext:value-type="float">
            <text:p>6,26E-05</text:p>
          </table:table-cell>
          <table:table-cell table:style-name="ce2" office:value-type="float" office:value="0.0000625971593319995" calcext:value-type="float">
            <text:p>6,26E-05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7" calcext:value-type="float">
            <text:p>1,7</text:p>
          </table:table-cell>
          <table:table-cell office:value-type="float" office:value="0.000005261" calcext:value-type="float">
            <text:p>5,261E-06</text:p>
          </table:table-cell>
          <table:table-cell table:formula="of:=AVERAGE([.E470:.F470])" office:value-type="float" office:value="0.571983751546975" calcext:value-type="float">
            <text:p>0,571983751546975</text:p>
          </table:table-cell>
          <table:table-cell table:style-name="Default" office:value-type="float" office:value="0.59889750309395" calcext:value-type="float">
            <text:p>0,59889750309395</text:p>
          </table:table-cell>
          <table:table-cell office:value-type="float" office:value="0.54507" calcext:value-type="float">
            <text:p>0,54507</text:p>
          </table:table-cell>
          <table:table-cell office:value-type="float" office:value="0" calcext:value-type="float">
            <text:p>0</text:p>
          </table:table-cell>
          <table:table-cell office:value-type="float" office:value="0.728898438791" calcext:value-type="float">
            <text:p>0,728898438791</text:p>
          </table:table-cell>
          <table:table-cell office:value-type="float" office:value="0.675505898326" calcext:value-type="float">
            <text:p>0,675505898326</text:p>
          </table:table-cell>
          <table:table-cell office:value-type="float" office:value="0.626238499247" calcext:value-type="float">
            <text:p>0,626238499247</text:p>
          </table:table-cell>
          <table:table-cell office:value-type="float" office:value="0.582148205006" calcext:value-type="float">
            <text:p>0,582148205006</text:p>
          </table:table-cell>
          <table:table-cell office:value-type="float" office:value="0.541234515601" calcext:value-type="float">
            <text:p>0,541234515601</text:p>
          </table:table-cell>
          <table:table-cell office:value-type="float" office:value="0.505012958567" calcext:value-type="float">
            <text:p>0,505012958567</text:p>
          </table:table-cell>
          <table:table-cell office:value-type="float" office:value="0.470706864597" calcext:value-type="float">
            <text:p>0,470706864597</text:p>
          </table:table-cell>
          <table:table-cell table:style-name="ce2" office:value-type="float" office:value="0.00000592942106390328" calcext:value-type="float">
            <text:p>5,93E-06</text:p>
          </table:table-cell>
          <table:table-cell table:style-name="ce2" office:value-type="float" office:value="0.00000567310954304635" calcext:value-type="float">
            <text:p>5,67E-06</text:p>
          </table:table-cell>
          <table:table-cell table:style-name="ce2" office:value-type="float" office:value="0.00000545824081079082" calcext:value-type="float">
            <text:p>5,46E-06</text:p>
          </table:table-cell>
          <table:table-cell table:style-name="ce2" office:value-type="float" office:value="0.00000527652409983016" calcext:value-type="float">
            <text:p>5,28E-06</text:p>
          </table:table-cell>
          <table:table-cell table:style-name="ce2" office:value-type="float" office:value="0.00000512129464403844" calcext:value-type="float">
            <text:p>5,12E-06</text:p>
          </table:table-cell>
          <table:table-cell table:style-name="ce2" office:value-type="float" office:value="0.00000498782701199352" calcext:value-type="float">
            <text:p>4,99E-06</text:p>
          </table:table-cell>
          <table:table-cell table:style-name="ce2" office:value-type="float" office:value="0.00000487201269277081" calcext:value-type="float">
            <text:p>4,87E-06</text:p>
          </table:table-cell>
          <table:table-cell table:style-name="ce2" office:value-type="float" office:value="0.00000477113101027757" calcext:value-type="float">
            <text:p>4,77E-06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75" calcext:value-type="float">
            <text:p>1,75</text:p>
          </table:table-cell>
          <table:table-cell office:value-type="float" office:value="0.000011744" calcext:value-type="float">
            <text:p>1,1744E-05</text:p>
          </table:table-cell>
          <table:table-cell table:formula="of:=AVERAGE([.E471:.F471])" office:value-type="float" office:value="0.27372677059157" calcext:value-type="float">
            <text:p>0,27372677059157</text:p>
          </table:table-cell>
          <table:table-cell table:style-name="Default" office:value-type="float" office:value="0.289743541183141" calcext:value-type="float">
            <text:p>0,289743541183141</text:p>
          </table:table-cell>
          <table:table-cell office:value-type="float" office:value="0.25771" calcext:value-type="float">
            <text:p>0,25771</text:p>
          </table:table-cell>
          <table:table-cell office:value-type="float" office:value="0" calcext:value-type="float">
            <text:p>0</text:p>
          </table:table-cell>
          <table:table-cell office:value-type="float" office:value="0.368395254262" calcext:value-type="float">
            <text:p>0,368395254262</text:p>
          </table:table-cell>
          <table:table-cell office:value-type="float" office:value="0.334410617495" calcext:value-type="float">
            <text:p>0,334410617495</text:p>
          </table:table-cell>
          <table:table-cell office:value-type="float" office:value="0.30436471364" calcext:value-type="float">
            <text:p>0,30436471364</text:p>
          </table:table-cell>
          <table:table-cell office:value-type="float" office:value="0.278295102638" calcext:value-type="float">
            <text:p>0,278295102638</text:p>
          </table:table-cell>
          <table:table-cell office:value-type="float" office:value="0.25495523697" calcext:value-type="float">
            <text:p>0,25495523697</text:p>
          </table:table-cell>
          <table:table-cell office:value-type="float" office:value="0.234737397112" calcext:value-type="float">
            <text:p>0,234737397112</text:p>
          </table:table-cell>
          <table:table-cell office:value-type="float" office:value="0.216216335815" calcext:value-type="float">
            <text:p>0,216216335815</text:p>
          </table:table-cell>
          <table:table-cell table:style-name="ce2" office:value-type="float" office:value="0.000012461892904845" calcext:value-type="float">
            <text:p>1,25E-05</text:p>
          </table:table-cell>
          <table:table-cell table:style-name="ce2" office:value-type="float" office:value="0.0000121866561795727" calcext:value-type="float">
            <text:p>1,22E-05</text:p>
          </table:table-cell>
          <table:table-cell table:style-name="ce2" office:value-type="float" office:value="0.0000119559279353094" calcext:value-type="float">
            <text:p>1,20E-05</text:p>
          </table:table-cell>
          <table:table-cell table:style-name="ce2" office:value-type="float" office:value="0.0000117607893591267" calcext:value-type="float">
            <text:p>1,18E-05</text:p>
          </table:table-cell>
          <table:table-cell table:style-name="ce2" office:value-type="float" office:value="0.0000115941004861994" calcext:value-type="float">
            <text:p>1,16E-05</text:p>
          </table:table-cell>
          <table:table-cell table:style-name="ce2" office:value-type="float" office:value="0.0000114507712074984" calcext:value-type="float">
            <text:p>1,15E-05</text:p>
          </table:table-cell>
          <table:table-cell table:style-name="ce2" office:value-type="float" office:value="0.0000113264091820577" calcext:value-type="float">
            <text:p>1,13E-05</text:p>
          </table:table-cell>
          <table:table-cell table:style-name="ce2" office:value-type="float" office:value="0.000011218070296754" calcext:value-type="float">
            <text:p>1,12E-05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8" calcext:value-type="float">
            <text:p>1,8</text:p>
          </table:table-cell>
          <table:table-cell office:value-type="float" office:value="0.000008491" calcext:value-type="float">
            <text:p>8,491E-06</text:p>
          </table:table-cell>
          <table:table-cell table:formula="of:=AVERAGE([.E472:.F472])" office:value-type="float" office:value="0.406237107809713" calcext:value-type="float">
            <text:p>0,406237107809713</text:p>
          </table:table-cell>
          <table:table-cell table:style-name="Default" office:value-type="float" office:value="0.427904215619427" calcext:value-type="float">
            <text:p>0,427904215619427</text:p>
          </table:table-cell>
          <table:table-cell office:value-type="float" office:value="0.38457" calcext:value-type="float">
            <text:p>0,38457</text:p>
          </table:table-cell>
          <table:table-cell office:value-type="float" office:value="0" calcext:value-type="float">
            <text:p>0</text:p>
          </table:table-cell>
          <table:table-cell office:value-type="float" office:value="0.533527567933" calcext:value-type="float">
            <text:p>0,533527567933</text:p>
          </table:table-cell>
          <table:table-cell office:value-type="float" office:value="0.488885200859" calcext:value-type="float">
            <text:p>0,488885200859</text:p>
          </table:table-cell>
          <table:table-cell office:value-type="float" office:value="0.448697114485" calcext:value-type="float">
            <text:p>0,448697114485</text:p>
          </table:table-cell>
          <table:table-cell office:value-type="float" office:value="0.413285159622" calcext:value-type="float">
            <text:p>0,413285159622</text:p>
          </table:table-cell>
          <table:table-cell office:value-type="float" office:value="0.381130032708" calcext:value-type="float">
            <text:p>0,381130032708</text:p>
          </table:table-cell>
          <table:table-cell office:value-type="float" office:value="0.352933720937" calcext:value-type="float">
            <text:p>0,352933720937</text:p>
          </table:table-cell>
          <table:table-cell office:value-type="float" office:value="0.326815799936" calcext:value-type="float">
            <text:p>0,326815799936</text:p>
          </table:table-cell>
          <table:table-cell table:style-name="ce2" office:value-type="float" office:value="0.000009259518060096" calcext:value-type="float">
            <text:p>9,26E-06</text:p>
          </table:table-cell>
          <table:table-cell table:style-name="ce2" office:value-type="float" office:value="0.0000089648116281978" calcext:value-type="float">
            <text:p>8,96E-06</text:p>
          </table:table-cell>
          <table:table-cell table:style-name="ce2" office:value-type="float" office:value="0.00000871776756793189" calcext:value-type="float">
            <text:p>8,72E-06</text:p>
          </table:table-cell>
          <table:table-cell table:style-name="ce2" office:value-type="float" office:value="0.00000850882096616349" calcext:value-type="float">
            <text:p>8,51E-06</text:p>
          </table:table-cell>
          <table:table-cell table:style-name="ce2" office:value-type="float" office:value="0.00000833034297467459" calcext:value-type="float">
            <text:p>8,33E-06</text:p>
          </table:table-cell>
          <table:table-cell table:style-name="ce2" office:value-type="float" office:value="0.00000817686832450625" calcext:value-type="float">
            <text:p>8,18E-06</text:p>
          </table:table-cell>
          <table:table-cell table:style-name="ce2" office:value-type="float" office:value="0.00000804371265550849" calcext:value-type="float">
            <text:p>8,04E-06</text:p>
          </table:table-cell>
          <table:table-cell table:style-name="ce2" office:value-type="float" office:value="0.00000792770202624046" calcext:value-type="float">
            <text:p>7,93E-06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9" calcext:value-type="float">
            <text:p>1,9</text:p>
          </table:table-cell>
          <table:table-cell office:value-type="float" office:value="0.000002538" calcext:value-type="float">
            <text:p>2,538E-06</text:p>
          </table:table-cell>
          <table:table-cell table:formula="of:=AVERAGE([.E473:.F473])" office:value-type="float" office:value="1.59557928431741" calcext:value-type="float">
            <text:p>1,59557928431741</text:p>
          </table:table-cell>
          <table:table-cell table:style-name="Default" office:value-type="float" office:value="1.61496856863483" calcext:value-type="float">
            <text:p>1,61496856863483</text:p>
          </table:table-cell>
          <table:table-cell office:value-type="float" office:value="1.57619" calcext:value-type="float">
            <text:p>1,57619</text:p>
          </table:table-cell>
          <table:table-cell office:value-type="float" office:value="0" calcext:value-type="float">
            <text:p>0</text:p>
          </table:table-cell>
          <table:table-cell office:value-type="float" office:value="1.703798731995" calcext:value-type="float">
            <text:p>1,703798731995</text:p>
          </table:table-cell>
          <table:table-cell office:value-type="float" office:value="1.673331300633" calcext:value-type="float">
            <text:p>1,673331300633</text:p>
          </table:table-cell>
          <table:table-cell office:value-type="float" office:value="1.640881704043" calcext:value-type="float">
            <text:p>1,640881704043</text:p>
          </table:table-cell>
          <table:table-cell office:value-type="float" office:value="1.609484986257" calcext:value-type="float">
            <text:p>1,609484986257</text:p>
          </table:table-cell>
          <table:table-cell office:value-type="float" office:value="1.575967315396" calcext:value-type="float">
            <text:p>1,575967315396</text:p>
          </table:table-cell>
          <table:table-cell office:value-type="float" office:value="1.544635077917" calcext:value-type="float">
            <text:p>1,544635077917</text:p>
          </table:table-cell>
          <table:table-cell office:value-type="float" office:value="1.509996266916" calcext:value-type="float">
            <text:p>1,509996266916</text:p>
          </table:table-cell>
          <table:table-cell table:style-name="ce2" office:value-type="float" office:value="0.0000034111562988616" calcext:value-type="float">
            <text:p>3,41E-06</text:p>
          </table:table-cell>
          <table:table-cell table:style-name="ce2" office:value-type="float" office:value="0.00000307639719559553" calcext:value-type="float">
            <text:p>3,08E-06</text:p>
          </table:table-cell>
          <table:table-cell table:style-name="ce2" office:value-type="float" office:value="0.00000279578858361483" calcext:value-type="float">
            <text:p>2,80E-06</text:p>
          </table:table-cell>
          <table:table-cell table:style-name="ce2" office:value-type="float" office:value="0.0000025584364072444" calcext:value-type="float">
            <text:p>2,56E-06</text:p>
          </table:table-cell>
          <table:table-cell table:style-name="ce2" office:value-type="float" office:value="0.00000235570608487829" calcext:value-type="float">
            <text:p>2,36E-06</text:p>
          </table:table-cell>
          <table:table-cell table:style-name="ce2" office:value-type="float" office:value="0.00000218136058180683" calcext:value-type="float">
            <text:p>2,18E-06</text:p>
          </table:table-cell>
          <table:table-cell table:style-name="ce2" office:value-type="float" office:value="0.00000203011482245343" calcext:value-type="float">
            <text:p>2,03E-06</text:p>
          </table:table-cell>
          <table:table-cell table:style-name="ce2" office:value-type="float" office:value="0.00000189832203917237" calcext:value-type="float">
            <text:p>1,90E-06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1.95" calcext:value-type="float">
            <text:p>1,95</text:p>
          </table:table-cell>
          <table:table-cell office:value-type="float" office:value="0.000002216" calcext:value-type="float">
            <text:p>2,216E-06</text:p>
          </table:table-cell>
          <table:table-cell table:formula="of:=AVERAGE([.E474:.F474])" office:value-type="float" office:value="1.9701644127771" calcext:value-type="float">
            <text:p>1,9701644127771</text:p>
          </table:table-cell>
          <table:table-cell table:style-name="Default" office:value-type="float" office:value="1.9719688255542" calcext:value-type="float">
            <text:p>1,9719688255542</text:p>
          </table:table-cell>
          <table:table-cell office:value-type="float" office:value="1.96836" calcext:value-type="float">
            <text:p>1,96836</text:p>
          </table:table-cell>
          <table:table-cell office:value-type="float" office:value="0" calcext:value-type="float">
            <text:p>0</text:p>
          </table:table-cell>
          <table:table-cell office:value-type="float" office:value="1.979771475848" calcext:value-type="float">
            <text:p>1,979771475848</text:p>
          </table:table-cell>
          <table:table-cell office:value-type="float" office:value="1.977815961638" calcext:value-type="float">
            <text:p>1,977815961638</text:p>
          </table:table-cell>
          <table:table-cell office:value-type="float" office:value="1.974190445529" calcext:value-type="float">
            <text:p>1,974190445529</text:p>
          </table:table-cell>
          <table:table-cell office:value-type="float" office:value="1.972164820821" calcext:value-type="float">
            <text:p>1,972164820821</text:p>
          </table:table-cell>
          <table:table-cell office:value-type="float" office:value="1.967955249614" calcext:value-type="float">
            <text:p>1,967955249614</text:p>
          </table:table-cell>
          <table:table-cell office:value-type="float" office:value="1.966474660087" calcext:value-type="float">
            <text:p>1,966474660087</text:p>
          </table:table-cell>
          <table:table-cell office:value-type="float" office:value="1.961035533184" calcext:value-type="float">
            <text:p>1,961035533184</text:p>
          </table:table-cell>
          <table:table-cell table:style-name="ce2" office:value-type="float" office:value="0.00000314282159348819" calcext:value-type="float">
            <text:p>3,14E-06</text:p>
          </table:table-cell>
          <table:table-cell table:style-name="ce2" office:value-type="float" office:value="0.00000278736887708735" calcext:value-type="float">
            <text:p>2,79E-06</text:p>
          </table:table-cell>
          <table:table-cell table:style-name="ce2" office:value-type="float" office:value="0.00000248941880811189" calcext:value-type="float">
            <text:p>2,49E-06</text:p>
          </table:table-cell>
          <table:table-cell table:style-name="ce2" office:value-type="float" office:value="0.00000223739061134458" calcext:value-type="float">
            <text:p>2,24E-06</text:p>
          </table:table-cell>
          <table:table-cell table:style-name="ce2" office:value-type="float" office:value="0.00000202213007914831" calcext:value-type="float">
            <text:p>2,02E-06</text:p>
          </table:table-cell>
          <table:table-cell table:style-name="ce2" office:value-type="float" office:value="0.00000183700144114972" calcext:value-type="float">
            <text:p>1,84E-06</text:p>
          </table:table-cell>
          <table:table-cell table:style-name="ce2" office:value-type="float" office:value="0.00000167640925667664" calcext:value-type="float">
            <text:p>1,68E-06</text:p>
          </table:table-cell>
          <table:table-cell table:style-name="ce2" office:value-type="float" office:value="0.00000153646246423979" calcext:value-type="float">
            <text:p>1,54E-06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2" calcext:value-type="float">
            <text:p>2</text:p>
          </table:table-cell>
          <table:table-cell office:value-type="float" office:value="0.000002318" calcext:value-type="float">
            <text:p>2,318E-06</text:p>
          </table:table-cell>
          <table:table-cell table:style-name="ce1" table:formula="of:=AVERAGE([.E475:.F475])" office:value-type="float" office:value="1.99881200516825" calcext:value-type="float">
            <text:p>1,99881200516825</text:p>
          </table:table-cell>
          <table:table-cell table:style-name="ce3" office:value-type="float" office:value="1.99899401033651" calcext:value-type="float">
            <text:p>1,99899401033651</text:p>
          </table:table-cell>
          <table:table-cell table:style-name="ce1" office:value-type="float" office:value="1.99863" calcext:value-type="float">
            <text:p>1,99863</text:p>
          </table:table-cell>
          <table:table-cell office:value-type="float" office:value="0" calcext:value-type="float">
            <text:p>0</text:p>
          </table:table-cell>
          <table:table-cell office:value-type="float" office:value="1.999409069224" calcext:value-type="float">
            <text:p>1,999409069224</text:p>
          </table:table-cell>
          <table:table-cell office:value-type="float" office:value="1.999980582912" calcext:value-type="float">
            <text:p>1,999980582912</text:p>
          </table:table-cell>
          <table:table-cell office:value-type="float" office:value="1.998731977816" calcext:value-type="float">
            <text:p>1,998731977816</text:p>
          </table:table-cell>
          <table:table-cell office:value-type="float" office:value="1.999532547913" calcext:value-type="float">
            <text:p>1,999532547913</text:p>
          </table:table-cell>
          <table:table-cell office:value-type="float" office:value="1.998219977689" calcext:value-type="float">
            <text:p>1,998219977689</text:p>
          </table:table-cell>
          <table:table-cell office:value-type="float" office:value="1.999519047431" calcext:value-type="float">
            <text:p>1,999519047431</text:p>
          </table:table-cell>
          <table:table-cell office:value-type="float" office:value="1.997156754468" calcext:value-type="float">
            <text:p>1,997156754468</text:p>
          </table:table-cell>
          <table:table-cell table:style-name="ce2" office:value-type="float" office:value="0.00000330015918442469" calcext:value-type="float">
            <text:p>3,30E-06</text:p>
          </table:table-cell>
          <table:table-cell table:style-name="ce2" office:value-type="float" office:value="0.00000292342912850044" calcext:value-type="float">
            <text:p>2,92E-06</text:p>
          </table:table-cell>
          <table:table-cell table:style-name="ce2" office:value-type="float" office:value="0.00000260762949326306" calcext:value-type="float">
            <text:p>2,61E-06</text:p>
          </table:table-cell>
          <table:table-cell table:style-name="ce2" office:value-type="float" office:value="0.00000234052598588021" calcext:value-type="float">
            <text:p>2,34E-06</text:p>
          </table:table-cell>
          <table:table-cell table:style-name="ce2" office:value-type="float" office:value="0.00000211237535040617" calcext:value-type="float">
            <text:p>2,11E-06</text:p>
          </table:table-cell>
          <table:table-cell table:style-name="ce2" office:value-type="float" office:value="0.00000191615311842323" calcext:value-type="float">
            <text:p>1,92E-06</text:p>
          </table:table-cell>
          <table:table-cell table:style-name="ce2" office:value-type="float" office:value="0.0000017459554378632" calcext:value-type="float">
            <text:p>1,75E-06</text:p>
          </table:table-cell>
          <table:table-cell table:style-name="ce2" office:value-type="float" office:value="0.00000159763561679736" calcext:value-type="float">
            <text:p>1,60E-06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2.1" calcext:value-type="float">
            <text:p>2,1</text:p>
          </table:table-cell>
          <table:table-cell office:value-type="float" office:value="0.000002973" calcext:value-type="float">
            <text:p>2,973E-06</text:p>
          </table:table-cell>
          <table:table-cell table:formula="of:=AVERAGE([.E476:.F476])" office:value-type="float" office:value="1.72187312573154" calcext:value-type="float">
            <text:p>1,72187312573154</text:p>
          </table:table-cell>
          <table:table-cell table:style-name="Default" office:value-type="float" office:value="1.73610625146309" calcext:value-type="float">
            <text:p>1,73610625146309</text:p>
          </table:table-cell>
          <table:table-cell office:value-type="float" office:value="1.70764" calcext:value-type="float">
            <text:p>1,70764</text:p>
          </table:table-cell>
          <table:table-cell office:value-type="float" office:value="0" calcext:value-type="float">
            <text:p>0</text:p>
          </table:table-cell>
          <table:table-cell office:value-type="float" office:value="1.800923886899" calcext:value-type="float">
            <text:p>1,800923886899</text:p>
          </table:table-cell>
          <table:table-cell office:value-type="float" office:value="1.779214778164" calcext:value-type="float">
            <text:p>1,779214778164</text:p>
          </table:table-cell>
          <table:table-cell office:value-type="float" office:value="1.755631478782" calcext:value-type="float">
            <text:p>1,755631478782</text:p>
          </table:table-cell>
          <table:table-cell office:value-type="float" office:value="1.732718179975" calcext:value-type="float">
            <text:p>1,732718179975</text:p>
          </table:table-cell>
          <table:table-cell office:value-type="float" office:value="1.707725617844" calcext:value-type="float">
            <text:p>1,707725617844</text:p>
          </table:table-cell>
          <table:table-cell office:value-type="float" office:value="1.684335609171" calcext:value-type="float">
            <text:p>1,684335609171</text:p>
          </table:table-cell>
          <table:table-cell office:value-type="float" office:value="1.657765550932" calcext:value-type="float">
            <text:p>1,657765550932</text:p>
          </table:table-cell>
          <table:table-cell table:style-name="ce2" office:value-type="float" office:value="0.00000407044965329569" calcext:value-type="float">
            <text:p>4,07E-06</text:p>
          </table:table-cell>
          <table:table-cell table:style-name="ce2" office:value-type="float" office:value="0.00000364943785612896" calcext:value-type="float">
            <text:p>3,65E-06</text:p>
          </table:table-cell>
          <table:table-cell table:style-name="ce2" office:value-type="float" office:value="0.00000329654862222453" calcext:value-type="float">
            <text:p>3,30E-06</text:p>
          </table:table-cell>
          <table:table-cell table:style-name="ce2" office:value-type="float" office:value="0.00000299802558444365" calcext:value-type="float">
            <text:p>3,00E-06</text:p>
          </table:table-cell>
          <table:table-cell table:style-name="ce2" office:value-type="float" office:value="0.00000274306829559651" calcext:value-type="float">
            <text:p>2,74E-06</text:p>
          </table:table-cell>
          <table:table-cell table:style-name="ce2" office:value-type="float" office:value="0.0000025237777762655" calcext:value-type="float">
            <text:p>2,52E-06</text:p>
          </table:table-cell>
          <table:table-cell table:style-name="ce2" office:value-type="float" office:value="0.00000233357535285607" calcext:value-type="float">
            <text:p>2,33E-06</text:p>
          </table:table-cell>
          <table:table-cell table:style-name="ce2" office:value-type="float" office:value="0.00000216779598652439" calcext:value-type="float">
            <text:p>2,17E-06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2.2" calcext:value-type="float">
            <text:p>2,2</text:p>
          </table:table-cell>
          <table:table-cell office:value-type="float" office:value="0.000008099" calcext:value-type="float">
            <text:p>8,099E-06</text:p>
          </table:table-cell>
          <table:table-cell table:formula="of:=AVERAGE([.E477:.F477])" office:value-type="float" office:value="0.679270716200078" calcext:value-type="float">
            <text:p>0,679270716200078</text:p>
          </table:table-cell>
          <table:table-cell table:style-name="Default" office:value-type="float" office:value="0.708511432400156" calcext:value-type="float">
            <text:p>0,708511432400156</text:p>
          </table:table-cell>
          <table:table-cell office:value-type="float" office:value="0.65003" calcext:value-type="float">
            <text:p>0,65003</text:p>
          </table:table-cell>
          <table:table-cell office:value-type="float" office:value="0" calcext:value-type="float">
            <text:p>0</text:p>
          </table:table-cell>
          <table:table-cell office:value-type="float" office:value="0.849013195064" calcext:value-type="float">
            <text:p>0,849013195064</text:p>
          </table:table-cell>
          <table:table-cell office:value-type="float" office:value="0.792206423425" calcext:value-type="float">
            <text:p>0,792206423425</text:p>
          </table:table-cell>
          <table:table-cell office:value-type="float" office:value="0.739373107258" calcext:value-type="float">
            <text:p>0,739373107258</text:p>
          </table:table-cell>
          <table:table-cell office:value-type="float" office:value="0.691191403481" calcext:value-type="float">
            <text:p>0,691191403481</text:p>
          </table:table-cell>
          <table:table-cell office:value-type="float" office:value="0.646328553269" calcext:value-type="float">
            <text:p>0,646328553269</text:p>
          </table:table-cell>
          <table:table-cell office:value-type="float" office:value="0.605735068027" calcext:value-type="float">
            <text:p>0,605735068027</text:p>
          </table:table-cell>
          <table:table-cell office:value-type="float" office:value="0.567530029208" calcext:value-type="float">
            <text:p>0,567530029208</text:p>
          </table:table-cell>
          <table:table-cell table:style-name="ce2" office:value-type="float" office:value="0.00000931765728145087" calcext:value-type="float">
            <text:p>9,32E-06</text:p>
          </table:table-cell>
          <table:table-cell table:style-name="ce2" office:value-type="float" office:value="0.00000885020062789032" calcext:value-type="float">
            <text:p>8,85E-06</text:p>
          </table:table-cell>
          <table:table-cell table:style-name="ce2" office:value-type="float" office:value="0.0000084583901506053" calcext:value-type="float">
            <text:p>8,46E-06</text:p>
          </table:table-cell>
          <table:table-cell table:style-name="ce2" office:value-type="float" office:value="0.00000812692819682365" calcext:value-type="float">
            <text:p>8,13E-06</text:p>
          </table:table-cell>
          <table:table-cell table:style-name="ce2" office:value-type="float" office:value="0.00000784384801708405" calcext:value-type="float">
            <text:p>7,84E-06</text:p>
          </table:table-cell>
          <table:table-cell table:style-name="ce2" office:value-type="float" office:value="0.00000760035575628746" calcext:value-type="float">
            <text:p>7,60E-06</text:p>
          </table:table-cell>
          <table:table-cell table:style-name="ce2" office:value-type="float" office:value="0.00000738917618240793" calcext:value-type="float">
            <text:p>7,39E-06</text:p>
          </table:table-cell>
          <table:table-cell table:style-name="ce2" office:value-type="float" office:value="0.00000720509591242895" calcext:value-type="float">
            <text:p>7,21E-06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14509" calcext:value-type="float">
            <text:p>1,4509E-05</text:p>
          </table:table-cell>
          <table:table-cell table:formula="of:=AVERAGE([.E478:.F478])" office:value-type="float" office:value="0.39631681437431" calcext:value-type="float">
            <text:p>0,39631681437431</text:p>
          </table:table-cell>
          <table:table-cell table:style-name="Default" office:value-type="float" office:value="0.41759362874862" calcext:value-type="float">
            <text:p>0,41759362874862</text:p>
          </table:table-cell>
          <table:table-cell office:value-type="float" office:value="0.37504" calcext:value-type="float">
            <text:p>0,37504</text:p>
          </table:table-cell>
          <table:table-cell office:value-type="float" office:value="0" calcext:value-type="float">
            <text:p>0</text:p>
          </table:table-cell>
          <table:table-cell office:value-type="float" office:value="0.521414164847" calcext:value-type="float">
            <text:p>0,521414164847</text:p>
          </table:table-cell>
          <table:table-cell office:value-type="float" office:value="0.477393263873" calcext:value-type="float">
            <text:p>0,477393263873</text:p>
          </table:table-cell>
          <table:table-cell office:value-type="float" office:value="0.437984636466" calcext:value-type="float">
            <text:p>0,437984636466</text:p>
          </table:table-cell>
          <table:table-cell office:value-type="float" office:value="0.403122166536" calcext:value-type="float">
            <text:p>0,403122166536</text:p>
          </table:table-cell>
          <table:table-cell office:value-type="float" office:value="0.371689863022" calcext:value-type="float">
            <text:p>0,371689863022</text:p>
          </table:table-cell>
          <table:table-cell office:value-type="float" office:value="0.343906343037" calcext:value-type="float">
            <text:p>0,343906343037</text:p>
          </table:table-cell>
          <table:table-cell office:value-type="float" office:value="0.31850322197" calcext:value-type="float">
            <text:p>0,31850322197</text:p>
          </table:table-cell>
          <table:table-cell table:style-name="ce2" office:value-type="float" office:value="0.0000157901432230121" calcext:value-type="float">
            <text:p>1,58E-05</text:p>
          </table:table-cell>
          <table:table-cell table:style-name="ce2" office:value-type="float" office:value="0.0000152988148124783" calcext:value-type="float">
            <text:p>1,53E-05</text:p>
          </table:table-cell>
          <table:table-cell table:style-name="ce2" office:value-type="float" office:value="0.0000148869995760995" calcext:value-type="float">
            <text:p>1,49E-05</text:p>
          </table:table-cell>
          <table:table-cell table:style-name="ce2" office:value-type="float" office:value="0.0000145386076590139" calcext:value-type="float">
            <text:p>1,45E-05</text:p>
          </table:table-cell>
          <table:table-cell table:style-name="ce2" office:value-type="float" office:value="0.0000142410728566875" calcext:value-type="float">
            <text:p>1,42E-05</text:p>
          </table:table-cell>
          <table:table-cell table:style-name="ce2" office:value-type="float" office:value="0.0000139851413626951" calcext:value-type="float">
            <text:p>1,40E-05</text:p>
          </table:table-cell>
          <table:table-cell table:style-name="ce2" office:value-type="float" office:value="0.0000137631799429867" calcext:value-type="float">
            <text:p>1,38E-05</text:p>
          </table:table-cell>
          <table:table-cell table:style-name="ce2" office:value-type="float" office:value="0.0000135696933603494" calcext:value-type="float">
            <text:p>1,36E-05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2.5" calcext:value-type="float">
            <text:p>2,5</text:p>
          </table:table-cell>
          <table:table-cell office:value-type="float" office:value="0.000027582" calcext:value-type="float">
            <text:p>2,7582E-05</text:p>
          </table:table-cell>
          <table:table-cell table:formula="of:=AVERAGE([.E479:.F479])" office:value-type="float" office:value="0.262111270384735" calcext:value-type="float">
            <text:p>0,262111270384735</text:p>
          </table:table-cell>
          <table:table-cell table:style-name="Default" office:value-type="float" office:value="0.277552540769471" calcext:value-type="float">
            <text:p>0,277552540769471</text:p>
          </table:table-cell>
          <table:table-cell office:value-type="float" office:value="0.24667" calcext:value-type="float">
            <text:p>0,24667</text:p>
          </table:table-cell>
          <table:table-cell office:value-type="float" office:value="0" calcext:value-type="float">
            <text:p>0</text:p>
          </table:table-cell>
          <table:table-cell office:value-type="float" office:value="0.353486351131" calcext:value-type="float">
            <text:p>0,353486351131</text:p>
          </table:table-cell>
          <table:table-cell office:value-type="float" office:value="0.32054534703" calcext:value-type="float">
            <text:p>0,32054534703</text:p>
          </table:table-cell>
          <table:table-cell office:value-type="float" office:value="0.291633651627" calcext:value-type="float">
            <text:p>0,291633651627</text:p>
          </table:table-cell>
          <table:table-cell office:value-type="float" office:value="0.266408902893" calcext:value-type="float">
            <text:p>0,266408902893</text:p>
          </table:table-cell>
          <table:table-cell office:value-type="float" office:value="0.244038310723" calcext:value-type="float">
            <text:p>0,244038310723</text:p>
          </table:table-cell>
          <table:table-cell office:value-type="float" office:value="0.22444251357" calcext:value-type="float">
            <text:p>0,22444251357</text:p>
          </table:table-cell>
          <table:table-cell office:value-type="float" office:value="0.206807366149" calcext:value-type="float">
            <text:p>0,206807366149</text:p>
          </table:table-cell>
          <table:table-cell table:style-name="ce2" office:value-type="float" office:value="0.0000291959965029673" calcext:value-type="float">
            <text:p>2,92E-05</text:p>
          </table:table-cell>
          <table:table-cell table:style-name="ce2" office:value-type="float" office:value="0.0000285769833960337" calcext:value-type="float">
            <text:p>2,86E-05</text:p>
          </table:table-cell>
          <table:table-cell table:style-name="ce2" office:value-type="float" office:value="0.0000280581671577286" calcext:value-type="float">
            <text:p>2,81E-05</text:p>
          </table:table-cell>
          <table:table-cell table:style-name="ce2" office:value-type="float" office:value="0.0000276192207045039" calcext:value-type="float">
            <text:p>2,76E-05</text:p>
          </table:table-cell>
          <table:table-cell table:style-name="ce2" office:value-type="float" office:value="0.0000272443713116054" calcext:value-type="float">
            <text:p>2,72E-05</text:p>
          </table:table-cell>
          <table:table-cell table:style-name="ce2" office:value-type="float" office:value="0.0000269219051522202" calcext:value-type="float">
            <text:p>2,69E-05</text:p>
          </table:table-cell>
          <table:table-cell table:style-name="ce2" office:value-type="float" office:value="0.0000266422740406899" calcext:value-type="float">
            <text:p>2,66E-05</text:p>
          </table:table-cell>
          <table:table-cell table:style-name="ce2" office:value-type="float" office:value="0.0000263984752282573" calcext:value-type="float">
            <text:p>2,64E-05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2.75" calcext:value-type="float">
            <text:p>2,75</text:p>
          </table:table-cell>
          <table:table-cell office:value-type="float" office:value="0.000005736" calcext:value-type="float">
            <text:p>5,736E-06</text:p>
          </table:table-cell>
          <table:table-cell table:formula="of:=AVERAGE([.E480:.F480])" office:value-type="float" office:value="1.60571365115074" calcext:value-type="float">
            <text:p>1,60571365115074</text:p>
          </table:table-cell>
          <table:table-cell table:style-name="Default" office:value-type="float" office:value="1.62466730230147" calcext:value-type="float">
            <text:p>1,62466730230147</text:p>
          </table:table-cell>
          <table:table-cell office:value-type="float" office:value="1.58676" calcext:value-type="float">
            <text:p>1,58676</text:p>
          </table:table-cell>
          <table:table-cell office:value-type="float" office:value="0" calcext:value-type="float">
            <text:p>0</text:p>
          </table:table-cell>
          <table:table-cell office:value-type="float" office:value="1.711640181093" calcext:value-type="float">
            <text:p>1,711640181093</text:p>
          </table:table-cell>
          <table:table-cell office:value-type="float" office:value="1.681569406752" calcext:value-type="float">
            <text:p>1,681569406752</text:p>
          </table:table-cell>
          <table:table-cell office:value-type="float" office:value="1.650256002312" calcext:value-type="float">
            <text:p>1,650256002312</text:p>
          </table:table-cell>
          <table:table-cell office:value-type="float" office:value="1.619127183696" calcext:value-type="float">
            <text:p>1,619127183696</text:p>
          </table:table-cell>
          <table:table-cell office:value-type="float" office:value="1.586823195489" calcext:value-type="float">
            <text:p>1,586823195489</text:p>
          </table:table-cell>
          <table:table-cell office:value-type="float" office:value="1.555327102775" calcext:value-type="float">
            <text:p>1,555327102775</text:p>
          </table:table-cell>
          <table:table-cell office:value-type="float" office:value="1.5222564354" calcext:value-type="float">
            <text:p>1,5222564354</text:p>
          </table:table-cell>
          <table:table-cell table:style-name="ce2" office:value-type="float" office:value="0.00000771922815808215" calcext:value-type="float">
            <text:p>7,72E-06</text:p>
          </table:table-cell>
          <table:table-cell table:style-name="ce2" office:value-type="float" office:value="0.00000695838105918832" calcext:value-type="float">
            <text:p>6,96E-06</text:p>
          </table:table-cell>
          <table:table-cell table:style-name="ce2" office:value-type="float" office:value="0.00000632070656898064" calcext:value-type="float">
            <text:p>6,32E-06</text:p>
          </table:table-cell>
          <table:table-cell table:style-name="ce2" office:value-type="float" office:value="0.00000578117092512876" calcext:value-type="float">
            <text:p>5,78E-06</text:p>
          </table:table-cell>
          <table:table-cell table:style-name="ce2" office:value-type="float" office:value="0.00000532043931039033" calcext:value-type="float">
            <text:p>5,32E-06</text:p>
          </table:table-cell>
          <table:table-cell table:style-name="ce2" office:value-type="float" office:value="0.00000492406551202668" calcext:value-type="float">
            <text:p>4,92E-06</text:p>
          </table:table-cell>
          <table:table-cell table:style-name="ce2" office:value-type="float" office:value="0.00000458037408038659" calcext:value-type="float">
            <text:p>4,58E-06</text:p>
          </table:table-cell>
          <table:table-cell table:style-name="ce2" office:value-type="float" office:value="0.00000428068776778953" calcext:value-type="float">
            <text:p>4,28E-06</text:p>
          </table:table-cell>
        </table:table-row>
        <table:table-row table:style-name="ro1" table:visibility="filter">
          <table:table-cell office:value-type="string" calcext:value-type="string">
            <text:p>pg5-s25</text:p>
          </table:table-cell>
          <table:table-cell office:value-type="float" office:value="3" calcext:value-type="float">
            <text:p>3</text:p>
          </table:table-cell>
          <table:table-cell office:value-type="float" office:value="0.002288858" calcext:value-type="float">
            <text:p>0,002288858</text:p>
          </table:table-cell>
          <table:table-cell table:style-name="ce1" table:formula="of:=AVERAGE([.E481:.F481])" office:value-type="float" office:value="12.651476336548" calcext:value-type="float">
            <text:p>12,651476336548</text:p>
          </table:table-cell>
          <table:table-cell table:style-name="ce3" office:value-type="float" office:value="23.303512673096" calcext:value-type="float">
            <text:p>23,303512673096</text:p>
          </table:table-cell>
          <table:table-cell table:style-name="ce1" office:value-type="float" office:value="1.99944" calcext:value-type="float">
            <text:p>1,99944</text:p>
          </table:table-cell>
          <table:table-cell office:value-type="float" office:value="0" calcext:value-type="float">
            <text:p>0</text:p>
          </table:table-cell>
          <table:table-cell office:value-type="float" office:value="129.527350123047" calcext:value-type="float">
            <text:p>129,527350123047</text:p>
          </table:table-cell>
          <table:table-cell office:value-type="float" office:value="1.999991890365" calcext:value-type="float">
            <text:p>1,999991890365</text:p>
          </table:table-cell>
          <table:table-cell office:value-type="float" office:value="1.99947331468" calcext:value-type="float">
            <text:p>1,99947331468</text:p>
          </table:table-cell>
          <table:table-cell office:value-type="float" office:value="1.999811067115" calcext:value-type="float">
            <text:p>1,999811067115</text:p>
          </table:table-cell>
          <table:table-cell office:value-type="float" office:value="1.999267554977" calcext:value-type="float">
            <text:p>1,999267554977</text:p>
          </table:table-cell>
          <table:table-cell office:value-type="float" office:value="1.999803441464" calcext:value-type="float">
            <text:p>1,999803441464</text:p>
          </table:table-cell>
          <table:table-cell office:value-type="float" office:value="1.998828447819" calcext:value-type="float">
            <text:p>1,998828447819</text:p>
          </table:table-cell>
          <table:table-cell office:value-type="float" office:value="0.0182738223629884" calcext:value-type="float">
            <text:p>0,018273822362989</text:p>
          </table:table-cell>
          <table:table-cell table:style-name="ce2" office:value-type="float" office:value="0.00000710414365126115" calcext:value-type="float">
            <text:p>7,10E-06</text:p>
          </table:table-cell>
          <table:table-cell table:style-name="ce2" office:value-type="float" office:value="0.00000633672366325607" calcext:value-type="float">
            <text:p>6,34E-06</text:p>
          </table:table-cell>
          <table:table-cell table:style-name="ce2" office:value-type="float" office:value="0.00000568741532577491" calcext:value-type="float">
            <text:p>5,69E-06</text:p>
          </table:table-cell>
          <table:table-cell table:style-name="ce2" office:value-type="float" office:value="0.00000513294207456169" calcext:value-type="float">
            <text:p>5,13E-06</text:p>
          </table:table-cell>
          <table:table-cell table:style-name="ce2" office:value-type="float" office:value="0.0000046558961535028" calcext:value-type="float">
            <text:p>4,66E-06</text:p>
          </table:table-cell>
          <table:table-cell table:style-name="ce2" office:value-type="float" office:value="0.00000424229127790858" calcext:value-type="float">
            <text:p>4,24E-06</text:p>
          </table:table-cell>
          <table:table-cell table:style-name="ce2" office:value-type="float" office:value="0.00000388161797831614" calcext:value-type="float">
            <text:p>3,88E-06</text:p>
          </table:table-cell>
        </table:table-row>
      </table:table>
      <table:named-expressions/>
      <table:database-ranges>
        <table:database-range table:name="__Anonymous_Sheet_DB__0" table:target-range-address="'rates_mae_tstPaperPub_pol_ful_Seq512_32_tensor_sol_AmgX_V-cheby-aggres-L1-trunc'.A1:'rates_mae_tstPaperPub_pol_ful_Seq512_32_tensor_sol_AmgX_V-cheby-aggres-L1-trunc'.V481" table:display-filter-buttons="true">
          <table:filter>
            <table:filter-and>
              <table:filter-condition table:field-number="1" table:value="1" table:operator="=">
                <table:filter-set-item table:value="1"/>
                <table:filter-set-item table:value="1,25"/>
                <table:filter-set-item table:value="1,5"/>
                <table:filter-set-item table:value="1,75"/>
                <table:filter-set-item table:value="2"/>
                <table:filter-set-item table:value="2,25"/>
                <table:filter-set-item table:value="2,5"/>
                <table:filter-set-item table:value="2,75"/>
                <table:filter-set-item table:value="3"/>
              </table:filter-condition>
              <table:filter-condition table:field-number="0" table:value="cos-1-1d" table:operator="=">
                <table:filter-set-item table:value="cos-1-1d"/>
                <table:filter-set-item table:value="p*cos-s25"/>
                <table:filter-set-item table:value="p-cos-s2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7T20:16:13.074961569</dc:date>
    <meta:editing-duration>PT3H52M44S</meta:editing-duration>
    <meta:editing-cycles>1</meta:editing-cycles>
    <meta:document-statistic meta:table-count="1" meta:cell-count="10581" meta:object-count="0"/>
    <meta:generator>LibreOffice/6.4.7.2$Linux_X86_64 LibreOffice_project/40$Build-2</meta:generator>
  </office:meta>
</office:document-meta>
</file>